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number-columns-repeated="7" table:default-cell-style-name="Default"/>
        <table:table-row table:style-name="ro1">
          <table:table-cell table:formula="of:=AVERAGE([.A11:.A1010])" office:value-type="float" office:value="77.5276223125001">
            <text:p>77.5276223125</text:p>
          </table:table-cell>
          <table:table-cell table:formula="of:=AVERAGE([.B11:.B1010])" office:value-type="float" office:value="77.442346875">
            <text:p>77.442346875</text:p>
          </table:table-cell>
          <table:table-cell table:formula="of:=AVERAGE([.C11:.C1010])" office:value-type="float" office:value="77.4094999375">
            <text:p>77.4094999375</text:p>
          </table:table-cell>
          <table:table-cell table:formula="of:=AVERAGE([.D11:.D1010])" office:value-type="float" office:value="77.48680725">
            <text:p>77.48680725</text:p>
          </table:table-cell>
          <table:table-cell table:formula="of:=AVERAGE([.E11:.E1010])" office:value-type="float" office:value="77.4877080625">
            <text:p>77.4877080625</text:p>
          </table:table-cell>
          <table:table-cell table:number-columns-repeated="2"/>
        </table:table-row>
        <table:table-row table:style-name="ro1">
          <table:table-cell table:formula="of:=STDEVP([.A11:.A1010])" office:value-type="float" office:value="0.0422017693067616">
            <text:p>0.0422017693</text:p>
          </table:table-cell>
          <table:table-cell table:formula="of:=STDEVP([.B11:.B1010])" office:value-type="float" office:value="0.0147794419480875">
            <text:p>0.0147794419</text:p>
          </table:table-cell>
          <table:table-cell table:formula="of:=STDEVP([.C11:.C1010])" office:value-type="float" office:value="0.0484811588322188">
            <text:p>0.0484811588</text:p>
          </table:table-cell>
          <table:table-cell table:formula="of:=STDEVP([.D11:.D1010])" office:value-type="float" office:value="0.0220899025065774">
            <text:p>0.0220899025</text:p>
          </table:table-cell>
          <table:table-cell table:formula="of:=STDEVP([.E11:.E1010])" office:value-type="float" office:value="0.0159484916458387">
            <text:p>0.0159484916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6"/>
          <table:table-cell>
            <draw:frame table:end-cell-address="Лист1.N29" table:end-x="0.1067in" table:end-y="0.0709in" draw:z-index="0" draw:style-name="gr1" svg:width="6.2988in" svg:height="3.5429in" svg:x="0.0311in" svg:y="0.0878in">
              <draw:object draw:notify-on-update-of-ranges="Лист1.A11:Лист1.A1010 Лист1.E11:Лист1.E1010 Лист1.B11:Лист1.B10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77.4885">
            <text:p>77.4885</text:p>
          </table:table-cell>
          <table:table-cell office:value-type="float" office:value="77.40925">
            <text:p>77.40925</text:p>
          </table:table-cell>
          <table:table-cell office:value-type="float" office:value="77.4455625">
            <text:p>77.4455625</text:p>
          </table:table-cell>
          <table:table-cell office:value-type="float" office:value="77.4640625">
            <text:p>77.4640625</text:p>
          </table:table-cell>
          <table:table-cell office:value-type="float" office:value="77.509625">
            <text:p>77.509625</text:p>
          </table:table-cell>
          <table:table-cell table:number-columns-repeated="2"/>
        </table:table-row>
        <table:table-row table:style-name="ro1">
          <table:table-cell office:value-type="float" office:value="77.4885">
            <text:p>77.4885</text:p>
          </table:table-cell>
          <table:table-cell office:value-type="float" office:value="77.42375">
            <text:p>77.42375</text:p>
          </table:table-cell>
          <table:table-cell office:value-type="float" office:value="77.4178125">
            <text:p>77.4178125</text:p>
          </table:table-cell>
          <table:table-cell office:value-type="float" office:value="77.4495625">
            <text:p>77.4495625</text:p>
          </table:table-cell>
          <table:table-cell office:value-type="float" office:value="77.5155625">
            <text:p>77.5155625</text:p>
          </table:table-cell>
          <table:table-cell table:number-columns-repeated="2"/>
        </table:table-row>
        <table:table-row table:style-name="ro1">
          <table:table-cell office:value-type="float" office:value="77.4891875">
            <text:p>77.4891875</text:p>
          </table:table-cell>
          <table:table-cell office:value-type="float" office:value="77.4481875">
            <text:p>77.4481875</text:p>
          </table:table-cell>
          <table:table-cell office:value-type="float" office:value="77.402">
            <text:p>77.402</text:p>
          </table:table-cell>
          <table:table-cell office:value-type="float" office:value="77.4264375">
            <text:p>77.4264375</text:p>
          </table:table-cell>
          <table:table-cell office:value-type="float" office:value="77.47925">
            <text:p>77.47925</text:p>
          </table:table-cell>
          <table:table-cell table:number-columns-repeated="2"/>
        </table:table-row>
        <table:table-row table:style-name="ro1">
          <table:table-cell office:value-type="float" office:value="77.467375">
            <text:p>77.467375</text:p>
          </table:table-cell>
          <table:table-cell office:value-type="float" office:value="77.468">
            <text:p>77.468</text:p>
          </table:table-cell>
          <table:table-cell office:value-type="float" office:value="77.3570625">
            <text:p>77.3570625</text:p>
          </table:table-cell>
          <table:table-cell office:value-type="float" office:value="77.47925">
            <text:p>77.47925</text:p>
          </table:table-cell>
          <table:table-cell office:value-type="float" office:value="77.5036875">
            <text:p>77.5036875</text:p>
          </table:table-cell>
          <table:table-cell table:number-columns-repeated="2"/>
        </table:table-row>
        <table:table-row table:style-name="ro1">
          <table:table-cell office:value-type="float" office:value="77.472625">
            <text:p>77.472625</text:p>
          </table:table-cell>
          <table:table-cell office:value-type="float" office:value="77.4224375">
            <text:p>77.4224375</text:p>
          </table:table-cell>
          <table:table-cell office:value-type="float" office:value="77.3596875">
            <text:p>77.3596875</text:p>
          </table:table-cell>
          <table:table-cell office:value-type="float" office:value="77.4666875">
            <text:p>77.4666875</text:p>
          </table:table-cell>
          <table:table-cell office:value-type="float" office:value="77.4944375">
            <text:p>77.4944375</text:p>
          </table:table-cell>
          <table:table-cell table:number-columns-repeated="2"/>
        </table:table-row>
        <table:table-row table:style-name="ro1">
          <table:table-cell office:value-type="float" office:value="77.47725">
            <text:p>77.47725</text:p>
          </table:table-cell>
          <table:table-cell office:value-type="float" office:value="77.4409375">
            <text:p>77.4409375</text:p>
          </table:table-cell>
          <table:table-cell office:value-type="float" office:value="77.37225">
            <text:p>77.37225</text:p>
          </table:table-cell>
          <table:table-cell office:value-type="float" office:value="77.468">
            <text:p>77.468</text:p>
          </table:table-cell>
          <table:table-cell office:value-type="float" office:value="77.4944375">
            <text:p>77.4944375</text:p>
          </table:table-cell>
          <table:table-cell table:number-columns-repeated="2"/>
        </table:table-row>
        <table:table-row table:style-name="ro1">
          <table:table-cell office:value-type="float" office:value="77.4891875">
            <text:p>77.4891875</text:p>
          </table:table-cell>
          <table:table-cell office:value-type="float" office:value="77.44425">
            <text:p>77.44425</text:p>
          </table:table-cell>
          <table:table-cell office:value-type="float" office:value="77.37025">
            <text:p>77.37025</text:p>
          </table:table-cell>
          <table:table-cell office:value-type="float" office:value="77.4336875">
            <text:p>77.4336875</text:p>
          </table:table-cell>
          <table:table-cell office:value-type="float" office:value="77.4871875">
            <text:p>77.4871875</text:p>
          </table:table-cell>
          <table:table-cell table:number-columns-repeated="2"/>
        </table:table-row>
        <table:table-row table:style-name="ro1">
          <table:table-cell office:value-type="float" office:value="77.4805625">
            <text:p>77.4805625</text:p>
          </table:table-cell>
          <table:table-cell office:value-type="float" office:value="77.435">
            <text:p>77.435</text:p>
          </table:table-cell>
          <table:table-cell office:value-type="float" office:value="77.371625">
            <text:p>77.371625</text:p>
          </table:table-cell>
          <table:table-cell office:value-type="float" office:value="77.4706875">
            <text:p>77.4706875</text:p>
          </table:table-cell>
          <table:table-cell office:value-type="float" office:value="77.4970625">
            <text:p>77.4970625</text:p>
          </table:table-cell>
          <table:table-cell table:number-columns-repeated="2"/>
        </table:table-row>
        <table:table-row table:style-name="ro1">
          <table:table-cell office:value-type="float" office:value="77.4634375">
            <text:p>77.4634375</text:p>
          </table:table-cell>
          <table:table-cell office:value-type="float" office:value="77.437">
            <text:p>77.437</text:p>
          </table:table-cell>
          <table:table-cell office:value-type="float" office:value="77.3478125">
            <text:p>77.3478125</text:p>
          </table:table-cell>
          <table:table-cell office:value-type="float" office:value="77.472625">
            <text:p>77.472625</text:p>
          </table:table-cell>
          <table:table-cell office:value-type="float" office:value="77.4713125">
            <text:p>77.4713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7.4640625">
            <text:p>77.4640625</text:p>
          </table:table-cell>
          <table:table-cell office:value-type="float" office:value="77.367">
            <text:p>77.367</text:p>
          </table:table-cell>
          <table:table-cell office:value-type="float" office:value="77.4264375">
            <text:p>77.4264375</text:p>
          </table:table-cell>
          <table:table-cell office:value-type="float" office:value="77.5036875">
            <text:p>77.5036875</text:p>
          </table:table-cell>
          <table:table-cell table:number-columns-repeated="2"/>
        </table:table-row>
        <table:table-row table:style-name="ro1">
          <table:table-cell office:value-type="float" office:value="77.4634375">
            <text:p>77.4634375</text:p>
          </table:table-cell>
          <table:table-cell office:value-type="float" office:value="77.4205">
            <text:p>77.4205</text:p>
          </table:table-cell>
          <table:table-cell office:value-type="float" office:value="77.360375">
            <text:p>77.360375</text:p>
          </table:table-cell>
          <table:table-cell office:value-type="float" office:value="77.476625">
            <text:p>77.476625</text:p>
          </table:table-cell>
          <table:table-cell office:value-type="float" office:value="77.5129375">
            <text:p>77.5129375</text:p>
          </table:table-cell>
          <table:table-cell table:number-columns-repeated="2"/>
        </table:table-row>
        <table:table-row table:style-name="ro1">
          <table:table-cell office:value-type="float" office:value="77.5010625">
            <text:p>77.5010625</text:p>
          </table:table-cell>
          <table:table-cell office:value-type="float" office:value="77.42775">
            <text:p>77.42775</text:p>
          </table:table-cell>
          <table:table-cell office:value-type="float" office:value="77.3775625">
            <text:p>77.3775625</text:p>
          </table:table-cell>
          <table:table-cell office:value-type="float" office:value="77.4528125">
            <text:p>77.4528125</text:p>
          </table:table-cell>
          <table:table-cell office:value-type="float" office:value="77.49975">
            <text:p>77.49975</text:p>
          </table:table-cell>
          <table:table-cell table:number-columns-repeated="2"/>
        </table:table-row>
        <table:table-row table:style-name="ro1">
          <table:table-cell office:value-type="float" office:value="77.5169375">
            <text:p>77.5169375</text:p>
          </table:table-cell>
          <table:table-cell office:value-type="float" office:value="77.435">
            <text:p>77.435</text:p>
          </table:table-cell>
          <table:table-cell office:value-type="float" office:value="77.3855">
            <text:p>77.3855</text:p>
          </table:table-cell>
          <table:table-cell office:value-type="float" office:value="77.47">
            <text:p>77.47</text:p>
          </table:table-cell>
          <table:table-cell office:value-type="float" office:value="77.5109375">
            <text:p>77.5109375</text:p>
          </table:table-cell>
          <table:table-cell table:number-columns-repeated="2"/>
        </table:table-row>
        <table:table-row table:style-name="ro1">
          <table:table-cell office:value-type="float" office:value="77.509625">
            <text:p>77.509625</text:p>
          </table:table-cell>
          <table:table-cell office:value-type="float" office:value="77.4185">
            <text:p>77.4185</text:p>
          </table:table-cell>
          <table:table-cell office:value-type="float" office:value="77.384125">
            <text:p>77.384125</text:p>
          </table:table-cell>
          <table:table-cell office:value-type="float" office:value="77.472">
            <text:p>77.472</text:p>
          </table:table-cell>
          <table:table-cell office:value-type="float" office:value="77.483875">
            <text:p>77.483875</text:p>
          </table:table-cell>
          <table:table-cell table:number-columns-repeated="2"/>
        </table:table-row>
        <table:table-row table:style-name="ro1">
          <table:table-cell office:value-type="float" office:value="77.4964375">
            <text:p>77.4964375</text:p>
          </table:table-cell>
          <table:table-cell office:value-type="float" office:value="77.4013125">
            <text:p>77.4013125</text:p>
          </table:table-cell>
          <table:table-cell office:value-type="float" office:value="77.3940625">
            <text:p>77.3940625</text:p>
          </table:table-cell>
          <table:table-cell office:value-type="float" office:value="77.4588125">
            <text:p>77.4588125</text:p>
          </table:table-cell>
          <table:table-cell office:value-type="float" office:value="77.509">
            <text:p>77.509</text:p>
          </table:table-cell>
          <table:table-cell table:number-columns-repeated="2"/>
        </table:table-row>
        <table:table-row table:style-name="ro1">
          <table:table-cell office:value-type="float" office:value="77.483875">
            <text:p>77.483875</text:p>
          </table:table-cell>
          <table:table-cell office:value-type="float" office:value="77.4515">
            <text:p>77.4515</text:p>
          </table:table-cell>
          <table:table-cell office:value-type="float" office:value="77.3801875">
            <text:p>77.3801875</text:p>
          </table:table-cell>
          <table:table-cell office:value-type="float" office:value="77.472">
            <text:p>77.472</text:p>
          </table:table-cell>
          <table:table-cell office:value-type="float" office:value="77.5083125">
            <text:p>77.5083125</text:p>
          </table:table-cell>
          <table:table-cell table:number-columns-repeated="2"/>
        </table:table-row>
        <table:table-row table:style-name="ro1">
          <table:table-cell office:value-type="float" office:value="77.4970625">
            <text:p>77.4970625</text:p>
          </table:table-cell>
          <table:table-cell office:value-type="float" office:value="77.371625">
            <text:p>77.371625</text:p>
          </table:table-cell>
          <table:table-cell office:value-type="float" office:value="77.3914375">
            <text:p>77.3914375</text:p>
          </table:table-cell>
          <table:table-cell office:value-type="float" office:value="77.472625">
            <text:p>77.472625</text:p>
          </table:table-cell>
          <table:table-cell office:value-type="float" office:value="77.507">
            <text:p>77.507</text:p>
          </table:table-cell>
          <table:table-cell table:number-columns-repeated="2"/>
        </table:table-row>
        <table:table-row table:style-name="ro1">
          <table:table-cell office:value-type="float" office:value="77.5030625">
            <text:p>77.5030625</text:p>
          </table:table-cell>
          <table:table-cell office:value-type="float" office:value="77.434375">
            <text:p>77.434375</text:p>
          </table:table-cell>
          <table:table-cell office:value-type="float" office:value="77.397375">
            <text:p>77.397375</text:p>
          </table:table-cell>
          <table:table-cell office:value-type="float" office:value="77.4660625">
            <text:p>77.4660625</text:p>
          </table:table-cell>
          <table:table-cell office:value-type="float" office:value="77.5030625">
            <text:p>77.5030625</text:p>
          </table:table-cell>
          <table:table-cell table:number-columns-repeated="2"/>
        </table:table-row>
        <table:table-row table:style-name="ro1">
          <table:table-cell office:value-type="float" office:value="77.49975">
            <text:p>77.49975</text:p>
          </table:table-cell>
          <table:table-cell office:value-type="float" office:value="77.4515">
            <text:p>77.4515</text:p>
          </table:table-cell>
          <table:table-cell office:value-type="float" office:value="77.3900625">
            <text:p>77.3900625</text:p>
          </table:table-cell>
          <table:table-cell office:value-type="float" office:value="77.4588125">
            <text:p>77.4588125</text:p>
          </table:table-cell>
          <table:table-cell office:value-type="float" office:value="77.4984375">
            <text:p>77.4984375</text:p>
          </table:table-cell>
          <table:table-cell table:number-columns-repeated="2"/>
        </table:table-row>
        <table:table-row table:style-name="ro1">
          <table:table-cell office:value-type="float" office:value="77.5076875">
            <text:p>77.5076875</text:p>
          </table:table-cell>
          <table:table-cell office:value-type="float" office:value="77.4264375">
            <text:p>77.4264375</text:p>
          </table:table-cell>
          <table:table-cell office:value-type="float" office:value="77.37625">
            <text:p>77.37625</text:p>
          </table:table-cell>
          <table:table-cell office:value-type="float" office:value="77.472">
            <text:p>77.472</text:p>
          </table:table-cell>
          <table:table-cell office:value-type="float" office:value="77.5063125">
            <text:p>77.5063125</text:p>
          </table:table-cell>
          <table:table-cell table:number-columns-repeated="2"/>
        </table:table-row>
        <table:table-row table:style-name="ro1">
          <table:table-cell office:value-type="float" office:value="77.4891875">
            <text:p>77.4891875</text:p>
          </table:table-cell>
          <table:table-cell office:value-type="float" office:value="77.448875">
            <text:p>77.448875</text:p>
          </table:table-cell>
          <table:table-cell office:value-type="float" office:value="77.3775625">
            <text:p>77.3775625</text:p>
          </table:table-cell>
          <table:table-cell office:value-type="float" office:value="77.460125">
            <text:p>77.460125</text:p>
          </table:table-cell>
          <table:table-cell office:value-type="float" office:value="77.502375">
            <text:p>77.502375</text:p>
          </table:table-cell>
          <table:table-cell table:number-columns-repeated="2"/>
        </table:table-row>
        <table:table-row table:style-name="ro1">
          <table:table-cell office:value-type="float" office:value="77.478625">
            <text:p>77.478625</text:p>
          </table:table-cell>
          <table:table-cell office:value-type="float" office:value="77.4165">
            <text:p>77.4165</text:p>
          </table:table-cell>
          <table:table-cell office:value-type="float" office:value="77.388125">
            <text:p>77.388125</text:p>
          </table:table-cell>
          <table:table-cell office:value-type="float" office:value="77.4568125">
            <text:p>77.4568125</text:p>
          </table:table-cell>
          <table:table-cell office:value-type="float" office:value="77.5169375">
            <text:p>77.5169375</text:p>
          </table:table-cell>
          <table:table-cell table:number-columns-repeated="2"/>
        </table:table-row>
        <table:table-row table:style-name="ro1">
          <table:table-cell office:value-type="float" office:value="77.4805625">
            <text:p>77.4805625</text:p>
          </table:table-cell>
          <table:table-cell office:value-type="float" office:value="77.4568125">
            <text:p>77.4568125</text:p>
          </table:table-cell>
          <table:table-cell office:value-type="float" office:value="77.3795">
            <text:p>77.3795</text:p>
          </table:table-cell>
          <table:table-cell office:value-type="float" office:value="77.472">
            <text:p>77.472</text:p>
          </table:table-cell>
          <table:table-cell office:value-type="float" office:value="77.4964375">
            <text:p>77.4964375</text:p>
          </table:table-cell>
          <table:table-cell table:number-columns-repeated="2"/>
        </table:table-row>
        <table:table-row table:style-name="ro1">
          <table:table-cell office:value-type="float" office:value="77.4614375">
            <text:p>77.4614375</text:p>
          </table:table-cell>
          <table:table-cell office:value-type="float" office:value="77.4548125">
            <text:p>77.4548125</text:p>
          </table:table-cell>
          <table:table-cell office:value-type="float" office:value="77.3821875">
            <text:p>77.3821875</text:p>
          </table:table-cell>
          <table:table-cell office:value-type="float" office:value="77.4548125">
            <text:p>77.4548125</text:p>
          </table:table-cell>
          <table:table-cell office:value-type="float" office:value="77.4970625">
            <text:p>77.4970625</text:p>
          </table:table-cell>
          <table:table-cell table:number-columns-repeated="2"/>
        </table:table-row>
        <table:table-row table:style-name="ro1">
          <table:table-cell office:value-type="float" office:value="77.469375">
            <text:p>77.469375</text:p>
          </table:table-cell>
          <table:table-cell office:value-type="float" office:value="77.4363125">
            <text:p>77.4363125</text:p>
          </table:table-cell>
          <table:table-cell office:value-type="float" office:value="77.386125">
            <text:p>77.386125</text:p>
          </table:table-cell>
          <table:table-cell office:value-type="float" office:value="77.4666875">
            <text:p>77.4666875</text:p>
          </table:table-cell>
          <table:table-cell office:value-type="float" office:value="77.474625">
            <text:p>77.474625</text:p>
          </table:table-cell>
          <table:table-cell table:number-columns-repeated="2"/>
        </table:table-row>
        <table:table-row table:style-name="ro1">
          <table:table-cell office:value-type="float" office:value="77.4521875">
            <text:p>77.4521875</text:p>
          </table:table-cell>
          <table:table-cell office:value-type="float" office:value="77.4336875">
            <text:p>77.4336875</text:p>
          </table:table-cell>
          <table:table-cell office:value-type="float" office:value="77.3946875">
            <text:p>77.3946875</text:p>
          </table:table-cell>
          <table:table-cell office:value-type="float" office:value="77.476625">
            <text:p>77.476625</text:p>
          </table:table-cell>
          <table:table-cell office:value-type="float" office:value="77.4871875">
            <text:p>77.4871875</text:p>
          </table:table-cell>
          <table:table-cell table:number-columns-repeated="2"/>
        </table:table-row>
        <table:table-row table:style-name="ro1">
          <table:table-cell office:value-type="float" office:value="77.4383125">
            <text:p>77.4383125</text:p>
          </table:table-cell>
          <table:table-cell office:value-type="float" office:value="77.437625">
            <text:p>77.437625</text:p>
          </table:table-cell>
          <table:table-cell office:value-type="float" office:value="77.4006875">
            <text:p>77.4006875</text:p>
          </table:table-cell>
          <table:table-cell office:value-type="float" office:value="77.468">
            <text:p>77.468</text:p>
          </table:table-cell>
          <table:table-cell office:value-type="float" office:value="77.474">
            <text:p>77.474</text:p>
          </table:table-cell>
          <table:table-cell table:number-columns-repeated="2"/>
        </table:table-row>
        <table:table-row table:style-name="ro1">
          <table:table-cell office:value-type="float" office:value="77.4521875">
            <text:p>77.4521875</text:p>
          </table:table-cell>
          <table:table-cell office:value-type="float" office:value="77.441625">
            <text:p>77.441625</text:p>
          </table:table-cell>
          <table:table-cell office:value-type="float" office:value="77.4105625">
            <text:p>77.4105625</text:p>
          </table:table-cell>
          <table:table-cell office:value-type="float" office:value="77.4409375">
            <text:p>77.4409375</text:p>
          </table:table-cell>
          <table:table-cell office:value-type="float" office:value="77.5123125">
            <text:p>77.5123125</text:p>
          </table:table-cell>
          <table:table-cell table:number-columns-repeated="2"/>
        </table:table-row>
        <table:table-row table:style-name="ro1">
          <table:table-cell office:value-type="float" office:value="77.4594375">
            <text:p>77.4594375</text:p>
          </table:table-cell>
          <table:table-cell office:value-type="float" office:value="77.44625">
            <text:p>77.44625</text:p>
          </table:table-cell>
          <table:table-cell office:value-type="float" office:value="77.42775">
            <text:p>77.42775</text:p>
          </table:table-cell>
          <table:table-cell office:value-type="float" office:value="77.4851875">
            <text:p>77.4851875</text:p>
          </table:table-cell>
          <table:table-cell office:value-type="float" office:value="77.4640625">
            <text:p>77.4640625</text:p>
          </table:table-cell>
          <table:table-cell table:number-columns-repeated="2"/>
        </table:table-row>
        <table:table-row table:style-name="ro1">
          <table:table-cell office:value-type="float" office:value="77.4713125">
            <text:p>77.4713125</text:p>
          </table:table-cell>
          <table:table-cell office:value-type="float" office:value="77.450875">
            <text:p>77.450875</text:p>
          </table:table-cell>
          <table:table-cell office:value-type="float" office:value="77.437625">
            <text:p>77.437625</text:p>
          </table:table-cell>
          <table:table-cell office:value-type="float" office:value="77.4555">
            <text:p>77.4555</text:p>
          </table:table-cell>
          <table:table-cell office:value-type="float" office:value="77.4891875">
            <text:p>77.4891875</text:p>
          </table:table-cell>
          <table:table-cell table:number-columns-repeated="2"/>
        </table:table-row>
        <table:table-row table:style-name="ro1">
          <table:table-cell office:value-type="float" office:value="77.4548125">
            <text:p>77.4548125</text:p>
          </table:table-cell>
          <table:table-cell office:value-type="float" office:value="77.4515">
            <text:p>77.4515</text:p>
          </table:table-cell>
          <table:table-cell office:value-type="float" office:value="77.4224375">
            <text:p>77.4224375</text:p>
          </table:table-cell>
          <table:table-cell office:value-type="float" office:value="77.4495625">
            <text:p>77.4495625</text:p>
          </table:table-cell>
          <table:table-cell office:value-type="float" office:value="77.4891875">
            <text:p>77.4891875</text:p>
          </table:table-cell>
          <table:table-cell table:number-columns-repeated="2"/>
        </table:table-row>
        <table:table-row table:style-name="ro1">
          <table:table-cell office:value-type="float" office:value="77.4521875">
            <text:p>77.4521875</text:p>
          </table:table-cell>
          <table:table-cell office:value-type="float" office:value="77.44425">
            <text:p>77.44425</text:p>
          </table:table-cell>
          <table:table-cell office:value-type="float" office:value="77.4310625">
            <text:p>77.4310625</text:p>
          </table:table-cell>
          <table:table-cell office:value-type="float" office:value="77.46275">
            <text:p>77.46275</text:p>
          </table:table-cell>
          <table:table-cell office:value-type="float" office:value="77.4851875">
            <text:p>77.4851875</text:p>
          </table:table-cell>
          <table:table-cell table:number-columns-repeated="2"/>
        </table:table-row>
        <table:table-row table:style-name="ro1">
          <table:table-cell office:value-type="float" office:value="77.42975">
            <text:p>77.42975</text:p>
          </table:table-cell>
          <table:table-cell office:value-type="float" office:value="77.446875">
            <text:p>77.446875</text:p>
          </table:table-cell>
          <table:table-cell office:value-type="float" office:value="77.437625">
            <text:p>77.437625</text:p>
          </table:table-cell>
          <table:table-cell office:value-type="float" office:value="77.4634375">
            <text:p>77.4634375</text:p>
          </table:table-cell>
          <table:table-cell office:value-type="float" office:value="77.46075">
            <text:p>77.46075</text:p>
          </table:table-cell>
          <table:table-cell table:number-columns-repeated="2"/>
        </table:table-row>
        <table:table-row table:style-name="ro1">
          <table:table-cell office:value-type="float" office:value="77.4383125">
            <text:p>77.4383125</text:p>
          </table:table-cell>
          <table:table-cell office:value-type="float" office:value="77.433">
            <text:p>77.433</text:p>
          </table:table-cell>
          <table:table-cell office:value-type="float" office:value="77.4336875">
            <text:p>77.4336875</text:p>
          </table:table-cell>
          <table:table-cell office:value-type="float" office:value="77.474625">
            <text:p>77.474625</text:p>
          </table:table-cell>
          <table:table-cell office:value-type="float" office:value="77.509625">
            <text:p>77.509625</text:p>
          </table:table-cell>
          <table:table-cell table:number-columns-repeated="2"/>
        </table:table-row>
        <table:table-row table:style-name="ro1">
          <table:table-cell office:value-type="float" office:value="77.4686875">
            <text:p>77.4686875</text:p>
          </table:table-cell>
          <table:table-cell office:value-type="float" office:value="77.430375">
            <text:p>77.430375</text:p>
          </table:table-cell>
          <table:table-cell office:value-type="float" office:value="77.4059375">
            <text:p>77.4059375</text:p>
          </table:table-cell>
          <table:table-cell office:value-type="float" office:value="77.4574375">
            <text:p>77.4574375</text:p>
          </table:table-cell>
          <table:table-cell office:value-type="float" office:value="77.4918125">
            <text:p>77.4918125</text:p>
          </table:table-cell>
          <table:table-cell table:number-columns-repeated="2"/>
        </table:table-row>
        <table:table-row table:style-name="ro1">
          <table:table-cell office:value-type="float" office:value="77.4568125">
            <text:p>77.4568125</text:p>
          </table:table-cell>
          <table:table-cell office:value-type="float" office:value="77.4481875">
            <text:p>77.4481875</text:p>
          </table:table-cell>
          <table:table-cell office:value-type="float" office:value="77.395375">
            <text:p>77.395375</text:p>
          </table:table-cell>
          <table:table-cell office:value-type="float" office:value="77.4640625">
            <text:p>77.4640625</text:p>
          </table:table-cell>
          <table:table-cell office:value-type="float" office:value="77.5010625">
            <text:p>77.5010625</text:p>
          </table:table-cell>
          <table:table-cell table:number-columns-repeated="2"/>
        </table:table-row>
        <table:table-row table:style-name="ro1">
          <table:table-cell office:value-type="float" office:value="77.437625">
            <text:p>77.437625</text:p>
          </table:table-cell>
          <table:table-cell office:value-type="float" office:value="77.4270625">
            <text:p>77.4270625</text:p>
          </table:table-cell>
          <table:table-cell office:value-type="float" office:value="77.3920625">
            <text:p>77.3920625</text:p>
          </table:table-cell>
          <table:table-cell office:value-type="float" office:value="77.5016875">
            <text:p>77.5016875</text:p>
          </table:table-cell>
          <table:table-cell office:value-type="float" office:value="77.5076875">
            <text:p>77.5076875</text:p>
          </table:table-cell>
          <table:table-cell table:number-columns-repeated="2"/>
        </table:table-row>
        <table:table-row table:style-name="ro1">
          <table:table-cell office:value-type="float" office:value="77.4568125">
            <text:p>77.4568125</text:p>
          </table:table-cell>
          <table:table-cell office:value-type="float" office:value="77.47">
            <text:p>77.47</text:p>
          </table:table-cell>
          <table:table-cell office:value-type="float" office:value="77.3821875">
            <text:p>77.3821875</text:p>
          </table:table-cell>
          <table:table-cell office:value-type="float" office:value="77.4634375">
            <text:p>77.4634375</text:p>
          </table:table-cell>
          <table:table-cell office:value-type="float" office:value="77.5036875">
            <text:p>77.5036875</text:p>
          </table:table-cell>
          <table:table-cell table:number-columns-repeated="2"/>
        </table:table-row>
        <table:table-row table:style-name="ro1">
          <table:table-cell office:value-type="float" office:value="77.4501875">
            <text:p>77.4501875</text:p>
          </table:table-cell>
          <table:table-cell office:value-type="float" office:value="77.415875">
            <text:p>77.415875</text:p>
          </table:table-cell>
          <table:table-cell office:value-type="float" office:value="77.38875">
            <text:p>77.38875</text:p>
          </table:table-cell>
          <table:table-cell office:value-type="float" office:value="77.483875">
            <text:p>77.483875</text:p>
          </table:table-cell>
          <table:table-cell office:value-type="float" office:value="77.5149375">
            <text:p>77.5149375</text:p>
          </table:table-cell>
          <table:table-cell table:number-columns-repeated="2"/>
        </table:table-row>
        <table:table-row table:style-name="ro1">
          <table:table-cell office:value-type="float" office:value="77.4528125">
            <text:p>77.4528125</text:p>
          </table:table-cell>
          <table:table-cell office:value-type="float" office:value="77.421125">
            <text:p>77.421125</text:p>
          </table:table-cell>
          <table:table-cell office:value-type="float" office:value="77.3848125">
            <text:p>77.3848125</text:p>
          </table:table-cell>
          <table:table-cell office:value-type="float" office:value="77.46275">
            <text:p>77.46275</text:p>
          </table:table-cell>
          <table:table-cell office:value-type="float" office:value="77.4851875">
            <text:p>77.4851875</text:p>
          </table:table-cell>
          <table:table-cell table:number-columns-repeated="2"/>
        </table:table-row>
        <table:table-row table:style-name="ro1">
          <table:table-cell office:value-type="float" office:value="77.4521875">
            <text:p>77.4521875</text:p>
          </table:table-cell>
          <table:table-cell office:value-type="float" office:value="77.448875">
            <text:p>77.448875</text:p>
          </table:table-cell>
          <table:table-cell office:value-type="float" office:value="77.371625">
            <text:p>77.371625</text:p>
          </table:table-cell>
          <table:table-cell office:value-type="float" office:value="77.458125">
            <text:p>77.458125</text:p>
          </table:table-cell>
          <table:table-cell office:value-type="float" office:value="77.4891875">
            <text:p>77.4891875</text:p>
          </table:table-cell>
          <table:table-cell table:number-columns-repeated="2"/>
        </table:table-row>
        <table:table-row table:style-name="ro1">
          <table:table-cell office:value-type="float" office:value="77.44425">
            <text:p>77.44425</text:p>
          </table:table-cell>
          <table:table-cell office:value-type="float" office:value="77.456125">
            <text:p>77.456125</text:p>
          </table:table-cell>
          <table:table-cell office:value-type="float" office:value="77.353125">
            <text:p>77.353125</text:p>
          </table:table-cell>
          <table:table-cell office:value-type="float" office:value="77.4574375">
            <text:p>77.4574375</text:p>
          </table:table-cell>
          <table:table-cell office:value-type="float" office:value="77.491125">
            <text:p>77.491125</text:p>
          </table:table-cell>
          <table:table-cell table:number-columns-repeated="2"/>
        </table:table-row>
        <table:table-row table:style-name="ro1">
          <table:table-cell office:value-type="float" office:value="77.460125">
            <text:p>77.460125</text:p>
          </table:table-cell>
          <table:table-cell office:value-type="float" office:value="77.4270625">
            <text:p>77.4270625</text:p>
          </table:table-cell>
          <table:table-cell office:value-type="float" office:value="77.358375">
            <text:p>77.358375</text:p>
          </table:table-cell>
          <table:table-cell office:value-type="float" office:value="77.4535">
            <text:p>77.4535</text:p>
          </table:table-cell>
          <table:table-cell office:value-type="float" office:value="77.4706875">
            <text:p>77.4706875</text:p>
          </table:table-cell>
          <table:table-cell table:number-columns-repeated="2"/>
        </table:table-row>
        <table:table-row table:style-name="ro1">
          <table:table-cell office:value-type="float" office:value="77.465375">
            <text:p>77.465375</text:p>
          </table:table-cell>
          <table:table-cell office:value-type="float" office:value="77.4224375">
            <text:p>77.4224375</text:p>
          </table:table-cell>
          <table:table-cell office:value-type="float" office:value="77.33525">
            <text:p>77.33525</text:p>
          </table:table-cell>
          <table:table-cell office:value-type="float" office:value="77.4574375">
            <text:p>77.4574375</text:p>
          </table:table-cell>
          <table:table-cell office:value-type="float" office:value="77.476625">
            <text:p>77.476625</text:p>
          </table:table-cell>
          <table:table-cell table:number-columns-repeated="2"/>
        </table:table-row>
        <table:table-row table:style-name="ro1">
          <table:table-cell office:value-type="float" office:value="77.4620625">
            <text:p>77.4620625</text:p>
          </table:table-cell>
          <table:table-cell office:value-type="float" office:value="77.446875">
            <text:p>77.446875</text:p>
          </table:table-cell>
          <table:table-cell office:value-type="float" office:value="77.3365625">
            <text:p>77.3365625</text:p>
          </table:table-cell>
          <table:table-cell office:value-type="float" office:value="77.478625">
            <text:p>77.478625</text:p>
          </table:table-cell>
          <table:table-cell office:value-type="float" office:value="77.5201875">
            <text:p>77.5201875</text:p>
          </table:table-cell>
          <table:table-cell table:number-columns-repeated="2"/>
        </table:table-row>
        <table:table-row table:style-name="ro1">
          <table:table-cell office:value-type="float" office:value="77.4481875">
            <text:p>77.4481875</text:p>
          </table:table-cell>
          <table:table-cell office:value-type="float" office:value="77.3775625">
            <text:p>77.3775625</text:p>
          </table:table-cell>
          <table:table-cell office:value-type="float" office:value="77.3411875">
            <text:p>77.3411875</text:p>
          </table:table-cell>
          <table:table-cell office:value-type="float" office:value="77.4660625">
            <text:p>77.4660625</text:p>
          </table:table-cell>
          <table:table-cell office:value-type="float" office:value="77.458125">
            <text:p>77.458125</text:p>
          </table:table-cell>
          <table:table-cell table:number-columns-repeated="2"/>
        </table:table-row>
        <table:table-row table:style-name="ro1">
          <table:table-cell office:value-type="float" office:value="77.4535">
            <text:p>77.4535</text:p>
          </table:table-cell>
          <table:table-cell office:value-type="float" office:value="77.468">
            <text:p>77.468</text:p>
          </table:table-cell>
          <table:table-cell office:value-type="float" office:value="77.3313125">
            <text:p>77.3313125</text:p>
          </table:table-cell>
          <table:table-cell office:value-type="float" office:value="77.4805625">
            <text:p>77.4805625</text:p>
          </table:table-cell>
          <table:table-cell office:value-type="float" office:value="77.47925">
            <text:p>77.47925</text:p>
          </table:table-cell>
          <table:table-cell table:number-columns-repeated="2"/>
        </table:table-row>
        <table:table-row table:style-name="ro1">
          <table:table-cell office:value-type="float" office:value="77.4555">
            <text:p>77.4555</text:p>
          </table:table-cell>
          <table:table-cell office:value-type="float" office:value="77.435">
            <text:p>77.435</text:p>
          </table:table-cell>
          <table:table-cell office:value-type="float" office:value="77.332">
            <text:p>77.332</text:p>
          </table:table-cell>
          <table:table-cell office:value-type="float" office:value="77.472">
            <text:p>77.472</text:p>
          </table:table-cell>
          <table:table-cell office:value-type="float" office:value="77.5123125">
            <text:p>77.5123125</text:p>
          </table:table-cell>
          <table:table-cell table:number-columns-repeated="2"/>
        </table:table-row>
        <table:table-row table:style-name="ro1">
          <table:table-cell office:value-type="float" office:value="77.4706875">
            <text:p>77.4706875</text:p>
          </table:table-cell>
          <table:table-cell office:value-type="float" office:value="77.437">
            <text:p>77.437</text:p>
          </table:table-cell>
          <table:table-cell office:value-type="float" office:value="77.3431875">
            <text:p>77.3431875</text:p>
          </table:table-cell>
          <table:table-cell office:value-type="float" office:value="77.474">
            <text:p>77.474</text:p>
          </table:table-cell>
          <table:table-cell office:value-type="float" office:value="77.4885">
            <text:p>77.4885</text:p>
          </table:table-cell>
          <table:table-cell table:number-columns-repeated="2"/>
        </table:table-row>
        <table:table-row table:style-name="ro1">
          <table:table-cell office:value-type="float" office:value="77.4686875">
            <text:p>77.4686875</text:p>
          </table:table-cell>
          <table:table-cell office:value-type="float" office:value="77.367625">
            <text:p>77.367625</text:p>
          </table:table-cell>
          <table:table-cell office:value-type="float" office:value="77.33925">
            <text:p>77.33925</text:p>
          </table:table-cell>
          <table:table-cell office:value-type="float" office:value="77.44625">
            <text:p>77.44625</text:p>
          </table:table-cell>
          <table:table-cell office:value-type="float" office:value="77.4851875">
            <text:p>77.4851875</text:p>
          </table:table-cell>
          <table:table-cell table:number-columns-repeated="2"/>
        </table:table-row>
        <table:table-row table:style-name="ro1">
          <table:table-cell office:value-type="float" office:value="77.4515">
            <text:p>77.4515</text:p>
          </table:table-cell>
          <table:table-cell office:value-type="float" office:value="77.481875">
            <text:p>77.481875</text:p>
          </table:table-cell>
          <table:table-cell office:value-type="float" office:value="77.341875">
            <text:p>77.341875</text:p>
          </table:table-cell>
          <table:table-cell office:value-type="float" office:value="77.4990625">
            <text:p>77.4990625</text:p>
          </table:table-cell>
          <table:table-cell office:value-type="float" office:value="77.493125">
            <text:p>77.493125</text:p>
          </table:table-cell>
          <table:table-cell table:number-columns-repeated="2"/>
        </table:table-row>
        <table:table-row table:style-name="ro1">
          <table:table-cell office:value-type="float" office:value="77.4429375">
            <text:p>77.4429375</text:p>
          </table:table-cell>
          <table:table-cell office:value-type="float" office:value="77.428375">
            <text:p>77.428375</text:p>
          </table:table-cell>
          <table:table-cell office:value-type="float" office:value="77.35575">
            <text:p>77.35575</text:p>
          </table:table-cell>
          <table:table-cell office:value-type="float" office:value="77.4568125">
            <text:p>77.4568125</text:p>
          </table:table-cell>
          <table:table-cell office:value-type="float" office:value="77.5063125">
            <text:p>77.5063125</text:p>
          </table:table-cell>
          <table:table-cell table:number-columns-repeated="2"/>
        </table:table-row>
        <table:table-row table:style-name="ro1">
          <table:table-cell office:value-type="float" office:value="77.42375">
            <text:p>77.42375</text:p>
          </table:table-cell>
          <table:table-cell office:value-type="float" office:value="77.5076875">
            <text:p>77.5076875</text:p>
          </table:table-cell>
          <table:table-cell office:value-type="float" office:value="77.3616875">
            <text:p>77.3616875</text:p>
          </table:table-cell>
          <table:table-cell office:value-type="float" office:value="77.4383125">
            <text:p>77.4383125</text:p>
          </table:table-cell>
          <table:table-cell office:value-type="float" office:value="77.5314375">
            <text:p>77.5314375</text:p>
          </table:table-cell>
          <table:table-cell table:number-columns-repeated="2"/>
        </table:table-row>
        <table:table-row table:style-name="ro1">
          <table:table-cell office:value-type="float" office:value="77.415875">
            <text:p>77.415875</text:p>
          </table:table-cell>
          <table:table-cell office:value-type="float" office:value="77.435">
            <text:p>77.435</text:p>
          </table:table-cell>
          <table:table-cell office:value-type="float" office:value="77.33725">
            <text:p>77.33725</text:p>
          </table:table-cell>
          <table:table-cell office:value-type="float" office:value="77.46475">
            <text:p>77.46475</text:p>
          </table:table-cell>
          <table:table-cell office:value-type="float" office:value="77.48325">
            <text:p>77.48325</text:p>
          </table:table-cell>
          <table:table-cell table:number-columns-repeated="2"/>
        </table:table-row>
        <table:table-row table:style-name="ro1">
          <table:table-cell office:value-type="float" office:value="77.384125">
            <text:p>77.384125</text:p>
          </table:table-cell>
          <table:table-cell office:value-type="float" office:value="77.4481875">
            <text:p>77.4481875</text:p>
          </table:table-cell>
          <table:table-cell office:value-type="float" office:value="77.33725">
            <text:p>77.33725</text:p>
          </table:table-cell>
          <table:table-cell office:value-type="float" office:value="77.4548125">
            <text:p>77.4548125</text:p>
          </table:table-cell>
          <table:table-cell office:value-type="float" office:value="77.5016875">
            <text:p>77.5016875</text:p>
          </table:table-cell>
          <table:table-cell table:number-columns-repeated="2"/>
        </table:table-row>
        <table:table-row table:style-name="ro1">
          <table:table-cell office:value-type="float" office:value="77.419125">
            <text:p>77.419125</text:p>
          </table:table-cell>
          <table:table-cell office:value-type="float" office:value="77.4290625">
            <text:p>77.4290625</text:p>
          </table:table-cell>
          <table:table-cell office:value-type="float" office:value="77.3596875">
            <text:p>77.3596875</text:p>
          </table:table-cell>
          <table:table-cell office:value-type="float" office:value="77.4918125">
            <text:p>77.4918125</text:p>
          </table:table-cell>
          <table:table-cell office:value-type="float" office:value="77.487875">
            <text:p>77.48787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7.4264375">
            <text:p>77.4264375</text:p>
          </table:table-cell>
          <table:table-cell office:value-type="float" office:value="77.3544375">
            <text:p>77.3544375</text:p>
          </table:table-cell>
          <table:table-cell office:value-type="float" office:value="77.4336875">
            <text:p>77.4336875</text:p>
          </table:table-cell>
          <table:table-cell office:value-type="float" office:value="77.4984375">
            <text:p>77.4984375</text:p>
          </table:table-cell>
          <table:table-cell table:number-columns-repeated="2"/>
        </table:table-row>
        <table:table-row table:style-name="ro1">
          <table:table-cell office:value-type="float" office:value="77.4185">
            <text:p>77.4185</text:p>
          </table:table-cell>
          <table:table-cell office:value-type="float" office:value="77.4363125">
            <text:p>77.4363125</text:p>
          </table:table-cell>
          <table:table-cell office:value-type="float" office:value="77.361">
            <text:p>77.361</text:p>
          </table:table-cell>
          <table:table-cell office:value-type="float" office:value="77.474">
            <text:p>77.474</text:p>
          </table:table-cell>
          <table:table-cell office:value-type="float" office:value="77.4713125">
            <text:p>77.4713125</text:p>
          </table:table-cell>
          <table:table-cell table:number-columns-repeated="2"/>
        </table:table-row>
        <table:table-row table:style-name="ro1">
          <table:table-cell office:value-type="float" office:value="77.413875">
            <text:p>77.413875</text:p>
          </table:table-cell>
          <table:table-cell office:value-type="float" office:value="77.4455625">
            <text:p>77.4455625</text:p>
          </table:table-cell>
          <table:table-cell office:value-type="float" office:value="77.360375">
            <text:p>77.360375</text:p>
          </table:table-cell>
          <table:table-cell office:value-type="float" office:value="77.433">
            <text:p>77.433</text:p>
          </table:table-cell>
          <table:table-cell office:value-type="float" office:value="77.4898125">
            <text:p>77.4898125</text:p>
          </table:table-cell>
          <table:table-cell table:number-columns-repeated="2"/>
        </table:table-row>
        <table:table-row table:style-name="ro1">
          <table:table-cell office:value-type="float" office:value="77.4151875">
            <text:p>77.4151875</text:p>
          </table:table-cell>
          <table:table-cell office:value-type="float" office:value="77.4085625">
            <text:p>77.4085625</text:p>
          </table:table-cell>
          <table:table-cell office:value-type="float" office:value="77.3518125">
            <text:p>77.3518125</text:p>
          </table:table-cell>
          <table:table-cell office:value-type="float" office:value="77.4666875">
            <text:p>77.4666875</text:p>
          </table:table-cell>
          <table:table-cell office:value-type="float" office:value="77.472">
            <text:p>77.472</text:p>
          </table:table-cell>
          <table:table-cell table:number-columns-repeated="2"/>
        </table:table-row>
        <table:table-row table:style-name="ro1">
          <table:table-cell office:value-type="float" office:value="77.4264375">
            <text:p>77.4264375</text:p>
          </table:table-cell>
          <table:table-cell office:value-type="float" office:value="77.437625">
            <text:p>77.437625</text:p>
          </table:table-cell>
          <table:table-cell office:value-type="float" office:value="77.3359375">
            <text:p>77.3359375</text:p>
          </table:table-cell>
          <table:table-cell office:value-type="float" office:value="77.4686875">
            <text:p>77.4686875</text:p>
          </table:table-cell>
          <table:table-cell office:value-type="float" office:value="77.5063125">
            <text:p>77.5063125</text:p>
          </table:table-cell>
          <table:table-cell table:number-columns-repeated="2"/>
        </table:table-row>
        <table:table-row table:style-name="ro1">
          <table:table-cell office:value-type="float" office:value="77.4270625">
            <text:p>77.4270625</text:p>
          </table:table-cell>
          <table:table-cell office:value-type="float" office:value="77.4244375">
            <text:p>77.4244375</text:p>
          </table:table-cell>
          <table:table-cell office:value-type="float" office:value="77.3636875">
            <text:p>77.3636875</text:p>
          </table:table-cell>
          <table:table-cell office:value-type="float" office:value="77.437625">
            <text:p>77.437625</text:p>
          </table:table-cell>
          <table:table-cell office:value-type="float" office:value="77.504375">
            <text:p>77.504375</text:p>
          </table:table-cell>
          <table:table-cell table:number-columns-repeated="2"/>
        </table:table-row>
        <table:table-row table:style-name="ro1">
          <table:table-cell office:value-type="float" office:value="77.437">
            <text:p>77.437</text:p>
          </table:table-cell>
          <table:table-cell office:value-type="float" office:value="77.437625">
            <text:p>77.437625</text:p>
          </table:table-cell>
          <table:table-cell office:value-type="float" office:value="77.3643125">
            <text:p>77.3643125</text:p>
          </table:table-cell>
          <table:table-cell office:value-type="float" office:value="77.4574375">
            <text:p>77.4574375</text:p>
          </table:table-cell>
          <table:table-cell office:value-type="float" office:value="77.500375">
            <text:p>77.500375</text:p>
          </table:table-cell>
          <table:table-cell table:number-columns-repeated="2"/>
        </table:table-row>
        <table:table-row table:style-name="ro1">
          <table:table-cell office:value-type="float" office:value="77.4455625">
            <text:p>77.4455625</text:p>
          </table:table-cell>
          <table:table-cell office:value-type="float" office:value="77.4336875">
            <text:p>77.4336875</text:p>
          </table:table-cell>
          <table:table-cell office:value-type="float" office:value="77.380875">
            <text:p>77.380875</text:p>
          </table:table-cell>
          <table:table-cell office:value-type="float" office:value="77.458125">
            <text:p>77.458125</text:p>
          </table:table-cell>
          <table:table-cell office:value-type="float" office:value="77.491125">
            <text:p>77.491125</text:p>
          </table:table-cell>
          <table:table-cell table:number-columns-repeated="2"/>
        </table:table-row>
        <table:table-row table:style-name="ro1">
          <table:table-cell office:value-type="float" office:value="77.433">
            <text:p>77.433</text:p>
          </table:table-cell>
          <table:table-cell office:value-type="float" office:value="77.4125625">
            <text:p>77.4125625</text:p>
          </table:table-cell>
          <table:table-cell office:value-type="float" office:value="77.378875">
            <text:p>77.378875</text:p>
          </table:table-cell>
          <table:table-cell office:value-type="float" office:value="77.4515">
            <text:p>77.4515</text:p>
          </table:table-cell>
          <table:table-cell office:value-type="float" office:value="77.4924375">
            <text:p>77.4924375</text:p>
          </table:table-cell>
          <table:table-cell table:number-columns-repeated="2"/>
        </table:table-row>
        <table:table-row table:style-name="ro1">
          <table:table-cell office:value-type="float" office:value="77.4449375">
            <text:p>77.4449375</text:p>
          </table:table-cell>
          <table:table-cell office:value-type="float" office:value="77.433">
            <text:p>77.433</text:p>
          </table:table-cell>
          <table:table-cell office:value-type="float" office:value="77.3900625">
            <text:p>77.3900625</text:p>
          </table:table-cell>
          <table:table-cell office:value-type="float" office:value="77.4898125">
            <text:p>77.4898125</text:p>
          </table:table-cell>
          <table:table-cell office:value-type="float" office:value="77.4984375">
            <text:p>77.4984375</text:p>
          </table:table-cell>
          <table:table-cell table:number-columns-repeated="2"/>
        </table:table-row>
        <table:table-row table:style-name="ro1">
          <table:table-cell office:value-type="float" office:value="77.44625">
            <text:p>77.44625</text:p>
          </table:table-cell>
          <table:table-cell office:value-type="float" office:value="77.42975">
            <text:p>77.42975</text:p>
          </table:table-cell>
          <table:table-cell office:value-type="float" office:value="77.39275">
            <text:p>77.39275</text:p>
          </table:table-cell>
          <table:table-cell office:value-type="float" office:value="77.460125">
            <text:p>77.460125</text:p>
          </table:table-cell>
          <table:table-cell office:value-type="float" office:value="77.4845625">
            <text:p>77.4845625</text:p>
          </table:table-cell>
          <table:table-cell table:number-columns-repeated="2"/>
        </table:table-row>
        <table:table-row table:style-name="ro1">
          <table:table-cell office:value-type="float" office:value="77.4528125">
            <text:p>77.4528125</text:p>
          </table:table-cell>
          <table:table-cell office:value-type="float" office:value="77.4218125">
            <text:p>77.4218125</text:p>
          </table:table-cell>
          <table:table-cell office:value-type="float" office:value="77.3894375">
            <text:p>77.3894375</text:p>
          </table:table-cell>
          <table:table-cell office:value-type="float" office:value="77.4568125">
            <text:p>77.4568125</text:p>
          </table:table-cell>
          <table:table-cell office:value-type="float" office:value="77.5155625">
            <text:p>77.5155625</text:p>
          </table:table-cell>
          <table:table-cell table:number-columns-repeated="2"/>
        </table:table-row>
        <table:table-row table:style-name="ro1">
          <table:table-cell office:value-type="float" office:value="77.4429375">
            <text:p>77.4429375</text:p>
          </table:table-cell>
          <table:table-cell office:value-type="float" office:value="77.4290625">
            <text:p>77.4290625</text:p>
          </table:table-cell>
          <table:table-cell office:value-type="float" office:value="77.386125">
            <text:p>77.386125</text:p>
          </table:table-cell>
          <table:table-cell office:value-type="float" office:value="77.481875">
            <text:p>77.481875</text:p>
          </table:table-cell>
          <table:table-cell office:value-type="float" office:value="77.493125">
            <text:p>77.493125</text:p>
          </table:table-cell>
          <table:table-cell table:number-columns-repeated="2"/>
        </table:table-row>
        <table:table-row table:style-name="ro1">
          <table:table-cell office:value-type="float" office:value="77.42575">
            <text:p>77.42575</text:p>
          </table:table-cell>
          <table:table-cell office:value-type="float" office:value="77.4475625">
            <text:p>77.4475625</text:p>
          </table:table-cell>
          <table:table-cell office:value-type="float" office:value="77.388125">
            <text:p>77.388125</text:p>
          </table:table-cell>
          <table:table-cell office:value-type="float" office:value="77.4706875">
            <text:p>77.4706875</text:p>
          </table:table-cell>
          <table:table-cell office:value-type="float" office:value="77.5030625">
            <text:p>77.5030625</text:p>
          </table:table-cell>
          <table:table-cell table:number-columns-repeated="2"/>
        </table:table-row>
        <table:table-row table:style-name="ro1">
          <table:table-cell office:value-type="float" office:value="77.4383125">
            <text:p>77.4383125</text:p>
          </table:table-cell>
          <table:table-cell office:value-type="float" office:value="77.4205">
            <text:p>77.4205</text:p>
          </table:table-cell>
          <table:table-cell office:value-type="float" office:value="77.3570625">
            <text:p>77.3570625</text:p>
          </table:table-cell>
          <table:table-cell office:value-type="float" office:value="77.48325">
            <text:p>77.48325</text:p>
          </table:table-cell>
          <table:table-cell office:value-type="float" office:value="77.4924375">
            <text:p>77.4924375</text:p>
          </table:table-cell>
          <table:table-cell table:number-columns-repeated="2"/>
        </table:table-row>
        <table:table-row table:style-name="ro1">
          <table:table-cell office:value-type="float" office:value="77.4515">
            <text:p>77.4515</text:p>
          </table:table-cell>
          <table:table-cell office:value-type="float" office:value="77.4429375">
            <text:p>77.4429375</text:p>
          </table:table-cell>
          <table:table-cell office:value-type="float" office:value="77.343875">
            <text:p>77.343875</text:p>
          </table:table-cell>
          <table:table-cell office:value-type="float" office:value="77.4686875">
            <text:p>77.4686875</text:p>
          </table:table-cell>
          <table:table-cell office:value-type="float" office:value="77.49575">
            <text:p>77.49575</text:p>
          </table:table-cell>
          <table:table-cell table:number-columns-repeated="2"/>
        </table:table-row>
        <table:table-row table:style-name="ro1">
          <table:table-cell office:value-type="float" office:value="77.437625">
            <text:p>77.437625</text:p>
          </table:table-cell>
          <table:table-cell office:value-type="float" office:value="77.4316875">
            <text:p>77.4316875</text:p>
          </table:table-cell>
          <table:table-cell office:value-type="float" office:value="77.371625">
            <text:p>77.371625</text:p>
          </table:table-cell>
          <table:table-cell office:value-type="float" office:value="77.4475625">
            <text:p>77.4475625</text:p>
          </table:table-cell>
          <table:table-cell office:value-type="float" office:value="77.5016875">
            <text:p>77.5016875</text:p>
          </table:table-cell>
          <table:table-cell table:number-columns-repeated="2"/>
        </table:table-row>
        <table:table-row table:style-name="ro1">
          <table:table-cell office:value-type="float" office:value="77.483875">
            <text:p>77.483875</text:p>
          </table:table-cell>
          <table:table-cell office:value-type="float" office:value="77.4165">
            <text:p>77.4165</text:p>
          </table:table-cell>
          <table:table-cell office:value-type="float" office:value="77.384125">
            <text:p>77.384125</text:p>
          </table:table-cell>
          <table:table-cell office:value-type="float" office:value="77.4753125">
            <text:p>77.4753125</text:p>
          </table:table-cell>
          <table:table-cell office:value-type="float" office:value="77.5030625">
            <text:p>77.5030625</text:p>
          </table:table-cell>
          <table:table-cell table:number-columns-repeated="2"/>
        </table:table-row>
        <table:table-row table:style-name="ro1">
          <table:table-cell office:value-type="float" office:value="77.472625">
            <text:p>77.472625</text:p>
          </table:table-cell>
          <table:table-cell office:value-type="float" office:value="77.42575">
            <text:p>77.42575</text:p>
          </table:table-cell>
          <table:table-cell office:value-type="float" office:value="77.39275">
            <text:p>77.39275</text:p>
          </table:table-cell>
          <table:table-cell office:value-type="float" office:value="77.5109375">
            <text:p>77.5109375</text:p>
          </table:table-cell>
          <table:table-cell office:value-type="float" office:value="77.491125">
            <text:p>77.491125</text:p>
          </table:table-cell>
          <table:table-cell table:number-columns-repeated="2"/>
        </table:table-row>
        <table:table-row table:style-name="ro1">
          <table:table-cell office:value-type="float" office:value="77.465375">
            <text:p>77.465375</text:p>
          </table:table-cell>
          <table:table-cell office:value-type="float" office:value="77.432375">
            <text:p>77.432375</text:p>
          </table:table-cell>
          <table:table-cell office:value-type="float" office:value="77.37625">
            <text:p>77.37625</text:p>
          </table:table-cell>
          <table:table-cell office:value-type="float" office:value="77.4640625">
            <text:p>77.4640625</text:p>
          </table:table-cell>
          <table:table-cell office:value-type="float" office:value="77.495125">
            <text:p>77.495125</text:p>
          </table:table-cell>
          <table:table-cell table:number-columns-repeated="2"/>
        </table:table-row>
        <table:table-row table:style-name="ro1">
          <table:table-cell office:value-type="float" office:value="77.4660625">
            <text:p>77.4660625</text:p>
          </table:table-cell>
          <table:table-cell office:value-type="float" office:value="77.433">
            <text:p>77.433</text:p>
          </table:table-cell>
          <table:table-cell office:value-type="float" office:value="77.367625">
            <text:p>77.367625</text:p>
          </table:table-cell>
          <table:table-cell office:value-type="float" office:value="77.458125">
            <text:p>77.458125</text:p>
          </table:table-cell>
          <table:table-cell office:value-type="float" office:value="77.505">
            <text:p>77.505</text:p>
          </table:table-cell>
          <table:table-cell table:number-columns-repeated="2"/>
        </table:table-row>
        <table:table-row table:style-name="ro1">
          <table:table-cell office:value-type="float" office:value="77.478625">
            <text:p>77.478625</text:p>
          </table:table-cell>
          <table:table-cell office:value-type="float" office:value="77.4403125">
            <text:p>77.4403125</text:p>
          </table:table-cell>
          <table:table-cell office:value-type="float" office:value="77.37625">
            <text:p>77.37625</text:p>
          </table:table-cell>
          <table:table-cell office:value-type="float" office:value="77.4759375">
            <text:p>77.4759375</text:p>
          </table:table-cell>
          <table:table-cell office:value-type="float" office:value="77.48325">
            <text:p>77.48325</text:p>
          </table:table-cell>
          <table:table-cell table:number-columns-repeated="2"/>
        </table:table-row>
        <table:table-row table:style-name="ro1">
          <table:table-cell office:value-type="float" office:value="77.4779375">
            <text:p>77.4779375</text:p>
          </table:table-cell>
          <table:table-cell office:value-type="float" office:value="77.4541875">
            <text:p>77.4541875</text:p>
          </table:table-cell>
          <table:table-cell office:value-type="float" office:value="77.365625">
            <text:p>77.365625</text:p>
          </table:table-cell>
          <table:table-cell office:value-type="float" office:value="77.4501875">
            <text:p>77.4501875</text:p>
          </table:table-cell>
          <table:table-cell office:value-type="float" office:value="77.5010625">
            <text:p>77.5010625</text:p>
          </table:table-cell>
          <table:table-cell table:number-columns-repeated="2"/>
        </table:table-row>
        <table:table-row table:style-name="ro1">
          <table:table-cell office:value-type="float" office:value="77.483875">
            <text:p>77.483875</text:p>
          </table:table-cell>
          <table:table-cell office:value-type="float" office:value="77.4145">
            <text:p>77.4145</text:p>
          </table:table-cell>
          <table:table-cell office:value-type="float" office:value="77.3689375">
            <text:p>77.3689375</text:p>
          </table:table-cell>
          <table:table-cell office:value-type="float" office:value="77.439">
            <text:p>77.439</text:p>
          </table:table-cell>
          <table:table-cell office:value-type="float" office:value="77.4944375">
            <text:p>77.4944375</text:p>
          </table:table-cell>
          <table:table-cell table:number-columns-repeated="2"/>
        </table:table-row>
        <table:table-row table:style-name="ro1">
          <table:table-cell office:value-type="float" office:value="77.4753125">
            <text:p>77.4753125</text:p>
          </table:table-cell>
          <table:table-cell office:value-type="float" office:value="77.41125">
            <text:p>77.41125</text:p>
          </table:table-cell>
          <table:table-cell office:value-type="float" office:value="77.3821875">
            <text:p>77.3821875</text:p>
          </table:table-cell>
          <table:table-cell office:value-type="float" office:value="77.474625">
            <text:p>77.474625</text:p>
          </table:table-cell>
          <table:table-cell office:value-type="float" office:value="77.4865">
            <text:p>77.4865</text:p>
          </table:table-cell>
          <table:table-cell table:number-columns-repeated="2"/>
        </table:table-row>
        <table:table-row table:style-name="ro1">
          <table:table-cell office:value-type="float" office:value="77.472625">
            <text:p>77.472625</text:p>
          </table:table-cell>
          <table:table-cell office:value-type="float" office:value="77.4165">
            <text:p>77.4165</text:p>
          </table:table-cell>
          <table:table-cell office:value-type="float" office:value="77.3755625">
            <text:p>77.3755625</text:p>
          </table:table-cell>
          <table:table-cell office:value-type="float" office:value="77.4555">
            <text:p>77.4555</text:p>
          </table:table-cell>
          <table:table-cell office:value-type="float" office:value="77.4964375">
            <text:p>77.4964375</text:p>
          </table:table-cell>
          <table:table-cell table:number-columns-repeated="2"/>
        </table:table-row>
        <table:table-row table:style-name="ro1">
          <table:table-cell office:value-type="float" office:value="77.4588125">
            <text:p>77.4588125</text:p>
          </table:table-cell>
          <table:table-cell office:value-type="float" office:value="77.4336875">
            <text:p>77.4336875</text:p>
          </table:table-cell>
          <table:table-cell office:value-type="float" office:value="77.376875">
            <text:p>77.376875</text:p>
          </table:table-cell>
          <table:table-cell office:value-type="float" office:value="77.4515">
            <text:p>77.4515</text:p>
          </table:table-cell>
          <table:table-cell office:value-type="float" office:value="77.48325">
            <text:p>77.48325</text:p>
          </table:table-cell>
          <table:table-cell table:number-columns-repeated="2"/>
        </table:table-row>
        <table:table-row table:style-name="ro1">
          <table:table-cell office:value-type="float" office:value="77.4521875">
            <text:p>77.4521875</text:p>
          </table:table-cell>
          <table:table-cell office:value-type="float" office:value="77.4336875">
            <text:p>77.4336875</text:p>
          </table:table-cell>
          <table:table-cell office:value-type="float" office:value="77.386125">
            <text:p>77.386125</text:p>
          </table:table-cell>
          <table:table-cell office:value-type="float" office:value="77.4363125">
            <text:p>77.4363125</text:p>
          </table:table-cell>
          <table:table-cell office:value-type="float" office:value="77.5016875">
            <text:p>77.5016875</text:p>
          </table:table-cell>
          <table:table-cell table:number-columns-repeated="2"/>
        </table:table-row>
        <table:table-row table:style-name="ro1">
          <table:table-cell office:value-type="float" office:value="77.46075">
            <text:p>77.46075</text:p>
          </table:table-cell>
          <table:table-cell office:value-type="float" office:value="77.4429375">
            <text:p>77.4429375</text:p>
          </table:table-cell>
          <table:table-cell office:value-type="float" office:value="77.39075">
            <text:p>77.39075</text:p>
          </table:table-cell>
          <table:table-cell office:value-type="float" office:value="77.4409375">
            <text:p>77.4409375</text:p>
          </table:table-cell>
          <table:table-cell office:value-type="float" office:value="77.5036875">
            <text:p>77.5036875</text:p>
          </table:table-cell>
          <table:table-cell table:number-columns-repeated="2"/>
        </table:table-row>
        <table:table-row table:style-name="ro1">
          <table:table-cell office:value-type="float" office:value="77.4799375">
            <text:p>77.4799375</text:p>
          </table:table-cell>
          <table:table-cell office:value-type="float" office:value="77.4403125">
            <text:p>77.4403125</text:p>
          </table:table-cell>
          <table:table-cell office:value-type="float" office:value="77.4033125">
            <text:p>77.4033125</text:p>
          </table:table-cell>
          <table:table-cell office:value-type="float" office:value="77.487875">
            <text:p>77.487875</text:p>
          </table:table-cell>
          <table:table-cell office:value-type="float" office:value="77.5175625">
            <text:p>77.5175625</text:p>
          </table:table-cell>
          <table:table-cell table:number-columns-repeated="2"/>
        </table:table-row>
        <table:table-row table:style-name="ro1">
          <table:table-cell office:value-type="float" office:value="77.47925">
            <text:p>77.47925</text:p>
          </table:table-cell>
          <table:table-cell office:value-type="float" office:value="77.450875">
            <text:p>77.450875</text:p>
          </table:table-cell>
          <table:table-cell office:value-type="float" office:value="77.4310625">
            <text:p>77.4310625</text:p>
          </table:table-cell>
          <table:table-cell office:value-type="float" office:value="77.4634375">
            <text:p>77.4634375</text:p>
          </table:table-cell>
          <table:table-cell office:value-type="float" office:value="77.4924375">
            <text:p>77.4924375</text:p>
          </table:table-cell>
          <table:table-cell table:number-columns-repeated="2"/>
        </table:table-row>
        <table:table-row table:style-name="ro1">
          <table:table-cell office:value-type="float" office:value="77.4733125">
            <text:p>77.4733125</text:p>
          </table:table-cell>
          <table:table-cell office:value-type="float" office:value="77.4205">
            <text:p>77.4205</text:p>
          </table:table-cell>
          <table:table-cell office:value-type="float" office:value="77.4171875">
            <text:p>77.4171875</text:p>
          </table:table-cell>
          <table:table-cell office:value-type="float" office:value="77.4475625">
            <text:p>77.4475625</text:p>
          </table:table-cell>
          <table:table-cell office:value-type="float" office:value="77.47725">
            <text:p>77.47725</text:p>
          </table:table-cell>
          <table:table-cell table:number-columns-repeated="2"/>
        </table:table-row>
        <table:table-row table:style-name="ro1">
          <table:table-cell office:value-type="float" office:value="77.469375">
            <text:p>77.469375</text:p>
          </table:table-cell>
          <table:table-cell office:value-type="float" office:value="77.4356875">
            <text:p>77.4356875</text:p>
          </table:table-cell>
          <table:table-cell office:value-type="float" office:value="77.4178125">
            <text:p>77.4178125</text:p>
          </table:table-cell>
          <table:table-cell office:value-type="float" office:value="77.3729375">
            <text:p>77.3729375</text:p>
          </table:table-cell>
          <table:table-cell office:value-type="float" office:value="77.4898125">
            <text:p>77.4898125</text:p>
          </table:table-cell>
          <table:table-cell table:number-columns-repeated="2"/>
        </table:table-row>
        <table:table-row table:style-name="ro1">
          <table:table-cell office:value-type="float" office:value="77.47925">
            <text:p>77.47925</text:p>
          </table:table-cell>
          <table:table-cell office:value-type="float" office:value="77.4481875">
            <text:p>77.4481875</text:p>
          </table:table-cell>
          <table:table-cell office:value-type="float" office:value="77.439">
            <text:p>77.439</text:p>
          </table:table-cell>
          <table:table-cell office:value-type="float" office:value="77.51825">
            <text:p>77.51825</text:p>
          </table:table-cell>
          <table:table-cell office:value-type="float" office:value="77.481875">
            <text:p>77.481875</text:p>
          </table:table-cell>
          <table:table-cell table:number-columns-repeated="2"/>
        </table:table-row>
        <table:table-row table:style-name="ro1">
          <table:table-cell office:value-type="float" office:value="77.4759375">
            <text:p>77.4759375</text:p>
          </table:table-cell>
          <table:table-cell office:value-type="float" office:value="77.4521875">
            <text:p>77.4521875</text:p>
          </table:table-cell>
          <table:table-cell office:value-type="float" office:value="77.448875">
            <text:p>77.448875</text:p>
          </table:table-cell>
          <table:table-cell office:value-type="float" office:value="77.4594375">
            <text:p>77.4594375</text:p>
          </table:table-cell>
          <table:table-cell office:value-type="float" office:value="77.51425">
            <text:p>77.51425</text:p>
          </table:table-cell>
          <table:table-cell table:number-columns-repeated="2"/>
        </table:table-row>
        <table:table-row table:style-name="ro1">
          <table:table-cell office:value-type="float" office:value="77.4640625">
            <text:p>77.4640625</text:p>
          </table:table-cell>
          <table:table-cell office:value-type="float" office:value="77.42975">
            <text:p>77.42975</text:p>
          </table:table-cell>
          <table:table-cell office:value-type="float" office:value="77.4555">
            <text:p>77.4555</text:p>
          </table:table-cell>
          <table:table-cell office:value-type="float" office:value="77.465375">
            <text:p>77.465375</text:p>
          </table:table-cell>
          <table:table-cell office:value-type="float" office:value="77.511625">
            <text:p>77.511625</text:p>
          </table:table-cell>
          <table:table-cell table:number-columns-repeated="2"/>
        </table:table-row>
        <table:table-row table:style-name="ro1">
          <table:table-cell office:value-type="float" office:value="77.458125">
            <text:p>77.458125</text:p>
          </table:table-cell>
          <table:table-cell office:value-type="float" office:value="77.4363125">
            <text:p>77.4363125</text:p>
          </table:table-cell>
          <table:table-cell office:value-type="float" office:value="77.4264375">
            <text:p>77.4264375</text:p>
          </table:table-cell>
          <table:table-cell office:value-type="float" office:value="77.469375">
            <text:p>77.469375</text:p>
          </table:table-cell>
          <table:table-cell office:value-type="float" office:value="77.5235">
            <text:p>77.5235</text:p>
          </table:table-cell>
          <table:table-cell table:number-columns-repeated="2"/>
        </table:table-row>
        <table:table-row table:style-name="ro1">
          <table:table-cell office:value-type="float" office:value="77.4634375">
            <text:p>77.4634375</text:p>
          </table:table-cell>
          <table:table-cell office:value-type="float" office:value="77.4799375">
            <text:p>77.4799375</text:p>
          </table:table-cell>
          <table:table-cell office:value-type="float" office:value="77.4105625">
            <text:p>77.4105625</text:p>
          </table:table-cell>
          <table:table-cell office:value-type="float" office:value="77.4805625">
            <text:p>77.4805625</text:p>
          </table:table-cell>
          <table:table-cell office:value-type="float" office:value="77.4733125">
            <text:p>77.4733125</text:p>
          </table:table-cell>
          <table:table-cell table:number-columns-repeated="2"/>
        </table:table-row>
        <table:table-row table:style-name="ro1">
          <table:table-cell office:value-type="float" office:value="77.46075">
            <text:p>77.46075</text:p>
          </table:table-cell>
          <table:table-cell office:value-type="float" office:value="77.398">
            <text:p>77.398</text:p>
          </table:table-cell>
          <table:table-cell office:value-type="float" office:value="77.4151875">
            <text:p>77.4151875</text:p>
          </table:table-cell>
          <table:table-cell office:value-type="float" office:value="77.4845625">
            <text:p>77.4845625</text:p>
          </table:table-cell>
          <table:table-cell office:value-type="float" office:value="77.4865">
            <text:p>77.4865</text:p>
          </table:table-cell>
          <table:table-cell table:number-columns-repeated="2"/>
        </table:table-row>
        <table:table-row table:style-name="ro1">
          <table:table-cell office:value-type="float" office:value="77.4660625">
            <text:p>77.4660625</text:p>
          </table:table-cell>
          <table:table-cell office:value-type="float" office:value="77.4449375">
            <text:p>77.4449375</text:p>
          </table:table-cell>
          <table:table-cell office:value-type="float" office:value="77.4085625">
            <text:p>77.4085625</text:p>
          </table:table-cell>
          <table:table-cell office:value-type="float" office:value="77.474">
            <text:p>77.474</text:p>
          </table:table-cell>
          <table:table-cell office:value-type="float" office:value="77.4898125">
            <text:p>77.4898125</text:p>
          </table:table-cell>
          <table:table-cell table:number-columns-repeated="2"/>
        </table:table-row>
        <table:table-row table:style-name="ro1">
          <table:table-cell office:value-type="float" office:value="77.4620625">
            <text:p>77.4620625</text:p>
          </table:table-cell>
          <table:table-cell office:value-type="float" office:value="77.4429375">
            <text:p>77.4429375</text:p>
          </table:table-cell>
          <table:table-cell office:value-type="float" office:value="77.4079375">
            <text:p>77.4079375</text:p>
          </table:table-cell>
          <table:table-cell office:value-type="float" office:value="77.4574375">
            <text:p>77.4574375</text:p>
          </table:table-cell>
          <table:table-cell office:value-type="float" office:value="77.5056875">
            <text:p>77.5056875</text:p>
          </table:table-cell>
          <table:table-cell table:number-columns-repeated="2"/>
        </table:table-row>
        <table:table-row table:style-name="ro1">
          <table:table-cell office:value-type="float" office:value="77.4666875">
            <text:p>77.4666875</text:p>
          </table:table-cell>
          <table:table-cell office:value-type="float" office:value="77.428375">
            <text:p>77.428375</text:p>
          </table:table-cell>
          <table:table-cell office:value-type="float" office:value="77.4264375">
            <text:p>77.4264375</text:p>
          </table:table-cell>
          <table:table-cell office:value-type="float" office:value="77.46475">
            <text:p>77.46475</text:p>
          </table:table-cell>
          <table:table-cell office:value-type="float" office:value="77.4733125">
            <text:p>77.4733125</text:p>
          </table:table-cell>
          <table:table-cell table:number-columns-repeated="2"/>
        </table:table-row>
        <table:table-row table:style-name="ro1">
          <table:table-cell office:value-type="float" office:value="77.4515">
            <text:p>77.4515</text:p>
          </table:table-cell>
          <table:table-cell office:value-type="float" office:value="77.4501875">
            <text:p>77.4501875</text:p>
          </table:table-cell>
          <table:table-cell office:value-type="float" office:value="77.430375">
            <text:p>77.430375</text:p>
          </table:table-cell>
          <table:table-cell office:value-type="float" office:value="77.4515">
            <text:p>77.4515</text:p>
          </table:table-cell>
          <table:table-cell office:value-type="float" office:value="77.5288125">
            <text:p>77.5288125</text:p>
          </table:table-cell>
          <table:table-cell table:number-columns-repeated="2"/>
        </table:table-row>
        <table:table-row table:style-name="ro1">
          <table:table-cell office:value-type="float" office:value="77.439625">
            <text:p>77.439625</text:p>
          </table:table-cell>
          <table:table-cell office:value-type="float" office:value="77.42975">
            <text:p>77.42975</text:p>
          </table:table-cell>
          <table:table-cell office:value-type="float" office:value="77.4013125">
            <text:p>77.4013125</text:p>
          </table:table-cell>
          <table:table-cell office:value-type="float" office:value="77.468">
            <text:p>77.468</text:p>
          </table:table-cell>
          <table:table-cell office:value-type="float" office:value="77.4891875">
            <text:p>77.4891875</text:p>
          </table:table-cell>
          <table:table-cell table:number-columns-repeated="2"/>
        </table:table-row>
        <table:table-row table:style-name="ro1">
          <table:table-cell office:value-type="float" office:value="77.441625">
            <text:p>77.441625</text:p>
          </table:table-cell>
          <table:table-cell office:value-type="float" office:value="77.41125">
            <text:p>77.41125</text:p>
          </table:table-cell>
          <table:table-cell office:value-type="float" office:value="77.398">
            <text:p>77.398</text:p>
          </table:table-cell>
          <table:table-cell office:value-type="float" office:value="77.4871875">
            <text:p>77.4871875</text:p>
          </table:table-cell>
          <table:table-cell office:value-type="float" office:value="77.481875">
            <text:p>77.481875</text:p>
          </table:table-cell>
          <table:table-cell table:number-columns-repeated="2"/>
        </table:table-row>
        <table:table-row table:style-name="ro1">
          <table:table-cell office:value-type="float" office:value="77.4686875">
            <text:p>77.4686875</text:p>
          </table:table-cell>
          <table:table-cell office:value-type="float" office:value="77.4383125">
            <text:p>77.4383125</text:p>
          </table:table-cell>
          <table:table-cell office:value-type="float" office:value="77.4125625">
            <text:p>77.4125625</text:p>
          </table:table-cell>
          <table:table-cell office:value-type="float" office:value="77.4435625">
            <text:p>77.4435625</text:p>
          </table:table-cell>
          <table:table-cell office:value-type="float" office:value="77.507">
            <text:p>77.507</text:p>
          </table:table-cell>
          <table:table-cell table:number-columns-repeated="2"/>
        </table:table-row>
        <table:table-row table:style-name="ro1">
          <table:table-cell office:value-type="float" office:value="77.4660625">
            <text:p>77.4660625</text:p>
          </table:table-cell>
          <table:table-cell office:value-type="float" office:value="77.4455625">
            <text:p>77.4455625</text:p>
          </table:table-cell>
          <table:table-cell office:value-type="float" office:value="77.4145">
            <text:p>77.4145</text:p>
          </table:table-cell>
          <table:table-cell office:value-type="float" office:value="77.4990625">
            <text:p>77.4990625</text:p>
          </table:table-cell>
          <table:table-cell office:value-type="float" office:value="77.4891875">
            <text:p>77.4891875</text:p>
          </table:table-cell>
          <table:table-cell table:number-columns-repeated="2"/>
        </table:table-row>
        <table:table-row table:style-name="ro1">
          <table:table-cell office:value-type="float" office:value="77.467375">
            <text:p>77.467375</text:p>
          </table:table-cell>
          <table:table-cell office:value-type="float" office:value="77.4264375">
            <text:p>77.4264375</text:p>
          </table:table-cell>
          <table:table-cell office:value-type="float" office:value="77.413875">
            <text:p>77.413875</text:p>
          </table:table-cell>
          <table:table-cell office:value-type="float" office:value="77.476625">
            <text:p>77.476625</text:p>
          </table:table-cell>
          <table:table-cell office:value-type="float" office:value="77.4938125">
            <text:p>77.4938125</text:p>
          </table:table-cell>
          <table:table-cell table:number-columns-repeated="2"/>
        </table:table-row>
        <table:table-row table:style-name="ro1">
          <table:table-cell office:value-type="float" office:value="77.467375">
            <text:p>77.467375</text:p>
          </table:table-cell>
          <table:table-cell office:value-type="float" office:value="77.4356875">
            <text:p>77.4356875</text:p>
          </table:table-cell>
          <table:table-cell office:value-type="float" office:value="77.4290625">
            <text:p>77.4290625</text:p>
          </table:table-cell>
          <table:table-cell office:value-type="float" office:value="77.458125">
            <text:p>77.458125</text:p>
          </table:table-cell>
          <table:table-cell office:value-type="float" office:value="77.467375">
            <text:p>77.467375</text:p>
          </table:table-cell>
          <table:table-cell table:number-columns-repeated="2"/>
        </table:table-row>
        <table:table-row table:style-name="ro1">
          <table:table-cell office:value-type="float" office:value="77.468">
            <text:p>77.468</text:p>
          </table:table-cell>
          <table:table-cell office:value-type="float" office:value="77.4501875">
            <text:p>77.4501875</text:p>
          </table:table-cell>
          <table:table-cell office:value-type="float" office:value="77.4264375">
            <text:p>77.4264375</text:p>
          </table:table-cell>
          <table:table-cell office:value-type="float" office:value="77.44625">
            <text:p>77.44625</text:p>
          </table:table-cell>
          <table:table-cell office:value-type="float" office:value="77.493125">
            <text:p>77.493125</text:p>
          </table:table-cell>
          <table:table-cell table:number-columns-repeated="2"/>
        </table:table-row>
        <table:table-row table:style-name="ro1">
          <table:table-cell office:value-type="float" office:value="77.446875">
            <text:p>77.446875</text:p>
          </table:table-cell>
          <table:table-cell office:value-type="float" office:value="77.439">
            <text:p>77.439</text:p>
          </table:table-cell>
          <table:table-cell office:value-type="float" office:value="77.437625">
            <text:p>77.437625</text:p>
          </table:table-cell>
          <table:table-cell office:value-type="float" office:value="77.450875">
            <text:p>77.450875</text:p>
          </table:table-cell>
          <table:table-cell office:value-type="float" office:value="77.4891875">
            <text:p>77.4891875</text:p>
          </table:table-cell>
          <table:table-cell table:number-columns-repeated="2"/>
        </table:table-row>
        <table:table-row table:style-name="ro1">
          <table:table-cell office:value-type="float" office:value="77.4264375">
            <text:p>77.4264375</text:p>
          </table:table-cell>
          <table:table-cell office:value-type="float" office:value="77.446875">
            <text:p>77.446875</text:p>
          </table:table-cell>
          <table:table-cell office:value-type="float" office:value="77.4165">
            <text:p>77.4165</text:p>
          </table:table-cell>
          <table:table-cell office:value-type="float" office:value="77.4588125">
            <text:p>77.4588125</text:p>
          </table:table-cell>
          <table:table-cell office:value-type="float" office:value="77.4944375">
            <text:p>77.4944375</text:p>
          </table:table-cell>
          <table:table-cell table:number-columns-repeated="2"/>
        </table:table-row>
        <table:table-row table:style-name="ro1">
          <table:table-cell office:value-type="float" office:value="77.423125">
            <text:p>77.423125</text:p>
          </table:table-cell>
          <table:table-cell office:value-type="float" office:value="77.4495625">
            <text:p>77.4495625</text:p>
          </table:table-cell>
          <table:table-cell office:value-type="float" office:value="77.437625">
            <text:p>77.437625</text:p>
          </table:table-cell>
          <table:table-cell office:value-type="float" office:value="77.4620625">
            <text:p>77.4620625</text:p>
          </table:table-cell>
          <table:table-cell office:value-type="float" office:value="77.507">
            <text:p>77.507</text:p>
          </table:table-cell>
          <table:table-cell table:number-columns-repeated="2"/>
        </table:table-row>
        <table:table-row table:style-name="ro1">
          <table:table-cell office:value-type="float" office:value="77.4403125">
            <text:p>77.4403125</text:p>
          </table:table-cell>
          <table:table-cell office:value-type="float" office:value="77.439">
            <text:p>77.439</text:p>
          </table:table-cell>
          <table:table-cell office:value-type="float" office:value="77.4363125">
            <text:p>77.4363125</text:p>
          </table:table-cell>
          <table:table-cell office:value-type="float" office:value="77.474625">
            <text:p>77.474625</text:p>
          </table:table-cell>
          <table:table-cell office:value-type="float" office:value="77.4871875">
            <text:p>77.4871875</text:p>
          </table:table-cell>
          <table:table-cell table:number-columns-repeated="2"/>
        </table:table-row>
        <table:table-row table:style-name="ro1">
          <table:table-cell office:value-type="float" office:value="77.42775">
            <text:p>77.42775</text:p>
          </table:table-cell>
          <table:table-cell office:value-type="float" office:value="77.4435625">
            <text:p>77.4435625</text:p>
          </table:table-cell>
          <table:table-cell office:value-type="float" office:value="77.411875">
            <text:p>77.411875</text:p>
          </table:table-cell>
          <table:table-cell office:value-type="float" office:value="77.4528125">
            <text:p>77.4528125</text:p>
          </table:table-cell>
          <table:table-cell office:value-type="float" office:value="77.4918125">
            <text:p>77.4918125</text:p>
          </table:table-cell>
          <table:table-cell table:number-columns-repeated="2"/>
        </table:table-row>
        <table:table-row table:style-name="ro1">
          <table:table-cell office:value-type="float" office:value="77.406625">
            <text:p>77.406625</text:p>
          </table:table-cell>
          <table:table-cell office:value-type="float" office:value="77.4218125">
            <text:p>77.4218125</text:p>
          </table:table-cell>
          <table:table-cell office:value-type="float" office:value="77.3993125">
            <text:p>77.3993125</text:p>
          </table:table-cell>
          <table:table-cell office:value-type="float" office:value="77.468">
            <text:p>77.468</text:p>
          </table:table-cell>
          <table:table-cell office:value-type="float" office:value="77.4984375">
            <text:p>77.4984375</text:p>
          </table:table-cell>
          <table:table-cell table:number-columns-repeated="2"/>
        </table:table-row>
        <table:table-row table:style-name="ro1">
          <table:table-cell office:value-type="float" office:value="77.4218125">
            <text:p>77.4218125</text:p>
          </table:table-cell>
          <table:table-cell office:value-type="float" office:value="77.421125">
            <text:p>77.421125</text:p>
          </table:table-cell>
          <table:table-cell office:value-type="float" office:value="77.395375">
            <text:p>77.395375</text:p>
          </table:table-cell>
          <table:table-cell office:value-type="float" office:value="77.4501875">
            <text:p>77.4501875</text:p>
          </table:table-cell>
          <table:table-cell office:value-type="float" office:value="77.49775">
            <text:p>77.49775</text:p>
          </table:table-cell>
          <table:table-cell table:number-columns-repeated="2"/>
        </table:table-row>
        <table:table-row table:style-name="ro1">
          <table:table-cell office:value-type="float" office:value="77.4053125">
            <text:p>77.4053125</text:p>
          </table:table-cell>
          <table:table-cell office:value-type="float" office:value="77.474625">
            <text:p>77.474625</text:p>
          </table:table-cell>
          <table:table-cell office:value-type="float" office:value="77.3683125">
            <text:p>77.3683125</text:p>
          </table:table-cell>
          <table:table-cell office:value-type="float" office:value="77.4759375">
            <text:p>77.4759375</text:p>
          </table:table-cell>
          <table:table-cell office:value-type="float" office:value="77.493125">
            <text:p>77.493125</text:p>
          </table:table-cell>
          <table:table-cell table:number-columns-repeated="2"/>
        </table:table-row>
        <table:table-row table:style-name="ro1">
          <table:table-cell office:value-type="float" office:value="77.4224375">
            <text:p>77.4224375</text:p>
          </table:table-cell>
          <table:table-cell office:value-type="float" office:value="77.437625">
            <text:p>77.437625</text:p>
          </table:table-cell>
          <table:table-cell office:value-type="float" office:value="77.3801875">
            <text:p>77.3801875</text:p>
          </table:table-cell>
          <table:table-cell office:value-type="float" office:value="77.4865">
            <text:p>77.4865</text:p>
          </table:table-cell>
          <table:table-cell office:value-type="float" office:value="77.5063125">
            <text:p>77.5063125</text:p>
          </table:table-cell>
          <table:table-cell table:number-columns-repeated="2"/>
        </table:table-row>
        <table:table-row table:style-name="ro1">
          <table:table-cell office:value-type="float" office:value="77.421125">
            <text:p>77.421125</text:p>
          </table:table-cell>
          <table:table-cell office:value-type="float" office:value="77.4125625">
            <text:p>77.4125625</text:p>
          </table:table-cell>
          <table:table-cell office:value-type="float" office:value="77.3815">
            <text:p>77.3815</text:p>
          </table:table-cell>
          <table:table-cell office:value-type="float" office:value="77.4548125">
            <text:p>77.4548125</text:p>
          </table:table-cell>
          <table:table-cell office:value-type="float" office:value="77.5103125">
            <text:p>77.5103125</text:p>
          </table:table-cell>
          <table:table-cell table:number-columns-repeated="2"/>
        </table:table-row>
        <table:table-row table:style-name="ro1">
          <table:table-cell office:value-type="float" office:value="77.4686875">
            <text:p>77.4686875</text:p>
          </table:table-cell>
          <table:table-cell office:value-type="float" office:value="77.4409375">
            <text:p>77.4409375</text:p>
          </table:table-cell>
          <table:table-cell office:value-type="float" office:value="77.3636875">
            <text:p>77.3636875</text:p>
          </table:table-cell>
          <table:table-cell office:value-type="float" office:value="77.4501875">
            <text:p>77.4501875</text:p>
          </table:table-cell>
          <table:table-cell office:value-type="float" office:value="77.5010625">
            <text:p>77.5010625</text:p>
          </table:table-cell>
          <table:table-cell table:number-columns-repeated="2"/>
        </table:table-row>
        <table:table-row table:style-name="ro1">
          <table:table-cell office:value-type="float" office:value="77.467375">
            <text:p>77.467375</text:p>
          </table:table-cell>
          <table:table-cell office:value-type="float" office:value="77.4435625">
            <text:p>77.4435625</text:p>
          </table:table-cell>
          <table:table-cell office:value-type="float" office:value="77.3755625">
            <text:p>77.3755625</text:p>
          </table:table-cell>
          <table:table-cell office:value-type="float" office:value="77.4799375">
            <text:p>77.4799375</text:p>
          </table:table-cell>
          <table:table-cell office:value-type="float" office:value="77.47925">
            <text:p>77.47925</text:p>
          </table:table-cell>
          <table:table-cell table:number-columns-repeated="2"/>
        </table:table-row>
        <table:table-row table:style-name="ro1">
          <table:table-cell office:value-type="float" office:value="77.4851875">
            <text:p>77.4851875</text:p>
          </table:table-cell>
          <table:table-cell office:value-type="float" office:value="77.4383125">
            <text:p>77.4383125</text:p>
          </table:table-cell>
          <table:table-cell office:value-type="float" office:value="77.384125">
            <text:p>77.384125</text:p>
          </table:table-cell>
          <table:table-cell office:value-type="float" office:value="77.467375">
            <text:p>77.467375</text:p>
          </table:table-cell>
          <table:table-cell office:value-type="float" office:value="77.474">
            <text:p>77.474</text:p>
          </table:table-cell>
          <table:table-cell table:number-columns-repeated="2"/>
        </table:table-row>
        <table:table-row table:style-name="ro1">
          <table:table-cell office:value-type="float" office:value="77.49775">
            <text:p>77.49775</text:p>
          </table:table-cell>
          <table:table-cell office:value-type="float" office:value="77.3986875">
            <text:p>77.3986875</text:p>
          </table:table-cell>
          <table:table-cell office:value-type="float" office:value="77.404625">
            <text:p>77.404625</text:p>
          </table:table-cell>
          <table:table-cell office:value-type="float" office:value="77.474">
            <text:p>77.474</text:p>
          </table:table-cell>
          <table:table-cell office:value-type="float" office:value="77.5109375">
            <text:p>77.5109375</text:p>
          </table:table-cell>
          <table:table-cell table:number-columns-repeated="2"/>
        </table:table-row>
        <table:table-row table:style-name="ro1">
          <table:table-cell office:value-type="float" office:value="77.51425">
            <text:p>77.51425</text:p>
          </table:table-cell>
          <table:table-cell office:value-type="float" office:value="77.439625">
            <text:p>77.439625</text:p>
          </table:table-cell>
          <table:table-cell office:value-type="float" office:value="77.402">
            <text:p>77.402</text:p>
          </table:table-cell>
          <table:table-cell office:value-type="float" office:value="77.474">
            <text:p>77.474</text:p>
          </table:table-cell>
          <table:table-cell office:value-type="float" office:value="77.495125">
            <text:p>77.495125</text:p>
          </table:table-cell>
          <table:table-cell table:number-columns-repeated="2"/>
        </table:table-row>
        <table:table-row table:style-name="ro1">
          <table:table-cell office:value-type="float" office:value="77.5248125">
            <text:p>77.5248125</text:p>
          </table:table-cell>
          <table:table-cell office:value-type="float" office:value="77.4053125">
            <text:p>77.4053125</text:p>
          </table:table-cell>
          <table:table-cell office:value-type="float" office:value="77.4198125">
            <text:p>77.4198125</text:p>
          </table:table-cell>
          <table:table-cell office:value-type="float" office:value="77.4574375">
            <text:p>77.4574375</text:p>
          </table:table-cell>
          <table:table-cell office:value-type="float" office:value="77.5036875">
            <text:p>77.5036875</text:p>
          </table:table-cell>
          <table:table-cell table:number-columns-repeated="2"/>
        </table:table-row>
        <table:table-row table:style-name="ro1">
          <table:table-cell office:value-type="float" office:value="77.530125">
            <text:p>77.530125</text:p>
          </table:table-cell>
          <table:table-cell office:value-type="float" office:value="77.446875">
            <text:p>77.446875</text:p>
          </table:table-cell>
          <table:table-cell office:value-type="float" office:value="77.3781875">
            <text:p>77.3781875</text:p>
          </table:table-cell>
          <table:table-cell office:value-type="float" office:value="77.448875">
            <text:p>77.448875</text:p>
          </table:table-cell>
          <table:table-cell office:value-type="float" office:value="77.4944375">
            <text:p>77.4944375</text:p>
          </table:table-cell>
          <table:table-cell table:number-columns-repeated="2"/>
        </table:table-row>
        <table:table-row table:style-name="ro1">
          <table:table-cell office:value-type="float" office:value="77.5248125">
            <text:p>77.5248125</text:p>
          </table:table-cell>
          <table:table-cell office:value-type="float" office:value="77.4620625">
            <text:p>77.4620625</text:p>
          </table:table-cell>
          <table:table-cell office:value-type="float" office:value="77.362375">
            <text:p>77.362375</text:p>
          </table:table-cell>
          <table:table-cell office:value-type="float" office:value="77.4779375">
            <text:p>77.4779375</text:p>
          </table:table-cell>
          <table:table-cell office:value-type="float" office:value="77.4970625">
            <text:p>77.4970625</text:p>
          </table:table-cell>
          <table:table-cell table:number-columns-repeated="2"/>
        </table:table-row>
        <table:table-row table:style-name="ro1">
          <table:table-cell office:value-type="float" office:value="77.5334375">
            <text:p>77.5334375</text:p>
          </table:table-cell>
          <table:table-cell office:value-type="float" office:value="77.3986875">
            <text:p>77.3986875</text:p>
          </table:table-cell>
          <table:table-cell office:value-type="float" office:value="77.378875">
            <text:p>77.378875</text:p>
          </table:table-cell>
          <table:table-cell office:value-type="float" office:value="77.4640625">
            <text:p>77.4640625</text:p>
          </table:table-cell>
          <table:table-cell office:value-type="float" office:value="77.4918125">
            <text:p>77.4918125</text:p>
          </table:table-cell>
          <table:table-cell table:number-columns-repeated="2"/>
        </table:table-row>
        <table:table-row table:style-name="ro1">
          <table:table-cell office:value-type="float" office:value="77.5386875">
            <text:p>77.5386875</text:p>
          </table:table-cell>
          <table:table-cell office:value-type="float" office:value="77.4218125">
            <text:p>77.4218125</text:p>
          </table:table-cell>
          <table:table-cell office:value-type="float" office:value="77.37425">
            <text:p>77.37425</text:p>
          </table:table-cell>
          <table:table-cell office:value-type="float" office:value="77.4614375">
            <text:p>77.4614375</text:p>
          </table:table-cell>
          <table:table-cell office:value-type="float" office:value="77.495125">
            <text:p>77.495125</text:p>
          </table:table-cell>
          <table:table-cell table:number-columns-repeated="2"/>
        </table:table-row>
        <table:table-row table:style-name="ro1">
          <table:table-cell office:value-type="float" office:value="77.51625">
            <text:p>77.51625</text:p>
          </table:table-cell>
          <table:table-cell office:value-type="float" office:value="77.4198125">
            <text:p>77.4198125</text:p>
          </table:table-cell>
          <table:table-cell office:value-type="float" office:value="77.376875">
            <text:p>77.376875</text:p>
          </table:table-cell>
          <table:table-cell office:value-type="float" office:value="77.469375">
            <text:p>77.469375</text:p>
          </table:table-cell>
          <table:table-cell office:value-type="float" office:value="77.491125">
            <text:p>77.491125</text:p>
          </table:table-cell>
          <table:table-cell table:number-columns-repeated="2"/>
        </table:table-row>
        <table:table-row table:style-name="ro1">
          <table:table-cell office:value-type="float" office:value="77.5103125">
            <text:p>77.5103125</text:p>
          </table:table-cell>
          <table:table-cell office:value-type="float" office:value="77.421125">
            <text:p>77.421125</text:p>
          </table:table-cell>
          <table:table-cell office:value-type="float" office:value="77.3795">
            <text:p>77.3795</text:p>
          </table:table-cell>
          <table:table-cell office:value-type="float" office:value="77.450875">
            <text:p>77.450875</text:p>
          </table:table-cell>
          <table:table-cell office:value-type="float" office:value="77.4686875">
            <text:p>77.4686875</text:p>
          </table:table-cell>
          <table:table-cell table:number-columns-repeated="2"/>
        </table:table-row>
        <table:table-row table:style-name="ro1">
          <table:table-cell office:value-type="float" office:value="77.5036875">
            <text:p>77.5036875</text:p>
          </table:table-cell>
          <table:table-cell office:value-type="float" office:value="77.441625">
            <text:p>77.441625</text:p>
          </table:table-cell>
          <table:table-cell office:value-type="float" office:value="77.369625">
            <text:p>77.369625</text:p>
          </table:table-cell>
          <table:table-cell office:value-type="float" office:value="77.456125">
            <text:p>77.456125</text:p>
          </table:table-cell>
          <table:table-cell office:value-type="float" office:value="77.51425">
            <text:p>77.51425</text:p>
          </table:table-cell>
          <table:table-cell table:number-columns-repeated="2"/>
        </table:table-row>
        <table:table-row table:style-name="ro1">
          <table:table-cell office:value-type="float" office:value="77.504375">
            <text:p>77.504375</text:p>
          </table:table-cell>
          <table:table-cell office:value-type="float" office:value="77.4455625">
            <text:p>77.4455625</text:p>
          </table:table-cell>
          <table:table-cell office:value-type="float" office:value="77.363">
            <text:p>77.363</text:p>
          </table:table-cell>
          <table:table-cell office:value-type="float" office:value="77.4938125">
            <text:p>77.4938125</text:p>
          </table:table-cell>
          <table:table-cell office:value-type="float" office:value="77.4825625">
            <text:p>77.4825625</text:p>
          </table:table-cell>
          <table:table-cell table:number-columns-repeated="2"/>
        </table:table-row>
        <table:table-row table:style-name="ro1">
          <table:table-cell office:value-type="float" office:value="77.4686875">
            <text:p>77.4686875</text:p>
          </table:table-cell>
          <table:table-cell office:value-type="float" office:value="77.40725">
            <text:p>77.40725</text:p>
          </table:table-cell>
          <table:table-cell office:value-type="float" office:value="77.35375">
            <text:p>77.35375</text:p>
          </table:table-cell>
          <table:table-cell office:value-type="float" office:value="77.48125">
            <text:p>77.48125</text:p>
          </table:table-cell>
          <table:table-cell office:value-type="float" office:value="77.4871875">
            <text:p>77.4871875</text:p>
          </table:table-cell>
          <table:table-cell table:number-columns-repeated="2"/>
        </table:table-row>
        <table:table-row table:style-name="ro1">
          <table:table-cell office:value-type="float" office:value="77.47925">
            <text:p>77.47925</text:p>
          </table:table-cell>
          <table:table-cell office:value-type="float" office:value="77.439625">
            <text:p>77.439625</text:p>
          </table:table-cell>
          <table:table-cell office:value-type="float" office:value="77.37425">
            <text:p>77.37425</text:p>
          </table:table-cell>
          <table:table-cell office:value-type="float" office:value="77.4733125">
            <text:p>77.4733125</text:p>
          </table:table-cell>
          <table:table-cell office:value-type="float" office:value="77.4871875">
            <text:p>77.4871875</text:p>
          </table:table-cell>
          <table:table-cell table:number-columns-repeated="2"/>
        </table:table-row>
        <table:table-row table:style-name="ro1">
          <table:table-cell office:value-type="float" office:value="77.5129375">
            <text:p>77.5129375</text:p>
          </table:table-cell>
          <table:table-cell office:value-type="float" office:value="77.4435625">
            <text:p>77.4435625</text:p>
          </table:table-cell>
          <table:table-cell office:value-type="float" office:value="77.39275">
            <text:p>77.39275</text:p>
          </table:table-cell>
          <table:table-cell office:value-type="float" office:value="77.4713125">
            <text:p>77.4713125</text:p>
          </table:table-cell>
          <table:table-cell office:value-type="float" office:value="77.4918125">
            <text:p>77.4918125</text:p>
          </table:table-cell>
          <table:table-cell table:number-columns-repeated="2"/>
        </table:table-row>
        <table:table-row table:style-name="ro1">
          <table:table-cell office:value-type="float" office:value="77.5221875">
            <text:p>77.5221875</text:p>
          </table:table-cell>
          <table:table-cell office:value-type="float" office:value="77.4501875">
            <text:p>77.4501875</text:p>
          </table:table-cell>
          <table:table-cell office:value-type="float" office:value="77.3564375">
            <text:p>77.3564375</text:p>
          </table:table-cell>
          <table:table-cell office:value-type="float" office:value="77.46075">
            <text:p>77.46075</text:p>
          </table:table-cell>
          <table:table-cell office:value-type="float" office:value="77.472625">
            <text:p>77.472625</text:p>
          </table:table-cell>
          <table:table-cell table:number-columns-repeated="2"/>
        </table:table-row>
        <table:table-row table:style-name="ro1">
          <table:table-cell office:value-type="float" office:value="77.51825">
            <text:p>77.51825</text:p>
          </table:table-cell>
          <table:table-cell office:value-type="float" office:value="77.435">
            <text:p>77.435</text:p>
          </table:table-cell>
          <table:table-cell office:value-type="float" office:value="77.3894375">
            <text:p>77.3894375</text:p>
          </table:table-cell>
          <table:table-cell office:value-type="float" office:value="77.4686875">
            <text:p>77.4686875</text:p>
          </table:table-cell>
          <table:table-cell office:value-type="float" office:value="77.47925">
            <text:p>77.47925</text:p>
          </table:table-cell>
          <table:table-cell table:number-columns-repeated="2"/>
        </table:table-row>
        <table:table-row table:style-name="ro1">
          <table:table-cell office:value-type="float" office:value="77.5386875">
            <text:p>77.5386875</text:p>
          </table:table-cell>
          <table:table-cell office:value-type="float" office:value="77.439625">
            <text:p>77.439625</text:p>
          </table:table-cell>
          <table:table-cell office:value-type="float" office:value="77.393375">
            <text:p>77.393375</text:p>
          </table:table-cell>
          <table:table-cell office:value-type="float" office:value="77.4640625">
            <text:p>77.4640625</text:p>
          </table:table-cell>
          <table:table-cell office:value-type="float" office:value="77.5036875">
            <text:p>77.5036875</text:p>
          </table:table-cell>
          <table:table-cell table:number-columns-repeated="2"/>
        </table:table-row>
        <table:table-row table:style-name="ro1">
          <table:table-cell office:value-type="float" office:value="77.530125">
            <text:p>77.530125</text:p>
          </table:table-cell>
          <table:table-cell office:value-type="float" office:value="77.441625">
            <text:p>77.441625</text:p>
          </table:table-cell>
          <table:table-cell office:value-type="float" office:value="77.3993125">
            <text:p>77.3993125</text:p>
          </table:table-cell>
          <table:table-cell office:value-type="float" office:value="77.439625">
            <text:p>77.439625</text:p>
          </table:table-cell>
          <table:table-cell office:value-type="float" office:value="77.5063125">
            <text:p>77.5063125</text:p>
          </table:table-cell>
          <table:table-cell table:number-columns-repeated="2"/>
        </table:table-row>
        <table:table-row table:style-name="ro1">
          <table:table-cell office:value-type="float" office:value="77.53275">
            <text:p>77.53275</text:p>
          </table:table-cell>
          <table:table-cell office:value-type="float" office:value="77.4125625">
            <text:p>77.4125625</text:p>
          </table:table-cell>
          <table:table-cell office:value-type="float" office:value="77.4131875">
            <text:p>77.4131875</text:p>
          </table:table-cell>
          <table:table-cell office:value-type="float" office:value="77.460125">
            <text:p>77.460125</text:p>
          </table:table-cell>
          <table:table-cell office:value-type="float" office:value="77.485875">
            <text:p>77.485875</text:p>
          </table:table-cell>
          <table:table-cell table:number-columns-repeated="2"/>
        </table:table-row>
        <table:table-row table:style-name="ro1">
          <table:table-cell office:value-type="float" office:value="77.53475">
            <text:p>77.53475</text:p>
          </table:table-cell>
          <table:table-cell office:value-type="float" office:value="77.4145">
            <text:p>77.4145</text:p>
          </table:table-cell>
          <table:table-cell office:value-type="float" office:value="77.47">
            <text:p>77.47</text:p>
          </table:table-cell>
          <table:table-cell office:value-type="float" office:value="77.4924375">
            <text:p>77.4924375</text:p>
          </table:table-cell>
          <table:table-cell office:value-type="float" office:value="77.505">
            <text:p>77.505</text:p>
          </table:table-cell>
          <table:table-cell table:number-columns-repeated="2"/>
        </table:table-row>
        <table:table-row table:style-name="ro1">
          <table:table-cell office:value-type="float" office:value="77.5129375">
            <text:p>77.5129375</text:p>
          </table:table-cell>
          <table:table-cell office:value-type="float" office:value="77.4409375">
            <text:p>77.4409375</text:p>
          </table:table-cell>
          <table:table-cell office:value-type="float" office:value="77.4403125">
            <text:p>77.4403125</text:p>
          </table:table-cell>
          <table:table-cell office:value-type="float" office:value="77.4733125">
            <text:p>77.4733125</text:p>
          </table:table-cell>
          <table:table-cell office:value-type="float" office:value="77.5076875">
            <text:p>77.5076875</text:p>
          </table:table-cell>
          <table:table-cell table:number-columns-repeated="2"/>
        </table:table-row>
        <table:table-row table:style-name="ro1">
          <table:table-cell office:value-type="float" office:value="77.4356875">
            <text:p>77.4356875</text:p>
          </table:table-cell>
          <table:table-cell office:value-type="float" office:value="77.435">
            <text:p>77.435</text:p>
          </table:table-cell>
          <table:table-cell office:value-type="float" office:value="77.4435625">
            <text:p>77.4435625</text:p>
          </table:table-cell>
          <table:table-cell office:value-type="float" office:value="77.4660625">
            <text:p>77.4660625</text:p>
          </table:table-cell>
          <table:table-cell office:value-type="float" office:value="77.4938125">
            <text:p>77.4938125</text:p>
          </table:table-cell>
          <table:table-cell table:number-columns-repeated="2"/>
        </table:table-row>
        <table:table-row table:style-name="ro1">
          <table:table-cell office:value-type="float" office:value="77.49775">
            <text:p>77.49775</text:p>
          </table:table-cell>
          <table:table-cell office:value-type="float" office:value="77.439">
            <text:p>77.439</text:p>
          </table:table-cell>
          <table:table-cell office:value-type="float" office:value="77.435">
            <text:p>77.435</text:p>
          </table:table-cell>
          <table:table-cell office:value-type="float" office:value="77.4620625">
            <text:p>77.4620625</text:p>
          </table:table-cell>
          <table:table-cell office:value-type="float" office:value="77.4938125">
            <text:p>77.4938125</text:p>
          </table:table-cell>
          <table:table-cell table:number-columns-repeated="2"/>
        </table:table-row>
        <table:table-row table:style-name="ro1">
          <table:table-cell office:value-type="float" office:value="77.5235">
            <text:p>77.5235</text:p>
          </table:table-cell>
          <table:table-cell office:value-type="float" office:value="77.4356875">
            <text:p>77.4356875</text:p>
          </table:table-cell>
          <table:table-cell office:value-type="float" office:value="77.42775">
            <text:p>77.42775</text:p>
          </table:table-cell>
          <table:table-cell office:value-type="float" office:value="77.4871875">
            <text:p>77.4871875</text:p>
          </table:table-cell>
          <table:table-cell office:value-type="float" office:value="77.487875">
            <text:p>77.487875</text:p>
          </table:table-cell>
          <table:table-cell table:number-columns-repeated="2"/>
        </table:table-row>
        <table:table-row table:style-name="ro1">
          <table:table-cell office:value-type="float" office:value="77.5571875">
            <text:p>77.5571875</text:p>
          </table:table-cell>
          <table:table-cell office:value-type="float" office:value="77.4481875">
            <text:p>77.4481875</text:p>
          </table:table-cell>
          <table:table-cell office:value-type="float" office:value="77.4171875">
            <text:p>77.4171875</text:p>
          </table:table-cell>
          <table:table-cell office:value-type="float" office:value="77.46075">
            <text:p>77.46075</text:p>
          </table:table-cell>
          <table:table-cell office:value-type="float" office:value="77.476625">
            <text:p>77.476625</text:p>
          </table:table-cell>
          <table:table-cell table:number-columns-repeated="2"/>
        </table:table-row>
        <table:table-row table:style-name="ro1">
          <table:table-cell office:value-type="float" office:value="77.5235">
            <text:p>77.5235</text:p>
          </table:table-cell>
          <table:table-cell office:value-type="float" office:value="77.446875">
            <text:p>77.446875</text:p>
          </table:table-cell>
          <table:table-cell office:value-type="float" office:value="77.419125">
            <text:p>77.419125</text:p>
          </table:table-cell>
          <table:table-cell office:value-type="float" office:value="77.47">
            <text:p>77.47</text:p>
          </table:table-cell>
          <table:table-cell office:value-type="float" office:value="77.4990625">
            <text:p>77.4990625</text:p>
          </table:table-cell>
          <table:table-cell table:number-columns-repeated="2"/>
        </table:table-row>
        <table:table-row table:style-name="ro1">
          <table:table-cell office:value-type="float" office:value="77.5664375">
            <text:p>77.5664375</text:p>
          </table:table-cell>
          <table:table-cell office:value-type="float" office:value="77.4429375">
            <text:p>77.4429375</text:p>
          </table:table-cell>
          <table:table-cell office:value-type="float" office:value="77.434375">
            <text:p>77.434375</text:p>
          </table:table-cell>
          <table:table-cell office:value-type="float" office:value="77.47925">
            <text:p>77.47925</text:p>
          </table:table-cell>
          <table:table-cell office:value-type="float" office:value="77.5255">
            <text:p>77.5255</text:p>
          </table:table-cell>
          <table:table-cell table:number-columns-repeated="2"/>
        </table:table-row>
        <table:table-row table:style-name="ro1">
          <table:table-cell office:value-type="float" office:value="77.5525625">
            <text:p>77.5525625</text:p>
          </table:table-cell>
          <table:table-cell office:value-type="float" office:value="77.4363125">
            <text:p>77.4363125</text:p>
          </table:table-cell>
          <table:table-cell office:value-type="float" office:value="77.3868125">
            <text:p>77.3868125</text:p>
          </table:table-cell>
          <table:table-cell office:value-type="float" office:value="77.456125">
            <text:p>77.456125</text:p>
          </table:table-cell>
          <table:table-cell office:value-type="float" office:value="77.49575">
            <text:p>77.49575</text:p>
          </table:table-cell>
          <table:table-cell table:number-columns-repeated="2"/>
        </table:table-row>
        <table:table-row table:style-name="ro1">
          <table:table-cell office:value-type="float" office:value="77.5605">
            <text:p>77.5605</text:p>
          </table:table-cell>
          <table:table-cell office:value-type="float" office:value="77.4574375">
            <text:p>77.4574375</text:p>
          </table:table-cell>
          <table:table-cell office:value-type="float" office:value="77.3835">
            <text:p>77.3835</text:p>
          </table:table-cell>
          <table:table-cell office:value-type="float" office:value="77.46075">
            <text:p>77.46075</text:p>
          </table:table-cell>
          <table:table-cell office:value-type="float" office:value="77.500375">
            <text:p>77.500375</text:p>
          </table:table-cell>
          <table:table-cell table:number-columns-repeated="2"/>
        </table:table-row>
        <table:table-row table:style-name="ro1">
          <table:table-cell office:value-type="float" office:value="77.544">
            <text:p>77.544</text:p>
          </table:table-cell>
          <table:table-cell office:value-type="float" office:value="77.44425">
            <text:p>77.44425</text:p>
          </table:table-cell>
          <table:table-cell office:value-type="float" office:value="77.397375">
            <text:p>77.397375</text:p>
          </table:table-cell>
          <table:table-cell office:value-type="float" office:value="77.4779375">
            <text:p>77.4779375</text:p>
          </table:table-cell>
          <table:table-cell office:value-type="float" office:value="77.4845625">
            <text:p>77.4845625</text:p>
          </table:table-cell>
          <table:table-cell table:number-columns-repeated="2"/>
        </table:table-row>
        <table:table-row table:style-name="ro1">
          <table:table-cell office:value-type="float" office:value="77.5565625">
            <text:p>77.5565625</text:p>
          </table:table-cell>
          <table:table-cell office:value-type="float" office:value="77.42575">
            <text:p>77.42575</text:p>
          </table:table-cell>
          <table:table-cell office:value-type="float" office:value="77.395375">
            <text:p>77.395375</text:p>
          </table:table-cell>
          <table:table-cell office:value-type="float" office:value="77.4686875">
            <text:p>77.4686875</text:p>
          </table:table-cell>
          <table:table-cell office:value-type="float" office:value="77.5030625">
            <text:p>77.5030625</text:p>
          </table:table-cell>
          <table:table-cell table:number-columns-repeated="2"/>
        </table:table-row>
        <table:table-row table:style-name="ro1">
          <table:table-cell office:value-type="float" office:value="77.5505625">
            <text:p>77.5505625</text:p>
          </table:table-cell>
          <table:table-cell office:value-type="float" office:value="77.4455625">
            <text:p>77.4455625</text:p>
          </table:table-cell>
          <table:table-cell office:value-type="float" office:value="77.39275">
            <text:p>77.39275</text:p>
          </table:table-cell>
          <table:table-cell office:value-type="float" office:value="77.439625">
            <text:p>77.439625</text:p>
          </table:table-cell>
          <table:table-cell office:value-type="float" office:value="77.495125">
            <text:p>77.495125</text:p>
          </table:table-cell>
          <table:table-cell table:number-columns-repeated="2"/>
        </table:table-row>
        <table:table-row table:style-name="ro1">
          <table:table-cell office:value-type="float" office:value="77.5710625">
            <text:p>77.5710625</text:p>
          </table:table-cell>
          <table:table-cell office:value-type="float" office:value="77.4270625">
            <text:p>77.4270625</text:p>
          </table:table-cell>
          <table:table-cell office:value-type="float" office:value="77.4099375">
            <text:p>77.4099375</text:p>
          </table:table-cell>
          <table:table-cell office:value-type="float" office:value="77.481875">
            <text:p>77.481875</text:p>
          </table:table-cell>
          <table:table-cell office:value-type="float" office:value="77.5030625">
            <text:p>77.5030625</text:p>
          </table:table-cell>
          <table:table-cell table:number-columns-repeated="2"/>
        </table:table-row>
        <table:table-row table:style-name="ro1">
          <table:table-cell office:value-type="float" office:value="77.5453125">
            <text:p>77.5453125</text:p>
          </table:table-cell>
          <table:table-cell office:value-type="float" office:value="77.4403125">
            <text:p>77.4403125</text:p>
          </table:table-cell>
          <table:table-cell office:value-type="float" office:value="77.42575">
            <text:p>77.42575</text:p>
          </table:table-cell>
          <table:table-cell office:value-type="float" office:value="77.4660625">
            <text:p>77.4660625</text:p>
          </table:table-cell>
          <table:table-cell office:value-type="float" office:value="77.4891875">
            <text:p>77.4891875</text:p>
          </table:table-cell>
          <table:table-cell table:number-columns-repeated="2"/>
        </table:table-row>
        <table:table-row table:style-name="ro1">
          <table:table-cell office:value-type="float" office:value="77.535375">
            <text:p>77.535375</text:p>
          </table:table-cell>
          <table:table-cell office:value-type="float" office:value="77.456125">
            <text:p>77.456125</text:p>
          </table:table-cell>
          <table:table-cell office:value-type="float" office:value="77.421125">
            <text:p>77.421125</text:p>
          </table:table-cell>
          <table:table-cell table:number-columns-repeated="2" office:value-type="float" office:value="77.468">
            <text:p>77.468</text:p>
          </table:table-cell>
          <table:table-cell table:number-columns-repeated="2"/>
        </table:table-row>
        <table:table-row table:style-name="ro1">
          <table:table-cell office:value-type="float" office:value="77.541375">
            <text:p>77.541375</text:p>
          </table:table-cell>
          <table:table-cell office:value-type="float" office:value="77.4336875">
            <text:p>77.4336875</text:p>
          </table:table-cell>
          <table:table-cell office:value-type="float" office:value="77.3946875">
            <text:p>77.3946875</text:p>
          </table:table-cell>
          <table:table-cell office:value-type="float" office:value="77.47725">
            <text:p>77.47725</text:p>
          </table:table-cell>
          <table:table-cell office:value-type="float" office:value="77.4666875">
            <text:p>77.4666875</text:p>
          </table:table-cell>
          <table:table-cell table:number-columns-repeated="2"/>
        </table:table-row>
        <table:table-row table:style-name="ro1">
          <table:table-cell office:value-type="float" office:value="77.5275">
            <text:p>77.5275</text:p>
          </table:table-cell>
          <table:table-cell office:value-type="float" office:value="77.4165">
            <text:p>77.4165</text:p>
          </table:table-cell>
          <table:table-cell office:value-type="float" office:value="77.3815">
            <text:p>77.3815</text:p>
          </table:table-cell>
          <table:table-cell office:value-type="float" office:value="77.4594375">
            <text:p>77.4594375</text:p>
          </table:table-cell>
          <table:table-cell office:value-type="float" office:value="77.4871875">
            <text:p>77.4871875</text:p>
          </table:table-cell>
          <table:table-cell table:number-columns-repeated="2"/>
        </table:table-row>
        <table:table-row table:style-name="ro1">
          <table:table-cell office:value-type="float" office:value="77.542">
            <text:p>77.542</text:p>
          </table:table-cell>
          <table:table-cell office:value-type="float" office:value="77.423125">
            <text:p>77.423125</text:p>
          </table:table-cell>
          <table:table-cell office:value-type="float" office:value="77.3735625">
            <text:p>77.3735625</text:p>
          </table:table-cell>
          <table:table-cell office:value-type="float" office:value="77.4660625">
            <text:p>77.4660625</text:p>
          </table:table-cell>
          <table:table-cell office:value-type="float" office:value="77.504375">
            <text:p>77.504375</text:p>
          </table:table-cell>
          <table:table-cell table:number-columns-repeated="2"/>
        </table:table-row>
        <table:table-row table:style-name="ro1">
          <table:table-cell office:value-type="float" office:value="77.5644375">
            <text:p>77.5644375</text:p>
          </table:table-cell>
          <table:table-cell office:value-type="float" office:value="77.4356875">
            <text:p>77.4356875</text:p>
          </table:table-cell>
          <table:table-cell office:value-type="float" office:value="77.395375">
            <text:p>77.395375</text:p>
          </table:table-cell>
          <table:table-cell office:value-type="float" office:value="77.4409375">
            <text:p>77.4409375</text:p>
          </table:table-cell>
          <table:table-cell office:value-type="float" office:value="77.509">
            <text:p>77.509</text:p>
          </table:table-cell>
          <table:table-cell table:number-columns-repeated="2"/>
        </table:table-row>
        <table:table-row table:style-name="ro1">
          <table:table-cell office:value-type="float" office:value="77.5571875">
            <text:p>77.5571875</text:p>
          </table:table-cell>
          <table:table-cell office:value-type="float" office:value="77.419125">
            <text:p>77.419125</text:p>
          </table:table-cell>
          <table:table-cell office:value-type="float" office:value="77.3900625">
            <text:p>77.3900625</text:p>
          </table:table-cell>
          <table:table-cell office:value-type="float" office:value="77.465375">
            <text:p>77.465375</text:p>
          </table:table-cell>
          <table:table-cell office:value-type="float" office:value="77.4759375">
            <text:p>77.4759375</text:p>
          </table:table-cell>
          <table:table-cell table:number-columns-repeated="2"/>
        </table:table-row>
        <table:table-row table:style-name="ro1">
          <table:table-cell office:value-type="float" office:value="77.5459375">
            <text:p>77.5459375</text:p>
          </table:table-cell>
          <table:table-cell office:value-type="float" office:value="77.437">
            <text:p>77.437</text:p>
          </table:table-cell>
          <table:table-cell office:value-type="float" office:value="77.40725">
            <text:p>77.40725</text:p>
          </table:table-cell>
          <table:table-cell office:value-type="float" office:value="77.4918125">
            <text:p>77.4918125</text:p>
          </table:table-cell>
          <table:table-cell office:value-type="float" office:value="77.4905">
            <text:p>77.4905</text:p>
          </table:table-cell>
          <table:table-cell table:number-columns-repeated="2"/>
        </table:table-row>
        <table:table-row table:style-name="ro1">
          <table:table-cell office:value-type="float" office:value="77.5380625">
            <text:p>77.5380625</text:p>
          </table:table-cell>
          <table:table-cell office:value-type="float" office:value="77.4171875">
            <text:p>77.4171875</text:p>
          </table:table-cell>
          <table:table-cell office:value-type="float" office:value="77.4105625">
            <text:p>77.4105625</text:p>
          </table:table-cell>
          <table:table-cell office:value-type="float" office:value="77.478625">
            <text:p>77.478625</text:p>
          </table:table-cell>
          <table:table-cell office:value-type="float" office:value="77.4891875">
            <text:p>77.4891875</text:p>
          </table:table-cell>
          <table:table-cell table:number-columns-repeated="2"/>
        </table:table-row>
        <table:table-row table:style-name="ro1">
          <table:table-cell office:value-type="float" office:value="77.55125">
            <text:p>77.55125</text:p>
          </table:table-cell>
          <table:table-cell office:value-type="float" office:value="77.441625">
            <text:p>77.441625</text:p>
          </table:table-cell>
          <table:table-cell office:value-type="float" office:value="77.4205">
            <text:p>77.4205</text:p>
          </table:table-cell>
          <table:table-cell office:value-type="float" office:value="77.4429375">
            <text:p>77.4429375</text:p>
          </table:table-cell>
          <table:table-cell office:value-type="float" office:value="77.5010625">
            <text:p>77.5010625</text:p>
          </table:table-cell>
          <table:table-cell table:number-columns-repeated="2"/>
        </table:table-row>
        <table:table-row table:style-name="ro1">
          <table:table-cell office:value-type="float" office:value="77.55325">
            <text:p>77.55325</text:p>
          </table:table-cell>
          <table:table-cell office:value-type="float" office:value="77.4449375">
            <text:p>77.4449375</text:p>
          </table:table-cell>
          <table:table-cell office:value-type="float" office:value="77.4013125">
            <text:p>77.4013125</text:p>
          </table:table-cell>
          <table:table-cell office:value-type="float" office:value="77.4686875">
            <text:p>77.4686875</text:p>
          </table:table-cell>
          <table:table-cell office:value-type="float" office:value="77.47725">
            <text:p>77.47725</text:p>
          </table:table-cell>
          <table:table-cell table:number-columns-repeated="2"/>
        </table:table-row>
        <table:table-row table:style-name="ro1">
          <table:table-cell office:value-type="float" office:value="77.520875">
            <text:p>77.520875</text:p>
          </table:table-cell>
          <table:table-cell office:value-type="float" office:value="77.441625">
            <text:p>77.441625</text:p>
          </table:table-cell>
          <table:table-cell office:value-type="float" office:value="77.4224375">
            <text:p>77.4224375</text:p>
          </table:table-cell>
          <table:table-cell office:value-type="float" office:value="77.46475">
            <text:p>77.46475</text:p>
          </table:table-cell>
          <table:table-cell office:value-type="float" office:value="77.4898125">
            <text:p>77.4898125</text:p>
          </table:table-cell>
          <table:table-cell table:number-columns-repeated="2"/>
        </table:table-row>
        <table:table-row table:style-name="ro1">
          <table:table-cell office:value-type="float" office:value="77.548625">
            <text:p>77.548625</text:p>
          </table:table-cell>
          <table:table-cell office:value-type="float" office:value="77.432375">
            <text:p>77.432375</text:p>
          </table:table-cell>
          <table:table-cell office:value-type="float" office:value="77.421125">
            <text:p>77.421125</text:p>
          </table:table-cell>
          <table:table-cell office:value-type="float" office:value="77.47925">
            <text:p>77.47925</text:p>
          </table:table-cell>
          <table:table-cell office:value-type="float" office:value="77.507">
            <text:p>77.507</text:p>
          </table:table-cell>
          <table:table-cell table:number-columns-repeated="2"/>
        </table:table-row>
        <table:table-row table:style-name="ro1">
          <table:table-cell office:value-type="float" office:value="77.537375">
            <text:p>77.537375</text:p>
          </table:table-cell>
          <table:table-cell office:value-type="float" office:value="77.4475625">
            <text:p>77.4475625</text:p>
          </table:table-cell>
          <table:table-cell office:value-type="float" office:value="77.437">
            <text:p>77.437</text:p>
          </table:table-cell>
          <table:table-cell office:value-type="float" office:value="77.4640625">
            <text:p>77.4640625</text:p>
          </table:table-cell>
          <table:table-cell office:value-type="float" office:value="77.485875">
            <text:p>77.485875</text:p>
          </table:table-cell>
          <table:table-cell table:number-columns-repeated="2"/>
        </table:table-row>
        <table:table-row table:style-name="ro1">
          <table:table-cell office:value-type="float" office:value="77.5505625">
            <text:p>77.5505625</text:p>
          </table:table-cell>
          <table:table-cell office:value-type="float" office:value="77.44225">
            <text:p>77.44225</text:p>
          </table:table-cell>
          <table:table-cell office:value-type="float" office:value="77.446875">
            <text:p>77.446875</text:p>
          </table:table-cell>
          <table:table-cell office:value-type="float" office:value="77.465375">
            <text:p>77.465375</text:p>
          </table:table-cell>
          <table:table-cell office:value-type="float" office:value="77.4944375">
            <text:p>77.4944375</text:p>
          </table:table-cell>
          <table:table-cell table:number-columns-repeated="2"/>
        </table:table-row>
        <table:table-row table:style-name="ro1">
          <table:table-cell office:value-type="float" office:value="77.541375">
            <text:p>77.541375</text:p>
          </table:table-cell>
          <table:table-cell office:value-type="float" office:value="77.460125">
            <text:p>77.460125</text:p>
          </table:table-cell>
          <table:table-cell office:value-type="float" office:value="77.434375">
            <text:p>77.434375</text:p>
          </table:table-cell>
          <table:table-cell office:value-type="float" office:value="77.476625">
            <text:p>77.476625</text:p>
          </table:table-cell>
          <table:table-cell office:value-type="float" office:value="77.5056875">
            <text:p>77.5056875</text:p>
          </table:table-cell>
          <table:table-cell table:number-columns-repeated="2"/>
        </table:table-row>
        <table:table-row table:style-name="ro1">
          <table:table-cell office:value-type="float" office:value="77.5386875">
            <text:p>77.5386875</text:p>
          </table:table-cell>
          <table:table-cell office:value-type="float" office:value="77.4455625">
            <text:p>77.4455625</text:p>
          </table:table-cell>
          <table:table-cell office:value-type="float" office:value="77.448875">
            <text:p>77.448875</text:p>
          </table:table-cell>
          <table:table-cell office:value-type="float" office:value="77.4799375">
            <text:p>77.4799375</text:p>
          </table:table-cell>
          <table:table-cell office:value-type="float" office:value="77.5016875">
            <text:p>77.5016875</text:p>
          </table:table-cell>
          <table:table-cell table:number-columns-repeated="2"/>
        </table:table-row>
        <table:table-row table:style-name="ro1">
          <table:table-cell office:value-type="float" office:value="77.5736875">
            <text:p>77.5736875</text:p>
          </table:table-cell>
          <table:table-cell office:value-type="float" office:value="77.4310625">
            <text:p>77.4310625</text:p>
          </table:table-cell>
          <table:table-cell office:value-type="float" office:value="77.435">
            <text:p>77.435</text:p>
          </table:table-cell>
          <table:table-cell office:value-type="float" office:value="77.4898125">
            <text:p>77.4898125</text:p>
          </table:table-cell>
          <table:table-cell office:value-type="float" office:value="77.49575">
            <text:p>77.49575</text:p>
          </table:table-cell>
          <table:table-cell table:number-columns-repeated="2"/>
        </table:table-row>
        <table:table-row table:style-name="ro1">
          <table:table-cell office:value-type="float" office:value="77.5625">
            <text:p>77.5625</text:p>
          </table:table-cell>
          <table:table-cell office:value-type="float" office:value="77.4290625">
            <text:p>77.4290625</text:p>
          </table:table-cell>
          <table:table-cell office:value-type="float" office:value="77.4264375">
            <text:p>77.4264375</text:p>
          </table:table-cell>
          <table:table-cell office:value-type="float" office:value="77.46475">
            <text:p>77.46475</text:p>
          </table:table-cell>
          <table:table-cell office:value-type="float" office:value="77.535375">
            <text:p>77.535375</text:p>
          </table:table-cell>
          <table:table-cell table:number-columns-repeated="2"/>
        </table:table-row>
        <table:table-row table:style-name="ro1">
          <table:table-cell office:value-type="float" office:value="77.5386875">
            <text:p>77.5386875</text:p>
          </table:table-cell>
          <table:table-cell office:value-type="float" office:value="77.4409375">
            <text:p>77.4409375</text:p>
          </table:table-cell>
          <table:table-cell office:value-type="float" office:value="77.413875">
            <text:p>77.413875</text:p>
          </table:table-cell>
          <table:table-cell office:value-type="float" office:value="77.4660625">
            <text:p>77.4660625</text:p>
          </table:table-cell>
          <table:table-cell office:value-type="float" office:value="77.5036875">
            <text:p>77.5036875</text:p>
          </table:table-cell>
          <table:table-cell table:number-columns-repeated="2"/>
        </table:table-row>
        <table:table-row table:style-name="ro1">
          <table:table-cell office:value-type="float" office:value="77.528125">
            <text:p>77.528125</text:p>
          </table:table-cell>
          <table:table-cell office:value-type="float" office:value="77.4099375">
            <text:p>77.4099375</text:p>
          </table:table-cell>
          <table:table-cell office:value-type="float" office:value="77.4013125">
            <text:p>77.4013125</text:p>
          </table:table-cell>
          <table:table-cell office:value-type="float" office:value="77.491125">
            <text:p>77.491125</text:p>
          </table:table-cell>
          <table:table-cell office:value-type="float" office:value="77.502375">
            <text:p>77.502375</text:p>
          </table:table-cell>
          <table:table-cell table:number-columns-repeated="2"/>
        </table:table-row>
        <table:table-row table:style-name="ro1">
          <table:table-cell office:value-type="float" office:value="77.541375">
            <text:p>77.541375</text:p>
          </table:table-cell>
          <table:table-cell office:value-type="float" office:value="77.42575">
            <text:p>77.42575</text:p>
          </table:table-cell>
          <table:table-cell office:value-type="float" office:value="77.40925">
            <text:p>77.40925</text:p>
          </table:table-cell>
          <table:table-cell table:number-columns-repeated="2" office:value-type="float" office:value="77.483875">
            <text:p>77.483875</text:p>
          </table:table-cell>
          <table:table-cell table:number-columns-repeated="2"/>
        </table:table-row>
        <table:table-row table:style-name="ro1">
          <table:table-cell office:value-type="float" office:value="77.5426875">
            <text:p>77.5426875</text:p>
          </table:table-cell>
          <table:table-cell office:value-type="float" office:value="77.441625">
            <text:p>77.441625</text:p>
          </table:table-cell>
          <table:table-cell office:value-type="float" office:value="77.3914375">
            <text:p>77.3914375</text:p>
          </table:table-cell>
          <table:table-cell office:value-type="float" office:value="77.46075">
            <text:p>77.46075</text:p>
          </table:table-cell>
          <table:table-cell office:value-type="float" office:value="77.49975">
            <text:p>77.49975</text:p>
          </table:table-cell>
          <table:table-cell table:number-columns-repeated="2"/>
        </table:table-row>
        <table:table-row table:style-name="ro1">
          <table:table-cell office:value-type="float" office:value="77.544625">
            <text:p>77.544625</text:p>
          </table:table-cell>
          <table:table-cell office:value-type="float" office:value="77.4521875">
            <text:p>77.4521875</text:p>
          </table:table-cell>
          <table:table-cell office:value-type="float" office:value="77.3775625">
            <text:p>77.3775625</text:p>
          </table:table-cell>
          <table:table-cell office:value-type="float" office:value="77.4799375">
            <text:p>77.4799375</text:p>
          </table:table-cell>
          <table:table-cell office:value-type="float" office:value="77.5149375">
            <text:p>77.5149375</text:p>
          </table:table-cell>
          <table:table-cell table:number-columns-repeated="2"/>
        </table:table-row>
        <table:table-row table:style-name="ro1">
          <table:table-cell office:value-type="float" office:value="77.5386875">
            <text:p>77.5386875</text:p>
          </table:table-cell>
          <table:table-cell office:value-type="float" office:value="77.435">
            <text:p>77.435</text:p>
          </table:table-cell>
          <table:table-cell office:value-type="float" office:value="77.386125">
            <text:p>77.386125</text:p>
          </table:table-cell>
          <table:table-cell office:value-type="float" office:value="77.4640625">
            <text:p>77.4640625</text:p>
          </table:table-cell>
          <table:table-cell office:value-type="float" office:value="77.474625">
            <text:p>77.474625</text:p>
          </table:table-cell>
          <table:table-cell table:number-columns-repeated="2"/>
        </table:table-row>
        <table:table-row table:style-name="ro1">
          <table:table-cell office:value-type="float" office:value="77.5241875">
            <text:p>77.5241875</text:p>
          </table:table-cell>
          <table:table-cell office:value-type="float" office:value="77.428375">
            <text:p>77.428375</text:p>
          </table:table-cell>
          <table:table-cell office:value-type="float" office:value="77.3960625">
            <text:p>77.3960625</text:p>
          </table:table-cell>
          <table:table-cell office:value-type="float" office:value="77.4759375">
            <text:p>77.4759375</text:p>
          </table:table-cell>
          <table:table-cell office:value-type="float" office:value="77.4885">
            <text:p>77.4885</text:p>
          </table:table-cell>
          <table:table-cell table:number-columns-repeated="2"/>
        </table:table-row>
        <table:table-row table:style-name="ro1">
          <table:table-cell office:value-type="float" office:value="77.53275">
            <text:p>77.53275</text:p>
          </table:table-cell>
          <table:table-cell office:value-type="float" office:value="77.4310625">
            <text:p>77.4310625</text:p>
          </table:table-cell>
          <table:table-cell office:value-type="float" office:value="77.393375">
            <text:p>77.393375</text:p>
          </table:table-cell>
          <table:table-cell office:value-type="float" office:value="77.4753125">
            <text:p>77.4753125</text:p>
          </table:table-cell>
          <table:table-cell office:value-type="float" office:value="77.5076875">
            <text:p>77.5076875</text:p>
          </table:table-cell>
          <table:table-cell table:number-columns-repeated="2"/>
        </table:table-row>
        <table:table-row table:style-name="ro1">
          <table:table-cell office:value-type="float" office:value="77.5386875">
            <text:p>77.5386875</text:p>
          </table:table-cell>
          <table:table-cell office:value-type="float" office:value="77.428375">
            <text:p>77.428375</text:p>
          </table:table-cell>
          <table:table-cell office:value-type="float" office:value="77.393375">
            <text:p>77.393375</text:p>
          </table:table-cell>
          <table:table-cell office:value-type="float" office:value="77.4918125">
            <text:p>77.4918125</text:p>
          </table:table-cell>
          <table:table-cell office:value-type="float" office:value="77.491125">
            <text:p>77.491125</text:p>
          </table:table-cell>
          <table:table-cell table:number-columns-repeated="2"/>
        </table:table-row>
        <table:table-row table:style-name="ro1">
          <table:table-cell office:value-type="float" office:value="77.542">
            <text:p>77.542</text:p>
          </table:table-cell>
          <table:table-cell office:value-type="float" office:value="77.4455625">
            <text:p>77.4455625</text:p>
          </table:table-cell>
          <table:table-cell office:value-type="float" office:value="77.3795">
            <text:p>77.3795</text:p>
          </table:table-cell>
          <table:table-cell office:value-type="float" office:value="77.468">
            <text:p>77.468</text:p>
          </table:table-cell>
          <table:table-cell office:value-type="float" office:value="77.481875">
            <text:p>77.481875</text:p>
          </table:table-cell>
          <table:table-cell table:number-columns-repeated="2"/>
        </table:table-row>
        <table:table-row table:style-name="ro1">
          <table:table-cell office:value-type="float" office:value="77.542">
            <text:p>77.542</text:p>
          </table:table-cell>
          <table:table-cell office:value-type="float" office:value="77.4429375">
            <text:p>77.4429375</text:p>
          </table:table-cell>
          <table:table-cell office:value-type="float" office:value="77.3900625">
            <text:p>77.3900625</text:p>
          </table:table-cell>
          <table:table-cell office:value-type="float" office:value="77.4944375">
            <text:p>77.4944375</text:p>
          </table:table-cell>
          <table:table-cell office:value-type="float" office:value="77.5123125">
            <text:p>77.5123125</text:p>
          </table:table-cell>
          <table:table-cell table:number-columns-repeated="2"/>
        </table:table-row>
        <table:table-row table:style-name="ro1">
          <table:table-cell office:value-type="float" office:value="77.539375">
            <text:p>77.539375</text:p>
          </table:table-cell>
          <table:table-cell office:value-type="float" office:value="77.4336875">
            <text:p>77.4336875</text:p>
          </table:table-cell>
          <table:table-cell office:value-type="float" office:value="77.3993125">
            <text:p>77.3993125</text:p>
          </table:table-cell>
          <table:table-cell office:value-type="float" office:value="77.4634375">
            <text:p>77.4634375</text:p>
          </table:table-cell>
          <table:table-cell office:value-type="float" office:value="77.4891875">
            <text:p>77.4891875</text:p>
          </table:table-cell>
          <table:table-cell table:number-columns-repeated="2"/>
        </table:table-row>
        <table:table-row table:style-name="ro1">
          <table:table-cell office:value-type="float" office:value="77.5294375">
            <text:p>77.5294375</text:p>
          </table:table-cell>
          <table:table-cell office:value-type="float" office:value="77.4475625">
            <text:p>77.4475625</text:p>
          </table:table-cell>
          <table:table-cell office:value-type="float" office:value="77.4105625">
            <text:p>77.4105625</text:p>
          </table:table-cell>
          <table:table-cell office:value-type="float" office:value="77.4733125">
            <text:p>77.4733125</text:p>
          </table:table-cell>
          <table:table-cell office:value-type="float" office:value="77.4759375">
            <text:p>77.4759375</text:p>
          </table:table-cell>
          <table:table-cell table:number-columns-repeated="2"/>
        </table:table-row>
        <table:table-row table:style-name="ro1">
          <table:table-cell office:value-type="float" office:value="77.5340625">
            <text:p>77.5340625</text:p>
          </table:table-cell>
          <table:table-cell office:value-type="float" office:value="77.4501875">
            <text:p>77.4501875</text:p>
          </table:table-cell>
          <table:table-cell office:value-type="float" office:value="77.42975">
            <text:p>77.42975</text:p>
          </table:table-cell>
          <table:table-cell office:value-type="float" office:value="77.4535">
            <text:p>77.4535</text:p>
          </table:table-cell>
          <table:table-cell office:value-type="float" office:value="77.47725">
            <text:p>77.47725</text:p>
          </table:table-cell>
          <table:table-cell table:number-columns-repeated="2"/>
        </table:table-row>
        <table:table-row table:style-name="ro1">
          <table:table-cell office:value-type="float" office:value="77.5123125">
            <text:p>77.5123125</text:p>
          </table:table-cell>
          <table:table-cell office:value-type="float" office:value="77.437">
            <text:p>77.437</text:p>
          </table:table-cell>
          <table:table-cell office:value-type="float" office:value="77.415875">
            <text:p>77.415875</text:p>
          </table:table-cell>
          <table:table-cell office:value-type="float" office:value="77.4779375">
            <text:p>77.4779375</text:p>
          </table:table-cell>
          <table:table-cell office:value-type="float" office:value="77.4851875">
            <text:p>77.4851875</text:p>
          </table:table-cell>
          <table:table-cell table:number-columns-repeated="2"/>
        </table:table-row>
        <table:table-row table:style-name="ro1">
          <table:table-cell office:value-type="float" office:value="77.509">
            <text:p>77.509</text:p>
          </table:table-cell>
          <table:table-cell office:value-type="float" office:value="77.4429375">
            <text:p>77.4429375</text:p>
          </table:table-cell>
          <table:table-cell office:value-type="float" office:value="77.4165">
            <text:p>77.4165</text:p>
          </table:table-cell>
          <table:table-cell office:value-type="float" office:value="77.4799375">
            <text:p>77.4799375</text:p>
          </table:table-cell>
          <table:table-cell office:value-type="float" office:value="77.493125">
            <text:p>77.493125</text:p>
          </table:table-cell>
          <table:table-cell table:number-columns-repeated="2"/>
        </table:table-row>
        <table:table-row table:style-name="ro1">
          <table:table-cell office:value-type="float" office:value="77.5129375">
            <text:p>77.5129375</text:p>
          </table:table-cell>
          <table:table-cell office:value-type="float" office:value="77.441625">
            <text:p>77.441625</text:p>
          </table:table-cell>
          <table:table-cell office:value-type="float" office:value="77.41125">
            <text:p>77.41125</text:p>
          </table:table-cell>
          <table:table-cell office:value-type="float" office:value="77.456125">
            <text:p>77.456125</text:p>
          </table:table-cell>
          <table:table-cell office:value-type="float" office:value="77.487875">
            <text:p>77.487875</text:p>
          </table:table-cell>
          <table:table-cell table:number-columns-repeated="2"/>
        </table:table-row>
        <table:table-row table:style-name="ro1">
          <table:table-cell office:value-type="float" office:value="77.518875">
            <text:p>77.518875</text:p>
          </table:table-cell>
          <table:table-cell office:value-type="float" office:value="77.4039375">
            <text:p>77.4039375</text:p>
          </table:table-cell>
          <table:table-cell office:value-type="float" office:value="77.4185">
            <text:p>77.4185</text:p>
          </table:table-cell>
          <table:table-cell office:value-type="float" office:value="77.4733125">
            <text:p>77.4733125</text:p>
          </table:table-cell>
          <table:table-cell office:value-type="float" office:value="77.47925">
            <text:p>77.47925</text:p>
          </table:table-cell>
          <table:table-cell table:number-columns-repeated="2"/>
        </table:table-row>
        <table:table-row table:style-name="ro1">
          <table:table-cell office:value-type="float" office:value="77.5063125">
            <text:p>77.5063125</text:p>
          </table:table-cell>
          <table:table-cell office:value-type="float" office:value="77.4535">
            <text:p>77.4535</text:p>
          </table:table-cell>
          <table:table-cell office:value-type="float" office:value="77.4171875">
            <text:p>77.4171875</text:p>
          </table:table-cell>
          <table:table-cell office:value-type="float" office:value="77.4634375">
            <text:p>77.4634375</text:p>
          </table:table-cell>
          <table:table-cell office:value-type="float" office:value="77.474625">
            <text:p>77.474625</text:p>
          </table:table-cell>
          <table:table-cell table:number-columns-repeated="2"/>
        </table:table-row>
        <table:table-row table:style-name="ro1">
          <table:table-cell office:value-type="float" office:value="77.5103125">
            <text:p>77.5103125</text:p>
          </table:table-cell>
          <table:table-cell office:value-type="float" office:value="77.4548125">
            <text:p>77.4548125</text:p>
          </table:table-cell>
          <table:table-cell office:value-type="float" office:value="77.4264375">
            <text:p>77.4264375</text:p>
          </table:table-cell>
          <table:table-cell office:value-type="float" office:value="77.472625">
            <text:p>77.472625</text:p>
          </table:table-cell>
          <table:table-cell office:value-type="float" office:value="77.472">
            <text:p>77.472</text:p>
          </table:table-cell>
          <table:table-cell table:number-columns-repeated="2"/>
        </table:table-row>
        <table:table-row table:style-name="ro1">
          <table:table-cell office:value-type="float" office:value="77.5109375">
            <text:p>77.5109375</text:p>
          </table:table-cell>
          <table:table-cell office:value-type="float" office:value="77.423125">
            <text:p>77.423125</text:p>
          </table:table-cell>
          <table:table-cell office:value-type="float" office:value="77.411875">
            <text:p>77.411875</text:p>
          </table:table-cell>
          <table:table-cell office:value-type="float" office:value="77.460125">
            <text:p>77.460125</text:p>
          </table:table-cell>
          <table:table-cell office:value-type="float" office:value="77.4918125">
            <text:p>77.4918125</text:p>
          </table:table-cell>
          <table:table-cell table:number-columns-repeated="2"/>
        </table:table-row>
        <table:table-row table:style-name="ro1">
          <table:table-cell office:value-type="float" office:value="77.5149375">
            <text:p>77.5149375</text:p>
          </table:table-cell>
          <table:table-cell office:value-type="float" office:value="77.448875">
            <text:p>77.448875</text:p>
          </table:table-cell>
          <table:table-cell office:value-type="float" office:value="77.4205">
            <text:p>77.4205</text:p>
          </table:table-cell>
          <table:table-cell office:value-type="float" office:value="77.4759375">
            <text:p>77.4759375</text:p>
          </table:table-cell>
          <table:table-cell office:value-type="float" office:value="77.478625">
            <text:p>77.478625</text:p>
          </table:table-cell>
          <table:table-cell table:number-columns-repeated="2"/>
        </table:table-row>
        <table:table-row table:style-name="ro1">
          <table:table-cell office:value-type="float" office:value="77.51425">
            <text:p>77.51425</text:p>
          </table:table-cell>
          <table:table-cell office:value-type="float" office:value="77.4409375">
            <text:p>77.4409375</text:p>
          </table:table-cell>
          <table:table-cell office:value-type="float" office:value="77.4244375">
            <text:p>77.4244375</text:p>
          </table:table-cell>
          <table:table-cell office:value-type="float" office:value="77.4588125">
            <text:p>77.4588125</text:p>
          </table:table-cell>
          <table:table-cell office:value-type="float" office:value="77.51625">
            <text:p>77.51625</text:p>
          </table:table-cell>
          <table:table-cell table:number-columns-repeated="2"/>
        </table:table-row>
        <table:table-row table:style-name="ro1">
          <table:table-cell office:value-type="float" office:value="77.53475">
            <text:p>77.53475</text:p>
          </table:table-cell>
          <table:table-cell office:value-type="float" office:value="77.430375">
            <text:p>77.430375</text:p>
          </table:table-cell>
          <table:table-cell office:value-type="float" office:value="77.4085625">
            <text:p>77.4085625</text:p>
          </table:table-cell>
          <table:table-cell office:value-type="float" office:value="77.446875">
            <text:p>77.446875</text:p>
          </table:table-cell>
          <table:table-cell office:value-type="float" office:value="77.4871875">
            <text:p>77.4871875</text:p>
          </table:table-cell>
          <table:table-cell table:number-columns-repeated="2"/>
        </table:table-row>
        <table:table-row table:style-name="ro1">
          <table:table-cell office:value-type="float" office:value="77.5545625">
            <text:p>77.5545625</text:p>
          </table:table-cell>
          <table:table-cell office:value-type="float" office:value="77.4383125">
            <text:p>77.4383125</text:p>
          </table:table-cell>
          <table:table-cell office:value-type="float" office:value="77.421125">
            <text:p>77.421125</text:p>
          </table:table-cell>
          <table:table-cell office:value-type="float" office:value="77.430375">
            <text:p>77.430375</text:p>
          </table:table-cell>
          <table:table-cell office:value-type="float" office:value="77.5215">
            <text:p>77.5215</text:p>
          </table:table-cell>
          <table:table-cell table:number-columns-repeated="2"/>
        </table:table-row>
        <table:table-row table:style-name="ro1">
          <table:table-cell office:value-type="float" office:value="77.5473125">
            <text:p>77.5473125</text:p>
          </table:table-cell>
          <table:table-cell office:value-type="float" office:value="77.423125">
            <text:p>77.423125</text:p>
          </table:table-cell>
          <table:table-cell office:value-type="float" office:value="77.4171875">
            <text:p>77.4171875</text:p>
          </table:table-cell>
          <table:table-cell office:value-type="float" office:value="77.4891875">
            <text:p>77.4891875</text:p>
          </table:table-cell>
          <table:table-cell office:value-type="float" office:value="77.491125">
            <text:p>77.491125</text:p>
          </table:table-cell>
          <table:table-cell table:number-columns-repeated="2"/>
        </table:table-row>
        <table:table-row table:style-name="ro1">
          <table:table-cell office:value-type="float" office:value="77.5585">
            <text:p>77.5585</text:p>
          </table:table-cell>
          <table:table-cell office:value-type="float" office:value="77.437">
            <text:p>77.437</text:p>
          </table:table-cell>
          <table:table-cell office:value-type="float" office:value="77.406625">
            <text:p>77.406625</text:p>
          </table:table-cell>
          <table:table-cell office:value-type="float" office:value="77.509625">
            <text:p>77.509625</text:p>
          </table:table-cell>
          <table:table-cell office:value-type="float" office:value="77.4799375">
            <text:p>77.4799375</text:p>
          </table:table-cell>
          <table:table-cell table:number-columns-repeated="2"/>
        </table:table-row>
        <table:table-row table:style-name="ro1">
          <table:table-cell office:value-type="float" office:value="77.5803125">
            <text:p>77.5803125</text:p>
          </table:table-cell>
          <table:table-cell office:value-type="float" office:value="77.4403125">
            <text:p>77.4403125</text:p>
          </table:table-cell>
          <table:table-cell office:value-type="float" office:value="77.4198125">
            <text:p>77.4198125</text:p>
          </table:table-cell>
          <table:table-cell office:value-type="float" office:value="77.4535">
            <text:p>77.4535</text:p>
          </table:table-cell>
          <table:table-cell office:value-type="float" office:value="77.4779375">
            <text:p>77.4779375</text:p>
          </table:table-cell>
          <table:table-cell table:number-columns-repeated="2"/>
        </table:table-row>
        <table:table-row table:style-name="ro1">
          <table:table-cell office:value-type="float" office:value="77.5684375">
            <text:p>77.5684375</text:p>
          </table:table-cell>
          <table:table-cell office:value-type="float" office:value="77.4409375">
            <text:p>77.4409375</text:p>
          </table:table-cell>
          <table:table-cell office:value-type="float" office:value="77.4316875">
            <text:p>77.4316875</text:p>
          </table:table-cell>
          <table:table-cell office:value-type="float" office:value="77.4634375">
            <text:p>77.4634375</text:p>
          </table:table-cell>
          <table:table-cell office:value-type="float" office:value="77.5123125">
            <text:p>77.5123125</text:p>
          </table:table-cell>
          <table:table-cell table:number-columns-repeated="2"/>
        </table:table-row>
        <table:table-row table:style-name="ro1">
          <table:table-cell office:value-type="float" office:value="77.5658125">
            <text:p>77.5658125</text:p>
          </table:table-cell>
          <table:table-cell office:value-type="float" office:value="77.437">
            <text:p>77.437</text:p>
          </table:table-cell>
          <table:table-cell office:value-type="float" office:value="77.413875">
            <text:p>77.413875</text:p>
          </table:table-cell>
          <table:table-cell office:value-type="float" office:value="77.47925">
            <text:p>77.47925</text:p>
          </table:table-cell>
          <table:table-cell office:value-type="float" office:value="77.474625">
            <text:p>77.474625</text:p>
          </table:table-cell>
          <table:table-cell table:number-columns-repeated="2"/>
        </table:table-row>
        <table:table-row table:style-name="ro1">
          <table:table-cell office:value-type="float" office:value="77.5684375">
            <text:p>77.5684375</text:p>
          </table:table-cell>
          <table:table-cell office:value-type="float" office:value="77.46075">
            <text:p>77.46075</text:p>
          </table:table-cell>
          <table:table-cell office:value-type="float" office:value="77.4013125">
            <text:p>77.4013125</text:p>
          </table:table-cell>
          <table:table-cell office:value-type="float" office:value="77.4924375">
            <text:p>77.4924375</text:p>
          </table:table-cell>
          <table:table-cell office:value-type="float" office:value="77.474625">
            <text:p>77.474625</text:p>
          </table:table-cell>
          <table:table-cell table:number-columns-repeated="2"/>
        </table:table-row>
        <table:table-row table:style-name="ro1">
          <table:table-cell office:value-type="float" office:value="77.5849375">
            <text:p>77.5849375</text:p>
          </table:table-cell>
          <table:table-cell office:value-type="float" office:value="77.4455625">
            <text:p>77.4455625</text:p>
          </table:table-cell>
          <table:table-cell office:value-type="float" office:value="77.4">
            <text:p>77.4</text:p>
          </table:table-cell>
          <table:table-cell office:value-type="float" office:value="77.481875">
            <text:p>77.481875</text:p>
          </table:table-cell>
          <table:table-cell office:value-type="float" office:value="77.495125">
            <text:p>77.495125</text:p>
          </table:table-cell>
          <table:table-cell table:number-columns-repeated="2"/>
        </table:table-row>
        <table:table-row table:style-name="ro1">
          <table:table-cell office:value-type="float" office:value="77.590875">
            <text:p>77.590875</text:p>
          </table:table-cell>
          <table:table-cell office:value-type="float" office:value="77.439625">
            <text:p>77.439625</text:p>
          </table:table-cell>
          <table:table-cell office:value-type="float" office:value="77.4006875">
            <text:p>77.4006875</text:p>
          </table:table-cell>
          <table:table-cell office:value-type="float" office:value="77.469375">
            <text:p>77.469375</text:p>
          </table:table-cell>
          <table:table-cell office:value-type="float" office:value="77.4851875">
            <text:p>77.4851875</text:p>
          </table:table-cell>
          <table:table-cell table:number-columns-repeated="2"/>
        </table:table-row>
        <table:table-row table:style-name="ro1">
          <table:table-cell office:value-type="float" office:value="77.576375">
            <text:p>77.576375</text:p>
          </table:table-cell>
          <table:table-cell office:value-type="float" office:value="77.4501875">
            <text:p>77.4501875</text:p>
          </table:table-cell>
          <table:table-cell office:value-type="float" office:value="77.4059375">
            <text:p>77.4059375</text:p>
          </table:table-cell>
          <table:table-cell office:value-type="float" office:value="77.4805625">
            <text:p>77.4805625</text:p>
          </table:table-cell>
          <table:table-cell office:value-type="float" office:value="77.476625">
            <text:p>77.476625</text:p>
          </table:table-cell>
          <table:table-cell table:number-columns-repeated="2"/>
        </table:table-row>
        <table:table-row table:style-name="ro1">
          <table:table-cell office:value-type="float" office:value="77.53275">
            <text:p>77.53275</text:p>
          </table:table-cell>
          <table:table-cell office:value-type="float" office:value="77.4224375">
            <text:p>77.4224375</text:p>
          </table:table-cell>
          <table:table-cell office:value-type="float" office:value="77.3914375">
            <text:p>77.3914375</text:p>
          </table:table-cell>
          <table:table-cell office:value-type="float" office:value="77.4555">
            <text:p>77.4555</text:p>
          </table:table-cell>
          <table:table-cell office:value-type="float" office:value="77.4898125">
            <text:p>77.4898125</text:p>
          </table:table-cell>
          <table:table-cell table:number-columns-repeated="2"/>
        </table:table-row>
        <table:table-row table:style-name="ro1">
          <table:table-cell office:value-type="float" office:value="77.5618125">
            <text:p>77.5618125</text:p>
          </table:table-cell>
          <table:table-cell office:value-type="float" office:value="77.460125">
            <text:p>77.460125</text:p>
          </table:table-cell>
          <table:table-cell office:value-type="float" office:value="77.3775625">
            <text:p>77.3775625</text:p>
          </table:table-cell>
          <table:table-cell office:value-type="float" office:value="77.4799375">
            <text:p>77.4799375</text:p>
          </table:table-cell>
          <table:table-cell office:value-type="float" office:value="77.48325">
            <text:p>77.48325</text:p>
          </table:table-cell>
          <table:table-cell table:number-columns-repeated="2"/>
        </table:table-row>
        <table:table-row table:style-name="ro1">
          <table:table-cell office:value-type="float" office:value="77.5664375">
            <text:p>77.5664375</text:p>
          </table:table-cell>
          <table:table-cell office:value-type="float" office:value="77.4185">
            <text:p>77.4185</text:p>
          </table:table-cell>
          <table:table-cell office:value-type="float" office:value="77.358375">
            <text:p>77.358375</text:p>
          </table:table-cell>
          <table:table-cell office:value-type="float" office:value="77.46275">
            <text:p>77.46275</text:p>
          </table:table-cell>
          <table:table-cell office:value-type="float" office:value="77.4871875">
            <text:p>77.4871875</text:p>
          </table:table-cell>
          <table:table-cell table:number-columns-repeated="2"/>
        </table:table-row>
        <table:table-row table:style-name="ro1">
          <table:table-cell office:value-type="float" office:value="77.5459375">
            <text:p>77.5459375</text:p>
          </table:table-cell>
          <table:table-cell office:value-type="float" office:value="77.434375">
            <text:p>77.434375</text:p>
          </table:table-cell>
          <table:table-cell office:value-type="float" office:value="77.3451875">
            <text:p>77.3451875</text:p>
          </table:table-cell>
          <table:table-cell office:value-type="float" office:value="77.4984375">
            <text:p>77.4984375</text:p>
          </table:table-cell>
          <table:table-cell office:value-type="float" office:value="77.520875">
            <text:p>77.520875</text:p>
          </table:table-cell>
          <table:table-cell table:number-columns-repeated="2"/>
        </table:table-row>
        <table:table-row table:style-name="ro1">
          <table:table-cell office:value-type="float" office:value="77.5605">
            <text:p>77.5605</text:p>
          </table:table-cell>
          <table:table-cell office:value-type="float" office:value="77.428375">
            <text:p>77.428375</text:p>
          </table:table-cell>
          <table:table-cell office:value-type="float" office:value="77.3498125">
            <text:p>77.3498125</text:p>
          </table:table-cell>
          <table:table-cell office:value-type="float" office:value="77.4805625">
            <text:p>77.4805625</text:p>
          </table:table-cell>
          <table:table-cell office:value-type="float" office:value="77.48125">
            <text:p>77.48125</text:p>
          </table:table-cell>
          <table:table-cell table:number-columns-repeated="2"/>
        </table:table-row>
        <table:table-row table:style-name="ro1">
          <table:table-cell office:value-type="float" office:value="77.544">
            <text:p>77.544</text:p>
          </table:table-cell>
          <table:table-cell office:value-type="float" office:value="77.437">
            <text:p>77.437</text:p>
          </table:table-cell>
          <table:table-cell office:value-type="float" office:value="77.351125">
            <text:p>77.351125</text:p>
          </table:table-cell>
          <table:table-cell office:value-type="float" office:value="77.5255">
            <text:p>77.5255</text:p>
          </table:table-cell>
          <table:table-cell office:value-type="float" office:value="77.5103125">
            <text:p>77.5103125</text:p>
          </table:table-cell>
          <table:table-cell table:number-columns-repeated="2"/>
        </table:table-row>
        <table:table-row table:style-name="ro1">
          <table:table-cell office:value-type="float" office:value="77.548625">
            <text:p>77.548625</text:p>
          </table:table-cell>
          <table:table-cell office:value-type="float" office:value="77.4574375">
            <text:p>77.4574375</text:p>
          </table:table-cell>
          <table:table-cell office:value-type="float" office:value="77.35575">
            <text:p>77.35575</text:p>
          </table:table-cell>
          <table:table-cell office:value-type="float" office:value="77.4501875">
            <text:p>77.4501875</text:p>
          </table:table-cell>
          <table:table-cell office:value-type="float" office:value="77.5010625">
            <text:p>77.5010625</text:p>
          </table:table-cell>
          <table:table-cell table:number-columns-repeated="2"/>
        </table:table-row>
        <table:table-row table:style-name="ro1">
          <table:table-cell office:value-type="float" office:value="77.53275">
            <text:p>77.53275</text:p>
          </table:table-cell>
          <table:table-cell office:value-type="float" office:value="77.432375">
            <text:p>77.432375</text:p>
          </table:table-cell>
          <table:table-cell office:value-type="float" office:value="77.35375">
            <text:p>77.35375</text:p>
          </table:table-cell>
          <table:table-cell office:value-type="float" office:value="77.472">
            <text:p>77.472</text:p>
          </table:table-cell>
          <table:table-cell office:value-type="float" office:value="77.5063125">
            <text:p>77.5063125</text:p>
          </table:table-cell>
          <table:table-cell table:number-columns-repeated="2"/>
        </table:table-row>
        <table:table-row table:style-name="ro1">
          <table:table-cell office:value-type="float" office:value="77.539375">
            <text:p>77.539375</text:p>
          </table:table-cell>
          <table:table-cell office:value-type="float" office:value="77.46075">
            <text:p>77.46075</text:p>
          </table:table-cell>
          <table:table-cell office:value-type="float" office:value="77.35575">
            <text:p>77.35575</text:p>
          </table:table-cell>
          <table:table-cell office:value-type="float" office:value="77.4944375">
            <text:p>77.4944375</text:p>
          </table:table-cell>
          <table:table-cell office:value-type="float" office:value="77.5083125">
            <text:p>77.5083125</text:p>
          </table:table-cell>
          <table:table-cell table:number-columns-repeated="2"/>
        </table:table-row>
        <table:table-row table:style-name="ro1">
          <table:table-cell office:value-type="float" office:value="77.5201875">
            <text:p>77.5201875</text:p>
          </table:table-cell>
          <table:table-cell office:value-type="float" office:value="77.4541875">
            <text:p>77.4541875</text:p>
          </table:table-cell>
          <table:table-cell office:value-type="float" office:value="77.358375">
            <text:p>77.358375</text:p>
          </table:table-cell>
          <table:table-cell office:value-type="float" office:value="77.4825625">
            <text:p>77.4825625</text:p>
          </table:table-cell>
          <table:table-cell office:value-type="float" office:value="77.502375">
            <text:p>77.502375</text:p>
          </table:table-cell>
          <table:table-cell table:number-columns-repeated="2"/>
        </table:table-row>
        <table:table-row table:style-name="ro1">
          <table:table-cell office:value-type="float" office:value="77.5155625">
            <text:p>77.5155625</text:p>
          </table:table-cell>
          <table:table-cell office:value-type="float" office:value="77.44225">
            <text:p>77.44225</text:p>
          </table:table-cell>
          <table:table-cell office:value-type="float" office:value="77.3498125">
            <text:p>77.3498125</text:p>
          </table:table-cell>
          <table:table-cell office:value-type="float" office:value="77.4825625">
            <text:p>77.4825625</text:p>
          </table:table-cell>
          <table:table-cell office:value-type="float" office:value="77.5030625">
            <text:p>77.5030625</text:p>
          </table:table-cell>
          <table:table-cell table:number-columns-repeated="2"/>
        </table:table-row>
        <table:table-row table:style-name="ro1">
          <table:table-cell office:value-type="float" office:value="77.502375">
            <text:p>77.502375</text:p>
          </table:table-cell>
          <table:table-cell office:value-type="float" office:value="77.434375">
            <text:p>77.434375</text:p>
          </table:table-cell>
          <table:table-cell office:value-type="float" office:value="77.33525">
            <text:p>77.33525</text:p>
          </table:table-cell>
          <table:table-cell office:value-type="float" office:value="77.4614375">
            <text:p>77.4614375</text:p>
          </table:table-cell>
          <table:table-cell office:value-type="float" office:value="77.51625">
            <text:p>77.51625</text:p>
          </table:table-cell>
          <table:table-cell table:number-columns-repeated="2"/>
        </table:table-row>
        <table:table-row table:style-name="ro1">
          <table:table-cell office:value-type="float" office:value="77.4970625">
            <text:p>77.4970625</text:p>
          </table:table-cell>
          <table:table-cell office:value-type="float" office:value="77.4171875">
            <text:p>77.4171875</text:p>
          </table:table-cell>
          <table:table-cell office:value-type="float" office:value="77.3359375">
            <text:p>77.3359375</text:p>
          </table:table-cell>
          <table:table-cell office:value-type="float" office:value="77.4435625">
            <text:p>77.4435625</text:p>
          </table:table-cell>
          <table:table-cell office:value-type="float" office:value="77.5083125">
            <text:p>77.5083125</text:p>
          </table:table-cell>
          <table:table-cell table:number-columns-repeated="2"/>
        </table:table-row>
        <table:table-row table:style-name="ro1">
          <table:table-cell office:value-type="float" office:value="77.5123125">
            <text:p>77.5123125</text:p>
          </table:table-cell>
          <table:table-cell office:value-type="float" office:value="77.450875">
            <text:p>77.450875</text:p>
          </table:table-cell>
          <table:table-cell office:value-type="float" office:value="77.323375">
            <text:p>77.323375</text:p>
          </table:table-cell>
          <table:table-cell office:value-type="float" office:value="77.472">
            <text:p>77.472</text:p>
          </table:table-cell>
          <table:table-cell office:value-type="float" office:value="77.474">
            <text:p>77.474</text:p>
          </table:table-cell>
          <table:table-cell table:number-columns-repeated="2"/>
        </table:table-row>
        <table:table-row table:style-name="ro1">
          <table:table-cell office:value-type="float" office:value="77.5406875">
            <text:p>77.5406875</text:p>
          </table:table-cell>
          <table:table-cell office:value-type="float" office:value="77.4481875">
            <text:p>77.4481875</text:p>
          </table:table-cell>
          <table:table-cell office:value-type="float" office:value="77.334625">
            <text:p>77.334625</text:p>
          </table:table-cell>
          <table:table-cell office:value-type="float" office:value="77.446875">
            <text:p>77.446875</text:p>
          </table:table-cell>
          <table:table-cell office:value-type="float" office:value="77.5030625">
            <text:p>77.5030625</text:p>
          </table:table-cell>
          <table:table-cell table:number-columns-repeated="2"/>
        </table:table-row>
        <table:table-row table:style-name="ro1">
          <table:table-cell office:value-type="float" office:value="77.5036875">
            <text:p>77.5036875</text:p>
          </table:table-cell>
          <table:table-cell office:value-type="float" office:value="77.448875">
            <text:p>77.448875</text:p>
          </table:table-cell>
          <table:table-cell office:value-type="float" office:value="77.3359375">
            <text:p>77.3359375</text:p>
          </table:table-cell>
          <table:table-cell office:value-type="float" office:value="77.4620625">
            <text:p>77.4620625</text:p>
          </table:table-cell>
          <table:table-cell office:value-type="float" office:value="77.5063125">
            <text:p>77.5063125</text:p>
          </table:table-cell>
          <table:table-cell table:number-columns-repeated="2"/>
        </table:table-row>
        <table:table-row table:style-name="ro1">
          <table:table-cell office:value-type="float" office:value="77.5823125">
            <text:p>77.5823125</text:p>
          </table:table-cell>
          <table:table-cell office:value-type="float" office:value="77.4264375">
            <text:p>77.4264375</text:p>
          </table:table-cell>
          <table:table-cell office:value-type="float" office:value="77.3194375">
            <text:p>77.3194375</text:p>
          </table:table-cell>
          <table:table-cell office:value-type="float" office:value="77.472">
            <text:p>77.472</text:p>
          </table:table-cell>
          <table:table-cell office:value-type="float" office:value="77.4918125">
            <text:p>77.4918125</text:p>
          </table:table-cell>
          <table:table-cell table:number-columns-repeated="2"/>
        </table:table-row>
        <table:table-row table:style-name="ro1">
          <table:table-cell office:value-type="float" office:value="77.528125">
            <text:p>77.528125</text:p>
          </table:table-cell>
          <table:table-cell office:value-type="float" office:value="77.433">
            <text:p>77.433</text:p>
          </table:table-cell>
          <table:table-cell office:value-type="float" office:value="77.3108125">
            <text:p>77.3108125</text:p>
          </table:table-cell>
          <table:table-cell office:value-type="float" office:value="77.474">
            <text:p>77.474</text:p>
          </table:table-cell>
          <table:table-cell office:value-type="float" office:value="77.4885">
            <text:p>77.4885</text:p>
          </table:table-cell>
          <table:table-cell table:number-columns-repeated="2"/>
        </table:table-row>
        <table:table-row table:style-name="ro1">
          <table:table-cell office:value-type="float" office:value="77.54925">
            <text:p>77.54925</text:p>
          </table:table-cell>
          <table:table-cell office:value-type="float" office:value="77.4574375">
            <text:p>77.4574375</text:p>
          </table:table-cell>
          <table:table-cell office:value-type="float" office:value="77.33">
            <text:p>77.33</text:p>
          </table:table-cell>
          <table:table-cell office:value-type="float" office:value="77.472625">
            <text:p>77.472625</text:p>
          </table:table-cell>
          <table:table-cell office:value-type="float" office:value="77.460125">
            <text:p>77.460125</text:p>
          </table:table-cell>
          <table:table-cell table:number-columns-repeated="2"/>
        </table:table-row>
        <table:table-row table:style-name="ro1">
          <table:table-cell office:value-type="float" office:value="77.5386875">
            <text:p>77.5386875</text:p>
          </table:table-cell>
          <table:table-cell office:value-type="float" office:value="77.42975">
            <text:p>77.42975</text:p>
          </table:table-cell>
          <table:table-cell office:value-type="float" office:value="77.318125">
            <text:p>77.318125</text:p>
          </table:table-cell>
          <table:table-cell office:value-type="float" office:value="77.468">
            <text:p>77.468</text:p>
          </table:table-cell>
          <table:table-cell office:value-type="float" office:value="77.4944375">
            <text:p>77.4944375</text:p>
          </table:table-cell>
          <table:table-cell table:number-columns-repeated="2"/>
        </table:table-row>
        <table:table-row table:style-name="ro1">
          <table:table-cell office:value-type="float" office:value="77.541375">
            <text:p>77.541375</text:p>
          </table:table-cell>
          <table:table-cell office:value-type="float" office:value="77.44625">
            <text:p>77.44625</text:p>
          </table:table-cell>
          <table:table-cell office:value-type="float" office:value="77.3154375">
            <text:p>77.3154375</text:p>
          </table:table-cell>
          <table:table-cell office:value-type="float" office:value="77.4640625">
            <text:p>77.4640625</text:p>
          </table:table-cell>
          <table:table-cell office:value-type="float" office:value="77.5036875">
            <text:p>77.5036875</text:p>
          </table:table-cell>
          <table:table-cell table:number-columns-repeated="2"/>
        </table:table-row>
        <table:table-row table:style-name="ro1">
          <table:table-cell office:value-type="float" office:value="77.5935">
            <text:p>77.5935</text:p>
          </table:table-cell>
          <table:table-cell office:value-type="float" office:value="77.4449375">
            <text:p>77.4449375</text:p>
          </table:table-cell>
          <table:table-cell office:value-type="float" office:value="77.3081875">
            <text:p>77.3081875</text:p>
          </table:table-cell>
          <table:table-cell office:value-type="float" office:value="77.4805625">
            <text:p>77.4805625</text:p>
          </table:table-cell>
          <table:table-cell office:value-type="float" office:value="77.5149375">
            <text:p>77.5149375</text:p>
          </table:table-cell>
          <table:table-cell table:number-columns-repeated="2"/>
        </table:table-row>
        <table:table-row table:style-name="ro1">
          <table:table-cell office:value-type="float" office:value="77.5426875">
            <text:p>77.5426875</text:p>
          </table:table-cell>
          <table:table-cell office:value-type="float" office:value="77.437">
            <text:p>77.437</text:p>
          </table:table-cell>
          <table:table-cell office:value-type="float" office:value="77.30425">
            <text:p>77.30425</text:p>
          </table:table-cell>
          <table:table-cell office:value-type="float" office:value="77.4865">
            <text:p>77.4865</text:p>
          </table:table-cell>
          <table:table-cell office:value-type="float" office:value="77.4918125">
            <text:p>77.4918125</text:p>
          </table:table-cell>
          <table:table-cell table:number-columns-repeated="2"/>
        </table:table-row>
        <table:table-row table:style-name="ro1">
          <table:table-cell office:value-type="float" office:value="77.528125">
            <text:p>77.528125</text:p>
          </table:table-cell>
          <table:table-cell office:value-type="float" office:value="77.4634375">
            <text:p>77.4634375</text:p>
          </table:table-cell>
          <table:table-cell office:value-type="float" office:value="77.33725">
            <text:p>77.33725</text:p>
          </table:table-cell>
          <table:table-cell office:value-type="float" office:value="77.474">
            <text:p>77.474</text:p>
          </table:table-cell>
          <table:table-cell office:value-type="float" office:value="77.472">
            <text:p>77.472</text:p>
          </table:table-cell>
          <table:table-cell table:number-columns-repeated="2"/>
        </table:table-row>
        <table:table-row table:style-name="ro1">
          <table:table-cell office:value-type="float" office:value="77.5155625">
            <text:p>77.5155625</text:p>
          </table:table-cell>
          <table:table-cell office:value-type="float" office:value="77.4475625">
            <text:p>77.4475625</text:p>
          </table:table-cell>
          <table:table-cell office:value-type="float" office:value="77.328">
            <text:p>77.328</text:p>
          </table:table-cell>
          <table:table-cell office:value-type="float" office:value="77.472">
            <text:p>77.472</text:p>
          </table:table-cell>
          <table:table-cell office:value-type="float" office:value="77.500375">
            <text:p>77.500375</text:p>
          </table:table-cell>
          <table:table-cell table:number-columns-repeated="2"/>
        </table:table-row>
        <table:table-row table:style-name="ro1">
          <table:table-cell office:value-type="float" office:value="77.509625">
            <text:p>77.509625</text:p>
          </table:table-cell>
          <table:table-cell office:value-type="float" office:value="77.430375">
            <text:p>77.430375</text:p>
          </table:table-cell>
          <table:table-cell office:value-type="float" office:value="77.2963125">
            <text:p>77.2963125</text:p>
          </table:table-cell>
          <table:table-cell office:value-type="float" office:value="77.511625">
            <text:p>77.511625</text:p>
          </table:table-cell>
          <table:table-cell office:value-type="float" office:value="77.4970625">
            <text:p>77.4970625</text:p>
          </table:table-cell>
          <table:table-cell table:number-columns-repeated="2"/>
        </table:table-row>
        <table:table-row table:style-name="ro1">
          <table:table-cell office:value-type="float" office:value="77.5294375">
            <text:p>77.5294375</text:p>
          </table:table-cell>
          <table:table-cell office:value-type="float" office:value="77.4541875">
            <text:p>77.4541875</text:p>
          </table:table-cell>
          <table:table-cell office:value-type="float" office:value="77.31875">
            <text:p>77.31875</text:p>
          </table:table-cell>
          <table:table-cell office:value-type="float" office:value="77.481875">
            <text:p>77.481875</text:p>
          </table:table-cell>
          <table:table-cell office:value-type="float" office:value="77.4865">
            <text:p>77.4865</text:p>
          </table:table-cell>
          <table:table-cell table:number-columns-repeated="2"/>
        </table:table-row>
        <table:table-row table:style-name="ro1">
          <table:table-cell office:value-type="float" office:value="77.532125">
            <text:p>77.532125</text:p>
          </table:table-cell>
          <table:table-cell office:value-type="float" office:value="77.4270625">
            <text:p>77.4270625</text:p>
          </table:table-cell>
          <table:table-cell office:value-type="float" office:value="77.334625">
            <text:p>77.334625</text:p>
          </table:table-cell>
          <table:table-cell office:value-type="float" office:value="77.4706875">
            <text:p>77.4706875</text:p>
          </table:table-cell>
          <table:table-cell office:value-type="float" office:value="77.5103125">
            <text:p>77.5103125</text:p>
          </table:table-cell>
          <table:table-cell table:number-columns-repeated="2"/>
        </table:table-row>
        <table:table-row table:style-name="ro1">
          <table:table-cell office:value-type="float" office:value="77.53275">
            <text:p>77.53275</text:p>
          </table:table-cell>
          <table:table-cell office:value-type="float" office:value="77.4614375">
            <text:p>77.4614375</text:p>
          </table:table-cell>
          <table:table-cell office:value-type="float" office:value="77.339875">
            <text:p>77.339875</text:p>
          </table:table-cell>
          <table:table-cell office:value-type="float" office:value="77.4825625">
            <text:p>77.4825625</text:p>
          </table:table-cell>
          <table:table-cell office:value-type="float" office:value="77.483875">
            <text:p>77.483875</text:p>
          </table:table-cell>
          <table:table-cell table:number-columns-repeated="2"/>
        </table:table-row>
        <table:table-row table:style-name="ro1">
          <table:table-cell office:value-type="float" office:value="77.5275">
            <text:p>77.5275</text:p>
          </table:table-cell>
          <table:table-cell office:value-type="float" office:value="77.4383125">
            <text:p>77.4383125</text:p>
          </table:table-cell>
          <table:table-cell office:value-type="float" office:value="77.3266875">
            <text:p>77.3266875</text:p>
          </table:table-cell>
          <table:table-cell office:value-type="float" office:value="77.4614375">
            <text:p>77.4614375</text:p>
          </table:table-cell>
          <table:table-cell office:value-type="float" office:value="77.4938125">
            <text:p>77.4938125</text:p>
          </table:table-cell>
          <table:table-cell table:number-columns-repeated="2"/>
        </table:table-row>
        <table:table-row table:style-name="ro1">
          <table:table-cell office:value-type="float" office:value="77.520875">
            <text:p>77.520875</text:p>
          </table:table-cell>
          <table:table-cell office:value-type="float" office:value="77.437">
            <text:p>77.437</text:p>
          </table:table-cell>
          <table:table-cell office:value-type="float" office:value="77.31675">
            <text:p>77.31675</text:p>
          </table:table-cell>
          <table:table-cell office:value-type="float" office:value="77.4713125">
            <text:p>77.4713125</text:p>
          </table:table-cell>
          <table:table-cell office:value-type="float" office:value="77.5076875">
            <text:p>77.5076875</text:p>
          </table:table-cell>
          <table:table-cell table:number-columns-repeated="2"/>
        </table:table-row>
        <table:table-row table:style-name="ro1">
          <table:table-cell office:value-type="float" office:value="77.5056875">
            <text:p>77.5056875</text:p>
          </table:table-cell>
          <table:table-cell office:value-type="float" office:value="77.4475625">
            <text:p>77.4475625</text:p>
          </table:table-cell>
          <table:table-cell office:value-type="float" office:value="77.31875">
            <text:p>77.31875</text:p>
          </table:table-cell>
          <table:table-cell office:value-type="float" office:value="77.4660625">
            <text:p>77.4660625</text:p>
          </table:table-cell>
          <table:table-cell office:value-type="float" office:value="77.4944375">
            <text:p>77.4944375</text:p>
          </table:table-cell>
          <table:table-cell table:number-columns-repeated="2"/>
        </table:table-row>
        <table:table-row table:style-name="ro1">
          <table:table-cell office:value-type="float" office:value="77.5076875">
            <text:p>77.5076875</text:p>
          </table:table-cell>
          <table:table-cell office:value-type="float" office:value="77.4310625">
            <text:p>77.4310625</text:p>
          </table:table-cell>
          <table:table-cell office:value-type="float" office:value="77.3405625">
            <text:p>77.3405625</text:p>
          </table:table-cell>
          <table:table-cell office:value-type="float" office:value="77.4733125">
            <text:p>77.4733125</text:p>
          </table:table-cell>
          <table:table-cell office:value-type="float" office:value="77.4964375">
            <text:p>77.4964375</text:p>
          </table:table-cell>
          <table:table-cell table:number-columns-repeated="2"/>
        </table:table-row>
        <table:table-row table:style-name="ro1">
          <table:table-cell office:value-type="float" office:value="77.5129375">
            <text:p>77.5129375</text:p>
          </table:table-cell>
          <table:table-cell office:value-type="float" office:value="77.432375">
            <text:p>77.432375</text:p>
          </table:table-cell>
          <table:table-cell office:value-type="float" office:value="77.358375">
            <text:p>77.358375</text:p>
          </table:table-cell>
          <table:table-cell office:value-type="float" office:value="77.4620625">
            <text:p>77.4620625</text:p>
          </table:table-cell>
          <table:table-cell office:value-type="float" office:value="77.5083125">
            <text:p>77.5083125</text:p>
          </table:table-cell>
          <table:table-cell table:number-columns-repeated="2"/>
        </table:table-row>
        <table:table-row table:style-name="ro1">
          <table:table-cell office:value-type="float" office:value="77.51825">
            <text:p>77.51825</text:p>
          </table:table-cell>
          <table:table-cell office:value-type="float" office:value="77.44225">
            <text:p>77.44225</text:p>
          </table:table-cell>
          <table:table-cell office:value-type="float" office:value="77.343875">
            <text:p>77.343875</text:p>
          </table:table-cell>
          <table:table-cell office:value-type="float" office:value="77.4891875">
            <text:p>77.4891875</text:p>
          </table:table-cell>
          <table:table-cell office:value-type="float" office:value="77.487875">
            <text:p>77.487875</text:p>
          </table:table-cell>
          <table:table-cell table:number-columns-repeated="2"/>
        </table:table-row>
        <table:table-row table:style-name="ro1">
          <table:table-cell office:value-type="float" office:value="77.51825">
            <text:p>77.51825</text:p>
          </table:table-cell>
          <table:table-cell office:value-type="float" office:value="77.428375">
            <text:p>77.428375</text:p>
          </table:table-cell>
          <table:table-cell office:value-type="float" office:value="77.3465">
            <text:p>77.3465</text:p>
          </table:table-cell>
          <table:table-cell office:value-type="float" office:value="77.5010625">
            <text:p>77.5010625</text:p>
          </table:table-cell>
          <table:table-cell office:value-type="float" office:value="77.4891875">
            <text:p>77.4891875</text:p>
          </table:table-cell>
          <table:table-cell table:number-columns-repeated="2"/>
        </table:table-row>
        <table:table-row table:style-name="ro1">
          <table:table-cell office:value-type="float" office:value="77.5215">
            <text:p>77.5215</text:p>
          </table:table-cell>
          <table:table-cell office:value-type="float" office:value="77.4666875">
            <text:p>77.4666875</text:p>
          </table:table-cell>
          <table:table-cell office:value-type="float" office:value="77.3781875">
            <text:p>77.3781875</text:p>
          </table:table-cell>
          <table:table-cell office:value-type="float" office:value="77.487875">
            <text:p>77.487875</text:p>
          </table:table-cell>
          <table:table-cell office:value-type="float" office:value="77.448875">
            <text:p>77.448875</text:p>
          </table:table-cell>
          <table:table-cell table:number-columns-repeated="2"/>
        </table:table-row>
        <table:table-row table:style-name="ro1">
          <table:table-cell office:value-type="float" office:value="77.5235">
            <text:p>77.5235</text:p>
          </table:table-cell>
          <table:table-cell office:value-type="float" office:value="77.434375">
            <text:p>77.434375</text:p>
          </table:table-cell>
          <table:table-cell office:value-type="float" office:value="77.384125">
            <text:p>77.384125</text:p>
          </table:table-cell>
          <table:table-cell office:value-type="float" office:value="77.485875">
            <text:p>77.485875</text:p>
          </table:table-cell>
          <table:table-cell office:value-type="float" office:value="77.4924375">
            <text:p>77.4924375</text:p>
          </table:table-cell>
          <table:table-cell table:number-columns-repeated="2"/>
        </table:table-row>
        <table:table-row table:style-name="ro1">
          <table:table-cell office:value-type="float" office:value="77.5380625">
            <text:p>77.5380625</text:p>
          </table:table-cell>
          <table:table-cell office:value-type="float" office:value="77.4634375">
            <text:p>77.4634375</text:p>
          </table:table-cell>
          <table:table-cell office:value-type="float" office:value="77.367625">
            <text:p>77.367625</text:p>
          </table:table-cell>
          <table:table-cell office:value-type="float" office:value="77.483875">
            <text:p>77.483875</text:p>
          </table:table-cell>
          <table:table-cell office:value-type="float" office:value="77.487875">
            <text:p>77.487875</text:p>
          </table:table-cell>
          <table:table-cell table:number-columns-repeated="2"/>
        </table:table-row>
        <table:table-row table:style-name="ro1">
          <table:table-cell office:value-type="float" office:value="77.53275">
            <text:p>77.53275</text:p>
          </table:table-cell>
          <table:table-cell office:value-type="float" office:value="77.430375">
            <text:p>77.430375</text:p>
          </table:table-cell>
          <table:table-cell office:value-type="float" office:value="77.3683125">
            <text:p>77.3683125</text:p>
          </table:table-cell>
          <table:table-cell office:value-type="float" office:value="77.4713125">
            <text:p>77.4713125</text:p>
          </table:table-cell>
          <table:table-cell office:value-type="float" office:value="77.505">
            <text:p>77.505</text:p>
          </table:table-cell>
          <table:table-cell table:number-columns-repeated="2"/>
        </table:table-row>
        <table:table-row table:style-name="ro1">
          <table:table-cell office:value-type="float" office:value="77.5386875">
            <text:p>77.5386875</text:p>
          </table:table-cell>
          <table:table-cell office:value-type="float" office:value="77.4290625">
            <text:p>77.4290625</text:p>
          </table:table-cell>
          <table:table-cell office:value-type="float" office:value="77.3775625">
            <text:p>77.3775625</text:p>
          </table:table-cell>
          <table:table-cell office:value-type="float" office:value="77.469375">
            <text:p>77.469375</text:p>
          </table:table-cell>
          <table:table-cell office:value-type="float" office:value="77.4013125">
            <text:p>77.4013125</text:p>
          </table:table-cell>
          <table:table-cell table:number-columns-repeated="2"/>
        </table:table-row>
        <table:table-row table:style-name="ro1">
          <table:table-cell office:value-type="float" office:value="77.55325">
            <text:p>77.55325</text:p>
          </table:table-cell>
          <table:table-cell office:value-type="float" office:value="77.437625">
            <text:p>77.437625</text:p>
          </table:table-cell>
          <table:table-cell office:value-type="float" office:value="77.3821875">
            <text:p>77.3821875</text:p>
          </table:table-cell>
          <table:table-cell office:value-type="float" office:value="77.4759375">
            <text:p>77.4759375</text:p>
          </table:table-cell>
          <table:table-cell office:value-type="float" office:value="77.5076875">
            <text:p>77.5076875</text:p>
          </table:table-cell>
          <table:table-cell table:number-columns-repeated="2"/>
        </table:table-row>
        <table:table-row table:style-name="ro1">
          <table:table-cell office:value-type="float" office:value="77.5585">
            <text:p>77.5585</text:p>
          </table:table-cell>
          <table:table-cell office:value-type="float" office:value="77.439">
            <text:p>77.439</text:p>
          </table:table-cell>
          <table:table-cell office:value-type="float" office:value="77.3966875">
            <text:p>77.3966875</text:p>
          </table:table-cell>
          <table:table-cell office:value-type="float" office:value="77.4851875">
            <text:p>77.4851875</text:p>
          </table:table-cell>
          <table:table-cell office:value-type="float" office:value="77.51425">
            <text:p>77.51425</text:p>
          </table:table-cell>
          <table:table-cell table:number-columns-repeated="2"/>
        </table:table-row>
        <table:table-row table:style-name="ro1">
          <table:table-cell office:value-type="float" office:value="77.55125">
            <text:p>77.55125</text:p>
          </table:table-cell>
          <table:table-cell office:value-type="float" office:value="77.4521875">
            <text:p>77.4521875</text:p>
          </table:table-cell>
          <table:table-cell office:value-type="float" office:value="77.3815">
            <text:p>77.3815</text:p>
          </table:table-cell>
          <table:table-cell office:value-type="float" office:value="77.481875">
            <text:p>77.481875</text:p>
          </table:table-cell>
          <table:table-cell office:value-type="float" office:value="77.5169375">
            <text:p>77.5169375</text:p>
          </table:table-cell>
          <table:table-cell table:number-columns-repeated="2"/>
        </table:table-row>
        <table:table-row table:style-name="ro1">
          <table:table-cell office:value-type="float" office:value="77.55325">
            <text:p>77.55325</text:p>
          </table:table-cell>
          <table:table-cell office:value-type="float" office:value="77.4495625">
            <text:p>77.4495625</text:p>
          </table:table-cell>
          <table:table-cell office:value-type="float" office:value="77.3900625">
            <text:p>77.3900625</text:p>
          </table:table-cell>
          <table:table-cell office:value-type="float" office:value="77.4805625">
            <text:p>77.4805625</text:p>
          </table:table-cell>
          <table:table-cell office:value-type="float" office:value="77.51625">
            <text:p>77.51625</text:p>
          </table:table-cell>
          <table:table-cell table:number-columns-repeated="2"/>
        </table:table-row>
        <table:table-row table:style-name="ro1">
          <table:table-cell office:value-type="float" office:value="77.5519375">
            <text:p>77.5519375</text:p>
          </table:table-cell>
          <table:table-cell office:value-type="float" office:value="77.4481875">
            <text:p>77.4481875</text:p>
          </table:table-cell>
          <table:table-cell office:value-type="float" office:value="77.402">
            <text:p>77.402</text:p>
          </table:table-cell>
          <table:table-cell office:value-type="float" office:value="77.4865">
            <text:p>77.4865</text:p>
          </table:table-cell>
          <table:table-cell office:value-type="float" office:value="77.5036875">
            <text:p>77.5036875</text:p>
          </table:table-cell>
          <table:table-cell table:number-columns-repeated="2"/>
        </table:table-row>
        <table:table-row table:style-name="ro1">
          <table:table-cell office:value-type="float" office:value="77.5565625">
            <text:p>77.5565625</text:p>
          </table:table-cell>
          <table:table-cell office:value-type="float" office:value="77.4568125">
            <text:p>77.4568125</text:p>
          </table:table-cell>
          <table:table-cell office:value-type="float" office:value="77.4244375">
            <text:p>77.4244375</text:p>
          </table:table-cell>
          <table:table-cell office:value-type="float" office:value="77.458125">
            <text:p>77.458125</text:p>
          </table:table-cell>
          <table:table-cell office:value-type="float" office:value="77.4363125">
            <text:p>77.4363125</text:p>
          </table:table-cell>
          <table:table-cell table:number-columns-repeated="2"/>
        </table:table-row>
        <table:table-row table:style-name="ro1">
          <table:table-cell office:value-type="float" office:value="77.5519375">
            <text:p>77.5519375</text:p>
          </table:table-cell>
          <table:table-cell office:value-type="float" office:value="77.437">
            <text:p>77.437</text:p>
          </table:table-cell>
          <table:table-cell office:value-type="float" office:value="77.4185">
            <text:p>77.4185</text:p>
          </table:table-cell>
          <table:table-cell office:value-type="float" office:value="77.478625">
            <text:p>77.478625</text:p>
          </table:table-cell>
          <table:table-cell office:value-type="float" office:value="77.47">
            <text:p>77.47</text:p>
          </table:table-cell>
          <table:table-cell table:number-columns-repeated="2"/>
        </table:table-row>
        <table:table-row table:style-name="ro1">
          <table:table-cell office:value-type="float" office:value="77.555875">
            <text:p>77.555875</text:p>
          </table:table-cell>
          <table:table-cell office:value-type="float" office:value="77.4449375">
            <text:p>77.4449375</text:p>
          </table:table-cell>
          <table:table-cell office:value-type="float" office:value="77.4178125">
            <text:p>77.4178125</text:p>
          </table:table-cell>
          <table:table-cell office:value-type="float" office:value="77.483875">
            <text:p>77.483875</text:p>
          </table:table-cell>
          <table:table-cell office:value-type="float" office:value="77.542">
            <text:p>77.542</text:p>
          </table:table-cell>
          <table:table-cell table:number-columns-repeated="2"/>
        </table:table-row>
        <table:table-row table:style-name="ro1">
          <table:table-cell office:value-type="float" office:value="77.55325">
            <text:p>77.55325</text:p>
          </table:table-cell>
          <table:table-cell office:value-type="float" office:value="77.450875">
            <text:p>77.450875</text:p>
          </table:table-cell>
          <table:table-cell office:value-type="float" office:value="77.411875">
            <text:p>77.411875</text:p>
          </table:table-cell>
          <table:table-cell office:value-type="float" office:value="77.4753125">
            <text:p>77.4753125</text:p>
          </table:table-cell>
          <table:table-cell office:value-type="float" office:value="77.5083125">
            <text:p>77.5083125</text:p>
          </table:table-cell>
          <table:table-cell table:number-columns-repeated="2"/>
        </table:table-row>
        <table:table-row table:style-name="ro1">
          <table:table-cell office:value-type="float" office:value="77.53475">
            <text:p>77.53475</text:p>
          </table:table-cell>
          <table:table-cell office:value-type="float" office:value="77.439">
            <text:p>77.439</text:p>
          </table:table-cell>
          <table:table-cell office:value-type="float" office:value="77.41125">
            <text:p>77.41125</text:p>
          </table:table-cell>
          <table:table-cell office:value-type="float" office:value="77.437">
            <text:p>77.437</text:p>
          </table:table-cell>
          <table:table-cell office:value-type="float" office:value="77.47">
            <text:p>77.47</text:p>
          </table:table-cell>
          <table:table-cell table:number-columns-repeated="2"/>
        </table:table-row>
        <table:table-row table:style-name="ro1">
          <table:table-cell office:value-type="float" office:value="77.5275">
            <text:p>77.5275</text:p>
          </table:table-cell>
          <table:table-cell office:value-type="float" office:value="77.441625">
            <text:p>77.441625</text:p>
          </table:table-cell>
          <table:table-cell office:value-type="float" office:value="77.4131875">
            <text:p>77.4131875</text:p>
          </table:table-cell>
          <table:table-cell office:value-type="float" office:value="77.485875">
            <text:p>77.485875</text:p>
          </table:table-cell>
          <table:table-cell office:value-type="float" office:value="77.493125">
            <text:p>77.493125</text:p>
          </table:table-cell>
          <table:table-cell table:number-columns-repeated="2"/>
        </table:table-row>
        <table:table-row table:style-name="ro1">
          <table:table-cell office:value-type="float" office:value="77.5175625">
            <text:p>77.5175625</text:p>
          </table:table-cell>
          <table:table-cell office:value-type="float" office:value="77.4449375">
            <text:p>77.4449375</text:p>
          </table:table-cell>
          <table:table-cell office:value-type="float" office:value="77.4079375">
            <text:p>77.4079375</text:p>
          </table:table-cell>
          <table:table-cell office:value-type="float" office:value="77.481875">
            <text:p>77.481875</text:p>
          </table:table-cell>
          <table:table-cell office:value-type="float" office:value="77.4660625">
            <text:p>77.4660625</text:p>
          </table:table-cell>
          <table:table-cell table:number-columns-repeated="2"/>
        </table:table-row>
        <table:table-row table:style-name="ro1">
          <table:table-cell office:value-type="float" office:value="77.51425">
            <text:p>77.51425</text:p>
          </table:table-cell>
          <table:table-cell office:value-type="float" office:value="77.419125">
            <text:p>77.419125</text:p>
          </table:table-cell>
          <table:table-cell office:value-type="float" office:value="77.3636875">
            <text:p>77.3636875</text:p>
          </table:table-cell>
          <table:table-cell office:value-type="float" office:value="77.474">
            <text:p>77.474</text:p>
          </table:table-cell>
          <table:table-cell office:value-type="float" office:value="77.4753125">
            <text:p>77.4753125</text:p>
          </table:table-cell>
          <table:table-cell table:number-columns-repeated="2"/>
        </table:table-row>
        <table:table-row table:style-name="ro1">
          <table:table-cell office:value-type="float" office:value="77.5123125">
            <text:p>77.5123125</text:p>
          </table:table-cell>
          <table:table-cell office:value-type="float" office:value="77.4528125">
            <text:p>77.4528125</text:p>
          </table:table-cell>
          <table:table-cell office:value-type="float" office:value="77.3683125">
            <text:p>77.3683125</text:p>
          </table:table-cell>
          <table:table-cell office:value-type="float" office:value="77.47">
            <text:p>77.47</text:p>
          </table:table-cell>
          <table:table-cell office:value-type="float" office:value="77.5248125">
            <text:p>77.5248125</text:p>
          </table:table-cell>
          <table:table-cell table:number-columns-repeated="2"/>
        </table:table-row>
        <table:table-row table:style-name="ro1">
          <table:table-cell office:value-type="float" office:value="77.5248125">
            <text:p>77.5248125</text:p>
          </table:table-cell>
          <table:table-cell office:value-type="float" office:value="77.4205">
            <text:p>77.4205</text:p>
          </table:table-cell>
          <table:table-cell office:value-type="float" office:value="77.37025">
            <text:p>77.37025</text:p>
          </table:table-cell>
          <table:table-cell office:value-type="float" office:value="77.507">
            <text:p>77.507</text:p>
          </table:table-cell>
          <table:table-cell office:value-type="float" office:value="77.504375">
            <text:p>77.504375</text:p>
          </table:table-cell>
          <table:table-cell table:number-columns-repeated="2"/>
        </table:table-row>
        <table:table-row table:style-name="ro1">
          <table:table-cell office:value-type="float" office:value="77.530125">
            <text:p>77.530125</text:p>
          </table:table-cell>
          <table:table-cell office:value-type="float" office:value="77.4574375">
            <text:p>77.4574375</text:p>
          </table:table-cell>
          <table:table-cell office:value-type="float" office:value="77.4033125">
            <text:p>77.4033125</text:p>
          </table:table-cell>
          <table:table-cell office:value-type="float" office:value="77.46075">
            <text:p>77.46075</text:p>
          </table:table-cell>
          <table:table-cell office:value-type="float" office:value="77.483875">
            <text:p>77.483875</text:p>
          </table:table-cell>
          <table:table-cell table:number-columns-repeated="2"/>
        </table:table-row>
        <table:table-row table:style-name="ro1">
          <table:table-cell office:value-type="float" office:value="77.530125">
            <text:p>77.530125</text:p>
          </table:table-cell>
          <table:table-cell office:value-type="float" office:value="77.4481875">
            <text:p>77.4481875</text:p>
          </table:table-cell>
          <table:table-cell office:value-type="float" office:value="77.40725">
            <text:p>77.40725</text:p>
          </table:table-cell>
          <table:table-cell office:value-type="float" office:value="77.47">
            <text:p>77.47</text:p>
          </table:table-cell>
          <table:table-cell office:value-type="float" office:value="77.4905">
            <text:p>77.4905</text:p>
          </table:table-cell>
          <table:table-cell table:number-columns-repeated="2"/>
        </table:table-row>
        <table:table-row table:style-name="ro1">
          <table:table-cell office:value-type="float" office:value="77.5083125">
            <text:p>77.5083125</text:p>
          </table:table-cell>
          <table:table-cell office:value-type="float" office:value="77.404625">
            <text:p>77.404625</text:p>
          </table:table-cell>
          <table:table-cell office:value-type="float" office:value="77.3960625">
            <text:p>77.3960625</text:p>
          </table:table-cell>
          <table:table-cell office:value-type="float" office:value="77.46075">
            <text:p>77.46075</text:p>
          </table:table-cell>
          <table:table-cell office:value-type="float" office:value="77.49575">
            <text:p>77.49575</text:p>
          </table:table-cell>
          <table:table-cell table:number-columns-repeated="2"/>
        </table:table-row>
        <table:table-row table:style-name="ro1">
          <table:table-cell office:value-type="float" office:value="77.44225">
            <text:p>77.44225</text:p>
          </table:table-cell>
          <table:table-cell office:value-type="float" office:value="77.4548125">
            <text:p>77.4548125</text:p>
          </table:table-cell>
          <table:table-cell office:value-type="float" office:value="77.411875">
            <text:p>77.411875</text:p>
          </table:table-cell>
          <table:table-cell office:value-type="float" office:value="77.5169375">
            <text:p>77.5169375</text:p>
          </table:table-cell>
          <table:table-cell office:value-type="float" office:value="77.504375">
            <text:p>77.504375</text:p>
          </table:table-cell>
          <table:table-cell table:number-columns-repeated="2"/>
        </table:table-row>
        <table:table-row table:style-name="ro1">
          <table:table-cell office:value-type="float" office:value="77.51825">
            <text:p>77.51825</text:p>
          </table:table-cell>
          <table:table-cell office:value-type="float" office:value="77.4224375">
            <text:p>77.4224375</text:p>
          </table:table-cell>
          <table:table-cell office:value-type="float" office:value="77.4171875">
            <text:p>77.4171875</text:p>
          </table:table-cell>
          <table:table-cell office:value-type="float" office:value="77.4799375">
            <text:p>77.4799375</text:p>
          </table:table-cell>
          <table:table-cell office:value-type="float" office:value="77.495125">
            <text:p>77.495125</text:p>
          </table:table-cell>
          <table:table-cell table:number-columns-repeated="2"/>
        </table:table-row>
        <table:table-row table:style-name="ro1">
          <table:table-cell office:value-type="float" office:value="77.5195625">
            <text:p>77.5195625</text:p>
          </table:table-cell>
          <table:table-cell office:value-type="float" office:value="77.4588125">
            <text:p>77.4588125</text:p>
          </table:table-cell>
          <table:table-cell office:value-type="float" office:value="77.4006875">
            <text:p>77.4006875</text:p>
          </table:table-cell>
          <table:table-cell office:value-type="float" office:value="77.4944375">
            <text:p>77.4944375</text:p>
          </table:table-cell>
          <table:table-cell office:value-type="float" office:value="77.4495625">
            <text:p>77.4495625</text:p>
          </table:table-cell>
          <table:table-cell table:number-columns-repeated="2"/>
        </table:table-row>
        <table:table-row table:style-name="ro1">
          <table:table-cell office:value-type="float" office:value="77.507">
            <text:p>77.507</text:p>
          </table:table-cell>
          <table:table-cell office:value-type="float" office:value="77.4634375">
            <text:p>77.4634375</text:p>
          </table:table-cell>
          <table:table-cell office:value-type="float" office:value="77.42775">
            <text:p>77.42775</text:p>
          </table:table-cell>
          <table:table-cell office:value-type="float" office:value="77.48325">
            <text:p>77.48325</text:p>
          </table:table-cell>
          <table:table-cell office:value-type="float" office:value="77.4938125">
            <text:p>77.4938125</text:p>
          </table:table-cell>
          <table:table-cell table:number-columns-repeated="2"/>
        </table:table-row>
        <table:table-row table:style-name="ro1">
          <table:table-cell office:value-type="float" office:value="77.509">
            <text:p>77.509</text:p>
          </table:table-cell>
          <table:table-cell office:value-type="float" office:value="77.425125">
            <text:p>77.425125</text:p>
          </table:table-cell>
          <table:table-cell office:value-type="float" office:value="77.44625">
            <text:p>77.44625</text:p>
          </table:table-cell>
          <table:table-cell office:value-type="float" office:value="77.481875">
            <text:p>77.481875</text:p>
          </table:table-cell>
          <table:table-cell office:value-type="float" office:value="77.472625">
            <text:p>77.472625</text:p>
          </table:table-cell>
          <table:table-cell table:number-columns-repeated="2"/>
        </table:table-row>
        <table:table-row table:style-name="ro1">
          <table:table-cell office:value-type="float" office:value="77.5215">
            <text:p>77.5215</text:p>
          </table:table-cell>
          <table:table-cell office:value-type="float" office:value="77.4528125">
            <text:p>77.4528125</text:p>
          </table:table-cell>
          <table:table-cell office:value-type="float" office:value="77.4588125">
            <text:p>77.4588125</text:p>
          </table:table-cell>
          <table:table-cell office:value-type="float" office:value="77.47">
            <text:p>77.47</text:p>
          </table:table-cell>
          <table:table-cell office:value-type="float" office:value="77.5036875">
            <text:p>77.5036875</text:p>
          </table:table-cell>
          <table:table-cell table:number-columns-repeated="2"/>
        </table:table-row>
        <table:table-row table:style-name="ro1">
          <table:table-cell office:value-type="float" office:value="77.600125">
            <text:p>77.600125</text:p>
          </table:table-cell>
          <table:table-cell office:value-type="float" office:value="77.4403125">
            <text:p>77.4403125</text:p>
          </table:table-cell>
          <table:table-cell office:value-type="float" office:value="77.4501875">
            <text:p>77.4501875</text:p>
          </table:table-cell>
          <table:table-cell table:number-columns-repeated="2" office:value-type="float" office:value="77.4990625">
            <text:p>77.4990625</text:p>
          </table:table-cell>
          <table:table-cell table:number-columns-repeated="2"/>
        </table:table-row>
        <table:table-row table:style-name="ro1">
          <table:table-cell office:value-type="float" office:value="77.4885">
            <text:p>77.4885</text:p>
          </table:table-cell>
          <table:table-cell office:value-type="float" office:value="77.4435625">
            <text:p>77.4435625</text:p>
          </table:table-cell>
          <table:table-cell office:value-type="float" office:value="77.467375">
            <text:p>77.467375</text:p>
          </table:table-cell>
          <table:table-cell office:value-type="float" office:value="77.4865">
            <text:p>77.4865</text:p>
          </table:table-cell>
          <table:table-cell office:value-type="float" office:value="77.509625">
            <text:p>77.509625</text:p>
          </table:table-cell>
          <table:table-cell table:number-columns-repeated="2"/>
        </table:table-row>
        <table:table-row table:style-name="ro1">
          <table:table-cell office:value-type="float" office:value="77.537375">
            <text:p>77.537375</text:p>
          </table:table-cell>
          <table:table-cell office:value-type="float" office:value="77.433">
            <text:p>77.433</text:p>
          </table:table-cell>
          <table:table-cell office:value-type="float" office:value="77.513625">
            <text:p>77.513625</text:p>
          </table:table-cell>
          <table:table-cell office:value-type="float" office:value="77.469375">
            <text:p>77.469375</text:p>
          </table:table-cell>
          <table:table-cell office:value-type="float" office:value="77.4759375">
            <text:p>77.4759375</text:p>
          </table:table-cell>
          <table:table-cell table:number-columns-repeated="2"/>
        </table:table-row>
        <table:table-row table:style-name="ro1">
          <table:table-cell office:value-type="float" office:value="77.5340625">
            <text:p>77.5340625</text:p>
          </table:table-cell>
          <table:table-cell office:value-type="float" office:value="77.4363125">
            <text:p>77.4363125</text:p>
          </table:table-cell>
          <table:table-cell office:value-type="float" office:value="77.47725">
            <text:p>77.47725</text:p>
          </table:table-cell>
          <table:table-cell office:value-type="float" office:value="77.467375">
            <text:p>77.467375</text:p>
          </table:table-cell>
          <table:table-cell office:value-type="float" office:value="77.48125">
            <text:p>77.48125</text:p>
          </table:table-cell>
          <table:table-cell table:number-columns-repeated="2"/>
        </table:table-row>
        <table:table-row table:style-name="ro1">
          <table:table-cell office:value-type="float" office:value="77.4970625">
            <text:p>77.4970625</text:p>
          </table:table-cell>
          <table:table-cell office:value-type="float" office:value="77.421125">
            <text:p>77.421125</text:p>
          </table:table-cell>
          <table:table-cell office:value-type="float" office:value="77.474">
            <text:p>77.474</text:p>
          </table:table-cell>
          <table:table-cell office:value-type="float" office:value="77.4686875">
            <text:p>77.4686875</text:p>
          </table:table-cell>
          <table:table-cell office:value-type="float" office:value="77.507">
            <text:p>77.507</text:p>
          </table:table-cell>
          <table:table-cell table:number-columns-repeated="2"/>
        </table:table-row>
        <table:table-row table:style-name="ro1">
          <table:table-cell office:value-type="float" office:value="77.5103125">
            <text:p>77.5103125</text:p>
          </table:table-cell>
          <table:table-cell office:value-type="float" office:value="77.433">
            <text:p>77.433</text:p>
          </table:table-cell>
          <table:table-cell office:value-type="float" office:value="77.469375">
            <text:p>77.469375</text:p>
          </table:table-cell>
          <table:table-cell office:value-type="float" office:value="77.4845625">
            <text:p>77.4845625</text:p>
          </table:table-cell>
          <table:table-cell office:value-type="float" office:value="77.5268125">
            <text:p>77.5268125</text:p>
          </table:table-cell>
          <table:table-cell table:number-columns-repeated="2"/>
        </table:table-row>
        <table:table-row table:style-name="ro1">
          <table:table-cell office:value-type="float" office:value="77.5525625">
            <text:p>77.5525625</text:p>
          </table:table-cell>
          <table:table-cell office:value-type="float" office:value="77.4588125">
            <text:p>77.4588125</text:p>
          </table:table-cell>
          <table:table-cell office:value-type="float" office:value="77.469375">
            <text:p>77.469375</text:p>
          </table:table-cell>
          <table:table-cell office:value-type="float" office:value="77.487875">
            <text:p>77.487875</text:p>
          </table:table-cell>
          <table:table-cell office:value-type="float" office:value="77.4898125">
            <text:p>77.4898125</text:p>
          </table:table-cell>
          <table:table-cell table:number-columns-repeated="2"/>
        </table:table-row>
        <table:table-row table:style-name="ro1">
          <table:table-cell office:value-type="float" office:value="77.5638125">
            <text:p>77.5638125</text:p>
          </table:table-cell>
          <table:table-cell office:value-type="float" office:value="77.4614375">
            <text:p>77.4614375</text:p>
          </table:table-cell>
          <table:table-cell office:value-type="float" office:value="77.4515">
            <text:p>77.4515</text:p>
          </table:table-cell>
          <table:table-cell office:value-type="float" office:value="77.485875">
            <text:p>77.485875</text:p>
          </table:table-cell>
          <table:table-cell office:value-type="float" office:value="77.5076875">
            <text:p>77.5076875</text:p>
          </table:table-cell>
          <table:table-cell table:number-columns-repeated="2"/>
        </table:table-row>
        <table:table-row table:style-name="ro1">
          <table:table-cell office:value-type="float" office:value="77.5505625">
            <text:p>77.5505625</text:p>
          </table:table-cell>
          <table:table-cell office:value-type="float" office:value="77.446875">
            <text:p>77.446875</text:p>
          </table:table-cell>
          <table:table-cell office:value-type="float" office:value="77.4620625">
            <text:p>77.4620625</text:p>
          </table:table-cell>
          <table:table-cell office:value-type="float" office:value="77.4594375">
            <text:p>77.4594375</text:p>
          </table:table-cell>
          <table:table-cell office:value-type="float" office:value="77.469375">
            <text:p>77.469375</text:p>
          </table:table-cell>
          <table:table-cell table:number-columns-repeated="2"/>
        </table:table-row>
        <table:table-row table:style-name="ro1">
          <table:table-cell office:value-type="float" office:value="77.553875">
            <text:p>77.553875</text:p>
          </table:table-cell>
          <table:table-cell office:value-type="float" office:value="77.448875">
            <text:p>77.448875</text:p>
          </table:table-cell>
          <table:table-cell office:value-type="float" office:value="77.4205">
            <text:p>77.4205</text:p>
          </table:table-cell>
          <table:table-cell office:value-type="float" office:value="77.465375">
            <text:p>77.465375</text:p>
          </table:table-cell>
          <table:table-cell office:value-type="float" office:value="77.476625">
            <text:p>77.476625</text:p>
          </table:table-cell>
          <table:table-cell table:number-columns-repeated="2"/>
        </table:table-row>
        <table:table-row table:style-name="ro1">
          <table:table-cell office:value-type="float" office:value="77.5545625">
            <text:p>77.5545625</text:p>
          </table:table-cell>
          <table:table-cell office:value-type="float" office:value="77.4218125">
            <text:p>77.4218125</text:p>
          </table:table-cell>
          <table:table-cell office:value-type="float" office:value="77.3986875">
            <text:p>77.3986875</text:p>
          </table:table-cell>
          <table:table-cell office:value-type="float" office:value="77.4501875">
            <text:p>77.4501875</text:p>
          </table:table-cell>
          <table:table-cell office:value-type="float" office:value="77.4990625">
            <text:p>77.4990625</text:p>
          </table:table-cell>
          <table:table-cell table:number-columns-repeated="2"/>
        </table:table-row>
        <table:table-row table:style-name="ro1">
          <table:table-cell office:value-type="float" office:value="77.5684375">
            <text:p>77.5684375</text:p>
          </table:table-cell>
          <table:table-cell office:value-type="float" office:value="77.4403125">
            <text:p>77.4403125</text:p>
          </table:table-cell>
          <table:table-cell office:value-type="float" office:value="77.439">
            <text:p>77.439</text:p>
          </table:table-cell>
          <table:table-cell office:value-type="float" office:value="77.4845625">
            <text:p>77.4845625</text:p>
          </table:table-cell>
          <table:table-cell office:value-type="float" office:value="77.509">
            <text:p>77.509</text:p>
          </table:table-cell>
          <table:table-cell table:number-columns-repeated="2"/>
        </table:table-row>
        <table:table-row table:style-name="ro1">
          <table:table-cell office:value-type="float" office:value="77.5730625">
            <text:p>77.5730625</text:p>
          </table:table-cell>
          <table:table-cell office:value-type="float" office:value="77.437625">
            <text:p>77.437625</text:p>
          </table:table-cell>
          <table:table-cell office:value-type="float" office:value="77.4501875">
            <text:p>77.4501875</text:p>
          </table:table-cell>
          <table:table-cell office:value-type="float" office:value="77.4779375">
            <text:p>77.4779375</text:p>
          </table:table-cell>
          <table:table-cell office:value-type="float" office:value="77.4851875">
            <text:p>77.4851875</text:p>
          </table:table-cell>
          <table:table-cell table:number-columns-repeated="2"/>
        </table:table-row>
        <table:table-row table:style-name="ro1">
          <table:table-cell office:value-type="float" office:value="77.567125">
            <text:p>77.567125</text:p>
          </table:table-cell>
          <table:table-cell office:value-type="float" office:value="77.4495625">
            <text:p>77.4495625</text:p>
          </table:table-cell>
          <table:table-cell office:value-type="float" office:value="77.4475625">
            <text:p>77.4475625</text:p>
          </table:table-cell>
          <table:table-cell office:value-type="float" office:value="77.49975">
            <text:p>77.49975</text:p>
          </table:table-cell>
          <table:table-cell office:value-type="float" office:value="77.493125">
            <text:p>77.493125</text:p>
          </table:table-cell>
          <table:table-cell table:number-columns-repeated="2"/>
        </table:table-row>
        <table:table-row table:style-name="ro1">
          <table:table-cell office:value-type="float" office:value="77.585625">
            <text:p>77.585625</text:p>
          </table:table-cell>
          <table:table-cell office:value-type="float" office:value="77.4528125">
            <text:p>77.4528125</text:p>
          </table:table-cell>
          <table:table-cell office:value-type="float" office:value="77.46275">
            <text:p>77.46275</text:p>
          </table:table-cell>
          <table:table-cell office:value-type="float" office:value="77.5083125">
            <text:p>77.5083125</text:p>
          </table:table-cell>
          <table:table-cell office:value-type="float" office:value="77.4885">
            <text:p>77.4885</text:p>
          </table:table-cell>
          <table:table-cell table:number-columns-repeated="2"/>
        </table:table-row>
        <table:table-row table:style-name="ro1">
          <table:table-cell office:value-type="float" office:value="77.5988125">
            <text:p>77.5988125</text:p>
          </table:table-cell>
          <table:table-cell office:value-type="float" office:value="77.4435625">
            <text:p>77.4435625</text:p>
          </table:table-cell>
          <table:table-cell office:value-type="float" office:value="77.4541875">
            <text:p>77.4541875</text:p>
          </table:table-cell>
          <table:table-cell office:value-type="float" office:value="77.456125">
            <text:p>77.456125</text:p>
          </table:table-cell>
          <table:table-cell office:value-type="float" office:value="77.487875">
            <text:p>77.487875</text:p>
          </table:table-cell>
          <table:table-cell table:number-columns-repeated="2"/>
        </table:table-row>
        <table:table-row table:style-name="ro1">
          <table:table-cell office:value-type="float" office:value="77.58825">
            <text:p>77.58825</text:p>
          </table:table-cell>
          <table:table-cell office:value-type="float" office:value="77.42375">
            <text:p>77.42375</text:p>
          </table:table-cell>
          <table:table-cell office:value-type="float" office:value="77.4409375">
            <text:p>77.4409375</text:p>
          </table:table-cell>
          <table:table-cell office:value-type="float" office:value="77.487875">
            <text:p>77.487875</text:p>
          </table:table-cell>
          <table:table-cell office:value-type="float" office:value="77.5056875">
            <text:p>77.5056875</text:p>
          </table:table-cell>
          <table:table-cell table:number-columns-repeated="2"/>
        </table:table-row>
        <table:table-row table:style-name="ro1">
          <table:table-cell office:value-type="float" office:value="77.5849375">
            <text:p>77.5849375</text:p>
          </table:table-cell>
          <table:table-cell office:value-type="float" office:value="77.415875">
            <text:p>77.415875</text:p>
          </table:table-cell>
          <table:table-cell office:value-type="float" office:value="77.439">
            <text:p>77.439</text:p>
          </table:table-cell>
          <table:table-cell office:value-type="float" office:value="77.468">
            <text:p>77.468</text:p>
          </table:table-cell>
          <table:table-cell office:value-type="float" office:value="77.4918125">
            <text:p>77.4918125</text:p>
          </table:table-cell>
          <table:table-cell table:number-columns-repeated="2"/>
        </table:table-row>
        <table:table-row table:style-name="ro1">
          <table:table-cell office:value-type="float" office:value="77.5585">
            <text:p>77.5585</text:p>
          </table:table-cell>
          <table:table-cell office:value-type="float" office:value="77.42975">
            <text:p>77.42975</text:p>
          </table:table-cell>
          <table:table-cell office:value-type="float" office:value="77.4455625">
            <text:p>77.4455625</text:p>
          </table:table-cell>
          <table:table-cell office:value-type="float" office:value="77.49975">
            <text:p>77.49975</text:p>
          </table:table-cell>
          <table:table-cell office:value-type="float" office:value="77.47925">
            <text:p>77.47925</text:p>
          </table:table-cell>
          <table:table-cell table:number-columns-repeated="2"/>
        </table:table-row>
        <table:table-row table:style-name="ro1">
          <table:table-cell office:value-type="float" office:value="77.553875">
            <text:p>77.553875</text:p>
          </table:table-cell>
          <table:table-cell office:value-type="float" office:value="77.4409375">
            <text:p>77.4409375</text:p>
          </table:table-cell>
          <table:table-cell office:value-type="float" office:value="77.42975">
            <text:p>77.42975</text:p>
          </table:table-cell>
          <table:table-cell office:value-type="float" office:value="77.4938125">
            <text:p>77.4938125</text:p>
          </table:table-cell>
          <table:table-cell office:value-type="float" office:value="77.4990625">
            <text:p>77.4990625</text:p>
          </table:table-cell>
          <table:table-cell table:number-columns-repeated="2"/>
        </table:table-row>
        <table:table-row table:style-name="ro1">
          <table:table-cell office:value-type="float" office:value="77.5459375">
            <text:p>77.5459375</text:p>
          </table:table-cell>
          <table:table-cell office:value-type="float" office:value="77.435">
            <text:p>77.435</text:p>
          </table:table-cell>
          <table:table-cell office:value-type="float" office:value="77.439625">
            <text:p>77.439625</text:p>
          </table:table-cell>
          <table:table-cell office:value-type="float" office:value="77.493125">
            <text:p>77.493125</text:p>
          </table:table-cell>
          <table:table-cell office:value-type="float" office:value="77.487875">
            <text:p>77.487875</text:p>
          </table:table-cell>
          <table:table-cell table:number-columns-repeated="2"/>
        </table:table-row>
        <table:table-row table:style-name="ro1">
          <table:table-cell office:value-type="float" office:value="77.5598125">
            <text:p>77.5598125</text:p>
          </table:table-cell>
          <table:table-cell office:value-type="float" office:value="77.434375">
            <text:p>77.434375</text:p>
          </table:table-cell>
          <table:table-cell office:value-type="float" office:value="77.4205">
            <text:p>77.4205</text:p>
          </table:table-cell>
          <table:table-cell office:value-type="float" office:value="77.47925">
            <text:p>77.47925</text:p>
          </table:table-cell>
          <table:table-cell office:value-type="float" office:value="77.4990625">
            <text:p>77.4990625</text:p>
          </table:table-cell>
          <table:table-cell table:number-columns-repeated="2"/>
        </table:table-row>
        <table:table-row table:style-name="ro1">
          <table:table-cell office:value-type="float" office:value="77.5545625">
            <text:p>77.5545625</text:p>
          </table:table-cell>
          <table:table-cell office:value-type="float" office:value="77.4224375">
            <text:p>77.4224375</text:p>
          </table:table-cell>
          <table:table-cell office:value-type="float" office:value="77.388125">
            <text:p>77.388125</text:p>
          </table:table-cell>
          <table:table-cell office:value-type="float" office:value="77.469375">
            <text:p>77.469375</text:p>
          </table:table-cell>
          <table:table-cell office:value-type="float" office:value="77.4759375">
            <text:p>77.4759375</text:p>
          </table:table-cell>
          <table:table-cell table:number-columns-repeated="2"/>
        </table:table-row>
        <table:table-row table:style-name="ro1">
          <table:table-cell office:value-type="float" office:value="77.5658125">
            <text:p>77.5658125</text:p>
          </table:table-cell>
          <table:table-cell office:value-type="float" office:value="77.437625">
            <text:p>77.437625</text:p>
          </table:table-cell>
          <table:table-cell office:value-type="float" office:value="77.3920625">
            <text:p>77.3920625</text:p>
          </table:table-cell>
          <table:table-cell office:value-type="float" office:value="77.478625">
            <text:p>77.478625</text:p>
          </table:table-cell>
          <table:table-cell office:value-type="float" office:value="77.4779375">
            <text:p>77.4779375</text:p>
          </table:table-cell>
          <table:table-cell table:number-columns-repeated="2"/>
        </table:table-row>
        <table:table-row table:style-name="ro1">
          <table:table-cell office:value-type="float" office:value="77.5803125">
            <text:p>77.5803125</text:p>
          </table:table-cell>
          <table:table-cell office:value-type="float" office:value="77.4541875">
            <text:p>77.4541875</text:p>
          </table:table-cell>
          <table:table-cell office:value-type="float" office:value="77.4059375">
            <text:p>77.4059375</text:p>
          </table:table-cell>
          <table:table-cell office:value-type="float" office:value="77.478625">
            <text:p>77.478625</text:p>
          </table:table-cell>
          <table:table-cell office:value-type="float" office:value="77.4970625">
            <text:p>77.4970625</text:p>
          </table:table-cell>
          <table:table-cell table:number-columns-repeated="2"/>
        </table:table-row>
        <table:table-row table:style-name="ro1">
          <table:table-cell office:value-type="float" office:value="77.579">
            <text:p>77.579</text:p>
          </table:table-cell>
          <table:table-cell office:value-type="float" office:value="77.478625">
            <text:p>77.478625</text:p>
          </table:table-cell>
          <table:table-cell office:value-type="float" office:value="77.4099375">
            <text:p>77.4099375</text:p>
          </table:table-cell>
          <table:table-cell office:value-type="float" office:value="77.49575">
            <text:p>77.49575</text:p>
          </table:table-cell>
          <table:table-cell office:value-type="float" office:value="77.47725">
            <text:p>77.47725</text:p>
          </table:table-cell>
          <table:table-cell table:number-columns-repeated="2"/>
        </table:table-row>
        <table:table-row table:style-name="ro1">
          <table:table-cell office:value-type="float" office:value="77.5869375">
            <text:p>77.5869375</text:p>
          </table:table-cell>
          <table:table-cell office:value-type="float" office:value="77.4205">
            <text:p>77.4205</text:p>
          </table:table-cell>
          <table:table-cell office:value-type="float" office:value="77.4244375">
            <text:p>77.4244375</text:p>
          </table:table-cell>
          <table:table-cell office:value-type="float" office:value="77.47925">
            <text:p>77.47925</text:p>
          </table:table-cell>
          <table:table-cell office:value-type="float" office:value="77.4733125">
            <text:p>77.4733125</text:p>
          </table:table-cell>
          <table:table-cell table:number-columns-repeated="2"/>
        </table:table-row>
        <table:table-row table:style-name="ro1">
          <table:table-cell office:value-type="float" office:value="77.5756875">
            <text:p>77.5756875</text:p>
          </table:table-cell>
          <table:table-cell office:value-type="float" office:value="77.4521875">
            <text:p>77.4521875</text:p>
          </table:table-cell>
          <table:table-cell office:value-type="float" office:value="77.4178125">
            <text:p>77.4178125</text:p>
          </table:table-cell>
          <table:table-cell office:value-type="float" office:value="77.4944375">
            <text:p>77.4944375</text:p>
          </table:table-cell>
          <table:table-cell office:value-type="float" office:value="77.5255">
            <text:p>77.5255</text:p>
          </table:table-cell>
          <table:table-cell table:number-columns-repeated="2"/>
        </table:table-row>
        <table:table-row table:style-name="ro1">
          <table:table-cell office:value-type="float" office:value="77.5618125">
            <text:p>77.5618125</text:p>
          </table:table-cell>
          <table:table-cell office:value-type="float" office:value="77.4336875">
            <text:p>77.4336875</text:p>
          </table:table-cell>
          <table:table-cell office:value-type="float" office:value="77.4131875">
            <text:p>77.4131875</text:p>
          </table:table-cell>
          <table:table-cell office:value-type="float" office:value="77.4825625">
            <text:p>77.4825625</text:p>
          </table:table-cell>
          <table:table-cell office:value-type="float" office:value="77.4799375">
            <text:p>77.4799375</text:p>
          </table:table-cell>
          <table:table-cell table:number-columns-repeated="2"/>
        </table:table-row>
        <table:table-row table:style-name="ro1">
          <table:table-cell office:value-type="float" office:value="77.555875">
            <text:p>77.555875</text:p>
          </table:table-cell>
          <table:table-cell office:value-type="float" office:value="77.4528125">
            <text:p>77.4528125</text:p>
          </table:table-cell>
          <table:table-cell office:value-type="float" office:value="77.404625">
            <text:p>77.404625</text:p>
          </table:table-cell>
          <table:table-cell office:value-type="float" office:value="77.4944375">
            <text:p>77.4944375</text:p>
          </table:table-cell>
          <table:table-cell office:value-type="float" office:value="77.507">
            <text:p>77.507</text:p>
          </table:table-cell>
          <table:table-cell table:number-columns-repeated="2"/>
        </table:table-row>
        <table:table-row table:style-name="ro1">
          <table:table-cell office:value-type="float" office:value="77.53275">
            <text:p>77.53275</text:p>
          </table:table-cell>
          <table:table-cell office:value-type="float" office:value="77.4759375">
            <text:p>77.4759375</text:p>
          </table:table-cell>
          <table:table-cell office:value-type="float" office:value="77.37025">
            <text:p>77.37025</text:p>
          </table:table-cell>
          <table:table-cell office:value-type="float" office:value="77.4865">
            <text:p>77.4865</text:p>
          </table:table-cell>
          <table:table-cell office:value-type="float" office:value="77.4938125">
            <text:p>77.4938125</text:p>
          </table:table-cell>
          <table:table-cell table:number-columns-repeated="2"/>
        </table:table-row>
        <table:table-row table:style-name="ro1">
          <table:table-cell office:value-type="float" office:value="77.592875">
            <text:p>77.592875</text:p>
          </table:table-cell>
          <table:table-cell office:value-type="float" office:value="77.44625">
            <text:p>77.44625</text:p>
          </table:table-cell>
          <table:table-cell office:value-type="float" office:value="77.3914375">
            <text:p>77.3914375</text:p>
          </table:table-cell>
          <table:table-cell office:value-type="float" office:value="77.5076875">
            <text:p>77.5076875</text:p>
          </table:table-cell>
          <table:table-cell office:value-type="float" office:value="77.4924375">
            <text:p>77.4924375</text:p>
          </table:table-cell>
          <table:table-cell table:number-columns-repeated="2"/>
        </table:table-row>
        <table:table-row table:style-name="ro1">
          <table:table-cell office:value-type="float" office:value="77.581625">
            <text:p>77.581625</text:p>
          </table:table-cell>
          <table:table-cell office:value-type="float" office:value="77.434375">
            <text:p>77.434375</text:p>
          </table:table-cell>
          <table:table-cell office:value-type="float" office:value="77.398">
            <text:p>77.398</text:p>
          </table:table-cell>
          <table:table-cell office:value-type="float" office:value="77.483875">
            <text:p>77.483875</text:p>
          </table:table-cell>
          <table:table-cell office:value-type="float" office:value="77.530125">
            <text:p>77.530125</text:p>
          </table:table-cell>
          <table:table-cell table:number-columns-repeated="2"/>
        </table:table-row>
        <table:table-row table:style-name="ro1">
          <table:table-cell office:value-type="float" office:value="77.5829375">
            <text:p>77.5829375</text:p>
          </table:table-cell>
          <table:table-cell office:value-type="float" office:value="77.44225">
            <text:p>77.44225</text:p>
          </table:table-cell>
          <table:table-cell office:value-type="float" office:value="77.3920625">
            <text:p>77.3920625</text:p>
          </table:table-cell>
          <table:table-cell office:value-type="float" office:value="77.4865">
            <text:p>77.4865</text:p>
          </table:table-cell>
          <table:table-cell office:value-type="float" office:value="77.49775">
            <text:p>77.49775</text:p>
          </table:table-cell>
          <table:table-cell table:number-columns-repeated="2"/>
        </table:table-row>
        <table:table-row table:style-name="ro1">
          <table:table-cell office:value-type="float" office:value="77.62125">
            <text:p>77.62125</text:p>
          </table:table-cell>
          <table:table-cell office:value-type="float" office:value="77.450875">
            <text:p>77.450875</text:p>
          </table:table-cell>
          <table:table-cell office:value-type="float" office:value="77.411875">
            <text:p>77.411875</text:p>
          </table:table-cell>
          <table:table-cell office:value-type="float" office:value="77.4984375">
            <text:p>77.4984375</text:p>
          </table:table-cell>
          <table:table-cell office:value-type="float" office:value="77.4970625">
            <text:p>77.4970625</text:p>
          </table:table-cell>
          <table:table-cell table:number-columns-repeated="2"/>
        </table:table-row>
        <table:table-row table:style-name="ro1">
          <table:table-cell office:value-type="float" office:value="77.58425">
            <text:p>77.58425</text:p>
          </table:table-cell>
          <table:table-cell office:value-type="float" office:value="77.4528125">
            <text:p>77.4528125</text:p>
          </table:table-cell>
          <table:table-cell office:value-type="float" office:value="77.42775">
            <text:p>77.42775</text:p>
          </table:table-cell>
          <table:table-cell office:value-type="float" office:value="77.48125">
            <text:p>77.48125</text:p>
          </table:table-cell>
          <table:table-cell office:value-type="float" office:value="77.4799375">
            <text:p>77.4799375</text:p>
          </table:table-cell>
          <table:table-cell table:number-columns-repeated="2"/>
        </table:table-row>
        <table:table-row table:style-name="ro1">
          <table:table-cell office:value-type="float" office:value="77.629875">
            <text:p>77.629875</text:p>
          </table:table-cell>
          <table:table-cell office:value-type="float" office:value="77.4475625">
            <text:p>77.4475625</text:p>
          </table:table-cell>
          <table:table-cell office:value-type="float" office:value="77.4145">
            <text:p>77.4145</text:p>
          </table:table-cell>
          <table:table-cell office:value-type="float" office:value="77.4898125">
            <text:p>77.4898125</text:p>
          </table:table-cell>
          <table:table-cell office:value-type="float" office:value="77.49775">
            <text:p>77.49775</text:p>
          </table:table-cell>
          <table:table-cell table:number-columns-repeated="2"/>
        </table:table-row>
        <table:table-row table:style-name="ro1">
          <table:table-cell office:value-type="float" office:value="77.5803125">
            <text:p>77.5803125</text:p>
          </table:table-cell>
          <table:table-cell office:value-type="float" office:value="77.4151875">
            <text:p>77.4151875</text:p>
          </table:table-cell>
          <table:table-cell office:value-type="float" office:value="77.4264375">
            <text:p>77.4264375</text:p>
          </table:table-cell>
          <table:table-cell office:value-type="float" office:value="77.46475">
            <text:p>77.46475</text:p>
          </table:table-cell>
          <table:table-cell office:value-type="float" office:value="77.4753125">
            <text:p>77.4753125</text:p>
          </table:table-cell>
          <table:table-cell table:number-columns-repeated="2"/>
        </table:table-row>
        <table:table-row table:style-name="ro1">
          <table:table-cell office:value-type="float" office:value="77.576375">
            <text:p>77.576375</text:p>
          </table:table-cell>
          <table:table-cell office:value-type="float" office:value="77.435">
            <text:p>77.435</text:p>
          </table:table-cell>
          <table:table-cell office:value-type="float" office:value="77.4383125">
            <text:p>77.4383125</text:p>
          </table:table-cell>
          <table:table-cell office:value-type="float" office:value="77.4905">
            <text:p>77.4905</text:p>
          </table:table-cell>
          <table:table-cell office:value-type="float" office:value="77.4984375">
            <text:p>77.4984375</text:p>
          </table:table-cell>
          <table:table-cell table:number-columns-repeated="2"/>
        </table:table-row>
        <table:table-row table:style-name="ro1">
          <table:table-cell office:value-type="float" office:value="77.6615625">
            <text:p>77.6615625</text:p>
          </table:table-cell>
          <table:table-cell office:value-type="float" office:value="77.450875">
            <text:p>77.450875</text:p>
          </table:table-cell>
          <table:table-cell office:value-type="float" office:value="77.44225">
            <text:p>77.44225</text:p>
          </table:table-cell>
          <table:table-cell office:value-type="float" office:value="77.48325">
            <text:p>77.48325</text:p>
          </table:table-cell>
          <table:table-cell office:value-type="float" office:value="77.4805625">
            <text:p>77.4805625</text:p>
          </table:table-cell>
          <table:table-cell table:number-columns-repeated="2"/>
        </table:table-row>
        <table:table-row table:style-name="ro1">
          <table:table-cell office:value-type="float" office:value="77.5756875">
            <text:p>77.5756875</text:p>
          </table:table-cell>
          <table:table-cell office:value-type="float" office:value="77.4449375">
            <text:p>77.4449375</text:p>
          </table:table-cell>
          <table:table-cell office:value-type="float" office:value="77.456125">
            <text:p>77.456125</text:p>
          </table:table-cell>
          <table:table-cell office:value-type="float" office:value="77.4614375">
            <text:p>77.4614375</text:p>
          </table:table-cell>
          <table:table-cell office:value-type="float" office:value="77.5129375">
            <text:p>77.5129375</text:p>
          </table:table-cell>
          <table:table-cell table:number-columns-repeated="2"/>
        </table:table-row>
        <table:table-row table:style-name="ro1">
          <table:table-cell office:value-type="float" office:value="77.5875625">
            <text:p>77.5875625</text:p>
          </table:table-cell>
          <table:table-cell office:value-type="float" office:value="77.446875">
            <text:p>77.446875</text:p>
          </table:table-cell>
          <table:table-cell office:value-type="float" office:value="77.435">
            <text:p>77.435</text:p>
          </table:table-cell>
          <table:table-cell office:value-type="float" office:value="77.535375">
            <text:p>77.535375</text:p>
          </table:table-cell>
          <table:table-cell office:value-type="float" office:value="77.47725">
            <text:p>77.47725</text:p>
          </table:table-cell>
          <table:table-cell table:number-columns-repeated="2"/>
        </table:table-row>
        <table:table-row table:style-name="ro1">
          <table:table-cell office:value-type="float" office:value="77.5968125">
            <text:p>77.5968125</text:p>
          </table:table-cell>
          <table:table-cell office:value-type="float" office:value="77.4356875">
            <text:p>77.4356875</text:p>
          </table:table-cell>
          <table:table-cell office:value-type="float" office:value="77.448875">
            <text:p>77.448875</text:p>
          </table:table-cell>
          <table:table-cell office:value-type="float" office:value="77.4871875">
            <text:p>77.4871875</text:p>
          </table:table-cell>
          <table:table-cell office:value-type="float" office:value="77.487875">
            <text:p>77.487875</text:p>
          </table:table-cell>
          <table:table-cell table:number-columns-repeated="2"/>
        </table:table-row>
        <table:table-row table:style-name="ro1">
          <table:table-cell office:value-type="float" office:value="77.5585">
            <text:p>77.5585</text:p>
          </table:table-cell>
          <table:table-cell office:value-type="float" office:value="77.434375">
            <text:p>77.434375</text:p>
          </table:table-cell>
          <table:table-cell office:value-type="float" office:value="77.4403125">
            <text:p>77.4403125</text:p>
          </table:table-cell>
          <table:table-cell office:value-type="float" office:value="77.4924375">
            <text:p>77.4924375</text:p>
          </table:table-cell>
          <table:table-cell office:value-type="float" office:value="77.49975">
            <text:p>77.49975</text:p>
          </table:table-cell>
          <table:table-cell table:number-columns-repeated="2"/>
        </table:table-row>
        <table:table-row table:style-name="ro1">
          <table:table-cell office:value-type="float" office:value="77.5783125">
            <text:p>77.5783125</text:p>
          </table:table-cell>
          <table:table-cell office:value-type="float" office:value="77.4541875">
            <text:p>77.4541875</text:p>
          </table:table-cell>
          <table:table-cell office:value-type="float" office:value="77.441625">
            <text:p>77.441625</text:p>
          </table:table-cell>
          <table:table-cell office:value-type="float" office:value="77.4799375">
            <text:p>77.4799375</text:p>
          </table:table-cell>
          <table:table-cell office:value-type="float" office:value="77.4845625">
            <text:p>77.4845625</text:p>
          </table:table-cell>
          <table:table-cell table:number-columns-repeated="2"/>
        </table:table-row>
        <table:table-row table:style-name="ro1">
          <table:table-cell office:value-type="float" office:value="77.59025">
            <text:p>77.59025</text:p>
          </table:table-cell>
          <table:table-cell office:value-type="float" office:value="77.4356875">
            <text:p>77.4356875</text:p>
          </table:table-cell>
          <table:table-cell office:value-type="float" office:value="77.413875">
            <text:p>77.413875</text:p>
          </table:table-cell>
          <table:table-cell office:value-type="float" office:value="77.4885">
            <text:p>77.4885</text:p>
          </table:table-cell>
          <table:table-cell office:value-type="float" office:value="77.495125">
            <text:p>77.495125</text:p>
          </table:table-cell>
          <table:table-cell table:number-columns-repeated="2"/>
        </table:table-row>
        <table:table-row table:style-name="ro1">
          <table:table-cell office:value-type="float" office:value="77.5849375">
            <text:p>77.5849375</text:p>
          </table:table-cell>
          <table:table-cell office:value-type="float" office:value="77.4614375">
            <text:p>77.4614375</text:p>
          </table:table-cell>
          <table:table-cell office:value-type="float" office:value="77.42575">
            <text:p>77.42575</text:p>
          </table:table-cell>
          <table:table-cell table:number-columns-repeated="2" office:value-type="float" office:value="77.478625">
            <text:p>77.478625</text:p>
          </table:table-cell>
          <table:table-cell table:number-columns-repeated="2"/>
        </table:table-row>
        <table:table-row table:style-name="ro1">
          <table:table-cell office:value-type="float" office:value="77.5955">
            <text:p>77.5955</text:p>
          </table:table-cell>
          <table:table-cell office:value-type="float" office:value="77.4356875">
            <text:p>77.4356875</text:p>
          </table:table-cell>
          <table:table-cell office:value-type="float" office:value="77.419125">
            <text:p>77.419125</text:p>
          </table:table-cell>
          <table:table-cell office:value-type="float" office:value="77.474625">
            <text:p>77.474625</text:p>
          </table:table-cell>
          <table:table-cell office:value-type="float" office:value="77.4845625">
            <text:p>77.4845625</text:p>
          </table:table-cell>
          <table:table-cell table:number-columns-repeated="2"/>
        </table:table-row>
        <table:table-row table:style-name="ro1">
          <table:table-cell office:value-type="float" office:value="77.6100625">
            <text:p>77.6100625</text:p>
          </table:table-cell>
          <table:table-cell office:value-type="float" office:value="77.425125">
            <text:p>77.425125</text:p>
          </table:table-cell>
          <table:table-cell office:value-type="float" office:value="77.4099375">
            <text:p>77.4099375</text:p>
          </table:table-cell>
          <table:table-cell office:value-type="float" office:value="77.4851875">
            <text:p>77.4851875</text:p>
          </table:table-cell>
          <table:table-cell office:value-type="float" office:value="77.4885">
            <text:p>77.4885</text:p>
          </table:table-cell>
          <table:table-cell table:number-columns-repeated="2"/>
        </table:table-row>
        <table:table-row table:style-name="ro1">
          <table:table-cell office:value-type="float" office:value="77.6008125">
            <text:p>77.6008125</text:p>
          </table:table-cell>
          <table:table-cell office:value-type="float" office:value="77.44225">
            <text:p>77.44225</text:p>
          </table:table-cell>
          <table:table-cell office:value-type="float" office:value="77.4151875">
            <text:p>77.4151875</text:p>
          </table:table-cell>
          <table:table-cell office:value-type="float" office:value="77.5221875">
            <text:p>77.5221875</text:p>
          </table:table-cell>
          <table:table-cell office:value-type="float" office:value="77.5010625">
            <text:p>77.5010625</text:p>
          </table:table-cell>
          <table:table-cell table:number-columns-repeated="2"/>
        </table:table-row>
        <table:table-row table:style-name="ro1">
          <table:table-cell office:value-type="float" office:value="77.5849375">
            <text:p>77.5849375</text:p>
          </table:table-cell>
          <table:table-cell office:value-type="float" office:value="77.46075">
            <text:p>77.46075</text:p>
          </table:table-cell>
          <table:table-cell office:value-type="float" office:value="77.425125">
            <text:p>77.425125</text:p>
          </table:table-cell>
          <table:table-cell office:value-type="float" office:value="77.4475625">
            <text:p>77.4475625</text:p>
          </table:table-cell>
          <table:table-cell office:value-type="float" office:value="77.483875">
            <text:p>77.483875</text:p>
          </table:table-cell>
          <table:table-cell table:number-columns-repeated="2"/>
        </table:table-row>
        <table:table-row table:style-name="ro1">
          <table:table-cell office:value-type="float" office:value="77.5895625">
            <text:p>77.5895625</text:p>
          </table:table-cell>
          <table:table-cell office:value-type="float" office:value="77.4290625">
            <text:p>77.4290625</text:p>
          </table:table-cell>
          <table:table-cell office:value-type="float" office:value="77.4501875">
            <text:p>77.4501875</text:p>
          </table:table-cell>
          <table:table-cell office:value-type="float" office:value="77.505">
            <text:p>77.505</text:p>
          </table:table-cell>
          <table:table-cell office:value-type="float" office:value="77.476625">
            <text:p>77.476625</text:p>
          </table:table-cell>
          <table:table-cell table:number-columns-repeated="2"/>
        </table:table-row>
        <table:table-row table:style-name="ro1">
          <table:table-cell office:value-type="float" office:value="77.5961875">
            <text:p>77.5961875</text:p>
          </table:table-cell>
          <table:table-cell office:value-type="float" office:value="77.435">
            <text:p>77.435</text:p>
          </table:table-cell>
          <table:table-cell office:value-type="float" office:value="77.4475625">
            <text:p>77.4475625</text:p>
          </table:table-cell>
          <table:table-cell office:value-type="float" office:value="77.500375">
            <text:p>77.500375</text:p>
          </table:table-cell>
          <table:table-cell office:value-type="float" office:value="77.5030625">
            <text:p>77.5030625</text:p>
          </table:table-cell>
          <table:table-cell table:number-columns-repeated="2"/>
        </table:table-row>
        <table:table-row table:style-name="ro1">
          <table:table-cell office:value-type="float" office:value="77.581">
            <text:p>77.581</text:p>
          </table:table-cell>
          <table:table-cell office:value-type="float" office:value="77.42575">
            <text:p>77.42575</text:p>
          </table:table-cell>
          <table:table-cell office:value-type="float" office:value="77.4481875">
            <text:p>77.4481875</text:p>
          </table:table-cell>
          <table:table-cell office:value-type="float" office:value="77.48325">
            <text:p>77.48325</text:p>
          </table:table-cell>
          <table:table-cell office:value-type="float" office:value="77.500375">
            <text:p>77.500375</text:p>
          </table:table-cell>
          <table:table-cell table:number-columns-repeated="2"/>
        </table:table-row>
        <table:table-row table:style-name="ro1">
          <table:table-cell office:value-type="float" office:value="77.583625">
            <text:p>77.583625</text:p>
          </table:table-cell>
          <table:table-cell office:value-type="float" office:value="77.4151875">
            <text:p>77.4151875</text:p>
          </table:table-cell>
          <table:table-cell office:value-type="float" office:value="77.44225">
            <text:p>77.44225</text:p>
          </table:table-cell>
          <table:table-cell office:value-type="float" office:value="77.4938125">
            <text:p>77.4938125</text:p>
          </table:table-cell>
          <table:table-cell office:value-type="float" office:value="77.4924375">
            <text:p>77.4924375</text:p>
          </table:table-cell>
          <table:table-cell table:number-columns-repeated="2"/>
        </table:table-row>
        <table:table-row table:style-name="ro1">
          <table:table-cell office:value-type="float" office:value="77.58425">
            <text:p>77.58425</text:p>
          </table:table-cell>
          <table:table-cell office:value-type="float" office:value="77.44625">
            <text:p>77.44625</text:p>
          </table:table-cell>
          <table:table-cell office:value-type="float" office:value="77.4548125">
            <text:p>77.4548125</text:p>
          </table:table-cell>
          <table:table-cell office:value-type="float" office:value="77.4799375">
            <text:p>77.4799375</text:p>
          </table:table-cell>
          <table:table-cell office:value-type="float" office:value="77.4660625">
            <text:p>77.4660625</text:p>
          </table:table-cell>
          <table:table-cell table:number-columns-repeated="2"/>
        </table:table-row>
        <table:table-row table:style-name="ro1">
          <table:table-cell office:value-type="float" office:value="77.5658125">
            <text:p>77.5658125</text:p>
          </table:table-cell>
          <table:table-cell office:value-type="float" office:value="77.4429375">
            <text:p>77.4429375</text:p>
          </table:table-cell>
          <table:table-cell office:value-type="float" office:value="77.4568125">
            <text:p>77.4568125</text:p>
          </table:table-cell>
          <table:table-cell office:value-type="float" office:value="77.44625">
            <text:p>77.44625</text:p>
          </table:table-cell>
          <table:table-cell office:value-type="float" office:value="77.49775">
            <text:p>77.49775</text:p>
          </table:table-cell>
          <table:table-cell table:number-columns-repeated="2"/>
        </table:table-row>
        <table:table-row table:style-name="ro1">
          <table:table-cell office:value-type="float" office:value="77.59025">
            <text:p>77.59025</text:p>
          </table:table-cell>
          <table:table-cell office:value-type="float" office:value="77.439">
            <text:p>77.439</text:p>
          </table:table-cell>
          <table:table-cell office:value-type="float" office:value="77.439625">
            <text:p>77.439625</text:p>
          </table:table-cell>
          <table:table-cell office:value-type="float" office:value="77.4310625">
            <text:p>77.4310625</text:p>
          </table:table-cell>
          <table:table-cell office:value-type="float" office:value="77.47925">
            <text:p>77.47925</text:p>
          </table:table-cell>
          <table:table-cell table:number-columns-repeated="2"/>
        </table:table-row>
        <table:table-row table:style-name="ro1">
          <table:table-cell office:value-type="float" office:value="77.581625">
            <text:p>77.581625</text:p>
          </table:table-cell>
          <table:table-cell office:value-type="float" office:value="77.4435625">
            <text:p>77.4435625</text:p>
          </table:table-cell>
          <table:table-cell office:value-type="float" office:value="77.44425">
            <text:p>77.44425</text:p>
          </table:table-cell>
          <table:table-cell office:value-type="float" office:value="77.5334375">
            <text:p>77.5334375</text:p>
          </table:table-cell>
          <table:table-cell office:value-type="float" office:value="77.4851875">
            <text:p>77.4851875</text:p>
          </table:table-cell>
          <table:table-cell table:number-columns-repeated="2"/>
        </table:table-row>
        <table:table-row table:style-name="ro1">
          <table:table-cell office:value-type="float" office:value="77.59025">
            <text:p>77.59025</text:p>
          </table:table-cell>
          <table:table-cell office:value-type="float" office:value="77.4535">
            <text:p>77.4535</text:p>
          </table:table-cell>
          <table:table-cell office:value-type="float" office:value="77.460125">
            <text:p>77.460125</text:p>
          </table:table-cell>
          <table:table-cell office:value-type="float" office:value="77.4316875">
            <text:p>77.4316875</text:p>
          </table:table-cell>
          <table:table-cell office:value-type="float" office:value="77.47725">
            <text:p>77.47725</text:p>
          </table:table-cell>
          <table:table-cell table:number-columns-repeated="2"/>
        </table:table-row>
        <table:table-row table:style-name="ro1">
          <table:table-cell office:value-type="float" office:value="77.579625">
            <text:p>77.579625</text:p>
          </table:table-cell>
          <table:table-cell office:value-type="float" office:value="77.4171875">
            <text:p>77.4171875</text:p>
          </table:table-cell>
          <table:table-cell office:value-type="float" office:value="77.469375">
            <text:p>77.469375</text:p>
          </table:table-cell>
          <table:table-cell office:value-type="float" office:value="77.504375">
            <text:p>77.504375</text:p>
          </table:table-cell>
          <table:table-cell office:value-type="float" office:value="77.4799375">
            <text:p>77.4799375</text:p>
          </table:table-cell>
          <table:table-cell table:number-columns-repeated="2"/>
        </table:table-row>
        <table:table-row table:style-name="ro1">
          <table:table-cell office:value-type="float" office:value="77.57175">
            <text:p>77.57175</text:p>
          </table:table-cell>
          <table:table-cell office:value-type="float" office:value="77.44225">
            <text:p>77.44225</text:p>
          </table:table-cell>
          <table:table-cell office:value-type="float" office:value="77.4614375">
            <text:p>77.4614375</text:p>
          </table:table-cell>
          <table:table-cell office:value-type="float" office:value="77.458125">
            <text:p>77.458125</text:p>
          </table:table-cell>
          <table:table-cell office:value-type="float" office:value="77.5036875">
            <text:p>77.5036875</text:p>
          </table:table-cell>
          <table:table-cell table:number-columns-repeated="2"/>
        </table:table-row>
        <table:table-row table:style-name="ro1">
          <table:table-cell office:value-type="float" office:value="77.5736875">
            <text:p>77.5736875</text:p>
          </table:table-cell>
          <table:table-cell office:value-type="float" office:value="77.4429375">
            <text:p>77.4429375</text:p>
          </table:table-cell>
          <table:table-cell office:value-type="float" office:value="77.458125">
            <text:p>77.458125</text:p>
          </table:table-cell>
          <table:table-cell office:value-type="float" office:value="77.485875">
            <text:p>77.485875</text:p>
          </table:table-cell>
          <table:table-cell office:value-type="float" office:value="77.502375">
            <text:p>77.502375</text:p>
          </table:table-cell>
          <table:table-cell table:number-columns-repeated="2"/>
        </table:table-row>
        <table:table-row table:style-name="ro1">
          <table:table-cell office:value-type="float" office:value="77.565125">
            <text:p>77.565125</text:p>
          </table:table-cell>
          <table:table-cell office:value-type="float" office:value="77.430375">
            <text:p>77.430375</text:p>
          </table:table-cell>
          <table:table-cell office:value-type="float" office:value="77.474625">
            <text:p>77.474625</text:p>
          </table:table-cell>
          <table:table-cell office:value-type="float" office:value="77.4885">
            <text:p>77.4885</text:p>
          </table:table-cell>
          <table:table-cell office:value-type="float" office:value="77.4845625">
            <text:p>77.4845625</text:p>
          </table:table-cell>
          <table:table-cell table:number-columns-repeated="2"/>
        </table:table-row>
        <table:table-row table:style-name="ro1">
          <table:table-cell office:value-type="float" office:value="77.5571875">
            <text:p>77.5571875</text:p>
          </table:table-cell>
          <table:table-cell office:value-type="float" office:value="77.4290625">
            <text:p>77.4290625</text:p>
          </table:table-cell>
          <table:table-cell office:value-type="float" office:value="77.47725">
            <text:p>77.47725</text:p>
          </table:table-cell>
          <table:table-cell office:value-type="float" office:value="77.47925">
            <text:p>77.47925</text:p>
          </table:table-cell>
          <table:table-cell office:value-type="float" office:value="77.5083125">
            <text:p>77.5083125</text:p>
          </table:table-cell>
          <table:table-cell table:number-columns-repeated="2"/>
        </table:table-row>
        <table:table-row table:style-name="ro1">
          <table:table-cell office:value-type="float" office:value="77.579">
            <text:p>77.579</text:p>
          </table:table-cell>
          <table:table-cell office:value-type="float" office:value="77.432375">
            <text:p>77.432375</text:p>
          </table:table-cell>
          <table:table-cell office:value-type="float" office:value="77.4825625">
            <text:p>77.4825625</text:p>
          </table:table-cell>
          <table:table-cell office:value-type="float" office:value="77.4885">
            <text:p>77.4885</text:p>
          </table:table-cell>
          <table:table-cell office:value-type="float" office:value="77.4851875">
            <text:p>77.4851875</text:p>
          </table:table-cell>
          <table:table-cell table:number-columns-repeated="2"/>
        </table:table-row>
        <table:table-row table:style-name="ro1">
          <table:table-cell office:value-type="float" office:value="77.5684375">
            <text:p>77.5684375</text:p>
          </table:table-cell>
          <table:table-cell office:value-type="float" office:value="77.4475625">
            <text:p>77.4475625</text:p>
          </table:table-cell>
          <table:table-cell office:value-type="float" office:value="77.487875">
            <text:p>77.487875</text:p>
          </table:table-cell>
          <table:table-cell office:value-type="float" office:value="77.4865">
            <text:p>77.4865</text:p>
          </table:table-cell>
          <table:table-cell office:value-type="float" office:value="77.4759375">
            <text:p>77.4759375</text:p>
          </table:table-cell>
          <table:table-cell table:number-columns-repeated="2"/>
        </table:table-row>
        <table:table-row table:style-name="ro1">
          <table:table-cell office:value-type="float" office:value="77.49775">
            <text:p>77.49775</text:p>
          </table:table-cell>
          <table:table-cell office:value-type="float" office:value="77.4403125">
            <text:p>77.4403125</text:p>
          </table:table-cell>
          <table:table-cell office:value-type="float" office:value="77.509625">
            <text:p>77.509625</text:p>
          </table:table-cell>
          <table:table-cell office:value-type="float" office:value="77.505">
            <text:p>77.505</text:p>
          </table:table-cell>
          <table:table-cell office:value-type="float" office:value="77.4924375">
            <text:p>77.4924375</text:p>
          </table:table-cell>
          <table:table-cell table:number-columns-repeated="2"/>
        </table:table-row>
        <table:table-row table:style-name="ro1">
          <table:table-cell office:value-type="float" office:value="77.583625">
            <text:p>77.583625</text:p>
          </table:table-cell>
          <table:table-cell office:value-type="float" office:value="77.44225">
            <text:p>77.44225</text:p>
          </table:table-cell>
          <table:table-cell office:value-type="float" office:value="77.493125">
            <text:p>77.493125</text:p>
          </table:table-cell>
          <table:table-cell office:value-type="float" office:value="77.4753125">
            <text:p>77.4753125</text:p>
          </table:table-cell>
          <table:table-cell office:value-type="float" office:value="77.4984375">
            <text:p>77.4984375</text:p>
          </table:table-cell>
          <table:table-cell table:number-columns-repeated="2"/>
        </table:table-row>
        <table:table-row table:style-name="ro1">
          <table:table-cell office:value-type="float" office:value="77.5829375">
            <text:p>77.5829375</text:p>
          </table:table-cell>
          <table:table-cell office:value-type="float" office:value="77.4336875">
            <text:p>77.4336875</text:p>
          </table:table-cell>
          <table:table-cell office:value-type="float" office:value="77.4686875">
            <text:p>77.4686875</text:p>
          </table:table-cell>
          <table:table-cell office:value-type="float" office:value="77.4891875">
            <text:p>77.4891875</text:p>
          </table:table-cell>
          <table:table-cell office:value-type="float" office:value="77.500375">
            <text:p>77.500375</text:p>
          </table:table-cell>
          <table:table-cell table:number-columns-repeated="2"/>
        </table:table-row>
        <table:table-row table:style-name="ro1">
          <table:table-cell office:value-type="float" office:value="77.5690625">
            <text:p>77.5690625</text:p>
          </table:table-cell>
          <table:table-cell table:number-columns-repeated="2" office:value-type="float" office:value="77.4521875">
            <text:p>77.4521875</text:p>
          </table:table-cell>
          <table:table-cell office:value-type="float" office:value="77.502375">
            <text:p>77.502375</text:p>
          </table:table-cell>
          <table:table-cell office:value-type="float" office:value="77.474625">
            <text:p>77.474625</text:p>
          </table:table-cell>
          <table:table-cell table:number-columns-repeated="2"/>
        </table:table-row>
        <table:table-row table:style-name="ro1">
          <table:table-cell office:value-type="float" office:value="77.58625">
            <text:p>77.58625</text:p>
          </table:table-cell>
          <table:table-cell office:value-type="float" office:value="77.4535">
            <text:p>77.4535</text:p>
          </table:table-cell>
          <table:table-cell office:value-type="float" office:value="77.448875">
            <text:p>77.448875</text:p>
          </table:table-cell>
          <table:table-cell office:value-type="float" office:value="77.54">
            <text:p>77.54</text:p>
          </table:table-cell>
          <table:table-cell office:value-type="float" office:value="77.509">
            <text:p>77.509</text:p>
          </table:table-cell>
          <table:table-cell table:number-columns-repeated="2"/>
        </table:table-row>
        <table:table-row table:style-name="ro1">
          <table:table-cell office:value-type="float" office:value="77.5823125">
            <text:p>77.5823125</text:p>
          </table:table-cell>
          <table:table-cell office:value-type="float" office:value="77.4383125">
            <text:p>77.4383125</text:p>
          </table:table-cell>
          <table:table-cell office:value-type="float" office:value="77.4316875">
            <text:p>77.4316875</text:p>
          </table:table-cell>
          <table:table-cell office:value-type="float" office:value="77.4686875">
            <text:p>77.4686875</text:p>
          </table:table-cell>
          <table:table-cell office:value-type="float" office:value="77.474">
            <text:p>77.474</text:p>
          </table:table-cell>
          <table:table-cell table:number-columns-repeated="2"/>
        </table:table-row>
        <table:table-row table:style-name="ro1">
          <table:table-cell office:value-type="float" office:value="77.58625">
            <text:p>77.58625</text:p>
          </table:table-cell>
          <table:table-cell office:value-type="float" office:value="77.4363125">
            <text:p>77.4363125</text:p>
          </table:table-cell>
          <table:table-cell office:value-type="float" office:value="77.432375">
            <text:p>77.432375</text:p>
          </table:table-cell>
          <table:table-cell office:value-type="float" office:value="77.4666875">
            <text:p>77.4666875</text:p>
          </table:table-cell>
          <table:table-cell office:value-type="float" office:value="77.505">
            <text:p>77.505</text:p>
          </table:table-cell>
          <table:table-cell table:number-columns-repeated="2"/>
        </table:table-row>
        <table:table-row table:style-name="ro1">
          <table:table-cell office:value-type="float" office:value="77.5975">
            <text:p>77.5975</text:p>
          </table:table-cell>
          <table:table-cell office:value-type="float" office:value="77.4429375">
            <text:p>77.4429375</text:p>
          </table:table-cell>
          <table:table-cell office:value-type="float" office:value="77.4409375">
            <text:p>77.4409375</text:p>
          </table:table-cell>
          <table:table-cell office:value-type="float" office:value="77.476625">
            <text:p>77.476625</text:p>
          </table:table-cell>
          <table:table-cell office:value-type="float" office:value="77.4898125">
            <text:p>77.4898125</text:p>
          </table:table-cell>
          <table:table-cell table:number-columns-repeated="2"/>
        </table:table-row>
        <table:table-row table:style-name="ro1">
          <table:table-cell office:value-type="float" office:value="77.6086875">
            <text:p>77.6086875</text:p>
          </table:table-cell>
          <table:table-cell office:value-type="float" office:value="77.437">
            <text:p>77.437</text:p>
          </table:table-cell>
          <table:table-cell office:value-type="float" office:value="77.428375">
            <text:p>77.428375</text:p>
          </table:table-cell>
          <table:table-cell office:value-type="float" office:value="77.4944375">
            <text:p>77.4944375</text:p>
          </table:table-cell>
          <table:table-cell office:value-type="float" office:value="77.51425">
            <text:p>77.51425</text:p>
          </table:table-cell>
          <table:table-cell table:number-columns-repeated="2"/>
        </table:table-row>
        <table:table-row table:style-name="ro1">
          <table:table-cell office:value-type="float" office:value="77.6100625">
            <text:p>77.6100625</text:p>
          </table:table-cell>
          <table:table-cell office:value-type="float" office:value="77.435">
            <text:p>77.435</text:p>
          </table:table-cell>
          <table:table-cell office:value-type="float" office:value="77.432375">
            <text:p>77.432375</text:p>
          </table:table-cell>
          <table:table-cell office:value-type="float" office:value="77.46275">
            <text:p>77.46275</text:p>
          </table:table-cell>
          <table:table-cell office:value-type="float" office:value="77.4713125">
            <text:p>77.4713125</text:p>
          </table:table-cell>
          <table:table-cell table:number-columns-repeated="2"/>
        </table:table-row>
        <table:table-row table:style-name="ro1">
          <table:table-cell office:value-type="float" office:value="77.6034375">
            <text:p>77.6034375</text:p>
          </table:table-cell>
          <table:table-cell office:value-type="float" office:value="77.44625">
            <text:p>77.44625</text:p>
          </table:table-cell>
          <table:table-cell office:value-type="float" office:value="77.4568125">
            <text:p>77.4568125</text:p>
          </table:table-cell>
          <table:table-cell office:value-type="float" office:value="77.4753125">
            <text:p>77.4753125</text:p>
          </table:table-cell>
          <table:table-cell office:value-type="float" office:value="77.4944375">
            <text:p>77.4944375</text:p>
          </table:table-cell>
          <table:table-cell table:number-columns-repeated="2"/>
        </table:table-row>
        <table:table-row table:style-name="ro1">
          <table:table-cell office:value-type="float" office:value="77.5961875">
            <text:p>77.5961875</text:p>
          </table:table-cell>
          <table:table-cell office:value-type="float" office:value="77.4548125">
            <text:p>77.4548125</text:p>
          </table:table-cell>
          <table:table-cell office:value-type="float" office:value="77.4528125">
            <text:p>77.4528125</text:p>
          </table:table-cell>
          <table:table-cell office:value-type="float" office:value="77.4885">
            <text:p>77.4885</text:p>
          </table:table-cell>
          <table:table-cell office:value-type="float" office:value="77.48325">
            <text:p>77.48325</text:p>
          </table:table-cell>
          <table:table-cell table:number-columns-repeated="2"/>
        </table:table-row>
        <table:table-row table:style-name="ro1">
          <table:table-cell office:value-type="float" office:value="77.5975">
            <text:p>77.5975</text:p>
          </table:table-cell>
          <table:table-cell office:value-type="float" office:value="77.456125">
            <text:p>77.456125</text:p>
          </table:table-cell>
          <table:table-cell office:value-type="float" office:value="77.4356875">
            <text:p>77.4356875</text:p>
          </table:table-cell>
          <table:table-cell office:value-type="float" office:value="77.474625">
            <text:p>77.474625</text:p>
          </table:table-cell>
          <table:table-cell office:value-type="float" office:value="77.5030625">
            <text:p>77.5030625</text:p>
          </table:table-cell>
          <table:table-cell table:number-columns-repeated="2"/>
        </table:table-row>
        <table:table-row table:style-name="ro1">
          <table:table-cell office:value-type="float" office:value="77.6271875">
            <text:p>77.6271875</text:p>
          </table:table-cell>
          <table:table-cell office:value-type="float" office:value="77.4356875">
            <text:p>77.4356875</text:p>
          </table:table-cell>
          <table:table-cell office:value-type="float" office:value="77.47725">
            <text:p>77.47725</text:p>
          </table:table-cell>
          <table:table-cell office:value-type="float" office:value="77.485875">
            <text:p>77.485875</text:p>
          </table:table-cell>
          <table:table-cell office:value-type="float" office:value="77.5195625">
            <text:p>77.5195625</text:p>
          </table:table-cell>
          <table:table-cell table:number-columns-repeated="2"/>
        </table:table-row>
        <table:table-row table:style-name="ro1">
          <table:table-cell office:value-type="float" office:value="77.60675">
            <text:p>77.60675</text:p>
          </table:table-cell>
          <table:table-cell office:value-type="float" office:value="77.4481875">
            <text:p>77.4481875</text:p>
          </table:table-cell>
          <table:table-cell office:value-type="float" office:value="77.4594375">
            <text:p>77.4594375</text:p>
          </table:table-cell>
          <table:table-cell office:value-type="float" office:value="77.468">
            <text:p>77.468</text:p>
          </table:table-cell>
          <table:table-cell office:value-type="float" office:value="77.46475">
            <text:p>77.46475</text:p>
          </table:table-cell>
          <table:table-cell table:number-columns-repeated="2"/>
        </table:table-row>
        <table:table-row table:style-name="ro1">
          <table:table-cell office:value-type="float" office:value="77.607375">
            <text:p>77.607375</text:p>
          </table:table-cell>
          <table:table-cell office:value-type="float" office:value="77.430375">
            <text:p>77.430375</text:p>
          </table:table-cell>
          <table:table-cell office:value-type="float" office:value="77.450875">
            <text:p>77.450875</text:p>
          </table:table-cell>
          <table:table-cell office:value-type="float" office:value="77.505">
            <text:p>77.505</text:p>
          </table:table-cell>
          <table:table-cell office:value-type="float" office:value="77.5288125">
            <text:p>77.5288125</text:p>
          </table:table-cell>
          <table:table-cell table:number-columns-repeated="2"/>
        </table:table-row>
        <table:table-row table:style-name="ro1">
          <table:table-cell office:value-type="float" office:value="77.5955">
            <text:p>77.5955</text:p>
          </table:table-cell>
          <table:table-cell office:value-type="float" office:value="77.4290625">
            <text:p>77.4290625</text:p>
          </table:table-cell>
          <table:table-cell office:value-type="float" office:value="77.4660625">
            <text:p>77.4660625</text:p>
          </table:table-cell>
          <table:table-cell office:value-type="float" office:value="77.476625">
            <text:p>77.476625</text:p>
          </table:table-cell>
          <table:table-cell office:value-type="float" office:value="77.478625">
            <text:p>77.478625</text:p>
          </table:table-cell>
          <table:table-cell table:number-columns-repeated="2"/>
        </table:table-row>
        <table:table-row table:style-name="ro1">
          <table:table-cell office:value-type="float" office:value="77.58425">
            <text:p>77.58425</text:p>
          </table:table-cell>
          <table:table-cell office:value-type="float" office:value="77.4521875">
            <text:p>77.4521875</text:p>
          </table:table-cell>
          <table:table-cell office:value-type="float" office:value="77.4686875">
            <text:p>77.4686875</text:p>
          </table:table-cell>
          <table:table-cell office:value-type="float" office:value="77.4753125">
            <text:p>77.4753125</text:p>
          </table:table-cell>
          <table:table-cell office:value-type="float" office:value="77.48325">
            <text:p>77.48325</text:p>
          </table:table-cell>
          <table:table-cell table:number-columns-repeated="2"/>
        </table:table-row>
        <table:table-row table:style-name="ro1">
          <table:table-cell office:value-type="float" office:value="77.598125">
            <text:p>77.598125</text:p>
          </table:table-cell>
          <table:table-cell office:value-type="float" office:value="77.4336875">
            <text:p>77.4336875</text:p>
          </table:table-cell>
          <table:table-cell office:value-type="float" office:value="77.4555">
            <text:p>77.4555</text:p>
          </table:table-cell>
          <table:table-cell office:value-type="float" office:value="77.49775">
            <text:p>77.49775</text:p>
          </table:table-cell>
          <table:table-cell office:value-type="float" office:value="77.4825625">
            <text:p>77.4825625</text:p>
          </table:table-cell>
          <table:table-cell table:number-columns-repeated="2"/>
        </table:table-row>
        <table:table-row table:style-name="ro1">
          <table:table-cell office:value-type="float" office:value="77.5941875">
            <text:p>77.5941875</text:p>
          </table:table-cell>
          <table:table-cell office:value-type="float" office:value="77.4409375">
            <text:p>77.4409375</text:p>
          </table:table-cell>
          <table:table-cell office:value-type="float" office:value="77.458125">
            <text:p>77.458125</text:p>
          </table:table-cell>
          <table:table-cell office:value-type="float" office:value="77.4779375">
            <text:p>77.4779375</text:p>
          </table:table-cell>
          <table:table-cell office:value-type="float" office:value="77.46275">
            <text:p>77.46275</text:p>
          </table:table-cell>
          <table:table-cell table:number-columns-repeated="2"/>
        </table:table-row>
        <table:table-row table:style-name="ro1">
          <table:table-cell office:value-type="float" office:value="77.6106875">
            <text:p>77.6106875</text:p>
          </table:table-cell>
          <table:table-cell office:value-type="float" office:value="77.4435625">
            <text:p>77.4435625</text:p>
          </table:table-cell>
          <table:table-cell office:value-type="float" office:value="77.4779375">
            <text:p>77.4779375</text:p>
          </table:table-cell>
          <table:table-cell office:value-type="float" office:value="77.493125">
            <text:p>77.493125</text:p>
          </table:table-cell>
          <table:table-cell office:value-type="float" office:value="77.491125">
            <text:p>77.491125</text:p>
          </table:table-cell>
          <table:table-cell table:number-columns-repeated="2"/>
        </table:table-row>
        <table:table-row table:style-name="ro1">
          <table:table-cell office:value-type="float" office:value="77.6476875">
            <text:p>77.6476875</text:p>
          </table:table-cell>
          <table:table-cell office:value-type="float" office:value="77.44225">
            <text:p>77.44225</text:p>
          </table:table-cell>
          <table:table-cell office:value-type="float" office:value="77.4885">
            <text:p>77.4885</text:p>
          </table:table-cell>
          <table:table-cell office:value-type="float" office:value="77.4898125">
            <text:p>77.4898125</text:p>
          </table:table-cell>
          <table:table-cell office:value-type="float" office:value="77.4885">
            <text:p>77.4885</text:p>
          </table:table-cell>
          <table:table-cell table:number-columns-repeated="2"/>
        </table:table-row>
        <table:table-row table:style-name="ro1">
          <table:table-cell office:value-type="float" office:value="77.6086875">
            <text:p>77.6086875</text:p>
          </table:table-cell>
          <table:table-cell office:value-type="float" office:value="77.4495625">
            <text:p>77.4495625</text:p>
          </table:table-cell>
          <table:table-cell office:value-type="float" office:value="77.468">
            <text:p>77.468</text:p>
          </table:table-cell>
          <table:table-cell office:value-type="float" office:value="77.493125">
            <text:p>77.493125</text:p>
          </table:table-cell>
          <table:table-cell office:value-type="float" office:value="77.4924375">
            <text:p>77.4924375</text:p>
          </table:table-cell>
          <table:table-cell table:number-columns-repeated="2"/>
        </table:table-row>
        <table:table-row table:style-name="ro1">
          <table:table-cell office:value-type="float" office:value="77.6311875">
            <text:p>77.6311875</text:p>
          </table:table-cell>
          <table:table-cell office:value-type="float" office:value="77.4449375">
            <text:p>77.4449375</text:p>
          </table:table-cell>
          <table:table-cell office:value-type="float" office:value="77.469375">
            <text:p>77.469375</text:p>
          </table:table-cell>
          <table:table-cell office:value-type="float" office:value="77.4733125">
            <text:p>77.4733125</text:p>
          </table:table-cell>
          <table:table-cell office:value-type="float" office:value="77.500375">
            <text:p>77.500375</text:p>
          </table:table-cell>
          <table:table-cell table:number-columns-repeated="2"/>
        </table:table-row>
        <table:table-row table:style-name="ro1">
          <table:table-cell office:value-type="float" office:value="77.62525">
            <text:p>77.62525</text:p>
          </table:table-cell>
          <table:table-cell office:value-type="float" office:value="77.4039375">
            <text:p>77.4039375</text:p>
          </table:table-cell>
          <table:table-cell office:value-type="float" office:value="77.5036875">
            <text:p>77.5036875</text:p>
          </table:table-cell>
          <table:table-cell office:value-type="float" office:value="77.4713125">
            <text:p>77.4713125</text:p>
          </table:table-cell>
          <table:table-cell office:value-type="float" office:value="77.476625">
            <text:p>77.476625</text:p>
          </table:table-cell>
          <table:table-cell table:number-columns-repeated="2"/>
        </table:table-row>
        <table:table-row table:style-name="ro1">
          <table:table-cell office:value-type="float" office:value="77.625875">
            <text:p>77.625875</text:p>
          </table:table-cell>
          <table:table-cell office:value-type="float" office:value="77.428375">
            <text:p>77.428375</text:p>
          </table:table-cell>
          <table:table-cell office:value-type="float" office:value="77.493125">
            <text:p>77.493125</text:p>
          </table:table-cell>
          <table:table-cell office:value-type="float" office:value="77.509">
            <text:p>77.509</text:p>
          </table:table-cell>
          <table:table-cell office:value-type="float" office:value="77.5149375">
            <text:p>77.5149375</text:p>
          </table:table-cell>
          <table:table-cell table:number-columns-repeated="2"/>
        </table:table-row>
        <table:table-row table:style-name="ro1">
          <table:table-cell office:value-type="float" office:value="77.63775">
            <text:p>77.63775</text:p>
          </table:table-cell>
          <table:table-cell office:value-type="float" office:value="77.4316875">
            <text:p>77.4316875</text:p>
          </table:table-cell>
          <table:table-cell office:value-type="float" office:value="77.504375">
            <text:p>77.504375</text:p>
          </table:table-cell>
          <table:table-cell office:value-type="float" office:value="77.4871875">
            <text:p>77.4871875</text:p>
          </table:table-cell>
          <table:table-cell office:value-type="float" office:value="77.4938125">
            <text:p>77.4938125</text:p>
          </table:table-cell>
          <table:table-cell table:number-columns-repeated="2"/>
        </table:table-row>
        <table:table-row table:style-name="ro1">
          <table:table-cell office:value-type="float" office:value="77.639125">
            <text:p>77.639125</text:p>
          </table:table-cell>
          <table:table-cell office:value-type="float" office:value="77.4521875">
            <text:p>77.4521875</text:p>
          </table:table-cell>
          <table:table-cell office:value-type="float" office:value="77.4964375">
            <text:p>77.4964375</text:p>
          </table:table-cell>
          <table:table-cell office:value-type="float" office:value="77.434375">
            <text:p>77.434375</text:p>
          </table:table-cell>
          <table:table-cell office:value-type="float" office:value="77.4898125">
            <text:p>77.4898125</text:p>
          </table:table-cell>
          <table:table-cell table:number-columns-repeated="2"/>
        </table:table-row>
        <table:table-row table:style-name="ro1">
          <table:table-cell office:value-type="float" office:value="77.639125">
            <text:p>77.639125</text:p>
          </table:table-cell>
          <table:table-cell office:value-type="float" office:value="77.4501875">
            <text:p>77.4501875</text:p>
          </table:table-cell>
          <table:table-cell office:value-type="float" office:value="77.5056875">
            <text:p>77.5056875</text:p>
          </table:table-cell>
          <table:table-cell office:value-type="float" office:value="77.5063125">
            <text:p>77.5063125</text:p>
          </table:table-cell>
          <table:table-cell office:value-type="float" office:value="77.4871875">
            <text:p>77.4871875</text:p>
          </table:table-cell>
          <table:table-cell table:number-columns-repeated="2"/>
        </table:table-row>
        <table:table-row table:style-name="ro1">
          <table:table-cell office:value-type="float" office:value="77.6225625">
            <text:p>77.6225625</text:p>
          </table:table-cell>
          <table:table-cell office:value-type="float" office:value="77.4845625">
            <text:p>77.4845625</text:p>
          </table:table-cell>
          <table:table-cell office:value-type="float" office:value="77.5016875">
            <text:p>77.5016875</text:p>
          </table:table-cell>
          <table:table-cell office:value-type="float" office:value="77.509">
            <text:p>77.509</text:p>
          </table:table-cell>
          <table:table-cell office:value-type="float" office:value="77.4885">
            <text:p>77.4885</text:p>
          </table:table-cell>
          <table:table-cell table:number-columns-repeated="2"/>
        </table:table-row>
        <table:table-row table:style-name="ro1">
          <table:table-cell office:value-type="float" office:value="77.5756875">
            <text:p>77.5756875</text:p>
          </table:table-cell>
          <table:table-cell office:value-type="float" office:value="77.437625">
            <text:p>77.437625</text:p>
          </table:table-cell>
          <table:table-cell office:value-type="float" office:value="77.505">
            <text:p>77.505</text:p>
          </table:table-cell>
          <table:table-cell office:value-type="float" office:value="77.481875">
            <text:p>77.481875</text:p>
          </table:table-cell>
          <table:table-cell office:value-type="float" office:value="77.511625">
            <text:p>77.511625</text:p>
          </table:table-cell>
          <table:table-cell table:number-columns-repeated="2"/>
        </table:table-row>
        <table:table-row table:style-name="ro1">
          <table:table-cell office:value-type="float" office:value="77.579625">
            <text:p>77.579625</text:p>
          </table:table-cell>
          <table:table-cell office:value-type="float" office:value="77.4475625">
            <text:p>77.4475625</text:p>
          </table:table-cell>
          <table:table-cell office:value-type="float" office:value="77.49975">
            <text:p>77.49975</text:p>
          </table:table-cell>
          <table:table-cell office:value-type="float" office:value="77.47725">
            <text:p>77.47725</text:p>
          </table:table-cell>
          <table:table-cell office:value-type="float" office:value="77.5103125">
            <text:p>77.5103125</text:p>
          </table:table-cell>
          <table:table-cell table:number-columns-repeated="2"/>
        </table:table-row>
        <table:table-row table:style-name="ro1">
          <table:table-cell office:value-type="float" office:value="77.5756875">
            <text:p>77.5756875</text:p>
          </table:table-cell>
          <table:table-cell office:value-type="float" office:value="77.4555">
            <text:p>77.4555</text:p>
          </table:table-cell>
          <table:table-cell office:value-type="float" office:value="77.485875">
            <text:p>77.485875</text:p>
          </table:table-cell>
          <table:table-cell office:value-type="float" office:value="77.4918125">
            <text:p>77.4918125</text:p>
          </table:table-cell>
          <table:table-cell office:value-type="float" office:value="77.4898125">
            <text:p>77.4898125</text:p>
          </table:table-cell>
          <table:table-cell table:number-columns-repeated="2"/>
        </table:table-row>
        <table:table-row table:style-name="ro1">
          <table:table-cell office:value-type="float" office:value="77.6529375">
            <text:p>77.6529375</text:p>
          </table:table-cell>
          <table:table-cell office:value-type="float" office:value="77.4356875">
            <text:p>77.4356875</text:p>
          </table:table-cell>
          <table:table-cell office:value-type="float" office:value="77.4799375">
            <text:p>77.4799375</text:p>
          </table:table-cell>
          <table:table-cell office:value-type="float" office:value="77.49775">
            <text:p>77.49775</text:p>
          </table:table-cell>
          <table:table-cell office:value-type="float" office:value="77.472">
            <text:p>77.472</text:p>
          </table:table-cell>
          <table:table-cell table:number-columns-repeated="2"/>
        </table:table-row>
        <table:table-row table:style-name="ro1">
          <table:table-cell office:value-type="float" office:value="77.581625">
            <text:p>77.581625</text:p>
          </table:table-cell>
          <table:table-cell office:value-type="float" office:value="77.4435625">
            <text:p>77.4435625</text:p>
          </table:table-cell>
          <table:table-cell office:value-type="float" office:value="77.4865">
            <text:p>77.4865</text:p>
          </table:table-cell>
          <table:table-cell office:value-type="float" office:value="77.4316875">
            <text:p>77.4316875</text:p>
          </table:table-cell>
          <table:table-cell office:value-type="float" office:value="77.500375">
            <text:p>77.500375</text:p>
          </table:table-cell>
          <table:table-cell table:number-columns-repeated="2"/>
        </table:table-row>
        <table:table-row table:style-name="ro1">
          <table:table-cell office:value-type="float" office:value="77.583625">
            <text:p>77.583625</text:p>
          </table:table-cell>
          <table:table-cell office:value-type="float" office:value="77.421125">
            <text:p>77.421125</text:p>
          </table:table-cell>
          <table:table-cell office:value-type="float" office:value="77.4733125">
            <text:p>77.4733125</text:p>
          </table:table-cell>
          <table:table-cell office:value-type="float" office:value="77.4594375">
            <text:p>77.4594375</text:p>
          </table:table-cell>
          <table:table-cell office:value-type="float" office:value="77.4660625">
            <text:p>77.4660625</text:p>
          </table:table-cell>
          <table:table-cell table:number-columns-repeated="2"/>
        </table:table-row>
        <table:table-row table:style-name="ro1">
          <table:table-cell office:value-type="float" office:value="77.572375">
            <text:p>77.572375</text:p>
          </table:table-cell>
          <table:table-cell office:value-type="float" office:value="77.42975">
            <text:p>77.42975</text:p>
          </table:table-cell>
          <table:table-cell office:value-type="float" office:value="77.4588125">
            <text:p>77.4588125</text:p>
          </table:table-cell>
          <table:table-cell office:value-type="float" office:value="77.5063125">
            <text:p>77.5063125</text:p>
          </table:table-cell>
          <table:table-cell office:value-type="float" office:value="77.5109375">
            <text:p>77.5109375</text:p>
          </table:table-cell>
          <table:table-cell table:number-columns-repeated="2"/>
        </table:table-row>
        <table:table-row table:style-name="ro1">
          <table:table-cell office:value-type="float" office:value="77.5730625">
            <text:p>77.5730625</text:p>
          </table:table-cell>
          <table:table-cell office:value-type="float" office:value="77.446875">
            <text:p>77.446875</text:p>
          </table:table-cell>
          <table:table-cell office:value-type="float" office:value="77.4753125">
            <text:p>77.4753125</text:p>
          </table:table-cell>
          <table:table-cell office:value-type="float" office:value="77.4885">
            <text:p>77.4885</text:p>
          </table:table-cell>
          <table:table-cell office:value-type="float" office:value="77.5201875">
            <text:p>77.5201875</text:p>
          </table:table-cell>
          <table:table-cell table:number-columns-repeated="2"/>
        </table:table-row>
        <table:table-row table:style-name="ro1">
          <table:table-cell office:value-type="float" office:value="77.5736875">
            <text:p>77.5736875</text:p>
          </table:table-cell>
          <table:table-cell office:value-type="float" office:value="77.4178125">
            <text:p>77.4178125</text:p>
          </table:table-cell>
          <table:table-cell office:value-type="float" office:value="77.4706875">
            <text:p>77.4706875</text:p>
          </table:table-cell>
          <table:table-cell office:value-type="float" office:value="77.4898125">
            <text:p>77.4898125</text:p>
          </table:table-cell>
          <table:table-cell office:value-type="float" office:value="77.4871875">
            <text:p>77.4871875</text:p>
          </table:table-cell>
          <table:table-cell table:number-columns-repeated="2"/>
        </table:table-row>
        <table:table-row table:style-name="ro1">
          <table:table-cell office:value-type="float" office:value="77.579625">
            <text:p>77.579625</text:p>
          </table:table-cell>
          <table:table-cell office:value-type="float" office:value="77.4515">
            <text:p>77.4515</text:p>
          </table:table-cell>
          <table:table-cell office:value-type="float" office:value="77.4614375">
            <text:p>77.4614375</text:p>
          </table:table-cell>
          <table:table-cell office:value-type="float" office:value="77.5129375">
            <text:p>77.5129375</text:p>
          </table:table-cell>
          <table:table-cell office:value-type="float" office:value="77.4990625">
            <text:p>77.4990625</text:p>
          </table:table-cell>
          <table:table-cell table:number-columns-repeated="2"/>
        </table:table-row>
        <table:table-row table:style-name="ro1">
          <table:table-cell office:value-type="float" office:value="77.5869375">
            <text:p>77.5869375</text:p>
          </table:table-cell>
          <table:table-cell office:value-type="float" office:value="77.441625">
            <text:p>77.441625</text:p>
          </table:table-cell>
          <table:table-cell office:value-type="float" office:value="77.4588125">
            <text:p>77.4588125</text:p>
          </table:table-cell>
          <table:table-cell office:value-type="float" office:value="77.4924375">
            <text:p>77.4924375</text:p>
          </table:table-cell>
          <table:table-cell office:value-type="float" office:value="77.4620625">
            <text:p>77.4620625</text:p>
          </table:table-cell>
          <table:table-cell table:number-columns-repeated="2"/>
        </table:table-row>
        <table:table-row table:style-name="ro1">
          <table:table-cell office:value-type="float" office:value="77.588875">
            <text:p>77.588875</text:p>
          </table:table-cell>
          <table:table-cell office:value-type="float" office:value="77.44225">
            <text:p>77.44225</text:p>
          </table:table-cell>
          <table:table-cell office:value-type="float" office:value="77.4481875">
            <text:p>77.4481875</text:p>
          </table:table-cell>
          <table:table-cell office:value-type="float" office:value="77.507">
            <text:p>77.507</text:p>
          </table:table-cell>
          <table:table-cell office:value-type="float" office:value="77.483875">
            <text:p>77.483875</text:p>
          </table:table-cell>
          <table:table-cell table:number-columns-repeated="2"/>
        </table:table-row>
        <table:table-row table:style-name="ro1">
          <table:table-cell office:value-type="float" office:value="77.5803125">
            <text:p>77.5803125</text:p>
          </table:table-cell>
          <table:table-cell office:value-type="float" office:value="77.439">
            <text:p>77.439</text:p>
          </table:table-cell>
          <table:table-cell office:value-type="float" office:value="77.4686875">
            <text:p>77.4686875</text:p>
          </table:table-cell>
          <table:table-cell office:value-type="float" office:value="77.467375">
            <text:p>77.467375</text:p>
          </table:table-cell>
          <table:table-cell office:value-type="float" office:value="77.476625">
            <text:p>77.476625</text:p>
          </table:table-cell>
          <table:table-cell table:number-columns-repeated="2"/>
        </table:table-row>
        <table:table-row table:style-name="ro1">
          <table:table-cell office:value-type="float" office:value="77.58625">
            <text:p>77.58625</text:p>
          </table:table-cell>
          <table:table-cell office:value-type="float" office:value="77.472625">
            <text:p>77.472625</text:p>
          </table:table-cell>
          <table:table-cell office:value-type="float" office:value="77.4640625">
            <text:p>77.4640625</text:p>
          </table:table-cell>
          <table:table-cell office:value-type="float" office:value="77.4905">
            <text:p>77.4905</text:p>
          </table:table-cell>
          <table:table-cell office:value-type="float" office:value="77.4871875">
            <text:p>77.4871875</text:p>
          </table:table-cell>
          <table:table-cell table:number-columns-repeated="2"/>
        </table:table-row>
        <table:table-row table:style-name="ro1">
          <table:table-cell office:value-type="float" office:value="77.570375">
            <text:p>77.570375</text:p>
          </table:table-cell>
          <table:table-cell office:value-type="float" office:value="77.4310625">
            <text:p>77.4310625</text:p>
          </table:table-cell>
          <table:table-cell office:value-type="float" office:value="77.4885">
            <text:p>77.4885</text:p>
          </table:table-cell>
          <table:table-cell office:value-type="float" office:value="77.4759375">
            <text:p>77.4759375</text:p>
          </table:table-cell>
          <table:table-cell office:value-type="float" office:value="77.4753125">
            <text:p>77.4753125</text:p>
          </table:table-cell>
          <table:table-cell table:number-columns-repeated="2"/>
        </table:table-row>
        <table:table-row table:style-name="ro1">
          <table:table-cell office:value-type="float" office:value="77.542">
            <text:p>77.542</text:p>
          </table:table-cell>
          <table:table-cell office:value-type="float" office:value="77.446875">
            <text:p>77.446875</text:p>
          </table:table-cell>
          <table:table-cell office:value-type="float" office:value="77.468">
            <text:p>77.468</text:p>
          </table:table-cell>
          <table:table-cell office:value-type="float" office:value="77.5016875">
            <text:p>77.5016875</text:p>
          </table:table-cell>
          <table:table-cell office:value-type="float" office:value="77.47925">
            <text:p>77.47925</text:p>
          </table:table-cell>
          <table:table-cell table:number-columns-repeated="2"/>
        </table:table-row>
        <table:table-row table:style-name="ro1">
          <table:table-cell office:value-type="float" office:value="77.553875">
            <text:p>77.553875</text:p>
          </table:table-cell>
          <table:table-cell office:value-type="float" office:value="77.465375">
            <text:p>77.465375</text:p>
          </table:table-cell>
          <table:table-cell office:value-type="float" office:value="77.4634375">
            <text:p>77.4634375</text:p>
          </table:table-cell>
          <table:table-cell office:value-type="float" office:value="77.4799375">
            <text:p>77.4799375</text:p>
          </table:table-cell>
          <table:table-cell office:value-type="float" office:value="77.4825625">
            <text:p>77.4825625</text:p>
          </table:table-cell>
          <table:table-cell table:number-columns-repeated="2"/>
        </table:table-row>
        <table:table-row table:style-name="ro1">
          <table:table-cell office:value-type="float" office:value="77.5736875">
            <text:p>77.5736875</text:p>
          </table:table-cell>
          <table:table-cell office:value-type="float" office:value="77.435">
            <text:p>77.435</text:p>
          </table:table-cell>
          <table:table-cell office:value-type="float" office:value="77.4713125">
            <text:p>77.4713125</text:p>
          </table:table-cell>
          <table:table-cell office:value-type="float" office:value="77.5109375">
            <text:p>77.5109375</text:p>
          </table:table-cell>
          <table:table-cell office:value-type="float" office:value="77.469375">
            <text:p>77.469375</text:p>
          </table:table-cell>
          <table:table-cell table:number-columns-repeated="2"/>
        </table:table-row>
        <table:table-row table:style-name="ro1">
          <table:table-cell office:value-type="float" office:value="77.5453125">
            <text:p>77.5453125</text:p>
          </table:table-cell>
          <table:table-cell office:value-type="float" office:value="77.456125">
            <text:p>77.456125</text:p>
          </table:table-cell>
          <table:table-cell office:value-type="float" office:value="77.4759375">
            <text:p>77.4759375</text:p>
          </table:table-cell>
          <table:table-cell office:value-type="float" office:value="77.474">
            <text:p>77.474</text:p>
          </table:table-cell>
          <table:table-cell office:value-type="float" office:value="77.4666875">
            <text:p>77.4666875</text:p>
          </table:table-cell>
          <table:table-cell table:number-columns-repeated="2"/>
        </table:table-row>
        <table:table-row table:style-name="ro1">
          <table:table-cell office:value-type="float" office:value="77.5433125">
            <text:p>77.5433125</text:p>
          </table:table-cell>
          <table:table-cell office:value-type="float" office:value="77.4363125">
            <text:p>77.4363125</text:p>
          </table:table-cell>
          <table:table-cell office:value-type="float" office:value="77.476625">
            <text:p>77.476625</text:p>
          </table:table-cell>
          <table:table-cell office:value-type="float" office:value="77.4805625">
            <text:p>77.4805625</text:p>
          </table:table-cell>
          <table:table-cell office:value-type="float" office:value="77.4885">
            <text:p>77.4885</text:p>
          </table:table-cell>
          <table:table-cell table:number-columns-repeated="2"/>
        </table:table-row>
        <table:table-row table:style-name="ro1">
          <table:table-cell office:value-type="float" office:value="77.546625">
            <text:p>77.546625</text:p>
          </table:table-cell>
          <table:table-cell office:value-type="float" office:value="77.448875">
            <text:p>77.448875</text:p>
          </table:table-cell>
          <table:table-cell office:value-type="float" office:value="77.4799375">
            <text:p>77.4799375</text:p>
          </table:table-cell>
          <table:table-cell office:value-type="float" office:value="77.478625">
            <text:p>77.478625</text:p>
          </table:table-cell>
          <table:table-cell office:value-type="float" office:value="77.4944375">
            <text:p>77.4944375</text:p>
          </table:table-cell>
          <table:table-cell table:number-columns-repeated="2"/>
        </table:table-row>
        <table:table-row table:style-name="ro1">
          <table:table-cell office:value-type="float" office:value="77.5030625">
            <text:p>77.5030625</text:p>
          </table:table-cell>
          <table:table-cell office:value-type="float" office:value="77.4455625">
            <text:p>77.4455625</text:p>
          </table:table-cell>
          <table:table-cell office:value-type="float" office:value="77.472625">
            <text:p>77.472625</text:p>
          </table:table-cell>
          <table:table-cell office:value-type="float" office:value="77.509">
            <text:p>77.509</text:p>
          </table:table-cell>
          <table:table-cell office:value-type="float" office:value="77.472">
            <text:p>77.472</text:p>
          </table:table-cell>
          <table:table-cell table:number-columns-repeated="2"/>
        </table:table-row>
        <table:table-row table:style-name="ro1">
          <table:table-cell office:value-type="float" office:value="77.5175625">
            <text:p>77.5175625</text:p>
          </table:table-cell>
          <table:table-cell office:value-type="float" office:value="77.4383125">
            <text:p>77.4383125</text:p>
          </table:table-cell>
          <table:table-cell office:value-type="float" office:value="77.4706875">
            <text:p>77.4706875</text:p>
          </table:table-cell>
          <table:table-cell office:value-type="float" office:value="77.5030625">
            <text:p>77.5030625</text:p>
          </table:table-cell>
          <table:table-cell office:value-type="float" office:value="77.4984375">
            <text:p>77.4984375</text:p>
          </table:table-cell>
          <table:table-cell table:number-columns-repeated="2"/>
        </table:table-row>
        <table:table-row table:style-name="ro1">
          <table:table-cell office:value-type="float" office:value="77.5545625">
            <text:p>77.5545625</text:p>
          </table:table-cell>
          <table:table-cell office:value-type="float" office:value="77.4475625">
            <text:p>77.4475625</text:p>
          </table:table-cell>
          <table:table-cell office:value-type="float" office:value="77.4535">
            <text:p>77.4535</text:p>
          </table:table-cell>
          <table:table-cell office:value-type="float" office:value="77.4851875">
            <text:p>77.4851875</text:p>
          </table:table-cell>
          <table:table-cell office:value-type="float" office:value="77.4713125">
            <text:p>77.4713125</text:p>
          </table:table-cell>
          <table:table-cell table:number-columns-repeated="2"/>
        </table:table-row>
        <table:table-row table:style-name="ro1">
          <table:table-cell office:value-type="float" office:value="77.5591875">
            <text:p>77.5591875</text:p>
          </table:table-cell>
          <table:table-cell office:value-type="float" office:value="77.4481875">
            <text:p>77.4481875</text:p>
          </table:table-cell>
          <table:table-cell office:value-type="float" office:value="77.4403125">
            <text:p>77.4403125</text:p>
          </table:table-cell>
          <table:table-cell office:value-type="float" office:value="77.485875">
            <text:p>77.485875</text:p>
          </table:table-cell>
          <table:table-cell office:value-type="float" office:value="77.4891875">
            <text:p>77.4891875</text:p>
          </table:table-cell>
          <table:table-cell table:number-columns-repeated="2"/>
        </table:table-row>
        <table:table-row table:style-name="ro1">
          <table:table-cell office:value-type="float" office:value="77.625875">
            <text:p>77.625875</text:p>
          </table:table-cell>
          <table:table-cell office:value-type="float" office:value="77.42775">
            <text:p>77.42775</text:p>
          </table:table-cell>
          <table:table-cell office:value-type="float" office:value="77.437">
            <text:p>77.437</text:p>
          </table:table-cell>
          <table:table-cell office:value-type="float" office:value="77.5109375">
            <text:p>77.5109375</text:p>
          </table:table-cell>
          <table:table-cell office:value-type="float" office:value="77.472625">
            <text:p>77.472625</text:p>
          </table:table-cell>
          <table:table-cell table:number-columns-repeated="2"/>
        </table:table-row>
        <table:table-row table:style-name="ro1">
          <table:table-cell office:value-type="float" office:value="77.528125">
            <text:p>77.528125</text:p>
          </table:table-cell>
          <table:table-cell office:value-type="float" office:value="77.4555">
            <text:p>77.4555</text:p>
          </table:table-cell>
          <table:table-cell office:value-type="float" office:value="77.46275">
            <text:p>77.46275</text:p>
          </table:table-cell>
          <table:table-cell office:value-type="float" office:value="77.49575">
            <text:p>77.49575</text:p>
          </table:table-cell>
          <table:table-cell office:value-type="float" office:value="77.4409375">
            <text:p>77.4409375</text:p>
          </table:table-cell>
          <table:table-cell table:number-columns-repeated="2"/>
        </table:table-row>
        <table:table-row table:style-name="ro1">
          <table:table-cell office:value-type="float" office:value="77.54">
            <text:p>77.54</text:p>
          </table:table-cell>
          <table:table-cell office:value-type="float" office:value="77.4574375">
            <text:p>77.4574375</text:p>
          </table:table-cell>
          <table:table-cell office:value-type="float" office:value="77.47925">
            <text:p>77.47925</text:p>
          </table:table-cell>
          <table:table-cell office:value-type="float" office:value="77.485875">
            <text:p>77.485875</text:p>
          </table:table-cell>
          <table:table-cell office:value-type="float" office:value="77.4905">
            <text:p>77.4905</text:p>
          </table:table-cell>
          <table:table-cell table:number-columns-repeated="2"/>
        </table:table-row>
        <table:table-row table:style-name="ro1">
          <table:table-cell office:value-type="float" office:value="77.548625">
            <text:p>77.548625</text:p>
          </table:table-cell>
          <table:table-cell office:value-type="float" office:value="77.44225">
            <text:p>77.44225</text:p>
          </table:table-cell>
          <table:table-cell office:value-type="float" office:value="77.481875">
            <text:p>77.481875</text:p>
          </table:table-cell>
          <table:table-cell office:value-type="float" office:value="77.478625">
            <text:p>77.478625</text:p>
          </table:table-cell>
          <table:table-cell office:value-type="float" office:value="77.509">
            <text:p>77.509</text:p>
          </table:table-cell>
          <table:table-cell table:number-columns-repeated="2"/>
        </table:table-row>
        <table:table-row table:style-name="ro1">
          <table:table-cell office:value-type="float" office:value="77.5433125">
            <text:p>77.5433125</text:p>
          </table:table-cell>
          <table:table-cell office:value-type="float" office:value="77.44225">
            <text:p>77.44225</text:p>
          </table:table-cell>
          <table:table-cell office:value-type="float" office:value="77.48325">
            <text:p>77.48325</text:p>
          </table:table-cell>
          <table:table-cell office:value-type="float" office:value="77.5103125">
            <text:p>77.5103125</text:p>
          </table:table-cell>
          <table:table-cell office:value-type="float" office:value="77.4891875">
            <text:p>77.4891875</text:p>
          </table:table-cell>
          <table:table-cell table:number-columns-repeated="2"/>
        </table:table-row>
        <table:table-row table:style-name="ro1">
          <table:table-cell office:value-type="float" office:value="77.544">
            <text:p>77.544</text:p>
          </table:table-cell>
          <table:table-cell office:value-type="float" office:value="77.4218125">
            <text:p>77.4218125</text:p>
          </table:table-cell>
          <table:table-cell office:value-type="float" office:value="77.4924375">
            <text:p>77.4924375</text:p>
          </table:table-cell>
          <table:table-cell office:value-type="float" office:value="77.478625">
            <text:p>77.478625</text:p>
          </table:table-cell>
          <table:table-cell office:value-type="float" office:value="77.4885">
            <text:p>77.4885</text:p>
          </table:table-cell>
          <table:table-cell table:number-columns-repeated="2"/>
        </table:table-row>
        <table:table-row table:style-name="ro1">
          <table:table-cell office:value-type="float" office:value="77.53275">
            <text:p>77.53275</text:p>
          </table:table-cell>
          <table:table-cell office:value-type="float" office:value="77.4481875">
            <text:p>77.4481875</text:p>
          </table:table-cell>
          <table:table-cell office:value-type="float" office:value="77.520875">
            <text:p>77.520875</text:p>
          </table:table-cell>
          <table:table-cell office:value-type="float" office:value="77.487875">
            <text:p>77.487875</text:p>
          </table:table-cell>
          <table:table-cell office:value-type="float" office:value="77.4779375">
            <text:p>77.4779375</text:p>
          </table:table-cell>
          <table:table-cell table:number-columns-repeated="2"/>
        </table:table-row>
        <table:table-row table:style-name="ro1">
          <table:table-cell office:value-type="float" office:value="77.537375">
            <text:p>77.537375</text:p>
          </table:table-cell>
          <table:table-cell office:value-type="float" office:value="77.4383125">
            <text:p>77.4383125</text:p>
          </table:table-cell>
          <table:table-cell office:value-type="float" office:value="77.504375">
            <text:p>77.504375</text:p>
          </table:table-cell>
          <table:table-cell office:value-type="float" office:value="77.4455625">
            <text:p>77.4455625</text:p>
          </table:table-cell>
          <table:table-cell office:value-type="float" office:value="77.513625">
            <text:p>77.513625</text:p>
          </table:table-cell>
          <table:table-cell table:number-columns-repeated="2"/>
        </table:table-row>
        <table:table-row table:style-name="ro1">
          <table:table-cell office:value-type="float" office:value="77.54">
            <text:p>77.54</text:p>
          </table:table-cell>
          <table:table-cell office:value-type="float" office:value="77.4455625">
            <text:p>77.4455625</text:p>
          </table:table-cell>
          <table:table-cell office:value-type="float" office:value="77.51625">
            <text:p>77.51625</text:p>
          </table:table-cell>
          <table:table-cell office:value-type="float" office:value="77.4865">
            <text:p>77.4865</text:p>
          </table:table-cell>
          <table:table-cell office:value-type="float" office:value="77.5123125">
            <text:p>77.5123125</text:p>
          </table:table-cell>
          <table:table-cell table:number-columns-repeated="2"/>
        </table:table-row>
        <table:table-row table:style-name="ro1">
          <table:table-cell office:value-type="float" office:value="77.5288125">
            <text:p>77.5288125</text:p>
          </table:table-cell>
          <table:table-cell office:value-type="float" office:value="77.460125">
            <text:p>77.460125</text:p>
          </table:table-cell>
          <table:table-cell office:value-type="float" office:value="77.51825">
            <text:p>77.51825</text:p>
          </table:table-cell>
          <table:table-cell office:value-type="float" office:value="77.4898125">
            <text:p>77.4898125</text:p>
          </table:table-cell>
          <table:table-cell office:value-type="float" office:value="77.491125">
            <text:p>77.491125</text:p>
          </table:table-cell>
          <table:table-cell table:number-columns-repeated="2"/>
        </table:table-row>
        <table:table-row table:style-name="ro1">
          <table:table-cell office:value-type="float" office:value="77.526125">
            <text:p>77.526125</text:p>
          </table:table-cell>
          <table:table-cell office:value-type="float" office:value="77.4409375">
            <text:p>77.4409375</text:p>
          </table:table-cell>
          <table:table-cell office:value-type="float" office:value="77.5109375">
            <text:p>77.5109375</text:p>
          </table:table-cell>
          <table:table-cell office:value-type="float" office:value="77.481875">
            <text:p>77.481875</text:p>
          </table:table-cell>
          <table:table-cell office:value-type="float" office:value="77.48325">
            <text:p>77.48325</text:p>
          </table:table-cell>
          <table:table-cell table:number-columns-repeated="2"/>
        </table:table-row>
        <table:table-row table:style-name="ro1">
          <table:table-cell office:value-type="float" office:value="77.5340625">
            <text:p>77.5340625</text:p>
          </table:table-cell>
          <table:table-cell office:value-type="float" office:value="77.4475625">
            <text:p>77.4475625</text:p>
          </table:table-cell>
          <table:table-cell office:value-type="float" office:value="77.5063125">
            <text:p>77.5063125</text:p>
          </table:table-cell>
          <table:table-cell office:value-type="float" office:value="77.491125">
            <text:p>77.491125</text:p>
          </table:table-cell>
          <table:table-cell office:value-type="float" office:value="77.472625">
            <text:p>77.472625</text:p>
          </table:table-cell>
          <table:table-cell table:number-columns-repeated="2"/>
        </table:table-row>
        <table:table-row table:style-name="ro1">
          <table:table-cell office:value-type="float" office:value="77.5525625">
            <text:p>77.5525625</text:p>
          </table:table-cell>
          <table:table-cell office:value-type="float" office:value="77.4336875">
            <text:p>77.4336875</text:p>
          </table:table-cell>
          <table:table-cell office:value-type="float" office:value="77.4944375">
            <text:p>77.4944375</text:p>
          </table:table-cell>
          <table:table-cell office:value-type="float" office:value="77.3848125">
            <text:p>77.3848125</text:p>
          </table:table-cell>
          <table:table-cell office:value-type="float" office:value="77.4620625">
            <text:p>77.4620625</text:p>
          </table:table-cell>
          <table:table-cell table:number-columns-repeated="2"/>
        </table:table-row>
        <table:table-row table:style-name="ro1">
          <table:table-cell office:value-type="float" office:value="77.5479375">
            <text:p>77.5479375</text:p>
          </table:table-cell>
          <table:table-cell office:value-type="float" office:value="77.4666875">
            <text:p>77.4666875</text:p>
          </table:table-cell>
          <table:table-cell office:value-type="float" office:value="77.481875">
            <text:p>77.481875</text:p>
          </table:table-cell>
          <table:table-cell office:value-type="float" office:value="77.4481875">
            <text:p>77.4481875</text:p>
          </table:table-cell>
          <table:table-cell office:value-type="float" office:value="77.4990625">
            <text:p>77.4990625</text:p>
          </table:table-cell>
          <table:table-cell table:number-columns-repeated="2"/>
        </table:table-row>
        <table:table-row table:style-name="ro1">
          <table:table-cell office:value-type="float" office:value="77.5433125">
            <text:p>77.5433125</text:p>
          </table:table-cell>
          <table:table-cell office:value-type="float" office:value="77.434375">
            <text:p>77.434375</text:p>
          </table:table-cell>
          <table:table-cell office:value-type="float" office:value="77.4871875">
            <text:p>77.4871875</text:p>
          </table:table-cell>
          <table:table-cell office:value-type="float" office:value="77.576375">
            <text:p>77.576375</text:p>
          </table:table-cell>
          <table:table-cell office:value-type="float" office:value="77.4753125">
            <text:p>77.4753125</text:p>
          </table:table-cell>
          <table:table-cell table:number-columns-repeated="2"/>
        </table:table-row>
        <table:table-row table:style-name="ro1">
          <table:table-cell office:value-type="float" office:value="77.5598125">
            <text:p>77.5598125</text:p>
          </table:table-cell>
          <table:table-cell office:value-type="float" office:value="77.4310625">
            <text:p>77.4310625</text:p>
          </table:table-cell>
          <table:table-cell office:value-type="float" office:value="77.4640625">
            <text:p>77.4640625</text:p>
          </table:table-cell>
          <table:table-cell office:value-type="float" office:value="77.4495625">
            <text:p>77.4495625</text:p>
          </table:table-cell>
          <table:table-cell office:value-type="float" office:value="77.4594375">
            <text:p>77.4594375</text:p>
          </table:table-cell>
          <table:table-cell table:number-columns-repeated="2"/>
        </table:table-row>
        <table:table-row table:style-name="ro1">
          <table:table-cell office:value-type="float" office:value="77.5611875">
            <text:p>77.5611875</text:p>
          </table:table-cell>
          <table:table-cell office:value-type="float" office:value="77.448875">
            <text:p>77.448875</text:p>
          </table:table-cell>
          <table:table-cell office:value-type="float" office:value="77.439">
            <text:p>77.439</text:p>
          </table:table-cell>
          <table:table-cell office:value-type="float" office:value="77.495125">
            <text:p>77.495125</text:p>
          </table:table-cell>
          <table:table-cell office:value-type="float" office:value="77.511625">
            <text:p>77.511625</text:p>
          </table:table-cell>
          <table:table-cell table:number-columns-repeated="2"/>
        </table:table-row>
        <table:table-row table:style-name="ro1">
          <table:table-cell office:value-type="float" office:value="77.5611875">
            <text:p>77.5611875</text:p>
          </table:table-cell>
          <table:table-cell office:value-type="float" office:value="77.450875">
            <text:p>77.450875</text:p>
          </table:table-cell>
          <table:table-cell office:value-type="float" office:value="77.467375">
            <text:p>77.467375</text:p>
          </table:table-cell>
          <table:table-cell office:value-type="float" office:value="77.47">
            <text:p>77.47</text:p>
          </table:table-cell>
          <table:table-cell office:value-type="float" office:value="77.5175625">
            <text:p>77.5175625</text:p>
          </table:table-cell>
          <table:table-cell table:number-columns-repeated="2"/>
        </table:table-row>
        <table:table-row table:style-name="ro1">
          <table:table-cell office:value-type="float" office:value="77.5605">
            <text:p>77.5605</text:p>
          </table:table-cell>
          <table:table-cell office:value-type="float" office:value="77.4535">
            <text:p>77.4535</text:p>
          </table:table-cell>
          <table:table-cell office:value-type="float" office:value="77.4686875">
            <text:p>77.4686875</text:p>
          </table:table-cell>
          <table:table-cell office:value-type="float" office:value="77.4588125">
            <text:p>77.4588125</text:p>
          </table:table-cell>
          <table:table-cell office:value-type="float" office:value="77.49575">
            <text:p>77.49575</text:p>
          </table:table-cell>
          <table:table-cell table:number-columns-repeated="2"/>
        </table:table-row>
        <table:table-row table:style-name="ro1">
          <table:table-cell office:value-type="float" office:value="77.5611875">
            <text:p>77.5611875</text:p>
          </table:table-cell>
          <table:table-cell office:value-type="float" office:value="77.4383125">
            <text:p>77.4383125</text:p>
          </table:table-cell>
          <table:table-cell office:value-type="float" office:value="77.478625">
            <text:p>77.478625</text:p>
          </table:table-cell>
          <table:table-cell office:value-type="float" office:value="77.5235">
            <text:p>77.5235</text:p>
          </table:table-cell>
          <table:table-cell office:value-type="float" office:value="77.483875">
            <text:p>77.483875</text:p>
          </table:table-cell>
          <table:table-cell table:number-columns-repeated="2"/>
        </table:table-row>
        <table:table-row table:style-name="ro1">
          <table:table-cell office:value-type="float" office:value="77.5829375">
            <text:p>77.5829375</text:p>
          </table:table-cell>
          <table:table-cell office:value-type="float" office:value="77.434375">
            <text:p>77.434375</text:p>
          </table:table-cell>
          <table:table-cell office:value-type="float" office:value="77.485875">
            <text:p>77.485875</text:p>
          </table:table-cell>
          <table:table-cell office:value-type="float" office:value="77.5360625">
            <text:p>77.5360625</text:p>
          </table:table-cell>
          <table:table-cell office:value-type="float" office:value="77.4905">
            <text:p>77.4905</text:p>
          </table:table-cell>
          <table:table-cell table:number-columns-repeated="2"/>
        </table:table-row>
        <table:table-row table:style-name="ro1">
          <table:table-cell office:value-type="float" office:value="77.5875625">
            <text:p>77.5875625</text:p>
          </table:table-cell>
          <table:table-cell office:value-type="float" office:value="77.4145">
            <text:p>77.4145</text:p>
          </table:table-cell>
          <table:table-cell office:value-type="float" office:value="77.4918125">
            <text:p>77.4918125</text:p>
          </table:table-cell>
          <table:table-cell office:value-type="float" office:value="77.458125">
            <text:p>77.458125</text:p>
          </table:table-cell>
          <table:table-cell office:value-type="float" office:value="77.4851875">
            <text:p>77.4851875</text:p>
          </table:table-cell>
          <table:table-cell table:number-columns-repeated="2"/>
        </table:table-row>
        <table:table-row table:style-name="ro1">
          <table:table-cell office:value-type="float" office:value="77.5915625">
            <text:p>77.5915625</text:p>
          </table:table-cell>
          <table:table-cell office:value-type="float" office:value="77.439625">
            <text:p>77.439625</text:p>
          </table:table-cell>
          <table:table-cell office:value-type="float" office:value="77.5010625">
            <text:p>77.5010625</text:p>
          </table:table-cell>
          <table:table-cell office:value-type="float" office:value="77.472">
            <text:p>77.472</text:p>
          </table:table-cell>
          <table:table-cell office:value-type="float" office:value="77.5123125">
            <text:p>77.5123125</text:p>
          </table:table-cell>
          <table:table-cell table:number-columns-repeated="2"/>
        </table:table-row>
        <table:table-row table:style-name="ro1">
          <table:table-cell office:value-type="float" office:value="77.590875">
            <text:p>77.590875</text:p>
          </table:table-cell>
          <table:table-cell office:value-type="float" office:value="77.441625">
            <text:p>77.441625</text:p>
          </table:table-cell>
          <table:table-cell office:value-type="float" office:value="77.474">
            <text:p>77.474</text:p>
          </table:table-cell>
          <table:table-cell office:value-type="float" office:value="77.4905">
            <text:p>77.4905</text:p>
          </table:table-cell>
          <table:table-cell office:value-type="float" office:value="77.5109375">
            <text:p>77.5109375</text:p>
          </table:table-cell>
          <table:table-cell table:number-columns-repeated="2"/>
        </table:table-row>
        <table:table-row table:style-name="ro1">
          <table:table-cell office:value-type="float" office:value="77.590875">
            <text:p>77.590875</text:p>
          </table:table-cell>
          <table:table-cell office:value-type="float" office:value="77.4481875">
            <text:p>77.4481875</text:p>
          </table:table-cell>
          <table:table-cell office:value-type="float" office:value="77.48125">
            <text:p>77.48125</text:p>
          </table:table-cell>
          <table:table-cell office:value-type="float" office:value="77.4871875">
            <text:p>77.4871875</text:p>
          </table:table-cell>
          <table:table-cell office:value-type="float" office:value="77.4984375">
            <text:p>77.4984375</text:p>
          </table:table-cell>
          <table:table-cell table:number-columns-repeated="2"/>
        </table:table-row>
        <table:table-row table:style-name="ro1">
          <table:table-cell office:value-type="float" office:value="77.576375">
            <text:p>77.576375</text:p>
          </table:table-cell>
          <table:table-cell office:value-type="float" office:value="77.4356875">
            <text:p>77.4356875</text:p>
          </table:table-cell>
          <table:table-cell office:value-type="float" office:value="77.4779375">
            <text:p>77.4779375</text:p>
          </table:table-cell>
          <table:table-cell office:value-type="float" office:value="77.4964375">
            <text:p>77.4964375</text:p>
          </table:table-cell>
          <table:table-cell office:value-type="float" office:value="77.522875">
            <text:p>77.522875</text:p>
          </table:table-cell>
          <table:table-cell table:number-columns-repeated="2"/>
        </table:table-row>
        <table:table-row table:style-name="ro1">
          <table:table-cell office:value-type="float" office:value="77.5823125">
            <text:p>77.5823125</text:p>
          </table:table-cell>
          <table:table-cell office:value-type="float" office:value="77.46075">
            <text:p>77.46075</text:p>
          </table:table-cell>
          <table:table-cell office:value-type="float" office:value="77.48125">
            <text:p>77.48125</text:p>
          </table:table-cell>
          <table:table-cell office:value-type="float" office:value="77.4825625">
            <text:p>77.4825625</text:p>
          </table:table-cell>
          <table:table-cell office:value-type="float" office:value="77.485875">
            <text:p>77.485875</text:p>
          </table:table-cell>
          <table:table-cell table:number-columns-repeated="2"/>
        </table:table-row>
        <table:table-row table:style-name="ro1">
          <table:table-cell office:value-type="float" office:value="77.5935">
            <text:p>77.5935</text:p>
          </table:table-cell>
          <table:table-cell office:value-type="float" office:value="77.4640625">
            <text:p>77.4640625</text:p>
          </table:table-cell>
          <table:table-cell office:value-type="float" office:value="77.4984375">
            <text:p>77.4984375</text:p>
          </table:table-cell>
          <table:table-cell office:value-type="float" office:value="77.4851875">
            <text:p>77.4851875</text:p>
          </table:table-cell>
          <table:table-cell office:value-type="float" office:value="77.4429375">
            <text:p>77.4429375</text:p>
          </table:table-cell>
          <table:table-cell table:number-columns-repeated="2"/>
        </table:table-row>
        <table:table-row table:style-name="ro1">
          <table:table-cell office:value-type="float" office:value="77.5684375">
            <text:p>77.5684375</text:p>
          </table:table-cell>
          <table:table-cell office:value-type="float" office:value="77.435">
            <text:p>77.435</text:p>
          </table:table-cell>
          <table:table-cell office:value-type="float" office:value="77.4944375">
            <text:p>77.4944375</text:p>
          </table:table-cell>
          <table:table-cell office:value-type="float" office:value="77.4528125">
            <text:p>77.4528125</text:p>
          </table:table-cell>
          <table:table-cell office:value-type="float" office:value="77.465375">
            <text:p>77.465375</text:p>
          </table:table-cell>
          <table:table-cell table:number-columns-repeated="2"/>
        </table:table-row>
        <table:table-row table:style-name="ro1">
          <table:table-cell office:value-type="float" office:value="77.583625">
            <text:p>77.583625</text:p>
          </table:table-cell>
          <table:table-cell office:value-type="float" office:value="77.437625">
            <text:p>77.437625</text:p>
          </table:table-cell>
          <table:table-cell office:value-type="float" office:value="77.4990625">
            <text:p>77.4990625</text:p>
          </table:table-cell>
          <table:table-cell office:value-type="float" office:value="77.4429375">
            <text:p>77.4429375</text:p>
          </table:table-cell>
          <table:table-cell office:value-type="float" office:value="77.4938125">
            <text:p>77.4938125</text:p>
          </table:table-cell>
          <table:table-cell table:number-columns-repeated="2"/>
        </table:table-row>
        <table:table-row table:style-name="ro1">
          <table:table-cell office:value-type="float" office:value="77.57175">
            <text:p>77.57175</text:p>
          </table:table-cell>
          <table:table-cell office:value-type="float" office:value="77.4515">
            <text:p>77.4515</text:p>
          </table:table-cell>
          <table:table-cell office:value-type="float" office:value="77.4779375">
            <text:p>77.4779375</text:p>
          </table:table-cell>
          <table:table-cell office:value-type="float" office:value="77.5063125">
            <text:p>77.5063125</text:p>
          </table:table-cell>
          <table:table-cell office:value-type="float" office:value="77.4825625">
            <text:p>77.4825625</text:p>
          </table:table-cell>
          <table:table-cell table:number-columns-repeated="2"/>
        </table:table-row>
        <table:table-row table:style-name="ro1">
          <table:table-cell office:value-type="float" office:value="77.5915625">
            <text:p>77.5915625</text:p>
          </table:table-cell>
          <table:table-cell office:value-type="float" office:value="77.4290625">
            <text:p>77.4290625</text:p>
          </table:table-cell>
          <table:table-cell office:value-type="float" office:value="77.468">
            <text:p>77.468</text:p>
          </table:table-cell>
          <table:table-cell office:value-type="float" office:value="77.49975">
            <text:p>77.49975</text:p>
          </table:table-cell>
          <table:table-cell office:value-type="float" office:value="77.472">
            <text:p>77.472</text:p>
          </table:table-cell>
          <table:table-cell table:number-columns-repeated="2"/>
        </table:table-row>
        <table:table-row table:style-name="ro1">
          <table:table-cell office:value-type="float" office:value="77.5783125">
            <text:p>77.5783125</text:p>
          </table:table-cell>
          <table:table-cell office:value-type="float" office:value="77.460125">
            <text:p>77.460125</text:p>
          </table:table-cell>
          <table:table-cell office:value-type="float" office:value="77.4733125">
            <text:p>77.4733125</text:p>
          </table:table-cell>
          <table:table-cell office:value-type="float" office:value="77.51625">
            <text:p>77.51625</text:p>
          </table:table-cell>
          <table:table-cell office:value-type="float" office:value="77.4865">
            <text:p>77.4865</text:p>
          </table:table-cell>
          <table:table-cell table:number-columns-repeated="2"/>
        </table:table-row>
        <table:table-row table:style-name="ro1">
          <table:table-cell office:value-type="float" office:value="77.5730625">
            <text:p>77.5730625</text:p>
          </table:table-cell>
          <table:table-cell office:value-type="float" office:value="77.44625">
            <text:p>77.44625</text:p>
          </table:table-cell>
          <table:table-cell office:value-type="float" office:value="77.478625">
            <text:p>77.478625</text:p>
          </table:table-cell>
          <table:table-cell office:value-type="float" office:value="77.5016875">
            <text:p>77.5016875</text:p>
          </table:table-cell>
          <table:table-cell office:value-type="float" office:value="77.48325">
            <text:p>77.48325</text:p>
          </table:table-cell>
          <table:table-cell table:number-columns-repeated="2"/>
        </table:table-row>
        <table:table-row table:style-name="ro1">
          <table:table-cell office:value-type="float" office:value="77.5638125">
            <text:p>77.5638125</text:p>
          </table:table-cell>
          <table:table-cell office:value-type="float" office:value="77.434375">
            <text:p>77.434375</text:p>
          </table:table-cell>
          <table:table-cell office:value-type="float" office:value="77.460125">
            <text:p>77.460125</text:p>
          </table:table-cell>
          <table:table-cell office:value-type="float" office:value="77.5083125">
            <text:p>77.5083125</text:p>
          </table:table-cell>
          <table:table-cell office:value-type="float" office:value="77.4825625">
            <text:p>77.4825625</text:p>
          </table:table-cell>
          <table:table-cell table:number-columns-repeated="2"/>
        </table:table-row>
        <table:table-row table:style-name="ro1">
          <table:table-cell office:value-type="float" office:value="77.5730625">
            <text:p>77.5730625</text:p>
          </table:table-cell>
          <table:table-cell office:value-type="float" office:value="77.46075">
            <text:p>77.46075</text:p>
          </table:table-cell>
          <table:table-cell office:value-type="float" office:value="77.4383125">
            <text:p>77.4383125</text:p>
          </table:table-cell>
          <table:table-cell office:value-type="float" office:value="77.4891875">
            <text:p>77.4891875</text:p>
          </table:table-cell>
          <table:table-cell office:value-type="float" office:value="77.48325">
            <text:p>77.48325</text:p>
          </table:table-cell>
          <table:table-cell table:number-columns-repeated="2"/>
        </table:table-row>
        <table:table-row table:style-name="ro1">
          <table:table-cell office:value-type="float" office:value="77.581">
            <text:p>77.581</text:p>
          </table:table-cell>
          <table:table-cell office:value-type="float" office:value="77.4475625">
            <text:p>77.4475625</text:p>
          </table:table-cell>
          <table:table-cell office:value-type="float" office:value="77.4481875">
            <text:p>77.4481875</text:p>
          </table:table-cell>
          <table:table-cell office:value-type="float" office:value="77.502375">
            <text:p>77.502375</text:p>
          </table:table-cell>
          <table:table-cell office:value-type="float" office:value="77.507">
            <text:p>77.507</text:p>
          </table:table-cell>
          <table:table-cell table:number-columns-repeated="2"/>
        </table:table-row>
        <table:table-row table:style-name="ro1">
          <table:table-cell office:value-type="float" office:value="77.5736875">
            <text:p>77.5736875</text:p>
          </table:table-cell>
          <table:table-cell office:value-type="float" office:value="77.4171875">
            <text:p>77.4171875</text:p>
          </table:table-cell>
          <table:table-cell office:value-type="float" office:value="77.46275">
            <text:p>77.46275</text:p>
          </table:table-cell>
          <table:table-cell office:value-type="float" office:value="77.4938125">
            <text:p>77.4938125</text:p>
          </table:table-cell>
          <table:table-cell office:value-type="float" office:value="77.4713125">
            <text:p>77.4713125</text:p>
          </table:table-cell>
          <table:table-cell table:number-columns-repeated="2"/>
        </table:table-row>
        <table:table-row table:style-name="ro1">
          <table:table-cell office:value-type="float" office:value="77.5591875">
            <text:p>77.5591875</text:p>
          </table:table-cell>
          <table:table-cell office:value-type="float" office:value="77.437625">
            <text:p>77.437625</text:p>
          </table:table-cell>
          <table:table-cell office:value-type="float" office:value="77.439625">
            <text:p>77.439625</text:p>
          </table:table-cell>
          <table:table-cell office:value-type="float" office:value="77.47725">
            <text:p>77.47725</text:p>
          </table:table-cell>
          <table:table-cell office:value-type="float" office:value="77.4885">
            <text:p>77.4885</text:p>
          </table:table-cell>
          <table:table-cell table:number-columns-repeated="2"/>
        </table:table-row>
        <table:table-row table:style-name="ro1">
          <table:table-cell office:value-type="float" office:value="77.5129375">
            <text:p>77.5129375</text:p>
          </table:table-cell>
          <table:table-cell office:value-type="float" office:value="77.4515">
            <text:p>77.4515</text:p>
          </table:table-cell>
          <table:table-cell office:value-type="float" office:value="77.4871875">
            <text:p>77.4871875</text:p>
          </table:table-cell>
          <table:table-cell office:value-type="float" office:value="77.5123125">
            <text:p>77.5123125</text:p>
          </table:table-cell>
          <table:table-cell office:value-type="float" office:value="77.4898125">
            <text:p>77.4898125</text:p>
          </table:table-cell>
          <table:table-cell table:number-columns-repeated="2"/>
        </table:table-row>
        <table:table-row table:style-name="ro1">
          <table:table-cell office:value-type="float" office:value="77.574375">
            <text:p>77.574375</text:p>
          </table:table-cell>
          <table:table-cell office:value-type="float" office:value="77.4660625">
            <text:p>77.4660625</text:p>
          </table:table-cell>
          <table:table-cell office:value-type="float" office:value="77.4686875">
            <text:p>77.4686875</text:p>
          </table:table-cell>
          <table:table-cell office:value-type="float" office:value="77.47725">
            <text:p>77.47725</text:p>
          </table:table-cell>
          <table:table-cell office:value-type="float" office:value="77.491125">
            <text:p>77.491125</text:p>
          </table:table-cell>
          <table:table-cell table:number-columns-repeated="2"/>
        </table:table-row>
        <table:table-row table:style-name="ro1">
          <table:table-cell office:value-type="float" office:value="77.583625">
            <text:p>77.583625</text:p>
          </table:table-cell>
          <table:table-cell office:value-type="float" office:value="77.4475625">
            <text:p>77.4475625</text:p>
          </table:table-cell>
          <table:table-cell office:value-type="float" office:value="77.4799375">
            <text:p>77.4799375</text:p>
          </table:table-cell>
          <table:table-cell office:value-type="float" office:value="77.4555">
            <text:p>77.4555</text:p>
          </table:table-cell>
          <table:table-cell office:value-type="float" office:value="77.487875">
            <text:p>77.487875</text:p>
          </table:table-cell>
          <table:table-cell table:number-columns-repeated="2"/>
        </table:table-row>
        <table:table-row table:style-name="ro1">
          <table:table-cell office:value-type="float" office:value="77.58825">
            <text:p>77.58825</text:p>
          </table:table-cell>
          <table:table-cell office:value-type="float" office:value="77.4634375">
            <text:p>77.4634375</text:p>
          </table:table-cell>
          <table:table-cell office:value-type="float" office:value="77.46075">
            <text:p>77.46075</text:p>
          </table:table-cell>
          <table:table-cell office:value-type="float" office:value="77.5010625">
            <text:p>77.5010625</text:p>
          </table:table-cell>
          <table:table-cell office:value-type="float" office:value="77.485875">
            <text:p>77.485875</text:p>
          </table:table-cell>
          <table:table-cell table:number-columns-repeated="2"/>
        </table:table-row>
        <table:table-row table:style-name="ro1">
          <table:table-cell office:value-type="float" office:value="77.5611875">
            <text:p>77.5611875</text:p>
          </table:table-cell>
          <table:table-cell office:value-type="float" office:value="77.4224375">
            <text:p>77.4224375</text:p>
          </table:table-cell>
          <table:table-cell office:value-type="float" office:value="77.4634375">
            <text:p>77.4634375</text:p>
          </table:table-cell>
          <table:table-cell office:value-type="float" office:value="77.4495625">
            <text:p>77.4495625</text:p>
          </table:table-cell>
          <table:table-cell office:value-type="float" office:value="77.474">
            <text:p>77.474</text:p>
          </table:table-cell>
          <table:table-cell table:number-columns-repeated="2"/>
        </table:table-row>
        <table:table-row table:style-name="ro1">
          <table:table-cell office:value-type="float" office:value="77.5710625">
            <text:p>77.5710625</text:p>
          </table:table-cell>
          <table:table-cell office:value-type="float" office:value="77.42775">
            <text:p>77.42775</text:p>
          </table:table-cell>
          <table:table-cell office:value-type="float" office:value="77.458125">
            <text:p>77.458125</text:p>
          </table:table-cell>
          <table:table-cell office:value-type="float" office:value="77.507">
            <text:p>77.507</text:p>
          </table:table-cell>
          <table:table-cell office:value-type="float" office:value="77.4938125">
            <text:p>77.4938125</text:p>
          </table:table-cell>
          <table:table-cell table:number-columns-repeated="2"/>
        </table:table-row>
        <table:table-row table:style-name="ro1">
          <table:table-cell office:value-type="float" office:value="77.583625">
            <text:p>77.583625</text:p>
          </table:table-cell>
          <table:table-cell office:value-type="float" office:value="77.4429375">
            <text:p>77.4429375</text:p>
          </table:table-cell>
          <table:table-cell office:value-type="float" office:value="77.460125">
            <text:p>77.460125</text:p>
          </table:table-cell>
          <table:table-cell office:value-type="float" office:value="77.5063125">
            <text:p>77.5063125</text:p>
          </table:table-cell>
          <table:table-cell office:value-type="float" office:value="77.5149375">
            <text:p>77.5149375</text:p>
          </table:table-cell>
          <table:table-cell table:number-columns-repeated="2"/>
        </table:table-row>
        <table:table-row table:style-name="ro1">
          <table:table-cell office:value-type="float" office:value="77.5823125">
            <text:p>77.5823125</text:p>
          </table:table-cell>
          <table:table-cell office:value-type="float" office:value="77.4535">
            <text:p>77.4535</text:p>
          </table:table-cell>
          <table:table-cell office:value-type="float" office:value="77.4356875">
            <text:p>77.4356875</text:p>
          </table:table-cell>
          <table:table-cell office:value-type="float" office:value="77.49975">
            <text:p>77.49975</text:p>
          </table:table-cell>
          <table:table-cell office:value-type="float" office:value="77.4799375">
            <text:p>77.4799375</text:p>
          </table:table-cell>
          <table:table-cell table:number-columns-repeated="2"/>
        </table:table-row>
        <table:table-row table:style-name="ro1">
          <table:table-cell office:value-type="float" office:value="77.5611875">
            <text:p>77.5611875</text:p>
          </table:table-cell>
          <table:table-cell office:value-type="float" office:value="77.4363125">
            <text:p>77.4363125</text:p>
          </table:table-cell>
          <table:table-cell office:value-type="float" office:value="77.4435625">
            <text:p>77.4435625</text:p>
          </table:table-cell>
          <table:table-cell office:value-type="float" office:value="77.48325">
            <text:p>77.48325</text:p>
          </table:table-cell>
          <table:table-cell office:value-type="float" office:value="77.4825625">
            <text:p>77.4825625</text:p>
          </table:table-cell>
          <table:table-cell table:number-columns-repeated="2"/>
        </table:table-row>
        <table:table-row table:style-name="ro1">
          <table:table-cell office:value-type="float" office:value="77.5690625">
            <text:p>77.5690625</text:p>
          </table:table-cell>
          <table:table-cell office:value-type="float" office:value="77.434375">
            <text:p>77.434375</text:p>
          </table:table-cell>
          <table:table-cell office:value-type="float" office:value="77.4409375">
            <text:p>77.4409375</text:p>
          </table:table-cell>
          <table:table-cell office:value-type="float" office:value="77.4779375">
            <text:p>77.4779375</text:p>
          </table:table-cell>
          <table:table-cell office:value-type="float" office:value="77.49575">
            <text:p>77.49575</text:p>
          </table:table-cell>
          <table:table-cell table:number-columns-repeated="2"/>
        </table:table-row>
        <table:table-row table:style-name="ro1">
          <table:table-cell office:value-type="float" office:value="77.5551875">
            <text:p>77.5551875</text:p>
          </table:table-cell>
          <table:table-cell office:value-type="float" office:value="77.4429375">
            <text:p>77.4429375</text:p>
          </table:table-cell>
          <table:table-cell office:value-type="float" office:value="77.434375">
            <text:p>77.434375</text:p>
          </table:table-cell>
          <table:table-cell office:value-type="float" office:value="77.4686875">
            <text:p>77.4686875</text:p>
          </table:table-cell>
          <table:table-cell office:value-type="float" office:value="77.481875">
            <text:p>77.481875</text:p>
          </table:table-cell>
          <table:table-cell table:number-columns-repeated="2"/>
        </table:table-row>
        <table:table-row table:style-name="ro1">
          <table:table-cell office:value-type="float" office:value="77.581625">
            <text:p>77.581625</text:p>
          </table:table-cell>
          <table:table-cell office:value-type="float" office:value="77.4455625">
            <text:p>77.4455625</text:p>
          </table:table-cell>
          <table:table-cell office:value-type="float" office:value="77.4501875">
            <text:p>77.4501875</text:p>
          </table:table-cell>
          <table:table-cell office:value-type="float" office:value="77.500375">
            <text:p>77.500375</text:p>
          </table:table-cell>
          <table:table-cell office:value-type="float" office:value="77.478625">
            <text:p>77.478625</text:p>
          </table:table-cell>
          <table:table-cell table:number-columns-repeated="2"/>
        </table:table-row>
        <table:table-row table:style-name="ro1">
          <table:table-cell office:value-type="float" office:value="77.575">
            <text:p>77.575</text:p>
          </table:table-cell>
          <table:table-cell office:value-type="float" office:value="77.4403125">
            <text:p>77.4403125</text:p>
          </table:table-cell>
          <table:table-cell office:value-type="float" office:value="77.42375">
            <text:p>77.42375</text:p>
          </table:table-cell>
          <table:table-cell office:value-type="float" office:value="77.481875">
            <text:p>77.481875</text:p>
          </table:table-cell>
          <table:table-cell office:value-type="float" office:value="77.4944375">
            <text:p>77.4944375</text:p>
          </table:table-cell>
          <table:table-cell table:number-columns-repeated="2"/>
        </table:table-row>
        <table:table-row table:style-name="ro1">
          <table:table-cell office:value-type="float" office:value="77.58825">
            <text:p>77.58825</text:p>
          </table:table-cell>
          <table:table-cell office:value-type="float" office:value="77.4363125">
            <text:p>77.4363125</text:p>
          </table:table-cell>
          <table:table-cell office:value-type="float" office:value="77.4383125">
            <text:p>77.4383125</text:p>
          </table:table-cell>
          <table:table-cell office:value-type="float" office:value="77.4918125">
            <text:p>77.4918125</text:p>
          </table:table-cell>
          <table:table-cell office:value-type="float" office:value="77.5010625">
            <text:p>77.5010625</text:p>
          </table:table-cell>
          <table:table-cell table:number-columns-repeated="2"/>
        </table:table-row>
        <table:table-row table:style-name="ro1">
          <table:table-cell office:value-type="float" office:value="77.58625">
            <text:p>77.58625</text:p>
          </table:table-cell>
          <table:table-cell office:value-type="float" office:value="77.448875">
            <text:p>77.448875</text:p>
          </table:table-cell>
          <table:table-cell office:value-type="float" office:value="77.44225">
            <text:p>77.44225</text:p>
          </table:table-cell>
          <table:table-cell office:value-type="float" office:value="77.4885">
            <text:p>77.4885</text:p>
          </table:table-cell>
          <table:table-cell office:value-type="float" office:value="77.5010625">
            <text:p>77.5010625</text:p>
          </table:table-cell>
          <table:table-cell table:number-columns-repeated="2"/>
        </table:table-row>
        <table:table-row table:style-name="ro1">
          <table:table-cell office:value-type="float" office:value="77.5869375">
            <text:p>77.5869375</text:p>
          </table:table-cell>
          <table:table-cell office:value-type="float" office:value="77.4501875">
            <text:p>77.4501875</text:p>
          </table:table-cell>
          <table:table-cell office:value-type="float" office:value="77.4205">
            <text:p>77.4205</text:p>
          </table:table-cell>
          <table:table-cell office:value-type="float" office:value="77.47925">
            <text:p>77.47925</text:p>
          </table:table-cell>
          <table:table-cell office:value-type="float" office:value="77.4938125">
            <text:p>77.4938125</text:p>
          </table:table-cell>
          <table:table-cell table:number-columns-repeated="2"/>
        </table:table-row>
        <table:table-row table:style-name="ro1">
          <table:table-cell office:value-type="float" office:value="77.5875625">
            <text:p>77.5875625</text:p>
          </table:table-cell>
          <table:table-cell office:value-type="float" office:value="77.4555">
            <text:p>77.4555</text:p>
          </table:table-cell>
          <table:table-cell office:value-type="float" office:value="77.4435625">
            <text:p>77.4435625</text:p>
          </table:table-cell>
          <table:table-cell office:value-type="float" office:value="77.4918125">
            <text:p>77.4918125</text:p>
          </table:table-cell>
          <table:table-cell office:value-type="float" office:value="77.491125">
            <text:p>77.491125</text:p>
          </table:table-cell>
          <table:table-cell table:number-columns-repeated="2"/>
        </table:table-row>
        <table:table-row table:style-name="ro1">
          <table:table-cell office:value-type="float" office:value="77.62525">
            <text:p>77.62525</text:p>
          </table:table-cell>
          <table:table-cell office:value-type="float" office:value="77.4481875">
            <text:p>77.4481875</text:p>
          </table:table-cell>
          <table:table-cell office:value-type="float" office:value="77.42975">
            <text:p>77.42975</text:p>
          </table:table-cell>
          <table:table-cell office:value-type="float" office:value="77.485875">
            <text:p>77.485875</text:p>
          </table:table-cell>
          <table:table-cell office:value-type="float" office:value="77.467375">
            <text:p>77.467375</text:p>
          </table:table-cell>
          <table:table-cell table:number-columns-repeated="2"/>
        </table:table-row>
        <table:table-row table:style-name="ro1">
          <table:table-cell office:value-type="float" office:value="77.6106875">
            <text:p>77.6106875</text:p>
          </table:table-cell>
          <table:table-cell office:value-type="float" office:value="77.4310625">
            <text:p>77.4310625</text:p>
          </table:table-cell>
          <table:table-cell office:value-type="float" office:value="77.439625">
            <text:p>77.439625</text:p>
          </table:table-cell>
          <table:table-cell office:value-type="float" office:value="77.483875">
            <text:p>77.483875</text:p>
          </table:table-cell>
          <table:table-cell office:value-type="float" office:value="77.504375">
            <text:p>77.504375</text:p>
          </table:table-cell>
          <table:table-cell table:number-columns-repeated="2"/>
        </table:table-row>
        <table:table-row table:style-name="ro1">
          <table:table-cell office:value-type="float" office:value="77.5849375">
            <text:p>77.5849375</text:p>
          </table:table-cell>
          <table:table-cell office:value-type="float" office:value="77.4555">
            <text:p>77.4555</text:p>
          </table:table-cell>
          <table:table-cell office:value-type="float" office:value="77.4548125">
            <text:p>77.4548125</text:p>
          </table:table-cell>
          <table:table-cell office:value-type="float" office:value="77.465375">
            <text:p>77.465375</text:p>
          </table:table-cell>
          <table:table-cell office:value-type="float" office:value="77.5076875">
            <text:p>77.5076875</text:p>
          </table:table-cell>
          <table:table-cell table:number-columns-repeated="2"/>
        </table:table-row>
        <table:table-row table:style-name="ro1">
          <table:table-cell office:value-type="float" office:value="77.563125">
            <text:p>77.563125</text:p>
          </table:table-cell>
          <table:table-cell office:value-type="float" office:value="77.4475625">
            <text:p>77.4475625</text:p>
          </table:table-cell>
          <table:table-cell office:value-type="float" office:value="77.48125">
            <text:p>77.48125</text:p>
          </table:table-cell>
          <table:table-cell office:value-type="float" office:value="77.505">
            <text:p>77.505</text:p>
          </table:table-cell>
          <table:table-cell office:value-type="float" office:value="77.513625">
            <text:p>77.513625</text:p>
          </table:table-cell>
          <table:table-cell table:number-columns-repeated="2"/>
        </table:table-row>
        <table:table-row table:style-name="ro1">
          <table:table-cell office:value-type="float" office:value="77.5849375">
            <text:p>77.5849375</text:p>
          </table:table-cell>
          <table:table-cell office:value-type="float" office:value="77.439625">
            <text:p>77.439625</text:p>
          </table:table-cell>
          <table:table-cell office:value-type="float" office:value="77.47925">
            <text:p>77.47925</text:p>
          </table:table-cell>
          <table:table-cell office:value-type="float" office:value="77.5076875">
            <text:p>77.5076875</text:p>
          </table:table-cell>
          <table:table-cell office:value-type="float" office:value="77.48325">
            <text:p>77.48325</text:p>
          </table:table-cell>
          <table:table-cell table:number-columns-repeated="2"/>
        </table:table-row>
        <table:table-row table:style-name="ro1">
          <table:table-cell office:value-type="float" office:value="77.576375">
            <text:p>77.576375</text:p>
          </table:table-cell>
          <table:table-cell office:value-type="float" office:value="77.46475">
            <text:p>77.46475</text:p>
          </table:table-cell>
          <table:table-cell office:value-type="float" office:value="77.469375">
            <text:p>77.469375</text:p>
          </table:table-cell>
          <table:table-cell office:value-type="float" office:value="77.4891875">
            <text:p>77.4891875</text:p>
          </table:table-cell>
          <table:table-cell office:value-type="float" office:value="77.507">
            <text:p>77.507</text:p>
          </table:table-cell>
          <table:table-cell table:number-columns-repeated="2"/>
        </table:table-row>
        <table:table-row table:style-name="ro1">
          <table:table-cell office:value-type="float" office:value="77.553875">
            <text:p>77.553875</text:p>
          </table:table-cell>
          <table:table-cell office:value-type="float" office:value="77.439625">
            <text:p>77.439625</text:p>
          </table:table-cell>
          <table:table-cell office:value-type="float" office:value="77.4634375">
            <text:p>77.4634375</text:p>
          </table:table-cell>
          <table:table-cell office:value-type="float" office:value="77.4905">
            <text:p>77.4905</text:p>
          </table:table-cell>
          <table:table-cell office:value-type="float" office:value="77.476625">
            <text:p>77.476625</text:p>
          </table:table-cell>
          <table:table-cell table:number-columns-repeated="2"/>
        </table:table-row>
        <table:table-row table:style-name="ro1">
          <table:table-cell office:value-type="float" office:value="77.55325">
            <text:p>77.55325</text:p>
          </table:table-cell>
          <table:table-cell office:value-type="float" office:value="77.4429375">
            <text:p>77.4429375</text:p>
          </table:table-cell>
          <table:table-cell office:value-type="float" office:value="77.441625">
            <text:p>77.441625</text:p>
          </table:table-cell>
          <table:table-cell office:value-type="float" office:value="77.4825625">
            <text:p>77.4825625</text:p>
          </table:table-cell>
          <table:table-cell office:value-type="float" office:value="77.5030625">
            <text:p>77.5030625</text:p>
          </table:table-cell>
          <table:table-cell table:number-columns-repeated="2"/>
        </table:table-row>
        <table:table-row table:style-name="ro1">
          <table:table-cell office:value-type="float" office:value="77.567125">
            <text:p>77.567125</text:p>
          </table:table-cell>
          <table:table-cell office:value-type="float" office:value="77.467375">
            <text:p>77.467375</text:p>
          </table:table-cell>
          <table:table-cell office:value-type="float" office:value="77.4455625">
            <text:p>77.4455625</text:p>
          </table:table-cell>
          <table:table-cell office:value-type="float" office:value="77.4964375">
            <text:p>77.4964375</text:p>
          </table:table-cell>
          <table:table-cell office:value-type="float" office:value="77.4666875">
            <text:p>77.4666875</text:p>
          </table:table-cell>
          <table:table-cell table:number-columns-repeated="2"/>
        </table:table-row>
        <table:table-row table:style-name="ro1">
          <table:table-cell office:value-type="float" office:value="77.565125">
            <text:p>77.565125</text:p>
          </table:table-cell>
          <table:table-cell office:value-type="float" office:value="77.47925">
            <text:p>77.47925</text:p>
          </table:table-cell>
          <table:table-cell office:value-type="float" office:value="77.4501875">
            <text:p>77.4501875</text:p>
          </table:table-cell>
          <table:table-cell office:value-type="float" office:value="77.4898125">
            <text:p>77.4898125</text:p>
          </table:table-cell>
          <table:table-cell office:value-type="float" office:value="77.474">
            <text:p>77.474</text:p>
          </table:table-cell>
          <table:table-cell table:number-columns-repeated="2"/>
        </table:table-row>
        <table:table-row table:style-name="ro1">
          <table:table-cell office:value-type="float" office:value="77.5915625">
            <text:p>77.5915625</text:p>
          </table:table-cell>
          <table:table-cell office:value-type="float" office:value="77.4475625">
            <text:p>77.4475625</text:p>
          </table:table-cell>
          <table:table-cell office:value-type="float" office:value="77.4845625">
            <text:p>77.4845625</text:p>
          </table:table-cell>
          <table:table-cell office:value-type="float" office:value="77.4964375">
            <text:p>77.4964375</text:p>
          </table:table-cell>
          <table:table-cell office:value-type="float" office:value="77.4898125">
            <text:p>77.4898125</text:p>
          </table:table-cell>
          <table:table-cell table:number-columns-repeated="2"/>
        </table:table-row>
        <table:table-row table:style-name="ro1">
          <table:table-cell office:value-type="float" office:value="77.588875">
            <text:p>77.588875</text:p>
          </table:table-cell>
          <table:table-cell office:value-type="float" office:value="77.441625">
            <text:p>77.441625</text:p>
          </table:table-cell>
          <table:table-cell office:value-type="float" office:value="77.4885">
            <text:p>77.4885</text:p>
          </table:table-cell>
          <table:table-cell office:value-type="float" office:value="77.491125">
            <text:p>77.491125</text:p>
          </table:table-cell>
          <table:table-cell office:value-type="float" office:value="77.4905">
            <text:p>77.4905</text:p>
          </table:table-cell>
          <table:table-cell table:number-columns-repeated="2"/>
        </table:table-row>
        <table:table-row table:style-name="ro1">
          <table:table-cell office:value-type="float" office:value="77.5638125">
            <text:p>77.5638125</text:p>
          </table:table-cell>
          <table:table-cell office:value-type="float" office:value="77.4310625">
            <text:p>77.4310625</text:p>
          </table:table-cell>
          <table:table-cell office:value-type="float" office:value="77.483875">
            <text:p>77.483875</text:p>
          </table:table-cell>
          <table:table-cell office:value-type="float" office:value="77.49775">
            <text:p>77.49775</text:p>
          </table:table-cell>
          <table:table-cell office:value-type="float" office:value="77.46475">
            <text:p>77.46475</text:p>
          </table:table-cell>
          <table:table-cell table:number-columns-repeated="2"/>
        </table:table-row>
        <table:table-row table:style-name="ro1">
          <table:table-cell office:value-type="float" office:value="77.5571875">
            <text:p>77.5571875</text:p>
          </table:table-cell>
          <table:table-cell office:value-type="float" office:value="77.465375">
            <text:p>77.465375</text:p>
          </table:table-cell>
          <table:table-cell office:value-type="float" office:value="77.456125">
            <text:p>77.456125</text:p>
          </table:table-cell>
          <table:table-cell office:value-type="float" office:value="77.4898125">
            <text:p>77.4898125</text:p>
          </table:table-cell>
          <table:table-cell office:value-type="float" office:value="77.49575">
            <text:p>77.49575</text:p>
          </table:table-cell>
          <table:table-cell table:number-columns-repeated="2"/>
        </table:table-row>
        <table:table-row table:style-name="ro1">
          <table:table-cell office:value-type="float" office:value="77.5644375">
            <text:p>77.5644375</text:p>
          </table:table-cell>
          <table:table-cell office:value-type="float" office:value="77.4574375">
            <text:p>77.4574375</text:p>
          </table:table-cell>
          <table:table-cell office:value-type="float" office:value="77.4706875">
            <text:p>77.4706875</text:p>
          </table:table-cell>
          <table:table-cell office:value-type="float" office:value="77.5149375">
            <text:p>77.5149375</text:p>
          </table:table-cell>
          <table:table-cell office:value-type="float" office:value="77.4898125">
            <text:p>77.4898125</text:p>
          </table:table-cell>
          <table:table-cell table:number-columns-repeated="2"/>
        </table:table-row>
        <table:table-row table:style-name="ro1">
          <table:table-cell office:value-type="float" office:value="77.5664375">
            <text:p>77.5664375</text:p>
          </table:table-cell>
          <table:table-cell office:value-type="float" office:value="77.4185">
            <text:p>77.4185</text:p>
          </table:table-cell>
          <table:table-cell office:value-type="float" office:value="77.4666875">
            <text:p>77.4666875</text:p>
          </table:table-cell>
          <table:table-cell office:value-type="float" office:value="77.49575">
            <text:p>77.49575</text:p>
          </table:table-cell>
          <table:table-cell office:value-type="float" office:value="77.474625">
            <text:p>77.474625</text:p>
          </table:table-cell>
          <table:table-cell table:number-columns-repeated="2"/>
        </table:table-row>
        <table:table-row table:style-name="ro1">
          <table:table-cell office:value-type="float" office:value="77.5756875">
            <text:p>77.5756875</text:p>
          </table:table-cell>
          <table:table-cell office:value-type="float" office:value="77.4515">
            <text:p>77.4515</text:p>
          </table:table-cell>
          <table:table-cell office:value-type="float" office:value="77.472">
            <text:p>77.472</text:p>
          </table:table-cell>
          <table:table-cell office:value-type="float" office:value="77.465375">
            <text:p>77.465375</text:p>
          </table:table-cell>
          <table:table-cell office:value-type="float" office:value="77.47725">
            <text:p>77.47725</text:p>
          </table:table-cell>
          <table:table-cell table:number-columns-repeated="2"/>
        </table:table-row>
        <table:table-row table:style-name="ro1">
          <table:table-cell office:value-type="float" office:value="77.5803125">
            <text:p>77.5803125</text:p>
          </table:table-cell>
          <table:table-cell office:value-type="float" office:value="77.430375">
            <text:p>77.430375</text:p>
          </table:table-cell>
          <table:table-cell office:value-type="float" office:value="77.4865">
            <text:p>77.4865</text:p>
          </table:table-cell>
          <table:table-cell office:value-type="float" office:value="77.5010625">
            <text:p>77.5010625</text:p>
          </table:table-cell>
          <table:table-cell office:value-type="float" office:value="77.5169375">
            <text:p>77.5169375</text:p>
          </table:table-cell>
          <table:table-cell table:number-columns-repeated="2"/>
        </table:table-row>
        <table:table-row table:style-name="ro1">
          <table:table-cell office:value-type="float" office:value="77.5895625">
            <text:p>77.5895625</text:p>
          </table:table-cell>
          <table:table-cell office:value-type="float" office:value="77.4363125">
            <text:p>77.4363125</text:p>
          </table:table-cell>
          <table:table-cell office:value-type="float" office:value="77.47925">
            <text:p>77.47925</text:p>
          </table:table-cell>
          <table:table-cell office:value-type="float" office:value="77.4938125">
            <text:p>77.4938125</text:p>
          </table:table-cell>
          <table:table-cell office:value-type="float" office:value="77.467375">
            <text:p>77.467375</text:p>
          </table:table-cell>
          <table:table-cell table:number-columns-repeated="2"/>
        </table:table-row>
        <table:table-row table:style-name="ro1">
          <table:table-cell office:value-type="float" office:value="77.5453125">
            <text:p>77.5453125</text:p>
          </table:table-cell>
          <table:table-cell office:value-type="float" office:value="77.4409375">
            <text:p>77.4409375</text:p>
          </table:table-cell>
          <table:table-cell office:value-type="float" office:value="77.4521875">
            <text:p>77.4521875</text:p>
          </table:table-cell>
          <table:table-cell office:value-type="float" office:value="77.4865">
            <text:p>77.4865</text:p>
          </table:table-cell>
          <table:table-cell office:value-type="float" office:value="77.504375">
            <text:p>77.504375</text:p>
          </table:table-cell>
          <table:table-cell table:number-columns-repeated="2"/>
        </table:table-row>
        <table:table-row table:style-name="ro1">
          <table:table-cell office:value-type="float" office:value="77.5690625">
            <text:p>77.5690625</text:p>
          </table:table-cell>
          <table:table-cell office:value-type="float" office:value="77.448875">
            <text:p>77.448875</text:p>
          </table:table-cell>
          <table:table-cell office:value-type="float" office:value="77.4528125">
            <text:p>77.4528125</text:p>
          </table:table-cell>
          <table:table-cell office:value-type="float" office:value="77.485875">
            <text:p>77.485875</text:p>
          </table:table-cell>
          <table:table-cell office:value-type="float" office:value="77.47725">
            <text:p>77.47725</text:p>
          </table:table-cell>
          <table:table-cell table:number-columns-repeated="2"/>
        </table:table-row>
        <table:table-row table:style-name="ro1">
          <table:table-cell office:value-type="float" office:value="77.557875">
            <text:p>77.557875</text:p>
          </table:table-cell>
          <table:table-cell office:value-type="float" office:value="77.4528125">
            <text:p>77.4528125</text:p>
          </table:table-cell>
          <table:table-cell office:value-type="float" office:value="77.4475625">
            <text:p>77.4475625</text:p>
          </table:table-cell>
          <table:table-cell office:value-type="float" office:value="77.502375">
            <text:p>77.502375</text:p>
          </table:table-cell>
          <table:table-cell office:value-type="float" office:value="77.47725">
            <text:p>77.47725</text:p>
          </table:table-cell>
          <table:table-cell table:number-columns-repeated="2"/>
        </table:table-row>
        <table:table-row table:style-name="ro1">
          <table:table-cell office:value-type="float" office:value="77.563125">
            <text:p>77.563125</text:p>
          </table:table-cell>
          <table:table-cell office:value-type="float" office:value="77.4686875">
            <text:p>77.4686875</text:p>
          </table:table-cell>
          <table:table-cell office:value-type="float" office:value="77.4620625">
            <text:p>77.4620625</text:p>
          </table:table-cell>
          <table:table-cell office:value-type="float" office:value="77.4970625">
            <text:p>77.4970625</text:p>
          </table:table-cell>
          <table:table-cell office:value-type="float" office:value="77.4924375">
            <text:p>77.4924375</text:p>
          </table:table-cell>
          <table:table-cell table:number-columns-repeated="2"/>
        </table:table-row>
        <table:table-row table:style-name="ro1">
          <table:table-cell office:value-type="float" office:value="77.5519375">
            <text:p>77.5519375</text:p>
          </table:table-cell>
          <table:table-cell office:value-type="float" office:value="77.4435625">
            <text:p>77.4435625</text:p>
          </table:table-cell>
          <table:table-cell office:value-type="float" office:value="77.4799375">
            <text:p>77.4799375</text:p>
          </table:table-cell>
          <table:table-cell office:value-type="float" office:value="77.4984375">
            <text:p>77.4984375</text:p>
          </table:table-cell>
          <table:table-cell office:value-type="float" office:value="77.481875">
            <text:p>77.481875</text:p>
          </table:table-cell>
          <table:table-cell table:number-columns-repeated="2"/>
        </table:table-row>
        <table:table-row table:style-name="ro1">
          <table:table-cell office:value-type="float" office:value="77.5459375">
            <text:p>77.5459375</text:p>
          </table:table-cell>
          <table:table-cell office:value-type="float" office:value="77.44625">
            <text:p>77.44625</text:p>
          </table:table-cell>
          <table:table-cell office:value-type="float" office:value="77.4799375">
            <text:p>77.4799375</text:p>
          </table:table-cell>
          <table:table-cell office:value-type="float" office:value="77.502375">
            <text:p>77.502375</text:p>
          </table:table-cell>
          <table:table-cell office:value-type="float" office:value="77.467375">
            <text:p>77.467375</text:p>
          </table:table-cell>
          <table:table-cell table:number-columns-repeated="2"/>
        </table:table-row>
        <table:table-row table:style-name="ro1">
          <table:table-cell office:value-type="float" office:value="77.5459375">
            <text:p>77.5459375</text:p>
          </table:table-cell>
          <table:table-cell office:value-type="float" office:value="77.4264375">
            <text:p>77.4264375</text:p>
          </table:table-cell>
          <table:table-cell office:value-type="float" office:value="77.4851875">
            <text:p>77.4851875</text:p>
          </table:table-cell>
          <table:table-cell office:value-type="float" office:value="77.4970625">
            <text:p>77.4970625</text:p>
          </table:table-cell>
          <table:table-cell office:value-type="float" office:value="77.4891875">
            <text:p>77.4891875</text:p>
          </table:table-cell>
          <table:table-cell table:number-columns-repeated="2"/>
        </table:table-row>
        <table:table-row table:style-name="ro1">
          <table:table-cell office:value-type="float" office:value="77.5235">
            <text:p>77.5235</text:p>
          </table:table-cell>
          <table:table-cell office:value-type="float" office:value="77.4218125">
            <text:p>77.4218125</text:p>
          </table:table-cell>
          <table:table-cell office:value-type="float" office:value="77.4938125">
            <text:p>77.4938125</text:p>
          </table:table-cell>
          <table:table-cell office:value-type="float" office:value="77.439625">
            <text:p>77.439625</text:p>
          </table:table-cell>
          <table:table-cell office:value-type="float" office:value="77.472">
            <text:p>77.472</text:p>
          </table:table-cell>
          <table:table-cell table:number-columns-repeated="2"/>
        </table:table-row>
        <table:table-row table:style-name="ro1">
          <table:table-cell office:value-type="float" office:value="77.5103125">
            <text:p>77.5103125</text:p>
          </table:table-cell>
          <table:table-cell office:value-type="float" office:value="77.4403125">
            <text:p>77.4403125</text:p>
          </table:table-cell>
          <table:table-cell office:value-type="float" office:value="77.5076875">
            <text:p>77.5076875</text:p>
          </table:table-cell>
          <table:table-cell office:value-type="float" office:value="77.5215">
            <text:p>77.5215</text:p>
          </table:table-cell>
          <table:table-cell office:value-type="float" office:value="77.4918125">
            <text:p>77.4918125</text:p>
          </table:table-cell>
          <table:table-cell table:number-columns-repeated="2"/>
        </table:table-row>
        <table:table-row table:style-name="ro1">
          <table:table-cell office:value-type="float" office:value="77.5155625">
            <text:p>77.5155625</text:p>
          </table:table-cell>
          <table:table-cell office:value-type="float" office:value="77.4429375">
            <text:p>77.4429375</text:p>
          </table:table-cell>
          <table:table-cell office:value-type="float" office:value="77.509">
            <text:p>77.509</text:p>
          </table:table-cell>
          <table:table-cell office:value-type="float" office:value="77.4918125">
            <text:p>77.4918125</text:p>
          </table:table-cell>
          <table:table-cell office:value-type="float" office:value="77.4805625">
            <text:p>77.4805625</text:p>
          </table:table-cell>
          <table:table-cell table:number-columns-repeated="2"/>
        </table:table-row>
        <table:table-row table:style-name="ro1">
          <table:table-cell office:value-type="float" office:value="77.5406875">
            <text:p>77.5406875</text:p>
          </table:table-cell>
          <table:table-cell office:value-type="float" office:value="77.4363125">
            <text:p>77.4363125</text:p>
          </table:table-cell>
          <table:table-cell office:value-type="float" office:value="77.5123125">
            <text:p>77.5123125</text:p>
          </table:table-cell>
          <table:table-cell office:value-type="float" office:value="77.5109375">
            <text:p>77.5109375</text:p>
          </table:table-cell>
          <table:table-cell office:value-type="float" office:value="77.513625">
            <text:p>77.513625</text:p>
          </table:table-cell>
          <table:table-cell table:number-columns-repeated="2"/>
        </table:table-row>
        <table:table-row table:style-name="ro1">
          <table:table-cell office:value-type="float" office:value="77.544625">
            <text:p>77.544625</text:p>
          </table:table-cell>
          <table:table-cell office:value-type="float" office:value="77.4528125">
            <text:p>77.4528125</text:p>
          </table:table-cell>
          <table:table-cell office:value-type="float" office:value="77.5036875">
            <text:p>77.5036875</text:p>
          </table:table-cell>
          <table:table-cell office:value-type="float" office:value="77.46075">
            <text:p>77.46075</text:p>
          </table:table-cell>
          <table:table-cell office:value-type="float" office:value="77.4891875">
            <text:p>77.4891875</text:p>
          </table:table-cell>
          <table:table-cell table:number-columns-repeated="2"/>
        </table:table-row>
        <table:table-row table:style-name="ro1">
          <table:table-cell office:value-type="float" office:value="77.53275">
            <text:p>77.53275</text:p>
          </table:table-cell>
          <table:table-cell office:value-type="float" office:value="77.4475625">
            <text:p>77.4475625</text:p>
          </table:table-cell>
          <table:table-cell office:value-type="float" office:value="77.49975">
            <text:p>77.49975</text:p>
          </table:table-cell>
          <table:table-cell office:value-type="float" office:value="77.5426875">
            <text:p>77.5426875</text:p>
          </table:table-cell>
          <table:table-cell office:value-type="float" office:value="77.4753125">
            <text:p>77.4753125</text:p>
          </table:table-cell>
          <table:table-cell table:number-columns-repeated="2"/>
        </table:table-row>
        <table:table-row table:style-name="ro1">
          <table:table-cell office:value-type="float" office:value="77.5664375">
            <text:p>77.5664375</text:p>
          </table:table-cell>
          <table:table-cell office:value-type="float" office:value="77.4501875">
            <text:p>77.4501875</text:p>
          </table:table-cell>
          <table:table-cell office:value-type="float" office:value="77.5235">
            <text:p>77.5235</text:p>
          </table:table-cell>
          <table:table-cell office:value-type="float" office:value="77.5175625">
            <text:p>77.5175625</text:p>
          </table:table-cell>
          <table:table-cell office:value-type="float" office:value="77.487875">
            <text:p>77.487875</text:p>
          </table:table-cell>
          <table:table-cell table:number-columns-repeated="2"/>
        </table:table-row>
        <table:table-row table:style-name="ro1">
          <table:table-cell office:value-type="float" office:value="77.5625">
            <text:p>77.5625</text:p>
          </table:table-cell>
          <table:table-cell office:value-type="float" office:value="77.4521875">
            <text:p>77.4521875</text:p>
          </table:table-cell>
          <table:table-cell office:value-type="float" office:value="77.49975">
            <text:p>77.49975</text:p>
          </table:table-cell>
          <table:table-cell office:value-type="float" office:value="77.485875">
            <text:p>77.485875</text:p>
          </table:table-cell>
          <table:table-cell office:value-type="float" office:value="77.49575">
            <text:p>77.49575</text:p>
          </table:table-cell>
          <table:table-cell table:number-columns-repeated="2"/>
        </table:table-row>
        <table:table-row table:style-name="ro1">
          <table:table-cell office:value-type="float" office:value="77.5585">
            <text:p>77.5585</text:p>
          </table:table-cell>
          <table:table-cell office:value-type="float" office:value="77.4310625">
            <text:p>77.4310625</text:p>
          </table:table-cell>
          <table:table-cell office:value-type="float" office:value="77.493125">
            <text:p>77.493125</text:p>
          </table:table-cell>
          <table:table-cell office:value-type="float" office:value="77.4805625">
            <text:p>77.4805625</text:p>
          </table:table-cell>
          <table:table-cell office:value-type="float" office:value="77.5056875">
            <text:p>77.5056875</text:p>
          </table:table-cell>
          <table:table-cell table:number-columns-repeated="2"/>
        </table:table-row>
        <table:table-row table:style-name="ro1">
          <table:table-cell office:value-type="float" office:value="77.553875">
            <text:p>77.553875</text:p>
          </table:table-cell>
          <table:table-cell office:value-type="float" office:value="77.4449375">
            <text:p>77.4449375</text:p>
          </table:table-cell>
          <table:table-cell office:value-type="float" office:value="77.5016875">
            <text:p>77.5016875</text:p>
          </table:table-cell>
          <table:table-cell office:value-type="float" office:value="77.5340625">
            <text:p>77.5340625</text:p>
          </table:table-cell>
          <table:table-cell office:value-type="float" office:value="77.47725">
            <text:p>77.47725</text:p>
          </table:table-cell>
          <table:table-cell table:number-columns-repeated="2"/>
        </table:table-row>
        <table:table-row table:style-name="ro1">
          <table:table-cell office:value-type="float" office:value="77.5433125">
            <text:p>77.5433125</text:p>
          </table:table-cell>
          <table:table-cell office:value-type="float" office:value="77.441625">
            <text:p>77.441625</text:p>
          </table:table-cell>
          <table:table-cell office:value-type="float" office:value="77.4924375">
            <text:p>77.4924375</text:p>
          </table:table-cell>
          <table:table-cell office:value-type="float" office:value="77.487875">
            <text:p>77.487875</text:p>
          </table:table-cell>
          <table:table-cell office:value-type="float" office:value="77.4990625">
            <text:p>77.4990625</text:p>
          </table:table-cell>
          <table:table-cell table:number-columns-repeated="2"/>
        </table:table-row>
        <table:table-row table:style-name="ro1">
          <table:table-cell office:value-type="float" office:value="77.5314375">
            <text:p>77.5314375</text:p>
          </table:table-cell>
          <table:table-cell office:value-type="float" office:value="77.432375">
            <text:p>77.432375</text:p>
          </table:table-cell>
          <table:table-cell office:value-type="float" office:value="77.500375">
            <text:p>77.500375</text:p>
          </table:table-cell>
          <table:table-cell office:value-type="float" office:value="77.4970625">
            <text:p>77.4970625</text:p>
          </table:table-cell>
          <table:table-cell office:value-type="float" office:value="77.4851875">
            <text:p>77.4851875</text:p>
          </table:table-cell>
          <table:table-cell table:number-columns-repeated="2"/>
        </table:table-row>
        <table:table-row table:style-name="ro1">
          <table:table-cell office:value-type="float" office:value="77.539375">
            <text:p>77.539375</text:p>
          </table:table-cell>
          <table:table-cell office:value-type="float" office:value="77.435">
            <text:p>77.435</text:p>
          </table:table-cell>
          <table:table-cell office:value-type="float" office:value="77.4924375">
            <text:p>77.4924375</text:p>
          </table:table-cell>
          <table:table-cell office:value-type="float" office:value="77.4970625">
            <text:p>77.4970625</text:p>
          </table:table-cell>
          <table:table-cell office:value-type="float" office:value="77.49575">
            <text:p>77.49575</text:p>
          </table:table-cell>
          <table:table-cell table:number-columns-repeated="2"/>
        </table:table-row>
        <table:table-row table:style-name="ro1">
          <table:table-cell office:value-type="float" office:value="77.5406875">
            <text:p>77.5406875</text:p>
          </table:table-cell>
          <table:table-cell office:value-type="float" office:value="77.460125">
            <text:p>77.460125</text:p>
          </table:table-cell>
          <table:table-cell office:value-type="float" office:value="77.4845625">
            <text:p>77.4845625</text:p>
          </table:table-cell>
          <table:table-cell office:value-type="float" office:value="77.5030625">
            <text:p>77.5030625</text:p>
          </table:table-cell>
          <table:table-cell office:value-type="float" office:value="77.5076875">
            <text:p>77.5076875</text:p>
          </table:table-cell>
          <table:table-cell table:number-columns-repeated="2"/>
        </table:table-row>
        <table:table-row table:style-name="ro1">
          <table:table-cell office:value-type="float" office:value="77.5103125">
            <text:p>77.5103125</text:p>
          </table:table-cell>
          <table:table-cell office:value-type="float" office:value="77.44225">
            <text:p>77.44225</text:p>
          </table:table-cell>
          <table:table-cell office:value-type="float" office:value="77.5030625">
            <text:p>77.5030625</text:p>
          </table:table-cell>
          <table:table-cell office:value-type="float" office:value="77.509">
            <text:p>77.509</text:p>
          </table:table-cell>
          <table:table-cell office:value-type="float" office:value="77.4805625">
            <text:p>77.4805625</text:p>
          </table:table-cell>
          <table:table-cell table:number-columns-repeated="2"/>
        </table:table-row>
        <table:table-row table:style-name="ro1">
          <table:table-cell office:value-type="float" office:value="77.5406875">
            <text:p>77.5406875</text:p>
          </table:table-cell>
          <table:table-cell office:value-type="float" office:value="77.425125">
            <text:p>77.425125</text:p>
          </table:table-cell>
          <table:table-cell office:value-type="float" office:value="77.4779375">
            <text:p>77.4779375</text:p>
          </table:table-cell>
          <table:table-cell office:value-type="float" office:value="77.5036875">
            <text:p>77.5036875</text:p>
          </table:table-cell>
          <table:table-cell office:value-type="float" office:value="77.485875">
            <text:p>77.485875</text:p>
          </table:table-cell>
          <table:table-cell table:number-columns-repeated="2"/>
        </table:table-row>
        <table:table-row table:style-name="ro1">
          <table:table-cell office:value-type="float" office:value="77.55125">
            <text:p>77.55125</text:p>
          </table:table-cell>
          <table:table-cell office:value-type="float" office:value="77.437">
            <text:p>77.437</text:p>
          </table:table-cell>
          <table:table-cell office:value-type="float" office:value="77.469375">
            <text:p>77.469375</text:p>
          </table:table-cell>
          <table:table-cell office:value-type="float" office:value="77.481875">
            <text:p>77.481875</text:p>
          </table:table-cell>
          <table:table-cell office:value-type="float" office:value="77.4984375">
            <text:p>77.4984375</text:p>
          </table:table-cell>
          <table:table-cell table:number-columns-repeated="2"/>
        </table:table-row>
        <table:table-row table:style-name="ro1">
          <table:table-cell office:value-type="float" office:value="77.546625">
            <text:p>77.546625</text:p>
          </table:table-cell>
          <table:table-cell office:value-type="float" office:value="77.4620625">
            <text:p>77.4620625</text:p>
          </table:table-cell>
          <table:table-cell office:value-type="float" office:value="77.4779375">
            <text:p>77.4779375</text:p>
          </table:table-cell>
          <table:table-cell office:value-type="float" office:value="77.49575">
            <text:p>77.49575</text:p>
          </table:table-cell>
          <table:table-cell office:value-type="float" office:value="77.48325">
            <text:p>77.48325</text:p>
          </table:table-cell>
          <table:table-cell table:number-columns-repeated="2"/>
        </table:table-row>
        <table:table-row table:style-name="ro1">
          <table:table-cell office:value-type="float" office:value="77.541375">
            <text:p>77.541375</text:p>
          </table:table-cell>
          <table:table-cell office:value-type="float" office:value="77.4270625">
            <text:p>77.4270625</text:p>
          </table:table-cell>
          <table:table-cell office:value-type="float" office:value="77.4944375">
            <text:p>77.4944375</text:p>
          </table:table-cell>
          <table:table-cell office:value-type="float" office:value="77.4984375">
            <text:p>77.4984375</text:p>
          </table:table-cell>
          <table:table-cell office:value-type="float" office:value="77.472625">
            <text:p>77.472625</text:p>
          </table:table-cell>
          <table:table-cell table:number-columns-repeated="2"/>
        </table:table-row>
        <table:table-row table:style-name="ro1">
          <table:table-cell office:value-type="float" office:value="77.56775">
            <text:p>77.56775</text:p>
          </table:table-cell>
          <table:table-cell office:value-type="float" office:value="77.4429375">
            <text:p>77.4429375</text:p>
          </table:table-cell>
          <table:table-cell office:value-type="float" office:value="77.48325">
            <text:p>77.48325</text:p>
          </table:table-cell>
          <table:table-cell office:value-type="float" office:value="77.4938125">
            <text:p>77.4938125</text:p>
          </table:table-cell>
          <table:table-cell office:value-type="float" office:value="77.500375">
            <text:p>77.500375</text:p>
          </table:table-cell>
          <table:table-cell table:number-columns-repeated="2"/>
        </table:table-row>
        <table:table-row table:style-name="ro1">
          <table:table-cell office:value-type="float" office:value="77.557875">
            <text:p>77.557875</text:p>
          </table:table-cell>
          <table:table-cell office:value-type="float" office:value="77.4521875">
            <text:p>77.4521875</text:p>
          </table:table-cell>
          <table:table-cell office:value-type="float" office:value="77.46475">
            <text:p>77.46475</text:p>
          </table:table-cell>
          <table:table-cell office:value-type="float" office:value="77.49975">
            <text:p>77.49975</text:p>
          </table:table-cell>
          <table:table-cell office:value-type="float" office:value="77.509625">
            <text:p>77.509625</text:p>
          </table:table-cell>
          <table:table-cell table:number-columns-repeated="2"/>
        </table:table-row>
        <table:table-row table:style-name="ro1">
          <table:table-cell office:value-type="float" office:value="77.5605">
            <text:p>77.5605</text:p>
          </table:table-cell>
          <table:table-cell table:number-columns-repeated="2" office:value-type="float" office:value="77.4713125">
            <text:p>77.4713125</text:p>
          </table:table-cell>
          <table:table-cell office:value-type="float" office:value="77.4825625">
            <text:p>77.4825625</text:p>
          </table:table-cell>
          <table:table-cell office:value-type="float" office:value="77.460125">
            <text:p>77.460125</text:p>
          </table:table-cell>
          <table:table-cell table:number-columns-repeated="2"/>
        </table:table-row>
        <table:table-row table:style-name="ro1">
          <table:table-cell office:value-type="float" office:value="77.555875">
            <text:p>77.555875</text:p>
          </table:table-cell>
          <table:table-cell office:value-type="float" office:value="77.4555">
            <text:p>77.4555</text:p>
          </table:table-cell>
          <table:table-cell office:value-type="float" office:value="77.4759375">
            <text:p>77.4759375</text:p>
          </table:table-cell>
          <table:table-cell office:value-type="float" office:value="77.4990625">
            <text:p>77.4990625</text:p>
          </table:table-cell>
          <table:table-cell office:value-type="float" office:value="77.49575">
            <text:p>77.49575</text:p>
          </table:table-cell>
          <table:table-cell table:number-columns-repeated="2"/>
        </table:table-row>
        <table:table-row table:style-name="ro1">
          <table:table-cell office:value-type="float" office:value="77.5598125">
            <text:p>77.5598125</text:p>
          </table:table-cell>
          <table:table-cell office:value-type="float" office:value="77.4403125">
            <text:p>77.4403125</text:p>
          </table:table-cell>
          <table:table-cell office:value-type="float" office:value="77.481875">
            <text:p>77.481875</text:p>
          </table:table-cell>
          <table:table-cell office:value-type="float" office:value="77.4970625">
            <text:p>77.4970625</text:p>
          </table:table-cell>
          <table:table-cell office:value-type="float" office:value="77.474">
            <text:p>77.474</text:p>
          </table:table-cell>
          <table:table-cell table:number-columns-repeated="2"/>
        </table:table-row>
        <table:table-row table:style-name="ro1">
          <table:table-cell office:value-type="float" office:value="77.553875">
            <text:p>77.553875</text:p>
          </table:table-cell>
          <table:table-cell office:value-type="float" office:value="77.4435625">
            <text:p>77.4435625</text:p>
          </table:table-cell>
          <table:table-cell office:value-type="float" office:value="77.476625">
            <text:p>77.476625</text:p>
          </table:table-cell>
          <table:table-cell office:value-type="float" office:value="77.4865">
            <text:p>77.4865</text:p>
          </table:table-cell>
          <table:table-cell office:value-type="float" office:value="77.495125">
            <text:p>77.495125</text:p>
          </table:table-cell>
          <table:table-cell table:number-columns-repeated="2"/>
        </table:table-row>
        <table:table-row table:style-name="ro1">
          <table:table-cell office:value-type="float" office:value="77.5684375">
            <text:p>77.5684375</text:p>
          </table:table-cell>
          <table:table-cell office:value-type="float" office:value="77.450875">
            <text:p>77.450875</text:p>
          </table:table-cell>
          <table:table-cell office:value-type="float" office:value="77.4713125">
            <text:p>77.4713125</text:p>
          </table:table-cell>
          <table:table-cell office:value-type="float" office:value="77.5016875">
            <text:p>77.5016875</text:p>
          </table:table-cell>
          <table:table-cell office:value-type="float" office:value="77.4733125">
            <text:p>77.4733125</text:p>
          </table:table-cell>
          <table:table-cell table:number-columns-repeated="2"/>
        </table:table-row>
        <table:table-row table:style-name="ro1">
          <table:table-cell office:value-type="float" office:value="77.590875">
            <text:p>77.590875</text:p>
          </table:table-cell>
          <table:table-cell office:value-type="float" office:value="77.425125">
            <text:p>77.425125</text:p>
          </table:table-cell>
          <table:table-cell office:value-type="float" office:value="77.469375">
            <text:p>77.469375</text:p>
          </table:table-cell>
          <table:table-cell office:value-type="float" office:value="77.48125">
            <text:p>77.48125</text:p>
          </table:table-cell>
          <table:table-cell office:value-type="float" office:value="77.4666875">
            <text:p>77.4666875</text:p>
          </table:table-cell>
          <table:table-cell table:number-columns-repeated="2"/>
        </table:table-row>
        <table:table-row table:style-name="ro1">
          <table:table-cell office:value-type="float" office:value="77.5935">
            <text:p>77.5935</text:p>
          </table:table-cell>
          <table:table-cell office:value-type="float" office:value="77.472625">
            <text:p>77.472625</text:p>
          </table:table-cell>
          <table:table-cell office:value-type="float" office:value="77.4891875">
            <text:p>77.4891875</text:p>
          </table:table-cell>
          <table:table-cell office:value-type="float" office:value="77.5036875">
            <text:p>77.5036875</text:p>
          </table:table-cell>
          <table:table-cell office:value-type="float" office:value="77.487875">
            <text:p>77.487875</text:p>
          </table:table-cell>
          <table:table-cell table:number-columns-repeated="2"/>
        </table:table-row>
        <table:table-row table:style-name="ro1">
          <table:table-cell office:value-type="float" office:value="77.5736875">
            <text:p>77.5736875</text:p>
          </table:table-cell>
          <table:table-cell office:value-type="float" office:value="77.4270625">
            <text:p>77.4270625</text:p>
          </table:table-cell>
          <table:table-cell office:value-type="float" office:value="77.4845625">
            <text:p>77.4845625</text:p>
          </table:table-cell>
          <table:table-cell office:value-type="float" office:value="77.49575">
            <text:p>77.49575</text:p>
          </table:table-cell>
          <table:table-cell office:value-type="float" office:value="77.46075">
            <text:p>77.46075</text:p>
          </table:table-cell>
          <table:table-cell table:number-columns-repeated="2"/>
        </table:table-row>
        <table:table-row table:style-name="ro1">
          <table:table-cell office:value-type="float" office:value="77.581625">
            <text:p>77.581625</text:p>
          </table:table-cell>
          <table:table-cell office:value-type="float" office:value="77.4475625">
            <text:p>77.4475625</text:p>
          </table:table-cell>
          <table:table-cell office:value-type="float" office:value="77.493125">
            <text:p>77.493125</text:p>
          </table:table-cell>
          <table:table-cell office:value-type="float" office:value="77.5056875">
            <text:p>77.5056875</text:p>
          </table:table-cell>
          <table:table-cell office:value-type="float" office:value="77.4905">
            <text:p>77.4905</text:p>
          </table:table-cell>
          <table:table-cell table:number-columns-repeated="2"/>
        </table:table-row>
        <table:table-row table:style-name="ro1">
          <table:table-cell office:value-type="float" office:value="77.602125">
            <text:p>77.602125</text:p>
          </table:table-cell>
          <table:table-cell office:value-type="float" office:value="77.437625">
            <text:p>77.437625</text:p>
          </table:table-cell>
          <table:table-cell office:value-type="float" office:value="77.5063125">
            <text:p>77.5063125</text:p>
          </table:table-cell>
          <table:table-cell office:value-type="float" office:value="77.485875">
            <text:p>77.485875</text:p>
          </table:table-cell>
          <table:table-cell office:value-type="float" office:value="77.504375">
            <text:p>77.504375</text:p>
          </table:table-cell>
          <table:table-cell table:number-columns-repeated="2"/>
        </table:table-row>
        <table:table-row table:style-name="ro1">
          <table:table-cell office:value-type="float" office:value="77.577">
            <text:p>77.577</text:p>
          </table:table-cell>
          <table:table-cell office:value-type="float" office:value="77.4501875">
            <text:p>77.4501875</text:p>
          </table:table-cell>
          <table:table-cell office:value-type="float" office:value="77.5103125">
            <text:p>77.5103125</text:p>
          </table:table-cell>
          <table:table-cell office:value-type="float" office:value="77.4964375">
            <text:p>77.4964375</text:p>
          </table:table-cell>
          <table:table-cell office:value-type="float" office:value="77.483875">
            <text:p>77.483875</text:p>
          </table:table-cell>
          <table:table-cell table:number-columns-repeated="2"/>
        </table:table-row>
        <table:table-row table:style-name="ro1">
          <table:table-cell office:value-type="float" office:value="77.5585">
            <text:p>77.5585</text:p>
          </table:table-cell>
          <table:table-cell office:value-type="float" office:value="77.4535">
            <text:p>77.4535</text:p>
          </table:table-cell>
          <table:table-cell office:value-type="float" office:value="77.49575">
            <text:p>77.49575</text:p>
          </table:table-cell>
          <table:table-cell office:value-type="float" office:value="77.5103125">
            <text:p>77.5103125</text:p>
          </table:table-cell>
          <table:table-cell office:value-type="float" office:value="77.49575">
            <text:p>77.49575</text:p>
          </table:table-cell>
          <table:table-cell table:number-columns-repeated="2"/>
        </table:table-row>
        <table:table-row table:style-name="ro1">
          <table:table-cell office:value-type="float" office:value="77.567125">
            <text:p>77.567125</text:p>
          </table:table-cell>
          <table:table-cell office:value-type="float" office:value="77.4455625">
            <text:p>77.4455625</text:p>
          </table:table-cell>
          <table:table-cell office:value-type="float" office:value="77.4733125">
            <text:p>77.4733125</text:p>
          </table:table-cell>
          <table:table-cell office:value-type="float" office:value="77.47">
            <text:p>77.47</text:p>
          </table:table-cell>
          <table:table-cell office:value-type="float" office:value="77.48325">
            <text:p>77.48325</text:p>
          </table:table-cell>
          <table:table-cell table:number-columns-repeated="2"/>
        </table:table-row>
        <table:table-row table:style-name="ro1">
          <table:table-cell office:value-type="float" office:value="77.5776875">
            <text:p>77.5776875</text:p>
          </table:table-cell>
          <table:table-cell office:value-type="float" office:value="77.413875">
            <text:p>77.413875</text:p>
          </table:table-cell>
          <table:table-cell office:value-type="float" office:value="77.4733125">
            <text:p>77.4733125</text:p>
          </table:table-cell>
          <table:table-cell office:value-type="float" office:value="77.5195625">
            <text:p>77.5195625</text:p>
          </table:table-cell>
          <table:table-cell office:value-type="float" office:value="77.4918125">
            <text:p>77.4918125</text:p>
          </table:table-cell>
          <table:table-cell table:number-columns-repeated="2"/>
        </table:table-row>
        <table:table-row table:style-name="ro1">
          <table:table-cell office:value-type="float" office:value="77.5585">
            <text:p>77.5585</text:p>
          </table:table-cell>
          <table:table-cell office:value-type="float" office:value="77.450875">
            <text:p>77.450875</text:p>
          </table:table-cell>
          <table:table-cell office:value-type="float" office:value="77.472625">
            <text:p>77.472625</text:p>
          </table:table-cell>
          <table:table-cell office:value-type="float" office:value="77.5149375">
            <text:p>77.5149375</text:p>
          </table:table-cell>
          <table:table-cell office:value-type="float" office:value="77.4799375">
            <text:p>77.4799375</text:p>
          </table:table-cell>
          <table:table-cell table:number-columns-repeated="2"/>
        </table:table-row>
        <table:table-row table:style-name="ro1">
          <table:table-cell office:value-type="float" office:value="77.53275">
            <text:p>77.53275</text:p>
          </table:table-cell>
          <table:table-cell office:value-type="float" office:value="77.4535">
            <text:p>77.4535</text:p>
          </table:table-cell>
          <table:table-cell office:value-type="float" office:value="77.504375">
            <text:p>77.504375</text:p>
          </table:table-cell>
          <table:table-cell office:value-type="float" office:value="77.5149375">
            <text:p>77.5149375</text:p>
          </table:table-cell>
          <table:table-cell office:value-type="float" office:value="77.4990625">
            <text:p>77.4990625</text:p>
          </table:table-cell>
          <table:table-cell table:number-columns-repeated="2"/>
        </table:table-row>
        <table:table-row table:style-name="ro1">
          <table:table-cell office:value-type="float" office:value="77.5360625">
            <text:p>77.5360625</text:p>
          </table:table-cell>
          <table:table-cell office:value-type="float" office:value="77.439625">
            <text:p>77.439625</text:p>
          </table:table-cell>
          <table:table-cell office:value-type="float" office:value="77.518875">
            <text:p>77.518875</text:p>
          </table:table-cell>
          <table:table-cell office:value-type="float" office:value="77.5123125">
            <text:p>77.5123125</text:p>
          </table:table-cell>
          <table:table-cell office:value-type="float" office:value="77.4825625">
            <text:p>77.4825625</text:p>
          </table:table-cell>
          <table:table-cell table:number-columns-repeated="2"/>
        </table:table-row>
        <table:table-row table:style-name="ro1">
          <table:table-cell office:value-type="float" office:value="77.532125">
            <text:p>77.532125</text:p>
          </table:table-cell>
          <table:table-cell office:value-type="float" office:value="77.4316875">
            <text:p>77.4316875</text:p>
          </table:table-cell>
          <table:table-cell office:value-type="float" office:value="77.5036875">
            <text:p>77.5036875</text:p>
          </table:table-cell>
          <table:table-cell office:value-type="float" office:value="77.4924375">
            <text:p>77.4924375</text:p>
          </table:table-cell>
          <table:table-cell office:value-type="float" office:value="77.487875">
            <text:p>77.487875</text:p>
          </table:table-cell>
          <table:table-cell table:number-columns-repeated="2"/>
        </table:table-row>
        <table:table-row table:style-name="ro1">
          <table:table-cell office:value-type="float" office:value="77.535375">
            <text:p>77.535375</text:p>
          </table:table-cell>
          <table:table-cell office:value-type="float" office:value="77.4310625">
            <text:p>77.4310625</text:p>
          </table:table-cell>
          <table:table-cell office:value-type="float" office:value="77.4885">
            <text:p>77.4885</text:p>
          </table:table-cell>
          <table:table-cell office:value-type="float" office:value="77.4898125">
            <text:p>77.4898125</text:p>
          </table:table-cell>
          <table:table-cell office:value-type="float" office:value="77.5103125">
            <text:p>77.5103125</text:p>
          </table:table-cell>
          <table:table-cell table:number-columns-repeated="2"/>
        </table:table-row>
        <table:table-row table:style-name="ro1">
          <table:table-cell office:value-type="float" office:value="77.548625">
            <text:p>77.548625</text:p>
          </table:table-cell>
          <table:table-cell office:value-type="float" office:value="77.432375">
            <text:p>77.432375</text:p>
          </table:table-cell>
          <table:table-cell office:value-type="float" office:value="77.4614375">
            <text:p>77.4614375</text:p>
          </table:table-cell>
          <table:table-cell office:value-type="float" office:value="77.437625">
            <text:p>77.437625</text:p>
          </table:table-cell>
          <table:table-cell office:value-type="float" office:value="77.469375">
            <text:p>77.469375</text:p>
          </table:table-cell>
          <table:table-cell table:number-columns-repeated="2"/>
        </table:table-row>
        <table:table-row table:style-name="ro1">
          <table:table-cell office:value-type="float" office:value="77.5123125">
            <text:p>77.5123125</text:p>
          </table:table-cell>
          <table:table-cell office:value-type="float" office:value="77.4733125">
            <text:p>77.4733125</text:p>
          </table:table-cell>
          <table:table-cell office:value-type="float" office:value="77.42575">
            <text:p>77.42575</text:p>
          </table:table-cell>
          <table:table-cell office:value-type="float" office:value="77.49575">
            <text:p>77.49575</text:p>
          </table:table-cell>
          <table:table-cell office:value-type="float" office:value="77.504375">
            <text:p>77.504375</text:p>
          </table:table-cell>
          <table:table-cell table:number-columns-repeated="2"/>
        </table:table-row>
        <table:table-row table:style-name="ro1">
          <table:table-cell office:value-type="float" office:value="77.5334375">
            <text:p>77.5334375</text:p>
          </table:table-cell>
          <table:table-cell office:value-type="float" office:value="77.4336875">
            <text:p>77.4336875</text:p>
          </table:table-cell>
          <table:table-cell office:value-type="float" office:value="77.42375">
            <text:p>77.42375</text:p>
          </table:table-cell>
          <table:table-cell office:value-type="float" office:value="77.51425">
            <text:p>77.51425</text:p>
          </table:table-cell>
          <table:table-cell office:value-type="float" office:value="77.46275">
            <text:p>77.46275</text:p>
          </table:table-cell>
          <table:table-cell table:number-columns-repeated="2"/>
        </table:table-row>
        <table:table-row table:style-name="ro1">
          <table:table-cell office:value-type="float" office:value="77.544625">
            <text:p>77.544625</text:p>
          </table:table-cell>
          <table:table-cell office:value-type="float" office:value="77.4356875">
            <text:p>77.4356875</text:p>
          </table:table-cell>
          <table:table-cell office:value-type="float" office:value="77.4165">
            <text:p>77.4165</text:p>
          </table:table-cell>
          <table:table-cell office:value-type="float" office:value="77.4686875">
            <text:p>77.4686875</text:p>
          </table:table-cell>
          <table:table-cell office:value-type="float" office:value="77.4779375">
            <text:p>77.4779375</text:p>
          </table:table-cell>
          <table:table-cell table:number-columns-repeated="2"/>
        </table:table-row>
        <table:table-row table:style-name="ro1">
          <table:table-cell office:value-type="float" office:value="77.5275">
            <text:p>77.5275</text:p>
          </table:table-cell>
          <table:table-cell office:value-type="float" office:value="77.4383125">
            <text:p>77.4383125</text:p>
          </table:table-cell>
          <table:table-cell office:value-type="float" office:value="77.4165">
            <text:p>77.4165</text:p>
          </table:table-cell>
          <table:table-cell office:value-type="float" office:value="77.4964375">
            <text:p>77.4964375</text:p>
          </table:table-cell>
          <table:table-cell office:value-type="float" office:value="77.441625">
            <text:p>77.441625</text:p>
          </table:table-cell>
          <table:table-cell table:number-columns-repeated="2"/>
        </table:table-row>
        <table:table-row table:style-name="ro1">
          <table:table-cell office:value-type="float" office:value="77.5201875">
            <text:p>77.5201875</text:p>
          </table:table-cell>
          <table:table-cell office:value-type="float" office:value="77.468">
            <text:p>77.468</text:p>
          </table:table-cell>
          <table:table-cell office:value-type="float" office:value="77.4290625">
            <text:p>77.4290625</text:p>
          </table:table-cell>
          <table:table-cell office:value-type="float" office:value="77.4779375">
            <text:p>77.4779375</text:p>
          </table:table-cell>
          <table:table-cell office:value-type="float" office:value="77.4660625">
            <text:p>77.4660625</text:p>
          </table:table-cell>
          <table:table-cell table:number-columns-repeated="2"/>
        </table:table-row>
        <table:table-row table:style-name="ro1">
          <table:table-cell office:value-type="float" office:value="77.5380625">
            <text:p>77.5380625</text:p>
          </table:table-cell>
          <table:table-cell office:value-type="float" office:value="77.44625">
            <text:p>77.44625</text:p>
          </table:table-cell>
          <table:table-cell office:value-type="float" office:value="77.4310625">
            <text:p>77.4310625</text:p>
          </table:table-cell>
          <table:table-cell office:value-type="float" office:value="77.509">
            <text:p>77.509</text:p>
          </table:table-cell>
          <table:table-cell office:value-type="float" office:value="77.472625">
            <text:p>77.472625</text:p>
          </table:table-cell>
          <table:table-cell table:number-columns-repeated="2"/>
        </table:table-row>
        <table:table-row table:style-name="ro1">
          <table:table-cell office:value-type="float" office:value="77.5433125">
            <text:p>77.5433125</text:p>
          </table:table-cell>
          <table:table-cell office:value-type="float" office:value="77.44625">
            <text:p>77.44625</text:p>
          </table:table-cell>
          <table:table-cell office:value-type="float" office:value="77.4429375">
            <text:p>77.4429375</text:p>
          </table:table-cell>
          <table:table-cell office:value-type="float" office:value="77.500375">
            <text:p>77.500375</text:p>
          </table:table-cell>
          <table:table-cell office:value-type="float" office:value="77.4805625">
            <text:p>77.4805625</text:p>
          </table:table-cell>
          <table:table-cell table:number-columns-repeated="2"/>
        </table:table-row>
        <table:table-row table:style-name="ro1">
          <table:table-cell office:value-type="float" office:value="77.54925">
            <text:p>77.54925</text:p>
          </table:table-cell>
          <table:table-cell office:value-type="float" office:value="77.458125">
            <text:p>77.458125</text:p>
          </table:table-cell>
          <table:table-cell office:value-type="float" office:value="77.4515">
            <text:p>77.4515</text:p>
          </table:table-cell>
          <table:table-cell office:value-type="float" office:value="77.49575">
            <text:p>77.49575</text:p>
          </table:table-cell>
          <table:table-cell office:value-type="float" office:value="77.4805625">
            <text:p>77.4805625</text:p>
          </table:table-cell>
          <table:table-cell table:number-columns-repeated="2"/>
        </table:table-row>
        <table:table-row table:style-name="ro1">
          <table:table-cell office:value-type="float" office:value="77.54">
            <text:p>77.54</text:p>
          </table:table-cell>
          <table:table-cell office:value-type="float" office:value="77.44225">
            <text:p>77.44225</text:p>
          </table:table-cell>
          <table:table-cell office:value-type="float" office:value="77.419125">
            <text:p>77.419125</text:p>
          </table:table-cell>
          <table:table-cell office:value-type="float" office:value="77.507">
            <text:p>77.507</text:p>
          </table:table-cell>
          <table:table-cell office:value-type="float" office:value="77.4984375">
            <text:p>77.4984375</text:p>
          </table:table-cell>
          <table:table-cell table:number-columns-repeated="2"/>
        </table:table-row>
        <table:table-row table:style-name="ro1">
          <table:table-cell office:value-type="float" office:value="77.5473125">
            <text:p>77.5473125</text:p>
          </table:table-cell>
          <table:table-cell office:value-type="float" office:value="77.4495625">
            <text:p>77.4495625</text:p>
          </table:table-cell>
          <table:table-cell office:value-type="float" office:value="77.4033125">
            <text:p>77.4033125</text:p>
          </table:table-cell>
          <table:table-cell office:value-type="float" office:value="77.5155625">
            <text:p>77.5155625</text:p>
          </table:table-cell>
          <table:table-cell office:value-type="float" office:value="77.502375">
            <text:p>77.502375</text:p>
          </table:table-cell>
          <table:table-cell table:number-columns-repeated="2"/>
        </table:table-row>
        <table:table-row table:style-name="ro1">
          <table:table-cell office:value-type="float" office:value="77.5268125">
            <text:p>77.5268125</text:p>
          </table:table-cell>
          <table:table-cell office:value-type="float" office:value="77.4753125">
            <text:p>77.4753125</text:p>
          </table:table-cell>
          <table:table-cell office:value-type="float" office:value="77.3946875">
            <text:p>77.3946875</text:p>
          </table:table-cell>
          <table:table-cell office:value-type="float" office:value="77.481875">
            <text:p>77.481875</text:p>
          </table:table-cell>
          <table:table-cell office:value-type="float" office:value="77.4541875">
            <text:p>77.4541875</text:p>
          </table:table-cell>
          <table:table-cell table:number-columns-repeated="2"/>
        </table:table-row>
        <table:table-row table:style-name="ro1">
          <table:table-cell office:value-type="float" office:value="77.5505625">
            <text:p>77.5505625</text:p>
          </table:table-cell>
          <table:table-cell office:value-type="float" office:value="77.437">
            <text:p>77.437</text:p>
          </table:table-cell>
          <table:table-cell office:value-type="float" office:value="77.3868125">
            <text:p>77.3868125</text:p>
          </table:table-cell>
          <table:table-cell office:value-type="float" office:value="77.4905">
            <text:p>77.4905</text:p>
          </table:table-cell>
          <table:table-cell office:value-type="float" office:value="77.495125">
            <text:p>77.495125</text:p>
          </table:table-cell>
          <table:table-cell table:number-columns-repeated="2"/>
        </table:table-row>
        <table:table-row table:style-name="ro1">
          <table:table-cell office:value-type="float" office:value="77.53075">
            <text:p>77.53075</text:p>
          </table:table-cell>
          <table:table-cell office:value-type="float" office:value="77.456125">
            <text:p>77.456125</text:p>
          </table:table-cell>
          <table:table-cell office:value-type="float" office:value="77.4059375">
            <text:p>77.4059375</text:p>
          </table:table-cell>
          <table:table-cell office:value-type="float" office:value="77.5076875">
            <text:p>77.5076875</text:p>
          </table:table-cell>
          <table:table-cell office:value-type="float" office:value="77.4634375">
            <text:p>77.4634375</text:p>
          </table:table-cell>
          <table:table-cell table:number-columns-repeated="2"/>
        </table:table-row>
        <table:table-row table:style-name="ro1">
          <table:table-cell office:value-type="float" office:value="77.528125">
            <text:p>77.528125</text:p>
          </table:table-cell>
          <table:table-cell office:value-type="float" office:value="77.4640625">
            <text:p>77.4640625</text:p>
          </table:table-cell>
          <table:table-cell office:value-type="float" office:value="77.4316875">
            <text:p>77.4316875</text:p>
          </table:table-cell>
          <table:table-cell office:value-type="float" office:value="77.49775">
            <text:p>77.49775</text:p>
          </table:table-cell>
          <table:table-cell office:value-type="float" office:value="77.5155625">
            <text:p>77.5155625</text:p>
          </table:table-cell>
          <table:table-cell table:number-columns-repeated="2"/>
        </table:table-row>
        <table:table-row table:style-name="ro1">
          <table:table-cell office:value-type="float" office:value="77.54">
            <text:p>77.54</text:p>
          </table:table-cell>
          <table:table-cell office:value-type="float" office:value="77.425125">
            <text:p>77.425125</text:p>
          </table:table-cell>
          <table:table-cell office:value-type="float" office:value="77.439625">
            <text:p>77.439625</text:p>
          </table:table-cell>
          <table:table-cell office:value-type="float" office:value="77.495125">
            <text:p>77.495125</text:p>
          </table:table-cell>
          <table:table-cell office:value-type="float" office:value="77.505">
            <text:p>77.505</text:p>
          </table:table-cell>
          <table:table-cell table:number-columns-repeated="2"/>
        </table:table-row>
        <table:table-row table:style-name="ro1">
          <table:table-cell office:value-type="float" office:value="77.511625">
            <text:p>77.511625</text:p>
          </table:table-cell>
          <table:table-cell office:value-type="float" office:value="77.437625">
            <text:p>77.437625</text:p>
          </table:table-cell>
          <table:table-cell office:value-type="float" office:value="77.42375">
            <text:p>77.42375</text:p>
          </table:table-cell>
          <table:table-cell office:value-type="float" office:value="77.4759375">
            <text:p>77.4759375</text:p>
          </table:table-cell>
          <table:table-cell office:value-type="float" office:value="77.487875">
            <text:p>77.487875</text:p>
          </table:table-cell>
          <table:table-cell table:number-columns-repeated="2"/>
        </table:table-row>
        <table:table-row table:style-name="ro1">
          <table:table-cell office:value-type="float" office:value="77.5591875">
            <text:p>77.5591875</text:p>
          </table:table-cell>
          <table:table-cell office:value-type="float" office:value="77.4851875">
            <text:p>77.4851875</text:p>
          </table:table-cell>
          <table:table-cell office:value-type="float" office:value="77.434375">
            <text:p>77.434375</text:p>
          </table:table-cell>
          <table:table-cell office:value-type="float" office:value="77.5010625">
            <text:p>77.5010625</text:p>
          </table:table-cell>
          <table:table-cell office:value-type="float" office:value="77.485875">
            <text:p>77.485875</text:p>
          </table:table-cell>
          <table:table-cell table:number-columns-repeated="2"/>
        </table:table-row>
        <table:table-row table:style-name="ro1">
          <table:table-cell office:value-type="float" office:value="77.54">
            <text:p>77.54</text:p>
          </table:table-cell>
          <table:table-cell office:value-type="float" office:value="77.4455625">
            <text:p>77.4455625</text:p>
          </table:table-cell>
          <table:table-cell office:value-type="float" office:value="77.4356875">
            <text:p>77.4356875</text:p>
          </table:table-cell>
          <table:table-cell office:value-type="float" office:value="77.518875">
            <text:p>77.518875</text:p>
          </table:table-cell>
          <table:table-cell office:value-type="float" office:value="77.505">
            <text:p>77.505</text:p>
          </table:table-cell>
          <table:table-cell table:number-columns-repeated="2"/>
        </table:table-row>
        <table:table-row table:style-name="ro1">
          <table:table-cell office:value-type="float" office:value="77.5294375">
            <text:p>77.5294375</text:p>
          </table:table-cell>
          <table:table-cell office:value-type="float" office:value="77.4290625">
            <text:p>77.4290625</text:p>
          </table:table-cell>
          <table:table-cell office:value-type="float" office:value="77.4481875">
            <text:p>77.4481875</text:p>
          </table:table-cell>
          <table:table-cell office:value-type="float" office:value="77.507">
            <text:p>77.507</text:p>
          </table:table-cell>
          <table:table-cell office:value-type="float" office:value="77.5083125">
            <text:p>77.5083125</text:p>
          </table:table-cell>
          <table:table-cell table:number-columns-repeated="2"/>
        </table:table-row>
        <table:table-row table:style-name="ro1">
          <table:table-cell office:value-type="float" office:value="77.570375">
            <text:p>77.570375</text:p>
          </table:table-cell>
          <table:table-cell office:value-type="float" office:value="77.4449375">
            <text:p>77.4449375</text:p>
          </table:table-cell>
          <table:table-cell office:value-type="float" office:value="77.4290625">
            <text:p>77.4290625</text:p>
          </table:table-cell>
          <table:table-cell office:value-type="float" office:value="77.483875">
            <text:p>77.483875</text:p>
          </table:table-cell>
          <table:table-cell office:value-type="float" office:value="77.49775">
            <text:p>77.49775</text:p>
          </table:table-cell>
          <table:table-cell table:number-columns-repeated="2"/>
        </table:table-row>
        <table:table-row table:style-name="ro1">
          <table:table-cell office:value-type="float" office:value="77.5433125">
            <text:p>77.5433125</text:p>
          </table:table-cell>
          <table:table-cell office:value-type="float" office:value="77.439">
            <text:p>77.439</text:p>
          </table:table-cell>
          <table:table-cell office:value-type="float" office:value="77.437">
            <text:p>77.437</text:p>
          </table:table-cell>
          <table:table-cell table:number-columns-repeated="2" office:value-type="float" office:value="77.4964375">
            <text:p>77.4964375</text:p>
          </table:table-cell>
          <table:table-cell table:number-columns-repeated="2"/>
        </table:table-row>
        <table:table-row table:style-name="ro1">
          <table:table-cell office:value-type="float" office:value="77.5433125">
            <text:p>77.5433125</text:p>
          </table:table-cell>
          <table:table-cell office:value-type="float" office:value="77.4515">
            <text:p>77.4515</text:p>
          </table:table-cell>
          <table:table-cell office:value-type="float" office:value="77.4706875">
            <text:p>77.4706875</text:p>
          </table:table-cell>
          <table:table-cell office:value-type="float" office:value="77.4805625">
            <text:p>77.4805625</text:p>
          </table:table-cell>
          <table:table-cell office:value-type="float" office:value="77.502375">
            <text:p>77.502375</text:p>
          </table:table-cell>
          <table:table-cell table:number-columns-repeated="2"/>
        </table:table-row>
        <table:table-row table:style-name="ro1">
          <table:table-cell office:value-type="float" office:value="77.542">
            <text:p>77.542</text:p>
          </table:table-cell>
          <table:table-cell office:value-type="float" office:value="77.439625">
            <text:p>77.439625</text:p>
          </table:table-cell>
          <table:table-cell office:value-type="float" office:value="77.472625">
            <text:p>77.472625</text:p>
          </table:table-cell>
          <table:table-cell office:value-type="float" office:value="77.48325">
            <text:p>77.48325</text:p>
          </table:table-cell>
          <table:table-cell office:value-type="float" office:value="77.4964375">
            <text:p>77.4964375</text:p>
          </table:table-cell>
          <table:table-cell table:number-columns-repeated="2"/>
        </table:table-row>
        <table:table-row table:style-name="ro1">
          <table:table-cell office:value-type="float" office:value="77.5664375">
            <text:p>77.5664375</text:p>
          </table:table-cell>
          <table:table-cell office:value-type="float" office:value="77.4449375">
            <text:p>77.4449375</text:p>
          </table:table-cell>
          <table:table-cell office:value-type="float" office:value="77.4588125">
            <text:p>77.4588125</text:p>
          </table:table-cell>
          <table:table-cell office:value-type="float" office:value="77.4964375">
            <text:p>77.4964375</text:p>
          </table:table-cell>
          <table:table-cell office:value-type="float" office:value="77.4845625">
            <text:p>77.4845625</text:p>
          </table:table-cell>
          <table:table-cell table:number-columns-repeated="2"/>
        </table:table-row>
        <table:table-row table:style-name="ro1">
          <table:table-cell office:value-type="float" office:value="77.5294375">
            <text:p>77.5294375</text:p>
          </table:table-cell>
          <table:table-cell office:value-type="float" office:value="77.430375">
            <text:p>77.430375</text:p>
          </table:table-cell>
          <table:table-cell office:value-type="float" office:value="77.46475">
            <text:p>77.46475</text:p>
          </table:table-cell>
          <table:table-cell office:value-type="float" office:value="77.4753125">
            <text:p>77.4753125</text:p>
          </table:table-cell>
          <table:table-cell office:value-type="float" office:value="77.46075">
            <text:p>77.46075</text:p>
          </table:table-cell>
          <table:table-cell table:number-columns-repeated="2"/>
        </table:table-row>
        <table:table-row table:style-name="ro1">
          <table:table-cell office:value-type="float" office:value="77.5585">
            <text:p>77.5585</text:p>
          </table:table-cell>
          <table:table-cell office:value-type="float" office:value="77.474">
            <text:p>77.474</text:p>
          </table:table-cell>
          <table:table-cell office:value-type="float" office:value="77.4555">
            <text:p>77.4555</text:p>
          </table:table-cell>
          <table:table-cell office:value-type="float" office:value="77.504375">
            <text:p>77.504375</text:p>
          </table:table-cell>
          <table:table-cell office:value-type="float" office:value="77.4825625">
            <text:p>77.4825625</text:p>
          </table:table-cell>
          <table:table-cell table:number-columns-repeated="2"/>
        </table:table-row>
        <table:table-row table:style-name="ro1">
          <table:table-cell office:value-type="float" office:value="77.55125">
            <text:p>77.55125</text:p>
          </table:table-cell>
          <table:table-cell office:value-type="float" office:value="77.4290625">
            <text:p>77.4290625</text:p>
          </table:table-cell>
          <table:table-cell office:value-type="float" office:value="77.446875">
            <text:p>77.446875</text:p>
          </table:table-cell>
          <table:table-cell office:value-type="float" office:value="77.5169375">
            <text:p>77.5169375</text:p>
          </table:table-cell>
          <table:table-cell office:value-type="float" office:value="77.487875">
            <text:p>77.487875</text:p>
          </table:table-cell>
          <table:table-cell table:number-columns-repeated="2"/>
        </table:table-row>
        <table:table-row table:style-name="ro1">
          <table:table-cell office:value-type="float" office:value="77.563125">
            <text:p>77.563125</text:p>
          </table:table-cell>
          <table:table-cell office:value-type="float" office:value="77.437625">
            <text:p>77.437625</text:p>
          </table:table-cell>
          <table:table-cell office:value-type="float" office:value="77.44625">
            <text:p>77.44625</text:p>
          </table:table-cell>
          <table:table-cell office:value-type="float" office:value="77.481875">
            <text:p>77.481875</text:p>
          </table:table-cell>
          <table:table-cell office:value-type="float" office:value="77.5056875">
            <text:p>77.5056875</text:p>
          </table:table-cell>
          <table:table-cell table:number-columns-repeated="2"/>
        </table:table-row>
        <table:table-row table:style-name="ro1">
          <table:table-cell office:value-type="float" office:value="77.5453125">
            <text:p>77.5453125</text:p>
          </table:table-cell>
          <table:table-cell office:value-type="float" office:value="77.423125">
            <text:p>77.423125</text:p>
          </table:table-cell>
          <table:table-cell office:value-type="float" office:value="77.4495625">
            <text:p>77.4495625</text:p>
          </table:table-cell>
          <table:table-cell office:value-type="float" office:value="77.520875">
            <text:p>77.520875</text:p>
          </table:table-cell>
          <table:table-cell office:value-type="float" office:value="77.49775">
            <text:p>77.49775</text:p>
          </table:table-cell>
          <table:table-cell table:number-columns-repeated="2"/>
        </table:table-row>
        <table:table-row table:style-name="ro1">
          <table:table-cell office:value-type="float" office:value="77.544">
            <text:p>77.544</text:p>
          </table:table-cell>
          <table:table-cell office:value-type="float" office:value="77.4151875">
            <text:p>77.4151875</text:p>
          </table:table-cell>
          <table:table-cell office:value-type="float" office:value="77.44625">
            <text:p>77.44625</text:p>
          </table:table-cell>
          <table:table-cell office:value-type="float" office:value="77.51625">
            <text:p>77.51625</text:p>
          </table:table-cell>
          <table:table-cell office:value-type="float" office:value="77.48125">
            <text:p>77.48125</text:p>
          </table:table-cell>
          <table:table-cell table:number-columns-repeated="2"/>
        </table:table-row>
        <table:table-row table:style-name="ro1">
          <table:table-cell office:value-type="float" office:value="77.5360625">
            <text:p>77.5360625</text:p>
          </table:table-cell>
          <table:table-cell office:value-type="float" office:value="77.4614375">
            <text:p>77.4614375</text:p>
          </table:table-cell>
          <table:table-cell office:value-type="float" office:value="77.4666875">
            <text:p>77.4666875</text:p>
          </table:table-cell>
          <table:table-cell office:value-type="float" office:value="77.4918125">
            <text:p>77.4918125</text:p>
          </table:table-cell>
          <table:table-cell office:value-type="float" office:value="77.491125">
            <text:p>77.491125</text:p>
          </table:table-cell>
          <table:table-cell table:number-columns-repeated="2"/>
        </table:table-row>
        <table:table-row table:style-name="ro1">
          <table:table-cell office:value-type="float" office:value="77.537375">
            <text:p>77.537375</text:p>
          </table:table-cell>
          <table:table-cell office:value-type="float" office:value="77.44425">
            <text:p>77.44425</text:p>
          </table:table-cell>
          <table:table-cell office:value-type="float" office:value="77.4535">
            <text:p>77.4535</text:p>
          </table:table-cell>
          <table:table-cell office:value-type="float" office:value="77.5175625">
            <text:p>77.5175625</text:p>
          </table:table-cell>
          <table:table-cell office:value-type="float" office:value="77.48325">
            <text:p>77.48325</text:p>
          </table:table-cell>
          <table:table-cell table:number-columns-repeated="2"/>
        </table:table-row>
        <table:table-row table:style-name="ro1">
          <table:table-cell office:value-type="float" office:value="77.53475">
            <text:p>77.53475</text:p>
          </table:table-cell>
          <table:table-cell office:value-type="float" office:value="77.437625">
            <text:p>77.437625</text:p>
          </table:table-cell>
          <table:table-cell office:value-type="float" office:value="77.448875">
            <text:p>77.448875</text:p>
          </table:table-cell>
          <table:table-cell office:value-type="float" office:value="77.49575">
            <text:p>77.49575</text:p>
          </table:table-cell>
          <table:table-cell office:value-type="float" office:value="77.483875">
            <text:p>77.483875</text:p>
          </table:table-cell>
          <table:table-cell table:number-columns-repeated="2"/>
        </table:table-row>
        <table:table-row table:style-name="ro1">
          <table:table-cell office:value-type="float" office:value="77.530125">
            <text:p>77.530125</text:p>
          </table:table-cell>
          <table:table-cell office:value-type="float" office:value="77.4521875">
            <text:p>77.4521875</text:p>
          </table:table-cell>
          <table:table-cell office:value-type="float" office:value="77.44625">
            <text:p>77.44625</text:p>
          </table:table-cell>
          <table:table-cell office:value-type="float" office:value="77.4871875">
            <text:p>77.4871875</text:p>
          </table:table-cell>
          <table:table-cell office:value-type="float" office:value="77.5076875">
            <text:p>77.5076875</text:p>
          </table:table-cell>
          <table:table-cell table:number-columns-repeated="2"/>
        </table:table-row>
        <table:table-row table:style-name="ro1">
          <table:table-cell office:value-type="float" office:value="77.5433125">
            <text:p>77.5433125</text:p>
          </table:table-cell>
          <table:table-cell office:value-type="float" office:value="77.4455625">
            <text:p>77.4455625</text:p>
          </table:table-cell>
          <table:table-cell office:value-type="float" office:value="77.4594375">
            <text:p>77.4594375</text:p>
          </table:table-cell>
          <table:table-cell office:value-type="float" office:value="77.5083125">
            <text:p>77.5083125</text:p>
          </table:table-cell>
          <table:table-cell office:value-type="float" office:value="77.460125">
            <text:p>77.460125</text:p>
          </table:table-cell>
          <table:table-cell table:number-columns-repeated="2"/>
        </table:table-row>
        <table:table-row table:style-name="ro1">
          <table:table-cell office:value-type="float" office:value="77.541375">
            <text:p>77.541375</text:p>
          </table:table-cell>
          <table:table-cell office:value-type="float" office:value="77.4435625">
            <text:p>77.4435625</text:p>
          </table:table-cell>
          <table:table-cell office:value-type="float" office:value="77.456125">
            <text:p>77.456125</text:p>
          </table:table-cell>
          <table:table-cell office:value-type="float" office:value="77.481875">
            <text:p>77.481875</text:p>
          </table:table-cell>
          <table:table-cell office:value-type="float" office:value="77.474">
            <text:p>77.474</text:p>
          </table:table-cell>
          <table:table-cell table:number-columns-repeated="2"/>
        </table:table-row>
        <table:table-row table:style-name="ro1">
          <table:table-cell office:value-type="float" office:value="77.54925">
            <text:p>77.54925</text:p>
          </table:table-cell>
          <table:table-cell office:value-type="float" office:value="77.448875">
            <text:p>77.448875</text:p>
          </table:table-cell>
          <table:table-cell office:value-type="float" office:value="77.437">
            <text:p>77.437</text:p>
          </table:table-cell>
          <table:table-cell office:value-type="float" office:value="77.4964375">
            <text:p>77.4964375</text:p>
          </table:table-cell>
          <table:table-cell office:value-type="float" office:value="77.4885">
            <text:p>77.4885</text:p>
          </table:table-cell>
          <table:table-cell table:number-columns-repeated="2"/>
        </table:table-row>
        <table:table-row table:style-name="ro1">
          <table:table-cell office:value-type="float" office:value="77.5275">
            <text:p>77.5275</text:p>
          </table:table-cell>
          <table:table-cell office:value-type="float" office:value="77.467375">
            <text:p>77.467375</text:p>
          </table:table-cell>
          <table:table-cell office:value-type="float" office:value="77.42375">
            <text:p>77.42375</text:p>
          </table:table-cell>
          <table:table-cell office:value-type="float" office:value="77.4845625">
            <text:p>77.4845625</text:p>
          </table:table-cell>
          <table:table-cell office:value-type="float" office:value="77.51425">
            <text:p>77.51425</text:p>
          </table:table-cell>
          <table:table-cell table:number-columns-repeated="2"/>
        </table:table-row>
        <table:table-row table:style-name="ro1">
          <table:table-cell office:value-type="float" office:value="77.5334375">
            <text:p>77.5334375</text:p>
          </table:table-cell>
          <table:table-cell office:value-type="float" office:value="77.435">
            <text:p>77.435</text:p>
          </table:table-cell>
          <table:table-cell office:value-type="float" office:value="77.432375">
            <text:p>77.432375</text:p>
          </table:table-cell>
          <table:table-cell office:value-type="float" office:value="77.5056875">
            <text:p>77.5056875</text:p>
          </table:table-cell>
          <table:table-cell office:value-type="float" office:value="77.520875">
            <text:p>77.520875</text:p>
          </table:table-cell>
          <table:table-cell table:number-columns-repeated="2"/>
        </table:table-row>
        <table:table-row table:style-name="ro1">
          <table:table-cell office:value-type="float" office:value="77.5433125">
            <text:p>77.5433125</text:p>
          </table:table-cell>
          <table:table-cell office:value-type="float" office:value="77.423125">
            <text:p>77.423125</text:p>
          </table:table-cell>
          <table:table-cell office:value-type="float" office:value="77.44425">
            <text:p>77.44425</text:p>
          </table:table-cell>
          <table:table-cell office:value-type="float" office:value="77.4970625">
            <text:p>77.4970625</text:p>
          </table:table-cell>
          <table:table-cell office:value-type="float" office:value="77.4845625">
            <text:p>77.4845625</text:p>
          </table:table-cell>
          <table:table-cell table:number-columns-repeated="2"/>
        </table:table-row>
        <table:table-row table:style-name="ro1">
          <table:table-cell office:value-type="float" office:value="77.5248125">
            <text:p>77.5248125</text:p>
          </table:table-cell>
          <table:table-cell office:value-type="float" office:value="77.4403125">
            <text:p>77.4403125</text:p>
          </table:table-cell>
          <table:table-cell office:value-type="float" office:value="77.44425">
            <text:p>77.44425</text:p>
          </table:table-cell>
          <table:table-cell office:value-type="float" office:value="77.469375">
            <text:p>77.469375</text:p>
          </table:table-cell>
          <table:table-cell office:value-type="float" office:value="77.493125">
            <text:p>77.493125</text:p>
          </table:table-cell>
          <table:table-cell table:number-columns-repeated="2"/>
        </table:table-row>
        <table:table-row table:style-name="ro1">
          <table:table-cell office:value-type="float" office:value="77.520875">
            <text:p>77.520875</text:p>
          </table:table-cell>
          <table:table-cell office:value-type="float" office:value="77.4640625">
            <text:p>77.4640625</text:p>
          </table:table-cell>
          <table:table-cell office:value-type="float" office:value="77.435">
            <text:p>77.435</text:p>
          </table:table-cell>
          <table:table-cell office:value-type="float" office:value="77.4885">
            <text:p>77.4885</text:p>
          </table:table-cell>
          <table:table-cell office:value-type="float" office:value="77.4753125">
            <text:p>77.4753125</text:p>
          </table:table-cell>
          <table:table-cell table:number-columns-repeated="2"/>
        </table:table-row>
        <table:table-row table:style-name="ro1">
          <table:table-cell office:value-type="float" office:value="77.535375">
            <text:p>77.535375</text:p>
          </table:table-cell>
          <table:table-cell office:value-type="float" office:value="77.448875">
            <text:p>77.448875</text:p>
          </table:table-cell>
          <table:table-cell office:value-type="float" office:value="77.4574375">
            <text:p>77.4574375</text:p>
          </table:table-cell>
          <table:table-cell office:value-type="float" office:value="77.511625">
            <text:p>77.511625</text:p>
          </table:table-cell>
          <table:table-cell office:value-type="float" office:value="77.485875">
            <text:p>77.485875</text:p>
          </table:table-cell>
          <table:table-cell table:number-columns-repeated="2"/>
        </table:table-row>
        <table:table-row table:style-name="ro1">
          <table:table-cell office:value-type="float" office:value="77.537375">
            <text:p>77.537375</text:p>
          </table:table-cell>
          <table:table-cell office:value-type="float" office:value="77.44425">
            <text:p>77.44425</text:p>
          </table:table-cell>
          <table:table-cell office:value-type="float" office:value="77.468">
            <text:p>77.468</text:p>
          </table:table-cell>
          <table:table-cell office:value-type="float" office:value="77.5036875">
            <text:p>77.5036875</text:p>
          </table:table-cell>
          <table:table-cell office:value-type="float" office:value="77.4449375">
            <text:p>77.4449375</text:p>
          </table:table-cell>
          <table:table-cell table:number-columns-repeated="2"/>
        </table:table-row>
        <table:table-row table:style-name="ro1">
          <table:table-cell office:value-type="float" office:value="77.553875">
            <text:p>77.553875</text:p>
          </table:table-cell>
          <table:table-cell office:value-type="float" office:value="77.4336875">
            <text:p>77.4336875</text:p>
          </table:table-cell>
          <table:table-cell office:value-type="float" office:value="77.4568125">
            <text:p>77.4568125</text:p>
          </table:table-cell>
          <table:table-cell office:value-type="float" office:value="77.474625">
            <text:p>77.474625</text:p>
          </table:table-cell>
          <table:table-cell office:value-type="float" office:value="77.4713125">
            <text:p>77.4713125</text:p>
          </table:table-cell>
          <table:table-cell table:number-columns-repeated="2"/>
        </table:table-row>
        <table:table-row table:style-name="ro1">
          <table:table-cell office:value-type="float" office:value="77.544625">
            <text:p>77.544625</text:p>
          </table:table-cell>
          <table:table-cell office:value-type="float" office:value="77.4363125">
            <text:p>77.4363125</text:p>
          </table:table-cell>
          <table:table-cell office:value-type="float" office:value="77.4264375">
            <text:p>77.4264375</text:p>
          </table:table-cell>
          <table:table-cell office:value-type="float" office:value="77.505">
            <text:p>77.505</text:p>
          </table:table-cell>
          <table:table-cell office:value-type="float" office:value="77.478625">
            <text:p>77.478625</text:p>
          </table:table-cell>
          <table:table-cell table:number-columns-repeated="2"/>
        </table:table-row>
        <table:table-row table:style-name="ro1">
          <table:table-cell office:value-type="float" office:value="77.553875">
            <text:p>77.553875</text:p>
          </table:table-cell>
          <table:table-cell office:value-type="float" office:value="77.4316875">
            <text:p>77.4316875</text:p>
          </table:table-cell>
          <table:table-cell office:value-type="float" office:value="77.4039375">
            <text:p>77.4039375</text:p>
          </table:table-cell>
          <table:table-cell office:value-type="float" office:value="77.495125">
            <text:p>77.495125</text:p>
          </table:table-cell>
          <table:table-cell office:value-type="float" office:value="77.4634375">
            <text:p>77.4634375</text:p>
          </table:table-cell>
          <table:table-cell table:number-columns-repeated="2"/>
        </table:table-row>
        <table:table-row table:style-name="ro1">
          <table:table-cell office:value-type="float" office:value="77.5479375">
            <text:p>77.5479375</text:p>
          </table:table-cell>
          <table:table-cell office:value-type="float" office:value="77.4495625">
            <text:p>77.4495625</text:p>
          </table:table-cell>
          <table:table-cell office:value-type="float" office:value="77.413875">
            <text:p>77.413875</text:p>
          </table:table-cell>
          <table:table-cell office:value-type="float" office:value="77.5036875">
            <text:p>77.5036875</text:p>
          </table:table-cell>
          <table:table-cell office:value-type="float" office:value="77.469375">
            <text:p>77.469375</text:p>
          </table:table-cell>
          <table:table-cell table:number-columns-repeated="2"/>
        </table:table-row>
        <table:table-row table:style-name="ro1">
          <table:table-cell office:value-type="float" office:value="77.5386875">
            <text:p>77.5386875</text:p>
          </table:table-cell>
          <table:table-cell office:value-type="float" office:value="77.468">
            <text:p>77.468</text:p>
          </table:table-cell>
          <table:table-cell office:value-type="float" office:value="77.4013125">
            <text:p>77.4013125</text:p>
          </table:table-cell>
          <table:table-cell office:value-type="float" office:value="77.48325">
            <text:p>77.48325</text:p>
          </table:table-cell>
          <table:table-cell office:value-type="float" office:value="77.472625">
            <text:p>77.472625</text:p>
          </table:table-cell>
          <table:table-cell table:number-columns-repeated="2"/>
        </table:table-row>
        <table:table-row table:style-name="ro1">
          <table:table-cell office:value-type="float" office:value="77.53475">
            <text:p>77.53475</text:p>
          </table:table-cell>
          <table:table-cell office:value-type="float" office:value="77.4363125">
            <text:p>77.4363125</text:p>
          </table:table-cell>
          <table:table-cell office:value-type="float" office:value="77.42775">
            <text:p>77.42775</text:p>
          </table:table-cell>
          <table:table-cell office:value-type="float" office:value="77.4455625">
            <text:p>77.4455625</text:p>
          </table:table-cell>
          <table:table-cell office:value-type="float" office:value="77.504375">
            <text:p>77.504375</text:p>
          </table:table-cell>
          <table:table-cell table:number-columns-repeated="2"/>
        </table:table-row>
        <table:table-row table:style-name="ro1">
          <table:table-cell office:value-type="float" office:value="77.5248125">
            <text:p>77.5248125</text:p>
          </table:table-cell>
          <table:table-cell office:value-type="float" office:value="77.44425">
            <text:p>77.44425</text:p>
          </table:table-cell>
          <table:table-cell office:value-type="float" office:value="77.433">
            <text:p>77.433</text:p>
          </table:table-cell>
          <table:table-cell office:value-type="float" office:value="77.504375">
            <text:p>77.504375</text:p>
          </table:table-cell>
          <table:table-cell office:value-type="float" office:value="77.4898125">
            <text:p>77.4898125</text:p>
          </table:table-cell>
          <table:table-cell table:number-columns-repeated="2"/>
        </table:table-row>
        <table:table-row table:style-name="ro1">
          <table:table-cell office:value-type="float" office:value="77.522875">
            <text:p>77.522875</text:p>
          </table:table-cell>
          <table:table-cell office:value-type="float" office:value="77.4686875">
            <text:p>77.4686875</text:p>
          </table:table-cell>
          <table:table-cell office:value-type="float" office:value="77.439625">
            <text:p>77.439625</text:p>
          </table:table-cell>
          <table:table-cell office:value-type="float" office:value="77.500375">
            <text:p>77.500375</text:p>
          </table:table-cell>
          <table:table-cell office:value-type="float" office:value="77.474625">
            <text:p>77.474625</text:p>
          </table:table-cell>
          <table:table-cell table:number-columns-repeated="2"/>
        </table:table-row>
        <table:table-row table:style-name="ro1">
          <table:table-cell office:value-type="float" office:value="77.5288125">
            <text:p>77.5288125</text:p>
          </table:table-cell>
          <table:table-cell office:value-type="float" office:value="77.4535">
            <text:p>77.4535</text:p>
          </table:table-cell>
          <table:table-cell office:value-type="float" office:value="77.4363125">
            <text:p>77.4363125</text:p>
          </table:table-cell>
          <table:table-cell office:value-type="float" office:value="77.4753125">
            <text:p>77.4753125</text:p>
          </table:table-cell>
          <table:table-cell office:value-type="float" office:value="77.505">
            <text:p>77.505</text:p>
          </table:table-cell>
          <table:table-cell table:number-columns-repeated="2"/>
        </table:table-row>
        <table:table-row table:style-name="ro1">
          <table:table-cell office:value-type="float" office:value="77.5426875">
            <text:p>77.5426875</text:p>
          </table:table-cell>
          <table:table-cell office:value-type="float" office:value="77.4481875">
            <text:p>77.4481875</text:p>
          </table:table-cell>
          <table:table-cell office:value-type="float" office:value="77.4178125">
            <text:p>77.4178125</text:p>
          </table:table-cell>
          <table:table-cell office:value-type="float" office:value="77.5030625">
            <text:p>77.5030625</text:p>
          </table:table-cell>
          <table:table-cell office:value-type="float" office:value="77.49575">
            <text:p>77.49575</text:p>
          </table:table-cell>
          <table:table-cell table:number-columns-repeated="2"/>
        </table:table-row>
        <table:table-row table:style-name="ro1">
          <table:table-cell office:value-type="float" office:value="77.5076875">
            <text:p>77.5076875</text:p>
          </table:table-cell>
          <table:table-cell office:value-type="float" office:value="77.4435625">
            <text:p>77.4435625</text:p>
          </table:table-cell>
          <table:table-cell office:value-type="float" office:value="77.4270625">
            <text:p>77.4270625</text:p>
          </table:table-cell>
          <table:table-cell office:value-type="float" office:value="77.4666875">
            <text:p>77.4666875</text:p>
          </table:table-cell>
          <table:table-cell office:value-type="float" office:value="77.4805625">
            <text:p>77.4805625</text:p>
          </table:table-cell>
          <table:table-cell table:number-columns-repeated="2"/>
        </table:table-row>
        <table:table-row table:style-name="ro1">
          <table:table-cell office:value-type="float" office:value="77.4970625">
            <text:p>77.4970625</text:p>
          </table:table-cell>
          <table:table-cell office:value-type="float" office:value="77.4620625">
            <text:p>77.4620625</text:p>
          </table:table-cell>
          <table:table-cell office:value-type="float" office:value="77.4264375">
            <text:p>77.4264375</text:p>
          </table:table-cell>
          <table:table-cell office:value-type="float" office:value="77.5083125">
            <text:p>77.5083125</text:p>
          </table:table-cell>
          <table:table-cell office:value-type="float" office:value="77.483875">
            <text:p>77.483875</text:p>
          </table:table-cell>
          <table:table-cell table:number-columns-repeated="2"/>
        </table:table-row>
        <table:table-row table:style-name="ro1">
          <table:table-cell office:value-type="float" office:value="77.4938125">
            <text:p>77.4938125</text:p>
          </table:table-cell>
          <table:table-cell office:value-type="float" office:value="77.4475625">
            <text:p>77.4475625</text:p>
          </table:table-cell>
          <table:table-cell office:value-type="float" office:value="77.4006875">
            <text:p>77.4006875</text:p>
          </table:table-cell>
          <table:table-cell office:value-type="float" office:value="77.500375">
            <text:p>77.500375</text:p>
          </table:table-cell>
          <table:table-cell office:value-type="float" office:value="77.48125">
            <text:p>77.48125</text:p>
          </table:table-cell>
          <table:table-cell table:number-columns-repeated="2"/>
        </table:table-row>
        <table:table-row table:style-name="ro1">
          <table:table-cell office:value-type="float" office:value="77.49975">
            <text:p>77.49975</text:p>
          </table:table-cell>
          <table:table-cell office:value-type="float" office:value="77.4363125">
            <text:p>77.4363125</text:p>
          </table:table-cell>
          <table:table-cell office:value-type="float" office:value="77.404625">
            <text:p>77.404625</text:p>
          </table:table-cell>
          <table:table-cell office:value-type="float" office:value="77.4851875">
            <text:p>77.4851875</text:p>
          </table:table-cell>
          <table:table-cell office:value-type="float" office:value="77.4905">
            <text:p>77.4905</text:p>
          </table:table-cell>
          <table:table-cell table:number-columns-repeated="2"/>
        </table:table-row>
        <table:table-row table:style-name="ro1">
          <table:table-cell office:value-type="float" office:value="77.4964375">
            <text:p>77.4964375</text:p>
          </table:table-cell>
          <table:table-cell office:value-type="float" office:value="77.437625">
            <text:p>77.437625</text:p>
          </table:table-cell>
          <table:table-cell office:value-type="float" office:value="77.395375">
            <text:p>77.395375</text:p>
          </table:table-cell>
          <table:table-cell office:value-type="float" office:value="77.5195625">
            <text:p>77.5195625</text:p>
          </table:table-cell>
          <table:table-cell office:value-type="float" office:value="77.4805625">
            <text:p>77.4805625</text:p>
          </table:table-cell>
          <table:table-cell table:number-columns-repeated="2"/>
        </table:table-row>
        <table:table-row table:style-name="ro1">
          <table:table-cell office:value-type="float" office:value="77.505">
            <text:p>77.505</text:p>
          </table:table-cell>
          <table:table-cell office:value-type="float" office:value="77.474625">
            <text:p>77.474625</text:p>
          </table:table-cell>
          <table:table-cell office:value-type="float" office:value="77.4205">
            <text:p>77.4205</text:p>
          </table:table-cell>
          <table:table-cell office:value-type="float" office:value="77.4865">
            <text:p>77.4865</text:p>
          </table:table-cell>
          <table:table-cell office:value-type="float" office:value="77.507">
            <text:p>77.507</text:p>
          </table:table-cell>
          <table:table-cell table:number-columns-repeated="2"/>
        </table:table-row>
        <table:table-row table:style-name="ro1">
          <table:table-cell office:value-type="float" office:value="77.5083125">
            <text:p>77.5083125</text:p>
          </table:table-cell>
          <table:table-cell office:value-type="float" office:value="77.439625">
            <text:p>77.439625</text:p>
          </table:table-cell>
          <table:table-cell office:value-type="float" office:value="77.404625">
            <text:p>77.404625</text:p>
          </table:table-cell>
          <table:table-cell office:value-type="float" office:value="77.493125">
            <text:p>77.493125</text:p>
          </table:table-cell>
          <table:table-cell office:value-type="float" office:value="77.474625">
            <text:p>77.474625</text:p>
          </table:table-cell>
          <table:table-cell table:number-columns-repeated="2"/>
        </table:table-row>
        <table:table-row table:style-name="ro1">
          <table:table-cell office:value-type="float" office:value="77.5129375">
            <text:p>77.5129375</text:p>
          </table:table-cell>
          <table:table-cell office:value-type="float" office:value="77.4713125">
            <text:p>77.4713125</text:p>
          </table:table-cell>
          <table:table-cell office:value-type="float" office:value="77.419125">
            <text:p>77.419125</text:p>
          </table:table-cell>
          <table:table-cell office:value-type="float" office:value="77.4799375">
            <text:p>77.4799375</text:p>
          </table:table-cell>
          <table:table-cell office:value-type="float" office:value="77.47725">
            <text:p>77.47725</text:p>
          </table:table-cell>
          <table:table-cell table:number-columns-repeated="2"/>
        </table:table-row>
        <table:table-row table:style-name="ro1">
          <table:table-cell office:value-type="float" office:value="77.5149375">
            <text:p>77.5149375</text:p>
          </table:table-cell>
          <table:table-cell office:value-type="float" office:value="77.4363125">
            <text:p>77.4363125</text:p>
          </table:table-cell>
          <table:table-cell office:value-type="float" office:value="77.4224375">
            <text:p>77.4224375</text:p>
          </table:table-cell>
          <table:table-cell office:value-type="float" office:value="77.4990625">
            <text:p>77.4990625</text:p>
          </table:table-cell>
          <table:table-cell office:value-type="float" office:value="77.5063125">
            <text:p>77.5063125</text:p>
          </table:table-cell>
          <table:table-cell table:number-columns-repeated="2"/>
        </table:table-row>
        <table:table-row table:style-name="ro1">
          <table:table-cell office:value-type="float" office:value="77.5426875">
            <text:p>77.5426875</text:p>
          </table:table-cell>
          <table:table-cell office:value-type="float" office:value="77.4495625">
            <text:p>77.4495625</text:p>
          </table:table-cell>
          <table:table-cell office:value-type="float" office:value="77.4316875">
            <text:p>77.4316875</text:p>
          </table:table-cell>
          <table:table-cell office:value-type="float" office:value="77.493125">
            <text:p>77.493125</text:p>
          </table:table-cell>
          <table:table-cell office:value-type="float" office:value="77.48125">
            <text:p>77.48125</text:p>
          </table:table-cell>
          <table:table-cell table:number-columns-repeated="2"/>
        </table:table-row>
        <table:table-row table:style-name="ro1">
          <table:table-cell office:value-type="float" office:value="77.537375">
            <text:p>77.537375</text:p>
          </table:table-cell>
          <table:table-cell office:value-type="float" office:value="77.4475625">
            <text:p>77.4475625</text:p>
          </table:table-cell>
          <table:table-cell office:value-type="float" office:value="77.4151875">
            <text:p>77.4151875</text:p>
          </table:table-cell>
          <table:table-cell office:value-type="float" office:value="77.4779375">
            <text:p>77.4779375</text:p>
          </table:table-cell>
          <table:table-cell office:value-type="float" office:value="77.4898125">
            <text:p>77.4898125</text:p>
          </table:table-cell>
          <table:table-cell table:number-columns-repeated="2"/>
        </table:table-row>
        <table:table-row table:style-name="ro1">
          <table:table-cell office:value-type="float" office:value="77.544625">
            <text:p>77.544625</text:p>
          </table:table-cell>
          <table:table-cell office:value-type="float" office:value="77.456125">
            <text:p>77.456125</text:p>
          </table:table-cell>
          <table:table-cell office:value-type="float" office:value="77.40725">
            <text:p>77.40725</text:p>
          </table:table-cell>
          <table:table-cell office:value-type="float" office:value="77.4805625">
            <text:p>77.4805625</text:p>
          </table:table-cell>
          <table:table-cell office:value-type="float" office:value="77.493125">
            <text:p>77.493125</text:p>
          </table:table-cell>
          <table:table-cell table:number-columns-repeated="2"/>
        </table:table-row>
        <table:table-row table:style-name="ro1">
          <table:table-cell office:value-type="float" office:value="77.54925">
            <text:p>77.54925</text:p>
          </table:table-cell>
          <table:table-cell office:value-type="float" office:value="77.4218125">
            <text:p>77.4218125</text:p>
          </table:table-cell>
          <table:table-cell office:value-type="float" office:value="77.4198125">
            <text:p>77.4198125</text:p>
          </table:table-cell>
          <table:table-cell office:value-type="float" office:value="77.487875">
            <text:p>77.487875</text:p>
          </table:table-cell>
          <table:table-cell office:value-type="float" office:value="77.46475">
            <text:p>77.46475</text:p>
          </table:table-cell>
          <table:table-cell table:number-columns-repeated="2"/>
        </table:table-row>
        <table:table-row table:style-name="ro1">
          <table:table-cell office:value-type="float" office:value="77.544">
            <text:p>77.544</text:p>
          </table:table-cell>
          <table:table-cell office:value-type="float" office:value="77.4363125">
            <text:p>77.4363125</text:p>
          </table:table-cell>
          <table:table-cell office:value-type="float" office:value="77.423125">
            <text:p>77.423125</text:p>
          </table:table-cell>
          <table:table-cell office:value-type="float" office:value="77.5275">
            <text:p>77.5275</text:p>
          </table:table-cell>
          <table:table-cell office:value-type="float" office:value="77.495125">
            <text:p>77.495125</text:p>
          </table:table-cell>
          <table:table-cell table:number-columns-repeated="2"/>
        </table:table-row>
        <table:table-row table:style-name="ro1">
          <table:table-cell office:value-type="float" office:value="77.53275">
            <text:p>77.53275</text:p>
          </table:table-cell>
          <table:table-cell office:value-type="float" office:value="77.4224375">
            <text:p>77.4224375</text:p>
          </table:table-cell>
          <table:table-cell office:value-type="float" office:value="77.419125">
            <text:p>77.419125</text:p>
          </table:table-cell>
          <table:table-cell office:value-type="float" office:value="77.509625">
            <text:p>77.509625</text:p>
          </table:table-cell>
          <table:table-cell office:value-type="float" office:value="77.483875">
            <text:p>77.483875</text:p>
          </table:table-cell>
          <table:table-cell table:number-columns-repeated="2"/>
        </table:table-row>
        <table:table-row table:style-name="ro1">
          <table:table-cell office:value-type="float" office:value="77.5235">
            <text:p>77.5235</text:p>
          </table:table-cell>
          <table:table-cell office:value-type="float" office:value="77.4548125">
            <text:p>77.4548125</text:p>
          </table:table-cell>
          <table:table-cell office:value-type="float" office:value="77.413875">
            <text:p>77.413875</text:p>
          </table:table-cell>
          <table:table-cell office:value-type="float" office:value="77.4990625">
            <text:p>77.4990625</text:p>
          </table:table-cell>
          <table:table-cell office:value-type="float" office:value="77.4891875">
            <text:p>77.4891875</text:p>
          </table:table-cell>
          <table:table-cell table:number-columns-repeated="2"/>
        </table:table-row>
        <table:table-row table:style-name="ro1">
          <table:table-cell office:value-type="float" office:value="77.51825">
            <text:p>77.51825</text:p>
          </table:table-cell>
          <table:table-cell office:value-type="float" office:value="77.4435625">
            <text:p>77.4435625</text:p>
          </table:table-cell>
          <table:table-cell office:value-type="float" office:value="77.4218125">
            <text:p>77.4218125</text:p>
          </table:table-cell>
          <table:table-cell office:value-type="float" office:value="77.4666875">
            <text:p>77.4666875</text:p>
          </table:table-cell>
          <table:table-cell office:value-type="float" office:value="77.478625">
            <text:p>77.478625</text:p>
          </table:table-cell>
          <table:table-cell table:number-columns-repeated="2"/>
        </table:table-row>
        <table:table-row table:style-name="ro1">
          <table:table-cell office:value-type="float" office:value="77.5123125">
            <text:p>77.5123125</text:p>
          </table:table-cell>
          <table:table-cell office:value-type="float" office:value="77.432375">
            <text:p>77.432375</text:p>
          </table:table-cell>
          <table:table-cell office:value-type="float" office:value="77.4099375">
            <text:p>77.4099375</text:p>
          </table:table-cell>
          <table:table-cell office:value-type="float" office:value="77.49975">
            <text:p>77.49975</text:p>
          </table:table-cell>
          <table:table-cell office:value-type="float" office:value="77.507">
            <text:p>77.507</text:p>
          </table:table-cell>
          <table:table-cell table:number-columns-repeated="2"/>
        </table:table-row>
        <table:table-row table:style-name="ro1">
          <table:table-cell office:value-type="float" office:value="77.5030625">
            <text:p>77.5030625</text:p>
          </table:table-cell>
          <table:table-cell office:value-type="float" office:value="77.46075">
            <text:p>77.46075</text:p>
          </table:table-cell>
          <table:table-cell office:value-type="float" office:value="77.413875">
            <text:p>77.413875</text:p>
          </table:table-cell>
          <table:table-cell office:value-type="float" office:value="77.51425">
            <text:p>77.51425</text:p>
          </table:table-cell>
          <table:table-cell office:value-type="float" office:value="77.4964375">
            <text:p>77.4964375</text:p>
          </table:table-cell>
          <table:table-cell table:number-columns-repeated="2"/>
        </table:table-row>
        <table:table-row table:style-name="ro1">
          <table:table-cell office:value-type="float" office:value="77.513625">
            <text:p>77.513625</text:p>
          </table:table-cell>
          <table:table-cell office:value-type="float" office:value="77.435">
            <text:p>77.435</text:p>
          </table:table-cell>
          <table:table-cell office:value-type="float" office:value="77.384125">
            <text:p>77.384125</text:p>
          </table:table-cell>
          <table:table-cell office:value-type="float" office:value="77.4924375">
            <text:p>77.4924375</text:p>
          </table:table-cell>
          <table:table-cell office:value-type="float" office:value="77.468">
            <text:p>77.468</text:p>
          </table:table-cell>
          <table:table-cell table:number-columns-repeated="2"/>
        </table:table-row>
        <table:table-row table:style-name="ro1">
          <table:table-cell office:value-type="float" office:value="77.5016875">
            <text:p>77.5016875</text:p>
          </table:table-cell>
          <table:table-cell office:value-type="float" office:value="77.4435625">
            <text:p>77.4435625</text:p>
          </table:table-cell>
          <table:table-cell office:value-type="float" office:value="77.38875">
            <text:p>77.38875</text:p>
          </table:table-cell>
          <table:table-cell office:value-type="float" office:value="77.4851875">
            <text:p>77.4851875</text:p>
          </table:table-cell>
          <table:table-cell office:value-type="float" office:value="77.47725">
            <text:p>77.47725</text:p>
          </table:table-cell>
          <table:table-cell table:number-columns-repeated="2"/>
        </table:table-row>
        <table:table-row table:style-name="ro1">
          <table:table-cell office:value-type="float" office:value="77.526125">
            <text:p>77.526125</text:p>
          </table:table-cell>
          <table:table-cell office:value-type="float" office:value="77.430375">
            <text:p>77.430375</text:p>
          </table:table-cell>
          <table:table-cell office:value-type="float" office:value="77.3966875">
            <text:p>77.3966875</text:p>
          </table:table-cell>
          <table:table-cell office:value-type="float" office:value="77.4918125">
            <text:p>77.4918125</text:p>
          </table:table-cell>
          <table:table-cell office:value-type="float" office:value="77.4970625">
            <text:p>77.4970625</text:p>
          </table:table-cell>
          <table:table-cell table:number-columns-repeated="2"/>
        </table:table-row>
        <table:table-row table:style-name="ro1">
          <table:table-cell office:value-type="float" office:value="77.5155625">
            <text:p>77.5155625</text:p>
          </table:table-cell>
          <table:table-cell office:value-type="float" office:value="77.44225">
            <text:p>77.44225</text:p>
          </table:table-cell>
          <table:table-cell office:value-type="float" office:value="77.37625">
            <text:p>77.37625</text:p>
          </table:table-cell>
          <table:table-cell office:value-type="float" office:value="77.49575">
            <text:p>77.49575</text:p>
          </table:table-cell>
          <table:table-cell office:value-type="float" office:value="77.460125">
            <text:p>77.460125</text:p>
          </table:table-cell>
          <table:table-cell table:number-columns-repeated="2"/>
        </table:table-row>
        <table:table-row table:style-name="ro1">
          <table:table-cell office:value-type="float" office:value="77.513625">
            <text:p>77.513625</text:p>
          </table:table-cell>
          <table:table-cell office:value-type="float" office:value="77.4403125">
            <text:p>77.4403125</text:p>
          </table:table-cell>
          <table:table-cell office:value-type="float" office:value="77.3900625">
            <text:p>77.3900625</text:p>
          </table:table-cell>
          <table:table-cell office:value-type="float" office:value="77.4686875">
            <text:p>77.4686875</text:p>
          </table:table-cell>
          <table:table-cell office:value-type="float" office:value="77.4905">
            <text:p>77.4905</text:p>
          </table:table-cell>
          <table:table-cell table:number-columns-repeated="2"/>
        </table:table-row>
        <table:table-row table:style-name="ro1">
          <table:table-cell office:value-type="float" office:value="77.5334375">
            <text:p>77.5334375</text:p>
          </table:table-cell>
          <table:table-cell office:value-type="float" office:value="77.4515">
            <text:p>77.4515</text:p>
          </table:table-cell>
          <table:table-cell office:value-type="float" office:value="77.3498125">
            <text:p>77.3498125</text:p>
          </table:table-cell>
          <table:table-cell office:value-type="float" office:value="77.504375">
            <text:p>77.504375</text:p>
          </table:table-cell>
          <table:table-cell office:value-type="float" office:value="77.483875">
            <text:p>77.483875</text:p>
          </table:table-cell>
          <table:table-cell table:number-columns-repeated="2"/>
        </table:table-row>
        <table:table-row table:style-name="ro1">
          <table:table-cell office:value-type="float" office:value="77.539375">
            <text:p>77.539375</text:p>
          </table:table-cell>
          <table:table-cell office:value-type="float" office:value="77.4588125">
            <text:p>77.4588125</text:p>
          </table:table-cell>
          <table:table-cell office:value-type="float" office:value="77.35375">
            <text:p>77.35375</text:p>
          </table:table-cell>
          <table:table-cell office:value-type="float" office:value="77.5123125">
            <text:p>77.5123125</text:p>
          </table:table-cell>
          <table:table-cell office:value-type="float" office:value="77.5149375">
            <text:p>77.5149375</text:p>
          </table:table-cell>
          <table:table-cell table:number-columns-repeated="2"/>
        </table:table-row>
        <table:table-row table:style-name="ro1">
          <table:table-cell office:value-type="float" office:value="77.5565625">
            <text:p>77.5565625</text:p>
          </table:table-cell>
          <table:table-cell office:value-type="float" office:value="77.4634375">
            <text:p>77.4634375</text:p>
          </table:table-cell>
          <table:table-cell office:value-type="float" office:value="77.3735625">
            <text:p>77.3735625</text:p>
          </table:table-cell>
          <table:table-cell office:value-type="float" office:value="77.505">
            <text:p>77.505</text:p>
          </table:table-cell>
          <table:table-cell office:value-type="float" office:value="77.48325">
            <text:p>77.48325</text:p>
          </table:table-cell>
          <table:table-cell table:number-columns-repeated="2"/>
        </table:table-row>
        <table:table-row table:style-name="ro1">
          <table:table-cell office:value-type="float" office:value="77.5103125">
            <text:p>77.5103125</text:p>
          </table:table-cell>
          <table:table-cell office:value-type="float" office:value="77.4495625">
            <text:p>77.4495625</text:p>
          </table:table-cell>
          <table:table-cell office:value-type="float" office:value="77.4039375">
            <text:p>77.4039375</text:p>
          </table:table-cell>
          <table:table-cell office:value-type="float" office:value="77.48325">
            <text:p>77.48325</text:p>
          </table:table-cell>
          <table:table-cell office:value-type="float" office:value="77.476625">
            <text:p>77.476625</text:p>
          </table:table-cell>
          <table:table-cell table:number-columns-repeated="2"/>
        </table:table-row>
        <table:table-row table:style-name="ro1">
          <table:table-cell office:value-type="float" office:value="77.51825">
            <text:p>77.51825</text:p>
          </table:table-cell>
          <table:table-cell office:value-type="float" office:value="77.433">
            <text:p>77.433</text:p>
          </table:table-cell>
          <table:table-cell office:value-type="float" office:value="77.4079375">
            <text:p>77.4079375</text:p>
          </table:table-cell>
          <table:table-cell office:value-type="float" office:value="77.500375">
            <text:p>77.500375</text:p>
          </table:table-cell>
          <table:table-cell office:value-type="float" office:value="77.4779375">
            <text:p>77.4779375</text:p>
          </table:table-cell>
          <table:table-cell table:number-columns-repeated="2"/>
        </table:table-row>
        <table:table-row table:style-name="ro1">
          <table:table-cell office:value-type="float" office:value="77.5195625">
            <text:p>77.5195625</text:p>
          </table:table-cell>
          <table:table-cell office:value-type="float" office:value="77.44425">
            <text:p>77.44425</text:p>
          </table:table-cell>
          <table:table-cell office:value-type="float" office:value="77.3781875">
            <text:p>77.3781875</text:p>
          </table:table-cell>
          <table:table-cell office:value-type="float" office:value="77.5129375">
            <text:p>77.5129375</text:p>
          </table:table-cell>
          <table:table-cell office:value-type="float" office:value="77.4825625">
            <text:p>77.4825625</text:p>
          </table:table-cell>
          <table:table-cell table:number-columns-repeated="2"/>
        </table:table-row>
        <table:table-row table:style-name="ro1">
          <table:table-cell office:value-type="float" office:value="77.5175625">
            <text:p>77.5175625</text:p>
          </table:table-cell>
          <table:table-cell office:value-type="float" office:value="77.4409375">
            <text:p>77.4409375</text:p>
          </table:table-cell>
          <table:table-cell office:value-type="float" office:value="77.3735625">
            <text:p>77.3735625</text:p>
          </table:table-cell>
          <table:table-cell office:value-type="float" office:value="77.5129375">
            <text:p>77.5129375</text:p>
          </table:table-cell>
          <table:table-cell office:value-type="float" office:value="77.500375">
            <text:p>77.500375</text:p>
          </table:table-cell>
          <table:table-cell table:number-columns-repeated="2"/>
        </table:table-row>
        <table:table-row table:style-name="ro1">
          <table:table-cell office:value-type="float" office:value="77.5175625">
            <text:p>77.5175625</text:p>
          </table:table-cell>
          <table:table-cell office:value-type="float" office:value="77.439">
            <text:p>77.439</text:p>
          </table:table-cell>
          <table:table-cell office:value-type="float" office:value="77.3775625">
            <text:p>77.3775625</text:p>
          </table:table-cell>
          <table:table-cell office:value-type="float" office:value="77.509625">
            <text:p>77.509625</text:p>
          </table:table-cell>
          <table:table-cell office:value-type="float" office:value="77.481875">
            <text:p>77.481875</text:p>
          </table:table-cell>
          <table:table-cell table:number-columns-repeated="2"/>
        </table:table-row>
        <table:table-row table:style-name="ro1">
          <table:table-cell office:value-type="float" office:value="77.51625">
            <text:p>77.51625</text:p>
          </table:table-cell>
          <table:table-cell office:value-type="float" office:value="77.474">
            <text:p>77.474</text:p>
          </table:table-cell>
          <table:table-cell office:value-type="float" office:value="77.365">
            <text:p>77.365</text:p>
          </table:table-cell>
          <table:table-cell office:value-type="float" office:value="77.458125">
            <text:p>77.458125</text:p>
          </table:table-cell>
          <table:table-cell office:value-type="float" office:value="77.4964375">
            <text:p>77.4964375</text:p>
          </table:table-cell>
          <table:table-cell table:number-columns-repeated="2"/>
        </table:table-row>
        <table:table-row table:style-name="ro1">
          <table:table-cell office:value-type="float" office:value="77.5175625">
            <text:p>77.5175625</text:p>
          </table:table-cell>
          <table:table-cell office:value-type="float" office:value="77.4429375">
            <text:p>77.4429375</text:p>
          </table:table-cell>
          <table:table-cell office:value-type="float" office:value="77.3590625">
            <text:p>77.3590625</text:p>
          </table:table-cell>
          <table:table-cell office:value-type="float" office:value="77.5215">
            <text:p>77.5215</text:p>
          </table:table-cell>
          <table:table-cell office:value-type="float" office:value="77.491125">
            <text:p>77.491125</text:p>
          </table:table-cell>
          <table:table-cell table:number-columns-repeated="2"/>
        </table:table-row>
        <table:table-row table:style-name="ro1">
          <table:table-cell office:value-type="float" office:value="77.507">
            <text:p>77.507</text:p>
          </table:table-cell>
          <table:table-cell office:value-type="float" office:value="77.4449375">
            <text:p>77.4449375</text:p>
          </table:table-cell>
          <table:table-cell office:value-type="float" office:value="77.35775">
            <text:p>77.35775</text:p>
          </table:table-cell>
          <table:table-cell office:value-type="float" office:value="77.4938125">
            <text:p>77.4938125</text:p>
          </table:table-cell>
          <table:table-cell office:value-type="float" office:value="77.481875">
            <text:p>77.481875</text:p>
          </table:table-cell>
          <table:table-cell table:number-columns-repeated="2"/>
        </table:table-row>
        <table:table-row table:style-name="ro1">
          <table:table-cell office:value-type="float" office:value="77.5248125">
            <text:p>77.5248125</text:p>
          </table:table-cell>
          <table:table-cell office:value-type="float" office:value="77.4614375">
            <text:p>77.4614375</text:p>
          </table:table-cell>
          <table:table-cell office:value-type="float" office:value="77.37625">
            <text:p>77.37625</text:p>
          </table:table-cell>
          <table:table-cell office:value-type="float" office:value="77.5083125">
            <text:p>77.5083125</text:p>
          </table:table-cell>
          <table:table-cell office:value-type="float" office:value="77.4924375">
            <text:p>77.4924375</text:p>
          </table:table-cell>
          <table:table-cell table:number-columns-repeated="2"/>
        </table:table-row>
        <table:table-row table:style-name="ro1">
          <table:table-cell office:value-type="float" office:value="77.5275">
            <text:p>77.5275</text:p>
          </table:table-cell>
          <table:table-cell office:value-type="float" office:value="77.448875">
            <text:p>77.448875</text:p>
          </table:table-cell>
          <table:table-cell office:value-type="float" office:value="77.386125">
            <text:p>77.386125</text:p>
          </table:table-cell>
          <table:table-cell office:value-type="float" office:value="77.4594375">
            <text:p>77.4594375</text:p>
          </table:table-cell>
          <table:table-cell office:value-type="float" office:value="77.500375">
            <text:p>77.500375</text:p>
          </table:table-cell>
          <table:table-cell table:number-columns-repeated="2"/>
        </table:table-row>
        <table:table-row table:style-name="ro1">
          <table:table-cell office:value-type="float" office:value="77.53275">
            <text:p>77.53275</text:p>
          </table:table-cell>
          <table:table-cell office:value-type="float" office:value="77.46275">
            <text:p>77.46275</text:p>
          </table:table-cell>
          <table:table-cell office:value-type="float" office:value="77.3868125">
            <text:p>77.3868125</text:p>
          </table:table-cell>
          <table:table-cell office:value-type="float" office:value="77.476625">
            <text:p>77.476625</text:p>
          </table:table-cell>
          <table:table-cell office:value-type="float" office:value="77.47">
            <text:p>77.47</text:p>
          </table:table-cell>
          <table:table-cell table:number-columns-repeated="2"/>
        </table:table-row>
        <table:table-row table:style-name="ro1">
          <table:table-cell office:value-type="float" office:value="77.526125">
            <text:p>77.526125</text:p>
          </table:table-cell>
          <table:table-cell office:value-type="float" office:value="77.4521875">
            <text:p>77.4521875</text:p>
          </table:table-cell>
          <table:table-cell office:value-type="float" office:value="77.3755625">
            <text:p>77.3755625</text:p>
          </table:table-cell>
          <table:table-cell office:value-type="float" office:value="77.5109375">
            <text:p>77.5109375</text:p>
          </table:table-cell>
          <table:table-cell office:value-type="float" office:value="77.4944375">
            <text:p>77.4944375</text:p>
          </table:table-cell>
          <table:table-cell table:number-columns-repeated="2"/>
        </table:table-row>
        <table:table-row table:style-name="ro1">
          <table:table-cell office:value-type="float" office:value="77.5433125">
            <text:p>77.5433125</text:p>
          </table:table-cell>
          <table:table-cell office:value-type="float" office:value="77.439625">
            <text:p>77.439625</text:p>
          </table:table-cell>
          <table:table-cell office:value-type="float" office:value="77.3709375">
            <text:p>77.3709375</text:p>
          </table:table-cell>
          <table:table-cell office:value-type="float" office:value="77.487875">
            <text:p>77.487875</text:p>
          </table:table-cell>
          <table:table-cell office:value-type="float" office:value="77.4851875">
            <text:p>77.4851875</text:p>
          </table:table-cell>
          <table:table-cell table:number-columns-repeated="2"/>
        </table:table-row>
        <table:table-row table:style-name="ro1">
          <table:table-cell office:value-type="float" office:value="77.5386875">
            <text:p>77.5386875</text:p>
          </table:table-cell>
          <table:table-cell office:value-type="float" office:value="77.460125">
            <text:p>77.460125</text:p>
          </table:table-cell>
          <table:table-cell office:value-type="float" office:value="77.3755625">
            <text:p>77.3755625</text:p>
          </table:table-cell>
          <table:table-cell office:value-type="float" office:value="77.4805625">
            <text:p>77.4805625</text:p>
          </table:table-cell>
          <table:table-cell office:value-type="float" office:value="77.5103125">
            <text:p>77.5103125</text:p>
          </table:table-cell>
          <table:table-cell table:number-columns-repeated="2"/>
        </table:table-row>
        <table:table-row table:style-name="ro1">
          <table:table-cell office:value-type="float" office:value="77.544">
            <text:p>77.544</text:p>
          </table:table-cell>
          <table:table-cell office:value-type="float" office:value="77.441625">
            <text:p>77.441625</text:p>
          </table:table-cell>
          <table:table-cell office:value-type="float" office:value="77.365">
            <text:p>77.365</text:p>
          </table:table-cell>
          <table:table-cell office:value-type="float" office:value="77.4871875">
            <text:p>77.4871875</text:p>
          </table:table-cell>
          <table:table-cell office:value-type="float" office:value="77.472625">
            <text:p>77.472625</text:p>
          </table:table-cell>
          <table:table-cell table:number-columns-repeated="2"/>
        </table:table-row>
        <table:table-row table:style-name="ro1">
          <table:table-cell office:value-type="float" office:value="77.5479375">
            <text:p>77.5479375</text:p>
          </table:table-cell>
          <table:table-cell office:value-type="float" office:value="77.4541875">
            <text:p>77.4541875</text:p>
          </table:table-cell>
          <table:table-cell office:value-type="float" office:value="77.37625">
            <text:p>77.37625</text:p>
          </table:table-cell>
          <table:table-cell office:value-type="float" office:value="77.5221875">
            <text:p>77.5221875</text:p>
          </table:table-cell>
          <table:table-cell office:value-type="float" office:value="77.485875">
            <text:p>77.485875</text:p>
          </table:table-cell>
          <table:table-cell table:number-columns-repeated="2"/>
        </table:table-row>
        <table:table-row table:style-name="ro1">
          <table:table-cell office:value-type="float" office:value="77.5776875">
            <text:p>77.5776875</text:p>
          </table:table-cell>
          <table:table-cell office:value-type="float" office:value="77.4660625">
            <text:p>77.4660625</text:p>
          </table:table-cell>
          <table:table-cell office:value-type="float" office:value="77.4006875">
            <text:p>77.4006875</text:p>
          </table:table-cell>
          <table:table-cell office:value-type="float" office:value="77.4898125">
            <text:p>77.4898125</text:p>
          </table:table-cell>
          <table:table-cell office:value-type="float" office:value="77.500375">
            <text:p>77.500375</text:p>
          </table:table-cell>
          <table:table-cell table:number-columns-repeated="2"/>
        </table:table-row>
        <table:table-row table:style-name="ro1">
          <table:table-cell office:value-type="float" office:value="77.5658125">
            <text:p>77.5658125</text:p>
          </table:table-cell>
          <table:table-cell office:value-type="float" office:value="77.47725">
            <text:p>77.47725</text:p>
          </table:table-cell>
          <table:table-cell office:value-type="float" office:value="77.428375">
            <text:p>77.428375</text:p>
          </table:table-cell>
          <table:table-cell office:value-type="float" office:value="77.4733125">
            <text:p>77.4733125</text:p>
          </table:table-cell>
          <table:table-cell office:value-type="float" office:value="77.505">
            <text:p>77.505</text:p>
          </table:table-cell>
          <table:table-cell table:number-columns-repeated="2"/>
        </table:table-row>
        <table:table-row table:style-name="ro1">
          <table:table-cell office:value-type="float" office:value="77.53275">
            <text:p>77.53275</text:p>
          </table:table-cell>
          <table:table-cell office:value-type="float" office:value="77.428375">
            <text:p>77.428375</text:p>
          </table:table-cell>
          <table:table-cell office:value-type="float" office:value="77.42375">
            <text:p>77.42375</text:p>
          </table:table-cell>
          <table:table-cell office:value-type="float" office:value="77.5056875">
            <text:p>77.5056875</text:p>
          </table:table-cell>
          <table:table-cell office:value-type="float" office:value="77.4924375">
            <text:p>77.4924375</text:p>
          </table:table-cell>
          <table:table-cell table:number-columns-repeated="2"/>
        </table:table-row>
        <table:table-row table:style-name="ro1">
          <table:table-cell office:value-type="float" office:value="77.5288125">
            <text:p>77.5288125</text:p>
          </table:table-cell>
          <table:table-cell office:value-type="float" office:value="77.446875">
            <text:p>77.446875</text:p>
          </table:table-cell>
          <table:table-cell office:value-type="float" office:value="77.430375">
            <text:p>77.430375</text:p>
          </table:table-cell>
          <table:table-cell office:value-type="float" office:value="77.530125">
            <text:p>77.530125</text:p>
          </table:table-cell>
          <table:table-cell office:value-type="float" office:value="77.4898125">
            <text:p>77.4898125</text:p>
          </table:table-cell>
          <table:table-cell table:number-columns-repeated="2"/>
        </table:table-row>
        <table:table-row table:style-name="ro1">
          <table:table-cell office:value-type="float" office:value="77.53475">
            <text:p>77.53475</text:p>
          </table:table-cell>
          <table:table-cell office:value-type="float" office:value="77.441625">
            <text:p>77.441625</text:p>
          </table:table-cell>
          <table:table-cell office:value-type="float" office:value="77.4449375">
            <text:p>77.4449375</text:p>
          </table:table-cell>
          <table:table-cell office:value-type="float" office:value="77.47725">
            <text:p>77.47725</text:p>
          </table:table-cell>
          <table:table-cell office:value-type="float" office:value="77.4990625">
            <text:p>77.4990625</text:p>
          </table:table-cell>
          <table:table-cell table:number-columns-repeated="2"/>
        </table:table-row>
        <table:table-row table:style-name="ro1">
          <table:table-cell office:value-type="float" office:value="77.553875">
            <text:p>77.553875</text:p>
          </table:table-cell>
          <table:table-cell office:value-type="float" office:value="77.4759375">
            <text:p>77.4759375</text:p>
          </table:table-cell>
          <table:table-cell office:value-type="float" office:value="77.42575">
            <text:p>77.42575</text:p>
          </table:table-cell>
          <table:table-cell office:value-type="float" office:value="77.4753125">
            <text:p>77.4753125</text:p>
          </table:table-cell>
          <table:table-cell office:value-type="float" office:value="77.4918125">
            <text:p>77.4918125</text:p>
          </table:table-cell>
          <table:table-cell table:number-columns-repeated="2"/>
        </table:table-row>
        <table:table-row table:style-name="ro1">
          <table:table-cell office:value-type="float" office:value="77.56775">
            <text:p>77.56775</text:p>
          </table:table-cell>
          <table:table-cell office:value-type="float" office:value="77.4555">
            <text:p>77.4555</text:p>
          </table:table-cell>
          <table:table-cell office:value-type="float" office:value="77.4316875">
            <text:p>77.4316875</text:p>
          </table:table-cell>
          <table:table-cell office:value-type="float" office:value="77.4905">
            <text:p>77.4905</text:p>
          </table:table-cell>
          <table:table-cell office:value-type="float" office:value="77.4851875">
            <text:p>77.4851875</text:p>
          </table:table-cell>
          <table:table-cell table:number-columns-repeated="2"/>
        </table:table-row>
        <table:table-row table:style-name="ro1">
          <table:table-cell office:value-type="float" office:value="77.548625">
            <text:p>77.548625</text:p>
          </table:table-cell>
          <table:table-cell office:value-type="float" office:value="77.4316875">
            <text:p>77.4316875</text:p>
          </table:table-cell>
          <table:table-cell office:value-type="float" office:value="77.415875">
            <text:p>77.415875</text:p>
          </table:table-cell>
          <table:table-cell office:value-type="float" office:value="77.511625">
            <text:p>77.511625</text:p>
          </table:table-cell>
          <table:table-cell office:value-type="float" office:value="77.465375">
            <text:p>77.465375</text:p>
          </table:table-cell>
          <table:table-cell table:number-columns-repeated="2"/>
        </table:table-row>
        <table:table-row table:style-name="ro1">
          <table:table-cell office:value-type="float" office:value="77.53275">
            <text:p>77.53275</text:p>
          </table:table-cell>
          <table:table-cell office:value-type="float" office:value="77.4541875">
            <text:p>77.4541875</text:p>
          </table:table-cell>
          <table:table-cell office:value-type="float" office:value="77.458125">
            <text:p>77.458125</text:p>
          </table:table-cell>
          <table:table-cell office:value-type="float" office:value="77.493125">
            <text:p>77.493125</text:p>
          </table:table-cell>
          <table:table-cell office:value-type="float" office:value="77.507">
            <text:p>77.507</text:p>
          </table:table-cell>
          <table:table-cell table:number-columns-repeated="2"/>
        </table:table-row>
        <table:table-row table:style-name="ro1">
          <table:table-cell office:value-type="float" office:value="77.526125">
            <text:p>77.526125</text:p>
          </table:table-cell>
          <table:table-cell office:value-type="float" office:value="77.434375">
            <text:p>77.434375</text:p>
          </table:table-cell>
          <table:table-cell office:value-type="float" office:value="77.4541875">
            <text:p>77.4541875</text:p>
          </table:table-cell>
          <table:table-cell office:value-type="float" office:value="77.474">
            <text:p>77.474</text:p>
          </table:table-cell>
          <table:table-cell office:value-type="float" office:value="77.47">
            <text:p>77.47</text:p>
          </table:table-cell>
          <table:table-cell table:number-columns-repeated="2"/>
        </table:table-row>
        <table:table-row table:style-name="ro1">
          <table:table-cell office:value-type="float" office:value="77.53275">
            <text:p>77.53275</text:p>
          </table:table-cell>
          <table:table-cell office:value-type="float" office:value="77.4290625">
            <text:p>77.4290625</text:p>
          </table:table-cell>
          <table:table-cell office:value-type="float" office:value="77.4528125">
            <text:p>77.4528125</text:p>
          </table:table-cell>
          <table:table-cell office:value-type="float" office:value="77.4938125">
            <text:p>77.4938125</text:p>
          </table:table-cell>
          <table:table-cell office:value-type="float" office:value="77.4805625">
            <text:p>77.4805625</text:p>
          </table:table-cell>
          <table:table-cell table:number-columns-repeated="2"/>
        </table:table-row>
        <table:table-row table:style-name="ro1">
          <table:table-cell office:value-type="float" office:value="77.5275">
            <text:p>77.5275</text:p>
          </table:table-cell>
          <table:table-cell office:value-type="float" office:value="77.4178125">
            <text:p>77.4178125</text:p>
          </table:table-cell>
          <table:table-cell office:value-type="float" office:value="77.4455625">
            <text:p>77.4455625</text:p>
          </table:table-cell>
          <table:table-cell office:value-type="float" office:value="77.4898125">
            <text:p>77.4898125</text:p>
          </table:table-cell>
          <table:table-cell office:value-type="float" office:value="77.47">
            <text:p>77.47</text:p>
          </table:table-cell>
          <table:table-cell table:number-columns-repeated="2"/>
        </table:table-row>
        <table:table-row table:style-name="ro1">
          <table:table-cell office:value-type="float" office:value="77.5123125">
            <text:p>77.5123125</text:p>
          </table:table-cell>
          <table:table-cell office:value-type="float" office:value="77.4429375">
            <text:p>77.4429375</text:p>
          </table:table-cell>
          <table:table-cell office:value-type="float" office:value="77.4363125">
            <text:p>77.4363125</text:p>
          </table:table-cell>
          <table:table-cell office:value-type="float" office:value="77.483875">
            <text:p>77.483875</text:p>
          </table:table-cell>
          <table:table-cell office:value-type="float" office:value="77.48325">
            <text:p>77.48325</text:p>
          </table:table-cell>
          <table:table-cell table:number-columns-repeated="2"/>
        </table:table-row>
        <table:table-row table:style-name="ro1">
          <table:table-cell office:value-type="float" office:value="77.500375">
            <text:p>77.500375</text:p>
          </table:table-cell>
          <table:table-cell office:value-type="float" office:value="77.4455625">
            <text:p>77.4455625</text:p>
          </table:table-cell>
          <table:table-cell office:value-type="float" office:value="77.4409375">
            <text:p>77.4409375</text:p>
          </table:table-cell>
          <table:table-cell office:value-type="float" office:value="77.507">
            <text:p>77.507</text:p>
          </table:table-cell>
          <table:table-cell office:value-type="float" office:value="77.474625">
            <text:p>77.474625</text:p>
          </table:table-cell>
          <table:table-cell table:number-columns-repeated="2"/>
        </table:table-row>
        <table:table-row table:style-name="ro1">
          <table:table-cell office:value-type="float" office:value="77.5255">
            <text:p>77.5255</text:p>
          </table:table-cell>
          <table:table-cell office:value-type="float" office:value="77.44625">
            <text:p>77.44625</text:p>
          </table:table-cell>
          <table:table-cell office:value-type="float" office:value="77.434375">
            <text:p>77.434375</text:p>
          </table:table-cell>
          <table:table-cell office:value-type="float" office:value="77.476625">
            <text:p>77.476625</text:p>
          </table:table-cell>
          <table:table-cell office:value-type="float" office:value="77.491125">
            <text:p>77.491125</text:p>
          </table:table-cell>
          <table:table-cell table:number-columns-repeated="2"/>
        </table:table-row>
        <table:table-row table:style-name="ro1">
          <table:table-cell office:value-type="float" office:value="77.51825">
            <text:p>77.51825</text:p>
          </table:table-cell>
          <table:table-cell office:value-type="float" office:value="77.435">
            <text:p>77.435</text:p>
          </table:table-cell>
          <table:table-cell office:value-type="float" office:value="77.4403125">
            <text:p>77.4403125</text:p>
          </table:table-cell>
          <table:table-cell office:value-type="float" office:value="77.504375">
            <text:p>77.504375</text:p>
          </table:table-cell>
          <table:table-cell office:value-type="float" office:value="77.5016875">
            <text:p>77.5016875</text:p>
          </table:table-cell>
          <table:table-cell table:number-columns-repeated="2"/>
        </table:table-row>
        <table:table-row table:style-name="ro1">
          <table:table-cell office:value-type="float" office:value="77.5433125">
            <text:p>77.5433125</text:p>
          </table:table-cell>
          <table:table-cell office:value-type="float" office:value="77.448875">
            <text:p>77.448875</text:p>
          </table:table-cell>
          <table:table-cell office:value-type="float" office:value="77.428375">
            <text:p>77.428375</text:p>
          </table:table-cell>
          <table:table-cell office:value-type="float" office:value="77.4865">
            <text:p>77.4865</text:p>
          </table:table-cell>
          <table:table-cell office:value-type="float" office:value="77.487875">
            <text:p>77.487875</text:p>
          </table:table-cell>
          <table:table-cell table:number-columns-repeated="2"/>
        </table:table-row>
        <table:table-row table:style-name="ro1">
          <table:table-cell office:value-type="float" office:value="77.53475">
            <text:p>77.53475</text:p>
          </table:table-cell>
          <table:table-cell office:value-type="float" office:value="77.4409375">
            <text:p>77.4409375</text:p>
          </table:table-cell>
          <table:table-cell office:value-type="float" office:value="77.44425">
            <text:p>77.44425</text:p>
          </table:table-cell>
          <table:table-cell office:value-type="float" office:value="77.537375">
            <text:p>77.537375</text:p>
          </table:table-cell>
          <table:table-cell office:value-type="float" office:value="77.49575">
            <text:p>77.49575</text:p>
          </table:table-cell>
          <table:table-cell table:number-columns-repeated="2"/>
        </table:table-row>
        <table:table-row table:style-name="ro1">
          <table:table-cell office:value-type="float" office:value="77.5406875">
            <text:p>77.5406875</text:p>
          </table:table-cell>
          <table:table-cell office:value-type="float" office:value="77.439625">
            <text:p>77.439625</text:p>
          </table:table-cell>
          <table:table-cell office:value-type="float" office:value="77.4316875">
            <text:p>77.4316875</text:p>
          </table:table-cell>
          <table:table-cell office:value-type="float" office:value="77.49575">
            <text:p>77.49575</text:p>
          </table:table-cell>
          <table:table-cell office:value-type="float" office:value="77.491125">
            <text:p>77.491125</text:p>
          </table:table-cell>
          <table:table-cell table:number-columns-repeated="2"/>
        </table:table-row>
        <table:table-row table:style-name="ro1">
          <table:table-cell office:value-type="float" office:value="77.5499375">
            <text:p>77.5499375</text:p>
          </table:table-cell>
          <table:table-cell office:value-type="float" office:value="77.4528125">
            <text:p>77.4528125</text:p>
          </table:table-cell>
          <table:table-cell office:value-type="float" office:value="77.4171875">
            <text:p>77.4171875</text:p>
          </table:table-cell>
          <table:table-cell office:value-type="float" office:value="77.483875">
            <text:p>77.483875</text:p>
          </table:table-cell>
          <table:table-cell office:value-type="float" office:value="77.495125">
            <text:p>77.495125</text:p>
          </table:table-cell>
          <table:table-cell table:number-columns-repeated="2"/>
        </table:table-row>
        <table:table-row table:style-name="ro1">
          <table:table-cell office:value-type="float" office:value="77.5340625">
            <text:p>77.5340625</text:p>
          </table:table-cell>
          <table:table-cell office:value-type="float" office:value="77.4363125">
            <text:p>77.4363125</text:p>
          </table:table-cell>
          <table:table-cell office:value-type="float" office:value="77.4145">
            <text:p>77.4145</text:p>
          </table:table-cell>
          <table:table-cell office:value-type="float" office:value="77.4990625">
            <text:p>77.4990625</text:p>
          </table:table-cell>
          <table:table-cell office:value-type="float" office:value="77.4970625">
            <text:p>77.4970625</text:p>
          </table:table-cell>
          <table:table-cell table:number-columns-repeated="2"/>
        </table:table-row>
        <table:table-row table:style-name="ro1">
          <table:table-cell office:value-type="float" office:value="77.5340625">
            <text:p>77.5340625</text:p>
          </table:table-cell>
          <table:table-cell office:value-type="float" office:value="77.4449375">
            <text:p>77.4449375</text:p>
          </table:table-cell>
          <table:table-cell office:value-type="float" office:value="77.4310625">
            <text:p>77.4310625</text:p>
          </table:table-cell>
          <table:table-cell office:value-type="float" office:value="77.491125">
            <text:p>77.491125</text:p>
          </table:table-cell>
          <table:table-cell office:value-type="float" office:value="77.4845625">
            <text:p>77.4845625</text:p>
          </table:table-cell>
          <table:table-cell table:number-columns-repeated="2"/>
        </table:table-row>
        <table:table-row table:style-name="ro1">
          <table:table-cell office:value-type="float" office:value="77.504375">
            <text:p>77.504375</text:p>
          </table:table-cell>
          <table:table-cell office:value-type="float" office:value="77.4515">
            <text:p>77.4515</text:p>
          </table:table-cell>
          <table:table-cell office:value-type="float" office:value="77.435">
            <text:p>77.435</text:p>
          </table:table-cell>
          <table:table-cell office:value-type="float" office:value="77.468">
            <text:p>77.468</text:p>
          </table:table-cell>
          <table:table-cell office:value-type="float" office:value="77.474625">
            <text:p>77.474625</text:p>
          </table:table-cell>
          <table:table-cell table:number-columns-repeated="2"/>
        </table:table-row>
        <table:table-row table:style-name="ro1">
          <table:table-cell office:value-type="float" office:value="77.469375">
            <text:p>77.469375</text:p>
          </table:table-cell>
          <table:table-cell office:value-type="float" office:value="77.4614375">
            <text:p>77.4614375</text:p>
          </table:table-cell>
          <table:table-cell office:value-type="float" office:value="77.42975">
            <text:p>77.42975</text:p>
          </table:table-cell>
          <table:table-cell office:value-type="float" office:value="77.5433125">
            <text:p>77.5433125</text:p>
          </table:table-cell>
          <table:table-cell office:value-type="float" office:value="77.4851875">
            <text:p>77.4851875</text:p>
          </table:table-cell>
          <table:table-cell table:number-columns-repeated="2"/>
        </table:table-row>
        <table:table-row table:style-name="ro1">
          <table:table-cell office:value-type="float" office:value="77.4924375">
            <text:p>77.4924375</text:p>
          </table:table-cell>
          <table:table-cell office:value-type="float" office:value="77.433">
            <text:p>77.433</text:p>
          </table:table-cell>
          <table:table-cell office:value-type="float" office:value="77.4336875">
            <text:p>77.4336875</text:p>
          </table:table-cell>
          <table:table-cell office:value-type="float" office:value="77.483875">
            <text:p>77.483875</text:p>
          </table:table-cell>
          <table:table-cell office:value-type="float" office:value="77.4918125">
            <text:p>77.4918125</text:p>
          </table:table-cell>
          <table:table-cell table:number-columns-repeated="2"/>
        </table:table-row>
        <table:table-row table:style-name="ro1">
          <table:table-cell office:value-type="float" office:value="77.5030625">
            <text:p>77.5030625</text:p>
          </table:table-cell>
          <table:table-cell office:value-type="float" office:value="77.42775">
            <text:p>77.42775</text:p>
          </table:table-cell>
          <table:table-cell office:value-type="float" office:value="77.419125">
            <text:p>77.419125</text:p>
          </table:table-cell>
          <table:table-cell office:value-type="float" office:value="77.4924375">
            <text:p>77.4924375</text:p>
          </table:table-cell>
          <table:table-cell office:value-type="float" office:value="77.4871875">
            <text:p>77.4871875</text:p>
          </table:table-cell>
          <table:table-cell table:number-columns-repeated="2"/>
        </table:table-row>
        <table:table-row table:style-name="ro1">
          <table:table-cell office:value-type="float" office:value="77.47725">
            <text:p>77.47725</text:p>
          </table:table-cell>
          <table:table-cell office:value-type="float" office:value="77.439625">
            <text:p>77.439625</text:p>
          </table:table-cell>
          <table:table-cell office:value-type="float" office:value="77.40925">
            <text:p>77.40925</text:p>
          </table:table-cell>
          <table:table-cell office:value-type="float" office:value="77.511625">
            <text:p>77.511625</text:p>
          </table:table-cell>
          <table:table-cell office:value-type="float" office:value="77.485875">
            <text:p>77.485875</text:p>
          </table:table-cell>
          <table:table-cell table:number-columns-repeated="2"/>
        </table:table-row>
        <table:table-row table:style-name="ro1">
          <table:table-cell office:value-type="float" office:value="77.4898125">
            <text:p>77.4898125</text:p>
          </table:table-cell>
          <table:table-cell office:value-type="float" office:value="77.469375">
            <text:p>77.469375</text:p>
          </table:table-cell>
          <table:table-cell office:value-type="float" office:value="77.4316875">
            <text:p>77.4316875</text:p>
          </table:table-cell>
          <table:table-cell office:value-type="float" office:value="77.49575">
            <text:p>77.49575</text:p>
          </table:table-cell>
          <table:table-cell office:value-type="float" office:value="77.4825625">
            <text:p>77.4825625</text:p>
          </table:table-cell>
          <table:table-cell table:number-columns-repeated="2"/>
        </table:table-row>
        <table:table-row table:style-name="ro1">
          <table:table-cell office:value-type="float" office:value="77.520875">
            <text:p>77.520875</text:p>
          </table:table-cell>
          <table:table-cell office:value-type="float" office:value="77.4686875">
            <text:p>77.4686875</text:p>
          </table:table-cell>
          <table:table-cell office:value-type="float" office:value="77.4356875">
            <text:p>77.4356875</text:p>
          </table:table-cell>
          <table:table-cell office:value-type="float" office:value="77.483875">
            <text:p>77.483875</text:p>
          </table:table-cell>
          <table:table-cell office:value-type="float" office:value="77.4938125">
            <text:p>77.4938125</text:p>
          </table:table-cell>
          <table:table-cell table:number-columns-repeated="2"/>
        </table:table-row>
        <table:table-row table:style-name="ro1">
          <table:table-cell office:value-type="float" office:value="77.4851875">
            <text:p>77.4851875</text:p>
          </table:table-cell>
          <table:table-cell office:value-type="float" office:value="77.439625">
            <text:p>77.439625</text:p>
          </table:table-cell>
          <table:table-cell office:value-type="float" office:value="77.4521875">
            <text:p>77.4521875</text:p>
          </table:table-cell>
          <table:table-cell office:value-type="float" office:value="77.4686875">
            <text:p>77.4686875</text:p>
          </table:table-cell>
          <table:table-cell office:value-type="float" office:value="77.4898125">
            <text:p>77.4898125</text:p>
          </table:table-cell>
          <table:table-cell table:number-columns-repeated="2"/>
        </table:table-row>
        <table:table-row table:style-name="ro1">
          <table:table-cell office:value-type="float" office:value="77.4944375">
            <text:p>77.4944375</text:p>
          </table:table-cell>
          <table:table-cell office:value-type="float" office:value="77.433">
            <text:p>77.433</text:p>
          </table:table-cell>
          <table:table-cell office:value-type="float" office:value="77.448875">
            <text:p>77.448875</text:p>
          </table:table-cell>
          <table:table-cell office:value-type="float" office:value="77.4984375">
            <text:p>77.4984375</text:p>
          </table:table-cell>
          <table:table-cell office:value-type="float" office:value="77.481875">
            <text:p>77.481875</text:p>
          </table:table-cell>
          <table:table-cell table:number-columns-repeated="2"/>
        </table:table-row>
        <table:table-row table:style-name="ro1">
          <table:table-cell office:value-type="float" office:value="77.468">
            <text:p>77.468</text:p>
          </table:table-cell>
          <table:table-cell office:value-type="float" office:value="77.4594375">
            <text:p>77.4594375</text:p>
          </table:table-cell>
          <table:table-cell office:value-type="float" office:value="77.439">
            <text:p>77.439</text:p>
          </table:table-cell>
          <table:table-cell office:value-type="float" office:value="77.4970625">
            <text:p>77.4970625</text:p>
          </table:table-cell>
          <table:table-cell office:value-type="float" office:value="77.478625">
            <text:p>77.478625</text:p>
          </table:table-cell>
          <table:table-cell table:number-columns-repeated="2"/>
        </table:table-row>
        <table:table-row table:style-name="ro1">
          <table:table-cell office:value-type="float" office:value="77.4825625">
            <text:p>77.4825625</text:p>
          </table:table-cell>
          <table:table-cell office:value-type="float" office:value="77.4409375">
            <text:p>77.4409375</text:p>
          </table:table-cell>
          <table:table-cell office:value-type="float" office:value="77.423125">
            <text:p>77.423125</text:p>
          </table:table-cell>
          <table:table-cell office:value-type="float" office:value="77.4938125">
            <text:p>77.4938125</text:p>
          </table:table-cell>
          <table:table-cell office:value-type="float" office:value="77.4759375">
            <text:p>77.4759375</text:p>
          </table:table-cell>
          <table:table-cell table:number-columns-repeated="2"/>
        </table:table-row>
        <table:table-row table:style-name="ro1">
          <table:table-cell office:value-type="float" office:value="77.4660625">
            <text:p>77.4660625</text:p>
          </table:table-cell>
          <table:table-cell office:value-type="float" office:value="77.4409375">
            <text:p>77.4409375</text:p>
          </table:table-cell>
          <table:table-cell office:value-type="float" office:value="77.4033125">
            <text:p>77.4033125</text:p>
          </table:table-cell>
          <table:table-cell office:value-type="float" office:value="77.53675">
            <text:p>77.53675</text:p>
          </table:table-cell>
          <table:table-cell office:value-type="float" office:value="77.4845625">
            <text:p>77.4845625</text:p>
          </table:table-cell>
          <table:table-cell table:number-columns-repeated="2"/>
        </table:table-row>
        <table:table-row table:style-name="ro1">
          <table:table-cell office:value-type="float" office:value="77.4898125">
            <text:p>77.4898125</text:p>
          </table:table-cell>
          <table:table-cell office:value-type="float" office:value="77.425125">
            <text:p>77.425125</text:p>
          </table:table-cell>
          <table:table-cell office:value-type="float" office:value="77.415875">
            <text:p>77.415875</text:p>
          </table:table-cell>
          <table:table-cell office:value-type="float" office:value="77.4759375">
            <text:p>77.4759375</text:p>
          </table:table-cell>
          <table:table-cell office:value-type="float" office:value="77.5103125">
            <text:p>77.5103125</text:p>
          </table:table-cell>
          <table:table-cell table:number-columns-repeated="2"/>
        </table:table-row>
        <table:table-row table:style-name="ro1">
          <table:table-cell office:value-type="float" office:value="77.5215">
            <text:p>77.5215</text:p>
          </table:table-cell>
          <table:table-cell office:value-type="float" office:value="77.4383125">
            <text:p>77.4383125</text:p>
          </table:table-cell>
          <table:table-cell office:value-type="float" office:value="77.397375">
            <text:p>77.397375</text:p>
          </table:table-cell>
          <table:table-cell table:number-columns-repeated="2" office:value-type="float" office:value="77.4990625">
            <text:p>77.4990625</text:p>
          </table:table-cell>
          <table:table-cell table:number-columns-repeated="2"/>
        </table:table-row>
        <table:table-row table:style-name="ro1">
          <table:table-cell office:value-type="float" office:value="77.5016875">
            <text:p>77.5016875</text:p>
          </table:table-cell>
          <table:table-cell office:value-type="float" office:value="77.437">
            <text:p>77.437</text:p>
          </table:table-cell>
          <table:table-cell office:value-type="float" office:value="77.3986875">
            <text:p>77.3986875</text:p>
          </table:table-cell>
          <table:table-cell office:value-type="float" office:value="77.5056875">
            <text:p>77.5056875</text:p>
          </table:table-cell>
          <table:table-cell office:value-type="float" office:value="77.4825625">
            <text:p>77.4825625</text:p>
          </table:table-cell>
          <table:table-cell table:number-columns-repeated="2"/>
        </table:table-row>
        <table:table-row table:style-name="ro1">
          <table:table-cell office:value-type="float" office:value="77.4984375">
            <text:p>77.4984375</text:p>
          </table:table-cell>
          <table:table-cell office:value-type="float" office:value="77.44425">
            <text:p>77.44425</text:p>
          </table:table-cell>
          <table:table-cell office:value-type="float" office:value="77.3894375">
            <text:p>77.3894375</text:p>
          </table:table-cell>
          <table:table-cell office:value-type="float" office:value="77.487875">
            <text:p>77.487875</text:p>
          </table:table-cell>
          <table:table-cell office:value-type="float" office:value="77.4805625">
            <text:p>77.4805625</text:p>
          </table:table-cell>
          <table:table-cell table:number-columns-repeated="2"/>
        </table:table-row>
        <table:table-row table:style-name="ro1">
          <table:table-cell office:value-type="float" office:value="77.5016875">
            <text:p>77.5016875</text:p>
          </table:table-cell>
          <table:table-cell office:value-type="float" office:value="77.4660625">
            <text:p>77.4660625</text:p>
          </table:table-cell>
          <table:table-cell office:value-type="float" office:value="77.361">
            <text:p>77.361</text:p>
          </table:table-cell>
          <table:table-cell office:value-type="float" office:value="77.48125">
            <text:p>77.48125</text:p>
          </table:table-cell>
          <table:table-cell office:value-type="float" office:value="77.509">
            <text:p>77.509</text:p>
          </table:table-cell>
          <table:table-cell table:number-columns-repeated="2"/>
        </table:table-row>
        <table:table-row table:style-name="ro1">
          <table:table-cell office:value-type="float" office:value="77.487875">
            <text:p>77.487875</text:p>
          </table:table-cell>
          <table:table-cell office:value-type="float" office:value="77.4481875">
            <text:p>77.4481875</text:p>
          </table:table-cell>
          <table:table-cell office:value-type="float" office:value="77.367">
            <text:p>77.367</text:p>
          </table:table-cell>
          <table:table-cell office:value-type="float" office:value="77.4898125">
            <text:p>77.4898125</text:p>
          </table:table-cell>
          <table:table-cell office:value-type="float" office:value="77.493125">
            <text:p>77.493125</text:p>
          </table:table-cell>
          <table:table-cell table:number-columns-repeated="2"/>
        </table:table-row>
        <table:table-row table:style-name="ro1">
          <table:table-cell office:value-type="float" office:value="77.4924375">
            <text:p>77.4924375</text:p>
          </table:table-cell>
          <table:table-cell office:value-type="float" office:value="77.4244375">
            <text:p>77.4244375</text:p>
          </table:table-cell>
          <table:table-cell office:value-type="float" office:value="77.361">
            <text:p>77.361</text:p>
          </table:table-cell>
          <table:table-cell office:value-type="float" office:value="77.511625">
            <text:p>77.511625</text:p>
          </table:table-cell>
          <table:table-cell office:value-type="float" office:value="77.4779375">
            <text:p>77.4779375</text:p>
          </table:table-cell>
          <table:table-cell table:number-columns-repeated="2"/>
        </table:table-row>
        <table:table-row table:style-name="ro1">
          <table:table-cell office:value-type="float" office:value="77.493125">
            <text:p>77.493125</text:p>
          </table:table-cell>
          <table:table-cell office:value-type="float" office:value="77.441625">
            <text:p>77.441625</text:p>
          </table:table-cell>
          <table:table-cell office:value-type="float" office:value="77.3663125">
            <text:p>77.3663125</text:p>
          </table:table-cell>
          <table:table-cell office:value-type="float" office:value="77.5010625">
            <text:p>77.5010625</text:p>
          </table:table-cell>
          <table:table-cell office:value-type="float" office:value="77.504375">
            <text:p>77.504375</text:p>
          </table:table-cell>
          <table:table-cell table:number-columns-repeated="2"/>
        </table:table-row>
        <table:table-row table:style-name="ro1">
          <table:table-cell office:value-type="float" office:value="77.504375">
            <text:p>77.504375</text:p>
          </table:table-cell>
          <table:table-cell office:value-type="float" office:value="77.4634375">
            <text:p>77.4634375</text:p>
          </table:table-cell>
          <table:table-cell office:value-type="float" office:value="77.371625">
            <text:p>77.371625</text:p>
          </table:table-cell>
          <table:table-cell office:value-type="float" office:value="77.53075">
            <text:p>77.53075</text:p>
          </table:table-cell>
          <table:table-cell office:value-type="float" office:value="77.4944375">
            <text:p>77.4944375</text:p>
          </table:table-cell>
          <table:table-cell table:number-columns-repeated="2"/>
        </table:table-row>
        <table:table-row table:style-name="ro1">
          <table:table-cell office:value-type="float" office:value="77.5109375">
            <text:p>77.5109375</text:p>
          </table:table-cell>
          <table:table-cell office:value-type="float" office:value="77.4515">
            <text:p>77.4515</text:p>
          </table:table-cell>
          <table:table-cell office:value-type="float" office:value="77.363">
            <text:p>77.363</text:p>
          </table:table-cell>
          <table:table-cell office:value-type="float" office:value="77.5109375">
            <text:p>77.5109375</text:p>
          </table:table-cell>
          <table:table-cell office:value-type="float" office:value="77.49975">
            <text:p>77.49975</text:p>
          </table:table-cell>
          <table:table-cell table:number-columns-repeated="2"/>
        </table:table-row>
        <table:table-row table:style-name="ro1">
          <table:table-cell office:value-type="float" office:value="77.5360625">
            <text:p>77.5360625</text:p>
          </table:table-cell>
          <table:table-cell office:value-type="float" office:value="77.439625">
            <text:p>77.439625</text:p>
          </table:table-cell>
          <table:table-cell office:value-type="float" office:value="77.365">
            <text:p>77.365</text:p>
          </table:table-cell>
          <table:table-cell office:value-type="float" office:value="77.491125">
            <text:p>77.491125</text:p>
          </table:table-cell>
          <table:table-cell office:value-type="float" office:value="77.481875">
            <text:p>77.481875</text:p>
          </table:table-cell>
          <table:table-cell table:number-columns-repeated="2"/>
        </table:table-row>
        <table:table-row table:style-name="ro1">
          <table:table-cell office:value-type="float" office:value="77.5175625">
            <text:p>77.5175625</text:p>
          </table:table-cell>
          <table:table-cell office:value-type="float" office:value="77.446875">
            <text:p>77.446875</text:p>
          </table:table-cell>
          <table:table-cell office:value-type="float" office:value="77.3729375">
            <text:p>77.3729375</text:p>
          </table:table-cell>
          <table:table-cell office:value-type="float" office:value="77.5076875">
            <text:p>77.5076875</text:p>
          </table:table-cell>
          <table:table-cell office:value-type="float" office:value="77.5030625">
            <text:p>77.5030625</text:p>
          </table:table-cell>
          <table:table-cell table:number-columns-repeated="2"/>
        </table:table-row>
        <table:table-row table:style-name="ro1">
          <table:table-cell office:value-type="float" office:value="77.51425">
            <text:p>77.51425</text:p>
          </table:table-cell>
          <table:table-cell office:value-type="float" office:value="77.439625">
            <text:p>77.439625</text:p>
          </table:table-cell>
          <table:table-cell office:value-type="float" office:value="77.3564375">
            <text:p>77.3564375</text:p>
          </table:table-cell>
          <table:table-cell office:value-type="float" office:value="77.5083125">
            <text:p>77.5083125</text:p>
          </table:table-cell>
          <table:table-cell office:value-type="float" office:value="77.4660625">
            <text:p>77.4660625</text:p>
          </table:table-cell>
          <table:table-cell table:number-columns-repeated="2"/>
        </table:table-row>
        <table:table-row table:style-name="ro1">
          <table:table-cell office:value-type="float" office:value="77.518875">
            <text:p>77.518875</text:p>
          </table:table-cell>
          <table:table-cell office:value-type="float" office:value="77.4666875">
            <text:p>77.4666875</text:p>
          </table:table-cell>
          <table:table-cell office:value-type="float" office:value="77.3689375">
            <text:p>77.3689375</text:p>
          </table:table-cell>
          <table:table-cell office:value-type="float" office:value="77.472625">
            <text:p>77.472625</text:p>
          </table:table-cell>
          <table:table-cell office:value-type="float" office:value="77.4885">
            <text:p>77.4885</text:p>
          </table:table-cell>
          <table:table-cell table:number-columns-repeated="2"/>
        </table:table-row>
        <table:table-row table:style-name="ro1">
          <table:table-cell office:value-type="float" office:value="77.5129375">
            <text:p>77.5129375</text:p>
          </table:table-cell>
          <table:table-cell office:value-type="float" office:value="77.4535">
            <text:p>77.4535</text:p>
          </table:table-cell>
          <table:table-cell office:value-type="float" office:value="77.3596875">
            <text:p>77.3596875</text:p>
          </table:table-cell>
          <table:table-cell office:value-type="float" office:value="77.5175625">
            <text:p>77.5175625</text:p>
          </table:table-cell>
          <table:table-cell office:value-type="float" office:value="77.4891875">
            <text:p>77.4891875</text:p>
          </table:table-cell>
          <table:table-cell table:number-columns-repeated="2"/>
        </table:table-row>
        <table:table-row table:style-name="ro1">
          <table:table-cell office:value-type="float" office:value="77.5201875">
            <text:p>77.5201875</text:p>
          </table:table-cell>
          <table:table-cell office:value-type="float" office:value="77.4316875">
            <text:p>77.4316875</text:p>
          </table:table-cell>
          <table:table-cell office:value-type="float" office:value="77.37425">
            <text:p>77.37425</text:p>
          </table:table-cell>
          <table:table-cell office:value-type="float" office:value="77.507">
            <text:p>77.507</text:p>
          </table:table-cell>
          <table:table-cell office:value-type="float" office:value="77.4799375">
            <text:p>77.4799375</text:p>
          </table:table-cell>
          <table:table-cell table:number-columns-repeated="2"/>
        </table:table-row>
        <table:table-row table:style-name="ro1">
          <table:table-cell office:value-type="float" office:value="77.5201875">
            <text:p>77.5201875</text:p>
          </table:table-cell>
          <table:table-cell office:value-type="float" office:value="77.4356875">
            <text:p>77.4356875</text:p>
          </table:table-cell>
          <table:table-cell office:value-type="float" office:value="77.35775">
            <text:p>77.35775</text:p>
          </table:table-cell>
          <table:table-cell office:value-type="float" office:value="77.528125">
            <text:p>77.528125</text:p>
          </table:table-cell>
          <table:table-cell office:value-type="float" office:value="77.47725">
            <text:p>77.47725</text:p>
          </table:table-cell>
          <table:table-cell table:number-columns-repeated="2"/>
        </table:table-row>
        <table:table-row table:style-name="ro1">
          <table:table-cell office:value-type="float" office:value="77.51425">
            <text:p>77.51425</text:p>
          </table:table-cell>
          <table:table-cell office:value-type="float" office:value="77.4501875">
            <text:p>77.4501875</text:p>
          </table:table-cell>
          <table:table-cell office:value-type="float" office:value="77.369625">
            <text:p>77.369625</text:p>
          </table:table-cell>
          <table:table-cell office:value-type="float" office:value="77.520875">
            <text:p>77.520875</text:p>
          </table:table-cell>
          <table:table-cell office:value-type="float" office:value="77.476625">
            <text:p>77.476625</text:p>
          </table:table-cell>
          <table:table-cell table:number-columns-repeated="2"/>
        </table:table-row>
        <table:table-row table:style-name="ro1">
          <table:table-cell office:value-type="float" office:value="77.5241875">
            <text:p>77.5241875</text:p>
          </table:table-cell>
          <table:table-cell office:value-type="float" office:value="77.4640625">
            <text:p>77.4640625</text:p>
          </table:table-cell>
          <table:table-cell office:value-type="float" office:value="77.3868125">
            <text:p>77.3868125</text:p>
          </table:table-cell>
          <table:table-cell office:value-type="float" office:value="77.5235">
            <text:p>77.5235</text:p>
          </table:table-cell>
          <table:table-cell office:value-type="float" office:value="77.4898125">
            <text:p>77.4898125</text:p>
          </table:table-cell>
          <table:table-cell table:number-columns-repeated="2"/>
        </table:table-row>
        <table:table-row table:style-name="ro1">
          <table:table-cell office:value-type="float" office:value="77.5221875">
            <text:p>77.5221875</text:p>
          </table:table-cell>
          <table:table-cell office:value-type="float" office:value="77.448875">
            <text:p>77.448875</text:p>
          </table:table-cell>
          <table:table-cell office:value-type="float" office:value="77.3755625">
            <text:p>77.3755625</text:p>
          </table:table-cell>
          <table:table-cell office:value-type="float" office:value="77.513625">
            <text:p>77.513625</text:p>
          </table:table-cell>
          <table:table-cell office:value-type="float" office:value="77.4825625">
            <text:p>77.4825625</text:p>
          </table:table-cell>
          <table:table-cell table:number-columns-repeated="2"/>
        </table:table-row>
        <table:table-row table:style-name="ro1">
          <table:table-cell office:value-type="float" office:value="77.49975">
            <text:p>77.49975</text:p>
          </table:table-cell>
          <table:table-cell office:value-type="float" office:value="77.4713125">
            <text:p>77.4713125</text:p>
          </table:table-cell>
          <table:table-cell office:value-type="float" office:value="77.386125">
            <text:p>77.386125</text:p>
          </table:table-cell>
          <table:table-cell office:value-type="float" office:value="77.4409375">
            <text:p>77.4409375</text:p>
          </table:table-cell>
          <table:table-cell office:value-type="float" office:value="77.49575">
            <text:p>77.49575</text:p>
          </table:table-cell>
          <table:table-cell table:number-columns-repeated="2"/>
        </table:table-row>
        <table:table-row table:style-name="ro1">
          <table:table-cell office:value-type="float" office:value="77.48125">
            <text:p>77.48125</text:p>
          </table:table-cell>
          <table:table-cell office:value-type="float" office:value="77.4515">
            <text:p>77.4515</text:p>
          </table:table-cell>
          <table:table-cell office:value-type="float" office:value="77.374875">
            <text:p>77.374875</text:p>
          </table:table-cell>
          <table:table-cell office:value-type="float" office:value="77.51825">
            <text:p>77.51825</text:p>
          </table:table-cell>
          <table:table-cell office:value-type="float" office:value="77.505">
            <text:p>77.505</text:p>
          </table:table-cell>
          <table:table-cell table:number-columns-repeated="2"/>
        </table:table-row>
        <table:table-row table:style-name="ro1">
          <table:table-cell office:value-type="float" office:value="77.4799375">
            <text:p>77.4799375</text:p>
          </table:table-cell>
          <table:table-cell office:value-type="float" office:value="77.42575">
            <text:p>77.42575</text:p>
          </table:table-cell>
          <table:table-cell office:value-type="float" office:value="77.3379375">
            <text:p>77.3379375</text:p>
          </table:table-cell>
          <table:table-cell office:value-type="float" office:value="77.49575">
            <text:p>77.49575</text:p>
          </table:table-cell>
          <table:table-cell office:value-type="float" office:value="77.46075">
            <text:p>77.46075</text:p>
          </table:table-cell>
          <table:table-cell table:number-columns-repeated="2"/>
        </table:table-row>
        <table:table-row table:style-name="ro1">
          <table:table-cell office:value-type="float" office:value="77.4528125">
            <text:p>77.4528125</text:p>
          </table:table-cell>
          <table:table-cell office:value-type="float" office:value="77.4449375">
            <text:p>77.4449375</text:p>
          </table:table-cell>
          <table:table-cell office:value-type="float" office:value="77.343875">
            <text:p>77.343875</text:p>
          </table:table-cell>
          <table:table-cell office:value-type="float" office:value="77.5030625">
            <text:p>77.5030625</text:p>
          </table:table-cell>
          <table:table-cell office:value-type="float" office:value="77.476625">
            <text:p>77.476625</text:p>
          </table:table-cell>
          <table:table-cell table:number-columns-repeated="2"/>
        </table:table-row>
        <table:table-row table:style-name="ro1">
          <table:table-cell office:value-type="float" office:value="77.446875">
            <text:p>77.446875</text:p>
          </table:table-cell>
          <table:table-cell office:value-type="float" office:value="77.4429375">
            <text:p>77.4429375</text:p>
          </table:table-cell>
          <table:table-cell office:value-type="float" office:value="77.3524375">
            <text:p>77.3524375</text:p>
          </table:table-cell>
          <table:table-cell office:value-type="float" office:value="77.4666875">
            <text:p>77.4666875</text:p>
          </table:table-cell>
          <table:table-cell office:value-type="float" office:value="77.495125">
            <text:p>77.495125</text:p>
          </table:table-cell>
          <table:table-cell table:number-columns-repeated="2"/>
        </table:table-row>
        <table:table-row table:style-name="ro1">
          <table:table-cell office:value-type="float" office:value="77.4336875">
            <text:p>77.4336875</text:p>
          </table:table-cell>
          <table:table-cell office:value-type="float" office:value="77.437">
            <text:p>77.437</text:p>
          </table:table-cell>
          <table:table-cell office:value-type="float" office:value="77.3465">
            <text:p>77.3465</text:p>
          </table:table-cell>
          <table:table-cell office:value-type="float" office:value="77.4851875">
            <text:p>77.4851875</text:p>
          </table:table-cell>
          <table:table-cell office:value-type="float" office:value="77.474625">
            <text:p>77.474625</text:p>
          </table:table-cell>
          <table:table-cell table:number-columns-repeated="2"/>
        </table:table-row>
        <table:table-row table:style-name="ro1">
          <table:table-cell office:value-type="float" office:value="77.4383125">
            <text:p>77.4383125</text:p>
          </table:table-cell>
          <table:table-cell office:value-type="float" office:value="77.433">
            <text:p>77.433</text:p>
          </table:table-cell>
          <table:table-cell office:value-type="float" office:value="77.3425625">
            <text:p>77.3425625</text:p>
          </table:table-cell>
          <table:table-cell office:value-type="float" office:value="77.507">
            <text:p>77.507</text:p>
          </table:table-cell>
          <table:table-cell office:value-type="float" office:value="77.49775">
            <text:p>77.49775</text:p>
          </table:table-cell>
          <table:table-cell table:number-columns-repeated="2"/>
        </table:table-row>
        <table:table-row table:style-name="ro1">
          <table:table-cell office:value-type="float" office:value="77.4521875">
            <text:p>77.4521875</text:p>
          </table:table-cell>
          <table:table-cell office:value-type="float" office:value="77.4495625">
            <text:p>77.4495625</text:p>
          </table:table-cell>
          <table:table-cell office:value-type="float" office:value="77.3286875">
            <text:p>77.3286875</text:p>
          </table:table-cell>
          <table:table-cell office:value-type="float" office:value="77.4970625">
            <text:p>77.4970625</text:p>
          </table:table-cell>
          <table:table-cell office:value-type="float" office:value="77.4905">
            <text:p>77.4905</text:p>
          </table:table-cell>
          <table:table-cell table:number-columns-repeated="2"/>
        </table:table-row>
        <table:table-row table:style-name="ro1">
          <table:table-cell office:value-type="float" office:value="77.4588125">
            <text:p>77.4588125</text:p>
          </table:table-cell>
          <table:table-cell office:value-type="float" office:value="77.4178125">
            <text:p>77.4178125</text:p>
          </table:table-cell>
          <table:table-cell office:value-type="float" office:value="77.3148125">
            <text:p>77.3148125</text:p>
          </table:table-cell>
          <table:table-cell office:value-type="float" office:value="77.4574375">
            <text:p>77.4574375</text:p>
          </table:table-cell>
          <table:table-cell office:value-type="float" office:value="77.472">
            <text:p>77.472</text:p>
          </table:table-cell>
          <table:table-cell table:number-columns-repeated="2"/>
        </table:table-row>
        <table:table-row table:style-name="ro1">
          <table:table-cell office:value-type="float" office:value="77.450875">
            <text:p>77.450875</text:p>
          </table:table-cell>
          <table:table-cell office:value-type="float" office:value="77.4521875">
            <text:p>77.4521875</text:p>
          </table:table-cell>
          <table:table-cell office:value-type="float" office:value="77.3081875">
            <text:p>77.3081875</text:p>
          </table:table-cell>
          <table:table-cell office:value-type="float" office:value="77.513625">
            <text:p>77.513625</text:p>
          </table:table-cell>
          <table:table-cell office:value-type="float" office:value="77.46075">
            <text:p>77.46075</text:p>
          </table:table-cell>
          <table:table-cell table:number-columns-repeated="2"/>
        </table:table-row>
        <table:table-row table:style-name="ro1">
          <table:table-cell office:value-type="float" office:value="77.4938125">
            <text:p>77.4938125</text:p>
          </table:table-cell>
          <table:table-cell office:value-type="float" office:value="77.4515">
            <text:p>77.4515</text:p>
          </table:table-cell>
          <table:table-cell office:value-type="float" office:value="77.3411875">
            <text:p>77.3411875</text:p>
          </table:table-cell>
          <table:table-cell office:value-type="float" office:value="77.5036875">
            <text:p>77.5036875</text:p>
          </table:table-cell>
          <table:table-cell office:value-type="float" office:value="77.4713125">
            <text:p>77.4713125</text:p>
          </table:table-cell>
          <table:table-cell table:number-columns-repeated="2"/>
        </table:table-row>
        <table:table-row table:style-name="ro1">
          <table:table-cell office:value-type="float" office:value="77.47">
            <text:p>77.47</text:p>
          </table:table-cell>
          <table:table-cell office:value-type="float" office:value="77.44625">
            <text:p>77.44625</text:p>
          </table:table-cell>
          <table:table-cell office:value-type="float" office:value="77.3471875">
            <text:p>77.3471875</text:p>
          </table:table-cell>
          <table:table-cell office:value-type="float" office:value="77.48325">
            <text:p>77.48325</text:p>
          </table:table-cell>
          <table:table-cell office:value-type="float" office:value="77.4686875">
            <text:p>77.4686875</text:p>
          </table:table-cell>
          <table:table-cell table:number-columns-repeated="2"/>
        </table:table-row>
        <table:table-row table:style-name="ro1">
          <table:table-cell office:value-type="float" office:value="77.4918125">
            <text:p>77.4918125</text:p>
          </table:table-cell>
          <table:table-cell office:value-type="float" office:value="77.4429375">
            <text:p>77.4429375</text:p>
          </table:table-cell>
          <table:table-cell office:value-type="float" office:value="77.3451875">
            <text:p>77.3451875</text:p>
          </table:table-cell>
          <table:table-cell office:value-type="float" office:value="77.4924375">
            <text:p>77.4924375</text:p>
          </table:table-cell>
          <table:table-cell office:value-type="float" office:value="77.500375">
            <text:p>77.500375</text:p>
          </table:table-cell>
          <table:table-cell table:number-columns-repeated="2"/>
        </table:table-row>
        <table:table-row table:style-name="ro1">
          <table:table-cell office:value-type="float" office:value="77.4634375">
            <text:p>77.4634375</text:p>
          </table:table-cell>
          <table:table-cell office:value-type="float" office:value="77.4528125">
            <text:p>77.4528125</text:p>
          </table:table-cell>
          <table:table-cell office:value-type="float" office:value="77.3524375">
            <text:p>77.3524375</text:p>
          </table:table-cell>
          <table:table-cell office:value-type="float" office:value="77.4891875">
            <text:p>77.4891875</text:p>
          </table:table-cell>
          <table:table-cell office:value-type="float" office:value="77.4713125">
            <text:p>77.4713125</text:p>
          </table:table-cell>
          <table:table-cell table:number-columns-repeated="2"/>
        </table:table-row>
        <table:table-row table:style-name="ro1">
          <table:table-cell office:value-type="float" office:value="77.4706875">
            <text:p>77.4706875</text:p>
          </table:table-cell>
          <table:table-cell office:value-type="float" office:value="77.4264375">
            <text:p>77.4264375</text:p>
          </table:table-cell>
          <table:table-cell office:value-type="float" office:value="77.3411875">
            <text:p>77.3411875</text:p>
          </table:table-cell>
          <table:table-cell office:value-type="float" office:value="77.467375">
            <text:p>77.467375</text:p>
          </table:table-cell>
          <table:table-cell office:value-type="float" office:value="77.4871875">
            <text:p>77.4871875</text:p>
          </table:table-cell>
          <table:table-cell table:number-columns-repeated="2"/>
        </table:table-row>
        <table:table-row table:style-name="ro1">
          <table:table-cell office:value-type="float" office:value="77.4495625">
            <text:p>77.4495625</text:p>
          </table:table-cell>
          <table:table-cell office:value-type="float" office:value="77.4363125">
            <text:p>77.4363125</text:p>
          </table:table-cell>
          <table:table-cell office:value-type="float" office:value="77.3636875">
            <text:p>77.3636875</text:p>
          </table:table-cell>
          <table:table-cell office:value-type="float" office:value="77.518875">
            <text:p>77.518875</text:p>
          </table:table-cell>
          <table:table-cell office:value-type="float" office:value="77.4706875">
            <text:p>77.4706875</text:p>
          </table:table-cell>
          <table:table-cell table:number-columns-repeated="2"/>
        </table:table-row>
        <table:table-row table:style-name="ro1">
          <table:table-cell office:value-type="float" office:value="77.4383125">
            <text:p>77.4383125</text:p>
          </table:table-cell>
          <table:table-cell office:value-type="float" office:value="77.450875">
            <text:p>77.450875</text:p>
          </table:table-cell>
          <table:table-cell office:value-type="float" office:value="77.3570625">
            <text:p>77.3570625</text:p>
          </table:table-cell>
          <table:table-cell office:value-type="float" office:value="77.4944375">
            <text:p>77.4944375</text:p>
          </table:table-cell>
          <table:table-cell office:value-type="float" office:value="77.4891875">
            <text:p>77.4891875</text:p>
          </table:table-cell>
          <table:table-cell table:number-columns-repeated="2"/>
        </table:table-row>
        <table:table-row table:style-name="ro1">
          <table:table-cell office:value-type="float" office:value="77.4634375">
            <text:p>77.4634375</text:p>
          </table:table-cell>
          <table:table-cell office:value-type="float" office:value="77.456125">
            <text:p>77.456125</text:p>
          </table:table-cell>
          <table:table-cell office:value-type="float" office:value="77.330625">
            <text:p>77.330625</text:p>
          </table:table-cell>
          <table:table-cell office:value-type="float" office:value="77.4924375">
            <text:p>77.4924375</text:p>
          </table:table-cell>
          <table:table-cell office:value-type="float" office:value="77.47725">
            <text:p>77.47725</text:p>
          </table:table-cell>
          <table:table-cell table:number-columns-repeated="2"/>
        </table:table-row>
        <table:table-row table:style-name="ro1">
          <table:table-cell office:value-type="float" office:value="77.4403125">
            <text:p>77.4403125</text:p>
          </table:table-cell>
          <table:table-cell office:value-type="float" office:value="77.4568125">
            <text:p>77.4568125</text:p>
          </table:table-cell>
          <table:table-cell office:value-type="float" office:value="77.3385625">
            <text:p>77.3385625</text:p>
          </table:table-cell>
          <table:table-cell office:value-type="float" office:value="77.4224375">
            <text:p>77.4224375</text:p>
          </table:table-cell>
          <table:table-cell office:value-type="float" office:value="77.504375">
            <text:p>77.504375</text:p>
          </table:table-cell>
          <table:table-cell table:number-columns-repeated="2"/>
        </table:table-row>
        <table:table-row table:style-name="ro1">
          <table:table-cell office:value-type="float" office:value="77.434375">
            <text:p>77.434375</text:p>
          </table:table-cell>
          <table:table-cell office:value-type="float" office:value="77.441625">
            <text:p>77.441625</text:p>
          </table:table-cell>
          <table:table-cell office:value-type="float" office:value="77.330625">
            <text:p>77.330625</text:p>
          </table:table-cell>
          <table:table-cell office:value-type="float" office:value="77.502375">
            <text:p>77.502375</text:p>
          </table:table-cell>
          <table:table-cell office:value-type="float" office:value="77.4799375">
            <text:p>77.4799375</text:p>
          </table:table-cell>
          <table:table-cell table:number-columns-repeated="2"/>
        </table:table-row>
        <table:table-row table:style-name="ro1">
          <table:table-cell office:value-type="float" office:value="77.4574375">
            <text:p>77.4574375</text:p>
          </table:table-cell>
          <table:table-cell office:value-type="float" office:value="77.4660625">
            <text:p>77.4660625</text:p>
          </table:table-cell>
          <table:table-cell office:value-type="float" office:value="77.3293125">
            <text:p>77.3293125</text:p>
          </table:table-cell>
          <table:table-cell office:value-type="float" office:value="77.402625">
            <text:p>77.402625</text:p>
          </table:table-cell>
          <table:table-cell office:value-type="float" office:value="77.472">
            <text:p>77.472</text:p>
          </table:table-cell>
          <table:table-cell table:number-columns-repeated="2"/>
        </table:table-row>
        <table:table-row table:style-name="ro1">
          <table:table-cell office:value-type="float" office:value="77.4614375">
            <text:p>77.4614375</text:p>
          </table:table-cell>
          <table:table-cell office:value-type="float" office:value="77.439625">
            <text:p>77.439625</text:p>
          </table:table-cell>
          <table:table-cell office:value-type="float" office:value="77.3385625">
            <text:p>77.3385625</text:p>
          </table:table-cell>
          <table:table-cell office:value-type="float" office:value="77.4666875">
            <text:p>77.4666875</text:p>
          </table:table-cell>
          <table:table-cell office:value-type="float" office:value="77.472625">
            <text:p>77.472625</text:p>
          </table:table-cell>
          <table:table-cell table:number-columns-repeated="2"/>
        </table:table-row>
        <table:table-row table:style-name="ro1">
          <table:table-cell office:value-type="float" office:value="77.4634375">
            <text:p>77.4634375</text:p>
          </table:table-cell>
          <table:table-cell office:value-type="float" office:value="77.4429375">
            <text:p>77.4429375</text:p>
          </table:table-cell>
          <table:table-cell office:value-type="float" office:value="77.360375">
            <text:p>77.360375</text:p>
          </table:table-cell>
          <table:table-cell office:value-type="float" office:value="77.5598125">
            <text:p>77.5598125</text:p>
          </table:table-cell>
          <table:table-cell office:value-type="float" office:value="77.4851875">
            <text:p>77.4851875</text:p>
          </table:table-cell>
          <table:table-cell table:number-columns-repeated="2"/>
        </table:table-row>
        <table:table-row table:style-name="ro1">
          <table:table-cell office:value-type="float" office:value="77.4871875">
            <text:p>77.4871875</text:p>
          </table:table-cell>
          <table:table-cell office:value-type="float" office:value="77.448875">
            <text:p>77.448875</text:p>
          </table:table-cell>
          <table:table-cell office:value-type="float" office:value="77.3498125">
            <text:p>77.3498125</text:p>
          </table:table-cell>
          <table:table-cell office:value-type="float" office:value="77.56775">
            <text:p>77.56775</text:p>
          </table:table-cell>
          <table:table-cell office:value-type="float" office:value="77.4535">
            <text:p>77.4535</text:p>
          </table:table-cell>
          <table:table-cell table:number-columns-repeated="2"/>
        </table:table-row>
        <table:table-row table:style-name="ro1">
          <table:table-cell office:value-type="float" office:value="77.500375">
            <text:p>77.500375</text:p>
          </table:table-cell>
          <table:table-cell office:value-type="float" office:value="77.4455625">
            <text:p>77.4455625</text:p>
          </table:table-cell>
          <table:table-cell office:value-type="float" office:value="77.3564375">
            <text:p>77.3564375</text:p>
          </table:table-cell>
          <table:table-cell office:value-type="float" office:value="77.5169375">
            <text:p>77.5169375</text:p>
          </table:table-cell>
          <table:table-cell office:value-type="float" office:value="77.468">
            <text:p>77.468</text:p>
          </table:table-cell>
          <table:table-cell table:number-columns-repeated="2"/>
        </table:table-row>
        <table:table-row table:style-name="ro1">
          <table:table-cell office:value-type="float" office:value="77.4885">
            <text:p>77.4885</text:p>
          </table:table-cell>
          <table:table-cell office:value-type="float" office:value="77.4435625">
            <text:p>77.4435625</text:p>
          </table:table-cell>
          <table:table-cell office:value-type="float" office:value="77.3425625">
            <text:p>77.3425625</text:p>
          </table:table-cell>
          <table:table-cell office:value-type="float" office:value="77.53675">
            <text:p>77.53675</text:p>
          </table:table-cell>
          <table:table-cell office:value-type="float" office:value="77.500375">
            <text:p>77.500375</text:p>
          </table:table-cell>
          <table:table-cell table:number-columns-repeated="2"/>
        </table:table-row>
        <table:table-row table:style-name="ro1">
          <table:table-cell office:value-type="float" office:value="77.5155625">
            <text:p>77.5155625</text:p>
          </table:table-cell>
          <table:table-cell office:value-type="float" office:value="77.446875">
            <text:p>77.446875</text:p>
          </table:table-cell>
          <table:table-cell office:value-type="float" office:value="77.3200625">
            <text:p>77.3200625</text:p>
          </table:table-cell>
          <table:table-cell office:value-type="float" office:value="77.5076875">
            <text:p>77.5076875</text:p>
          </table:table-cell>
          <table:table-cell office:value-type="float" office:value="77.47925">
            <text:p>77.47925</text:p>
          </table:table-cell>
          <table:table-cell table:number-columns-repeated="2"/>
        </table:table-row>
        <table:table-row table:style-name="ro1">
          <table:table-cell office:value-type="float" office:value="77.5149375">
            <text:p>77.5149375</text:p>
          </table:table-cell>
          <table:table-cell office:value-type="float" office:value="77.448875">
            <text:p>77.448875</text:p>
          </table:table-cell>
          <table:table-cell office:value-type="float" office:value="77.351125">
            <text:p>77.351125</text:p>
          </table:table-cell>
          <table:table-cell office:value-type="float" office:value="77.5056875">
            <text:p>77.5056875</text:p>
          </table:table-cell>
          <table:table-cell office:value-type="float" office:value="77.4825625">
            <text:p>77.4825625</text:p>
          </table:table-cell>
          <table:table-cell table:number-columns-repeated="2"/>
        </table:table-row>
        <table:table-row table:style-name="ro1">
          <table:table-cell office:value-type="float" office:value="77.5235">
            <text:p>77.5235</text:p>
          </table:table-cell>
          <table:table-cell office:value-type="float" office:value="77.44425">
            <text:p>77.44425</text:p>
          </table:table-cell>
          <table:table-cell office:value-type="float" office:value="77.3550625">
            <text:p>77.3550625</text:p>
          </table:table-cell>
          <table:table-cell office:value-type="float" office:value="77.509625">
            <text:p>77.509625</text:p>
          </table:table-cell>
          <table:table-cell office:value-type="float" office:value="77.5063125">
            <text:p>77.5063125</text:p>
          </table:table-cell>
          <table:table-cell table:number-columns-repeated="2"/>
        </table:table-row>
        <table:table-row table:style-name="ro1">
          <table:table-cell office:value-type="float" office:value="77.500375">
            <text:p>77.500375</text:p>
          </table:table-cell>
          <table:table-cell office:value-type="float" office:value="77.4634375">
            <text:p>77.4634375</text:p>
          </table:table-cell>
          <table:table-cell office:value-type="float" office:value="77.3900625">
            <text:p>77.3900625</text:p>
          </table:table-cell>
          <table:table-cell office:value-type="float" office:value="77.4990625">
            <text:p>77.4990625</text:p>
          </table:table-cell>
          <table:table-cell office:value-type="float" office:value="77.4594375">
            <text:p>77.4594375</text:p>
          </table:table-cell>
          <table:table-cell table:number-columns-repeated="2"/>
        </table:table-row>
        <table:table-row table:style-name="ro1">
          <table:table-cell office:value-type="float" office:value="77.4944375">
            <text:p>77.4944375</text:p>
          </table:table-cell>
          <table:table-cell office:value-type="float" office:value="77.433">
            <text:p>77.433</text:p>
          </table:table-cell>
          <table:table-cell office:value-type="float" office:value="77.388125">
            <text:p>77.388125</text:p>
          </table:table-cell>
          <table:table-cell office:value-type="float" office:value="77.5036875">
            <text:p>77.5036875</text:p>
          </table:table-cell>
          <table:table-cell office:value-type="float" office:value="77.520875">
            <text:p>77.520875</text:p>
          </table:table-cell>
          <table:table-cell table:number-columns-repeated="2"/>
        </table:table-row>
        <table:table-row table:style-name="ro1">
          <table:table-cell office:value-type="float" office:value="77.5030625">
            <text:p>77.5030625</text:p>
          </table:table-cell>
          <table:table-cell office:value-type="float" office:value="77.4336875">
            <text:p>77.4336875</text:p>
          </table:table-cell>
          <table:table-cell office:value-type="float" office:value="77.386125">
            <text:p>77.386125</text:p>
          </table:table-cell>
          <table:table-cell office:value-type="float" office:value="77.5149375">
            <text:p>77.5149375</text:p>
          </table:table-cell>
          <table:table-cell office:value-type="float" office:value="77.4845625">
            <text:p>77.4845625</text:p>
          </table:table-cell>
          <table:table-cell table:number-columns-repeated="2"/>
        </table:table-row>
        <table:table-row table:style-name="ro1">
          <table:table-cell office:value-type="float" office:value="77.49975">
            <text:p>77.49975</text:p>
          </table:table-cell>
          <table:table-cell office:value-type="float" office:value="77.439625">
            <text:p>77.439625</text:p>
          </table:table-cell>
          <table:table-cell office:value-type="float" office:value="77.3946875">
            <text:p>77.3946875</text:p>
          </table:table-cell>
          <table:table-cell office:value-type="float" office:value="77.4924375">
            <text:p>77.4924375</text:p>
          </table:table-cell>
          <table:table-cell office:value-type="float" office:value="77.4938125">
            <text:p>77.4938125</text:p>
          </table:table-cell>
          <table:table-cell table:number-columns-repeated="2"/>
        </table:table-row>
        <table:table-row table:style-name="ro1">
          <table:table-cell office:value-type="float" office:value="77.5056875">
            <text:p>77.5056875</text:p>
          </table:table-cell>
          <table:table-cell office:value-type="float" office:value="77.4548125">
            <text:p>77.4548125</text:p>
          </table:table-cell>
          <table:table-cell office:value-type="float" office:value="77.3920625">
            <text:p>77.3920625</text:p>
          </table:table-cell>
          <table:table-cell office:value-type="float" office:value="77.491125">
            <text:p>77.491125</text:p>
          </table:table-cell>
          <table:table-cell office:value-type="float" office:value="77.47725">
            <text:p>77.47725</text:p>
          </table:table-cell>
          <table:table-cell table:number-columns-repeated="2"/>
        </table:table-row>
        <table:table-row table:style-name="ro1">
          <table:table-cell office:value-type="float" office:value="77.5360625">
            <text:p>77.5360625</text:p>
          </table:table-cell>
          <table:table-cell office:value-type="float" office:value="77.4515">
            <text:p>77.4515</text:p>
          </table:table-cell>
          <table:table-cell office:value-type="float" office:value="77.384125">
            <text:p>77.384125</text:p>
          </table:table-cell>
          <table:table-cell office:value-type="float" office:value="77.509625">
            <text:p>77.509625</text:p>
          </table:table-cell>
          <table:table-cell office:value-type="float" office:value="77.5030625">
            <text:p>77.5030625</text:p>
          </table:table-cell>
          <table:table-cell table:number-columns-repeated="2"/>
        </table:table-row>
        <table:table-row table:style-name="ro1">
          <table:table-cell office:value-type="float" office:value="77.51625">
            <text:p>77.51625</text:p>
          </table:table-cell>
          <table:table-cell office:value-type="float" office:value="77.4409375">
            <text:p>77.4409375</text:p>
          </table:table-cell>
          <table:table-cell office:value-type="float" office:value="77.37425">
            <text:p>77.37425</text:p>
          </table:table-cell>
          <table:table-cell office:value-type="float" office:value="77.4970625">
            <text:p>77.4970625</text:p>
          </table:table-cell>
          <table:table-cell office:value-type="float" office:value="77.4805625">
            <text:p>77.4805625</text:p>
          </table:table-cell>
          <table:table-cell table:number-columns-repeated="2"/>
        </table:table-row>
        <table:table-row table:style-name="ro1">
          <table:table-cell office:value-type="float" office:value="77.528125">
            <text:p>77.528125</text:p>
          </table:table-cell>
          <table:table-cell office:value-type="float" office:value="77.4614375">
            <text:p>77.4614375</text:p>
          </table:table-cell>
          <table:table-cell office:value-type="float" office:value="77.3544375">
            <text:p>77.3544375</text:p>
          </table:table-cell>
          <table:table-cell office:value-type="float" office:value="77.49975">
            <text:p>77.49975</text:p>
          </table:table-cell>
          <table:table-cell office:value-type="float" office:value="77.505">
            <text:p>77.505</text:p>
          </table:table-cell>
          <table:table-cell table:number-columns-repeated="2"/>
        </table:table-row>
        <table:table-row table:style-name="ro1">
          <table:table-cell office:value-type="float" office:value="77.5248125">
            <text:p>77.5248125</text:p>
          </table:table-cell>
          <table:table-cell office:value-type="float" office:value="77.437">
            <text:p>77.437</text:p>
          </table:table-cell>
          <table:table-cell office:value-type="float" office:value="77.367">
            <text:p>77.367</text:p>
          </table:table-cell>
          <table:table-cell office:value-type="float" office:value="77.467375">
            <text:p>77.467375</text:p>
          </table:table-cell>
          <table:table-cell office:value-type="float" office:value="77.4713125">
            <text:p>77.4713125</text:p>
          </table:table-cell>
          <table:table-cell table:number-columns-repeated="2"/>
        </table:table-row>
        <table:table-row table:style-name="ro1">
          <table:table-cell office:value-type="float" office:value="77.5591875">
            <text:p>77.5591875</text:p>
          </table:table-cell>
          <table:table-cell office:value-type="float" office:value="77.4568125">
            <text:p>77.4568125</text:p>
          </table:table-cell>
          <table:table-cell office:value-type="float" office:value="77.386125">
            <text:p>77.386125</text:p>
          </table:table-cell>
          <table:table-cell office:value-type="float" office:value="77.4990625">
            <text:p>77.4990625</text:p>
          </table:table-cell>
          <table:table-cell office:value-type="float" office:value="77.4944375">
            <text:p>77.4944375</text:p>
          </table:table-cell>
          <table:table-cell table:number-columns-repeated="2"/>
        </table:table-row>
        <table:table-row table:style-name="ro1">
          <table:table-cell office:value-type="float" office:value="77.5895625">
            <text:p>77.5895625</text:p>
          </table:table-cell>
          <table:table-cell office:value-type="float" office:value="77.4541875">
            <text:p>77.4541875</text:p>
          </table:table-cell>
          <table:table-cell office:value-type="float" office:value="77.37025">
            <text:p>77.37025</text:p>
          </table:table-cell>
          <table:table-cell office:value-type="float" office:value="77.4865">
            <text:p>77.4865</text:p>
          </table:table-cell>
          <table:table-cell office:value-type="float" office:value="77.4713125">
            <text:p>77.4713125</text:p>
          </table:table-cell>
          <table:table-cell table:number-columns-repeated="2"/>
        </table:table-row>
        <table:table-row table:style-name="ro1">
          <table:table-cell office:value-type="float" office:value="77.5625">
            <text:p>77.5625</text:p>
          </table:table-cell>
          <table:table-cell office:value-type="float" office:value="77.4660625">
            <text:p>77.4660625</text:p>
          </table:table-cell>
          <table:table-cell office:value-type="float" office:value="77.37025">
            <text:p>77.37025</text:p>
          </table:table-cell>
          <table:table-cell office:value-type="float" office:value="77.502375">
            <text:p>77.502375</text:p>
          </table:table-cell>
          <table:table-cell office:value-type="float" office:value="77.500375">
            <text:p>77.500375</text:p>
          </table:table-cell>
          <table:table-cell table:number-columns-repeated="2"/>
        </table:table-row>
        <table:table-row table:style-name="ro1">
          <table:table-cell office:value-type="float" office:value="77.544625">
            <text:p>77.544625</text:p>
          </table:table-cell>
          <table:table-cell office:value-type="float" office:value="77.4521875">
            <text:p>77.4521875</text:p>
          </table:table-cell>
          <table:table-cell office:value-type="float" office:value="77.367">
            <text:p>77.367</text:p>
          </table:table-cell>
          <table:table-cell office:value-type="float" office:value="77.5155625">
            <text:p>77.5155625</text:p>
          </table:table-cell>
          <table:table-cell office:value-type="float" office:value="77.4924375">
            <text:p>77.4924375</text:p>
          </table:table-cell>
          <table:table-cell table:number-columns-repeated="2"/>
        </table:table-row>
        <table:table-row table:style-name="ro1">
          <table:table-cell office:value-type="float" office:value="77.5605">
            <text:p>77.5605</text:p>
          </table:table-cell>
          <table:table-cell office:value-type="float" office:value="77.4541875">
            <text:p>77.4541875</text:p>
          </table:table-cell>
          <table:table-cell office:value-type="float" office:value="77.3709375">
            <text:p>77.3709375</text:p>
          </table:table-cell>
          <table:table-cell office:value-type="float" office:value="77.474625">
            <text:p>77.474625</text:p>
          </table:table-cell>
          <table:table-cell office:value-type="float" office:value="77.4634375">
            <text:p>77.4634375</text:p>
          </table:table-cell>
          <table:table-cell table:number-columns-repeated="2"/>
        </table:table-row>
        <table:table-row table:style-name="ro1">
          <table:table-cell office:value-type="float" office:value="77.5611875">
            <text:p>77.5611875</text:p>
          </table:table-cell>
          <table:table-cell office:value-type="float" office:value="77.448875">
            <text:p>77.448875</text:p>
          </table:table-cell>
          <table:table-cell office:value-type="float" office:value="77.371625">
            <text:p>77.371625</text:p>
          </table:table-cell>
          <table:table-cell office:value-type="float" office:value="77.4918125">
            <text:p>77.4918125</text:p>
          </table:table-cell>
          <table:table-cell office:value-type="float" office:value="77.4871875">
            <text:p>77.4871875</text:p>
          </table:table-cell>
          <table:table-cell table:number-columns-repeated="2"/>
        </table:table-row>
        <table:table-row table:style-name="ro1">
          <table:table-cell office:value-type="float" office:value="77.5551875">
            <text:p>77.5551875</text:p>
          </table:table-cell>
          <table:table-cell office:value-type="float" office:value="77.448875">
            <text:p>77.448875</text:p>
          </table:table-cell>
          <table:table-cell office:value-type="float" office:value="77.3596875">
            <text:p>77.3596875</text:p>
          </table:table-cell>
          <table:table-cell office:value-type="float" office:value="77.49775">
            <text:p>77.49775</text:p>
          </table:table-cell>
          <table:table-cell office:value-type="float" office:value="77.4918125">
            <text:p>77.4918125</text:p>
          </table:table-cell>
          <table:table-cell table:number-columns-repeated="2"/>
        </table:table-row>
        <table:table-row table:style-name="ro1">
          <table:table-cell office:value-type="float" office:value="77.5433125">
            <text:p>77.5433125</text:p>
          </table:table-cell>
          <table:table-cell office:value-type="float" office:value="77.4409375">
            <text:p>77.4409375</text:p>
          </table:table-cell>
          <table:table-cell office:value-type="float" office:value="77.3689375">
            <text:p>77.3689375</text:p>
          </table:table-cell>
          <table:table-cell office:value-type="float" office:value="77.4970625">
            <text:p>77.4970625</text:p>
          </table:table-cell>
          <table:table-cell office:value-type="float" office:value="77.46475">
            <text:p>77.46475</text:p>
          </table:table-cell>
          <table:table-cell table:number-columns-repeated="2"/>
        </table:table-row>
        <table:table-row table:style-name="ro1">
          <table:table-cell office:value-type="float" office:value="77.5505625">
            <text:p>77.5505625</text:p>
          </table:table-cell>
          <table:table-cell office:value-type="float" office:value="77.4435625">
            <text:p>77.4435625</text:p>
          </table:table-cell>
          <table:table-cell office:value-type="float" office:value="77.3821875">
            <text:p>77.3821875</text:p>
          </table:table-cell>
          <table:table-cell office:value-type="float" office:value="77.48325">
            <text:p>77.48325</text:p>
          </table:table-cell>
          <table:table-cell office:value-type="float" office:value="77.487875">
            <text:p>77.487875</text:p>
          </table:table-cell>
          <table:table-cell table:number-columns-repeated="2"/>
        </table:table-row>
        <table:table-row table:style-name="ro1">
          <table:table-cell office:value-type="float" office:value="77.5386875">
            <text:p>77.5386875</text:p>
          </table:table-cell>
          <table:table-cell office:value-type="float" office:value="77.4383125">
            <text:p>77.4383125</text:p>
          </table:table-cell>
          <table:table-cell office:value-type="float" office:value="77.3828125">
            <text:p>77.3828125</text:p>
          </table:table-cell>
          <table:table-cell office:value-type="float" office:value="77.505">
            <text:p>77.505</text:p>
          </table:table-cell>
          <table:table-cell office:value-type="float" office:value="77.476625">
            <text:p>77.476625</text:p>
          </table:table-cell>
          <table:table-cell table:number-columns-repeated="2"/>
        </table:table-row>
        <table:table-row table:style-name="ro1">
          <table:table-cell office:value-type="float" office:value="77.5294375">
            <text:p>77.5294375</text:p>
          </table:table-cell>
          <table:table-cell office:value-type="float" office:value="77.4541875">
            <text:p>77.4541875</text:p>
          </table:table-cell>
          <table:table-cell office:value-type="float" office:value="77.378875">
            <text:p>77.378875</text:p>
          </table:table-cell>
          <table:table-cell office:value-type="float" office:value="77.4944375">
            <text:p>77.4944375</text:p>
          </table:table-cell>
          <table:table-cell office:value-type="float" office:value="77.5294375">
            <text:p>77.5294375</text:p>
          </table:table-cell>
          <table:table-cell table:number-columns-repeated="2"/>
        </table:table-row>
        <table:table-row table:style-name="ro1">
          <table:table-cell office:value-type="float" office:value="77.509">
            <text:p>77.509</text:p>
          </table:table-cell>
          <table:table-cell office:value-type="float" office:value="77.4501875">
            <text:p>77.4501875</text:p>
          </table:table-cell>
          <table:table-cell office:value-type="float" office:value="77.38875">
            <text:p>77.38875</text:p>
          </table:table-cell>
          <table:table-cell office:value-type="float" office:value="77.4594375">
            <text:p>77.4594375</text:p>
          </table:table-cell>
          <table:table-cell office:value-type="float" office:value="77.4660625">
            <text:p>77.4660625</text:p>
          </table:table-cell>
          <table:table-cell table:number-columns-repeated="2"/>
        </table:table-row>
        <table:table-row table:style-name="ro1">
          <table:table-cell office:value-type="float" office:value="77.5129375">
            <text:p>77.5129375</text:p>
          </table:table-cell>
          <table:table-cell office:value-type="float" office:value="77.38875">
            <text:p>77.38875</text:p>
          </table:table-cell>
          <table:table-cell office:value-type="float" office:value="77.37425">
            <text:p>77.37425</text:p>
          </table:table-cell>
          <table:table-cell office:value-type="float" office:value="77.5248125">
            <text:p>77.5248125</text:p>
          </table:table-cell>
          <table:table-cell office:value-type="float" office:value="77.4891875">
            <text:p>77.4891875</text:p>
          </table:table-cell>
          <table:table-cell table:number-columns-repeated="2"/>
        </table:table-row>
        <table:table-row table:style-name="ro1">
          <table:table-cell office:value-type="float" office:value="77.5103125">
            <text:p>77.5103125</text:p>
          </table:table-cell>
          <table:table-cell office:value-type="float" office:value="77.474">
            <text:p>77.474</text:p>
          </table:table-cell>
          <table:table-cell office:value-type="float" office:value="77.3855">
            <text:p>77.3855</text:p>
          </table:table-cell>
          <table:table-cell office:value-type="float" office:value="77.5221875">
            <text:p>77.5221875</text:p>
          </table:table-cell>
          <table:table-cell office:value-type="float" office:value="77.4990625">
            <text:p>77.4990625</text:p>
          </table:table-cell>
          <table:table-cell table:number-columns-repeated="2"/>
        </table:table-row>
        <table:table-row table:style-name="ro1">
          <table:table-cell office:value-type="float" office:value="77.5268125">
            <text:p>77.5268125</text:p>
          </table:table-cell>
          <table:table-cell office:value-type="float" office:value="77.4871875">
            <text:p>77.4871875</text:p>
          </table:table-cell>
          <table:table-cell office:value-type="float" office:value="77.365625">
            <text:p>77.365625</text:p>
          </table:table-cell>
          <table:table-cell office:value-type="float" office:value="77.5129375">
            <text:p>77.5129375</text:p>
          </table:table-cell>
          <table:table-cell office:value-type="float" office:value="77.4970625">
            <text:p>77.4970625</text:p>
          </table:table-cell>
          <table:table-cell table:number-columns-repeated="2"/>
        </table:table-row>
        <table:table-row table:style-name="ro1">
          <table:table-cell office:value-type="float" office:value="77.532125">
            <text:p>77.532125</text:p>
          </table:table-cell>
          <table:table-cell office:value-type="float" office:value="77.476625">
            <text:p>77.476625</text:p>
          </table:table-cell>
          <table:table-cell office:value-type="float" office:value="77.37625">
            <text:p>77.37625</text:p>
          </table:table-cell>
          <table:table-cell office:value-type="float" office:value="77.47925">
            <text:p>77.47925</text:p>
          </table:table-cell>
          <table:table-cell office:value-type="float" office:value="77.460125">
            <text:p>77.460125</text:p>
          </table:table-cell>
          <table:table-cell table:number-columns-repeated="2"/>
        </table:table-row>
        <table:table-row table:style-name="ro1">
          <table:table-cell office:value-type="float" office:value="77.5255">
            <text:p>77.5255</text:p>
          </table:table-cell>
          <table:table-cell office:value-type="float" office:value="77.448875">
            <text:p>77.448875</text:p>
          </table:table-cell>
          <table:table-cell office:value-type="float" office:value="77.365625">
            <text:p>77.365625</text:p>
          </table:table-cell>
          <table:table-cell office:value-type="float" office:value="77.5030625">
            <text:p>77.5030625</text:p>
          </table:table-cell>
          <table:table-cell office:value-type="float" office:value="77.4898125">
            <text:p>77.4898125</text:p>
          </table:table-cell>
          <table:table-cell table:number-columns-repeated="2"/>
        </table:table-row>
        <table:table-row table:style-name="ro1">
          <table:table-cell office:value-type="float" office:value="77.5505625">
            <text:p>77.5505625</text:p>
          </table:table-cell>
          <table:table-cell office:value-type="float" office:value="77.4501875">
            <text:p>77.4501875</text:p>
          </table:table-cell>
          <table:table-cell office:value-type="float" office:value="77.3458125">
            <text:p>77.3458125</text:p>
          </table:table-cell>
          <table:table-cell office:value-type="float" office:value="77.4918125">
            <text:p>77.4918125</text:p>
          </table:table-cell>
          <table:table-cell office:value-type="float" office:value="77.47">
            <text:p>77.47</text:p>
          </table:table-cell>
          <table:table-cell table:number-columns-repeated="2"/>
        </table:table-row>
        <table:table-row table:style-name="ro1">
          <table:table-cell office:value-type="float" office:value="77.522875">
            <text:p>77.522875</text:p>
          </table:table-cell>
          <table:table-cell office:value-type="float" office:value="77.4383125">
            <text:p>77.4383125</text:p>
          </table:table-cell>
          <table:table-cell office:value-type="float" office:value="77.3471875">
            <text:p>77.3471875</text:p>
          </table:table-cell>
          <table:table-cell office:value-type="float" office:value="77.495125">
            <text:p>77.495125</text:p>
          </table:table-cell>
          <table:table-cell office:value-type="float" office:value="77.474">
            <text:p>77.474</text:p>
          </table:table-cell>
          <table:table-cell table:number-columns-repeated="2"/>
        </table:table-row>
        <table:table-row table:style-name="ro1">
          <table:table-cell office:value-type="float" office:value="77.5288125">
            <text:p>77.5288125</text:p>
          </table:table-cell>
          <table:table-cell office:value-type="float" office:value="77.4449375">
            <text:p>77.4449375</text:p>
          </table:table-cell>
          <table:table-cell office:value-type="float" office:value="77.365">
            <text:p>77.365</text:p>
          </table:table-cell>
          <table:table-cell office:value-type="float" office:value="77.4640625">
            <text:p>77.4640625</text:p>
          </table:table-cell>
          <table:table-cell office:value-type="float" office:value="77.47925">
            <text:p>77.47925</text:p>
          </table:table-cell>
          <table:table-cell table:number-columns-repeated="2"/>
        </table:table-row>
        <table:table-row table:style-name="ro1">
          <table:table-cell office:value-type="float" office:value="77.5215">
            <text:p>77.5215</text:p>
          </table:table-cell>
          <table:table-cell office:value-type="float" office:value="77.4535">
            <text:p>77.4535</text:p>
          </table:table-cell>
          <table:table-cell office:value-type="float" office:value="77.37225">
            <text:p>77.37225</text:p>
          </table:table-cell>
          <table:table-cell office:value-type="float" office:value="77.4891875">
            <text:p>77.4891875</text:p>
          </table:table-cell>
          <table:table-cell office:value-type="float" office:value="77.465375">
            <text:p>77.465375</text:p>
          </table:table-cell>
          <table:table-cell table:number-columns-repeated="2"/>
        </table:table-row>
        <table:table-row table:style-name="ro1">
          <table:table-cell office:value-type="float" office:value="77.5433125">
            <text:p>77.5433125</text:p>
          </table:table-cell>
          <table:table-cell office:value-type="float" office:value="77.458125">
            <text:p>77.458125</text:p>
          </table:table-cell>
          <table:table-cell office:value-type="float" office:value="77.3821875">
            <text:p>77.3821875</text:p>
          </table:table-cell>
          <table:table-cell office:value-type="float" office:value="77.4918125">
            <text:p>77.4918125</text:p>
          </table:table-cell>
          <table:table-cell office:value-type="float" office:value="77.502375">
            <text:p>77.502375</text:p>
          </table:table-cell>
          <table:table-cell table:number-columns-repeated="2"/>
        </table:table-row>
        <table:table-row table:style-name="ro1">
          <table:table-cell office:value-type="float" office:value="77.522875">
            <text:p>77.522875</text:p>
          </table:table-cell>
          <table:table-cell office:value-type="float" office:value="77.4660625">
            <text:p>77.4660625</text:p>
          </table:table-cell>
          <table:table-cell office:value-type="float" office:value="77.3801875">
            <text:p>77.3801875</text:p>
          </table:table-cell>
          <table:table-cell office:value-type="float" office:value="77.4660625">
            <text:p>77.4660625</text:p>
          </table:table-cell>
          <table:table-cell office:value-type="float" office:value="77.4891875">
            <text:p>77.4891875</text:p>
          </table:table-cell>
          <table:table-cell table:number-columns-repeated="2"/>
        </table:table-row>
        <table:table-row table:style-name="ro1">
          <table:table-cell office:value-type="float" office:value="77.5103125">
            <text:p>77.5103125</text:p>
          </table:table-cell>
          <table:table-cell office:value-type="float" office:value="77.448875">
            <text:p>77.448875</text:p>
          </table:table-cell>
          <table:table-cell office:value-type="float" office:value="77.388125">
            <text:p>77.388125</text:p>
          </table:table-cell>
          <table:table-cell office:value-type="float" office:value="77.513625">
            <text:p>77.513625</text:p>
          </table:table-cell>
          <table:table-cell office:value-type="float" office:value="77.4805625">
            <text:p>77.4805625</text:p>
          </table:table-cell>
          <table:table-cell table:number-columns-repeated="2"/>
        </table:table-row>
        <table:table-row table:style-name="ro1">
          <table:table-cell office:value-type="float" office:value="77.4885">
            <text:p>77.4885</text:p>
          </table:table-cell>
          <table:table-cell office:value-type="float" office:value="77.42575">
            <text:p>77.42575</text:p>
          </table:table-cell>
          <table:table-cell office:value-type="float" office:value="77.3914375">
            <text:p>77.3914375</text:p>
          </table:table-cell>
          <table:table-cell office:value-type="float" office:value="77.4845625">
            <text:p>77.4845625</text:p>
          </table:table-cell>
          <table:table-cell office:value-type="float" office:value="77.4733125">
            <text:p>77.4733125</text:p>
          </table:table-cell>
          <table:table-cell table:number-columns-repeated="2"/>
        </table:table-row>
        <table:table-row table:style-name="ro1">
          <table:table-cell office:value-type="float" office:value="77.48325">
            <text:p>77.48325</text:p>
          </table:table-cell>
          <table:table-cell office:value-type="float" office:value="77.4666875">
            <text:p>77.4666875</text:p>
          </table:table-cell>
          <table:table-cell office:value-type="float" office:value="77.3781875">
            <text:p>77.3781875</text:p>
          </table:table-cell>
          <table:table-cell office:value-type="float" office:value="77.5169375">
            <text:p>77.5169375</text:p>
          </table:table-cell>
          <table:table-cell office:value-type="float" office:value="77.4713125">
            <text:p>77.4713125</text:p>
          </table:table-cell>
          <table:table-cell table:number-columns-repeated="2"/>
        </table:table-row>
        <table:table-row table:style-name="ro1">
          <table:table-cell office:value-type="float" office:value="77.469375">
            <text:p>77.469375</text:p>
          </table:table-cell>
          <table:table-cell office:value-type="float" office:value="77.4429375">
            <text:p>77.4429375</text:p>
          </table:table-cell>
          <table:table-cell office:value-type="float" office:value="77.3940625">
            <text:p>77.3940625</text:p>
          </table:table-cell>
          <table:table-cell office:value-type="float" office:value="77.487875">
            <text:p>77.487875</text:p>
          </table:table-cell>
          <table:table-cell office:value-type="float" office:value="77.4944375">
            <text:p>77.4944375</text:p>
          </table:table-cell>
          <table:table-cell table:number-columns-repeated="2"/>
        </table:table-row>
        <table:table-row table:style-name="ro1">
          <table:table-cell office:value-type="float" office:value="77.47725">
            <text:p>77.47725</text:p>
          </table:table-cell>
          <table:table-cell office:value-type="float" office:value="77.423125">
            <text:p>77.423125</text:p>
          </table:table-cell>
          <table:table-cell office:value-type="float" office:value="77.40925">
            <text:p>77.40925</text:p>
          </table:table-cell>
          <table:table-cell office:value-type="float" office:value="77.530125">
            <text:p>77.530125</text:p>
          </table:table-cell>
          <table:table-cell office:value-type="float" office:value="77.4686875">
            <text:p>77.4686875</text:p>
          </table:table-cell>
          <table:table-cell table:number-columns-repeated="2"/>
        </table:table-row>
        <table:table-row table:style-name="ro1">
          <table:table-cell office:value-type="float" office:value="77.4885">
            <text:p>77.4885</text:p>
          </table:table-cell>
          <table:table-cell office:value-type="float" office:value="77.4686875">
            <text:p>77.4686875</text:p>
          </table:table-cell>
          <table:table-cell office:value-type="float" office:value="77.374875">
            <text:p>77.374875</text:p>
          </table:table-cell>
          <table:table-cell office:value-type="float" office:value="77.485875">
            <text:p>77.485875</text:p>
          </table:table-cell>
          <table:table-cell office:value-type="float" office:value="77.4851875">
            <text:p>77.4851875</text:p>
          </table:table-cell>
          <table:table-cell table:number-columns-repeated="2"/>
        </table:table-row>
        <table:table-row table:style-name="ro1">
          <table:table-cell office:value-type="float" office:value="77.4594375">
            <text:p>77.4594375</text:p>
          </table:table-cell>
          <table:table-cell office:value-type="float" office:value="77.437">
            <text:p>77.437</text:p>
          </table:table-cell>
          <table:table-cell office:value-type="float" office:value="77.3855">
            <text:p>77.3855</text:p>
          </table:table-cell>
          <table:table-cell office:value-type="float" office:value="77.48125">
            <text:p>77.48125</text:p>
          </table:table-cell>
          <table:table-cell office:value-type="float" office:value="77.491125">
            <text:p>77.491125</text:p>
          </table:table-cell>
          <table:table-cell table:number-columns-repeated="2"/>
        </table:table-row>
        <table:table-row table:style-name="ro1">
          <table:table-cell office:value-type="float" office:value="77.460125">
            <text:p>77.460125</text:p>
          </table:table-cell>
          <table:table-cell office:value-type="float" office:value="77.4290625">
            <text:p>77.4290625</text:p>
          </table:table-cell>
          <table:table-cell office:value-type="float" office:value="77.3855">
            <text:p>77.3855</text:p>
          </table:table-cell>
          <table:table-cell office:value-type="float" office:value="77.502375">
            <text:p>77.502375</text:p>
          </table:table-cell>
          <table:table-cell office:value-type="float" office:value="77.487875">
            <text:p>77.487875</text:p>
          </table:table-cell>
          <table:table-cell table:number-columns-repeated="2"/>
        </table:table-row>
        <table:table-row table:style-name="ro1">
          <table:table-cell office:value-type="float" office:value="77.469375">
            <text:p>77.469375</text:p>
          </table:table-cell>
          <table:table-cell office:value-type="float" office:value="77.4495625">
            <text:p>77.4495625</text:p>
          </table:table-cell>
          <table:table-cell office:value-type="float" office:value="77.37225">
            <text:p>77.37225</text:p>
          </table:table-cell>
          <table:table-cell office:value-type="float" office:value="77.4905">
            <text:p>77.4905</text:p>
          </table:table-cell>
          <table:table-cell office:value-type="float" office:value="77.4779375">
            <text:p>77.4779375</text:p>
          </table:table-cell>
          <table:table-cell table:number-columns-repeated="2"/>
        </table:table-row>
        <table:table-row table:style-name="ro1">
          <table:table-cell office:value-type="float" office:value="77.5063125">
            <text:p>77.5063125</text:p>
          </table:table-cell>
          <table:table-cell office:value-type="float" office:value="77.4521875">
            <text:p>77.4521875</text:p>
          </table:table-cell>
          <table:table-cell office:value-type="float" office:value="77.3596875">
            <text:p>77.3596875</text:p>
          </table:table-cell>
          <table:table-cell office:value-type="float" office:value="77.4779375">
            <text:p>77.4779375</text:p>
          </table:table-cell>
          <table:table-cell office:value-type="float" office:value="77.5016875">
            <text:p>77.5016875</text:p>
          </table:table-cell>
          <table:table-cell table:number-columns-repeated="2"/>
        </table:table-row>
        <table:table-row table:style-name="ro1">
          <table:table-cell office:value-type="float" office:value="77.5155625">
            <text:p>77.5155625</text:p>
          </table:table-cell>
          <table:table-cell office:value-type="float" office:value="77.4429375">
            <text:p>77.4429375</text:p>
          </table:table-cell>
          <table:table-cell office:value-type="float" office:value="77.3596875">
            <text:p>77.3596875</text:p>
          </table:table-cell>
          <table:table-cell office:value-type="float" office:value="77.5010625">
            <text:p>77.5010625</text:p>
          </table:table-cell>
          <table:table-cell office:value-type="float" office:value="77.4938125">
            <text:p>77.4938125</text:p>
          </table:table-cell>
          <table:table-cell table:number-columns-repeated="2"/>
        </table:table-row>
        <table:table-row table:style-name="ro1">
          <table:table-cell office:value-type="float" office:value="77.520875">
            <text:p>77.520875</text:p>
          </table:table-cell>
          <table:table-cell office:value-type="float" office:value="77.439">
            <text:p>77.439</text:p>
          </table:table-cell>
          <table:table-cell office:value-type="float" office:value="77.3485">
            <text:p>77.3485</text:p>
          </table:table-cell>
          <table:table-cell office:value-type="float" office:value="77.48325">
            <text:p>77.48325</text:p>
          </table:table-cell>
          <table:table-cell office:value-type="float" office:value="77.4970625">
            <text:p>77.4970625</text:p>
          </table:table-cell>
          <table:table-cell table:number-columns-repeated="2"/>
        </table:table-row>
        <table:table-row table:style-name="ro1">
          <table:table-cell office:value-type="float" office:value="77.53275">
            <text:p>77.53275</text:p>
          </table:table-cell>
          <table:table-cell office:value-type="float" office:value="77.434375">
            <text:p>77.434375</text:p>
          </table:table-cell>
          <table:table-cell office:value-type="float" office:value="77.35375">
            <text:p>77.35375</text:p>
          </table:table-cell>
          <table:table-cell office:value-type="float" office:value="77.48325">
            <text:p>77.48325</text:p>
          </table:table-cell>
          <table:table-cell office:value-type="float" office:value="77.46275">
            <text:p>77.46275</text:p>
          </table:table-cell>
          <table:table-cell table:number-columns-repeated="2"/>
        </table:table-row>
        <table:table-row table:style-name="ro1">
          <table:table-cell office:value-type="float" office:value="77.5155625">
            <text:p>77.5155625</text:p>
          </table:table-cell>
          <table:table-cell office:value-type="float" office:value="77.46075">
            <text:p>77.46075</text:p>
          </table:table-cell>
          <table:table-cell office:value-type="float" office:value="77.339875">
            <text:p>77.339875</text:p>
          </table:table-cell>
          <table:table-cell office:value-type="float" office:value="77.5149375">
            <text:p>77.5149375</text:p>
          </table:table-cell>
          <table:table-cell office:value-type="float" office:value="77.4713125">
            <text:p>77.4713125</text:p>
          </table:table-cell>
          <table:table-cell table:number-columns-repeated="2"/>
        </table:table-row>
        <table:table-row table:style-name="ro1">
          <table:table-cell office:value-type="float" office:value="77.511625">
            <text:p>77.511625</text:p>
          </table:table-cell>
          <table:table-cell office:value-type="float" office:value="77.4403125">
            <text:p>77.4403125</text:p>
          </table:table-cell>
          <table:table-cell office:value-type="float" office:value="77.3636875">
            <text:p>77.3636875</text:p>
          </table:table-cell>
          <table:table-cell office:value-type="float" office:value="77.493125">
            <text:p>77.493125</text:p>
          </table:table-cell>
          <table:table-cell office:value-type="float" office:value="77.478625">
            <text:p>77.478625</text:p>
          </table:table-cell>
          <table:table-cell table:number-columns-repeated="2"/>
        </table:table-row>
        <table:table-row table:style-name="ro1">
          <table:table-cell office:value-type="float" office:value="77.5275">
            <text:p>77.5275</text:p>
          </table:table-cell>
          <table:table-cell office:value-type="float" office:value="77.439">
            <text:p>77.439</text:p>
          </table:table-cell>
          <table:table-cell office:value-type="float" office:value="77.386125">
            <text:p>77.386125</text:p>
          </table:table-cell>
          <table:table-cell office:value-type="float" office:value="77.5241875">
            <text:p>77.5241875</text:p>
          </table:table-cell>
          <table:table-cell office:value-type="float" office:value="77.472625">
            <text:p>77.472625</text:p>
          </table:table-cell>
          <table:table-cell table:number-columns-repeated="2"/>
        </table:table-row>
        <table:table-row table:style-name="ro1">
          <table:table-cell office:value-type="float" office:value="77.53275">
            <text:p>77.53275</text:p>
          </table:table-cell>
          <table:table-cell office:value-type="float" office:value="77.430375">
            <text:p>77.430375</text:p>
          </table:table-cell>
          <table:table-cell office:value-type="float" office:value="77.402625">
            <text:p>77.402625</text:p>
          </table:table-cell>
          <table:table-cell office:value-type="float" office:value="77.476625">
            <text:p>77.476625</text:p>
          </table:table-cell>
          <table:table-cell office:value-type="float" office:value="77.4964375">
            <text:p>77.4964375</text:p>
          </table:table-cell>
          <table:table-cell table:number-columns-repeated="2"/>
        </table:table-row>
        <table:table-row table:style-name="ro1">
          <table:table-cell office:value-type="float" office:value="77.509">
            <text:p>77.509</text:p>
          </table:table-cell>
          <table:table-cell office:value-type="float" office:value="77.446875">
            <text:p>77.446875</text:p>
          </table:table-cell>
          <table:table-cell office:value-type="float" office:value="77.3966875">
            <text:p>77.3966875</text:p>
          </table:table-cell>
          <table:table-cell office:value-type="float" office:value="77.5010625">
            <text:p>77.5010625</text:p>
          </table:table-cell>
          <table:table-cell office:value-type="float" office:value="77.4885">
            <text:p>77.4885</text:p>
          </table:table-cell>
          <table:table-cell table:number-columns-repeated="2"/>
        </table:table-row>
        <table:table-row table:style-name="ro1">
          <table:table-cell office:value-type="float" office:value="77.4990625">
            <text:p>77.4990625</text:p>
          </table:table-cell>
          <table:table-cell office:value-type="float" office:value="77.4290625">
            <text:p>77.4290625</text:p>
          </table:table-cell>
          <table:table-cell office:value-type="float" office:value="77.3795">
            <text:p>77.3795</text:p>
          </table:table-cell>
          <table:table-cell office:value-type="float" office:value="77.5169375">
            <text:p>77.5169375</text:p>
          </table:table-cell>
          <table:table-cell office:value-type="float" office:value="77.4898125">
            <text:p>77.4898125</text:p>
          </table:table-cell>
          <table:table-cell table:number-columns-repeated="2"/>
        </table:table-row>
        <table:table-row table:style-name="ro1">
          <table:table-cell office:value-type="float" office:value="77.509">
            <text:p>77.509</text:p>
          </table:table-cell>
          <table:table-cell office:value-type="float" office:value="77.465375">
            <text:p>77.465375</text:p>
          </table:table-cell>
          <table:table-cell office:value-type="float" office:value="77.38875">
            <text:p>77.38875</text:p>
          </table:table-cell>
          <table:table-cell office:value-type="float" office:value="77.509">
            <text:p>77.509</text:p>
          </table:table-cell>
          <table:table-cell office:value-type="float" office:value="77.474">
            <text:p>77.474</text:p>
          </table:table-cell>
          <table:table-cell table:number-columns-repeated="2"/>
        </table:table-row>
        <table:table-row table:style-name="ro1">
          <table:table-cell office:value-type="float" office:value="77.5123125">
            <text:p>77.5123125</text:p>
          </table:table-cell>
          <table:table-cell office:value-type="float" office:value="77.4316875">
            <text:p>77.4316875</text:p>
          </table:table-cell>
          <table:table-cell office:value-type="float" office:value="77.4006875">
            <text:p>77.4006875</text:p>
          </table:table-cell>
          <table:table-cell office:value-type="float" office:value="77.4713125">
            <text:p>77.4713125</text:p>
          </table:table-cell>
          <table:table-cell office:value-type="float" office:value="77.474625">
            <text:p>77.474625</text:p>
          </table:table-cell>
          <table:table-cell table:number-columns-repeated="2"/>
        </table:table-row>
        <table:table-row table:style-name="ro1">
          <table:table-cell office:value-type="float" office:value="77.5275">
            <text:p>77.5275</text:p>
          </table:table-cell>
          <table:table-cell office:value-type="float" office:value="77.4475625">
            <text:p>77.4475625</text:p>
          </table:table-cell>
          <table:table-cell office:value-type="float" office:value="77.4224375">
            <text:p>77.4224375</text:p>
          </table:table-cell>
          <table:table-cell office:value-type="float" office:value="77.472625">
            <text:p>77.472625</text:p>
          </table:table-cell>
          <table:table-cell office:value-type="float" office:value="77.4640625">
            <text:p>77.4640625</text:p>
          </table:table-cell>
          <table:table-cell table:number-columns-repeated="2"/>
        </table:table-row>
        <table:table-row table:style-name="ro1">
          <table:table-cell office:value-type="float" office:value="77.5241875">
            <text:p>77.5241875</text:p>
          </table:table-cell>
          <table:table-cell office:value-type="float" office:value="77.4429375">
            <text:p>77.4429375</text:p>
          </table:table-cell>
          <table:table-cell office:value-type="float" office:value="77.4244375">
            <text:p>77.4244375</text:p>
          </table:table-cell>
          <table:table-cell office:value-type="float" office:value="77.4990625">
            <text:p>77.4990625</text:p>
          </table:table-cell>
          <table:table-cell office:value-type="float" office:value="77.4905">
            <text:p>77.4905</text:p>
          </table:table-cell>
          <table:table-cell table:number-columns-repeated="2"/>
        </table:table-row>
        <table:table-row table:style-name="ro1">
          <table:table-cell office:value-type="float" office:value="77.5453125">
            <text:p>77.5453125</text:p>
          </table:table-cell>
          <table:table-cell office:value-type="float" office:value="77.4475625">
            <text:p>77.4475625</text:p>
          </table:table-cell>
          <table:table-cell office:value-type="float" office:value="77.4105625">
            <text:p>77.4105625</text:p>
          </table:table-cell>
          <table:table-cell office:value-type="float" office:value="77.491125">
            <text:p>77.491125</text:p>
          </table:table-cell>
          <table:table-cell office:value-type="float" office:value="77.4984375">
            <text:p>77.4984375</text:p>
          </table:table-cell>
          <table:table-cell table:number-columns-repeated="2"/>
        </table:table-row>
        <table:table-row table:style-name="ro1">
          <table:table-cell office:value-type="float" office:value="77.5453125">
            <text:p>77.5453125</text:p>
          </table:table-cell>
          <table:table-cell office:value-type="float" office:value="77.4634375">
            <text:p>77.4634375</text:p>
          </table:table-cell>
          <table:table-cell office:value-type="float" office:value="77.3966875">
            <text:p>77.3966875</text:p>
          </table:table-cell>
          <table:table-cell office:value-type="float" office:value="77.49575">
            <text:p>77.49575</text:p>
          </table:table-cell>
          <table:table-cell office:value-type="float" office:value="77.4938125">
            <text:p>77.4938125</text:p>
          </table:table-cell>
          <table:table-cell table:number-columns-repeated="2"/>
        </table:table-row>
        <table:table-row table:style-name="ro1">
          <table:table-cell office:value-type="float" office:value="77.544625">
            <text:p>77.544625</text:p>
          </table:table-cell>
          <table:table-cell office:value-type="float" office:value="77.44225">
            <text:p>77.44225</text:p>
          </table:table-cell>
          <table:table-cell office:value-type="float" office:value="77.39075">
            <text:p>77.39075</text:p>
          </table:table-cell>
          <table:table-cell office:value-type="float" office:value="77.4733125">
            <text:p>77.4733125</text:p>
          </table:table-cell>
          <table:table-cell office:value-type="float" office:value="77.49775">
            <text:p>77.49775</text:p>
          </table:table-cell>
          <table:table-cell table:number-columns-repeated="2"/>
        </table:table-row>
        <table:table-row table:style-name="ro1">
          <table:table-cell office:value-type="float" office:value="77.5221875">
            <text:p>77.5221875</text:p>
          </table:table-cell>
          <table:table-cell office:value-type="float" office:value="77.44625">
            <text:p>77.44625</text:p>
          </table:table-cell>
          <table:table-cell office:value-type="float" office:value="77.3821875">
            <text:p>77.3821875</text:p>
          </table:table-cell>
          <table:table-cell office:value-type="float" office:value="77.51825">
            <text:p>77.51825</text:p>
          </table:table-cell>
          <table:table-cell office:value-type="float" office:value="77.458125">
            <text:p>77.458125</text:p>
          </table:table-cell>
          <table:table-cell table:number-columns-repeated="2"/>
        </table:table-row>
        <table:table-row table:style-name="ro1">
          <table:table-cell office:value-type="float" office:value="77.53675">
            <text:p>77.53675</text:p>
          </table:table-cell>
          <table:table-cell office:value-type="float" office:value="77.458125">
            <text:p>77.458125</text:p>
          </table:table-cell>
          <table:table-cell office:value-type="float" office:value="77.3894375">
            <text:p>77.3894375</text:p>
          </table:table-cell>
          <table:table-cell office:value-type="float" office:value="77.4851875">
            <text:p>77.4851875</text:p>
          </table:table-cell>
          <table:table-cell office:value-type="float" office:value="77.49575">
            <text:p>77.49575</text:p>
          </table:table-cell>
          <table:table-cell table:number-columns-repeated="2"/>
        </table:table-row>
        <table:table-row table:style-name="ro1">
          <table:table-cell office:value-type="float" office:value="77.539375">
            <text:p>77.539375</text:p>
          </table:table-cell>
          <table:table-cell office:value-type="float" office:value="77.4501875">
            <text:p>77.4501875</text:p>
          </table:table-cell>
          <table:table-cell office:value-type="float" office:value="77.37425">
            <text:p>77.37425</text:p>
          </table:table-cell>
          <table:table-cell office:value-type="float" office:value="77.5076875">
            <text:p>77.5076875</text:p>
          </table:table-cell>
          <table:table-cell office:value-type="float" office:value="77.483875">
            <text:p>77.483875</text:p>
          </table:table-cell>
          <table:table-cell table:number-columns-repeated="2"/>
        </table:table-row>
        <table:table-row table:style-name="ro1">
          <table:table-cell office:value-type="float" office:value="77.5294375">
            <text:p>77.5294375</text:p>
          </table:table-cell>
          <table:table-cell office:value-type="float" office:value="77.458125">
            <text:p>77.458125</text:p>
          </table:table-cell>
          <table:table-cell office:value-type="float" office:value="77.40925">
            <text:p>77.40925</text:p>
          </table:table-cell>
          <table:table-cell office:value-type="float" office:value="77.5010625">
            <text:p>77.5010625</text:p>
          </table:table-cell>
          <table:table-cell office:value-type="float" office:value="77.4938125">
            <text:p>77.4938125</text:p>
          </table:table-cell>
          <table:table-cell table:number-columns-repeated="2"/>
        </table:table-row>
        <table:table-row table:style-name="ro1">
          <table:table-cell office:value-type="float" office:value="77.5571875">
            <text:p>77.5571875</text:p>
          </table:table-cell>
          <table:table-cell office:value-type="float" office:value="77.44225">
            <text:p>77.44225</text:p>
          </table:table-cell>
          <table:table-cell office:value-type="float" office:value="77.428375">
            <text:p>77.428375</text:p>
          </table:table-cell>
          <table:table-cell office:value-type="float" office:value="77.4984375">
            <text:p>77.4984375</text:p>
          </table:table-cell>
          <table:table-cell office:value-type="float" office:value="77.4666875">
            <text:p>77.4666875</text:p>
          </table:table-cell>
          <table:table-cell table:number-columns-repeated="2"/>
        </table:table-row>
        <table:table-row table:style-name="ro1">
          <table:table-cell office:value-type="float" office:value="77.530125">
            <text:p>77.530125</text:p>
          </table:table-cell>
          <table:table-cell office:value-type="float" office:value="77.450875">
            <text:p>77.450875</text:p>
          </table:table-cell>
          <table:table-cell office:value-type="float" office:value="77.421125">
            <text:p>77.421125</text:p>
          </table:table-cell>
          <table:table-cell office:value-type="float" office:value="77.4924375">
            <text:p>77.4924375</text:p>
          </table:table-cell>
          <table:table-cell office:value-type="float" office:value="77.4779375">
            <text:p>77.4779375</text:p>
          </table:table-cell>
          <table:table-cell table:number-columns-repeated="2"/>
        </table:table-row>
        <table:table-row table:style-name="ro1">
          <table:table-cell office:value-type="float" office:value="77.5426875">
            <text:p>77.5426875</text:p>
          </table:table-cell>
          <table:table-cell office:value-type="float" office:value="77.456125">
            <text:p>77.456125</text:p>
          </table:table-cell>
          <table:table-cell office:value-type="float" office:value="77.3848125">
            <text:p>77.3848125</text:p>
          </table:table-cell>
          <table:table-cell office:value-type="float" office:value="77.505">
            <text:p>77.505</text:p>
          </table:table-cell>
          <table:table-cell office:value-type="float" office:value="77.49775">
            <text:p>77.49775</text:p>
          </table:table-cell>
          <table:table-cell table:number-columns-repeated="2"/>
        </table:table-row>
        <table:table-row table:style-name="ro1">
          <table:table-cell office:value-type="float" office:value="77.544">
            <text:p>77.544</text:p>
          </table:table-cell>
          <table:table-cell office:value-type="float" office:value="77.4316875">
            <text:p>77.4316875</text:p>
          </table:table-cell>
          <table:table-cell office:value-type="float" office:value="77.395375">
            <text:p>77.395375</text:p>
          </table:table-cell>
          <table:table-cell office:value-type="float" office:value="77.5076875">
            <text:p>77.5076875</text:p>
          </table:table-cell>
          <table:table-cell office:value-type="float" office:value="77.446875">
            <text:p>77.446875</text:p>
          </table:table-cell>
          <table:table-cell table:number-columns-repeated="2"/>
        </table:table-row>
        <table:table-row table:style-name="ro1">
          <table:table-cell office:value-type="float" office:value="77.530125">
            <text:p>77.530125</text:p>
          </table:table-cell>
          <table:table-cell office:value-type="float" office:value="77.4403125">
            <text:p>77.4403125</text:p>
          </table:table-cell>
          <table:table-cell office:value-type="float" office:value="77.402625">
            <text:p>77.402625</text:p>
          </table:table-cell>
          <table:table-cell office:value-type="float" office:value="77.5175625">
            <text:p>77.5175625</text:p>
          </table:table-cell>
          <table:table-cell office:value-type="float" office:value="77.4660625">
            <text:p>77.4660625</text:p>
          </table:table-cell>
          <table:table-cell table:number-columns-repeated="2"/>
        </table:table-row>
        <table:table-row table:style-name="ro1">
          <table:table-cell office:value-type="float" office:value="77.5030625">
            <text:p>77.5030625</text:p>
          </table:table-cell>
          <table:table-cell office:value-type="float" office:value="77.4356875">
            <text:p>77.4356875</text:p>
          </table:table-cell>
          <table:table-cell office:value-type="float" office:value="77.3946875">
            <text:p>77.3946875</text:p>
          </table:table-cell>
          <table:table-cell office:value-type="float" office:value="77.4924375">
            <text:p>77.4924375</text:p>
          </table:table-cell>
          <table:table-cell office:value-type="float" office:value="77.491125">
            <text:p>77.491125</text:p>
          </table:table-cell>
          <table:table-cell table:number-columns-repeated="2"/>
        </table:table-row>
        <table:table-row table:style-name="ro1">
          <table:table-cell office:value-type="float" office:value="77.55125">
            <text:p>77.55125</text:p>
          </table:table-cell>
          <table:table-cell office:value-type="float" office:value="77.4614375">
            <text:p>77.4614375</text:p>
          </table:table-cell>
          <table:table-cell office:value-type="float" office:value="77.3914375">
            <text:p>77.3914375</text:p>
          </table:table-cell>
          <table:table-cell office:value-type="float" office:value="77.493125">
            <text:p>77.493125</text:p>
          </table:table-cell>
          <table:table-cell office:value-type="float" office:value="77.4825625">
            <text:p>77.4825625</text:p>
          </table:table-cell>
          <table:table-cell table:number-columns-repeated="2"/>
        </table:table-row>
        <table:table-row table:style-name="ro1">
          <table:table-cell office:value-type="float" office:value="77.548625">
            <text:p>77.548625</text:p>
          </table:table-cell>
          <table:table-cell office:value-type="float" office:value="77.4336875">
            <text:p>77.4336875</text:p>
          </table:table-cell>
          <table:table-cell office:value-type="float" office:value="77.376875">
            <text:p>77.376875</text:p>
          </table:table-cell>
          <table:table-cell office:value-type="float" office:value="77.505">
            <text:p>77.505</text:p>
          </table:table-cell>
          <table:table-cell office:value-type="float" office:value="77.4686875">
            <text:p>77.4686875</text:p>
          </table:table-cell>
          <table:table-cell table:number-columns-repeated="2"/>
        </table:table-row>
        <table:table-row table:style-name="ro1">
          <table:table-cell office:value-type="float" office:value="77.5479375">
            <text:p>77.5479375</text:p>
          </table:table-cell>
          <table:table-cell office:value-type="float" office:value="77.4733125">
            <text:p>77.4733125</text:p>
          </table:table-cell>
          <table:table-cell office:value-type="float" office:value="77.384125">
            <text:p>77.384125</text:p>
          </table:table-cell>
          <table:table-cell office:value-type="float" office:value="77.500375">
            <text:p>77.500375</text:p>
          </table:table-cell>
          <table:table-cell office:value-type="float" office:value="77.505">
            <text:p>77.505</text:p>
          </table:table-cell>
          <table:table-cell table:number-columns-repeated="2"/>
        </table:table-row>
        <table:table-row table:style-name="ro1">
          <table:table-cell office:value-type="float" office:value="77.535375">
            <text:p>77.535375</text:p>
          </table:table-cell>
          <table:table-cell office:value-type="float" office:value="77.4634375">
            <text:p>77.4634375</text:p>
          </table:table-cell>
          <table:table-cell office:value-type="float" office:value="77.398">
            <text:p>77.398</text:p>
          </table:table-cell>
          <table:table-cell office:value-type="float" office:value="77.483875">
            <text:p>77.483875</text:p>
          </table:table-cell>
          <table:table-cell office:value-type="float" office:value="77.4733125">
            <text:p>77.4733125</text:p>
          </table:table-cell>
          <table:table-cell table:number-columns-repeated="2"/>
        </table:table-row>
        <table:table-row table:style-name="ro1">
          <table:table-cell office:value-type="float" office:value="77.5426875">
            <text:p>77.5426875</text:p>
          </table:table-cell>
          <table:table-cell office:value-type="float" office:value="77.4403125">
            <text:p>77.4403125</text:p>
          </table:table-cell>
          <table:table-cell office:value-type="float" office:value="77.4079375">
            <text:p>77.4079375</text:p>
          </table:table-cell>
          <table:table-cell office:value-type="float" office:value="77.468">
            <text:p>77.468</text:p>
          </table:table-cell>
          <table:table-cell office:value-type="float" office:value="77.4706875">
            <text:p>77.4706875</text:p>
          </table:table-cell>
          <table:table-cell table:number-columns-repeated="2"/>
        </table:table-row>
        <table:table-row table:style-name="ro1">
          <table:table-cell office:value-type="float" office:value="77.5426875">
            <text:p>77.5426875</text:p>
          </table:table-cell>
          <table:table-cell office:value-type="float" office:value="77.434375">
            <text:p>77.434375</text:p>
          </table:table-cell>
          <table:table-cell office:value-type="float" office:value="77.3815">
            <text:p>77.3815</text:p>
          </table:table-cell>
          <table:table-cell office:value-type="float" office:value="77.5201875">
            <text:p>77.5201875</text:p>
          </table:table-cell>
          <table:table-cell office:value-type="float" office:value="77.481875">
            <text:p>77.481875</text:p>
          </table:table-cell>
          <table:table-cell table:number-columns-repeated="2"/>
        </table:table-row>
        <table:table-row table:style-name="ro1">
          <table:table-cell office:value-type="float" office:value="77.5505625">
            <text:p>77.5505625</text:p>
          </table:table-cell>
          <table:table-cell office:value-type="float" office:value="77.435">
            <text:p>77.435</text:p>
          </table:table-cell>
          <table:table-cell office:value-type="float" office:value="77.35775">
            <text:p>77.35775</text:p>
          </table:table-cell>
          <table:table-cell office:value-type="float" office:value="77.4805625">
            <text:p>77.4805625</text:p>
          </table:table-cell>
          <table:table-cell office:value-type="float" office:value="77.48125">
            <text:p>77.48125</text:p>
          </table:table-cell>
          <table:table-cell table:number-columns-repeated="2"/>
        </table:table-row>
        <table:table-row table:style-name="ro1">
          <table:table-cell office:value-type="float" office:value="77.5255">
            <text:p>77.5255</text:p>
          </table:table-cell>
          <table:table-cell office:value-type="float" office:value="77.446875">
            <text:p>77.446875</text:p>
          </table:table-cell>
          <table:table-cell office:value-type="float" office:value="77.369625">
            <text:p>77.369625</text:p>
          </table:table-cell>
          <table:table-cell office:value-type="float" office:value="77.5083125">
            <text:p>77.5083125</text:p>
          </table:table-cell>
          <table:table-cell office:value-type="float" office:value="77.4898125">
            <text:p>77.4898125</text:p>
          </table:table-cell>
          <table:table-cell table:number-columns-repeated="2"/>
        </table:table-row>
        <table:table-row table:style-name="ro1">
          <table:table-cell office:value-type="float" office:value="77.53075">
            <text:p>77.53075</text:p>
          </table:table-cell>
          <table:table-cell office:value-type="float" office:value="77.4336875">
            <text:p>77.4336875</text:p>
          </table:table-cell>
          <table:table-cell office:value-type="float" office:value="77.376875">
            <text:p>77.376875</text:p>
          </table:table-cell>
          <table:table-cell office:value-type="float" office:value="77.504375">
            <text:p>77.504375</text:p>
          </table:table-cell>
          <table:table-cell office:value-type="float" office:value="77.483875">
            <text:p>77.483875</text:p>
          </table:table-cell>
          <table:table-cell table:number-columns-repeated="2"/>
        </table:table-row>
        <table:table-row table:style-name="ro1">
          <table:table-cell office:value-type="float" office:value="77.5241875">
            <text:p>77.5241875</text:p>
          </table:table-cell>
          <table:table-cell office:value-type="float" office:value="77.4455625">
            <text:p>77.4455625</text:p>
          </table:table-cell>
          <table:table-cell office:value-type="float" office:value="77.3874375">
            <text:p>77.3874375</text:p>
          </table:table-cell>
          <table:table-cell office:value-type="float" office:value="77.47725">
            <text:p>77.47725</text:p>
          </table:table-cell>
          <table:table-cell office:value-type="float" office:value="77.5030625">
            <text:p>77.5030625</text:p>
          </table:table-cell>
          <table:table-cell table:number-columns-repeated="2"/>
        </table:table-row>
        <table:table-row table:style-name="ro1">
          <table:table-cell office:value-type="float" office:value="77.5380625">
            <text:p>77.5380625</text:p>
          </table:table-cell>
          <table:table-cell office:value-type="float" office:value="77.4541875">
            <text:p>77.4541875</text:p>
          </table:table-cell>
          <table:table-cell office:value-type="float" office:value="77.3855">
            <text:p>77.3855</text:p>
          </table:table-cell>
          <table:table-cell office:value-type="float" office:value="77.49775">
            <text:p>77.49775</text:p>
          </table:table-cell>
          <table:table-cell office:value-type="float" office:value="77.4686875">
            <text:p>77.4686875</text:p>
          </table:table-cell>
          <table:table-cell table:number-columns-repeated="2"/>
        </table:table-row>
        <table:table-row table:style-name="ro1">
          <table:table-cell office:value-type="float" office:value="77.5215">
            <text:p>77.5215</text:p>
          </table:table-cell>
          <table:table-cell office:value-type="float" office:value="77.4475625">
            <text:p>77.4475625</text:p>
          </table:table-cell>
          <table:table-cell office:value-type="float" office:value="77.3940625">
            <text:p>77.3940625</text:p>
          </table:table-cell>
          <table:table-cell office:value-type="float" office:value="77.5129375">
            <text:p>77.5129375</text:p>
          </table:table-cell>
          <table:table-cell office:value-type="float" office:value="77.4686875">
            <text:p>77.4686875</text:p>
          </table:table-cell>
          <table:table-cell table:number-columns-repeated="2"/>
        </table:table-row>
        <table:table-row table:style-name="ro1">
          <table:table-cell office:value-type="float" office:value="77.49975">
            <text:p>77.49975</text:p>
          </table:table-cell>
          <table:table-cell office:value-type="float" office:value="77.446875">
            <text:p>77.446875</text:p>
          </table:table-cell>
          <table:table-cell office:value-type="float" office:value="77.393375">
            <text:p>77.393375</text:p>
          </table:table-cell>
          <table:table-cell office:value-type="float" office:value="77.511625">
            <text:p>77.511625</text:p>
          </table:table-cell>
          <table:table-cell office:value-type="float" office:value="77.518875">
            <text:p>77.518875</text:p>
          </table:table-cell>
          <table:table-cell table:number-columns-repeated="2"/>
        </table:table-row>
        <table:table-row table:style-name="ro1">
          <table:table-cell office:value-type="float" office:value="77.500375">
            <text:p>77.500375</text:p>
          </table:table-cell>
          <table:table-cell office:value-type="float" office:value="77.4686875">
            <text:p>77.4686875</text:p>
          </table:table-cell>
          <table:table-cell office:value-type="float" office:value="77.3709375">
            <text:p>77.3709375</text:p>
          </table:table-cell>
          <table:table-cell office:value-type="float" office:value="77.5195625">
            <text:p>77.5195625</text:p>
          </table:table-cell>
          <table:table-cell office:value-type="float" office:value="77.4548125">
            <text:p>77.4548125</text:p>
          </table:table-cell>
          <table:table-cell table:number-columns-repeated="2"/>
        </table:table-row>
        <table:table-row table:style-name="ro1">
          <table:table-cell office:value-type="float" office:value="77.5175625">
            <text:p>77.5175625</text:p>
          </table:table-cell>
          <table:table-cell office:value-type="float" office:value="77.421125">
            <text:p>77.421125</text:p>
          </table:table-cell>
          <table:table-cell office:value-type="float" office:value="77.376875">
            <text:p>77.376875</text:p>
          </table:table-cell>
          <table:table-cell office:value-type="float" office:value="77.4885">
            <text:p>77.4885</text:p>
          </table:table-cell>
          <table:table-cell office:value-type="float" office:value="77.4799375">
            <text:p>77.4799375</text:p>
          </table:table-cell>
          <table:table-cell table:number-columns-repeated="2"/>
        </table:table-row>
        <table:table-row table:style-name="ro1">
          <table:table-cell office:value-type="float" office:value="77.520875">
            <text:p>77.520875</text:p>
          </table:table-cell>
          <table:table-cell office:value-type="float" office:value="77.4383125">
            <text:p>77.4383125</text:p>
          </table:table-cell>
          <table:table-cell office:value-type="float" office:value="77.3689375">
            <text:p>77.3689375</text:p>
          </table:table-cell>
          <table:table-cell office:value-type="float" office:value="77.4964375">
            <text:p>77.4964375</text:p>
          </table:table-cell>
          <table:table-cell office:value-type="float" office:value="77.5016875">
            <text:p>77.5016875</text:p>
          </table:table-cell>
          <table:table-cell table:number-columns-repeated="2"/>
        </table:table-row>
        <table:table-row table:style-name="ro1">
          <table:table-cell office:value-type="float" office:value="77.5056875">
            <text:p>77.5056875</text:p>
          </table:table-cell>
          <table:table-cell office:value-type="float" office:value="77.476625">
            <text:p>77.476625</text:p>
          </table:table-cell>
          <table:table-cell office:value-type="float" office:value="77.3590625">
            <text:p>77.3590625</text:p>
          </table:table-cell>
          <table:table-cell office:value-type="float" office:value="77.49975">
            <text:p>77.49975</text:p>
          </table:table-cell>
          <table:table-cell office:value-type="float" office:value="77.51625">
            <text:p>77.51625</text:p>
          </table:table-cell>
          <table:table-cell table:number-columns-repeated="2"/>
        </table:table-row>
        <table:table-row table:style-name="ro1">
          <table:table-cell office:value-type="float" office:value="77.507">
            <text:p>77.507</text:p>
          </table:table-cell>
          <table:table-cell office:value-type="float" office:value="77.4541875">
            <text:p>77.4541875</text:p>
          </table:table-cell>
          <table:table-cell office:value-type="float" office:value="77.360375">
            <text:p>77.360375</text:p>
          </table:table-cell>
          <table:table-cell office:value-type="float" office:value="77.502375">
            <text:p>77.502375</text:p>
          </table:table-cell>
          <table:table-cell office:value-type="float" office:value="77.450875">
            <text:p>77.450875</text:p>
          </table:table-cell>
          <table:table-cell table:number-columns-repeated="2"/>
        </table:table-row>
        <table:table-row table:style-name="ro1">
          <table:table-cell office:value-type="float" office:value="77.51825">
            <text:p>77.51825</text:p>
          </table:table-cell>
          <table:table-cell office:value-type="float" office:value="77.4455625">
            <text:p>77.4455625</text:p>
          </table:table-cell>
          <table:table-cell office:value-type="float" office:value="77.360375">
            <text:p>77.360375</text:p>
          </table:table-cell>
          <table:table-cell office:value-type="float" office:value="77.491125">
            <text:p>77.491125</text:p>
          </table:table-cell>
          <table:table-cell office:value-type="float" office:value="77.5016875">
            <text:p>77.5016875</text:p>
          </table:table-cell>
          <table:table-cell table:number-columns-repeated="2"/>
        </table:table-row>
        <table:table-row table:style-name="ro1">
          <table:table-cell office:value-type="float" office:value="77.522875">
            <text:p>77.522875</text:p>
          </table:table-cell>
          <table:table-cell office:value-type="float" office:value="77.4501875">
            <text:p>77.4501875</text:p>
          </table:table-cell>
          <table:table-cell office:value-type="float" office:value="77.3485">
            <text:p>77.3485</text:p>
          </table:table-cell>
          <table:table-cell office:value-type="float" office:value="77.4825625">
            <text:p>77.4825625</text:p>
          </table:table-cell>
          <table:table-cell office:value-type="float" office:value="77.4713125">
            <text:p>77.4713125</text:p>
          </table:table-cell>
          <table:table-cell table:number-columns-repeated="2"/>
        </table:table-row>
        <table:table-row table:style-name="ro1">
          <table:table-cell office:value-type="float" office:value="77.5123125">
            <text:p>77.5123125</text:p>
          </table:table-cell>
          <table:table-cell office:value-type="float" office:value="77.448875">
            <text:p>77.448875</text:p>
          </table:table-cell>
          <table:table-cell office:value-type="float" office:value="77.325375">
            <text:p>77.325375</text:p>
          </table:table-cell>
          <table:table-cell office:value-type="float" office:value="77.51825">
            <text:p>77.51825</text:p>
          </table:table-cell>
          <table:table-cell office:value-type="float" office:value="77.4640625">
            <text:p>77.4640625</text:p>
          </table:table-cell>
          <table:table-cell table:number-columns-repeated="2"/>
        </table:table-row>
        <table:table-row table:style-name="ro1">
          <table:table-cell office:value-type="float" office:value="77.5010625">
            <text:p>77.5010625</text:p>
          </table:table-cell>
          <table:table-cell office:value-type="float" office:value="77.458125">
            <text:p>77.458125</text:p>
          </table:table-cell>
          <table:table-cell office:value-type="float" office:value="77.3200625">
            <text:p>77.3200625</text:p>
          </table:table-cell>
          <table:table-cell office:value-type="float" office:value="77.49575">
            <text:p>77.49575</text:p>
          </table:table-cell>
          <table:table-cell office:value-type="float" office:value="77.4666875">
            <text:p>77.4666875</text:p>
          </table:table-cell>
          <table:table-cell table:number-columns-repeated="2"/>
        </table:table-row>
        <table:table-row table:style-name="ro1">
          <table:table-cell office:value-type="float" office:value="77.5123125">
            <text:p>77.5123125</text:p>
          </table:table-cell>
          <table:table-cell office:value-type="float" office:value="77.4548125">
            <text:p>77.4548125</text:p>
          </table:table-cell>
          <table:table-cell office:value-type="float" office:value="77.360375">
            <text:p>77.360375</text:p>
          </table:table-cell>
          <table:table-cell office:value-type="float" office:value="77.5010625">
            <text:p>77.5010625</text:p>
          </table:table-cell>
          <table:table-cell office:value-type="float" office:value="77.49575">
            <text:p>77.49575</text:p>
          </table:table-cell>
          <table:table-cell table:number-columns-repeated="2"/>
        </table:table-row>
        <table:table-row table:style-name="ro1">
          <table:table-cell office:value-type="float" office:value="77.5030625">
            <text:p>77.5030625</text:p>
          </table:table-cell>
          <table:table-cell office:value-type="float" office:value="77.437">
            <text:p>77.437</text:p>
          </table:table-cell>
          <table:table-cell office:value-type="float" office:value="77.3445">
            <text:p>77.3445</text:p>
          </table:table-cell>
          <table:table-cell office:value-type="float" office:value="77.4938125">
            <text:p>77.4938125</text:p>
          </table:table-cell>
          <table:table-cell office:value-type="float" office:value="77.4944375">
            <text:p>77.4944375</text:p>
          </table:table-cell>
          <table:table-cell table:number-columns-repeated="2"/>
        </table:table-row>
        <table:table-row table:style-name="ro1">
          <table:table-cell office:value-type="float" office:value="77.530125">
            <text:p>77.530125</text:p>
          </table:table-cell>
          <table:table-cell office:value-type="float" office:value="77.4356875">
            <text:p>77.4356875</text:p>
          </table:table-cell>
          <table:table-cell office:value-type="float" office:value="77.3689375">
            <text:p>77.3689375</text:p>
          </table:table-cell>
          <table:table-cell office:value-type="float" office:value="77.504375">
            <text:p>77.504375</text:p>
          </table:table-cell>
          <table:table-cell office:value-type="float" office:value="77.483875">
            <text:p>77.483875</text:p>
          </table:table-cell>
          <table:table-cell table:number-columns-repeated="2"/>
        </table:table-row>
        <table:table-row table:style-name="ro1">
          <table:table-cell office:value-type="float" office:value="77.5314375">
            <text:p>77.5314375</text:p>
          </table:table-cell>
          <table:table-cell office:value-type="float" office:value="77.4588125">
            <text:p>77.4588125</text:p>
          </table:table-cell>
          <table:table-cell office:value-type="float" office:value="77.37025">
            <text:p>77.37025</text:p>
          </table:table-cell>
          <table:table-cell office:value-type="float" office:value="77.4964375">
            <text:p>77.4964375</text:p>
          </table:table-cell>
          <table:table-cell office:value-type="float" office:value="77.5010625">
            <text:p>77.5010625</text:p>
          </table:table-cell>
          <table:table-cell table:number-columns-repeated="2"/>
        </table:table-row>
        <table:table-row table:style-name="ro1">
          <table:table-cell office:value-type="float" office:value="77.53075">
            <text:p>77.53075</text:p>
          </table:table-cell>
          <table:table-cell office:value-type="float" office:value="77.439">
            <text:p>77.439</text:p>
          </table:table-cell>
          <table:table-cell office:value-type="float" office:value="77.3431875">
            <text:p>77.3431875</text:p>
          </table:table-cell>
          <table:table-cell office:value-type="float" office:value="77.49775">
            <text:p>77.49775</text:p>
          </table:table-cell>
          <table:table-cell office:value-type="float" office:value="77.4970625">
            <text:p>77.4970625</text:p>
          </table:table-cell>
          <table:table-cell table:number-columns-repeated="2"/>
        </table:table-row>
        <table:table-row table:style-name="ro1">
          <table:table-cell office:value-type="float" office:value="77.5241875">
            <text:p>77.5241875</text:p>
          </table:table-cell>
          <table:table-cell office:value-type="float" office:value="77.437">
            <text:p>77.437</text:p>
          </table:table-cell>
          <table:table-cell office:value-type="float" office:value="77.3478125">
            <text:p>77.3478125</text:p>
          </table:table-cell>
          <table:table-cell office:value-type="float" office:value="77.505">
            <text:p>77.505</text:p>
          </table:table-cell>
          <table:table-cell office:value-type="float" office:value="77.4733125">
            <text:p>77.4733125</text:p>
          </table:table-cell>
          <table:table-cell table:number-columns-repeated="2"/>
        </table:table-row>
        <table:table-row table:style-name="ro1">
          <table:table-cell office:value-type="float" office:value="77.5340625">
            <text:p>77.5340625</text:p>
          </table:table-cell>
          <table:table-cell office:value-type="float" office:value="77.435">
            <text:p>77.435</text:p>
          </table:table-cell>
          <table:table-cell office:value-type="float" office:value="77.3550625">
            <text:p>77.3550625</text:p>
          </table:table-cell>
          <table:table-cell office:value-type="float" office:value="77.4964375">
            <text:p>77.4964375</text:p>
          </table:table-cell>
          <table:table-cell office:value-type="float" office:value="77.4779375">
            <text:p>77.4779375</text:p>
          </table:table-cell>
          <table:table-cell table:number-columns-repeated="2"/>
        </table:table-row>
        <table:table-row table:style-name="ro1">
          <table:table-cell office:value-type="float" office:value="77.518875">
            <text:p>77.518875</text:p>
          </table:table-cell>
          <table:table-cell office:value-type="float" office:value="77.4363125">
            <text:p>77.4363125</text:p>
          </table:table-cell>
          <table:table-cell office:value-type="float" office:value="77.3431875">
            <text:p>77.3431875</text:p>
          </table:table-cell>
          <table:table-cell office:value-type="float" office:value="77.4938125">
            <text:p>77.4938125</text:p>
          </table:table-cell>
          <table:table-cell office:value-type="float" office:value="77.446875">
            <text:p>77.446875</text:p>
          </table:table-cell>
          <table:table-cell table:number-columns-repeated="2"/>
        </table:table-row>
        <table:table-row table:style-name="ro1">
          <table:table-cell office:value-type="float" office:value="77.5016875">
            <text:p>77.5016875</text:p>
          </table:table-cell>
          <table:table-cell office:value-type="float" office:value="77.439625">
            <text:p>77.439625</text:p>
          </table:table-cell>
          <table:table-cell office:value-type="float" office:value="77.323375">
            <text:p>77.323375</text:p>
          </table:table-cell>
          <table:table-cell office:value-type="float" office:value="77.5036875">
            <text:p>77.5036875</text:p>
          </table:table-cell>
          <table:table-cell office:value-type="float" office:value="77.4686875">
            <text:p>77.4686875</text:p>
          </table:table-cell>
          <table:table-cell table:number-columns-repeated="2"/>
        </table:table-row>
        <table:table-row table:style-name="ro1">
          <table:table-cell office:value-type="float" office:value="77.51425">
            <text:p>77.51425</text:p>
          </table:table-cell>
          <table:table-cell office:value-type="float" office:value="77.448875">
            <text:p>77.448875</text:p>
          </table:table-cell>
          <table:table-cell office:value-type="float" office:value="77.33925">
            <text:p>77.33925</text:p>
          </table:table-cell>
          <table:table-cell office:value-type="float" office:value="77.4634375">
            <text:p>77.4634375</text:p>
          </table:table-cell>
          <table:table-cell office:value-type="float" office:value="77.4885">
            <text:p>77.4885</text:p>
          </table:table-cell>
          <table:table-cell table:number-columns-repeated="2"/>
        </table:table-row>
        <table:table-row table:style-name="ro1">
          <table:table-cell office:value-type="float" office:value="77.5268125">
            <text:p>77.5268125</text:p>
          </table:table-cell>
          <table:table-cell office:value-type="float" office:value="77.437625">
            <text:p>77.437625</text:p>
          </table:table-cell>
          <table:table-cell office:value-type="float" office:value="77.3498125">
            <text:p>77.3498125</text:p>
          </table:table-cell>
          <table:table-cell office:value-type="float" office:value="77.49575">
            <text:p>77.49575</text:p>
          </table:table-cell>
          <table:table-cell office:value-type="float" office:value="77.4753125">
            <text:p>77.4753125</text:p>
          </table:table-cell>
          <table:table-cell table:number-columns-repeated="2"/>
        </table:table-row>
        <table:table-row table:style-name="ro1">
          <table:table-cell office:value-type="float" office:value="77.483875">
            <text:p>77.483875</text:p>
          </table:table-cell>
          <table:table-cell office:value-type="float" office:value="77.458125">
            <text:p>77.458125</text:p>
          </table:table-cell>
          <table:table-cell office:value-type="float" office:value="77.358375">
            <text:p>77.358375</text:p>
          </table:table-cell>
          <table:table-cell office:value-type="float" office:value="77.4944375">
            <text:p>77.4944375</text:p>
          </table:table-cell>
          <table:table-cell office:value-type="float" office:value="77.4555">
            <text:p>77.4555</text:p>
          </table:table-cell>
          <table:table-cell table:number-columns-repeated="2"/>
        </table:table-row>
        <table:table-row table:style-name="ro1">
          <table:table-cell office:value-type="float" office:value="77.5123125">
            <text:p>77.5123125</text:p>
          </table:table-cell>
          <table:table-cell office:value-type="float" office:value="77.4779375">
            <text:p>77.4779375</text:p>
          </table:table-cell>
          <table:table-cell office:value-type="float" office:value="77.3636875">
            <text:p>77.3636875</text:p>
          </table:table-cell>
          <table:table-cell office:value-type="float" office:value="77.49975">
            <text:p>77.49975</text:p>
          </table:table-cell>
          <table:table-cell office:value-type="float" office:value="77.465375">
            <text:p>77.465375</text:p>
          </table:table-cell>
          <table:table-cell table:number-columns-repeated="2"/>
        </table:table-row>
        <table:table-row table:style-name="ro1">
          <table:table-cell office:value-type="float" office:value="77.5169375">
            <text:p>77.5169375</text:p>
          </table:table-cell>
          <table:table-cell office:value-type="float" office:value="77.4475625">
            <text:p>77.4475625</text:p>
          </table:table-cell>
          <table:table-cell office:value-type="float" office:value="77.3498125">
            <text:p>77.3498125</text:p>
          </table:table-cell>
          <table:table-cell office:value-type="float" office:value="77.4825625">
            <text:p>77.4825625</text:p>
          </table:table-cell>
          <table:table-cell office:value-type="float" office:value="77.4898125">
            <text:p>77.4898125</text:p>
          </table:table-cell>
          <table:table-cell table:number-columns-repeated="2"/>
        </table:table-row>
        <table:table-row table:style-name="ro1">
          <table:table-cell office:value-type="float" office:value="77.5169375">
            <text:p>77.5169375</text:p>
          </table:table-cell>
          <table:table-cell office:value-type="float" office:value="77.4270625">
            <text:p>77.4270625</text:p>
          </table:table-cell>
          <table:table-cell office:value-type="float" office:value="77.323375">
            <text:p>77.323375</text:p>
          </table:table-cell>
          <table:table-cell office:value-type="float" office:value="77.4898125">
            <text:p>77.4898125</text:p>
          </table:table-cell>
          <table:table-cell office:value-type="float" office:value="77.465375">
            <text:p>77.465375</text:p>
          </table:table-cell>
          <table:table-cell table:number-columns-repeated="2"/>
        </table:table-row>
        <table:table-row table:style-name="ro1">
          <table:table-cell office:value-type="float" office:value="77.518875">
            <text:p>77.518875</text:p>
          </table:table-cell>
          <table:table-cell office:value-type="float" office:value="77.4475625">
            <text:p>77.4475625</text:p>
          </table:table-cell>
          <table:table-cell office:value-type="float" office:value="77.341875">
            <text:p>77.341875</text:p>
          </table:table-cell>
          <table:table-cell office:value-type="float" office:value="77.5083125">
            <text:p>77.5083125</text:p>
          </table:table-cell>
          <table:table-cell office:value-type="float" office:value="77.48125">
            <text:p>77.48125</text:p>
          </table:table-cell>
          <table:table-cell table:number-columns-repeated="2"/>
        </table:table-row>
        <table:table-row table:style-name="ro1">
          <table:table-cell office:value-type="float" office:value="77.5288125">
            <text:p>77.5288125</text:p>
          </table:table-cell>
          <table:table-cell office:value-type="float" office:value="77.4574375">
            <text:p>77.4574375</text:p>
          </table:table-cell>
          <table:table-cell office:value-type="float" office:value="77.3570625">
            <text:p>77.3570625</text:p>
          </table:table-cell>
          <table:table-cell office:value-type="float" office:value="77.4535">
            <text:p>77.4535</text:p>
          </table:table-cell>
          <table:table-cell office:value-type="float" office:value="77.491125">
            <text:p>77.491125</text:p>
          </table:table-cell>
          <table:table-cell table:number-columns-repeated="2"/>
        </table:table-row>
        <table:table-row table:style-name="ro1">
          <table:table-cell office:value-type="float" office:value="77.5426875">
            <text:p>77.5426875</text:p>
          </table:table-cell>
          <table:table-cell office:value-type="float" office:value="77.435">
            <text:p>77.435</text:p>
          </table:table-cell>
          <table:table-cell office:value-type="float" office:value="77.341875">
            <text:p>77.341875</text:p>
          </table:table-cell>
          <table:table-cell office:value-type="float" office:value="77.4924375">
            <text:p>77.4924375</text:p>
          </table:table-cell>
          <table:table-cell office:value-type="float" office:value="77.483875">
            <text:p>77.483875</text:p>
          </table:table-cell>
          <table:table-cell table:number-columns-repeated="2"/>
        </table:table-row>
        <table:table-row table:style-name="ro1">
          <table:table-cell office:value-type="float" office:value="77.544625">
            <text:p>77.544625</text:p>
          </table:table-cell>
          <table:table-cell office:value-type="float" office:value="77.437625">
            <text:p>77.437625</text:p>
          </table:table-cell>
          <table:table-cell office:value-type="float" office:value="77.332625">
            <text:p>77.332625</text:p>
          </table:table-cell>
          <table:table-cell office:value-type="float" office:value="77.469375">
            <text:p>77.469375</text:p>
          </table:table-cell>
          <table:table-cell office:value-type="float" office:value="77.5016875">
            <text:p>77.5016875</text:p>
          </table:table-cell>
          <table:table-cell table:number-columns-repeated="2"/>
        </table:table-row>
        <table:table-row table:style-name="ro1">
          <table:table-cell office:value-type="float" office:value="77.5201875">
            <text:p>77.5201875</text:p>
          </table:table-cell>
          <table:table-cell office:value-type="float" office:value="77.428375">
            <text:p>77.428375</text:p>
          </table:table-cell>
          <table:table-cell office:value-type="float" office:value="77.3029375">
            <text:p>77.3029375</text:p>
          </table:table-cell>
          <table:table-cell office:value-type="float" office:value="77.4970625">
            <text:p>77.4970625</text:p>
          </table:table-cell>
          <table:table-cell office:value-type="float" office:value="77.4944375">
            <text:p>77.4944375</text:p>
          </table:table-cell>
          <table:table-cell table:number-columns-repeated="2"/>
        </table:table-row>
        <table:table-row table:style-name="ro1">
          <table:table-cell office:value-type="float" office:value="77.5201875">
            <text:p>77.5201875</text:p>
          </table:table-cell>
          <table:table-cell office:value-type="float" office:value="77.448875">
            <text:p>77.448875</text:p>
          </table:table-cell>
          <table:table-cell office:value-type="float" office:value="77.306875">
            <text:p>77.306875</text:p>
          </table:table-cell>
          <table:table-cell office:value-type="float" office:value="77.49575">
            <text:p>77.49575</text:p>
          </table:table-cell>
          <table:table-cell office:value-type="float" office:value="77.485875">
            <text:p>77.485875</text:p>
          </table:table-cell>
          <table:table-cell table:number-columns-repeated="2"/>
        </table:table-row>
        <table:table-row table:style-name="ro1">
          <table:table-cell office:value-type="float" office:value="77.4918125">
            <text:p>77.4918125</text:p>
          </table:table-cell>
          <table:table-cell office:value-type="float" office:value="77.4620625">
            <text:p>77.4620625</text:p>
          </table:table-cell>
          <table:table-cell office:value-type="float" office:value="77.3431875">
            <text:p>77.3431875</text:p>
          </table:table-cell>
          <table:table-cell office:value-type="float" office:value="77.4733125">
            <text:p>77.4733125</text:p>
          </table:table-cell>
          <table:table-cell office:value-type="float" office:value="77.476625">
            <text:p>77.476625</text:p>
          </table:table-cell>
          <table:table-cell table:number-columns-repeated="2"/>
        </table:table-row>
        <table:table-row table:style-name="ro1">
          <table:table-cell office:value-type="float" office:value="77.4759375">
            <text:p>77.4759375</text:p>
          </table:table-cell>
          <table:table-cell office:value-type="float" office:value="77.468">
            <text:p>77.468</text:p>
          </table:table-cell>
          <table:table-cell office:value-type="float" office:value="77.358375">
            <text:p>77.358375</text:p>
          </table:table-cell>
          <table:table-cell office:value-type="float" office:value="77.4759375">
            <text:p>77.4759375</text:p>
          </table:table-cell>
          <table:table-cell office:value-type="float" office:value="77.4885">
            <text:p>77.4885</text:p>
          </table:table-cell>
          <table:table-cell table:number-columns-repeated="2"/>
        </table:table-row>
        <table:table-row table:style-name="ro1">
          <table:table-cell office:value-type="float" office:value="77.487875">
            <text:p>77.487875</text:p>
          </table:table-cell>
          <table:table-cell office:value-type="float" office:value="77.4614375">
            <text:p>77.4614375</text:p>
          </table:table-cell>
          <table:table-cell office:value-type="float" office:value="77.362375">
            <text:p>77.362375</text:p>
          </table:table-cell>
          <table:table-cell office:value-type="float" office:value="77.518875">
            <text:p>77.518875</text:p>
          </table:table-cell>
          <table:table-cell office:value-type="float" office:value="77.47925">
            <text:p>77.47925</text:p>
          </table:table-cell>
          <table:table-cell table:number-columns-repeated="2"/>
        </table:table-row>
        <table:table-row table:style-name="ro1">
          <table:table-cell office:value-type="float" office:value="77.493125">
            <text:p>77.493125</text:p>
          </table:table-cell>
          <table:table-cell office:value-type="float" office:value="77.439625">
            <text:p>77.439625</text:p>
          </table:table-cell>
          <table:table-cell office:value-type="float" office:value="77.3709375">
            <text:p>77.3709375</text:p>
          </table:table-cell>
          <table:table-cell office:value-type="float" office:value="77.511625">
            <text:p>77.511625</text:p>
          </table:table-cell>
          <table:table-cell office:value-type="float" office:value="77.4885">
            <text:p>77.4885</text:p>
          </table:table-cell>
          <table:table-cell table:number-columns-repeated="2"/>
        </table:table-row>
        <table:table-row table:style-name="ro1">
          <table:table-cell office:value-type="float" office:value="77.504375">
            <text:p>77.504375</text:p>
          </table:table-cell>
          <table:table-cell office:value-type="float" office:value="77.437625">
            <text:p>77.437625</text:p>
          </table:table-cell>
          <table:table-cell office:value-type="float" office:value="77.4006875">
            <text:p>77.4006875</text:p>
          </table:table-cell>
          <table:table-cell office:value-type="float" office:value="77.493125">
            <text:p>77.493125</text:p>
          </table:table-cell>
          <table:table-cell office:value-type="float" office:value="77.4759375">
            <text:p>77.4759375</text:p>
          </table:table-cell>
          <table:table-cell table:number-columns-repeated="2"/>
        </table:table-row>
        <table:table-row table:style-name="ro1">
          <table:table-cell office:value-type="float" office:value="77.5248125">
            <text:p>77.5248125</text:p>
          </table:table-cell>
          <table:table-cell office:value-type="float" office:value="77.439">
            <text:p>77.439</text:p>
          </table:table-cell>
          <table:table-cell office:value-type="float" office:value="77.4131875">
            <text:p>77.4131875</text:p>
          </table:table-cell>
          <table:table-cell office:value-type="float" office:value="77.4944375">
            <text:p>77.4944375</text:p>
          </table:table-cell>
          <table:table-cell office:value-type="float" office:value="77.4918125">
            <text:p>77.4918125</text:p>
          </table:table-cell>
          <table:table-cell table:number-columns-repeated="2"/>
        </table:table-row>
        <table:table-row table:style-name="ro1">
          <table:table-cell office:value-type="float" office:value="77.5275">
            <text:p>77.5275</text:p>
          </table:table-cell>
          <table:table-cell office:value-type="float" office:value="77.4409375">
            <text:p>77.4409375</text:p>
          </table:table-cell>
          <table:table-cell office:value-type="float" office:value="77.4145">
            <text:p>77.4145</text:p>
          </table:table-cell>
          <table:table-cell office:value-type="float" office:value="77.5201875">
            <text:p>77.5201875</text:p>
          </table:table-cell>
          <table:table-cell office:value-type="float" office:value="77.49775">
            <text:p>77.49775</text:p>
          </table:table-cell>
          <table:table-cell table:number-columns-repeated="2"/>
        </table:table-row>
        <table:table-row table:style-name="ro1">
          <table:table-cell office:value-type="float" office:value="77.5453125">
            <text:p>77.5453125</text:p>
          </table:table-cell>
          <table:table-cell office:value-type="float" office:value="77.4475625">
            <text:p>77.4475625</text:p>
          </table:table-cell>
          <table:table-cell office:value-type="float" office:value="77.4310625">
            <text:p>77.4310625</text:p>
          </table:table-cell>
          <table:table-cell office:value-type="float" office:value="77.5063125">
            <text:p>77.5063125</text:p>
          </table:table-cell>
          <table:table-cell office:value-type="float" office:value="77.487875">
            <text:p>77.487875</text:p>
          </table:table-cell>
          <table:table-cell table:number-columns-repeated="2"/>
        </table:table-row>
        <table:table-row table:style-name="ro1">
          <table:table-cell office:value-type="float" office:value="77.53475">
            <text:p>77.53475</text:p>
          </table:table-cell>
          <table:table-cell office:value-type="float" office:value="77.4528125">
            <text:p>77.4528125</text:p>
          </table:table-cell>
          <table:table-cell office:value-type="float" office:value="77.3775625">
            <text:p>77.3775625</text:p>
          </table:table-cell>
          <table:table-cell office:value-type="float" office:value="77.505">
            <text:p>77.505</text:p>
          </table:table-cell>
          <table:table-cell office:value-type="float" office:value="77.504375">
            <text:p>77.504375</text:p>
          </table:table-cell>
          <table:table-cell table:number-columns-repeated="2"/>
        </table:table-row>
        <table:table-row table:style-name="ro1">
          <table:table-cell office:value-type="float" office:value="77.528125">
            <text:p>77.528125</text:p>
          </table:table-cell>
          <table:table-cell office:value-type="float" office:value="77.46475">
            <text:p>77.46475</text:p>
          </table:table-cell>
          <table:table-cell office:value-type="float" office:value="77.388125">
            <text:p>77.388125</text:p>
          </table:table-cell>
          <table:table-cell office:value-type="float" office:value="77.502375">
            <text:p>77.502375</text:p>
          </table:table-cell>
          <table:table-cell office:value-type="float" office:value="77.4898125">
            <text:p>77.4898125</text:p>
          </table:table-cell>
          <table:table-cell table:number-columns-repeated="2"/>
        </table:table-row>
        <table:table-row table:style-name="ro1">
          <table:table-cell office:value-type="float" office:value="77.5063125">
            <text:p>77.5063125</text:p>
          </table:table-cell>
          <table:table-cell office:value-type="float" office:value="77.435">
            <text:p>77.435</text:p>
          </table:table-cell>
          <table:table-cell office:value-type="float" office:value="77.3940625">
            <text:p>77.3940625</text:p>
          </table:table-cell>
          <table:table-cell office:value-type="float" office:value="77.5016875">
            <text:p>77.5016875</text:p>
          </table:table-cell>
          <table:table-cell office:value-type="float" office:value="77.5036875">
            <text:p>77.5036875</text:p>
          </table:table-cell>
          <table:table-cell table:number-columns-repeated="2"/>
        </table:table-row>
        <table:table-row table:style-name="ro1">
          <table:table-cell office:value-type="float" office:value="77.5235">
            <text:p>77.5235</text:p>
          </table:table-cell>
          <table:table-cell office:value-type="float" office:value="77.4594375">
            <text:p>77.4594375</text:p>
          </table:table-cell>
          <table:table-cell office:value-type="float" office:value="77.4013125">
            <text:p>77.4013125</text:p>
          </table:table-cell>
          <table:table-cell office:value-type="float" office:value="77.4759375">
            <text:p>77.4759375</text:p>
          </table:table-cell>
          <table:table-cell office:value-type="float" office:value="77.476625">
            <text:p>77.476625</text:p>
          </table:table-cell>
          <table:table-cell table:number-columns-repeated="2"/>
        </table:table-row>
        <table:table-row table:style-name="ro1">
          <table:table-cell office:value-type="float" office:value="77.53475">
            <text:p>77.53475</text:p>
          </table:table-cell>
          <table:table-cell office:value-type="float" office:value="77.4528125">
            <text:p>77.4528125</text:p>
          </table:table-cell>
          <table:table-cell office:value-type="float" office:value="77.432375">
            <text:p>77.432375</text:p>
          </table:table-cell>
          <table:table-cell office:value-type="float" office:value="77.4984375">
            <text:p>77.4984375</text:p>
          </table:table-cell>
          <table:table-cell office:value-type="float" office:value="77.487875">
            <text:p>77.487875</text:p>
          </table:table-cell>
          <table:table-cell table:number-columns-repeated="2"/>
        </table:table-row>
        <table:table-row table:style-name="ro1">
          <table:table-cell office:value-type="float" office:value="77.5433125">
            <text:p>77.5433125</text:p>
          </table:table-cell>
          <table:table-cell office:value-type="float" office:value="77.446875">
            <text:p>77.446875</text:p>
          </table:table-cell>
          <table:table-cell office:value-type="float" office:value="77.4145">
            <text:p>77.4145</text:p>
          </table:table-cell>
          <table:table-cell office:value-type="float" office:value="77.4964375">
            <text:p>77.4964375</text:p>
          </table:table-cell>
          <table:table-cell office:value-type="float" office:value="77.5036875">
            <text:p>77.5036875</text:p>
          </table:table-cell>
          <table:table-cell table:number-columns-repeated="2"/>
        </table:table-row>
        <table:table-row table:style-name="ro1">
          <table:table-cell office:value-type="float" office:value="77.5360625">
            <text:p>77.5360625</text:p>
          </table:table-cell>
          <table:table-cell office:value-type="float" office:value="77.4634375">
            <text:p>77.4634375</text:p>
          </table:table-cell>
          <table:table-cell office:value-type="float" office:value="77.4125625">
            <text:p>77.4125625</text:p>
          </table:table-cell>
          <table:table-cell office:value-type="float" office:value="77.48125">
            <text:p>77.48125</text:p>
          </table:table-cell>
          <table:table-cell office:value-type="float" office:value="77.47">
            <text:p>77.47</text:p>
          </table:table-cell>
          <table:table-cell table:number-columns-repeated="2"/>
        </table:table-row>
        <table:table-row table:style-name="ro1">
          <table:table-cell office:value-type="float" office:value="77.530125">
            <text:p>77.530125</text:p>
          </table:table-cell>
          <table:table-cell office:value-type="float" office:value="77.4501875">
            <text:p>77.4501875</text:p>
          </table:table-cell>
          <table:table-cell office:value-type="float" office:value="77.4059375">
            <text:p>77.4059375</text:p>
          </table:table-cell>
          <table:table-cell office:value-type="float" office:value="77.4964375">
            <text:p>77.4964375</text:p>
          </table:table-cell>
          <table:table-cell office:value-type="float" office:value="77.460125">
            <text:p>77.460125</text:p>
          </table:table-cell>
          <table:table-cell table:number-columns-repeated="2"/>
        </table:table-row>
        <table:table-row table:style-name="ro1">
          <table:table-cell office:value-type="float" office:value="77.5453125">
            <text:p>77.5453125</text:p>
          </table:table-cell>
          <table:table-cell office:value-type="float" office:value="77.4409375">
            <text:p>77.4409375</text:p>
          </table:table-cell>
          <table:table-cell office:value-type="float" office:value="77.4099375">
            <text:p>77.4099375</text:p>
          </table:table-cell>
          <table:table-cell office:value-type="float" office:value="77.5056875">
            <text:p>77.5056875</text:p>
          </table:table-cell>
          <table:table-cell office:value-type="float" office:value="77.4825625">
            <text:p>77.4825625</text:p>
          </table:table-cell>
          <table:table-cell table:number-columns-repeated="2"/>
        </table:table-row>
        <table:table-row table:style-name="ro1">
          <table:table-cell office:value-type="float" office:value="77.5268125">
            <text:p>77.5268125</text:p>
          </table:table-cell>
          <table:table-cell office:value-type="float" office:value="77.456125">
            <text:p>77.456125</text:p>
          </table:table-cell>
          <table:table-cell office:value-type="float" office:value="77.42575">
            <text:p>77.42575</text:p>
          </table:table-cell>
          <table:table-cell office:value-type="float" office:value="77.47725">
            <text:p>77.47725</text:p>
          </table:table-cell>
          <table:table-cell office:value-type="float" office:value="77.491125">
            <text:p>77.491125</text:p>
          </table:table-cell>
          <table:table-cell table:number-columns-repeated="2"/>
        </table:table-row>
        <table:table-row table:style-name="ro1">
          <table:table-cell office:value-type="float" office:value="77.5275">
            <text:p>77.5275</text:p>
          </table:table-cell>
          <table:table-cell office:value-type="float" office:value="77.4455625">
            <text:p>77.4455625</text:p>
          </table:table-cell>
          <table:table-cell office:value-type="float" office:value="77.42575">
            <text:p>77.42575</text:p>
          </table:table-cell>
          <table:table-cell office:value-type="float" office:value="77.4891875">
            <text:p>77.4891875</text:p>
          </table:table-cell>
          <table:table-cell office:value-type="float" office:value="77.474">
            <text:p>77.474</text:p>
          </table:table-cell>
          <table:table-cell table:number-columns-repeated="2"/>
        </table:table-row>
        <table:table-row table:style-name="ro1">
          <table:table-cell office:value-type="float" office:value="77.5255">
            <text:p>77.5255</text:p>
          </table:table-cell>
          <table:table-cell office:value-type="float" office:value="77.44225">
            <text:p>77.44225</text:p>
          </table:table-cell>
          <table:table-cell office:value-type="float" office:value="77.4383125">
            <text:p>77.4383125</text:p>
          </table:table-cell>
          <table:table-cell office:value-type="float" office:value="77.5169375">
            <text:p>77.5169375</text:p>
          </table:table-cell>
          <table:table-cell office:value-type="float" office:value="77.472625">
            <text:p>77.472625</text:p>
          </table:table-cell>
          <table:table-cell table:number-columns-repeated="2"/>
        </table:table-row>
        <table:table-row table:style-name="ro1">
          <table:table-cell office:value-type="float" office:value="77.526125">
            <text:p>77.526125</text:p>
          </table:table-cell>
          <table:table-cell office:value-type="float" office:value="77.4409375">
            <text:p>77.4409375</text:p>
          </table:table-cell>
          <table:table-cell office:value-type="float" office:value="77.4455625">
            <text:p>77.4455625</text:p>
          </table:table-cell>
          <table:table-cell office:value-type="float" office:value="77.4970625">
            <text:p>77.4970625</text:p>
          </table:table-cell>
          <table:table-cell office:value-type="float" office:value="77.49775">
            <text:p>77.49775</text:p>
          </table:table-cell>
          <table:table-cell table:number-columns-repeated="2"/>
        </table:table-row>
        <table:table-row table:style-name="ro1">
          <table:table-cell office:value-type="float" office:value="77.53675">
            <text:p>77.53675</text:p>
          </table:table-cell>
          <table:table-cell office:value-type="float" office:value="77.4541875">
            <text:p>77.4541875</text:p>
          </table:table-cell>
          <table:table-cell office:value-type="float" office:value="77.4449375">
            <text:p>77.4449375</text:p>
          </table:table-cell>
          <table:table-cell office:value-type="float" office:value="77.4964375">
            <text:p>77.4964375</text:p>
          </table:table-cell>
          <table:table-cell office:value-type="float" office:value="77.4753125">
            <text:p>77.4753125</text:p>
          </table:table-cell>
          <table:table-cell table:number-columns-repeated="2"/>
        </table:table-row>
        <table:table-row table:style-name="ro1">
          <table:table-cell office:value-type="float" office:value="77.5294375">
            <text:p>77.5294375</text:p>
          </table:table-cell>
          <table:table-cell office:value-type="float" office:value="77.4634375">
            <text:p>77.4634375</text:p>
          </table:table-cell>
          <table:table-cell office:value-type="float" office:value="77.4521875">
            <text:p>77.4521875</text:p>
          </table:table-cell>
          <table:table-cell office:value-type="float" office:value="77.4924375">
            <text:p>77.4924375</text:p>
          </table:table-cell>
          <table:table-cell office:value-type="float" office:value="77.4851875">
            <text:p>77.4851875</text:p>
          </table:table-cell>
          <table:table-cell table:number-columns-repeated="2"/>
        </table:table-row>
        <table:table-row table:style-name="ro1">
          <table:table-cell office:value-type="float" office:value="77.5380625">
            <text:p>77.5380625</text:p>
          </table:table-cell>
          <table:table-cell office:value-type="float" office:value="77.435">
            <text:p>77.435</text:p>
          </table:table-cell>
          <table:table-cell office:value-type="float" office:value="77.4666875">
            <text:p>77.4666875</text:p>
          </table:table-cell>
          <table:table-cell office:value-type="float" office:value="77.49975">
            <text:p>77.49975</text:p>
          </table:table-cell>
          <table:table-cell office:value-type="float" office:value="77.46475">
            <text:p>77.46475</text:p>
          </table:table-cell>
          <table:table-cell table:number-columns-repeated="2"/>
        </table:table-row>
        <table:table-row table:style-name="ro1">
          <table:table-cell office:value-type="float" office:value="77.55125">
            <text:p>77.55125</text:p>
          </table:table-cell>
          <table:table-cell office:value-type="float" office:value="77.4555">
            <text:p>77.4555</text:p>
          </table:table-cell>
          <table:table-cell office:value-type="float" office:value="77.437625">
            <text:p>77.437625</text:p>
          </table:table-cell>
          <table:table-cell office:value-type="float" office:value="77.520875">
            <text:p>77.520875</text:p>
          </table:table-cell>
          <table:table-cell office:value-type="float" office:value="77.478625">
            <text:p>77.478625</text:p>
          </table:table-cell>
          <table:table-cell table:number-columns-repeated="2"/>
        </table:table-row>
        <table:table-row table:style-name="ro1">
          <table:table-cell office:value-type="float" office:value="77.555875">
            <text:p>77.555875</text:p>
          </table:table-cell>
          <table:table-cell office:value-type="float" office:value="77.428375">
            <text:p>77.428375</text:p>
          </table:table-cell>
          <table:table-cell office:value-type="float" office:value="77.4205">
            <text:p>77.4205</text:p>
          </table:table-cell>
          <table:table-cell office:value-type="float" office:value="77.5268125">
            <text:p>77.5268125</text:p>
          </table:table-cell>
          <table:table-cell office:value-type="float" office:value="77.4805625">
            <text:p>77.4805625</text:p>
          </table:table-cell>
          <table:table-cell table:number-columns-repeated="2"/>
        </table:table-row>
        <table:table-row table:style-name="ro1">
          <table:table-cell office:value-type="float" office:value="77.5288125">
            <text:p>77.5288125</text:p>
          </table:table-cell>
          <table:table-cell office:value-type="float" office:value="77.4171875">
            <text:p>77.4171875</text:p>
          </table:table-cell>
          <table:table-cell office:value-type="float" office:value="77.42375">
            <text:p>77.42375</text:p>
          </table:table-cell>
          <table:table-cell office:value-type="float" office:value="77.4713125">
            <text:p>77.4713125</text:p>
          </table:table-cell>
          <table:table-cell office:value-type="float" office:value="77.4885">
            <text:p>77.4885</text:p>
          </table:table-cell>
          <table:table-cell table:number-columns-repeated="2"/>
        </table:table-row>
        <table:table-row table:style-name="ro1">
          <table:table-cell office:value-type="float" office:value="77.5314375">
            <text:p>77.5314375</text:p>
          </table:table-cell>
          <table:table-cell office:value-type="float" office:value="77.4079375">
            <text:p>77.4079375</text:p>
          </table:table-cell>
          <table:table-cell office:value-type="float" office:value="77.430375">
            <text:p>77.430375</text:p>
          </table:table-cell>
          <table:table-cell office:value-type="float" office:value="77.49975">
            <text:p>77.49975</text:p>
          </table:table-cell>
          <table:table-cell office:value-type="float" office:value="77.4666875">
            <text:p>77.4666875</text:p>
          </table:table-cell>
          <table:table-cell table:number-columns-repeated="2"/>
        </table:table-row>
        <table:table-row table:style-name="ro1">
          <table:table-cell office:value-type="float" office:value="77.541375">
            <text:p>77.541375</text:p>
          </table:table-cell>
          <table:table-cell office:value-type="float" office:value="77.4403125">
            <text:p>77.4403125</text:p>
          </table:table-cell>
          <table:table-cell office:value-type="float" office:value="77.44625">
            <text:p>77.44625</text:p>
          </table:table-cell>
          <table:table-cell office:value-type="float" office:value="77.4970625">
            <text:p>77.4970625</text:p>
          </table:table-cell>
          <table:table-cell office:value-type="float" office:value="77.4825625">
            <text:p>77.4825625</text:p>
          </table:table-cell>
          <table:table-cell table:number-columns-repeated="2"/>
        </table:table-row>
        <table:table-row table:style-name="ro1">
          <table:table-cell office:value-type="float" office:value="77.5406875">
            <text:p>77.5406875</text:p>
          </table:table-cell>
          <table:table-cell office:value-type="float" office:value="77.4363125">
            <text:p>77.4363125</text:p>
          </table:table-cell>
          <table:table-cell office:value-type="float" office:value="77.4528125">
            <text:p>77.4528125</text:p>
          </table:table-cell>
          <table:table-cell office:value-type="float" office:value="77.5275">
            <text:p>77.5275</text:p>
          </table:table-cell>
          <table:table-cell office:value-type="float" office:value="77.4759375">
            <text:p>77.4759375</text:p>
          </table:table-cell>
          <table:table-cell table:number-columns-repeated="2"/>
        </table:table-row>
        <table:table-row table:style-name="ro1">
          <table:table-cell office:value-type="float" office:value="77.5598125">
            <text:p>77.5598125</text:p>
          </table:table-cell>
          <table:table-cell office:value-type="float" office:value="77.4515">
            <text:p>77.4515</text:p>
          </table:table-cell>
          <table:table-cell office:value-type="float" office:value="77.4548125">
            <text:p>77.4548125</text:p>
          </table:table-cell>
          <table:table-cell office:value-type="float" office:value="77.4871875">
            <text:p>77.4871875</text:p>
          </table:table-cell>
          <table:table-cell office:value-type="float" office:value="77.48125">
            <text:p>77.48125</text:p>
          </table:table-cell>
          <table:table-cell table:number-columns-repeated="2"/>
        </table:table-row>
        <table:table-row table:style-name="ro1">
          <table:table-cell office:value-type="float" office:value="77.563125">
            <text:p>77.563125</text:p>
          </table:table-cell>
          <table:table-cell office:value-type="float" office:value="77.437">
            <text:p>77.437</text:p>
          </table:table-cell>
          <table:table-cell office:value-type="float" office:value="77.472">
            <text:p>77.472</text:p>
          </table:table-cell>
          <table:table-cell office:value-type="float" office:value="77.487875">
            <text:p>77.487875</text:p>
          </table:table-cell>
          <table:table-cell office:value-type="float" office:value="77.4898125">
            <text:p>77.4898125</text:p>
          </table:table-cell>
          <table:table-cell table:number-columns-repeated="2"/>
        </table:table-row>
        <table:table-row table:style-name="ro1">
          <table:table-cell office:value-type="float" office:value="77.548625">
            <text:p>77.548625</text:p>
          </table:table-cell>
          <table:table-cell office:value-type="float" office:value="77.456125">
            <text:p>77.456125</text:p>
          </table:table-cell>
          <table:table-cell office:value-type="float" office:value="77.4594375">
            <text:p>77.4594375</text:p>
          </table:table-cell>
          <table:table-cell office:value-type="float" office:value="77.509625">
            <text:p>77.509625</text:p>
          </table:table-cell>
          <table:table-cell office:value-type="float" office:value="77.49575">
            <text:p>77.49575</text:p>
          </table:table-cell>
          <table:table-cell table:number-columns-repeated="2"/>
        </table:table-row>
        <table:table-row table:style-name="ro1">
          <table:table-cell office:value-type="float" office:value="77.548625">
            <text:p>77.548625</text:p>
          </table:table-cell>
          <table:table-cell office:value-type="float" office:value="77.439">
            <text:p>77.439</text:p>
          </table:table-cell>
          <table:table-cell office:value-type="float" office:value="77.4594375">
            <text:p>77.4594375</text:p>
          </table:table-cell>
          <table:table-cell office:value-type="float" office:value="77.495125">
            <text:p>77.495125</text:p>
          </table:table-cell>
          <table:table-cell office:value-type="float" office:value="77.485875">
            <text:p>77.485875</text:p>
          </table:table-cell>
          <table:table-cell table:number-columns-repeated="2"/>
        </table:table-row>
        <table:table-row table:style-name="ro1">
          <table:table-cell office:value-type="float" office:value="77.5605">
            <text:p>77.5605</text:p>
          </table:table-cell>
          <table:table-cell office:value-type="float" office:value="77.4588125">
            <text:p>77.4588125</text:p>
          </table:table-cell>
          <table:table-cell office:value-type="float" office:value="77.458125">
            <text:p>77.458125</text:p>
          </table:table-cell>
          <table:table-cell office:value-type="float" office:value="77.4845625">
            <text:p>77.4845625</text:p>
          </table:table-cell>
          <table:table-cell office:value-type="float" office:value="77.5195625">
            <text:p>77.5195625</text:p>
          </table:table-cell>
          <table:table-cell table:number-columns-repeated="2"/>
        </table:table-row>
        <table:table-row table:style-name="ro1">
          <table:table-cell office:value-type="float" office:value="77.5591875">
            <text:p>77.5591875</text:p>
          </table:table-cell>
          <table:table-cell office:value-type="float" office:value="77.4495625">
            <text:p>77.4495625</text:p>
          </table:table-cell>
          <table:table-cell office:value-type="float" office:value="77.4614375">
            <text:p>77.4614375</text:p>
          </table:table-cell>
          <table:table-cell office:value-type="float" office:value="77.4918125">
            <text:p>77.4918125</text:p>
          </table:table-cell>
          <table:table-cell office:value-type="float" office:value="77.46075">
            <text:p>77.46075</text:p>
          </table:table-cell>
          <table:table-cell table:number-columns-repeated="2"/>
        </table:table-row>
        <table:table-row table:style-name="ro1">
          <table:table-cell office:value-type="float" office:value="77.548625">
            <text:p>77.548625</text:p>
          </table:table-cell>
          <table:table-cell office:value-type="float" office:value="77.46275">
            <text:p>77.46275</text:p>
          </table:table-cell>
          <table:table-cell office:value-type="float" office:value="77.450875">
            <text:p>77.450875</text:p>
          </table:table-cell>
          <table:table-cell office:value-type="float" office:value="77.49775">
            <text:p>77.49775</text:p>
          </table:table-cell>
          <table:table-cell office:value-type="float" office:value="77.476625">
            <text:p>77.476625</text:p>
          </table:table-cell>
          <table:table-cell table:number-columns-repeated="2"/>
        </table:table-row>
        <table:table-row table:style-name="ro1">
          <table:table-cell office:value-type="float" office:value="77.577">
            <text:p>77.577</text:p>
          </table:table-cell>
          <table:table-cell office:value-type="float" office:value="77.4634375">
            <text:p>77.4634375</text:p>
          </table:table-cell>
          <table:table-cell office:value-type="float" office:value="77.446875">
            <text:p>77.446875</text:p>
          </table:table-cell>
          <table:table-cell office:value-type="float" office:value="77.5016875">
            <text:p>77.5016875</text:p>
          </table:table-cell>
          <table:table-cell office:value-type="float" office:value="77.481875">
            <text:p>77.481875</text:p>
          </table:table-cell>
          <table:table-cell table:number-columns-repeated="2"/>
        </table:table-row>
        <table:table-row table:style-name="ro1">
          <table:table-cell office:value-type="float" office:value="77.548625">
            <text:p>77.548625</text:p>
          </table:table-cell>
          <table:table-cell office:value-type="float" office:value="77.4521875">
            <text:p>77.4521875</text:p>
          </table:table-cell>
          <table:table-cell office:value-type="float" office:value="77.4409375">
            <text:p>77.4409375</text:p>
          </table:table-cell>
          <table:table-cell office:value-type="float" office:value="77.4905">
            <text:p>77.4905</text:p>
          </table:table-cell>
          <table:table-cell office:value-type="float" office:value="77.4713125">
            <text:p>77.4713125</text:p>
          </table:table-cell>
          <table:table-cell table:number-columns-repeated="2"/>
        </table:table-row>
        <table:table-row table:style-name="ro1">
          <table:table-cell office:value-type="float" office:value="77.55125">
            <text:p>77.55125</text:p>
          </table:table-cell>
          <table:table-cell office:value-type="float" office:value="77.4541875">
            <text:p>77.4541875</text:p>
          </table:table-cell>
          <table:table-cell office:value-type="float" office:value="77.460125">
            <text:p>77.460125</text:p>
          </table:table-cell>
          <table:table-cell office:value-type="float" office:value="77.5083125">
            <text:p>77.5083125</text:p>
          </table:table-cell>
          <table:table-cell office:value-type="float" office:value="77.509">
            <text:p>77.509</text:p>
          </table:table-cell>
          <table:table-cell table:number-columns-repeated="2"/>
        </table:table-row>
        <table:table-row table:style-name="ro1">
          <table:table-cell office:value-type="float" office:value="77.565125">
            <text:p>77.565125</text:p>
          </table:table-cell>
          <table:table-cell office:value-type="float" office:value="77.4409375">
            <text:p>77.4409375</text:p>
          </table:table-cell>
          <table:table-cell office:value-type="float" office:value="77.4574375">
            <text:p>77.4574375</text:p>
          </table:table-cell>
          <table:table-cell office:value-type="float" office:value="77.4970625">
            <text:p>77.4970625</text:p>
          </table:table-cell>
          <table:table-cell office:value-type="float" office:value="77.4944375">
            <text:p>77.4944375</text:p>
          </table:table-cell>
          <table:table-cell table:number-columns-repeated="2"/>
        </table:table-row>
        <table:table-row table:style-name="ro1">
          <table:table-cell office:value-type="float" office:value="77.567125">
            <text:p>77.567125</text:p>
          </table:table-cell>
          <table:table-cell office:value-type="float" office:value="77.4435625">
            <text:p>77.4435625</text:p>
          </table:table-cell>
          <table:table-cell office:value-type="float" office:value="77.4594375">
            <text:p>77.4594375</text:p>
          </table:table-cell>
          <table:table-cell office:value-type="float" office:value="77.509">
            <text:p>77.509</text:p>
          </table:table-cell>
          <table:table-cell office:value-type="float" office:value="77.5030625">
            <text:p>77.5030625</text:p>
          </table:table-cell>
          <table:table-cell table:number-columns-repeated="2"/>
        </table:table-row>
        <table:table-row table:style-name="ro1">
          <table:table-cell office:value-type="float" office:value="77.5201875">
            <text:p>77.5201875</text:p>
          </table:table-cell>
          <table:table-cell office:value-type="float" office:value="77.433">
            <text:p>77.433</text:p>
          </table:table-cell>
          <table:table-cell office:value-type="float" office:value="77.4686875">
            <text:p>77.4686875</text:p>
          </table:table-cell>
          <table:table-cell office:value-type="float" office:value="77.4753125">
            <text:p>77.4753125</text:p>
          </table:table-cell>
          <table:table-cell office:value-type="float" office:value="77.458125">
            <text:p>77.458125</text:p>
          </table:table-cell>
          <table:table-cell table:number-columns-repeated="2"/>
        </table:table-row>
        <table:table-row table:style-name="ro1">
          <table:table-cell office:value-type="float" office:value="77.51625">
            <text:p>77.51625</text:p>
          </table:table-cell>
          <table:table-cell office:value-type="float" office:value="77.4429375">
            <text:p>77.4429375</text:p>
          </table:table-cell>
          <table:table-cell office:value-type="float" office:value="77.4686875">
            <text:p>77.4686875</text:p>
          </table:table-cell>
          <table:table-cell office:value-type="float" office:value="77.4938125">
            <text:p>77.4938125</text:p>
          </table:table-cell>
          <table:table-cell office:value-type="float" office:value="77.474">
            <text:p>77.474</text:p>
          </table:table-cell>
          <table:table-cell table:number-columns-repeated="2"/>
        </table:table-row>
        <table:table-row table:style-name="ro1">
          <table:table-cell office:value-type="float" office:value="77.5109375">
            <text:p>77.5109375</text:p>
          </table:table-cell>
          <table:table-cell office:value-type="float" office:value="77.4224375">
            <text:p>77.4224375</text:p>
          </table:table-cell>
          <table:table-cell office:value-type="float" office:value="77.474">
            <text:p>77.474</text:p>
          </table:table-cell>
          <table:table-cell office:value-type="float" office:value="77.4944375">
            <text:p>77.4944375</text:p>
          </table:table-cell>
          <table:table-cell office:value-type="float" office:value="77.46075">
            <text:p>77.46075</text:p>
          </table:table-cell>
          <table:table-cell table:number-columns-repeated="2"/>
        </table:table-row>
        <table:table-row table:style-name="ro1">
          <table:table-cell office:value-type="float" office:value="77.553875">
            <text:p>77.553875</text:p>
          </table:table-cell>
          <table:table-cell office:value-type="float" office:value="77.434375">
            <text:p>77.434375</text:p>
          </table:table-cell>
          <table:table-cell office:value-type="float" office:value="77.4713125">
            <text:p>77.4713125</text:p>
          </table:table-cell>
          <table:table-cell office:value-type="float" office:value="77.4865">
            <text:p>77.4865</text:p>
          </table:table-cell>
          <table:table-cell office:value-type="float" office:value="77.4660625">
            <text:p>77.4660625</text:p>
          </table:table-cell>
          <table:table-cell table:number-columns-repeated="2"/>
        </table:table-row>
        <table:table-row table:style-name="ro1">
          <table:table-cell office:value-type="float" office:value="77.537375">
            <text:p>77.537375</text:p>
          </table:table-cell>
          <table:table-cell office:value-type="float" office:value="77.434375">
            <text:p>77.434375</text:p>
          </table:table-cell>
          <table:table-cell office:value-type="float" office:value="77.474625">
            <text:p>77.474625</text:p>
          </table:table-cell>
          <table:table-cell office:value-type="float" office:value="77.493125">
            <text:p>77.493125</text:p>
          </table:table-cell>
          <table:table-cell office:value-type="float" office:value="77.4918125">
            <text:p>77.4918125</text:p>
          </table:table-cell>
          <table:table-cell table:number-columns-repeated="2"/>
        </table:table-row>
        <table:table-row table:style-name="ro1">
          <table:table-cell office:value-type="float" office:value="77.5406875">
            <text:p>77.5406875</text:p>
          </table:table-cell>
          <table:table-cell office:value-type="float" office:value="77.4409375">
            <text:p>77.4409375</text:p>
          </table:table-cell>
          <table:table-cell office:value-type="float" office:value="77.478625">
            <text:p>77.478625</text:p>
          </table:table-cell>
          <table:table-cell office:value-type="float" office:value="77.4753125">
            <text:p>77.4753125</text:p>
          </table:table-cell>
          <table:table-cell office:value-type="float" office:value="77.4660625">
            <text:p>77.4660625</text:p>
          </table:table-cell>
          <table:table-cell table:number-columns-repeated="2"/>
        </table:table-row>
        <table:table-row table:style-name="ro1">
          <table:table-cell office:value-type="float" office:value="77.5406875">
            <text:p>77.5406875</text:p>
          </table:table-cell>
          <table:table-cell office:value-type="float" office:value="77.4310625">
            <text:p>77.4310625</text:p>
          </table:table-cell>
          <table:table-cell office:value-type="float" office:value="77.4666875">
            <text:p>77.4666875</text:p>
          </table:table-cell>
          <table:table-cell office:value-type="float" office:value="77.500375">
            <text:p>77.500375</text:p>
          </table:table-cell>
          <table:table-cell office:value-type="float" office:value="77.4779375">
            <text:p>77.4779375</text:p>
          </table:table-cell>
          <table:table-cell table:number-columns-repeated="2"/>
        </table:table-row>
        <table:table-row table:style-name="ro1">
          <table:table-cell office:value-type="float" office:value="77.51825">
            <text:p>77.51825</text:p>
          </table:table-cell>
          <table:table-cell office:value-type="float" office:value="77.487875">
            <text:p>77.487875</text:p>
          </table:table-cell>
          <table:table-cell office:value-type="float" office:value="77.4660625">
            <text:p>77.4660625</text:p>
          </table:table-cell>
          <table:table-cell office:value-type="float" office:value="77.5155625">
            <text:p>77.5155625</text:p>
          </table:table-cell>
          <table:table-cell office:value-type="float" office:value="77.474625">
            <text:p>77.474625</text:p>
          </table:table-cell>
          <table:table-cell table:number-columns-repeated="2"/>
        </table:table-row>
        <table:table-row table:style-name="ro1">
          <table:table-cell office:value-type="float" office:value="77.49575">
            <text:p>77.49575</text:p>
          </table:table-cell>
          <table:table-cell office:value-type="float" office:value="77.4363125">
            <text:p>77.4363125</text:p>
          </table:table-cell>
          <table:table-cell office:value-type="float" office:value="77.47725">
            <text:p>77.47725</text:p>
          </table:table-cell>
          <table:table-cell office:value-type="float" office:value="77.485875">
            <text:p>77.485875</text:p>
          </table:table-cell>
          <table:table-cell office:value-type="float" office:value="77.47">
            <text:p>77.47</text:p>
          </table:table-cell>
          <table:table-cell table:number-columns-repeated="2"/>
        </table:table-row>
        <table:table-row table:style-name="ro1">
          <table:table-cell office:value-type="float" office:value="77.4799375">
            <text:p>77.4799375</text:p>
          </table:table-cell>
          <table:table-cell office:value-type="float" office:value="77.4363125">
            <text:p>77.4363125</text:p>
          </table:table-cell>
          <table:table-cell office:value-type="float" office:value="77.4924375">
            <text:p>77.4924375</text:p>
          </table:table-cell>
          <table:table-cell office:value-type="float" office:value="77.4885">
            <text:p>77.4885</text:p>
          </table:table-cell>
          <table:table-cell office:value-type="float" office:value="77.460125">
            <text:p>77.460125</text:p>
          </table:table-cell>
          <table:table-cell table:number-columns-repeated="2"/>
        </table:table-row>
        <table:table-row table:style-name="ro1">
          <table:table-cell office:value-type="float" office:value="77.5030625">
            <text:p>77.5030625</text:p>
          </table:table-cell>
          <table:table-cell office:value-type="float" office:value="77.4588125">
            <text:p>77.4588125</text:p>
          </table:table-cell>
          <table:table-cell office:value-type="float" office:value="77.47925">
            <text:p>77.47925</text:p>
          </table:table-cell>
          <table:table-cell office:value-type="float" office:value="77.485875">
            <text:p>77.485875</text:p>
          </table:table-cell>
          <table:table-cell office:value-type="float" office:value="77.4871875">
            <text:p>77.4871875</text:p>
          </table:table-cell>
          <table:table-cell table:number-columns-repeated="2"/>
        </table:table-row>
        <table:table-row table:style-name="ro1">
          <table:table-cell office:value-type="float" office:value="77.478625">
            <text:p>77.478625</text:p>
          </table:table-cell>
          <table:table-cell office:value-type="float" office:value="77.4310625">
            <text:p>77.4310625</text:p>
          </table:table-cell>
          <table:table-cell office:value-type="float" office:value="77.4805625">
            <text:p>77.4805625</text:p>
          </table:table-cell>
          <table:table-cell office:value-type="float" office:value="77.5169375">
            <text:p>77.5169375</text:p>
          </table:table-cell>
          <table:table-cell office:value-type="float" office:value="77.481875">
            <text:p>77.481875</text:p>
          </table:table-cell>
          <table:table-cell table:number-columns-repeated="2"/>
        </table:table-row>
        <table:table-row table:style-name="ro1">
          <table:table-cell office:value-type="float" office:value="77.472625">
            <text:p>77.472625</text:p>
          </table:table-cell>
          <table:table-cell office:value-type="float" office:value="77.4521875">
            <text:p>77.4521875</text:p>
          </table:table-cell>
          <table:table-cell office:value-type="float" office:value="77.4851875">
            <text:p>77.4851875</text:p>
          </table:table-cell>
          <table:table-cell office:value-type="float" office:value="77.4885">
            <text:p>77.4885</text:p>
          </table:table-cell>
          <table:table-cell office:value-type="float" office:value="77.472625">
            <text:p>77.472625</text:p>
          </table:table-cell>
          <table:table-cell table:number-columns-repeated="2"/>
        </table:table-row>
        <table:table-row table:style-name="ro1">
          <table:table-cell office:value-type="float" office:value="77.4706875">
            <text:p>77.4706875</text:p>
          </table:table-cell>
          <table:table-cell office:value-type="float" office:value="77.4363125">
            <text:p>77.4363125</text:p>
          </table:table-cell>
          <table:table-cell office:value-type="float" office:value="77.4759375">
            <text:p>77.4759375</text:p>
          </table:table-cell>
          <table:table-cell office:value-type="float" office:value="77.5030625">
            <text:p>77.5030625</text:p>
          </table:table-cell>
          <table:table-cell office:value-type="float" office:value="77.4521875">
            <text:p>77.4521875</text:p>
          </table:table-cell>
          <table:table-cell table:number-columns-repeated="2"/>
        </table:table-row>
        <table:table-row table:style-name="ro1">
          <table:table-cell office:value-type="float" office:value="77.500375">
            <text:p>77.500375</text:p>
          </table:table-cell>
          <table:table-cell office:value-type="float" office:value="77.4568125">
            <text:p>77.4568125</text:p>
          </table:table-cell>
          <table:table-cell office:value-type="float" office:value="77.46075">
            <text:p>77.46075</text:p>
          </table:table-cell>
          <table:table-cell office:value-type="float" office:value="77.5294375">
            <text:p>77.5294375</text:p>
          </table:table-cell>
          <table:table-cell office:value-type="float" office:value="77.474">
            <text:p>77.474</text:p>
          </table:table-cell>
          <table:table-cell table:number-columns-repeated="2"/>
        </table:table-row>
        <table:table-row table:style-name="ro1">
          <table:table-cell office:value-type="float" office:value="77.526125">
            <text:p>77.526125</text:p>
          </table:table-cell>
          <table:table-cell office:value-type="float" office:value="77.42975">
            <text:p>77.42975</text:p>
          </table:table-cell>
          <table:table-cell office:value-type="float" office:value="77.4574375">
            <text:p>77.4574375</text:p>
          </table:table-cell>
          <table:table-cell office:value-type="float" office:value="77.5083125">
            <text:p>77.5083125</text:p>
          </table:table-cell>
          <table:table-cell office:value-type="float" office:value="77.4706875">
            <text:p>77.4706875</text:p>
          </table:table-cell>
          <table:table-cell table:number-columns-repeated="2"/>
        </table:table-row>
        <table:table-row table:style-name="ro1">
          <table:table-cell office:value-type="float" office:value="77.5030625">
            <text:p>77.5030625</text:p>
          </table:table-cell>
          <table:table-cell office:value-type="float" office:value="77.42575">
            <text:p>77.42575</text:p>
          </table:table-cell>
          <table:table-cell office:value-type="float" office:value="77.46075">
            <text:p>77.46075</text:p>
          </table:table-cell>
          <table:table-cell office:value-type="float" office:value="77.448875">
            <text:p>77.448875</text:p>
          </table:table-cell>
          <table:table-cell office:value-type="float" office:value="77.4805625">
            <text:p>77.4805625</text:p>
          </table:table-cell>
          <table:table-cell table:number-columns-repeated="2"/>
        </table:table-row>
        <table:table-row table:style-name="ro1">
          <table:table-cell office:value-type="float" office:value="77.5195625">
            <text:p>77.5195625</text:p>
          </table:table-cell>
          <table:table-cell office:value-type="float" office:value="77.42775">
            <text:p>77.42775</text:p>
          </table:table-cell>
          <table:table-cell office:value-type="float" office:value="77.467375">
            <text:p>77.467375</text:p>
          </table:table-cell>
          <table:table-cell office:value-type="float" office:value="77.4964375">
            <text:p>77.4964375</text:p>
          </table:table-cell>
          <table:table-cell office:value-type="float" office:value="77.5010625">
            <text:p>77.5010625</text:p>
          </table:table-cell>
          <table:table-cell table:number-columns-repeated="2"/>
        </table:table-row>
        <table:table-row table:style-name="ro1">
          <table:table-cell office:value-type="float" office:value="77.520875">
            <text:p>77.520875</text:p>
          </table:table-cell>
          <table:table-cell office:value-type="float" office:value="77.4310625">
            <text:p>77.4310625</text:p>
          </table:table-cell>
          <table:table-cell office:value-type="float" office:value="77.4634375">
            <text:p>77.4634375</text:p>
          </table:table-cell>
          <table:table-cell office:value-type="float" office:value="77.495125">
            <text:p>77.495125</text:p>
          </table:table-cell>
          <table:table-cell office:value-type="float" office:value="77.4733125">
            <text:p>77.4733125</text:p>
          </table:table-cell>
          <table:table-cell table:number-columns-repeated="2"/>
        </table:table-row>
        <table:table-row table:style-name="ro1">
          <table:table-cell office:value-type="float" office:value="77.520875">
            <text:p>77.520875</text:p>
          </table:table-cell>
          <table:table-cell office:value-type="float" office:value="77.42375">
            <text:p>77.42375</text:p>
          </table:table-cell>
          <table:table-cell office:value-type="float" office:value="77.448875">
            <text:p>77.448875</text:p>
          </table:table-cell>
          <table:table-cell office:value-type="float" office:value="77.5175625">
            <text:p>77.5175625</text:p>
          </table:table-cell>
          <table:table-cell office:value-type="float" office:value="77.4924375">
            <text:p>77.4924375</text:p>
          </table:table-cell>
          <table:table-cell table:number-columns-repeated="2"/>
        </table:table-row>
        <table:table-row table:style-name="ro1">
          <table:table-cell office:value-type="float" office:value="77.4938125">
            <text:p>77.4938125</text:p>
          </table:table-cell>
          <table:table-cell office:value-type="float" office:value="77.44225">
            <text:p>77.44225</text:p>
          </table:table-cell>
          <table:table-cell office:value-type="float" office:value="77.428375">
            <text:p>77.428375</text:p>
          </table:table-cell>
          <table:table-cell office:value-type="float" office:value="77.5129375">
            <text:p>77.5129375</text:p>
          </table:table-cell>
          <table:table-cell office:value-type="float" office:value="77.4885">
            <text:p>77.4885</text:p>
          </table:table-cell>
          <table:table-cell table:number-columns-repeated="2"/>
        </table:table-row>
        <table:table-row table:style-name="ro1">
          <table:table-cell office:value-type="float" office:value="77.4918125">
            <text:p>77.4918125</text:p>
          </table:table-cell>
          <table:table-cell office:value-type="float" office:value="77.430375">
            <text:p>77.430375</text:p>
          </table:table-cell>
          <table:table-cell office:value-type="float" office:value="77.4198125">
            <text:p>77.4198125</text:p>
          </table:table-cell>
          <table:table-cell office:value-type="float" office:value="77.4753125">
            <text:p>77.4753125</text:p>
          </table:table-cell>
          <table:table-cell office:value-type="float" office:value="77.458125">
            <text:p>77.458125</text:p>
          </table:table-cell>
          <table:table-cell table:number-columns-repeated="2"/>
        </table:table-row>
        <table:table-row table:style-name="ro1">
          <table:table-cell office:value-type="float" office:value="77.5010625">
            <text:p>77.5010625</text:p>
          </table:table-cell>
          <table:table-cell office:value-type="float" office:value="77.4316875">
            <text:p>77.4316875</text:p>
          </table:table-cell>
          <table:table-cell office:value-type="float" office:value="77.3914375">
            <text:p>77.3914375</text:p>
          </table:table-cell>
          <table:table-cell office:value-type="float" office:value="77.5076875">
            <text:p>77.5076875</text:p>
          </table:table-cell>
          <table:table-cell office:value-type="float" office:value="77.4733125">
            <text:p>77.4733125</text:p>
          </table:table-cell>
          <table:table-cell table:number-columns-repeated="2"/>
        </table:table-row>
        <table:table-row table:style-name="ro1">
          <table:table-cell office:value-type="float" office:value="77.4970625">
            <text:p>77.4970625</text:p>
          </table:table-cell>
          <table:table-cell office:value-type="float" office:value="77.441625">
            <text:p>77.441625</text:p>
          </table:table-cell>
          <table:table-cell office:value-type="float" office:value="77.3755625">
            <text:p>77.3755625</text:p>
          </table:table-cell>
          <table:table-cell office:value-type="float" office:value="77.474625">
            <text:p>77.474625</text:p>
          </table:table-cell>
          <table:table-cell office:value-type="float" office:value="77.465375">
            <text:p>77.465375</text:p>
          </table:table-cell>
          <table:table-cell table:number-columns-repeated="2"/>
        </table:table-row>
        <table:table-row table:style-name="ro1">
          <table:table-cell office:value-type="float" office:value="77.5386875">
            <text:p>77.5386875</text:p>
          </table:table-cell>
          <table:table-cell office:value-type="float" office:value="77.448875">
            <text:p>77.448875</text:p>
          </table:table-cell>
          <table:table-cell office:value-type="float" office:value="77.3821875">
            <text:p>77.3821875</text:p>
          </table:table-cell>
          <table:table-cell office:value-type="float" office:value="77.500375">
            <text:p>77.500375</text:p>
          </table:table-cell>
          <table:table-cell office:value-type="float" office:value="77.4594375">
            <text:p>77.4594375</text:p>
          </table:table-cell>
          <table:table-cell table:number-columns-repeated="2"/>
        </table:table-row>
        <table:table-row table:style-name="ro1">
          <table:table-cell office:value-type="float" office:value="77.5433125">
            <text:p>77.5433125</text:p>
          </table:table-cell>
          <table:table-cell office:value-type="float" office:value="77.42775">
            <text:p>77.42775</text:p>
          </table:table-cell>
          <table:table-cell office:value-type="float" office:value="77.3900625">
            <text:p>77.3900625</text:p>
          </table:table-cell>
          <table:table-cell office:value-type="float" office:value="77.502375">
            <text:p>77.502375</text:p>
          </table:table-cell>
          <table:table-cell office:value-type="float" office:value="77.4938125">
            <text:p>77.4938125</text:p>
          </table:table-cell>
          <table:table-cell table:number-columns-repeated="2"/>
        </table:table-row>
        <table:table-row table:style-name="ro1">
          <table:table-cell office:value-type="float" office:value="77.53275">
            <text:p>77.53275</text:p>
          </table:table-cell>
          <table:table-cell office:value-type="float" office:value="77.4666875">
            <text:p>77.4666875</text:p>
          </table:table-cell>
          <table:table-cell office:value-type="float" office:value="77.3894375">
            <text:p>77.3894375</text:p>
          </table:table-cell>
          <table:table-cell office:value-type="float" office:value="77.487875">
            <text:p>77.487875</text:p>
          </table:table-cell>
          <table:table-cell office:value-type="float" office:value="77.4845625">
            <text:p>77.4845625</text:p>
          </table:table-cell>
          <table:table-cell table:number-columns-repeated="2"/>
        </table:table-row>
        <table:table-row table:style-name="ro1">
          <table:table-cell office:value-type="float" office:value="77.530125">
            <text:p>77.530125</text:p>
          </table:table-cell>
          <table:table-cell office:value-type="float" office:value="77.430375">
            <text:p>77.430375</text:p>
          </table:table-cell>
          <table:table-cell office:value-type="float" office:value="77.402625">
            <text:p>77.402625</text:p>
          </table:table-cell>
          <table:table-cell office:value-type="float" office:value="77.474625">
            <text:p>77.474625</text:p>
          </table:table-cell>
          <table:table-cell office:value-type="float" office:value="77.48325">
            <text:p>77.48325</text:p>
          </table:table-cell>
          <table:table-cell table:number-columns-repeated="2"/>
        </table:table-row>
        <table:table-row table:style-name="ro1">
          <table:table-cell office:value-type="float" office:value="77.51425">
            <text:p>77.51425</text:p>
          </table:table-cell>
          <table:table-cell table:number-columns-repeated="2" office:value-type="float" office:value="77.4218125">
            <text:p>77.4218125</text:p>
          </table:table-cell>
          <table:table-cell office:value-type="float" office:value="77.5215">
            <text:p>77.5215</text:p>
          </table:table-cell>
          <table:table-cell office:value-type="float" office:value="77.472">
            <text:p>77.472</text:p>
          </table:table-cell>
          <table:table-cell table:number-columns-repeated="2"/>
        </table:table-row>
        <table:table-row table:style-name="ro1">
          <table:table-cell office:value-type="float" office:value="77.51425">
            <text:p>77.51425</text:p>
          </table:table-cell>
          <table:table-cell office:value-type="float" office:value="77.4449375">
            <text:p>77.4449375</text:p>
          </table:table-cell>
          <table:table-cell office:value-type="float" office:value="77.437">
            <text:p>77.437</text:p>
          </table:table-cell>
          <table:table-cell office:value-type="float" office:value="77.4640625">
            <text:p>77.4640625</text:p>
          </table:table-cell>
          <table:table-cell office:value-type="float" office:value="77.4851875">
            <text:p>77.4851875</text:p>
          </table:table-cell>
          <table:table-cell table:number-columns-repeated="2"/>
        </table:table-row>
        <table:table-row table:style-name="ro1">
          <table:table-cell office:value-type="float" office:value="77.548625">
            <text:p>77.548625</text:p>
          </table:table-cell>
          <table:table-cell office:value-type="float" office:value="77.4495625">
            <text:p>77.4495625</text:p>
          </table:table-cell>
          <table:table-cell office:value-type="float" office:value="77.4429375">
            <text:p>77.4429375</text:p>
          </table:table-cell>
          <table:table-cell office:value-type="float" office:value="77.4970625">
            <text:p>77.4970625</text:p>
          </table:table-cell>
          <table:table-cell office:value-type="float" office:value="77.456125">
            <text:p>77.456125</text:p>
          </table:table-cell>
          <table:table-cell table:number-columns-repeated="2"/>
        </table:table-row>
        <table:table-row table:style-name="ro1">
          <table:table-cell office:value-type="float" office:value="77.55325">
            <text:p>77.55325</text:p>
          </table:table-cell>
          <table:table-cell office:value-type="float" office:value="77.430375">
            <text:p>77.430375</text:p>
          </table:table-cell>
          <table:table-cell office:value-type="float" office:value="77.446875">
            <text:p>77.446875</text:p>
          </table:table-cell>
          <table:table-cell office:value-type="float" office:value="77.528125">
            <text:p>77.528125</text:p>
          </table:table-cell>
          <table:table-cell office:value-type="float" office:value="77.468">
            <text:p>77.468</text:p>
          </table:table-cell>
          <table:table-cell table:number-columns-repeated="2"/>
        </table:table-row>
        <table:table-row table:style-name="ro1">
          <table:table-cell office:value-type="float" office:value="77.5499375">
            <text:p>77.5499375</text:p>
          </table:table-cell>
          <table:table-cell office:value-type="float" office:value="77.4588125">
            <text:p>77.4588125</text:p>
          </table:table-cell>
          <table:table-cell office:value-type="float" office:value="77.4455625">
            <text:p>77.4455625</text:p>
          </table:table-cell>
          <table:table-cell office:value-type="float" office:value="77.4970625">
            <text:p>77.4970625</text:p>
          </table:table-cell>
          <table:table-cell office:value-type="float" office:value="77.47725">
            <text:p>77.47725</text:p>
          </table:table-cell>
          <table:table-cell table:number-columns-repeated="2"/>
        </table:table-row>
        <table:table-row table:style-name="ro1">
          <table:table-cell office:value-type="float" office:value="77.5505625">
            <text:p>77.5505625</text:p>
          </table:table-cell>
          <table:table-cell office:value-type="float" office:value="77.4449375">
            <text:p>77.4449375</text:p>
          </table:table-cell>
          <table:table-cell office:value-type="float" office:value="77.4403125">
            <text:p>77.4403125</text:p>
          </table:table-cell>
          <table:table-cell office:value-type="float" office:value="77.5103125">
            <text:p>77.5103125</text:p>
          </table:table-cell>
          <table:table-cell office:value-type="float" office:value="77.49775">
            <text:p>77.49775</text:p>
          </table:table-cell>
          <table:table-cell table:number-columns-repeated="2"/>
        </table:table-row>
        <table:table-row table:style-name="ro1">
          <table:table-cell office:value-type="float" office:value="77.563125">
            <text:p>77.563125</text:p>
          </table:table-cell>
          <table:table-cell office:value-type="float" office:value="77.4620625">
            <text:p>77.4620625</text:p>
          </table:table-cell>
          <table:table-cell office:value-type="float" office:value="77.44625">
            <text:p>77.44625</text:p>
          </table:table-cell>
          <table:table-cell office:value-type="float" office:value="77.481875">
            <text:p>77.481875</text:p>
          </table:table-cell>
          <table:table-cell office:value-type="float" office:value="77.4805625">
            <text:p>77.4805625</text:p>
          </table:table-cell>
          <table:table-cell table:number-columns-repeated="2"/>
        </table:table-row>
        <table:table-row table:style-name="ro1">
          <table:table-cell office:value-type="float" office:value="77.56975">
            <text:p>77.56975</text:p>
          </table:table-cell>
          <table:table-cell office:value-type="float" office:value="77.4449375">
            <text:p>77.4449375</text:p>
          </table:table-cell>
          <table:table-cell office:value-type="float" office:value="77.434375">
            <text:p>77.434375</text:p>
          </table:table-cell>
          <table:table-cell office:value-type="float" office:value="77.5288125">
            <text:p>77.5288125</text:p>
          </table:table-cell>
          <table:table-cell office:value-type="float" office:value="77.468">
            <text:p>77.468</text:p>
          </table:table-cell>
          <table:table-cell table:number-columns-repeated="2"/>
        </table:table-row>
        <table:table-row table:style-name="ro1">
          <table:table-cell office:value-type="float" office:value="77.570375">
            <text:p>77.570375</text:p>
          </table:table-cell>
          <table:table-cell office:value-type="float" office:value="77.4660625">
            <text:p>77.4660625</text:p>
          </table:table-cell>
          <table:table-cell office:value-type="float" office:value="77.42775">
            <text:p>77.42775</text:p>
          </table:table-cell>
          <table:table-cell office:value-type="float" office:value="77.465375">
            <text:p>77.465375</text:p>
          </table:table-cell>
          <table:table-cell office:value-type="float" office:value="77.4905">
            <text:p>77.4905</text:p>
          </table:table-cell>
          <table:table-cell table:number-columns-repeated="2"/>
        </table:table-row>
        <table:table-row table:style-name="ro1">
          <table:table-cell office:value-type="float" office:value="77.56775">
            <text:p>77.56775</text:p>
          </table:table-cell>
          <table:table-cell office:value-type="float" office:value="77.446875">
            <text:p>77.446875</text:p>
          </table:table-cell>
          <table:table-cell office:value-type="float" office:value="77.46075">
            <text:p>77.46075</text:p>
          </table:table-cell>
          <table:table-cell office:value-type="float" office:value="77.5103125">
            <text:p>77.5103125</text:p>
          </table:table-cell>
          <table:table-cell office:value-type="float" office:value="77.472">
            <text:p>77.472</text:p>
          </table:table-cell>
          <table:table-cell table:number-columns-repeated="2"/>
        </table:table-row>
        <table:table-row table:style-name="ro1">
          <table:table-cell office:value-type="float" office:value="77.5638125">
            <text:p>77.5638125</text:p>
          </table:table-cell>
          <table:table-cell office:value-type="float" office:value="77.4178125">
            <text:p>77.4178125</text:p>
          </table:table-cell>
          <table:table-cell office:value-type="float" office:value="77.44225">
            <text:p>77.44225</text:p>
          </table:table-cell>
          <table:table-cell office:value-type="float" office:value="77.5083125">
            <text:p>77.5083125</text:p>
          </table:table-cell>
          <table:table-cell office:value-type="float" office:value="77.4845625">
            <text:p>77.4845625</text:p>
          </table:table-cell>
          <table:table-cell table:number-columns-repeated="2"/>
        </table:table-row>
        <table:table-row table:style-name="ro1">
          <table:table-cell office:value-type="float" office:value="77.5611875">
            <text:p>77.5611875</text:p>
          </table:table-cell>
          <table:table-cell office:value-type="float" office:value="77.4449375">
            <text:p>77.4449375</text:p>
          </table:table-cell>
          <table:table-cell office:value-type="float" office:value="77.44425">
            <text:p>77.44425</text:p>
          </table:table-cell>
          <table:table-cell office:value-type="float" office:value="77.49775">
            <text:p>77.49775</text:p>
          </table:table-cell>
          <table:table-cell office:value-type="float" office:value="77.465375">
            <text:p>77.465375</text:p>
          </table:table-cell>
          <table:table-cell table:number-columns-repeated="2"/>
        </table:table-row>
        <table:table-row table:style-name="ro1">
          <table:table-cell office:value-type="float" office:value="77.5611875">
            <text:p>77.5611875</text:p>
          </table:table-cell>
          <table:table-cell office:value-type="float" office:value="77.44425">
            <text:p>77.44425</text:p>
          </table:table-cell>
          <table:table-cell office:value-type="float" office:value="77.430375">
            <text:p>77.430375</text:p>
          </table:table-cell>
          <table:table-cell office:value-type="float" office:value="77.4713125">
            <text:p>77.4713125</text:p>
          </table:table-cell>
          <table:table-cell office:value-type="float" office:value="77.502375">
            <text:p>77.502375</text:p>
          </table:table-cell>
          <table:table-cell table:number-columns-repeated="2"/>
        </table:table-row>
        <table:table-row table:style-name="ro1">
          <table:table-cell office:value-type="float" office:value="77.5433125">
            <text:p>77.5433125</text:p>
          </table:table-cell>
          <table:table-cell office:value-type="float" office:value="77.4594375">
            <text:p>77.4594375</text:p>
          </table:table-cell>
          <table:table-cell office:value-type="float" office:value="77.4270625">
            <text:p>77.4270625</text:p>
          </table:table-cell>
          <table:table-cell office:value-type="float" office:value="77.491125">
            <text:p>77.491125</text:p>
          </table:table-cell>
          <table:table-cell office:value-type="float" office:value="77.5010625">
            <text:p>77.5010625</text:p>
          </table:table-cell>
          <table:table-cell table:number-columns-repeated="2"/>
        </table:table-row>
        <table:table-row table:style-name="ro1">
          <table:table-cell office:value-type="float" office:value="77.5275">
            <text:p>77.5275</text:p>
          </table:table-cell>
          <table:table-cell office:value-type="float" office:value="77.46475">
            <text:p>77.46475</text:p>
          </table:table-cell>
          <table:table-cell office:value-type="float" office:value="77.4290625">
            <text:p>77.4290625</text:p>
          </table:table-cell>
          <table:table-cell office:value-type="float" office:value="77.4905">
            <text:p>77.4905</text:p>
          </table:table-cell>
          <table:table-cell office:value-type="float" office:value="77.474625">
            <text:p>77.474625</text:p>
          </table:table-cell>
          <table:table-cell table:number-columns-repeated="2"/>
        </table:table-row>
        <table:table-row table:style-name="ro1">
          <table:table-cell office:value-type="float" office:value="77.5386875">
            <text:p>77.5386875</text:p>
          </table:table-cell>
          <table:table-cell office:value-type="float" office:value="77.434375">
            <text:p>77.434375</text:p>
          </table:table-cell>
          <table:table-cell office:value-type="float" office:value="77.3986875">
            <text:p>77.3986875</text:p>
          </table:table-cell>
          <table:table-cell office:value-type="float" office:value="77.4984375">
            <text:p>77.4984375</text:p>
          </table:table-cell>
          <table:table-cell office:value-type="float" office:value="77.4759375">
            <text:p>77.4759375</text:p>
          </table:table-cell>
          <table:table-cell table:number-columns-repeated="2"/>
        </table:table-row>
        <table:table-row table:style-name="ro1">
          <table:table-cell office:value-type="float" office:value="77.5519375">
            <text:p>77.5519375</text:p>
          </table:table-cell>
          <table:table-cell office:value-type="float" office:value="77.448875">
            <text:p>77.448875</text:p>
          </table:table-cell>
          <table:table-cell office:value-type="float" office:value="77.4059375">
            <text:p>77.4059375</text:p>
          </table:table-cell>
          <table:table-cell office:value-type="float" office:value="77.49575">
            <text:p>77.49575</text:p>
          </table:table-cell>
          <table:table-cell office:value-type="float" office:value="77.502375">
            <text:p>77.502375</text:p>
          </table:table-cell>
          <table:table-cell table:number-columns-repeated="2"/>
        </table:table-row>
        <table:table-row table:style-name="ro1">
          <table:table-cell office:value-type="float" office:value="77.544">
            <text:p>77.544</text:p>
          </table:table-cell>
          <table:table-cell office:value-type="float" office:value="77.4588125">
            <text:p>77.4588125</text:p>
          </table:table-cell>
          <table:table-cell office:value-type="float" office:value="77.3966875">
            <text:p>77.3966875</text:p>
          </table:table-cell>
          <table:table-cell office:value-type="float" office:value="77.5056875">
            <text:p>77.5056875</text:p>
          </table:table-cell>
          <table:table-cell office:value-type="float" office:value="77.4799375">
            <text:p>77.4799375</text:p>
          </table:table-cell>
          <table:table-cell table:number-columns-repeated="2"/>
        </table:table-row>
        <table:table-row table:style-name="ro1">
          <table:table-cell office:value-type="float" office:value="77.53075">
            <text:p>77.53075</text:p>
          </table:table-cell>
          <table:table-cell office:value-type="float" office:value="77.46075">
            <text:p>77.46075</text:p>
          </table:table-cell>
          <table:table-cell office:value-type="float" office:value="77.3894375">
            <text:p>77.3894375</text:p>
          </table:table-cell>
          <table:table-cell office:value-type="float" office:value="77.4984375">
            <text:p>77.4984375</text:p>
          </table:table-cell>
          <table:table-cell office:value-type="float" office:value="77.4435625">
            <text:p>77.4435625</text:p>
          </table:table-cell>
          <table:table-cell table:number-columns-repeated="2"/>
        </table:table-row>
        <table:table-row table:style-name="ro1">
          <table:table-cell office:value-type="float" office:value="77.507">
            <text:p>77.507</text:p>
          </table:table-cell>
          <table:table-cell office:value-type="float" office:value="77.483875">
            <text:p>77.483875</text:p>
          </table:table-cell>
          <table:table-cell office:value-type="float" office:value="77.388125">
            <text:p>77.388125</text:p>
          </table:table-cell>
          <table:table-cell office:value-type="float" office:value="77.485875">
            <text:p>77.485875</text:p>
          </table:table-cell>
          <table:table-cell office:value-type="float" office:value="77.4759375">
            <text:p>77.4759375</text:p>
          </table:table-cell>
          <table:table-cell table:number-columns-repeated="2"/>
        </table:table-row>
        <table:table-row table:style-name="ro1">
          <table:table-cell office:value-type="float" office:value="77.509">
            <text:p>77.509</text:p>
          </table:table-cell>
          <table:table-cell office:value-type="float" office:value="77.4455625">
            <text:p>77.4455625</text:p>
          </table:table-cell>
          <table:table-cell office:value-type="float" office:value="77.3683125">
            <text:p>77.3683125</text:p>
          </table:table-cell>
          <table:table-cell office:value-type="float" office:value="77.5255">
            <text:p>77.5255</text:p>
          </table:table-cell>
          <table:table-cell office:value-type="float" office:value="77.4825625">
            <text:p>77.4825625</text:p>
          </table:table-cell>
          <table:table-cell table:number-columns-repeated="2"/>
        </table:table-row>
        <table:table-row table:style-name="ro1">
          <table:table-cell office:value-type="float" office:value="77.5155625">
            <text:p>77.5155625</text:p>
          </table:table-cell>
          <table:table-cell office:value-type="float" office:value="77.433">
            <text:p>77.433</text:p>
          </table:table-cell>
          <table:table-cell office:value-type="float" office:value="77.35775">
            <text:p>77.35775</text:p>
          </table:table-cell>
          <table:table-cell office:value-type="float" office:value="77.5056875">
            <text:p>77.5056875</text:p>
          </table:table-cell>
          <table:table-cell office:value-type="float" office:value="77.4905">
            <text:p>77.4905</text:p>
          </table:table-cell>
          <table:table-cell table:number-columns-repeated="2"/>
        </table:table-row>
        <table:table-row table:style-name="ro1">
          <table:table-cell office:value-type="float" office:value="77.5235">
            <text:p>77.5235</text:p>
          </table:table-cell>
          <table:table-cell office:value-type="float" office:value="77.4548125">
            <text:p>77.4548125</text:p>
          </table:table-cell>
          <table:table-cell office:value-type="float" office:value="77.37025">
            <text:p>77.37025</text:p>
          </table:table-cell>
          <table:table-cell office:value-type="float" office:value="77.532125">
            <text:p>77.532125</text:p>
          </table:table-cell>
          <table:table-cell office:value-type="float" office:value="77.483875">
            <text:p>77.483875</text:p>
          </table:table-cell>
          <table:table-cell table:number-columns-repeated="2"/>
        </table:table-row>
        <table:table-row table:style-name="ro1">
          <table:table-cell office:value-type="float" office:value="77.5605">
            <text:p>77.5605</text:p>
          </table:table-cell>
          <table:table-cell office:value-type="float" office:value="77.4383125">
            <text:p>77.4383125</text:p>
          </table:table-cell>
          <table:table-cell office:value-type="float" office:value="77.3821875">
            <text:p>77.3821875</text:p>
          </table:table-cell>
          <table:table-cell office:value-type="float" office:value="77.5083125">
            <text:p>77.5083125</text:p>
          </table:table-cell>
          <table:table-cell office:value-type="float" office:value="77.4640625">
            <text:p>77.4640625</text:p>
          </table:table-cell>
          <table:table-cell table:number-columns-repeated="2"/>
        </table:table-row>
        <table:table-row table:style-name="ro1">
          <table:table-cell office:value-type="float" office:value="77.5571875">
            <text:p>77.5571875</text:p>
          </table:table-cell>
          <table:table-cell office:value-type="float" office:value="77.4634375">
            <text:p>77.4634375</text:p>
          </table:table-cell>
          <table:table-cell office:value-type="float" office:value="77.37425">
            <text:p>77.37425</text:p>
          </table:table-cell>
          <table:table-cell office:value-type="float" office:value="77.5149375">
            <text:p>77.5149375</text:p>
          </table:table-cell>
          <table:table-cell office:value-type="float" office:value="77.478625">
            <text:p>77.478625</text:p>
          </table:table-cell>
          <table:table-cell table:number-columns-repeated="2"/>
        </table:table-row>
        <table:table-row table:style-name="ro1">
          <table:table-cell office:value-type="float" office:value="77.557875">
            <text:p>77.557875</text:p>
          </table:table-cell>
          <table:table-cell office:value-type="float" office:value="77.433">
            <text:p>77.433</text:p>
          </table:table-cell>
          <table:table-cell office:value-type="float" office:value="77.395375">
            <text:p>77.395375</text:p>
          </table:table-cell>
          <table:table-cell office:value-type="float" office:value="77.5030625">
            <text:p>77.5030625</text:p>
          </table:table-cell>
          <table:table-cell office:value-type="float" office:value="77.4865">
            <text:p>77.4865</text:p>
          </table:table-cell>
          <table:table-cell table:number-columns-repeated="2"/>
        </table:table-row>
        <table:table-row table:style-name="ro1">
          <table:table-cell office:value-type="float" office:value="77.5658125">
            <text:p>77.5658125</text:p>
          </table:table-cell>
          <table:table-cell office:value-type="float" office:value="77.419125">
            <text:p>77.419125</text:p>
          </table:table-cell>
          <table:table-cell office:value-type="float" office:value="77.3781875">
            <text:p>77.3781875</text:p>
          </table:table-cell>
          <table:table-cell office:value-type="float" office:value="77.4759375">
            <text:p>77.4759375</text:p>
          </table:table-cell>
          <table:table-cell office:value-type="float" office:value="77.4924375">
            <text:p>77.4924375</text:p>
          </table:table-cell>
          <table:table-cell table:number-columns-repeated="2"/>
        </table:table-row>
        <table:table-row table:style-name="ro1">
          <table:table-cell office:value-type="float" office:value="77.5380625">
            <text:p>77.5380625</text:p>
          </table:table-cell>
          <table:table-cell office:value-type="float" office:value="77.4125625">
            <text:p>77.4125625</text:p>
          </table:table-cell>
          <table:table-cell office:value-type="float" office:value="77.3855">
            <text:p>77.3855</text:p>
          </table:table-cell>
          <table:table-cell office:value-type="float" office:value="77.4594375">
            <text:p>77.4594375</text:p>
          </table:table-cell>
          <table:table-cell office:value-type="float" office:value="77.4990625">
            <text:p>77.4990625</text:p>
          </table:table-cell>
          <table:table-cell table:number-columns-repeated="2"/>
        </table:table-row>
        <table:table-row table:style-name="ro1">
          <table:table-cell office:value-type="float" office:value="77.53075">
            <text:p>77.53075</text:p>
          </table:table-cell>
          <table:table-cell office:value-type="float" office:value="77.4548125">
            <text:p>77.4548125</text:p>
          </table:table-cell>
          <table:table-cell office:value-type="float" office:value="77.3689375">
            <text:p>77.3689375</text:p>
          </table:table-cell>
          <table:table-cell office:value-type="float" office:value="77.49575">
            <text:p>77.49575</text:p>
          </table:table-cell>
          <table:table-cell office:value-type="float" office:value="77.450875">
            <text:p>77.450875</text:p>
          </table:table-cell>
          <table:table-cell table:number-columns-repeated="2"/>
        </table:table-row>
        <table:table-row table:style-name="ro1">
          <table:table-cell office:value-type="float" office:value="77.526125">
            <text:p>77.526125</text:p>
          </table:table-cell>
          <table:table-cell office:value-type="float" office:value="77.4455625">
            <text:p>77.4455625</text:p>
          </table:table-cell>
          <table:table-cell office:value-type="float" office:value="77.3498125">
            <text:p>77.3498125</text:p>
          </table:table-cell>
          <table:table-cell office:value-type="float" office:value="77.49575">
            <text:p>77.49575</text:p>
          </table:table-cell>
          <table:table-cell office:value-type="float" office:value="77.4706875">
            <text:p>77.4706875</text:p>
          </table:table-cell>
          <table:table-cell table:number-columns-repeated="2"/>
        </table:table-row>
        <table:table-row table:style-name="ro1">
          <table:table-cell office:value-type="float" office:value="77.5221875">
            <text:p>77.5221875</text:p>
          </table:table-cell>
          <table:table-cell office:value-type="float" office:value="77.441625">
            <text:p>77.441625</text:p>
          </table:table-cell>
          <table:table-cell office:value-type="float" office:value="77.3544375">
            <text:p>77.3544375</text:p>
          </table:table-cell>
          <table:table-cell office:value-type="float" office:value="77.5076875">
            <text:p>77.5076875</text:p>
          </table:table-cell>
          <table:table-cell office:value-type="float" office:value="77.4944375">
            <text:p>77.4944375</text:p>
          </table:table-cell>
          <table:table-cell table:number-columns-repeated="2"/>
        </table:table-row>
        <table:table-row table:style-name="ro1">
          <table:table-cell office:value-type="float" office:value="77.532125">
            <text:p>77.532125</text:p>
          </table:table-cell>
          <table:table-cell office:value-type="float" office:value="77.4403125">
            <text:p>77.4403125</text:p>
          </table:table-cell>
          <table:table-cell office:value-type="float" office:value="77.35775">
            <text:p>77.35775</text:p>
          </table:table-cell>
          <table:table-cell office:value-type="float" office:value="77.4851875">
            <text:p>77.4851875</text:p>
          </table:table-cell>
          <table:table-cell office:value-type="float" office:value="77.47">
            <text:p>77.47</text:p>
          </table:table-cell>
          <table:table-cell table:number-columns-repeated="2"/>
        </table:table-row>
        <table:table-row table:style-name="ro1">
          <table:table-cell office:value-type="float" office:value="77.520875">
            <text:p>77.520875</text:p>
          </table:table-cell>
          <table:table-cell office:value-type="float" office:value="77.4290625">
            <text:p>77.4290625</text:p>
          </table:table-cell>
          <table:table-cell office:value-type="float" office:value="77.3689375">
            <text:p>77.3689375</text:p>
          </table:table-cell>
          <table:table-cell office:value-type="float" office:value="77.51625">
            <text:p>77.51625</text:p>
          </table:table-cell>
          <table:table-cell office:value-type="float" office:value="77.4918125">
            <text:p>77.4918125</text:p>
          </table:table-cell>
          <table:table-cell table:number-columns-repeated="2"/>
        </table:table-row>
        <table:table-row table:style-name="ro1">
          <table:table-cell office:value-type="float" office:value="77.513625">
            <text:p>77.513625</text:p>
          </table:table-cell>
          <table:table-cell office:value-type="float" office:value="77.4403125">
            <text:p>77.4403125</text:p>
          </table:table-cell>
          <table:table-cell office:value-type="float" office:value="77.3411875">
            <text:p>77.3411875</text:p>
          </table:table-cell>
          <table:table-cell office:value-type="float" office:value="77.5123125">
            <text:p>77.5123125</text:p>
          </table:table-cell>
          <table:table-cell office:value-type="float" office:value="77.4898125">
            <text:p>77.4898125</text:p>
          </table:table-cell>
          <table:table-cell table:number-columns-repeated="2"/>
        </table:table-row>
        <table:table-row table:style-name="ro1">
          <table:table-cell office:value-type="float" office:value="77.5030625">
            <text:p>77.5030625</text:p>
          </table:table-cell>
          <table:table-cell office:value-type="float" office:value="77.439625">
            <text:p>77.439625</text:p>
          </table:table-cell>
          <table:table-cell office:value-type="float" office:value="77.3471875">
            <text:p>77.3471875</text:p>
          </table:table-cell>
          <table:table-cell office:value-type="float" office:value="77.4990625">
            <text:p>77.4990625</text:p>
          </table:table-cell>
          <table:table-cell office:value-type="float" office:value="77.4845625">
            <text:p>77.4845625</text:p>
          </table:table-cell>
          <table:table-cell table:number-columns-repeated="2"/>
        </table:table-row>
        <table:table-row table:style-name="ro1">
          <table:table-cell office:value-type="float" office:value="77.5201875">
            <text:p>77.5201875</text:p>
          </table:table-cell>
          <table:table-cell office:value-type="float" office:value="77.4455625">
            <text:p>77.4455625</text:p>
          </table:table-cell>
          <table:table-cell office:value-type="float" office:value="77.3200625">
            <text:p>77.3200625</text:p>
          </table:table-cell>
          <table:table-cell office:value-type="float" office:value="77.5275">
            <text:p>77.5275</text:p>
          </table:table-cell>
          <table:table-cell office:value-type="float" office:value="77.47725">
            <text:p>77.47725</text:p>
          </table:table-cell>
          <table:table-cell table:number-columns-repeated="2"/>
        </table:table-row>
        <table:table-row table:style-name="ro1">
          <table:table-cell office:value-type="float" office:value="77.5036875">
            <text:p>77.5036875</text:p>
          </table:table-cell>
          <table:table-cell office:value-type="float" office:value="77.4409375">
            <text:p>77.4409375</text:p>
          </table:table-cell>
          <table:table-cell office:value-type="float" office:value="77.314125">
            <text:p>77.314125</text:p>
          </table:table-cell>
          <table:table-cell office:value-type="float" office:value="77.4984375">
            <text:p>77.4984375</text:p>
          </table:table-cell>
          <table:table-cell office:value-type="float" office:value="77.4990625">
            <text:p>77.4990625</text:p>
          </table:table-cell>
          <table:table-cell table:number-columns-repeated="2"/>
        </table:table-row>
        <table:table-row table:style-name="ro1">
          <table:table-cell office:value-type="float" office:value="77.505">
            <text:p>77.505</text:p>
          </table:table-cell>
          <table:table-cell office:value-type="float" office:value="77.4290625">
            <text:p>77.4290625</text:p>
          </table:table-cell>
          <table:table-cell office:value-type="float" office:value="77.3379375">
            <text:p>77.3379375</text:p>
          </table:table-cell>
          <table:table-cell office:value-type="float" office:value="77.5195625">
            <text:p>77.5195625</text:p>
          </table:table-cell>
          <table:table-cell office:value-type="float" office:value="77.48325">
            <text:p>77.48325</text:p>
          </table:table-cell>
          <table:table-cell table:number-columns-repeated="2"/>
        </table:table-row>
        <table:table-row table:style-name="ro1">
          <table:table-cell office:value-type="float" office:value="77.49975">
            <text:p>77.49975</text:p>
          </table:table-cell>
          <table:table-cell office:value-type="float" office:value="77.4528125">
            <text:p>77.4528125</text:p>
          </table:table-cell>
          <table:table-cell office:value-type="float" office:value="77.37025">
            <text:p>77.37025</text:p>
          </table:table-cell>
          <table:table-cell office:value-type="float" office:value="77.48325">
            <text:p>77.48325</text:p>
          </table:table-cell>
          <table:table-cell office:value-type="float" office:value="77.5380625">
            <text:p>77.5380625</text:p>
          </table:table-cell>
          <table:table-cell table:number-columns-repeated="2"/>
        </table:table-row>
        <table:table-row table:style-name="ro1">
          <table:table-cell office:value-type="float" office:value="77.4944375">
            <text:p>77.4944375</text:p>
          </table:table-cell>
          <table:table-cell office:value-type="float" office:value="77.4449375">
            <text:p>77.4449375</text:p>
          </table:table-cell>
          <table:table-cell office:value-type="float" office:value="77.3478125">
            <text:p>77.3478125</text:p>
          </table:table-cell>
          <table:table-cell office:value-type="float" office:value="77.4666875">
            <text:p>77.4666875</text:p>
          </table:table-cell>
          <table:table-cell office:value-type="float" office:value="77.4799375">
            <text:p>77.4799375</text:p>
          </table:table-cell>
          <table:table-cell table:number-columns-repeated="2"/>
        </table:table-row>
        <table:table-row table:style-name="ro1">
          <table:table-cell office:value-type="float" office:value="77.502375">
            <text:p>77.502375</text:p>
          </table:table-cell>
          <table:table-cell office:value-type="float" office:value="77.437625">
            <text:p>77.437625</text:p>
          </table:table-cell>
          <table:table-cell office:value-type="float" office:value="77.3709375">
            <text:p>77.3709375</text:p>
          </table:table-cell>
          <table:table-cell office:value-type="float" office:value="77.49575">
            <text:p>77.49575</text:p>
          </table:table-cell>
          <table:table-cell office:value-type="float" office:value="77.4970625">
            <text:p>77.4970625</text:p>
          </table:table-cell>
          <table:table-cell table:number-columns-repeated="2"/>
        </table:table-row>
        <table:table-row table:style-name="ro1">
          <table:table-cell office:value-type="float" office:value="77.51425">
            <text:p>77.51425</text:p>
          </table:table-cell>
          <table:table-cell office:value-type="float" office:value="77.415875">
            <text:p>77.415875</text:p>
          </table:table-cell>
          <table:table-cell office:value-type="float" office:value="77.3940625">
            <text:p>77.3940625</text:p>
          </table:table-cell>
          <table:table-cell office:value-type="float" office:value="77.507">
            <text:p>77.507</text:p>
          </table:table-cell>
          <table:table-cell office:value-type="float" office:value="77.472">
            <text:p>77.472</text:p>
          </table:table-cell>
          <table:table-cell table:number-columns-repeated="2"/>
        </table:table-row>
        <table:table-row table:style-name="ro1">
          <table:table-cell office:value-type="float" office:value="77.54">
            <text:p>77.54</text:p>
          </table:table-cell>
          <table:table-cell office:value-type="float" office:value="77.437625">
            <text:p>77.437625</text:p>
          </table:table-cell>
          <table:table-cell office:value-type="float" office:value="77.37225">
            <text:p>77.37225</text:p>
          </table:table-cell>
          <table:table-cell office:value-type="float" office:value="77.504375">
            <text:p>77.504375</text:p>
          </table:table-cell>
          <table:table-cell office:value-type="float" office:value="77.467375">
            <text:p>77.467375</text:p>
          </table:table-cell>
          <table:table-cell table:number-columns-repeated="2"/>
        </table:table-row>
        <table:table-row table:style-name="ro1">
          <table:table-cell office:value-type="float" office:value="77.542">
            <text:p>77.542</text:p>
          </table:table-cell>
          <table:table-cell office:value-type="float" office:value="77.4548125">
            <text:p>77.4548125</text:p>
          </table:table-cell>
          <table:table-cell office:value-type="float" office:value="77.3815">
            <text:p>77.3815</text:p>
          </table:table-cell>
          <table:table-cell office:value-type="float" office:value="77.511625">
            <text:p>77.511625</text:p>
          </table:table-cell>
          <table:table-cell office:value-type="float" office:value="77.4686875">
            <text:p>77.4686875</text:p>
          </table:table-cell>
          <table:table-cell table:number-columns-repeated="2"/>
        </table:table-row>
        <table:table-row table:style-name="ro1">
          <table:table-cell office:value-type="float" office:value="77.526125">
            <text:p>77.526125</text:p>
          </table:table-cell>
          <table:table-cell office:value-type="float" office:value="77.4316875">
            <text:p>77.4316875</text:p>
          </table:table-cell>
          <table:table-cell office:value-type="float" office:value="77.3801875">
            <text:p>77.3801875</text:p>
          </table:table-cell>
          <table:table-cell office:value-type="float" office:value="77.4990625">
            <text:p>77.4990625</text:p>
          </table:table-cell>
          <table:table-cell office:value-type="float" office:value="77.500375">
            <text:p>77.500375</text:p>
          </table:table-cell>
          <table:table-cell table:number-columns-repeated="2"/>
        </table:table-row>
        <table:table-row table:style-name="ro1">
          <table:table-cell office:value-type="float" office:value="77.546625">
            <text:p>77.546625</text:p>
          </table:table-cell>
          <table:table-cell office:value-type="float" office:value="77.4356875">
            <text:p>77.4356875</text:p>
          </table:table-cell>
          <table:table-cell office:value-type="float" office:value="77.3801875">
            <text:p>77.3801875</text:p>
          </table:table-cell>
          <table:table-cell office:value-type="float" office:value="77.4990625">
            <text:p>77.4990625</text:p>
          </table:table-cell>
          <table:table-cell office:value-type="float" office:value="77.47725">
            <text:p>77.47725</text:p>
          </table:table-cell>
          <table:table-cell table:number-columns-repeated="2"/>
        </table:table-row>
        <table:table-row table:style-name="ro1">
          <table:table-cell office:value-type="float" office:value="77.5268125">
            <text:p>77.5268125</text:p>
          </table:table-cell>
          <table:table-cell office:value-type="float" office:value="77.4515">
            <text:p>77.4515</text:p>
          </table:table-cell>
          <table:table-cell office:value-type="float" office:value="77.3914375">
            <text:p>77.3914375</text:p>
          </table:table-cell>
          <table:table-cell office:value-type="float" office:value="77.4918125">
            <text:p>77.4918125</text:p>
          </table:table-cell>
          <table:table-cell office:value-type="float" office:value="77.4871875">
            <text:p>77.4871875</text:p>
          </table:table-cell>
          <table:table-cell table:number-columns-repeated="2"/>
        </table:table-row>
        <table:table-row table:style-name="ro1">
          <table:table-cell office:value-type="float" office:value="77.565125">
            <text:p>77.565125</text:p>
          </table:table-cell>
          <table:table-cell office:value-type="float" office:value="77.4363125">
            <text:p>77.4363125</text:p>
          </table:table-cell>
          <table:table-cell office:value-type="float" office:value="77.4198125">
            <text:p>77.4198125</text:p>
          </table:table-cell>
          <table:table-cell office:value-type="float" office:value="77.5201875">
            <text:p>77.5201875</text:p>
          </table:table-cell>
          <table:table-cell office:value-type="float" office:value="77.4568125">
            <text:p>77.4568125</text:p>
          </table:table-cell>
          <table:table-cell table:number-columns-repeated="2"/>
        </table:table-row>
        <table:table-row table:style-name="ro1">
          <table:table-cell office:value-type="float" office:value="77.5565625">
            <text:p>77.5565625</text:p>
          </table:table-cell>
          <table:table-cell office:value-type="float" office:value="77.441625">
            <text:p>77.441625</text:p>
          </table:table-cell>
          <table:table-cell office:value-type="float" office:value="77.393375">
            <text:p>77.393375</text:p>
          </table:table-cell>
          <table:table-cell office:value-type="float" office:value="77.4898125">
            <text:p>77.4898125</text:p>
          </table:table-cell>
          <table:table-cell office:value-type="float" office:value="77.4865">
            <text:p>77.4865</text:p>
          </table:table-cell>
          <table:table-cell table:number-columns-repeated="2"/>
        </table:table-row>
        <table:table-row table:style-name="ro1">
          <table:table-cell office:value-type="float" office:value="77.5505625">
            <text:p>77.5505625</text:p>
          </table:table-cell>
          <table:table-cell office:value-type="float" office:value="77.456125">
            <text:p>77.456125</text:p>
          </table:table-cell>
          <table:table-cell office:value-type="float" office:value="77.4059375">
            <text:p>77.4059375</text:p>
          </table:table-cell>
          <table:table-cell office:value-type="float" office:value="77.4918125">
            <text:p>77.4918125</text:p>
          </table:table-cell>
          <table:table-cell office:value-type="float" office:value="77.485875">
            <text:p>77.485875</text:p>
          </table:table-cell>
          <table:table-cell table:number-columns-repeated="2"/>
        </table:table-row>
        <table:table-row table:style-name="ro1">
          <table:table-cell office:value-type="float" office:value="77.5611875">
            <text:p>77.5611875</text:p>
          </table:table-cell>
          <table:table-cell office:value-type="float" office:value="77.4501875">
            <text:p>77.4501875</text:p>
          </table:table-cell>
          <table:table-cell office:value-type="float" office:value="77.406625">
            <text:p>77.406625</text:p>
          </table:table-cell>
          <table:table-cell office:value-type="float" office:value="77.476625">
            <text:p>77.476625</text:p>
          </table:table-cell>
          <table:table-cell office:value-type="float" office:value="77.4521875">
            <text:p>77.4521875</text:p>
          </table:table-cell>
          <table:table-cell table:number-columns-repeated="2"/>
        </table:table-row>
        <table:table-row table:style-name="ro1">
          <table:table-cell office:value-type="float" office:value="77.5756875">
            <text:p>77.5756875</text:p>
          </table:table-cell>
          <table:table-cell office:value-type="float" office:value="77.4356875">
            <text:p>77.4356875</text:p>
          </table:table-cell>
          <table:table-cell office:value-type="float" office:value="77.4165">
            <text:p>77.4165</text:p>
          </table:table-cell>
          <table:table-cell office:value-type="float" office:value="77.5083125">
            <text:p>77.5083125</text:p>
          </table:table-cell>
          <table:table-cell office:value-type="float" office:value="77.495125">
            <text:p>77.495125</text:p>
          </table:table-cell>
          <table:table-cell table:number-columns-repeated="2"/>
        </table:table-row>
        <table:table-row table:style-name="ro1">
          <table:table-cell office:value-type="float" office:value="77.5571875">
            <text:p>77.5571875</text:p>
          </table:table-cell>
          <table:table-cell office:value-type="float" office:value="77.4290625">
            <text:p>77.4290625</text:p>
          </table:table-cell>
          <table:table-cell office:value-type="float" office:value="77.4310625">
            <text:p>77.4310625</text:p>
          </table:table-cell>
          <table:table-cell office:value-type="float" office:value="77.518875">
            <text:p>77.518875</text:p>
          </table:table-cell>
          <table:table-cell office:value-type="float" office:value="77.4555">
            <text:p>77.4555</text:p>
          </table:table-cell>
          <table:table-cell table:number-columns-repeated="2"/>
        </table:table-row>
        <table:table-row table:style-name="ro1">
          <table:table-cell office:value-type="float" office:value="77.548625">
            <text:p>77.548625</text:p>
          </table:table-cell>
          <table:table-cell office:value-type="float" office:value="77.46275">
            <text:p>77.46275</text:p>
          </table:table-cell>
          <table:table-cell office:value-type="float" office:value="77.4151875">
            <text:p>77.4151875</text:p>
          </table:table-cell>
          <table:table-cell office:value-type="float" office:value="77.458125">
            <text:p>77.458125</text:p>
          </table:table-cell>
          <table:table-cell office:value-type="float" office:value="77.46075">
            <text:p>77.46075</text:p>
          </table:table-cell>
          <table:table-cell table:number-columns-repeated="2"/>
        </table:table-row>
        <table:table-row table:style-name="ro1">
          <table:table-cell office:value-type="float" office:value="77.5294375">
            <text:p>77.5294375</text:p>
          </table:table-cell>
          <table:table-cell office:value-type="float" office:value="77.4515">
            <text:p>77.4515</text:p>
          </table:table-cell>
          <table:table-cell office:value-type="float" office:value="77.4099375">
            <text:p>77.4099375</text:p>
          </table:table-cell>
          <table:table-cell office:value-type="float" office:value="77.509625">
            <text:p>77.509625</text:p>
          </table:table-cell>
          <table:table-cell office:value-type="float" office:value="77.5248125">
            <text:p>77.5248125</text:p>
          </table:table-cell>
          <table:table-cell table:number-columns-repeated="2"/>
        </table:table-row>
        <table:table-row table:style-name="ro1">
          <table:table-cell office:value-type="float" office:value="77.532125">
            <text:p>77.532125</text:p>
          </table:table-cell>
          <table:table-cell office:value-type="float" office:value="77.44225">
            <text:p>77.44225</text:p>
          </table:table-cell>
          <table:table-cell office:value-type="float" office:value="77.4033125">
            <text:p>77.4033125</text:p>
          </table:table-cell>
          <table:table-cell office:value-type="float" office:value="77.5103125">
            <text:p>77.5103125</text:p>
          </table:table-cell>
          <table:table-cell office:value-type="float" office:value="77.5036875">
            <text:p>77.5036875</text:p>
          </table:table-cell>
          <table:table-cell table:number-columns-repeated="2"/>
        </table:table-row>
        <table:table-row table:style-name="ro1">
          <table:table-cell office:value-type="float" office:value="77.5433125">
            <text:p>77.5433125</text:p>
          </table:table-cell>
          <table:table-cell office:value-type="float" office:value="77.4403125">
            <text:p>77.4403125</text:p>
          </table:table-cell>
          <table:table-cell office:value-type="float" office:value="77.4185">
            <text:p>77.4185</text:p>
          </table:table-cell>
          <table:table-cell office:value-type="float" office:value="77.5221875">
            <text:p>77.5221875</text:p>
          </table:table-cell>
          <table:table-cell office:value-type="float" office:value="77.46475">
            <text:p>77.46475</text:p>
          </table:table-cell>
          <table:table-cell table:number-columns-repeated="2"/>
        </table:table-row>
        <table:table-row table:style-name="ro1">
          <table:table-cell office:value-type="float" office:value="77.509625">
            <text:p>77.509625</text:p>
          </table:table-cell>
          <table:table-cell office:value-type="float" office:value="77.42975">
            <text:p>77.42975</text:p>
          </table:table-cell>
          <table:table-cell office:value-type="float" office:value="77.421125">
            <text:p>77.421125</text:p>
          </table:table-cell>
          <table:table-cell office:value-type="float" office:value="77.4990625">
            <text:p>77.4990625</text:p>
          </table:table-cell>
          <table:table-cell office:value-type="float" office:value="77.4865">
            <text:p>77.4865</text:p>
          </table:table-cell>
          <table:table-cell table:number-columns-repeated="2"/>
        </table:table-row>
        <table:table-row table:style-name="ro1">
          <table:table-cell office:value-type="float" office:value="77.505">
            <text:p>77.505</text:p>
          </table:table-cell>
          <table:table-cell office:value-type="float" office:value="77.4640625">
            <text:p>77.4640625</text:p>
          </table:table-cell>
          <table:table-cell office:value-type="float" office:value="77.421125">
            <text:p>77.421125</text:p>
          </table:table-cell>
          <table:table-cell office:value-type="float" office:value="77.509">
            <text:p>77.509</text:p>
          </table:table-cell>
          <table:table-cell office:value-type="float" office:value="77.511625">
            <text:p>77.511625</text:p>
          </table:table-cell>
          <table:table-cell table:number-columns-repeated="2"/>
        </table:table-row>
        <table:table-row table:style-name="ro1">
          <table:table-cell office:value-type="float" office:value="77.5195625">
            <text:p>77.5195625</text:p>
          </table:table-cell>
          <table:table-cell office:value-type="float" office:value="77.4481875">
            <text:p>77.4481875</text:p>
          </table:table-cell>
          <table:table-cell office:value-type="float" office:value="77.4039375">
            <text:p>77.4039375</text:p>
          </table:table-cell>
          <table:table-cell office:value-type="float" office:value="77.487875">
            <text:p>77.487875</text:p>
          </table:table-cell>
          <table:table-cell office:value-type="float" office:value="77.4851875">
            <text:p>77.4851875</text:p>
          </table:table-cell>
          <table:table-cell table:number-columns-repeated="2"/>
        </table:table-row>
        <table:table-row table:style-name="ro1">
          <table:table-cell office:value-type="float" office:value="77.5268125">
            <text:p>77.5268125</text:p>
          </table:table-cell>
          <table:table-cell office:value-type="float" office:value="77.428375">
            <text:p>77.428375</text:p>
          </table:table-cell>
          <table:table-cell office:value-type="float" office:value="77.3946875">
            <text:p>77.3946875</text:p>
          </table:table-cell>
          <table:table-cell office:value-type="float" office:value="77.4825625">
            <text:p>77.4825625</text:p>
          </table:table-cell>
          <table:table-cell office:value-type="float" office:value="77.495125">
            <text:p>77.495125</text:p>
          </table:table-cell>
          <table:table-cell table:number-columns-repeated="2"/>
        </table:table-row>
        <table:table-row table:style-name="ro1">
          <table:table-cell office:value-type="float" office:value="77.5268125">
            <text:p>77.5268125</text:p>
          </table:table-cell>
          <table:table-cell office:value-type="float" office:value="77.4501875">
            <text:p>77.4501875</text:p>
          </table:table-cell>
          <table:table-cell office:value-type="float" office:value="77.3894375">
            <text:p>77.3894375</text:p>
          </table:table-cell>
          <table:table-cell office:value-type="float" office:value="77.504375">
            <text:p>77.504375</text:p>
          </table:table-cell>
          <table:table-cell office:value-type="float" office:value="77.476625">
            <text:p>77.476625</text:p>
          </table:table-cell>
          <table:table-cell table:number-columns-repeated="2"/>
        </table:table-row>
        <table:table-row table:style-name="ro1">
          <table:table-cell office:value-type="float" office:value="77.5314375">
            <text:p>77.5314375</text:p>
          </table:table-cell>
          <table:table-cell office:value-type="float" office:value="77.42575">
            <text:p>77.42575</text:p>
          </table:table-cell>
          <table:table-cell office:value-type="float" office:value="77.4039375">
            <text:p>77.4039375</text:p>
          </table:table-cell>
          <table:table-cell office:value-type="float" office:value="77.4924375">
            <text:p>77.4924375</text:p>
          </table:table-cell>
          <table:table-cell office:value-type="float" office:value="77.4799375">
            <text:p>77.4799375</text:p>
          </table:table-cell>
          <table:table-cell table:number-columns-repeated="2"/>
        </table:table-row>
        <table:table-row table:style-name="ro1">
          <table:table-cell office:value-type="float" office:value="77.55325">
            <text:p>77.55325</text:p>
          </table:table-cell>
          <table:table-cell office:value-type="float" office:value="77.4310625">
            <text:p>77.4310625</text:p>
          </table:table-cell>
          <table:table-cell office:value-type="float" office:value="77.4125625">
            <text:p>77.4125625</text:p>
          </table:table-cell>
          <table:table-cell office:value-type="float" office:value="77.51625">
            <text:p>77.51625</text:p>
          </table:table-cell>
          <table:table-cell office:value-type="float" office:value="77.4898125">
            <text:p>77.4898125</text:p>
          </table:table-cell>
          <table:table-cell table:number-columns-repeated="2"/>
        </table:table-row>
        <table:table-row table:style-name="ro1">
          <table:table-cell office:value-type="float" office:value="77.5644375">
            <text:p>77.5644375</text:p>
          </table:table-cell>
          <table:table-cell office:value-type="float" office:value="77.42775">
            <text:p>77.42775</text:p>
          </table:table-cell>
          <table:table-cell office:value-type="float" office:value="77.3986875">
            <text:p>77.3986875</text:p>
          </table:table-cell>
          <table:table-cell office:value-type="float" office:value="77.4924375">
            <text:p>77.4924375</text:p>
          </table:table-cell>
          <table:table-cell office:value-type="float" office:value="77.4851875">
            <text:p>77.4851875</text:p>
          </table:table-cell>
          <table:table-cell table:number-columns-repeated="2"/>
        </table:table-row>
        <table:table-row table:style-name="ro1">
          <table:table-cell office:value-type="float" office:value="77.5565625">
            <text:p>77.5565625</text:p>
          </table:table-cell>
          <table:table-cell office:value-type="float" office:value="77.458125">
            <text:p>77.458125</text:p>
          </table:table-cell>
          <table:table-cell office:value-type="float" office:value="77.3821875">
            <text:p>77.3821875</text:p>
          </table:table-cell>
          <table:table-cell office:value-type="float" office:value="77.4871875">
            <text:p>77.4871875</text:p>
          </table:table-cell>
          <table:table-cell office:value-type="float" office:value="77.487875">
            <text:p>77.487875</text:p>
          </table:table-cell>
          <table:table-cell table:number-columns-repeated="2"/>
        </table:table-row>
        <table:table-row table:style-name="ro1">
          <table:table-cell office:value-type="float" office:value="77.539375">
            <text:p>77.539375</text:p>
          </table:table-cell>
          <table:table-cell office:value-type="float" office:value="77.481875">
            <text:p>77.481875</text:p>
          </table:table-cell>
          <table:table-cell office:value-type="float" office:value="77.4006875">
            <text:p>77.4006875</text:p>
          </table:table-cell>
          <table:table-cell office:value-type="float" office:value="77.491125">
            <text:p>77.491125</text:p>
          </table:table-cell>
          <table:table-cell office:value-type="float" office:value="77.4871875">
            <text:p>77.4871875</text:p>
          </table:table-cell>
          <table:table-cell table:number-columns-repeated="2"/>
        </table:table-row>
        <table:table-row table:style-name="ro1">
          <table:table-cell office:value-type="float" office:value="77.55125">
            <text:p>77.55125</text:p>
          </table:table-cell>
          <table:table-cell office:value-type="float" office:value="77.44625">
            <text:p>77.44625</text:p>
          </table:table-cell>
          <table:table-cell office:value-type="float" office:value="77.406625">
            <text:p>77.406625</text:p>
          </table:table-cell>
          <table:table-cell office:value-type="float" office:value="77.4660625">
            <text:p>77.4660625</text:p>
          </table:table-cell>
          <table:table-cell office:value-type="float" office:value="77.4805625">
            <text:p>77.4805625</text:p>
          </table:table-cell>
          <table:table-cell table:number-columns-repeated="2"/>
        </table:table-row>
        <table:table-row table:style-name="ro1">
          <table:table-cell office:value-type="float" office:value="77.5221875">
            <text:p>77.5221875</text:p>
          </table:table-cell>
          <table:table-cell office:value-type="float" office:value="77.439">
            <text:p>77.439</text:p>
          </table:table-cell>
          <table:table-cell office:value-type="float" office:value="77.3920625">
            <text:p>77.3920625</text:p>
          </table:table-cell>
          <table:table-cell office:value-type="float" office:value="77.404625">
            <text:p>77.404625</text:p>
          </table:table-cell>
          <table:table-cell office:value-type="float" office:value="77.474625">
            <text:p>77.474625</text:p>
          </table:table-cell>
          <table:table-cell table:number-columns-repeated="2"/>
        </table:table-row>
        <table:table-row table:style-name="ro1">
          <table:table-cell office:value-type="float" office:value="77.520875">
            <text:p>77.520875</text:p>
          </table:table-cell>
          <table:table-cell office:value-type="float" office:value="77.4455625">
            <text:p>77.4455625</text:p>
          </table:table-cell>
          <table:table-cell office:value-type="float" office:value="77.3914375">
            <text:p>77.3914375</text:p>
          </table:table-cell>
          <table:table-cell office:value-type="float" office:value="77.522875">
            <text:p>77.522875</text:p>
          </table:table-cell>
          <table:table-cell office:value-type="float" office:value="77.4713125">
            <text:p>77.4713125</text:p>
          </table:table-cell>
          <table:table-cell table:number-columns-repeated="2"/>
        </table:table-row>
        <table:table-row table:style-name="ro1">
          <table:table-cell office:value-type="float" office:value="77.5255">
            <text:p>77.5255</text:p>
          </table:table-cell>
          <table:table-cell office:value-type="float" office:value="77.4449375">
            <text:p>77.4449375</text:p>
          </table:table-cell>
          <table:table-cell office:value-type="float" office:value="77.413875">
            <text:p>77.413875</text:p>
          </table:table-cell>
          <table:table-cell office:value-type="float" office:value="77.5288125">
            <text:p>77.5288125</text:p>
          </table:table-cell>
          <table:table-cell office:value-type="float" office:value="77.51425">
            <text:p>77.51425</text:p>
          </table:table-cell>
          <table:table-cell table:number-columns-repeated="2"/>
        </table:table-row>
        <table:table-row table:style-name="ro1">
          <table:table-cell office:value-type="float" office:value="77.5406875">
            <text:p>77.5406875</text:p>
          </table:table-cell>
          <table:table-cell office:value-type="float" office:value="77.44425">
            <text:p>77.44425</text:p>
          </table:table-cell>
          <table:table-cell office:value-type="float" office:value="77.4013125">
            <text:p>77.4013125</text:p>
          </table:table-cell>
          <table:table-cell office:value-type="float" office:value="77.5221875">
            <text:p>77.5221875</text:p>
          </table:table-cell>
          <table:table-cell office:value-type="float" office:value="77.4851875">
            <text:p>77.4851875</text:p>
          </table:table-cell>
          <table:table-cell table:number-columns-repeated="2"/>
        </table:table-row>
        <table:table-row table:style-name="ro1">
          <table:table-cell office:value-type="float" office:value="77.5505625">
            <text:p>77.5505625</text:p>
          </table:table-cell>
          <table:table-cell office:value-type="float" office:value="77.472">
            <text:p>77.472</text:p>
          </table:table-cell>
          <table:table-cell office:value-type="float" office:value="77.4105625">
            <text:p>77.4105625</text:p>
          </table:table-cell>
          <table:table-cell office:value-type="float" office:value="77.5248125">
            <text:p>77.5248125</text:p>
          </table:table-cell>
          <table:table-cell office:value-type="float" office:value="77.4640625">
            <text:p>77.4640625</text:p>
          </table:table-cell>
          <table:table-cell table:number-columns-repeated="2"/>
        </table:table-row>
        <table:table-row table:style-name="ro1">
          <table:table-cell office:value-type="float" office:value="77.5638125">
            <text:p>77.5638125</text:p>
          </table:table-cell>
          <table:table-cell office:value-type="float" office:value="77.4310625">
            <text:p>77.4310625</text:p>
          </table:table-cell>
          <table:table-cell office:value-type="float" office:value="77.388125">
            <text:p>77.388125</text:p>
          </table:table-cell>
          <table:table-cell office:value-type="float" office:value="77.502375">
            <text:p>77.502375</text:p>
          </table:table-cell>
          <table:table-cell office:value-type="float" office:value="77.467375">
            <text:p>77.467375</text:p>
          </table:table-cell>
          <table:table-cell table:number-columns-repeated="2"/>
        </table:table-row>
        <table:table-row table:style-name="ro1">
          <table:table-cell office:value-type="float" office:value="77.539375">
            <text:p>77.539375</text:p>
          </table:table-cell>
          <table:table-cell office:value-type="float" office:value="77.4614375">
            <text:p>77.4614375</text:p>
          </table:table-cell>
          <table:table-cell office:value-type="float" office:value="77.3960625">
            <text:p>77.3960625</text:p>
          </table:table-cell>
          <table:table-cell office:value-type="float" office:value="77.4620625">
            <text:p>77.4620625</text:p>
          </table:table-cell>
          <table:table-cell office:value-type="float" office:value="77.500375">
            <text:p>77.500375</text:p>
          </table:table-cell>
          <table:table-cell table:number-columns-repeated="2"/>
        </table:table-row>
        <table:table-row table:style-name="ro1">
          <table:table-cell office:value-type="float" office:value="77.5241875">
            <text:p>77.5241875</text:p>
          </table:table-cell>
          <table:table-cell office:value-type="float" office:value="77.421125">
            <text:p>77.421125</text:p>
          </table:table-cell>
          <table:table-cell office:value-type="float" office:value="77.367">
            <text:p>77.367</text:p>
          </table:table-cell>
          <table:table-cell office:value-type="float" office:value="77.51825">
            <text:p>77.51825</text:p>
          </table:table-cell>
          <table:table-cell office:value-type="float" office:value="77.4759375">
            <text:p>77.4759375</text:p>
          </table:table-cell>
          <table:table-cell table:number-columns-repeated="2"/>
        </table:table-row>
        <table:table-row table:style-name="ro1">
          <table:table-cell office:value-type="float" office:value="77.5215">
            <text:p>77.5215</text:p>
          </table:table-cell>
          <table:table-cell office:value-type="float" office:value="77.439">
            <text:p>77.439</text:p>
          </table:table-cell>
          <table:table-cell office:value-type="float" office:value="77.3689375">
            <text:p>77.3689375</text:p>
          </table:table-cell>
          <table:table-cell office:value-type="float" office:value="77.4924375">
            <text:p>77.4924375</text:p>
          </table:table-cell>
          <table:table-cell office:value-type="float" office:value="77.481875">
            <text:p>77.481875</text:p>
          </table:table-cell>
          <table:table-cell table:number-columns-repeated="2"/>
        </table:table-row>
        <table:table-row table:style-name="ro1">
          <table:table-cell office:value-type="float" office:value="77.5169375">
            <text:p>77.5169375</text:p>
          </table:table-cell>
          <table:table-cell office:value-type="float" office:value="77.433">
            <text:p>77.433</text:p>
          </table:table-cell>
          <table:table-cell office:value-type="float" office:value="77.3729375">
            <text:p>77.3729375</text:p>
          </table:table-cell>
          <table:table-cell office:value-type="float" office:value="77.5149375">
            <text:p>77.5149375</text:p>
          </table:table-cell>
          <table:table-cell office:value-type="float" office:value="77.51625">
            <text:p>77.51625</text:p>
          </table:table-cell>
          <table:table-cell table:number-columns-repeated="2"/>
        </table:table-row>
        <table:table-row table:style-name="ro1">
          <table:table-cell office:value-type="float" office:value="77.511625">
            <text:p>77.511625</text:p>
          </table:table-cell>
          <table:table-cell office:value-type="float" office:value="77.435">
            <text:p>77.435</text:p>
          </table:table-cell>
          <table:table-cell office:value-type="float" office:value="77.3835">
            <text:p>77.3835</text:p>
          </table:table-cell>
          <table:table-cell office:value-type="float" office:value="77.49575">
            <text:p>77.49575</text:p>
          </table:table-cell>
          <table:table-cell office:value-type="float" office:value="77.47725">
            <text:p>77.47725</text:p>
          </table:table-cell>
          <table:table-cell table:number-columns-repeated="2"/>
        </table:table-row>
        <table:table-row table:style-name="ro1">
          <table:table-cell office:value-type="float" office:value="77.5063125">
            <text:p>77.5063125</text:p>
          </table:table-cell>
          <table:table-cell office:value-type="float" office:value="77.4310625">
            <text:p>77.4310625</text:p>
          </table:table-cell>
          <table:table-cell office:value-type="float" office:value="77.3636875">
            <text:p>77.3636875</text:p>
          </table:table-cell>
          <table:table-cell office:value-type="float" office:value="77.504375">
            <text:p>77.504375</text:p>
          </table:table-cell>
          <table:table-cell office:value-type="float" office:value="77.465375">
            <text:p>77.465375</text:p>
          </table:table-cell>
          <table:table-cell table:number-columns-repeated="2"/>
        </table:table-row>
        <table:table-row table:style-name="ro1">
          <table:table-cell office:value-type="float" office:value="77.5030625">
            <text:p>77.5030625</text:p>
          </table:table-cell>
          <table:table-cell office:value-type="float" office:value="77.4218125">
            <text:p>77.4218125</text:p>
          </table:table-cell>
          <table:table-cell office:value-type="float" office:value="77.371625">
            <text:p>77.371625</text:p>
          </table:table-cell>
          <table:table-cell office:value-type="float" office:value="77.4938125">
            <text:p>77.4938125</text:p>
          </table:table-cell>
          <table:table-cell office:value-type="float" office:value="77.4851875">
            <text:p>77.4851875</text:p>
          </table:table-cell>
          <table:table-cell table:number-columns-repeated="2"/>
        </table:table-row>
        <table:table-row table:style-name="ro1">
          <table:table-cell office:value-type="float" office:value="77.5010625">
            <text:p>77.5010625</text:p>
          </table:table-cell>
          <table:table-cell office:value-type="float" office:value="77.435">
            <text:p>77.435</text:p>
          </table:table-cell>
          <table:table-cell office:value-type="float" office:value="77.3564375">
            <text:p>77.3564375</text:p>
          </table:table-cell>
          <table:table-cell office:value-type="float" office:value="77.493125">
            <text:p>77.493125</text:p>
          </table:table-cell>
          <table:table-cell office:value-type="float" office:value="77.4825625">
            <text:p>77.4825625</text:p>
          </table:table-cell>
          <table:table-cell table:number-columns-repeated="2"/>
        </table:table-row>
        <table:table-row table:style-name="ro1">
          <table:table-cell office:value-type="float" office:value="77.4898125">
            <text:p>77.4898125</text:p>
          </table:table-cell>
          <table:table-cell office:value-type="float" office:value="77.4264375">
            <text:p>77.4264375</text:p>
          </table:table-cell>
          <table:table-cell office:value-type="float" office:value="77.361">
            <text:p>77.361</text:p>
          </table:table-cell>
          <table:table-cell office:value-type="float" office:value="77.505">
            <text:p>77.505</text:p>
          </table:table-cell>
          <table:table-cell office:value-type="float" office:value="77.4805625">
            <text:p>77.4805625</text:p>
          </table:table-cell>
          <table:table-cell table:number-columns-repeated="2"/>
        </table:table-row>
        <table:table-row table:style-name="ro1">
          <table:table-cell office:value-type="float" office:value="77.4944375">
            <text:p>77.4944375</text:p>
          </table:table-cell>
          <table:table-cell office:value-type="float" office:value="77.4548125">
            <text:p>77.4548125</text:p>
          </table:table-cell>
          <table:table-cell office:value-type="float" office:value="77.3544375">
            <text:p>77.3544375</text:p>
          </table:table-cell>
          <table:table-cell table:number-columns-repeated="2" office:value-type="float" office:value="77.474625">
            <text:p>77.474625</text:p>
          </table:table-cell>
          <table:table-cell table:number-columns-repeated="2"/>
        </table:table-row>
        <table:table-row table:style-name="ro1">
          <table:table-cell office:value-type="float" office:value="77.487875">
            <text:p>77.487875</text:p>
          </table:table-cell>
          <table:table-cell office:value-type="float" office:value="77.4429375">
            <text:p>77.4429375</text:p>
          </table:table-cell>
          <table:table-cell office:value-type="float" office:value="77.351125">
            <text:p>77.351125</text:p>
          </table:table-cell>
          <table:table-cell office:value-type="float" office:value="77.5215">
            <text:p>77.5215</text:p>
          </table:table-cell>
          <table:table-cell office:value-type="float" office:value="77.5063125">
            <text:p>77.5063125</text:p>
          </table:table-cell>
          <table:table-cell table:number-columns-repeated="2"/>
        </table:table-row>
        <table:table-row table:style-name="ro1">
          <table:table-cell office:value-type="float" office:value="77.4640625">
            <text:p>77.4640625</text:p>
          </table:table-cell>
          <table:table-cell office:value-type="float" office:value="77.435">
            <text:p>77.435</text:p>
          </table:table-cell>
          <table:table-cell office:value-type="float" office:value="77.3266875">
            <text:p>77.3266875</text:p>
          </table:table-cell>
          <table:table-cell office:value-type="float" office:value="77.4905">
            <text:p>77.4905</text:p>
          </table:table-cell>
          <table:table-cell office:value-type="float" office:value="77.500375">
            <text:p>77.500375</text:p>
          </table:table-cell>
          <table:table-cell table:number-columns-repeated="2"/>
        </table:table-row>
        <table:table-row table:style-name="ro1">
          <table:table-cell office:value-type="float" office:value="77.472">
            <text:p>77.472</text:p>
          </table:table-cell>
          <table:table-cell office:value-type="float" office:value="77.4310625">
            <text:p>77.4310625</text:p>
          </table:table-cell>
          <table:table-cell office:value-type="float" office:value="77.3359375">
            <text:p>77.3359375</text:p>
          </table:table-cell>
          <table:table-cell office:value-type="float" office:value="77.513625">
            <text:p>77.513625</text:p>
          </table:table-cell>
          <table:table-cell office:value-type="float" office:value="77.4964375">
            <text:p>77.4964375</text:p>
          </table:table-cell>
          <table:table-cell table:number-columns-repeated="2"/>
        </table:table-row>
        <table:table-row table:style-name="ro1">
          <table:table-cell office:value-type="float" office:value="77.487875">
            <text:p>77.487875</text:p>
          </table:table-cell>
          <table:table-cell office:value-type="float" office:value="77.4449375">
            <text:p>77.4449375</text:p>
          </table:table-cell>
          <table:table-cell office:value-type="float" office:value="77.3154375">
            <text:p>77.3154375</text:p>
          </table:table-cell>
          <table:table-cell office:value-type="float" office:value="77.4944375">
            <text:p>77.4944375</text:p>
          </table:table-cell>
          <table:table-cell office:value-type="float" office:value="77.5010625">
            <text:p>77.5010625</text:p>
          </table:table-cell>
          <table:table-cell table:number-columns-repeated="2"/>
        </table:table-row>
        <table:table-row table:style-name="ro1">
          <table:table-cell office:value-type="float" office:value="77.511625">
            <text:p>77.511625</text:p>
          </table:table-cell>
          <table:table-cell office:value-type="float" office:value="77.4435625">
            <text:p>77.4435625</text:p>
          </table:table-cell>
          <table:table-cell office:value-type="float" office:value="77.314125">
            <text:p>77.314125</text:p>
          </table:table-cell>
          <table:table-cell office:value-type="float" office:value="77.4845625">
            <text:p>77.4845625</text:p>
          </table:table-cell>
          <table:table-cell office:value-type="float" office:value="77.450875">
            <text:p>77.450875</text:p>
          </table:table-cell>
          <table:table-cell table:number-columns-repeated="2"/>
        </table:table-row>
        <table:table-row table:style-name="ro1">
          <table:table-cell office:value-type="float" office:value="77.500375">
            <text:p>77.500375</text:p>
          </table:table-cell>
          <table:table-cell office:value-type="float" office:value="77.435">
            <text:p>77.435</text:p>
          </table:table-cell>
          <table:table-cell office:value-type="float" office:value="77.318125">
            <text:p>77.318125</text:p>
          </table:table-cell>
          <table:table-cell office:value-type="float" office:value="77.481875">
            <text:p>77.481875</text:p>
          </table:table-cell>
          <table:table-cell office:value-type="float" office:value="77.4799375">
            <text:p>77.4799375</text:p>
          </table:table-cell>
          <table:table-cell table:number-columns-repeated="2"/>
        </table:table-row>
        <table:table-row table:style-name="ro1">
          <table:table-cell office:value-type="float" office:value="77.491125">
            <text:p>77.491125</text:p>
          </table:table-cell>
          <table:table-cell office:value-type="float" office:value="77.4264375">
            <text:p>77.4264375</text:p>
          </table:table-cell>
          <table:table-cell office:value-type="float" office:value="77.3081875">
            <text:p>77.3081875</text:p>
          </table:table-cell>
          <table:table-cell office:value-type="float" office:value="77.485875">
            <text:p>77.485875</text:p>
          </table:table-cell>
          <table:table-cell office:value-type="float" office:value="77.4851875">
            <text:p>77.4851875</text:p>
          </table:table-cell>
          <table:table-cell table:number-columns-repeated="2"/>
        </table:table-row>
        <table:table-row table:style-name="ro1">
          <table:table-cell office:value-type="float" office:value="77.4918125">
            <text:p>77.4918125</text:p>
          </table:table-cell>
          <table:table-cell office:value-type="float" office:value="77.4521875">
            <text:p>77.4521875</text:p>
          </table:table-cell>
          <table:table-cell office:value-type="float" office:value="77.3246875">
            <text:p>77.3246875</text:p>
          </table:table-cell>
          <table:table-cell office:value-type="float" office:value="77.4825625">
            <text:p>77.4825625</text:p>
          </table:table-cell>
          <table:table-cell office:value-type="float" office:value="77.491125">
            <text:p>77.491125</text:p>
          </table:table-cell>
          <table:table-cell table:number-columns-repeated="2"/>
        </table:table-row>
        <table:table-row table:style-name="ro1">
          <table:table-cell office:value-type="float" office:value="77.495125">
            <text:p>77.495125</text:p>
          </table:table-cell>
          <table:table-cell office:value-type="float" office:value="77.4535">
            <text:p>77.4535</text:p>
          </table:table-cell>
          <table:table-cell office:value-type="float" office:value="77.3405625">
            <text:p>77.3405625</text:p>
          </table:table-cell>
          <table:table-cell office:value-type="float" office:value="77.4845625">
            <text:p>77.4845625</text:p>
          </table:table-cell>
          <table:table-cell office:value-type="float" office:value="77.474625">
            <text:p>77.474625</text:p>
          </table:table-cell>
          <table:table-cell table:number-columns-repeated="2"/>
        </table:table-row>
        <table:table-row table:style-name="ro1">
          <table:table-cell office:value-type="float" office:value="77.4970625">
            <text:p>77.4970625</text:p>
          </table:table-cell>
          <table:table-cell office:value-type="float" office:value="77.44625">
            <text:p>77.44625</text:p>
          </table:table-cell>
          <table:table-cell office:value-type="float" office:value="77.3055625">
            <text:p>77.3055625</text:p>
          </table:table-cell>
          <table:table-cell office:value-type="float" office:value="77.5129375">
            <text:p>77.5129375</text:p>
          </table:table-cell>
          <table:table-cell office:value-type="float" office:value="77.5103125">
            <text:p>77.5103125</text:p>
          </table:table-cell>
          <table:table-cell table:number-columns-repeated="2"/>
        </table:table-row>
        <table:table-row table:style-name="ro1">
          <table:table-cell office:value-type="float" office:value="77.491125">
            <text:p>77.491125</text:p>
          </table:table-cell>
          <table:table-cell office:value-type="float" office:value="77.44225">
            <text:p>77.44225</text:p>
          </table:table-cell>
          <table:table-cell office:value-type="float" office:value="77.30425">
            <text:p>77.30425</text:p>
          </table:table-cell>
          <table:table-cell office:value-type="float" office:value="77.51825">
            <text:p>77.51825</text:p>
          </table:table-cell>
          <table:table-cell office:value-type="float" office:value="77.4759375">
            <text:p>77.4759375</text:p>
          </table:table-cell>
          <table:table-cell table:number-columns-repeated="2"/>
        </table:table-row>
        <table:table-row table:style-name="ro1">
          <table:table-cell office:value-type="float" office:value="77.483875">
            <text:p>77.483875</text:p>
          </table:table-cell>
          <table:table-cell office:value-type="float" office:value="77.439">
            <text:p>77.439</text:p>
          </table:table-cell>
          <table:table-cell office:value-type="float" office:value="77.2916875">
            <text:p>77.2916875</text:p>
          </table:table-cell>
          <table:table-cell office:value-type="float" office:value="77.5149375">
            <text:p>77.5149375</text:p>
          </table:table-cell>
          <table:table-cell office:value-type="float" office:value="77.4640625">
            <text:p>77.4640625</text:p>
          </table:table-cell>
          <table:table-cell table:number-columns-repeated="2"/>
        </table:table-row>
        <table:table-row table:style-name="ro1">
          <table:table-cell office:value-type="float" office:value="77.509625">
            <text:p>77.509625</text:p>
          </table:table-cell>
          <table:table-cell office:value-type="float" office:value="77.4528125">
            <text:p>77.4528125</text:p>
          </table:table-cell>
          <table:table-cell office:value-type="float" office:value="77.3220625">
            <text:p>77.3220625</text:p>
          </table:table-cell>
          <table:table-cell office:value-type="float" office:value="77.47725">
            <text:p>77.47725</text:p>
          </table:table-cell>
          <table:table-cell office:value-type="float" office:value="77.4905">
            <text:p>77.4905</text:p>
          </table:table-cell>
          <table:table-cell table:number-columns-repeated="2"/>
        </table:table-row>
        <table:table-row table:style-name="ro1">
          <table:table-cell office:value-type="float" office:value="77.4964375">
            <text:p>77.4964375</text:p>
          </table:table-cell>
          <table:table-cell office:value-type="float" office:value="77.441625">
            <text:p>77.441625</text:p>
          </table:table-cell>
          <table:table-cell office:value-type="float" office:value="77.328">
            <text:p>77.328</text:p>
          </table:table-cell>
          <table:table-cell office:value-type="float" office:value="77.4905">
            <text:p>77.4905</text:p>
          </table:table-cell>
          <table:table-cell office:value-type="float" office:value="77.4851875">
            <text:p>77.4851875</text:p>
          </table:table-cell>
          <table:table-cell table:number-columns-repeated="2"/>
        </table:table-row>
        <table:table-row table:style-name="ro1">
          <table:table-cell office:value-type="float" office:value="77.5149375">
            <text:p>77.5149375</text:p>
          </table:table-cell>
          <table:table-cell office:value-type="float" office:value="77.4435625">
            <text:p>77.4435625</text:p>
          </table:table-cell>
          <table:table-cell office:value-type="float" office:value="77.30025">
            <text:p>77.30025</text:p>
          </table:table-cell>
          <table:table-cell office:value-type="float" office:value="77.481875">
            <text:p>77.481875</text:p>
          </table:table-cell>
          <table:table-cell office:value-type="float" office:value="77.4706875">
            <text:p>77.4706875</text:p>
          </table:table-cell>
          <table:table-cell table:number-columns-repeated="2"/>
        </table:table-row>
        <table:table-row table:style-name="ro1">
          <table:table-cell office:value-type="float" office:value="77.5056875">
            <text:p>77.5056875</text:p>
          </table:table-cell>
          <table:table-cell office:value-type="float" office:value="77.4264375">
            <text:p>77.4264375</text:p>
          </table:table-cell>
          <table:table-cell office:value-type="float" office:value="77.30025">
            <text:p>77.30025</text:p>
          </table:table-cell>
          <table:table-cell office:value-type="float" office:value="77.509">
            <text:p>77.509</text:p>
          </table:table-cell>
          <table:table-cell office:value-type="float" office:value="77.4805625">
            <text:p>77.4805625</text:p>
          </table:table-cell>
          <table:table-cell table:number-columns-repeated="2"/>
        </table:table-row>
        <table:table-row table:style-name="ro1">
          <table:table-cell office:value-type="float" office:value="77.500375">
            <text:p>77.500375</text:p>
          </table:table-cell>
          <table:table-cell office:value-type="float" office:value="77.4594375">
            <text:p>77.4594375</text:p>
          </table:table-cell>
          <table:table-cell office:value-type="float" office:value="77.3075625">
            <text:p>77.3075625</text:p>
          </table:table-cell>
          <table:table-cell office:value-type="float" office:value="77.4891875">
            <text:p>77.4891875</text:p>
          </table:table-cell>
          <table:table-cell office:value-type="float" office:value="77.467375">
            <text:p>77.467375</text:p>
          </table:table-cell>
          <table:table-cell table:number-columns-repeated="2"/>
        </table:table-row>
        <table:table-row table:style-name="ro1">
          <table:table-cell office:value-type="float" office:value="77.483875">
            <text:p>77.483875</text:p>
          </table:table-cell>
          <table:table-cell office:value-type="float" office:value="77.432375">
            <text:p>77.432375</text:p>
          </table:table-cell>
          <table:table-cell office:value-type="float" office:value="77.3286875">
            <text:p>77.3286875</text:p>
          </table:table-cell>
          <table:table-cell office:value-type="float" office:value="77.5129375">
            <text:p>77.5129375</text:p>
          </table:table-cell>
          <table:table-cell office:value-type="float" office:value="77.4885">
            <text:p>77.4885</text:p>
          </table:table-cell>
          <table:table-cell table:number-columns-repeated="2"/>
        </table:table-row>
        <table:table-row table:style-name="ro1">
          <table:table-cell office:value-type="float" office:value="77.5149375">
            <text:p>77.5149375</text:p>
          </table:table-cell>
          <table:table-cell office:value-type="float" office:value="77.4383125">
            <text:p>77.4383125</text:p>
          </table:table-cell>
          <table:table-cell office:value-type="float" office:value="77.3411875">
            <text:p>77.3411875</text:p>
          </table:table-cell>
          <table:table-cell office:value-type="float" office:value="77.509">
            <text:p>77.509</text:p>
          </table:table-cell>
          <table:table-cell office:value-type="float" office:value="77.4620625">
            <text:p>77.4620625</text:p>
          </table:table-cell>
          <table:table-cell table:number-columns-repeated="2"/>
        </table:table-row>
        <table:table-row table:style-name="ro1">
          <table:table-cell office:value-type="float" office:value="77.5169375">
            <text:p>77.5169375</text:p>
          </table:table-cell>
          <table:table-cell office:value-type="float" office:value="77.4475625">
            <text:p>77.4475625</text:p>
          </table:table-cell>
          <table:table-cell office:value-type="float" office:value="77.3755625">
            <text:p>77.3755625</text:p>
          </table:table-cell>
          <table:table-cell office:value-type="float" office:value="77.504375">
            <text:p>77.504375</text:p>
          </table:table-cell>
          <table:table-cell office:value-type="float" office:value="77.4851875">
            <text:p>77.4851875</text:p>
          </table:table-cell>
          <table:table-cell table:number-columns-repeated="2"/>
        </table:table-row>
        <table:table-row table:style-name="ro1">
          <table:table-cell office:value-type="float" office:value="77.5215">
            <text:p>77.5215</text:p>
          </table:table-cell>
          <table:table-cell office:value-type="float" office:value="77.434375">
            <text:p>77.434375</text:p>
          </table:table-cell>
          <table:table-cell office:value-type="float" office:value="77.3815">
            <text:p>77.3815</text:p>
          </table:table-cell>
          <table:table-cell office:value-type="float" office:value="77.4521875">
            <text:p>77.4521875</text:p>
          </table:table-cell>
          <table:table-cell office:value-type="float" office:value="77.4706875">
            <text:p>77.4706875</text:p>
          </table:table-cell>
          <table:table-cell table:number-columns-repeated="2"/>
        </table:table-row>
        <table:table-row table:style-name="ro1">
          <table:table-cell office:value-type="float" office:value="77.485875">
            <text:p>77.485875</text:p>
          </table:table-cell>
          <table:table-cell office:value-type="float" office:value="77.4515">
            <text:p>77.4515</text:p>
          </table:table-cell>
          <table:table-cell office:value-type="float" office:value="77.360375">
            <text:p>77.360375</text:p>
          </table:table-cell>
          <table:table-cell office:value-type="float" office:value="77.4905">
            <text:p>77.4905</text:p>
          </table:table-cell>
          <table:table-cell office:value-type="float" office:value="77.4753125">
            <text:p>77.4753125</text:p>
          </table:table-cell>
          <table:table-cell table:number-columns-repeated="2"/>
        </table:table-row>
        <table:table-row table:style-name="ro1">
          <table:table-cell office:value-type="float" office:value="77.4825625">
            <text:p>77.4825625</text:p>
          </table:table-cell>
          <table:table-cell office:value-type="float" office:value="77.437625">
            <text:p>77.437625</text:p>
          </table:table-cell>
          <table:table-cell office:value-type="float" office:value="77.33925">
            <text:p>77.33925</text:p>
          </table:table-cell>
          <table:table-cell office:value-type="float" office:value="77.485875">
            <text:p>77.485875</text:p>
          </table:table-cell>
          <table:table-cell office:value-type="float" office:value="77.460125">
            <text:p>77.460125</text:p>
          </table:table-cell>
          <table:table-cell table:number-columns-repeated="2"/>
        </table:table-row>
        <table:table-row table:style-name="ro1">
          <table:table-cell office:value-type="float" office:value="77.467375">
            <text:p>77.467375</text:p>
          </table:table-cell>
          <table:table-cell office:value-type="float" office:value="77.42375">
            <text:p>77.42375</text:p>
          </table:table-cell>
          <table:table-cell office:value-type="float" office:value="77.3240625">
            <text:p>77.3240625</text:p>
          </table:table-cell>
          <table:table-cell office:value-type="float" office:value="77.5103125">
            <text:p>77.5103125</text:p>
          </table:table-cell>
          <table:table-cell office:value-type="float" office:value="77.4634375">
            <text:p>77.4634375</text:p>
          </table:table-cell>
          <table:table-cell table:number-columns-repeated="2"/>
        </table:table-row>
        <table:table-row table:style-name="ro1">
          <table:table-cell office:value-type="float" office:value="77.474">
            <text:p>77.474</text:p>
          </table:table-cell>
          <table:table-cell office:value-type="float" office:value="77.42575">
            <text:p>77.42575</text:p>
          </table:table-cell>
          <table:table-cell office:value-type="float" office:value="77.33725">
            <text:p>77.33725</text:p>
          </table:table-cell>
          <table:table-cell office:value-type="float" office:value="77.5235">
            <text:p>77.5235</text:p>
          </table:table-cell>
          <table:table-cell office:value-type="float" office:value="77.4640625">
            <text:p>77.4640625</text:p>
          </table:table-cell>
          <table:table-cell table:number-columns-repeated="2"/>
        </table:table-row>
        <table:table-row table:style-name="ro1">
          <table:table-cell office:value-type="float" office:value="77.4964375">
            <text:p>77.4964375</text:p>
          </table:table-cell>
          <table:table-cell office:value-type="float" office:value="77.42975">
            <text:p>77.42975</text:p>
          </table:table-cell>
          <table:table-cell office:value-type="float" office:value="77.325375">
            <text:p>77.325375</text:p>
          </table:table-cell>
          <table:table-cell office:value-type="float" office:value="77.504375">
            <text:p>77.504375</text:p>
          </table:table-cell>
          <table:table-cell office:value-type="float" office:value="77.4733125">
            <text:p>77.4733125</text:p>
          </table:table-cell>
          <table:table-cell table:number-columns-repeated="2"/>
        </table:table-row>
        <table:table-row table:style-name="ro1">
          <table:table-cell office:value-type="float" office:value="77.5103125">
            <text:p>77.5103125</text:p>
          </table:table-cell>
          <table:table-cell office:value-type="float" office:value="77.437625">
            <text:p>77.437625</text:p>
          </table:table-cell>
          <table:table-cell office:value-type="float" office:value="77.3115">
            <text:p>77.3115</text:p>
          </table:table-cell>
          <table:table-cell office:value-type="float" office:value="77.483875">
            <text:p>77.483875</text:p>
          </table:table-cell>
          <table:table-cell office:value-type="float" office:value="77.4825625">
            <text:p>77.4825625</text:p>
          </table:table-cell>
          <table:table-cell table:number-columns-repeated="2"/>
        </table:table-row>
        <table:table-row table:style-name="ro1">
          <table:table-cell office:value-type="float" office:value="77.5248125">
            <text:p>77.5248125</text:p>
          </table:table-cell>
          <table:table-cell office:value-type="float" office:value="77.435">
            <text:p>77.435</text:p>
          </table:table-cell>
          <table:table-cell office:value-type="float" office:value="77.3135">
            <text:p>77.3135</text:p>
          </table:table-cell>
          <table:table-cell office:value-type="float" office:value="77.48325">
            <text:p>77.48325</text:p>
          </table:table-cell>
          <table:table-cell office:value-type="float" office:value="77.47725">
            <text:p>77.47725</text:p>
          </table:table-cell>
          <table:table-cell table:number-columns-repeated="2"/>
        </table:table-row>
        <table:table-row table:style-name="ro1">
          <table:table-cell office:value-type="float" office:value="77.4865">
            <text:p>77.4865</text:p>
          </table:table-cell>
          <table:table-cell office:value-type="float" office:value="77.4481875">
            <text:p>77.4481875</text:p>
          </table:table-cell>
          <table:table-cell office:value-type="float" office:value="77.332625">
            <text:p>77.332625</text:p>
          </table:table-cell>
          <table:table-cell office:value-type="float" office:value="77.4964375">
            <text:p>77.4964375</text:p>
          </table:table-cell>
          <table:table-cell office:value-type="float" office:value="77.4706875">
            <text:p>77.4706875</text:p>
          </table:table-cell>
          <table:table-cell table:number-columns-repeated="2"/>
        </table:table-row>
        <table:table-row table:style-name="ro1">
          <table:table-cell office:value-type="float" office:value="77.4845625">
            <text:p>77.4845625</text:p>
          </table:table-cell>
          <table:table-cell office:value-type="float" office:value="77.4475625">
            <text:p>77.4475625</text:p>
          </table:table-cell>
          <table:table-cell office:value-type="float" office:value="77.3425625">
            <text:p>77.3425625</text:p>
          </table:table-cell>
          <table:table-cell office:value-type="float" office:value="77.4944375">
            <text:p>77.4944375</text:p>
          </table:table-cell>
          <table:table-cell office:value-type="float" office:value="77.4660625">
            <text:p>77.4660625</text:p>
          </table:table-cell>
          <table:table-cell table:number-columns-repeated="2"/>
        </table:table-row>
        <table:table-row table:style-name="ro1">
          <table:table-cell office:value-type="float" office:value="77.5036875">
            <text:p>77.5036875</text:p>
          </table:table-cell>
          <table:table-cell office:value-type="float" office:value="77.437">
            <text:p>77.437</text:p>
          </table:table-cell>
          <table:table-cell office:value-type="float" office:value="77.3550625">
            <text:p>77.3550625</text:p>
          </table:table-cell>
          <table:table-cell office:value-type="float" office:value="77.500375">
            <text:p>77.500375</text:p>
          </table:table-cell>
          <table:table-cell office:value-type="float" office:value="77.4891875">
            <text:p>77.4891875</text:p>
          </table:table-cell>
          <table:table-cell table:number-columns-repeated="2"/>
        </table:table-row>
        <table:table-row table:style-name="ro1">
          <table:table-cell office:value-type="float" office:value="77.491125">
            <text:p>77.491125</text:p>
          </table:table-cell>
          <table:table-cell office:value-type="float" office:value="77.4356875">
            <text:p>77.4356875</text:p>
          </table:table-cell>
          <table:table-cell office:value-type="float" office:value="77.365">
            <text:p>77.365</text:p>
          </table:table-cell>
          <table:table-cell office:value-type="float" office:value="77.4779375">
            <text:p>77.4779375</text:p>
          </table:table-cell>
          <table:table-cell office:value-type="float" office:value="77.5103125">
            <text:p>77.5103125</text:p>
          </table:table-cell>
          <table:table-cell table:number-columns-repeated="2"/>
        </table:table-row>
        <table:table-row table:style-name="ro1">
          <table:table-cell office:value-type="float" office:value="77.4990625">
            <text:p>77.4990625</text:p>
          </table:table-cell>
          <table:table-cell office:value-type="float" office:value="77.433">
            <text:p>77.433</text:p>
          </table:table-cell>
          <table:table-cell office:value-type="float" office:value="77.37025">
            <text:p>77.37025</text:p>
          </table:table-cell>
          <table:table-cell office:value-type="float" office:value="77.505">
            <text:p>77.505</text:p>
          </table:table-cell>
          <table:table-cell office:value-type="float" office:value="77.4918125">
            <text:p>77.4918125</text:p>
          </table:table-cell>
          <table:table-cell table:number-columns-repeated="2"/>
        </table:table-row>
        <table:table-row table:style-name="ro1">
          <table:table-cell office:value-type="float" office:value="77.4871875">
            <text:p>77.4871875</text:p>
          </table:table-cell>
          <table:table-cell office:value-type="float" office:value="77.446875">
            <text:p>77.446875</text:p>
          </table:table-cell>
          <table:table-cell office:value-type="float" office:value="77.3801875">
            <text:p>77.3801875</text:p>
          </table:table-cell>
          <table:table-cell office:value-type="float" office:value="77.4891875">
            <text:p>77.4891875</text:p>
          </table:table-cell>
          <table:table-cell office:value-type="float" office:value="77.4851875">
            <text:p>77.4851875</text:p>
          </table:table-cell>
          <table:table-cell table:number-columns-repeated="2"/>
        </table:table-row>
        <table:table-row table:style-name="ro1">
          <table:table-cell office:value-type="float" office:value="77.5103125">
            <text:p>77.5103125</text:p>
          </table:table-cell>
          <table:table-cell office:value-type="float" office:value="77.42775">
            <text:p>77.42775</text:p>
          </table:table-cell>
          <table:table-cell office:value-type="float" office:value="77.3729375">
            <text:p>77.3729375</text:p>
          </table:table-cell>
          <table:table-cell office:value-type="float" office:value="77.487875">
            <text:p>77.487875</text:p>
          </table:table-cell>
          <table:table-cell office:value-type="float" office:value="77.4898125">
            <text:p>77.4898125</text:p>
          </table:table-cell>
          <table:table-cell table:number-columns-repeated="2"/>
        </table:table-row>
        <table:table-row table:style-name="ro1">
          <table:table-cell office:value-type="float" office:value="77.4851875">
            <text:p>77.4851875</text:p>
          </table:table-cell>
          <table:table-cell office:value-type="float" office:value="77.4151875">
            <text:p>77.4151875</text:p>
          </table:table-cell>
          <table:table-cell office:value-type="float" office:value="77.37625">
            <text:p>77.37625</text:p>
          </table:table-cell>
          <table:table-cell office:value-type="float" office:value="77.5076875">
            <text:p>77.5076875</text:p>
          </table:table-cell>
          <table:table-cell office:value-type="float" office:value="77.472">
            <text:p>77.472</text:p>
          </table:table-cell>
          <table:table-cell table:number-columns-repeated="2"/>
        </table:table-row>
        <table:table-row table:style-name="ro1">
          <table:table-cell office:value-type="float" office:value="77.49575">
            <text:p>77.49575</text:p>
          </table:table-cell>
          <table:table-cell office:value-type="float" office:value="77.4495625">
            <text:p>77.4495625</text:p>
          </table:table-cell>
          <table:table-cell office:value-type="float" office:value="77.3518125">
            <text:p>77.3518125</text:p>
          </table:table-cell>
          <table:table-cell office:value-type="float" office:value="77.4825625">
            <text:p>77.4825625</text:p>
          </table:table-cell>
          <table:table-cell office:value-type="float" office:value="77.491125">
            <text:p>77.491125</text:p>
          </table:table-cell>
          <table:table-cell table:number-columns-repeated="2"/>
        </table:table-row>
        <table:table-row table:style-name="ro1">
          <table:table-cell office:value-type="float" office:value="77.4918125">
            <text:p>77.4918125</text:p>
          </table:table-cell>
          <table:table-cell office:value-type="float" office:value="77.4125625">
            <text:p>77.4125625</text:p>
          </table:table-cell>
          <table:table-cell office:value-type="float" office:value="77.323375">
            <text:p>77.323375</text:p>
          </table:table-cell>
          <table:table-cell office:value-type="float" office:value="77.4964375">
            <text:p>77.4964375</text:p>
          </table:table-cell>
          <table:table-cell office:value-type="float" office:value="77.483875">
            <text:p>77.483875</text:p>
          </table:table-cell>
          <table:table-cell table:number-columns-repeated="2"/>
        </table:table-row>
        <table:table-row table:style-name="ro1">
          <table:table-cell office:value-type="float" office:value="77.4970625">
            <text:p>77.4970625</text:p>
          </table:table-cell>
          <table:table-cell office:value-type="float" office:value="77.4316875">
            <text:p>77.4316875</text:p>
          </table:table-cell>
          <table:table-cell office:value-type="float" office:value="77.353125">
            <text:p>77.353125</text:p>
          </table:table-cell>
          <table:table-cell office:value-type="float" office:value="77.4938125">
            <text:p>77.4938125</text:p>
          </table:table-cell>
          <table:table-cell office:value-type="float" office:value="77.4799375">
            <text:p>77.4799375</text:p>
          </table:table-cell>
          <table:table-cell table:number-columns-repeated="2"/>
        </table:table-row>
        <table:table-row table:style-name="ro1">
          <table:table-cell office:value-type="float" office:value="77.491125">
            <text:p>77.491125</text:p>
          </table:table-cell>
          <table:table-cell office:value-type="float" office:value="77.4555">
            <text:p>77.4555</text:p>
          </table:table-cell>
          <table:table-cell office:value-type="float" office:value="77.3095">
            <text:p>77.3095</text:p>
          </table:table-cell>
          <table:table-cell office:value-type="float" office:value="77.4905">
            <text:p>77.4905</text:p>
          </table:table-cell>
          <table:table-cell office:value-type="float" office:value="77.4759375">
            <text:p>77.4759375</text:p>
          </table:table-cell>
          <table:table-cell table:number-columns-repeated="2"/>
        </table:table-row>
        <table:table-row table:style-name="ro1">
          <table:table-cell office:value-type="float" office:value="77.487875">
            <text:p>77.487875</text:p>
          </table:table-cell>
          <table:table-cell office:value-type="float" office:value="77.421125">
            <text:p>77.421125</text:p>
          </table:table-cell>
          <table:table-cell office:value-type="float" office:value="77.3313125">
            <text:p>77.3313125</text:p>
          </table:table-cell>
          <table:table-cell office:value-type="float" office:value="77.49575">
            <text:p>77.49575</text:p>
          </table:table-cell>
          <table:table-cell office:value-type="float" office:value="77.47925">
            <text:p>77.47925</text:p>
          </table:table-cell>
          <table:table-cell table:number-columns-repeated="2"/>
        </table:table-row>
        <table:table-row table:style-name="ro1">
          <table:table-cell office:value-type="float" office:value="77.48125">
            <text:p>77.48125</text:p>
          </table:table-cell>
          <table:table-cell office:value-type="float" office:value="77.430375">
            <text:p>77.430375</text:p>
          </table:table-cell>
          <table:table-cell office:value-type="float" office:value="77.3246875">
            <text:p>77.3246875</text:p>
          </table:table-cell>
          <table:table-cell office:value-type="float" office:value="77.483875">
            <text:p>77.483875</text:p>
          </table:table-cell>
          <table:table-cell office:value-type="float" office:value="77.474">
            <text:p>77.474</text:p>
          </table:table-cell>
          <table:table-cell table:number-columns-repeated="2"/>
        </table:table-row>
        <table:table-row table:style-name="ro1">
          <table:table-cell office:value-type="float" office:value="77.49575">
            <text:p>77.49575</text:p>
          </table:table-cell>
          <table:table-cell office:value-type="float" office:value="77.4356875">
            <text:p>77.4356875</text:p>
          </table:table-cell>
          <table:table-cell office:value-type="float" office:value="77.328">
            <text:p>77.328</text:p>
          </table:table-cell>
          <table:table-cell office:value-type="float" office:value="77.491125">
            <text:p>77.491125</text:p>
          </table:table-cell>
          <table:table-cell office:value-type="float" office:value="77.4799375">
            <text:p>77.4799375</text:p>
          </table:table-cell>
          <table:table-cell table:number-columns-repeated="2"/>
        </table:table-row>
        <table:table-row table:style-name="ro1">
          <table:table-cell office:value-type="float" office:value="77.47725">
            <text:p>77.47725</text:p>
          </table:table-cell>
          <table:table-cell office:value-type="float" office:value="77.4316875">
            <text:p>77.4316875</text:p>
          </table:table-cell>
          <table:table-cell office:value-type="float" office:value="77.2983125">
            <text:p>77.2983125</text:p>
          </table:table-cell>
          <table:table-cell office:value-type="float" office:value="77.487875">
            <text:p>77.487875</text:p>
          </table:table-cell>
          <table:table-cell office:value-type="float" office:value="77.4805625">
            <text:p>77.4805625</text:p>
          </table:table-cell>
          <table:table-cell table:number-columns-repeated="2"/>
        </table:table-row>
        <table:table-row table:style-name="ro1">
          <table:table-cell office:value-type="float" office:value="77.4779375">
            <text:p>77.4779375</text:p>
          </table:table-cell>
          <table:table-cell office:value-type="float" office:value="77.4541875">
            <text:p>77.4541875</text:p>
          </table:table-cell>
          <table:table-cell office:value-type="float" office:value="77.32275">
            <text:p>77.32275</text:p>
          </table:table-cell>
          <table:table-cell office:value-type="float" office:value="77.474625">
            <text:p>77.474625</text:p>
          </table:table-cell>
          <table:table-cell office:value-type="float" office:value="77.472625">
            <text:p>77.472625</text:p>
          </table:table-cell>
          <table:table-cell table:number-columns-repeated="2"/>
        </table:table-row>
        <table:table-row table:style-name="ro1">
          <table:table-cell office:value-type="float" office:value="77.465375">
            <text:p>77.465375</text:p>
          </table:table-cell>
          <table:table-cell office:value-type="float" office:value="77.4218125">
            <text:p>77.4218125</text:p>
          </table:table-cell>
          <table:table-cell office:value-type="float" office:value="77.33525">
            <text:p>77.33525</text:p>
          </table:table-cell>
          <table:table-cell office:value-type="float" office:value="77.4944375">
            <text:p>77.4944375</text:p>
          </table:table-cell>
          <table:table-cell office:value-type="float" office:value="77.4964375">
            <text:p>77.4964375</text:p>
          </table:table-cell>
          <table:table-cell table:number-columns-repeated="2"/>
        </table:table-row>
        <table:table-row table:style-name="ro1">
          <table:table-cell office:value-type="float" office:value="77.4535">
            <text:p>77.4535</text:p>
          </table:table-cell>
          <table:table-cell office:value-type="float" office:value="77.435">
            <text:p>77.435</text:p>
          </table:table-cell>
          <table:table-cell office:value-type="float" office:value="77.37025">
            <text:p>77.37025</text:p>
          </table:table-cell>
          <table:table-cell office:value-type="float" office:value="77.5103125">
            <text:p>77.5103125</text:p>
          </table:table-cell>
          <table:table-cell office:value-type="float" office:value="77.46275">
            <text:p>77.46275</text:p>
          </table:table-cell>
          <table:table-cell table:number-columns-repeated="2"/>
        </table:table-row>
        <table:table-row table:style-name="ro1">
          <table:table-cell office:value-type="float" office:value="77.4686875">
            <text:p>77.4686875</text:p>
          </table:table-cell>
          <table:table-cell office:value-type="float" office:value="77.437">
            <text:p>77.437</text:p>
          </table:table-cell>
          <table:table-cell office:value-type="float" office:value="77.376875">
            <text:p>77.376875</text:p>
          </table:table-cell>
          <table:table-cell office:value-type="float" office:value="77.5036875">
            <text:p>77.5036875</text:p>
          </table:table-cell>
          <table:table-cell office:value-type="float" office:value="77.4706875">
            <text:p>77.4706875</text:p>
          </table:table-cell>
          <table:table-cell table:number-columns-repeated="2"/>
        </table:table-row>
        <table:table-row table:style-name="ro1">
          <table:table-cell office:value-type="float" office:value="77.4779375">
            <text:p>77.4779375</text:p>
          </table:table-cell>
          <table:table-cell office:value-type="float" office:value="77.4178125">
            <text:p>77.4178125</text:p>
          </table:table-cell>
          <table:table-cell office:value-type="float" office:value="77.343875">
            <text:p>77.343875</text:p>
          </table:table-cell>
          <table:table-cell office:value-type="float" office:value="77.48325">
            <text:p>77.48325</text:p>
          </table:table-cell>
          <table:table-cell office:value-type="float" office:value="77.530125">
            <text:p>77.530125</text:p>
          </table:table-cell>
          <table:table-cell table:number-columns-repeated="2"/>
        </table:table-row>
        <table:table-row table:style-name="ro1">
          <table:table-cell office:value-type="float" office:value="77.46475">
            <text:p>77.46475</text:p>
          </table:table-cell>
          <table:table-cell office:value-type="float" office:value="77.433">
            <text:p>77.433</text:p>
          </table:table-cell>
          <table:table-cell office:value-type="float" office:value="77.3498125">
            <text:p>77.3498125</text:p>
          </table:table-cell>
          <table:table-cell office:value-type="float" office:value="77.4845625">
            <text:p>77.4845625</text:p>
          </table:table-cell>
          <table:table-cell office:value-type="float" office:value="77.4733125">
            <text:p>77.4733125</text:p>
          </table:table-cell>
          <table:table-cell table:number-columns-repeated="2"/>
        </table:table-row>
        <table:table-row table:style-name="ro1">
          <table:table-cell office:value-type="float" office:value="77.446875">
            <text:p>77.446875</text:p>
          </table:table-cell>
          <table:table-cell office:value-type="float" office:value="77.42575">
            <text:p>77.42575</text:p>
          </table:table-cell>
          <table:table-cell office:value-type="float" office:value="77.367625">
            <text:p>77.367625</text:p>
          </table:table-cell>
          <table:table-cell office:value-type="float" office:value="77.5129375">
            <text:p>77.5129375</text:p>
          </table:table-cell>
          <table:table-cell office:value-type="float" office:value="77.47925">
            <text:p>77.47925</text:p>
          </table:table-cell>
          <table:table-cell table:number-columns-repeated="2"/>
        </table:table-row>
        <table:table-row table:style-name="ro1">
          <table:table-cell office:value-type="float" office:value="77.4660625">
            <text:p>77.4660625</text:p>
          </table:table-cell>
          <table:table-cell office:value-type="float" office:value="77.4435625">
            <text:p>77.4435625</text:p>
          </table:table-cell>
          <table:table-cell office:value-type="float" office:value="77.3689375">
            <text:p>77.3689375</text:p>
          </table:table-cell>
          <table:table-cell office:value-type="float" office:value="77.513625">
            <text:p>77.513625</text:p>
          </table:table-cell>
          <table:table-cell table:number-columns-repeated="3"/>
        </table:table-row>
        <table:table-row table:style-name="ro1">
          <table:table-cell office:value-type="float" office:value="77.460125">
            <text:p>77.460125</text:p>
          </table:table-cell>
          <table:table-cell office:value-type="float" office:value="77.4363125">
            <text:p>77.4363125</text:p>
          </table:table-cell>
          <table:table-cell office:value-type="float" office:value="77.363">
            <text:p>77.363</text:p>
          </table:table-cell>
          <table:table-cell office:value-type="float" office:value="77.4990625">
            <text:p>77.49906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.4574375">
            <text:p>77.4574375</text:p>
          </table:table-cell>
          <table:table-cell office:value-type="float" office:value="77.3465">
            <text:p>77.3465</text:p>
          </table:table-cell>
          <table:table-cell office:value-type="float" office:value="77.5169375">
            <text:p>77.51693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.4481875">
            <text:p>77.4481875</text:p>
          </table:table-cell>
          <table:table-cell office:value-type="float" office:value="77.3663125">
            <text:p>77.3663125</text:p>
          </table:table-cell>
          <table:table-cell office:value-type="float" office:value="77.5036875">
            <text:p>77.50368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.4568125">
            <text:p>77.4568125</text:p>
          </table:table-cell>
          <table:table-cell office:value-type="float" office:value="77.3596875">
            <text:p>77.3596875</text:p>
          </table:table-cell>
          <table:table-cell office:value-type="float" office:value="77.5215">
            <text:p>77.52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.4666875">
            <text:p>77.4666875</text:p>
          </table:table-cell>
          <table:table-cell office:value-type="float" office:value="77.33925">
            <text:p>77.33925</text:p>
          </table:table-cell>
          <table:table-cell office:value-type="float" office:value="77.526125">
            <text:p>77.526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.42775">
            <text:p>77.42775</text:p>
          </table:table-cell>
          <table:table-cell office:value-type="float" office:value="77.3385625">
            <text:p>77.3385625</text:p>
          </table:table-cell>
          <table:table-cell office:value-type="float" office:value="77.509625">
            <text:p>77.5096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.4501875">
            <text:p>77.4501875</text:p>
          </table:table-cell>
          <table:table-cell office:value-type="float" office:value="77.3451875">
            <text:p>77.3451875</text:p>
          </table:table-cell>
          <table:table-cell office:value-type="float" office:value="77.51825">
            <text:p>77.518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.4178125">
            <text:p>77.4178125</text:p>
          </table:table-cell>
          <table:table-cell office:value-type="float" office:value="77.33925">
            <text:p>77.33925</text:p>
          </table:table-cell>
          <table:table-cell office:value-type="float" office:value="77.502375">
            <text:p>77.5023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.4429375">
            <text:p>77.4429375</text:p>
          </table:table-cell>
          <table:table-cell office:value-type="float" office:value="77.328">
            <text:p>77.328</text:p>
          </table:table-cell>
          <table:table-cell office:value-type="float" office:value="77.4918125">
            <text:p>77.4918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.4666875">
            <text:p>77.4666875</text:p>
          </table:table-cell>
          <table:table-cell office:value-type="float" office:value="77.318125">
            <text:p>77.318125</text:p>
          </table:table-cell>
          <table:table-cell office:value-type="float" office:value="77.505">
            <text:p>77.5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.4185">
            <text:p>77.4185</text:p>
          </table:table-cell>
          <table:table-cell office:value-type="float" office:value="77.3379375">
            <text:p>77.3379375</text:p>
          </table:table-cell>
          <table:table-cell office:value-type="float" office:value="77.522875">
            <text:p>77.5228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.4475625">
            <text:p>77.4475625</text:p>
          </table:table-cell>
          <table:table-cell office:value-type="float" office:value="77.3498125">
            <text:p>77.3498125</text:p>
          </table:table-cell>
          <table:table-cell office:value-type="float" office:value="77.491125">
            <text:p>77.491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.4218125">
            <text:p>77.4218125</text:p>
          </table:table-cell>
          <table:table-cell office:value-type="float" office:value="77.3550625">
            <text:p>77.3550625</text:p>
          </table:table-cell>
          <table:table-cell office:value-type="float" office:value="77.49975">
            <text:p>77.499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.476625">
            <text:p>77.476625</text:p>
          </table:table-cell>
          <table:table-cell office:value-type="float" office:value="77.35575">
            <text:p>77.35575</text:p>
          </table:table-cell>
          <table:table-cell office:value-type="float" office:value="77.513625">
            <text:p>77.5136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.433">
            <text:p>77.433</text:p>
          </table:table-cell>
          <table:table-cell office:value-type="float" office:value="77.3616875">
            <text:p>77.3616875</text:p>
          </table:table-cell>
          <table:table-cell office:value-type="float" office:value="77.5386875">
            <text:p>77.53868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.42775">
            <text:p>77.42775</text:p>
          </table:table-cell>
          <table:table-cell office:value-type="float" office:value="77.37025">
            <text:p>77.37025</text:p>
          </table:table-cell>
          <table:table-cell office:value-type="float" office:value="77.4905">
            <text:p>77.49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.4310625">
            <text:p>77.4310625</text:p>
          </table:table-cell>
          <table:table-cell office:value-type="float" office:value="77.3570625">
            <text:p>77.3570625</text:p>
          </table:table-cell>
          <table:table-cell office:value-type="float" office:value="77.4938125">
            <text:p>77.4938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.44225">
            <text:p>77.44225</text:p>
          </table:table-cell>
          <table:table-cell office:value-type="float" office:value="77.35775">
            <text:p>77.35775</text:p>
          </table:table-cell>
          <table:table-cell office:value-type="float" office:value="77.5103125">
            <text:p>77.5103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.4515">
            <text:p>77.4515</text:p>
          </table:table-cell>
          <table:table-cell office:value-type="float" office:value="77.3544375">
            <text:p>77.3544375</text:p>
          </table:table-cell>
          <table:table-cell office:value-type="float" office:value="77.485875">
            <text:p>77.4858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.4521875">
            <text:p>77.4521875</text:p>
          </table:table-cell>
          <table:table-cell office:value-type="float" office:value="77.367">
            <text:p>77.367</text:p>
          </table:table-cell>
          <table:table-cell office:value-type="float" office:value="77.500375">
            <text:p>77.5003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.437">
            <text:p>77.437</text:p>
          </table:table-cell>
          <table:table-cell office:value-type="float" office:value="77.3524375">
            <text:p>77.3524375</text:p>
          </table:table-cell>
          <table:table-cell office:value-type="float" office:value="77.5129375">
            <text:p>77.51293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.4363125">
            <text:p>77.4363125</text:p>
          </table:table-cell>
          <table:table-cell office:value-type="float" office:value="77.3425625">
            <text:p>77.3425625</text:p>
          </table:table-cell>
          <table:table-cell office:value-type="float" office:value="77.487875">
            <text:p>77.4878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.4475625">
            <text:p>77.4475625</text:p>
          </table:table-cell>
          <table:table-cell office:value-type="float" office:value="77.371625">
            <text:p>77.371625</text:p>
          </table:table-cell>
          <table:table-cell office:value-type="float" office:value="77.5076875">
            <text:p>77.50768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.439">
            <text:p>77.439</text:p>
          </table:table-cell>
          <table:table-cell office:value-type="float" office:value="77.3616875">
            <text:p>77.3616875</text:p>
          </table:table-cell>
          <table:table-cell office:value-type="float" office:value="77.51825">
            <text:p>77.518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.441625">
            <text:p>77.441625</text:p>
          </table:table-cell>
          <table:table-cell/>
          <table:table-cell office:value-type="float" office:value="77.49975">
            <text:p>77.499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.450875">
            <text:p>77.450875</text:p>
          </table:table-cell>
          <table:table-cell/>
          <table:table-cell office:value-type="float" office:value="77.5109375">
            <text:p>77.51093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.434375">
            <text:p>77.434375</text:p>
          </table:table-cell>
          <table:table-cell/>
          <table:table-cell office:value-type="float" office:value="77.5123125">
            <text:p>77.5123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.439625">
            <text:p>77.439625</text:p>
          </table:table-cell>
          <table:table-cell/>
          <table:table-cell office:value-type="float" office:value="77.505">
            <text:p>77.5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.4435625">
            <text:p>77.4435625</text:p>
          </table:table-cell>
          <table:table-cell/>
          <table:table-cell office:value-type="float" office:value="77.5268125">
            <text:p>77.5268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.4356875">
            <text:p>77.4356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.4356875">
            <text:p>77.4356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.425125">
            <text:p>77.425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.4218125">
            <text:p>77.4218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.4383125">
            <text:p>77.4383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.4409375">
            <text:p>77.4409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.4548125">
            <text:p>77.4548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.4205">
            <text:p>77.42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.4574375">
            <text:p>77.4574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.446875">
            <text:p>77.446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.4495625">
            <text:p>77.4495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.4515">
            <text:p>77.45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.4541875">
            <text:p>77.4541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.44425">
            <text:p>77.44425</text:p>
          </table:table-cell>
          <table:table-cell table:number-columns-repeated="5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5">04/05/2012</text:date>, <text:time>13:18:4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05T12:34:00.27</meta:creation-date>
    <dc:date>2012-04-05T13:18:49.06</dc:date>
    <meta:editing-duration>PT7M35S</meta:editing-duration>
    <meta:editing-cycles>1</meta:editing-cycles>
    <meta:document-statistic meta:table-count="3" meta:cell-count="5171" meta:object-count="1"/>
    <meta:generator>OpenOffice.org/3.3$Win32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4cm" svg:y="3.746cm" chart:style-name="ch2"/>
        <chart:plot-area chart:style-name="ch3" table:cell-range-address="Лист1.A11:Лист1.B1010 E11:Лист1.E1010" svg:x="0.77cm" svg:y="0.855cm" svg:width="12.024cm" svg:height="7.545cm">
          <chartooo:coordinate-region svg:x="1.889cm" svg:y="1.058cm" svg:width="10.807cm" svg:height="6.2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A11:Лист1.A1010" chart:class="chart:line">
            <chart:data-point chart:repeated="1000"/>
          </chart:series>
          <chart:series chart:style-name="ch7" chart:values-cell-range-address="E11:Лист1.E1010" chart:class="chart:line">
            <chart:data-point chart:repeated="1000"/>
          </chart:series>
          <chart:series chart:style-name="ch8" chart:values-cell-range-address="B11:Лист1.B1010" chart:class="chart:line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E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.4885">
                <text:p>77.4885</text:p>
                <draw:g>
                  <svg:desc>Лист1.A11:Лист1.A1010</svg:desc>
                </draw:g>
              </table:table-cell>
              <table:table-cell office:value-type="float" office:value="77.509625">
                <text:p>77.509625</text:p>
                <draw:g>
                  <svg:desc>E11:Лист1.E1010</svg:desc>
                </draw:g>
              </table:table-cell>
              <table:table-cell office:value-type="float" office:value="77.40925">
                <text:p>77.40925</text:p>
                <draw:g>
                  <svg:desc>B11:Лист1.B10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.4885">
                <text:p>77.4885</text:p>
              </table:table-cell>
              <table:table-cell office:value-type="float" office:value="77.5155625">
                <text:p>77.5155625</text:p>
              </table:table-cell>
              <table:table-cell office:value-type="float" office:value="77.42375">
                <text:p>77.42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.4891875">
                <text:p>77.4891875</text:p>
              </table:table-cell>
              <table:table-cell office:value-type="float" office:value="77.47925">
                <text:p>77.47925</text:p>
              </table:table-cell>
              <table:table-cell office:value-type="float" office:value="77.4481875">
                <text:p>77.448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.467375">
                <text:p>77.467375</text:p>
              </table:table-cell>
              <table:table-cell office:value-type="float" office:value="77.5036875">
                <text:p>77.5036875</text:p>
              </table:table-cell>
              <table:table-cell office:value-type="float" office:value="77.468">
                <text:p>77.4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.472625">
                <text:p>77.472625</text:p>
              </table:table-cell>
              <table:table-cell office:value-type="float" office:value="77.4944375">
                <text:p>77.4944375</text:p>
              </table:table-cell>
              <table:table-cell office:value-type="float" office:value="77.4224375">
                <text:p>77.422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.47725">
                <text:p>77.47725</text:p>
              </table:table-cell>
              <table:table-cell office:value-type="float" office:value="77.4944375">
                <text:p>77.4944375</text:p>
              </table:table-cell>
              <table:table-cell office:value-type="float" office:value="77.4409375">
                <text:p>77.440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.4891875">
                <text:p>77.4891875</text:p>
              </table:table-cell>
              <table:table-cell office:value-type="float" office:value="77.4871875">
                <text:p>77.4871875</text:p>
              </table:table-cell>
              <table:table-cell office:value-type="float" office:value="77.44425">
                <text:p>77.444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.4805625">
                <text:p>77.4805625</text:p>
              </table:table-cell>
              <table:table-cell office:value-type="float" office:value="77.4970625">
                <text:p>77.4970625</text:p>
              </table:table-cell>
              <table:table-cell office:value-type="float" office:value="77.435">
                <text:p>77.4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.4634375">
                <text:p>77.4634375</text:p>
              </table:table-cell>
              <table:table-cell office:value-type="float" office:value="77.4713125">
                <text:p>77.4713125</text:p>
              </table:table-cell>
              <table:table-cell office:value-type="float" office:value="77.437">
                <text:p>77.4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.4640625">
                <text:p>77.4640625</text:p>
              </table:table-cell>
              <table:table-cell office:value-type="float" office:value="77.5036875">
                <text:p>77.5036875</text:p>
              </table:table-cell>
              <table:table-cell office:value-type="float" office:value="77.4640625">
                <text:p>77.464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.4634375">
                <text:p>77.4634375</text:p>
              </table:table-cell>
              <table:table-cell office:value-type="float" office:value="77.5129375">
                <text:p>77.5129375</text:p>
              </table:table-cell>
              <table:table-cell office:value-type="float" office:value="77.4205">
                <text:p>77.42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7.5010625">
                <text:p>77.5010625</text:p>
              </table:table-cell>
              <table:table-cell office:value-type="float" office:value="77.49975">
                <text:p>77.49975</text:p>
              </table:table-cell>
              <table:table-cell office:value-type="float" office:value="77.42775">
                <text:p>77.427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7.5169375">
                <text:p>77.5169375</text:p>
              </table:table-cell>
              <table:table-cell office:value-type="float" office:value="77.5109375">
                <text:p>77.5109375</text:p>
              </table:table-cell>
              <table:table-cell office:value-type="float" office:value="77.435">
                <text:p>77.4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.509625">
                <text:p>77.509625</text:p>
              </table:table-cell>
              <table:table-cell office:value-type="float" office:value="77.483875">
                <text:p>77.483875</text:p>
              </table:table-cell>
              <table:table-cell office:value-type="float" office:value="77.4185">
                <text:p>77.41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7.4964375">
                <text:p>77.4964375</text:p>
              </table:table-cell>
              <table:table-cell office:value-type="float" office:value="77.509">
                <text:p>77.509</text:p>
              </table:table-cell>
              <table:table-cell office:value-type="float" office:value="77.4013125">
                <text:p>77.4013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.483875">
                <text:p>77.483875</text:p>
              </table:table-cell>
              <table:table-cell office:value-type="float" office:value="77.5083125">
                <text:p>77.5083125</text:p>
              </table:table-cell>
              <table:table-cell office:value-type="float" office:value="77.4515">
                <text:p>77.45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7.4970625">
                <text:p>77.4970625</text:p>
              </table:table-cell>
              <table:table-cell office:value-type="float" office:value="77.507">
                <text:p>77.507</text:p>
              </table:table-cell>
              <table:table-cell office:value-type="float" office:value="77.371625">
                <text:p>77.371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7.5030625">
                <text:p>77.5030625</text:p>
              </table:table-cell>
              <table:table-cell office:value-type="float" office:value="77.5030625">
                <text:p>77.5030625</text:p>
              </table:table-cell>
              <table:table-cell office:value-type="float" office:value="77.434375">
                <text:p>77.434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7.49975">
                <text:p>77.49975</text:p>
              </table:table-cell>
              <table:table-cell office:value-type="float" office:value="77.4984375">
                <text:p>77.4984375</text:p>
              </table:table-cell>
              <table:table-cell office:value-type="float" office:value="77.4515">
                <text:p>77.45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.5076875">
                <text:p>77.5076875</text:p>
              </table:table-cell>
              <table:table-cell office:value-type="float" office:value="77.5063125">
                <text:p>77.5063125</text:p>
              </table:table-cell>
              <table:table-cell office:value-type="float" office:value="77.4264375">
                <text:p>77.4264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7.4891875">
                <text:p>77.4891875</text:p>
              </table:table-cell>
              <table:table-cell office:value-type="float" office:value="77.502375">
                <text:p>77.502375</text:p>
              </table:table-cell>
              <table:table-cell office:value-type="float" office:value="77.448875">
                <text:p>77.448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7.478625">
                <text:p>77.478625</text:p>
              </table:table-cell>
              <table:table-cell office:value-type="float" office:value="77.5169375">
                <text:p>77.5169375</text:p>
              </table:table-cell>
              <table:table-cell office:value-type="float" office:value="77.4165">
                <text:p>77.41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.4805625">
                <text:p>77.4805625</text:p>
              </table:table-cell>
              <table:table-cell office:value-type="float" office:value="77.4964375">
                <text:p>77.4964375</text:p>
              </table:table-cell>
              <table:table-cell office:value-type="float" office:value="77.4568125">
                <text:p>77.4568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7.4614375">
                <text:p>77.4614375</text:p>
              </table:table-cell>
              <table:table-cell office:value-type="float" office:value="77.4970625">
                <text:p>77.4970625</text:p>
              </table:table-cell>
              <table:table-cell office:value-type="float" office:value="77.4548125">
                <text:p>77.4548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7.469375">
                <text:p>77.469375</text:p>
              </table:table-cell>
              <table:table-cell office:value-type="float" office:value="77.474625">
                <text:p>77.474625</text:p>
              </table:table-cell>
              <table:table-cell office:value-type="float" office:value="77.4363125">
                <text:p>77.4363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7.4521875">
                <text:p>77.4521875</text:p>
              </table:table-cell>
              <table:table-cell office:value-type="float" office:value="77.4871875">
                <text:p>77.4871875</text:p>
              </table:table-cell>
              <table:table-cell office:value-type="float" office:value="77.4336875">
                <text:p>77.4336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7.4383125">
                <text:p>77.4383125</text:p>
              </table:table-cell>
              <table:table-cell office:value-type="float" office:value="77.474">
                <text:p>77.474</text:p>
              </table:table-cell>
              <table:table-cell office:value-type="float" office:value="77.437625">
                <text:p>77.437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7.4521875">
                <text:p>77.4521875</text:p>
              </table:table-cell>
              <table:table-cell office:value-type="float" office:value="77.5123125">
                <text:p>77.5123125</text:p>
              </table:table-cell>
              <table:table-cell office:value-type="float" office:value="77.441625">
                <text:p>77.441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.4594375">
                <text:p>77.4594375</text:p>
              </table:table-cell>
              <table:table-cell office:value-type="float" office:value="77.4640625">
                <text:p>77.4640625</text:p>
              </table:table-cell>
              <table:table-cell office:value-type="float" office:value="77.44625">
                <text:p>77.44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7.4713125">
                <text:p>77.4713125</text:p>
              </table:table-cell>
              <table:table-cell office:value-type="float" office:value="77.4891875">
                <text:p>77.4891875</text:p>
              </table:table-cell>
              <table:table-cell office:value-type="float" office:value="77.450875">
                <text:p>77.4508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.4548125">
                <text:p>77.4548125</text:p>
              </table:table-cell>
              <table:table-cell office:value-type="float" office:value="77.4891875">
                <text:p>77.4891875</text:p>
              </table:table-cell>
              <table:table-cell office:value-type="float" office:value="77.4515">
                <text:p>77.45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7.4521875">
                <text:p>77.4521875</text:p>
              </table:table-cell>
              <table:table-cell office:value-type="float" office:value="77.4851875">
                <text:p>77.4851875</text:p>
              </table:table-cell>
              <table:table-cell office:value-type="float" office:value="77.44425">
                <text:p>77.444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7.42975">
                <text:p>77.42975</text:p>
              </table:table-cell>
              <table:table-cell office:value-type="float" office:value="77.46075">
                <text:p>77.46075</text:p>
              </table:table-cell>
              <table:table-cell office:value-type="float" office:value="77.446875">
                <text:p>77.4468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7.4383125">
                <text:p>77.4383125</text:p>
              </table:table-cell>
              <table:table-cell office:value-type="float" office:value="77.509625">
                <text:p>77.509625</text:p>
              </table:table-cell>
              <table:table-cell office:value-type="float" office:value="77.433">
                <text:p>77.4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7.4686875">
                <text:p>77.4686875</text:p>
              </table:table-cell>
              <table:table-cell office:value-type="float" office:value="77.4918125">
                <text:p>77.4918125</text:p>
              </table:table-cell>
              <table:table-cell office:value-type="float" office:value="77.430375">
                <text:p>77.430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7.4568125">
                <text:p>77.4568125</text:p>
              </table:table-cell>
              <table:table-cell office:value-type="float" office:value="77.5010625">
                <text:p>77.5010625</text:p>
              </table:table-cell>
              <table:table-cell office:value-type="float" office:value="77.4481875">
                <text:p>77.4481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7.437625">
                <text:p>77.437625</text:p>
              </table:table-cell>
              <table:table-cell office:value-type="float" office:value="77.5076875">
                <text:p>77.5076875</text:p>
              </table:table-cell>
              <table:table-cell office:value-type="float" office:value="77.4270625">
                <text:p>77.42706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7.4568125">
                <text:p>77.4568125</text:p>
              </table:table-cell>
              <table:table-cell office:value-type="float" office:value="77.5036875">
                <text:p>77.5036875</text:p>
              </table:table-cell>
              <table:table-cell office:value-type="float" office:value="77.47">
                <text:p>77.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.4501875">
                <text:p>77.4501875</text:p>
              </table:table-cell>
              <table:table-cell office:value-type="float" office:value="77.5149375">
                <text:p>77.5149375</text:p>
              </table:table-cell>
              <table:table-cell office:value-type="float" office:value="77.415875">
                <text:p>77.415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7.4528125">
                <text:p>77.4528125</text:p>
              </table:table-cell>
              <table:table-cell office:value-type="float" office:value="77.4851875">
                <text:p>77.4851875</text:p>
              </table:table-cell>
              <table:table-cell office:value-type="float" office:value="77.421125">
                <text:p>77.421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7.4521875">
                <text:p>77.4521875</text:p>
              </table:table-cell>
              <table:table-cell office:value-type="float" office:value="77.4891875">
                <text:p>77.4891875</text:p>
              </table:table-cell>
              <table:table-cell office:value-type="float" office:value="77.448875">
                <text:p>77.4488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7.44425">
                <text:p>77.44425</text:p>
              </table:table-cell>
              <table:table-cell office:value-type="float" office:value="77.491125">
                <text:p>77.491125</text:p>
              </table:table-cell>
              <table:table-cell office:value-type="float" office:value="77.456125">
                <text:p>77.456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7.460125">
                <text:p>77.460125</text:p>
              </table:table-cell>
              <table:table-cell office:value-type="float" office:value="77.4706875">
                <text:p>77.4706875</text:p>
              </table:table-cell>
              <table:table-cell office:value-type="float" office:value="77.4270625">
                <text:p>77.4270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7.465375">
                <text:p>77.465375</text:p>
              </table:table-cell>
              <table:table-cell office:value-type="float" office:value="77.476625">
                <text:p>77.476625</text:p>
              </table:table-cell>
              <table:table-cell office:value-type="float" office:value="77.4224375">
                <text:p>77.4224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7.4620625">
                <text:p>77.4620625</text:p>
              </table:table-cell>
              <table:table-cell office:value-type="float" office:value="77.5201875">
                <text:p>77.5201875</text:p>
              </table:table-cell>
              <table:table-cell office:value-type="float" office:value="77.446875">
                <text:p>77.4468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.4481875">
                <text:p>77.4481875</text:p>
              </table:table-cell>
              <table:table-cell office:value-type="float" office:value="77.458125">
                <text:p>77.458125</text:p>
              </table:table-cell>
              <table:table-cell office:value-type="float" office:value="77.3775625">
                <text:p>77.3775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7.4535">
                <text:p>77.4535</text:p>
              </table:table-cell>
              <table:table-cell office:value-type="float" office:value="77.47925">
                <text:p>77.47925</text:p>
              </table:table-cell>
              <table:table-cell office:value-type="float" office:value="77.468">
                <text:p>77.4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7.4555">
                <text:p>77.4555</text:p>
              </table:table-cell>
              <table:table-cell office:value-type="float" office:value="77.5123125">
                <text:p>77.5123125</text:p>
              </table:table-cell>
              <table:table-cell office:value-type="float" office:value="77.435">
                <text:p>77.4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.4706875">
                <text:p>77.4706875</text:p>
              </table:table-cell>
              <table:table-cell office:value-type="float" office:value="77.4885">
                <text:p>77.4885</text:p>
              </table:table-cell>
              <table:table-cell office:value-type="float" office:value="77.437">
                <text:p>77.4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7.4686875">
                <text:p>77.4686875</text:p>
              </table:table-cell>
              <table:table-cell office:value-type="float" office:value="77.4851875">
                <text:p>77.4851875</text:p>
              </table:table-cell>
              <table:table-cell office:value-type="float" office:value="77.367625">
                <text:p>77.367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7.4515">
                <text:p>77.4515</text:p>
              </table:table-cell>
              <table:table-cell office:value-type="float" office:value="77.493125">
                <text:p>77.493125</text:p>
              </table:table-cell>
              <table:table-cell office:value-type="float" office:value="77.481875">
                <text:p>77.4818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7.4429375">
                <text:p>77.4429375</text:p>
              </table:table-cell>
              <table:table-cell office:value-type="float" office:value="77.5063125">
                <text:p>77.5063125</text:p>
              </table:table-cell>
              <table:table-cell office:value-type="float" office:value="77.428375">
                <text:p>77.428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7.42375">
                <text:p>77.42375</text:p>
              </table:table-cell>
              <table:table-cell office:value-type="float" office:value="77.5314375">
                <text:p>77.5314375</text:p>
              </table:table-cell>
              <table:table-cell office:value-type="float" office:value="77.5076875">
                <text:p>77.50768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7.415875">
                <text:p>77.415875</text:p>
              </table:table-cell>
              <table:table-cell office:value-type="float" office:value="77.48325">
                <text:p>77.48325</text:p>
              </table:table-cell>
              <table:table-cell office:value-type="float" office:value="77.435">
                <text:p>77.4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7.384125">
                <text:p>77.384125</text:p>
              </table:table-cell>
              <table:table-cell office:value-type="float" office:value="77.5016875">
                <text:p>77.5016875</text:p>
              </table:table-cell>
              <table:table-cell office:value-type="float" office:value="77.4481875">
                <text:p>77.44818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7.419125">
                <text:p>77.419125</text:p>
              </table:table-cell>
              <table:table-cell office:value-type="float" office:value="77.487875">
                <text:p>77.487875</text:p>
              </table:table-cell>
              <table:table-cell office:value-type="float" office:value="77.4290625">
                <text:p>77.4290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7.4264375">
                <text:p>77.4264375</text:p>
              </table:table-cell>
              <table:table-cell office:value-type="float" office:value="77.4984375">
                <text:p>77.4984375</text:p>
              </table:table-cell>
              <table:table-cell office:value-type="float" office:value="77.4264375">
                <text:p>77.4264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.4185">
                <text:p>77.4185</text:p>
              </table:table-cell>
              <table:table-cell office:value-type="float" office:value="77.4713125">
                <text:p>77.4713125</text:p>
              </table:table-cell>
              <table:table-cell office:value-type="float" office:value="77.4363125">
                <text:p>77.4363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7.413875">
                <text:p>77.413875</text:p>
              </table:table-cell>
              <table:table-cell office:value-type="float" office:value="77.4898125">
                <text:p>77.4898125</text:p>
              </table:table-cell>
              <table:table-cell office:value-type="float" office:value="77.4455625">
                <text:p>77.44556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7.4151875">
                <text:p>77.4151875</text:p>
              </table:table-cell>
              <table:table-cell office:value-type="float" office:value="77.472">
                <text:p>77.472</text:p>
              </table:table-cell>
              <table:table-cell office:value-type="float" office:value="77.4085625">
                <text:p>77.4085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7.4264375">
                <text:p>77.4264375</text:p>
              </table:table-cell>
              <table:table-cell office:value-type="float" office:value="77.5063125">
                <text:p>77.5063125</text:p>
              </table:table-cell>
              <table:table-cell office:value-type="float" office:value="77.437625">
                <text:p>77.4376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.4270625">
                <text:p>77.4270625</text:p>
              </table:table-cell>
              <table:table-cell office:value-type="float" office:value="77.504375">
                <text:p>77.504375</text:p>
              </table:table-cell>
              <table:table-cell office:value-type="float" office:value="77.4244375">
                <text:p>77.42443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.437">
                <text:p>77.437</text:p>
              </table:table-cell>
              <table:table-cell office:value-type="float" office:value="77.500375">
                <text:p>77.500375</text:p>
              </table:table-cell>
              <table:table-cell office:value-type="float" office:value="77.437625">
                <text:p>77.4376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7.4455625">
                <text:p>77.4455625</text:p>
              </table:table-cell>
              <table:table-cell office:value-type="float" office:value="77.491125">
                <text:p>77.491125</text:p>
              </table:table-cell>
              <table:table-cell office:value-type="float" office:value="77.4336875">
                <text:p>77.4336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7.433">
                <text:p>77.433</text:p>
              </table:table-cell>
              <table:table-cell office:value-type="float" office:value="77.4924375">
                <text:p>77.4924375</text:p>
              </table:table-cell>
              <table:table-cell office:value-type="float" office:value="77.4125625">
                <text:p>77.4125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7.4449375">
                <text:p>77.4449375</text:p>
              </table:table-cell>
              <table:table-cell office:value-type="float" office:value="77.4984375">
                <text:p>77.4984375</text:p>
              </table:table-cell>
              <table:table-cell office:value-type="float" office:value="77.433">
                <text:p>77.4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7.44625">
                <text:p>77.44625</text:p>
              </table:table-cell>
              <table:table-cell office:value-type="float" office:value="77.4845625">
                <text:p>77.4845625</text:p>
              </table:table-cell>
              <table:table-cell office:value-type="float" office:value="77.42975">
                <text:p>77.429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.4528125">
                <text:p>77.4528125</text:p>
              </table:table-cell>
              <table:table-cell office:value-type="float" office:value="77.5155625">
                <text:p>77.5155625</text:p>
              </table:table-cell>
              <table:table-cell office:value-type="float" office:value="77.4218125">
                <text:p>77.4218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.4429375">
                <text:p>77.4429375</text:p>
              </table:table-cell>
              <table:table-cell office:value-type="float" office:value="77.493125">
                <text:p>77.493125</text:p>
              </table:table-cell>
              <table:table-cell office:value-type="float" office:value="77.4290625">
                <text:p>77.42906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7.42575">
                <text:p>77.42575</text:p>
              </table:table-cell>
              <table:table-cell office:value-type="float" office:value="77.5030625">
                <text:p>77.5030625</text:p>
              </table:table-cell>
              <table:table-cell office:value-type="float" office:value="77.4475625">
                <text:p>77.4475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7.4383125">
                <text:p>77.4383125</text:p>
              </table:table-cell>
              <table:table-cell office:value-type="float" office:value="77.4924375">
                <text:p>77.4924375</text:p>
              </table:table-cell>
              <table:table-cell office:value-type="float" office:value="77.4205">
                <text:p>77.42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.4515">
                <text:p>77.4515</text:p>
              </table:table-cell>
              <table:table-cell office:value-type="float" office:value="77.49575">
                <text:p>77.49575</text:p>
              </table:table-cell>
              <table:table-cell office:value-type="float" office:value="77.4429375">
                <text:p>77.44293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.437625">
                <text:p>77.437625</text:p>
              </table:table-cell>
              <table:table-cell office:value-type="float" office:value="77.5016875">
                <text:p>77.5016875</text:p>
              </table:table-cell>
              <table:table-cell office:value-type="float" office:value="77.4316875">
                <text:p>77.43168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7.483875">
                <text:p>77.483875</text:p>
              </table:table-cell>
              <table:table-cell office:value-type="float" office:value="77.5030625">
                <text:p>77.5030625</text:p>
              </table:table-cell>
              <table:table-cell office:value-type="float" office:value="77.4165">
                <text:p>77.41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.472625">
                <text:p>77.472625</text:p>
              </table:table-cell>
              <table:table-cell office:value-type="float" office:value="77.491125">
                <text:p>77.491125</text:p>
              </table:table-cell>
              <table:table-cell office:value-type="float" office:value="77.42575">
                <text:p>77.425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.465375">
                <text:p>77.465375</text:p>
              </table:table-cell>
              <table:table-cell office:value-type="float" office:value="77.495125">
                <text:p>77.495125</text:p>
              </table:table-cell>
              <table:table-cell office:value-type="float" office:value="77.432375">
                <text:p>77.4323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.4660625">
                <text:p>77.4660625</text:p>
              </table:table-cell>
              <table:table-cell office:value-type="float" office:value="77.505">
                <text:p>77.505</text:p>
              </table:table-cell>
              <table:table-cell office:value-type="float" office:value="77.433">
                <text:p>77.4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.478625">
                <text:p>77.478625</text:p>
              </table:table-cell>
              <table:table-cell office:value-type="float" office:value="77.48325">
                <text:p>77.48325</text:p>
              </table:table-cell>
              <table:table-cell office:value-type="float" office:value="77.4403125">
                <text:p>77.4403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.4779375">
                <text:p>77.4779375</text:p>
              </table:table-cell>
              <table:table-cell office:value-type="float" office:value="77.5010625">
                <text:p>77.5010625</text:p>
              </table:table-cell>
              <table:table-cell office:value-type="float" office:value="77.4541875">
                <text:p>77.45418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.483875">
                <text:p>77.483875</text:p>
              </table:table-cell>
              <table:table-cell office:value-type="float" office:value="77.4944375">
                <text:p>77.4944375</text:p>
              </table:table-cell>
              <table:table-cell office:value-type="float" office:value="77.4145">
                <text:p>77.41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7.4753125">
                <text:p>77.4753125</text:p>
              </table:table-cell>
              <table:table-cell office:value-type="float" office:value="77.4865">
                <text:p>77.4865</text:p>
              </table:table-cell>
              <table:table-cell office:value-type="float" office:value="77.41125">
                <text:p>77.41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7.472625">
                <text:p>77.472625</text:p>
              </table:table-cell>
              <table:table-cell office:value-type="float" office:value="77.4964375">
                <text:p>77.4964375</text:p>
              </table:table-cell>
              <table:table-cell office:value-type="float" office:value="77.4165">
                <text:p>77.41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7.4588125">
                <text:p>77.4588125</text:p>
              </table:table-cell>
              <table:table-cell office:value-type="float" office:value="77.48325">
                <text:p>77.48325</text:p>
              </table:table-cell>
              <table:table-cell office:value-type="float" office:value="77.4336875">
                <text:p>77.43368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7.4521875">
                <text:p>77.4521875</text:p>
              </table:table-cell>
              <table:table-cell office:value-type="float" office:value="77.5016875">
                <text:p>77.5016875</text:p>
              </table:table-cell>
              <table:table-cell office:value-type="float" office:value="77.4336875">
                <text:p>77.43368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.46075">
                <text:p>77.46075</text:p>
              </table:table-cell>
              <table:table-cell office:value-type="float" office:value="77.5036875">
                <text:p>77.5036875</text:p>
              </table:table-cell>
              <table:table-cell office:value-type="float" office:value="77.4429375">
                <text:p>77.4429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7.4799375">
                <text:p>77.4799375</text:p>
              </table:table-cell>
              <table:table-cell office:value-type="float" office:value="77.5175625">
                <text:p>77.5175625</text:p>
              </table:table-cell>
              <table:table-cell office:value-type="float" office:value="77.4403125">
                <text:p>77.4403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7.47925">
                <text:p>77.47925</text:p>
              </table:table-cell>
              <table:table-cell office:value-type="float" office:value="77.4924375">
                <text:p>77.4924375</text:p>
              </table:table-cell>
              <table:table-cell office:value-type="float" office:value="77.450875">
                <text:p>77.4508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7.4733125">
                <text:p>77.4733125</text:p>
              </table:table-cell>
              <table:table-cell office:value-type="float" office:value="77.47725">
                <text:p>77.47725</text:p>
              </table:table-cell>
              <table:table-cell office:value-type="float" office:value="77.4205">
                <text:p>77.42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7.469375">
                <text:p>77.469375</text:p>
              </table:table-cell>
              <table:table-cell office:value-type="float" office:value="77.4898125">
                <text:p>77.4898125</text:p>
              </table:table-cell>
              <table:table-cell office:value-type="float" office:value="77.4356875">
                <text:p>77.43568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7.47925">
                <text:p>77.47925</text:p>
              </table:table-cell>
              <table:table-cell office:value-type="float" office:value="77.481875">
                <text:p>77.481875</text:p>
              </table:table-cell>
              <table:table-cell office:value-type="float" office:value="77.4481875">
                <text:p>77.44818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7.4759375">
                <text:p>77.4759375</text:p>
              </table:table-cell>
              <table:table-cell office:value-type="float" office:value="77.51425">
                <text:p>77.51425</text:p>
              </table:table-cell>
              <table:table-cell office:value-type="float" office:value="77.4521875">
                <text:p>77.45218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7.4640625">
                <text:p>77.4640625</text:p>
              </table:table-cell>
              <table:table-cell office:value-type="float" office:value="77.511625">
                <text:p>77.511625</text:p>
              </table:table-cell>
              <table:table-cell office:value-type="float" office:value="77.42975">
                <text:p>77.429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7.458125">
                <text:p>77.458125</text:p>
              </table:table-cell>
              <table:table-cell office:value-type="float" office:value="77.5235">
                <text:p>77.5235</text:p>
              </table:table-cell>
              <table:table-cell office:value-type="float" office:value="77.4363125">
                <text:p>77.4363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7.4634375">
                <text:p>77.4634375</text:p>
              </table:table-cell>
              <table:table-cell office:value-type="float" office:value="77.4733125">
                <text:p>77.4733125</text:p>
              </table:table-cell>
              <table:table-cell office:value-type="float" office:value="77.4799375">
                <text:p>77.47993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7.46075">
                <text:p>77.46075</text:p>
              </table:table-cell>
              <table:table-cell office:value-type="float" office:value="77.4865">
                <text:p>77.4865</text:p>
              </table:table-cell>
              <table:table-cell office:value-type="float" office:value="77.398">
                <text:p>77.3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7.4660625">
                <text:p>77.4660625</text:p>
              </table:table-cell>
              <table:table-cell office:value-type="float" office:value="77.4898125">
                <text:p>77.4898125</text:p>
              </table:table-cell>
              <table:table-cell office:value-type="float" office:value="77.4449375">
                <text:p>77.44493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7.4620625">
                <text:p>77.4620625</text:p>
              </table:table-cell>
              <table:table-cell office:value-type="float" office:value="77.5056875">
                <text:p>77.5056875</text:p>
              </table:table-cell>
              <table:table-cell office:value-type="float" office:value="77.4429375">
                <text:p>77.44293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.4666875">
                <text:p>77.4666875</text:p>
              </table:table-cell>
              <table:table-cell office:value-type="float" office:value="77.4733125">
                <text:p>77.4733125</text:p>
              </table:table-cell>
              <table:table-cell office:value-type="float" office:value="77.428375">
                <text:p>77.4283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7.4515">
                <text:p>77.4515</text:p>
              </table:table-cell>
              <table:table-cell office:value-type="float" office:value="77.5288125">
                <text:p>77.5288125</text:p>
              </table:table-cell>
              <table:table-cell office:value-type="float" office:value="77.4501875">
                <text:p>77.45018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7.439625">
                <text:p>77.439625</text:p>
              </table:table-cell>
              <table:table-cell office:value-type="float" office:value="77.4891875">
                <text:p>77.4891875</text:p>
              </table:table-cell>
              <table:table-cell office:value-type="float" office:value="77.42975">
                <text:p>77.429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7.441625">
                <text:p>77.441625</text:p>
              </table:table-cell>
              <table:table-cell office:value-type="float" office:value="77.481875">
                <text:p>77.481875</text:p>
              </table:table-cell>
              <table:table-cell office:value-type="float" office:value="77.41125">
                <text:p>77.41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7.4686875">
                <text:p>77.4686875</text:p>
              </table:table-cell>
              <table:table-cell office:value-type="float" office:value="77.507">
                <text:p>77.507</text:p>
              </table:table-cell>
              <table:table-cell office:value-type="float" office:value="77.4383125">
                <text:p>77.43831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7.4660625">
                <text:p>77.4660625</text:p>
              </table:table-cell>
              <table:table-cell office:value-type="float" office:value="77.4891875">
                <text:p>77.4891875</text:p>
              </table:table-cell>
              <table:table-cell office:value-type="float" office:value="77.4455625">
                <text:p>77.44556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7.467375">
                <text:p>77.467375</text:p>
              </table:table-cell>
              <table:table-cell office:value-type="float" office:value="77.4938125">
                <text:p>77.4938125</text:p>
              </table:table-cell>
              <table:table-cell office:value-type="float" office:value="77.4264375">
                <text:p>77.42643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7.467375">
                <text:p>77.467375</text:p>
              </table:table-cell>
              <table:table-cell office:value-type="float" office:value="77.467375">
                <text:p>77.467375</text:p>
              </table:table-cell>
              <table:table-cell office:value-type="float" office:value="77.4356875">
                <text:p>77.43568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7.468">
                <text:p>77.468</text:p>
              </table:table-cell>
              <table:table-cell office:value-type="float" office:value="77.493125">
                <text:p>77.493125</text:p>
              </table:table-cell>
              <table:table-cell office:value-type="float" office:value="77.4501875">
                <text:p>77.45018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7.446875">
                <text:p>77.446875</text:p>
              </table:table-cell>
              <table:table-cell office:value-type="float" office:value="77.4891875">
                <text:p>77.4891875</text:p>
              </table:table-cell>
              <table:table-cell office:value-type="float" office:value="77.439">
                <text:p>77.4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7.4264375">
                <text:p>77.4264375</text:p>
              </table:table-cell>
              <table:table-cell office:value-type="float" office:value="77.4944375">
                <text:p>77.4944375</text:p>
              </table:table-cell>
              <table:table-cell office:value-type="float" office:value="77.446875">
                <text:p>77.4468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7.423125">
                <text:p>77.423125</text:p>
              </table:table-cell>
              <table:table-cell office:value-type="float" office:value="77.507">
                <text:p>77.507</text:p>
              </table:table-cell>
              <table:table-cell office:value-type="float" office:value="77.4495625">
                <text:p>77.44956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7.4403125">
                <text:p>77.4403125</text:p>
              </table:table-cell>
              <table:table-cell office:value-type="float" office:value="77.4871875">
                <text:p>77.4871875</text:p>
              </table:table-cell>
              <table:table-cell office:value-type="float" office:value="77.439">
                <text:p>77.4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7.42775">
                <text:p>77.42775</text:p>
              </table:table-cell>
              <table:table-cell office:value-type="float" office:value="77.4918125">
                <text:p>77.4918125</text:p>
              </table:table-cell>
              <table:table-cell office:value-type="float" office:value="77.4435625">
                <text:p>77.44356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7.406625">
                <text:p>77.406625</text:p>
              </table:table-cell>
              <table:table-cell office:value-type="float" office:value="77.4984375">
                <text:p>77.4984375</text:p>
              </table:table-cell>
              <table:table-cell office:value-type="float" office:value="77.4218125">
                <text:p>77.42181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7.4218125">
                <text:p>77.4218125</text:p>
              </table:table-cell>
              <table:table-cell office:value-type="float" office:value="77.49775">
                <text:p>77.49775</text:p>
              </table:table-cell>
              <table:table-cell office:value-type="float" office:value="77.421125">
                <text:p>77.4211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7.4053125">
                <text:p>77.4053125</text:p>
              </table:table-cell>
              <table:table-cell office:value-type="float" office:value="77.493125">
                <text:p>77.493125</text:p>
              </table:table-cell>
              <table:table-cell office:value-type="float" office:value="77.474625">
                <text:p>77.4746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7.4224375">
                <text:p>77.4224375</text:p>
              </table:table-cell>
              <table:table-cell office:value-type="float" office:value="77.5063125">
                <text:p>77.5063125</text:p>
              </table:table-cell>
              <table:table-cell office:value-type="float" office:value="77.437625">
                <text:p>77.4376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7.421125">
                <text:p>77.421125</text:p>
              </table:table-cell>
              <table:table-cell office:value-type="float" office:value="77.5103125">
                <text:p>77.5103125</text:p>
              </table:table-cell>
              <table:table-cell office:value-type="float" office:value="77.4125625">
                <text:p>77.41256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7.4686875">
                <text:p>77.4686875</text:p>
              </table:table-cell>
              <table:table-cell office:value-type="float" office:value="77.5010625">
                <text:p>77.5010625</text:p>
              </table:table-cell>
              <table:table-cell office:value-type="float" office:value="77.4409375">
                <text:p>77.44093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7.467375">
                <text:p>77.467375</text:p>
              </table:table-cell>
              <table:table-cell office:value-type="float" office:value="77.47925">
                <text:p>77.47925</text:p>
              </table:table-cell>
              <table:table-cell office:value-type="float" office:value="77.4435625">
                <text:p>77.44356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7.4851875">
                <text:p>77.4851875</text:p>
              </table:table-cell>
              <table:table-cell office:value-type="float" office:value="77.474">
                <text:p>77.474</text:p>
              </table:table-cell>
              <table:table-cell office:value-type="float" office:value="77.4383125">
                <text:p>77.4383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7.49775">
                <text:p>77.49775</text:p>
              </table:table-cell>
              <table:table-cell office:value-type="float" office:value="77.5109375">
                <text:p>77.5109375</text:p>
              </table:table-cell>
              <table:table-cell office:value-type="float" office:value="77.3986875">
                <text:p>77.39868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7.51425">
                <text:p>77.51425</text:p>
              </table:table-cell>
              <table:table-cell office:value-type="float" office:value="77.495125">
                <text:p>77.495125</text:p>
              </table:table-cell>
              <table:table-cell office:value-type="float" office:value="77.439625">
                <text:p>77.4396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7.5248125">
                <text:p>77.5248125</text:p>
              </table:table-cell>
              <table:table-cell office:value-type="float" office:value="77.5036875">
                <text:p>77.5036875</text:p>
              </table:table-cell>
              <table:table-cell office:value-type="float" office:value="77.4053125">
                <text:p>77.40531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7.530125">
                <text:p>77.530125</text:p>
              </table:table-cell>
              <table:table-cell office:value-type="float" office:value="77.4944375">
                <text:p>77.4944375</text:p>
              </table:table-cell>
              <table:table-cell office:value-type="float" office:value="77.446875">
                <text:p>77.4468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7.5248125">
                <text:p>77.5248125</text:p>
              </table:table-cell>
              <table:table-cell office:value-type="float" office:value="77.4970625">
                <text:p>77.4970625</text:p>
              </table:table-cell>
              <table:table-cell office:value-type="float" office:value="77.4620625">
                <text:p>77.46206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7.5334375">
                <text:p>77.5334375</text:p>
              </table:table-cell>
              <table:table-cell office:value-type="float" office:value="77.4918125">
                <text:p>77.4918125</text:p>
              </table:table-cell>
              <table:table-cell office:value-type="float" office:value="77.3986875">
                <text:p>77.39868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7.5386875">
                <text:p>77.5386875</text:p>
              </table:table-cell>
              <table:table-cell office:value-type="float" office:value="77.495125">
                <text:p>77.495125</text:p>
              </table:table-cell>
              <table:table-cell office:value-type="float" office:value="77.4218125">
                <text:p>77.4218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7.51625">
                <text:p>77.51625</text:p>
              </table:table-cell>
              <table:table-cell office:value-type="float" office:value="77.491125">
                <text:p>77.491125</text:p>
              </table:table-cell>
              <table:table-cell office:value-type="float" office:value="77.4198125">
                <text:p>77.41981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7.5103125">
                <text:p>77.5103125</text:p>
              </table:table-cell>
              <table:table-cell office:value-type="float" office:value="77.4686875">
                <text:p>77.4686875</text:p>
              </table:table-cell>
              <table:table-cell office:value-type="float" office:value="77.421125">
                <text:p>77.421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7.5036875">
                <text:p>77.5036875</text:p>
              </table:table-cell>
              <table:table-cell office:value-type="float" office:value="77.51425">
                <text:p>77.51425</text:p>
              </table:table-cell>
              <table:table-cell office:value-type="float" office:value="77.441625">
                <text:p>77.4416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7.504375">
                <text:p>77.504375</text:p>
              </table:table-cell>
              <table:table-cell office:value-type="float" office:value="77.4825625">
                <text:p>77.4825625</text:p>
              </table:table-cell>
              <table:table-cell office:value-type="float" office:value="77.4455625">
                <text:p>77.44556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7.4686875">
                <text:p>77.4686875</text:p>
              </table:table-cell>
              <table:table-cell office:value-type="float" office:value="77.4871875">
                <text:p>77.4871875</text:p>
              </table:table-cell>
              <table:table-cell office:value-type="float" office:value="77.40725">
                <text:p>77.407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7.47925">
                <text:p>77.47925</text:p>
              </table:table-cell>
              <table:table-cell office:value-type="float" office:value="77.4871875">
                <text:p>77.4871875</text:p>
              </table:table-cell>
              <table:table-cell office:value-type="float" office:value="77.439625">
                <text:p>77.4396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7.5129375">
                <text:p>77.5129375</text:p>
              </table:table-cell>
              <table:table-cell office:value-type="float" office:value="77.4918125">
                <text:p>77.4918125</text:p>
              </table:table-cell>
              <table:table-cell office:value-type="float" office:value="77.4435625">
                <text:p>77.44356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7.5221875">
                <text:p>77.5221875</text:p>
              </table:table-cell>
              <table:table-cell office:value-type="float" office:value="77.472625">
                <text:p>77.472625</text:p>
              </table:table-cell>
              <table:table-cell office:value-type="float" office:value="77.4501875">
                <text:p>77.45018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7.51825">
                <text:p>77.51825</text:p>
              </table:table-cell>
              <table:table-cell office:value-type="float" office:value="77.47925">
                <text:p>77.47925</text:p>
              </table:table-cell>
              <table:table-cell office:value-type="float" office:value="77.435">
                <text:p>77.4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7.5386875">
                <text:p>77.5386875</text:p>
              </table:table-cell>
              <table:table-cell office:value-type="float" office:value="77.5036875">
                <text:p>77.5036875</text:p>
              </table:table-cell>
              <table:table-cell office:value-type="float" office:value="77.439625">
                <text:p>77.4396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7.530125">
                <text:p>77.530125</text:p>
              </table:table-cell>
              <table:table-cell office:value-type="float" office:value="77.5063125">
                <text:p>77.5063125</text:p>
              </table:table-cell>
              <table:table-cell office:value-type="float" office:value="77.441625">
                <text:p>77.4416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7.53275">
                <text:p>77.53275</text:p>
              </table:table-cell>
              <table:table-cell office:value-type="float" office:value="77.485875">
                <text:p>77.485875</text:p>
              </table:table-cell>
              <table:table-cell office:value-type="float" office:value="77.4125625">
                <text:p>77.41256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7.53475">
                <text:p>77.53475</text:p>
              </table:table-cell>
              <table:table-cell office:value-type="float" office:value="77.505">
                <text:p>77.505</text:p>
              </table:table-cell>
              <table:table-cell office:value-type="float" office:value="77.4145">
                <text:p>77.41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7.5129375">
                <text:p>77.5129375</text:p>
              </table:table-cell>
              <table:table-cell office:value-type="float" office:value="77.5076875">
                <text:p>77.5076875</text:p>
              </table:table-cell>
              <table:table-cell office:value-type="float" office:value="77.4409375">
                <text:p>77.44093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7.4356875">
                <text:p>77.4356875</text:p>
              </table:table-cell>
              <table:table-cell office:value-type="float" office:value="77.4938125">
                <text:p>77.4938125</text:p>
              </table:table-cell>
              <table:table-cell office:value-type="float" office:value="77.435">
                <text:p>77.4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7.49775">
                <text:p>77.49775</text:p>
              </table:table-cell>
              <table:table-cell office:value-type="float" office:value="77.4938125">
                <text:p>77.4938125</text:p>
              </table:table-cell>
              <table:table-cell office:value-type="float" office:value="77.439">
                <text:p>77.4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7.5235">
                <text:p>77.5235</text:p>
              </table:table-cell>
              <table:table-cell office:value-type="float" office:value="77.487875">
                <text:p>77.487875</text:p>
              </table:table-cell>
              <table:table-cell office:value-type="float" office:value="77.4356875">
                <text:p>77.43568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7.5571875">
                <text:p>77.5571875</text:p>
              </table:table-cell>
              <table:table-cell office:value-type="float" office:value="77.476625">
                <text:p>77.476625</text:p>
              </table:table-cell>
              <table:table-cell office:value-type="float" office:value="77.4481875">
                <text:p>77.44818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7.5235">
                <text:p>77.5235</text:p>
              </table:table-cell>
              <table:table-cell office:value-type="float" office:value="77.4990625">
                <text:p>77.4990625</text:p>
              </table:table-cell>
              <table:table-cell office:value-type="float" office:value="77.446875">
                <text:p>77.4468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7.5664375">
                <text:p>77.5664375</text:p>
              </table:table-cell>
              <table:table-cell office:value-type="float" office:value="77.5255">
                <text:p>77.5255</text:p>
              </table:table-cell>
              <table:table-cell office:value-type="float" office:value="77.4429375">
                <text:p>77.44293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7.5525625">
                <text:p>77.5525625</text:p>
              </table:table-cell>
              <table:table-cell office:value-type="float" office:value="77.49575">
                <text:p>77.49575</text:p>
              </table:table-cell>
              <table:table-cell office:value-type="float" office:value="77.4363125">
                <text:p>77.43631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7.5605">
                <text:p>77.5605</text:p>
              </table:table-cell>
              <table:table-cell office:value-type="float" office:value="77.500375">
                <text:p>77.500375</text:p>
              </table:table-cell>
              <table:table-cell office:value-type="float" office:value="77.4574375">
                <text:p>77.45743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7.544">
                <text:p>77.544</text:p>
              </table:table-cell>
              <table:table-cell office:value-type="float" office:value="77.4845625">
                <text:p>77.4845625</text:p>
              </table:table-cell>
              <table:table-cell office:value-type="float" office:value="77.44425">
                <text:p>77.444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7.5565625">
                <text:p>77.5565625</text:p>
              </table:table-cell>
              <table:table-cell office:value-type="float" office:value="77.5030625">
                <text:p>77.5030625</text:p>
              </table:table-cell>
              <table:table-cell office:value-type="float" office:value="77.42575">
                <text:p>77.425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7.5505625">
                <text:p>77.5505625</text:p>
              </table:table-cell>
              <table:table-cell office:value-type="float" office:value="77.495125">
                <text:p>77.495125</text:p>
              </table:table-cell>
              <table:table-cell office:value-type="float" office:value="77.4455625">
                <text:p>77.44556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7.5710625">
                <text:p>77.5710625</text:p>
              </table:table-cell>
              <table:table-cell office:value-type="float" office:value="77.5030625">
                <text:p>77.5030625</text:p>
              </table:table-cell>
              <table:table-cell office:value-type="float" office:value="77.4270625">
                <text:p>77.42706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7.5453125">
                <text:p>77.5453125</text:p>
              </table:table-cell>
              <table:table-cell office:value-type="float" office:value="77.4891875">
                <text:p>77.4891875</text:p>
              </table:table-cell>
              <table:table-cell office:value-type="float" office:value="77.4403125">
                <text:p>77.44031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.535375">
                <text:p>77.535375</text:p>
              </table:table-cell>
              <table:table-cell office:value-type="float" office:value="77.468">
                <text:p>77.468</text:p>
              </table:table-cell>
              <table:table-cell office:value-type="float" office:value="77.456125">
                <text:p>77.456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.541375">
                <text:p>77.541375</text:p>
              </table:table-cell>
              <table:table-cell office:value-type="float" office:value="77.4666875">
                <text:p>77.4666875</text:p>
              </table:table-cell>
              <table:table-cell office:value-type="float" office:value="77.4336875">
                <text:p>77.43368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.5275">
                <text:p>77.5275</text:p>
              </table:table-cell>
              <table:table-cell office:value-type="float" office:value="77.4871875">
                <text:p>77.4871875</text:p>
              </table:table-cell>
              <table:table-cell office:value-type="float" office:value="77.4165">
                <text:p>77.41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7.542">
                <text:p>77.542</text:p>
              </table:table-cell>
              <table:table-cell office:value-type="float" office:value="77.504375">
                <text:p>77.504375</text:p>
              </table:table-cell>
              <table:table-cell office:value-type="float" office:value="77.423125">
                <text:p>77.4231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7.5644375">
                <text:p>77.5644375</text:p>
              </table:table-cell>
              <table:table-cell office:value-type="float" office:value="77.509">
                <text:p>77.509</text:p>
              </table:table-cell>
              <table:table-cell office:value-type="float" office:value="77.4356875">
                <text:p>77.43568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7.5571875">
                <text:p>77.5571875</text:p>
              </table:table-cell>
              <table:table-cell office:value-type="float" office:value="77.4759375">
                <text:p>77.4759375</text:p>
              </table:table-cell>
              <table:table-cell office:value-type="float" office:value="77.419125">
                <text:p>77.4191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7.5459375">
                <text:p>77.5459375</text:p>
              </table:table-cell>
              <table:table-cell office:value-type="float" office:value="77.4905">
                <text:p>77.4905</text:p>
              </table:table-cell>
              <table:table-cell office:value-type="float" office:value="77.437">
                <text:p>77.4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7.5380625">
                <text:p>77.5380625</text:p>
              </table:table-cell>
              <table:table-cell office:value-type="float" office:value="77.4891875">
                <text:p>77.4891875</text:p>
              </table:table-cell>
              <table:table-cell office:value-type="float" office:value="77.4171875">
                <text:p>77.41718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7.55125">
                <text:p>77.55125</text:p>
              </table:table-cell>
              <table:table-cell office:value-type="float" office:value="77.5010625">
                <text:p>77.5010625</text:p>
              </table:table-cell>
              <table:table-cell office:value-type="float" office:value="77.441625">
                <text:p>77.4416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7.55325">
                <text:p>77.55325</text:p>
              </table:table-cell>
              <table:table-cell office:value-type="float" office:value="77.47725">
                <text:p>77.47725</text:p>
              </table:table-cell>
              <table:table-cell office:value-type="float" office:value="77.4449375">
                <text:p>77.44493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7.520875">
                <text:p>77.520875</text:p>
              </table:table-cell>
              <table:table-cell office:value-type="float" office:value="77.4898125">
                <text:p>77.4898125</text:p>
              </table:table-cell>
              <table:table-cell office:value-type="float" office:value="77.441625">
                <text:p>77.4416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7.548625">
                <text:p>77.548625</text:p>
              </table:table-cell>
              <table:table-cell office:value-type="float" office:value="77.507">
                <text:p>77.507</text:p>
              </table:table-cell>
              <table:table-cell office:value-type="float" office:value="77.432375">
                <text:p>77.4323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7.537375">
                <text:p>77.537375</text:p>
              </table:table-cell>
              <table:table-cell office:value-type="float" office:value="77.485875">
                <text:p>77.485875</text:p>
              </table:table-cell>
              <table:table-cell office:value-type="float" office:value="77.4475625">
                <text:p>77.44756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7.5505625">
                <text:p>77.5505625</text:p>
              </table:table-cell>
              <table:table-cell office:value-type="float" office:value="77.4944375">
                <text:p>77.4944375</text:p>
              </table:table-cell>
              <table:table-cell office:value-type="float" office:value="77.44225">
                <text:p>77.442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7.541375">
                <text:p>77.541375</text:p>
              </table:table-cell>
              <table:table-cell office:value-type="float" office:value="77.5056875">
                <text:p>77.5056875</text:p>
              </table:table-cell>
              <table:table-cell office:value-type="float" office:value="77.460125">
                <text:p>77.4601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7.5386875">
                <text:p>77.5386875</text:p>
              </table:table-cell>
              <table:table-cell office:value-type="float" office:value="77.5016875">
                <text:p>77.5016875</text:p>
              </table:table-cell>
              <table:table-cell office:value-type="float" office:value="77.4455625">
                <text:p>77.44556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7.5736875">
                <text:p>77.5736875</text:p>
              </table:table-cell>
              <table:table-cell office:value-type="float" office:value="77.49575">
                <text:p>77.49575</text:p>
              </table:table-cell>
              <table:table-cell office:value-type="float" office:value="77.4310625">
                <text:p>77.43106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7.5625">
                <text:p>77.5625</text:p>
              </table:table-cell>
              <table:table-cell office:value-type="float" office:value="77.535375">
                <text:p>77.535375</text:p>
              </table:table-cell>
              <table:table-cell office:value-type="float" office:value="77.4290625">
                <text:p>77.42906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7.5386875">
                <text:p>77.5386875</text:p>
              </table:table-cell>
              <table:table-cell office:value-type="float" office:value="77.5036875">
                <text:p>77.5036875</text:p>
              </table:table-cell>
              <table:table-cell office:value-type="float" office:value="77.4409375">
                <text:p>77.44093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7.528125">
                <text:p>77.528125</text:p>
              </table:table-cell>
              <table:table-cell office:value-type="float" office:value="77.502375">
                <text:p>77.502375</text:p>
              </table:table-cell>
              <table:table-cell office:value-type="float" office:value="77.4099375">
                <text:p>77.40993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7.541375">
                <text:p>77.541375</text:p>
              </table:table-cell>
              <table:table-cell office:value-type="float" office:value="77.483875">
                <text:p>77.483875</text:p>
              </table:table-cell>
              <table:table-cell office:value-type="float" office:value="77.42575">
                <text:p>77.425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7.5426875">
                <text:p>77.5426875</text:p>
              </table:table-cell>
              <table:table-cell office:value-type="float" office:value="77.49975">
                <text:p>77.49975</text:p>
              </table:table-cell>
              <table:table-cell office:value-type="float" office:value="77.441625">
                <text:p>77.4416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7.544625">
                <text:p>77.544625</text:p>
              </table:table-cell>
              <table:table-cell office:value-type="float" office:value="77.5149375">
                <text:p>77.5149375</text:p>
              </table:table-cell>
              <table:table-cell office:value-type="float" office:value="77.4521875">
                <text:p>77.45218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7.5386875">
                <text:p>77.5386875</text:p>
              </table:table-cell>
              <table:table-cell office:value-type="float" office:value="77.474625">
                <text:p>77.474625</text:p>
              </table:table-cell>
              <table:table-cell office:value-type="float" office:value="77.435">
                <text:p>77.4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.5241875">
                <text:p>77.5241875</text:p>
              </table:table-cell>
              <table:table-cell office:value-type="float" office:value="77.4885">
                <text:p>77.4885</text:p>
              </table:table-cell>
              <table:table-cell office:value-type="float" office:value="77.428375">
                <text:p>77.4283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7.53275">
                <text:p>77.53275</text:p>
              </table:table-cell>
              <table:table-cell office:value-type="float" office:value="77.5076875">
                <text:p>77.5076875</text:p>
              </table:table-cell>
              <table:table-cell office:value-type="float" office:value="77.4310625">
                <text:p>77.43106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7.5386875">
                <text:p>77.5386875</text:p>
              </table:table-cell>
              <table:table-cell office:value-type="float" office:value="77.491125">
                <text:p>77.491125</text:p>
              </table:table-cell>
              <table:table-cell office:value-type="float" office:value="77.428375">
                <text:p>77.4283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7.542">
                <text:p>77.542</text:p>
              </table:table-cell>
              <table:table-cell office:value-type="float" office:value="77.481875">
                <text:p>77.481875</text:p>
              </table:table-cell>
              <table:table-cell office:value-type="float" office:value="77.4455625">
                <text:p>77.44556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7.542">
                <text:p>77.542</text:p>
              </table:table-cell>
              <table:table-cell office:value-type="float" office:value="77.5123125">
                <text:p>77.5123125</text:p>
              </table:table-cell>
              <table:table-cell office:value-type="float" office:value="77.4429375">
                <text:p>77.44293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7.539375">
                <text:p>77.539375</text:p>
              </table:table-cell>
              <table:table-cell office:value-type="float" office:value="77.4891875">
                <text:p>77.4891875</text:p>
              </table:table-cell>
              <table:table-cell office:value-type="float" office:value="77.4336875">
                <text:p>77.43368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7.5294375">
                <text:p>77.5294375</text:p>
              </table:table-cell>
              <table:table-cell office:value-type="float" office:value="77.4759375">
                <text:p>77.4759375</text:p>
              </table:table-cell>
              <table:table-cell office:value-type="float" office:value="77.4475625">
                <text:p>77.44756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7.5340625">
                <text:p>77.5340625</text:p>
              </table:table-cell>
              <table:table-cell office:value-type="float" office:value="77.47725">
                <text:p>77.47725</text:p>
              </table:table-cell>
              <table:table-cell office:value-type="float" office:value="77.4501875">
                <text:p>77.45018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7.5123125">
                <text:p>77.5123125</text:p>
              </table:table-cell>
              <table:table-cell office:value-type="float" office:value="77.4851875">
                <text:p>77.4851875</text:p>
              </table:table-cell>
              <table:table-cell office:value-type="float" office:value="77.437">
                <text:p>77.4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7.509">
                <text:p>77.509</text:p>
              </table:table-cell>
              <table:table-cell office:value-type="float" office:value="77.493125">
                <text:p>77.493125</text:p>
              </table:table-cell>
              <table:table-cell office:value-type="float" office:value="77.4429375">
                <text:p>77.44293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7.5129375">
                <text:p>77.5129375</text:p>
              </table:table-cell>
              <table:table-cell office:value-type="float" office:value="77.487875">
                <text:p>77.487875</text:p>
              </table:table-cell>
              <table:table-cell office:value-type="float" office:value="77.441625">
                <text:p>77.4416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7.518875">
                <text:p>77.518875</text:p>
              </table:table-cell>
              <table:table-cell office:value-type="float" office:value="77.47925">
                <text:p>77.47925</text:p>
              </table:table-cell>
              <table:table-cell office:value-type="float" office:value="77.4039375">
                <text:p>77.40393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7.5063125">
                <text:p>77.5063125</text:p>
              </table:table-cell>
              <table:table-cell office:value-type="float" office:value="77.474625">
                <text:p>77.474625</text:p>
              </table:table-cell>
              <table:table-cell office:value-type="float" office:value="77.4535">
                <text:p>77.45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7.5103125">
                <text:p>77.5103125</text:p>
              </table:table-cell>
              <table:table-cell office:value-type="float" office:value="77.472">
                <text:p>77.472</text:p>
              </table:table-cell>
              <table:table-cell office:value-type="float" office:value="77.4548125">
                <text:p>77.45481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7.5109375">
                <text:p>77.5109375</text:p>
              </table:table-cell>
              <table:table-cell office:value-type="float" office:value="77.4918125">
                <text:p>77.4918125</text:p>
              </table:table-cell>
              <table:table-cell office:value-type="float" office:value="77.423125">
                <text:p>77.4231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7.5149375">
                <text:p>77.5149375</text:p>
              </table:table-cell>
              <table:table-cell office:value-type="float" office:value="77.478625">
                <text:p>77.478625</text:p>
              </table:table-cell>
              <table:table-cell office:value-type="float" office:value="77.448875">
                <text:p>77.4488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7.51425">
                <text:p>77.51425</text:p>
              </table:table-cell>
              <table:table-cell office:value-type="float" office:value="77.51625">
                <text:p>77.51625</text:p>
              </table:table-cell>
              <table:table-cell office:value-type="float" office:value="77.4409375">
                <text:p>77.44093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7.53475">
                <text:p>77.53475</text:p>
              </table:table-cell>
              <table:table-cell office:value-type="float" office:value="77.4871875">
                <text:p>77.4871875</text:p>
              </table:table-cell>
              <table:table-cell office:value-type="float" office:value="77.430375">
                <text:p>77.4303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7.5545625">
                <text:p>77.5545625</text:p>
              </table:table-cell>
              <table:table-cell office:value-type="float" office:value="77.5215">
                <text:p>77.5215</text:p>
              </table:table-cell>
              <table:table-cell office:value-type="float" office:value="77.4383125">
                <text:p>77.43831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7.5473125">
                <text:p>77.5473125</text:p>
              </table:table-cell>
              <table:table-cell office:value-type="float" office:value="77.491125">
                <text:p>77.491125</text:p>
              </table:table-cell>
              <table:table-cell office:value-type="float" office:value="77.423125">
                <text:p>77.4231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7.5585">
                <text:p>77.5585</text:p>
              </table:table-cell>
              <table:table-cell office:value-type="float" office:value="77.4799375">
                <text:p>77.4799375</text:p>
              </table:table-cell>
              <table:table-cell office:value-type="float" office:value="77.437">
                <text:p>77.4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7.5803125">
                <text:p>77.5803125</text:p>
              </table:table-cell>
              <table:table-cell office:value-type="float" office:value="77.4779375">
                <text:p>77.4779375</text:p>
              </table:table-cell>
              <table:table-cell office:value-type="float" office:value="77.4403125">
                <text:p>77.44031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7.5684375">
                <text:p>77.5684375</text:p>
              </table:table-cell>
              <table:table-cell office:value-type="float" office:value="77.5123125">
                <text:p>77.5123125</text:p>
              </table:table-cell>
              <table:table-cell office:value-type="float" office:value="77.4409375">
                <text:p>77.44093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7.5658125">
                <text:p>77.5658125</text:p>
              </table:table-cell>
              <table:table-cell office:value-type="float" office:value="77.474625">
                <text:p>77.474625</text:p>
              </table:table-cell>
              <table:table-cell office:value-type="float" office:value="77.437">
                <text:p>77.4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7.5684375">
                <text:p>77.5684375</text:p>
              </table:table-cell>
              <table:table-cell office:value-type="float" office:value="77.474625">
                <text:p>77.474625</text:p>
              </table:table-cell>
              <table:table-cell office:value-type="float" office:value="77.46075">
                <text:p>77.460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7.5849375">
                <text:p>77.5849375</text:p>
              </table:table-cell>
              <table:table-cell office:value-type="float" office:value="77.495125">
                <text:p>77.495125</text:p>
              </table:table-cell>
              <table:table-cell office:value-type="float" office:value="77.4455625">
                <text:p>77.44556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7.590875">
                <text:p>77.590875</text:p>
              </table:table-cell>
              <table:table-cell office:value-type="float" office:value="77.4851875">
                <text:p>77.4851875</text:p>
              </table:table-cell>
              <table:table-cell office:value-type="float" office:value="77.439625">
                <text:p>77.4396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7.576375">
                <text:p>77.576375</text:p>
              </table:table-cell>
              <table:table-cell office:value-type="float" office:value="77.476625">
                <text:p>77.476625</text:p>
              </table:table-cell>
              <table:table-cell office:value-type="float" office:value="77.4501875">
                <text:p>77.45018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7.53275">
                <text:p>77.53275</text:p>
              </table:table-cell>
              <table:table-cell office:value-type="float" office:value="77.4898125">
                <text:p>77.4898125</text:p>
              </table:table-cell>
              <table:table-cell office:value-type="float" office:value="77.4224375">
                <text:p>77.42243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7.5618125">
                <text:p>77.5618125</text:p>
              </table:table-cell>
              <table:table-cell office:value-type="float" office:value="77.48325">
                <text:p>77.48325</text:p>
              </table:table-cell>
              <table:table-cell office:value-type="float" office:value="77.460125">
                <text:p>77.4601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7.5664375">
                <text:p>77.5664375</text:p>
              </table:table-cell>
              <table:table-cell office:value-type="float" office:value="77.4871875">
                <text:p>77.4871875</text:p>
              </table:table-cell>
              <table:table-cell office:value-type="float" office:value="77.4185">
                <text:p>77.418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7.5459375">
                <text:p>77.5459375</text:p>
              </table:table-cell>
              <table:table-cell office:value-type="float" office:value="77.520875">
                <text:p>77.520875</text:p>
              </table:table-cell>
              <table:table-cell office:value-type="float" office:value="77.434375">
                <text:p>77.4343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7.5605">
                <text:p>77.5605</text:p>
              </table:table-cell>
              <table:table-cell office:value-type="float" office:value="77.48125">
                <text:p>77.48125</text:p>
              </table:table-cell>
              <table:table-cell office:value-type="float" office:value="77.428375">
                <text:p>77.4283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7.544">
                <text:p>77.544</text:p>
              </table:table-cell>
              <table:table-cell office:value-type="float" office:value="77.5103125">
                <text:p>77.5103125</text:p>
              </table:table-cell>
              <table:table-cell office:value-type="float" office:value="77.437">
                <text:p>77.43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7.548625">
                <text:p>77.548625</text:p>
              </table:table-cell>
              <table:table-cell office:value-type="float" office:value="77.5010625">
                <text:p>77.5010625</text:p>
              </table:table-cell>
              <table:table-cell office:value-type="float" office:value="77.4574375">
                <text:p>77.45743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7.53275">
                <text:p>77.53275</text:p>
              </table:table-cell>
              <table:table-cell office:value-type="float" office:value="77.5063125">
                <text:p>77.5063125</text:p>
              </table:table-cell>
              <table:table-cell office:value-type="float" office:value="77.432375">
                <text:p>77.4323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7.539375">
                <text:p>77.539375</text:p>
              </table:table-cell>
              <table:table-cell office:value-type="float" office:value="77.5083125">
                <text:p>77.5083125</text:p>
              </table:table-cell>
              <table:table-cell office:value-type="float" office:value="77.46075">
                <text:p>77.460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7.5201875">
                <text:p>77.5201875</text:p>
              </table:table-cell>
              <table:table-cell office:value-type="float" office:value="77.502375">
                <text:p>77.502375</text:p>
              </table:table-cell>
              <table:table-cell office:value-type="float" office:value="77.4541875">
                <text:p>77.45418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7.5155625">
                <text:p>77.5155625</text:p>
              </table:table-cell>
              <table:table-cell office:value-type="float" office:value="77.5030625">
                <text:p>77.5030625</text:p>
              </table:table-cell>
              <table:table-cell office:value-type="float" office:value="77.44225">
                <text:p>77.442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7.502375">
                <text:p>77.502375</text:p>
              </table:table-cell>
              <table:table-cell office:value-type="float" office:value="77.51625">
                <text:p>77.51625</text:p>
              </table:table-cell>
              <table:table-cell office:value-type="float" office:value="77.434375">
                <text:p>77.4343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7.4970625">
                <text:p>77.4970625</text:p>
              </table:table-cell>
              <table:table-cell office:value-type="float" office:value="77.5083125">
                <text:p>77.5083125</text:p>
              </table:table-cell>
              <table:table-cell office:value-type="float" office:value="77.4171875">
                <text:p>77.41718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7.5123125">
                <text:p>77.5123125</text:p>
              </table:table-cell>
              <table:table-cell office:value-type="float" office:value="77.474">
                <text:p>77.474</text:p>
              </table:table-cell>
              <table:table-cell office:value-type="float" office:value="77.450875">
                <text:p>77.4508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7.5406875">
                <text:p>77.5406875</text:p>
              </table:table-cell>
              <table:table-cell office:value-type="float" office:value="77.5030625">
                <text:p>77.5030625</text:p>
              </table:table-cell>
              <table:table-cell office:value-type="float" office:value="77.4481875">
                <text:p>77.44818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7.5036875">
                <text:p>77.5036875</text:p>
              </table:table-cell>
              <table:table-cell office:value-type="float" office:value="77.5063125">
                <text:p>77.5063125</text:p>
              </table:table-cell>
              <table:table-cell office:value-type="float" office:value="77.448875">
                <text:p>77.4488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7.5823125">
                <text:p>77.5823125</text:p>
              </table:table-cell>
              <table:table-cell office:value-type="float" office:value="77.4918125">
                <text:p>77.4918125</text:p>
              </table:table-cell>
              <table:table-cell office:value-type="float" office:value="77.4264375">
                <text:p>77.42643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7.528125">
                <text:p>77.528125</text:p>
              </table:table-cell>
              <table:table-cell office:value-type="float" office:value="77.4885">
                <text:p>77.4885</text:p>
              </table:table-cell>
              <table:table-cell office:value-type="float" office:value="77.433">
                <text:p>77.4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7.54925">
                <text:p>77.54925</text:p>
              </table:table-cell>
              <table:table-cell office:value-type="float" office:value="77.460125">
                <text:p>77.460125</text:p>
              </table:table-cell>
              <table:table-cell office:value-type="float" office:value="77.4574375">
                <text:p>77.45743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7.5386875">
                <text:p>77.5386875</text:p>
              </table:table-cell>
              <table:table-cell office:value-type="float" office:value="77.4944375">
                <text:p>77.4944375</text:p>
              </table:table-cell>
              <table:table-cell office:value-type="float" office:value="77.42975">
                <text:p>77.429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7.541375">
                <text:p>77.541375</text:p>
              </table:table-cell>
              <table:table-cell office:value-type="float" office:value="77.5036875">
                <text:p>77.5036875</text:p>
              </table:table-cell>
              <table:table-cell office:value-type="float" office:value="77.44625">
                <text:p>77.446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7.5935">
                <text:p>77.5935</text:p>
              </table:table-cell>
              <table:table-cell office:value-type="float" office:value="77.5149375">
                <text:p>77.5149375</text:p>
              </table:table-cell>
              <table:table-cell office:value-type="float" office:value="77.4449375">
                <text:p>77.44493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7.5426875">
                <text:p>77.5426875</text:p>
              </table:table-cell>
              <table:table-cell office:value-type="float" office:value="77.4918125">
                <text:p>77.4918125</text:p>
              </table:table-cell>
              <table:table-cell office:value-type="float" office:value="77.437">
                <text:p>77.4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7.528125">
                <text:p>77.528125</text:p>
              </table:table-cell>
              <table:table-cell office:value-type="float" office:value="77.472">
                <text:p>77.472</text:p>
              </table:table-cell>
              <table:table-cell office:value-type="float" office:value="77.4634375">
                <text:p>77.46343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7.5155625">
                <text:p>77.5155625</text:p>
              </table:table-cell>
              <table:table-cell office:value-type="float" office:value="77.500375">
                <text:p>77.500375</text:p>
              </table:table-cell>
              <table:table-cell office:value-type="float" office:value="77.4475625">
                <text:p>77.44756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7.509625">
                <text:p>77.509625</text:p>
              </table:table-cell>
              <table:table-cell office:value-type="float" office:value="77.4970625">
                <text:p>77.4970625</text:p>
              </table:table-cell>
              <table:table-cell office:value-type="float" office:value="77.430375">
                <text:p>77.4303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7.5294375">
                <text:p>77.5294375</text:p>
              </table:table-cell>
              <table:table-cell office:value-type="float" office:value="77.4865">
                <text:p>77.4865</text:p>
              </table:table-cell>
              <table:table-cell office:value-type="float" office:value="77.4541875">
                <text:p>77.45418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7.532125">
                <text:p>77.532125</text:p>
              </table:table-cell>
              <table:table-cell office:value-type="float" office:value="77.5103125">
                <text:p>77.5103125</text:p>
              </table:table-cell>
              <table:table-cell office:value-type="float" office:value="77.4270625">
                <text:p>77.42706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7.53275">
                <text:p>77.53275</text:p>
              </table:table-cell>
              <table:table-cell office:value-type="float" office:value="77.483875">
                <text:p>77.483875</text:p>
              </table:table-cell>
              <table:table-cell office:value-type="float" office:value="77.4614375">
                <text:p>77.46143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7.5275">
                <text:p>77.5275</text:p>
              </table:table-cell>
              <table:table-cell office:value-type="float" office:value="77.4938125">
                <text:p>77.4938125</text:p>
              </table:table-cell>
              <table:table-cell office:value-type="float" office:value="77.4383125">
                <text:p>77.43831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7.520875">
                <text:p>77.520875</text:p>
              </table:table-cell>
              <table:table-cell office:value-type="float" office:value="77.5076875">
                <text:p>77.5076875</text:p>
              </table:table-cell>
              <table:table-cell office:value-type="float" office:value="77.437">
                <text:p>77.43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7.5056875">
                <text:p>77.5056875</text:p>
              </table:table-cell>
              <table:table-cell office:value-type="float" office:value="77.4944375">
                <text:p>77.4944375</text:p>
              </table:table-cell>
              <table:table-cell office:value-type="float" office:value="77.4475625">
                <text:p>77.44756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7.5076875">
                <text:p>77.5076875</text:p>
              </table:table-cell>
              <table:table-cell office:value-type="float" office:value="77.4964375">
                <text:p>77.4964375</text:p>
              </table:table-cell>
              <table:table-cell office:value-type="float" office:value="77.4310625">
                <text:p>77.43106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7.5129375">
                <text:p>77.5129375</text:p>
              </table:table-cell>
              <table:table-cell office:value-type="float" office:value="77.5083125">
                <text:p>77.5083125</text:p>
              </table:table-cell>
              <table:table-cell office:value-type="float" office:value="77.432375">
                <text:p>77.4323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7.51825">
                <text:p>77.51825</text:p>
              </table:table-cell>
              <table:table-cell office:value-type="float" office:value="77.487875">
                <text:p>77.487875</text:p>
              </table:table-cell>
              <table:table-cell office:value-type="float" office:value="77.44225">
                <text:p>77.442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7.51825">
                <text:p>77.51825</text:p>
              </table:table-cell>
              <table:table-cell office:value-type="float" office:value="77.4891875">
                <text:p>77.4891875</text:p>
              </table:table-cell>
              <table:table-cell office:value-type="float" office:value="77.428375">
                <text:p>77.4283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7.5215">
                <text:p>77.5215</text:p>
              </table:table-cell>
              <table:table-cell office:value-type="float" office:value="77.448875">
                <text:p>77.448875</text:p>
              </table:table-cell>
              <table:table-cell office:value-type="float" office:value="77.4666875">
                <text:p>77.46668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7.5235">
                <text:p>77.5235</text:p>
              </table:table-cell>
              <table:table-cell office:value-type="float" office:value="77.4924375">
                <text:p>77.4924375</text:p>
              </table:table-cell>
              <table:table-cell office:value-type="float" office:value="77.434375">
                <text:p>77.4343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7.5380625">
                <text:p>77.5380625</text:p>
              </table:table-cell>
              <table:table-cell office:value-type="float" office:value="77.487875">
                <text:p>77.487875</text:p>
              </table:table-cell>
              <table:table-cell office:value-type="float" office:value="77.4634375">
                <text:p>77.46343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7.53275">
                <text:p>77.53275</text:p>
              </table:table-cell>
              <table:table-cell office:value-type="float" office:value="77.505">
                <text:p>77.505</text:p>
              </table:table-cell>
              <table:table-cell office:value-type="float" office:value="77.430375">
                <text:p>77.4303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7.5386875">
                <text:p>77.5386875</text:p>
              </table:table-cell>
              <table:table-cell office:value-type="float" office:value="77.4013125">
                <text:p>77.4013125</text:p>
              </table:table-cell>
              <table:table-cell office:value-type="float" office:value="77.4290625">
                <text:p>77.42906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7.55325">
                <text:p>77.55325</text:p>
              </table:table-cell>
              <table:table-cell office:value-type="float" office:value="77.5076875">
                <text:p>77.5076875</text:p>
              </table:table-cell>
              <table:table-cell office:value-type="float" office:value="77.437625">
                <text:p>77.4376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7.5585">
                <text:p>77.5585</text:p>
              </table:table-cell>
              <table:table-cell office:value-type="float" office:value="77.51425">
                <text:p>77.51425</text:p>
              </table:table-cell>
              <table:table-cell office:value-type="float" office:value="77.439">
                <text:p>77.4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7.55125">
                <text:p>77.55125</text:p>
              </table:table-cell>
              <table:table-cell office:value-type="float" office:value="77.5169375">
                <text:p>77.5169375</text:p>
              </table:table-cell>
              <table:table-cell office:value-type="float" office:value="77.4521875">
                <text:p>77.45218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7.55325">
                <text:p>77.55325</text:p>
              </table:table-cell>
              <table:table-cell office:value-type="float" office:value="77.51625">
                <text:p>77.51625</text:p>
              </table:table-cell>
              <table:table-cell office:value-type="float" office:value="77.4495625">
                <text:p>77.44956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7.5519375">
                <text:p>77.5519375</text:p>
              </table:table-cell>
              <table:table-cell office:value-type="float" office:value="77.5036875">
                <text:p>77.5036875</text:p>
              </table:table-cell>
              <table:table-cell office:value-type="float" office:value="77.4481875">
                <text:p>77.44818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7.5565625">
                <text:p>77.5565625</text:p>
              </table:table-cell>
              <table:table-cell office:value-type="float" office:value="77.4363125">
                <text:p>77.4363125</text:p>
              </table:table-cell>
              <table:table-cell office:value-type="float" office:value="77.4568125">
                <text:p>77.45681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7.5519375">
                <text:p>77.5519375</text:p>
              </table:table-cell>
              <table:table-cell office:value-type="float" office:value="77.47">
                <text:p>77.47</text:p>
              </table:table-cell>
              <table:table-cell office:value-type="float" office:value="77.437">
                <text:p>77.43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7.555875">
                <text:p>77.555875</text:p>
              </table:table-cell>
              <table:table-cell office:value-type="float" office:value="77.542">
                <text:p>77.542</text:p>
              </table:table-cell>
              <table:table-cell office:value-type="float" office:value="77.4449375">
                <text:p>77.44493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7.55325">
                <text:p>77.55325</text:p>
              </table:table-cell>
              <table:table-cell office:value-type="float" office:value="77.5083125">
                <text:p>77.5083125</text:p>
              </table:table-cell>
              <table:table-cell office:value-type="float" office:value="77.450875">
                <text:p>77.4508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7.53475">
                <text:p>77.53475</text:p>
              </table:table-cell>
              <table:table-cell office:value-type="float" office:value="77.47">
                <text:p>77.47</text:p>
              </table:table-cell>
              <table:table-cell office:value-type="float" office:value="77.439">
                <text:p>77.43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7.5275">
                <text:p>77.5275</text:p>
              </table:table-cell>
              <table:table-cell office:value-type="float" office:value="77.493125">
                <text:p>77.493125</text:p>
              </table:table-cell>
              <table:table-cell office:value-type="float" office:value="77.441625">
                <text:p>77.4416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7.5175625">
                <text:p>77.5175625</text:p>
              </table:table-cell>
              <table:table-cell office:value-type="float" office:value="77.4660625">
                <text:p>77.4660625</text:p>
              </table:table-cell>
              <table:table-cell office:value-type="float" office:value="77.4449375">
                <text:p>77.44493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7.51425">
                <text:p>77.51425</text:p>
              </table:table-cell>
              <table:table-cell office:value-type="float" office:value="77.4753125">
                <text:p>77.4753125</text:p>
              </table:table-cell>
              <table:table-cell office:value-type="float" office:value="77.419125">
                <text:p>77.4191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7.5123125">
                <text:p>77.5123125</text:p>
              </table:table-cell>
              <table:table-cell office:value-type="float" office:value="77.5248125">
                <text:p>77.5248125</text:p>
              </table:table-cell>
              <table:table-cell office:value-type="float" office:value="77.4528125">
                <text:p>77.45281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7.5248125">
                <text:p>77.5248125</text:p>
              </table:table-cell>
              <table:table-cell office:value-type="float" office:value="77.504375">
                <text:p>77.504375</text:p>
              </table:table-cell>
              <table:table-cell office:value-type="float" office:value="77.4205">
                <text:p>77.42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7.530125">
                <text:p>77.530125</text:p>
              </table:table-cell>
              <table:table-cell office:value-type="float" office:value="77.483875">
                <text:p>77.483875</text:p>
              </table:table-cell>
              <table:table-cell office:value-type="float" office:value="77.4574375">
                <text:p>77.45743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7.530125">
                <text:p>77.530125</text:p>
              </table:table-cell>
              <table:table-cell office:value-type="float" office:value="77.4905">
                <text:p>77.4905</text:p>
              </table:table-cell>
              <table:table-cell office:value-type="float" office:value="77.4481875">
                <text:p>77.44818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7.5083125">
                <text:p>77.5083125</text:p>
              </table:table-cell>
              <table:table-cell office:value-type="float" office:value="77.49575">
                <text:p>77.49575</text:p>
              </table:table-cell>
              <table:table-cell office:value-type="float" office:value="77.404625">
                <text:p>77.4046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7.44225">
                <text:p>77.44225</text:p>
              </table:table-cell>
              <table:table-cell office:value-type="float" office:value="77.504375">
                <text:p>77.504375</text:p>
              </table:table-cell>
              <table:table-cell office:value-type="float" office:value="77.4548125">
                <text:p>77.45481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7.51825">
                <text:p>77.51825</text:p>
              </table:table-cell>
              <table:table-cell office:value-type="float" office:value="77.495125">
                <text:p>77.495125</text:p>
              </table:table-cell>
              <table:table-cell office:value-type="float" office:value="77.4224375">
                <text:p>77.42243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7.5195625">
                <text:p>77.5195625</text:p>
              </table:table-cell>
              <table:table-cell office:value-type="float" office:value="77.4495625">
                <text:p>77.4495625</text:p>
              </table:table-cell>
              <table:table-cell office:value-type="float" office:value="77.4588125">
                <text:p>77.45881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7.507">
                <text:p>77.507</text:p>
              </table:table-cell>
              <table:table-cell office:value-type="float" office:value="77.4938125">
                <text:p>77.4938125</text:p>
              </table:table-cell>
              <table:table-cell office:value-type="float" office:value="77.4634375">
                <text:p>77.46343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7.509">
                <text:p>77.509</text:p>
              </table:table-cell>
              <table:table-cell office:value-type="float" office:value="77.472625">
                <text:p>77.472625</text:p>
              </table:table-cell>
              <table:table-cell office:value-type="float" office:value="77.425125">
                <text:p>77.4251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7.5215">
                <text:p>77.5215</text:p>
              </table:table-cell>
              <table:table-cell office:value-type="float" office:value="77.5036875">
                <text:p>77.5036875</text:p>
              </table:table-cell>
              <table:table-cell office:value-type="float" office:value="77.4528125">
                <text:p>77.45281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7.600125">
                <text:p>77.600125</text:p>
              </table:table-cell>
              <table:table-cell office:value-type="float" office:value="77.4990625">
                <text:p>77.4990625</text:p>
              </table:table-cell>
              <table:table-cell office:value-type="float" office:value="77.4403125">
                <text:p>77.44031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7.4885">
                <text:p>77.4885</text:p>
              </table:table-cell>
              <table:table-cell office:value-type="float" office:value="77.509625">
                <text:p>77.509625</text:p>
              </table:table-cell>
              <table:table-cell office:value-type="float" office:value="77.4435625">
                <text:p>77.44356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7.537375">
                <text:p>77.537375</text:p>
              </table:table-cell>
              <table:table-cell office:value-type="float" office:value="77.4759375">
                <text:p>77.4759375</text:p>
              </table:table-cell>
              <table:table-cell office:value-type="float" office:value="77.433">
                <text:p>77.4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7.5340625">
                <text:p>77.5340625</text:p>
              </table:table-cell>
              <table:table-cell office:value-type="float" office:value="77.48125">
                <text:p>77.48125</text:p>
              </table:table-cell>
              <table:table-cell office:value-type="float" office:value="77.4363125">
                <text:p>77.43631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7.4970625">
                <text:p>77.4970625</text:p>
              </table:table-cell>
              <table:table-cell office:value-type="float" office:value="77.507">
                <text:p>77.507</text:p>
              </table:table-cell>
              <table:table-cell office:value-type="float" office:value="77.421125">
                <text:p>77.4211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7.5103125">
                <text:p>77.5103125</text:p>
              </table:table-cell>
              <table:table-cell office:value-type="float" office:value="77.5268125">
                <text:p>77.5268125</text:p>
              </table:table-cell>
              <table:table-cell office:value-type="float" office:value="77.433">
                <text:p>77.43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7.5525625">
                <text:p>77.5525625</text:p>
              </table:table-cell>
              <table:table-cell office:value-type="float" office:value="77.4898125">
                <text:p>77.4898125</text:p>
              </table:table-cell>
              <table:table-cell office:value-type="float" office:value="77.4588125">
                <text:p>77.45881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7.5638125">
                <text:p>77.5638125</text:p>
              </table:table-cell>
              <table:table-cell office:value-type="float" office:value="77.5076875">
                <text:p>77.5076875</text:p>
              </table:table-cell>
              <table:table-cell office:value-type="float" office:value="77.4614375">
                <text:p>77.46143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7.5505625">
                <text:p>77.5505625</text:p>
              </table:table-cell>
              <table:table-cell office:value-type="float" office:value="77.469375">
                <text:p>77.469375</text:p>
              </table:table-cell>
              <table:table-cell office:value-type="float" office:value="77.446875">
                <text:p>77.4468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7.553875">
                <text:p>77.553875</text:p>
              </table:table-cell>
              <table:table-cell office:value-type="float" office:value="77.476625">
                <text:p>77.476625</text:p>
              </table:table-cell>
              <table:table-cell office:value-type="float" office:value="77.448875">
                <text:p>77.4488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7.5545625">
                <text:p>77.5545625</text:p>
              </table:table-cell>
              <table:table-cell office:value-type="float" office:value="77.4990625">
                <text:p>77.4990625</text:p>
              </table:table-cell>
              <table:table-cell office:value-type="float" office:value="77.4218125">
                <text:p>77.42181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7.5684375">
                <text:p>77.5684375</text:p>
              </table:table-cell>
              <table:table-cell office:value-type="float" office:value="77.509">
                <text:p>77.509</text:p>
              </table:table-cell>
              <table:table-cell office:value-type="float" office:value="77.4403125">
                <text:p>77.44031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7.5730625">
                <text:p>77.5730625</text:p>
              </table:table-cell>
              <table:table-cell office:value-type="float" office:value="77.4851875">
                <text:p>77.4851875</text:p>
              </table:table-cell>
              <table:table-cell office:value-type="float" office:value="77.437625">
                <text:p>77.4376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7.567125">
                <text:p>77.567125</text:p>
              </table:table-cell>
              <table:table-cell office:value-type="float" office:value="77.493125">
                <text:p>77.493125</text:p>
              </table:table-cell>
              <table:table-cell office:value-type="float" office:value="77.4495625">
                <text:p>77.44956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7.585625">
                <text:p>77.585625</text:p>
              </table:table-cell>
              <table:table-cell office:value-type="float" office:value="77.4885">
                <text:p>77.4885</text:p>
              </table:table-cell>
              <table:table-cell office:value-type="float" office:value="77.4528125">
                <text:p>77.45281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7.5988125">
                <text:p>77.5988125</text:p>
              </table:table-cell>
              <table:table-cell office:value-type="float" office:value="77.487875">
                <text:p>77.487875</text:p>
              </table:table-cell>
              <table:table-cell office:value-type="float" office:value="77.4435625">
                <text:p>77.44356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7.58825">
                <text:p>77.58825</text:p>
              </table:table-cell>
              <table:table-cell office:value-type="float" office:value="77.5056875">
                <text:p>77.5056875</text:p>
              </table:table-cell>
              <table:table-cell office:value-type="float" office:value="77.42375">
                <text:p>77.423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7.5849375">
                <text:p>77.5849375</text:p>
              </table:table-cell>
              <table:table-cell office:value-type="float" office:value="77.4918125">
                <text:p>77.4918125</text:p>
              </table:table-cell>
              <table:table-cell office:value-type="float" office:value="77.415875">
                <text:p>77.4158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7.5585">
                <text:p>77.5585</text:p>
              </table:table-cell>
              <table:table-cell office:value-type="float" office:value="77.47925">
                <text:p>77.47925</text:p>
              </table:table-cell>
              <table:table-cell office:value-type="float" office:value="77.42975">
                <text:p>77.429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7.553875">
                <text:p>77.553875</text:p>
              </table:table-cell>
              <table:table-cell office:value-type="float" office:value="77.4990625">
                <text:p>77.4990625</text:p>
              </table:table-cell>
              <table:table-cell office:value-type="float" office:value="77.4409375">
                <text:p>77.44093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7.5459375">
                <text:p>77.5459375</text:p>
              </table:table-cell>
              <table:table-cell office:value-type="float" office:value="77.487875">
                <text:p>77.487875</text:p>
              </table:table-cell>
              <table:table-cell office:value-type="float" office:value="77.435">
                <text:p>77.43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7.5598125">
                <text:p>77.5598125</text:p>
              </table:table-cell>
              <table:table-cell office:value-type="float" office:value="77.4990625">
                <text:p>77.4990625</text:p>
              </table:table-cell>
              <table:table-cell office:value-type="float" office:value="77.434375">
                <text:p>77.4343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7.5545625">
                <text:p>77.5545625</text:p>
              </table:table-cell>
              <table:table-cell office:value-type="float" office:value="77.4759375">
                <text:p>77.4759375</text:p>
              </table:table-cell>
              <table:table-cell office:value-type="float" office:value="77.4224375">
                <text:p>77.42243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7.5658125">
                <text:p>77.5658125</text:p>
              </table:table-cell>
              <table:table-cell office:value-type="float" office:value="77.4779375">
                <text:p>77.4779375</text:p>
              </table:table-cell>
              <table:table-cell office:value-type="float" office:value="77.437625">
                <text:p>77.4376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7.5803125">
                <text:p>77.5803125</text:p>
              </table:table-cell>
              <table:table-cell office:value-type="float" office:value="77.4970625">
                <text:p>77.4970625</text:p>
              </table:table-cell>
              <table:table-cell office:value-type="float" office:value="77.4541875">
                <text:p>77.45418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7.579">
                <text:p>77.579</text:p>
              </table:table-cell>
              <table:table-cell office:value-type="float" office:value="77.47725">
                <text:p>77.47725</text:p>
              </table:table-cell>
              <table:table-cell office:value-type="float" office:value="77.478625">
                <text:p>77.4786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7.5869375">
                <text:p>77.5869375</text:p>
              </table:table-cell>
              <table:table-cell office:value-type="float" office:value="77.4733125">
                <text:p>77.4733125</text:p>
              </table:table-cell>
              <table:table-cell office:value-type="float" office:value="77.4205">
                <text:p>77.420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7.5756875">
                <text:p>77.5756875</text:p>
              </table:table-cell>
              <table:table-cell office:value-type="float" office:value="77.5255">
                <text:p>77.5255</text:p>
              </table:table-cell>
              <table:table-cell office:value-type="float" office:value="77.4521875">
                <text:p>77.45218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7.5618125">
                <text:p>77.5618125</text:p>
              </table:table-cell>
              <table:table-cell office:value-type="float" office:value="77.4799375">
                <text:p>77.4799375</text:p>
              </table:table-cell>
              <table:table-cell office:value-type="float" office:value="77.4336875">
                <text:p>77.43368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7.555875">
                <text:p>77.555875</text:p>
              </table:table-cell>
              <table:table-cell office:value-type="float" office:value="77.507">
                <text:p>77.507</text:p>
              </table:table-cell>
              <table:table-cell office:value-type="float" office:value="77.4528125">
                <text:p>77.45281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7.53275">
                <text:p>77.53275</text:p>
              </table:table-cell>
              <table:table-cell office:value-type="float" office:value="77.4938125">
                <text:p>77.4938125</text:p>
              </table:table-cell>
              <table:table-cell office:value-type="float" office:value="77.4759375">
                <text:p>77.47593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7.592875">
                <text:p>77.592875</text:p>
              </table:table-cell>
              <table:table-cell office:value-type="float" office:value="77.4924375">
                <text:p>77.4924375</text:p>
              </table:table-cell>
              <table:table-cell office:value-type="float" office:value="77.44625">
                <text:p>77.446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7.581625">
                <text:p>77.581625</text:p>
              </table:table-cell>
              <table:table-cell office:value-type="float" office:value="77.530125">
                <text:p>77.530125</text:p>
              </table:table-cell>
              <table:table-cell office:value-type="float" office:value="77.434375">
                <text:p>77.4343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7.5829375">
                <text:p>77.5829375</text:p>
              </table:table-cell>
              <table:table-cell office:value-type="float" office:value="77.49775">
                <text:p>77.49775</text:p>
              </table:table-cell>
              <table:table-cell office:value-type="float" office:value="77.44225">
                <text:p>77.442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7.62125">
                <text:p>77.62125</text:p>
              </table:table-cell>
              <table:table-cell office:value-type="float" office:value="77.4970625">
                <text:p>77.4970625</text:p>
              </table:table-cell>
              <table:table-cell office:value-type="float" office:value="77.450875">
                <text:p>77.4508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7.58425">
                <text:p>77.58425</text:p>
              </table:table-cell>
              <table:table-cell office:value-type="float" office:value="77.4799375">
                <text:p>77.4799375</text:p>
              </table:table-cell>
              <table:table-cell office:value-type="float" office:value="77.4528125">
                <text:p>77.45281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7.629875">
                <text:p>77.629875</text:p>
              </table:table-cell>
              <table:table-cell office:value-type="float" office:value="77.49775">
                <text:p>77.49775</text:p>
              </table:table-cell>
              <table:table-cell office:value-type="float" office:value="77.4475625">
                <text:p>77.44756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7.5803125">
                <text:p>77.5803125</text:p>
              </table:table-cell>
              <table:table-cell office:value-type="float" office:value="77.4753125">
                <text:p>77.4753125</text:p>
              </table:table-cell>
              <table:table-cell office:value-type="float" office:value="77.4151875">
                <text:p>77.41518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7.576375">
                <text:p>77.576375</text:p>
              </table:table-cell>
              <table:table-cell office:value-type="float" office:value="77.4984375">
                <text:p>77.4984375</text:p>
              </table:table-cell>
              <table:table-cell office:value-type="float" office:value="77.435">
                <text:p>77.43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7.6615625">
                <text:p>77.6615625</text:p>
              </table:table-cell>
              <table:table-cell office:value-type="float" office:value="77.4805625">
                <text:p>77.4805625</text:p>
              </table:table-cell>
              <table:table-cell office:value-type="float" office:value="77.450875">
                <text:p>77.4508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7.5756875">
                <text:p>77.5756875</text:p>
              </table:table-cell>
              <table:table-cell office:value-type="float" office:value="77.5129375">
                <text:p>77.5129375</text:p>
              </table:table-cell>
              <table:table-cell office:value-type="float" office:value="77.4449375">
                <text:p>77.44493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7.5875625">
                <text:p>77.5875625</text:p>
              </table:table-cell>
              <table:table-cell office:value-type="float" office:value="77.47725">
                <text:p>77.47725</text:p>
              </table:table-cell>
              <table:table-cell office:value-type="float" office:value="77.446875">
                <text:p>77.4468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7.5968125">
                <text:p>77.5968125</text:p>
              </table:table-cell>
              <table:table-cell office:value-type="float" office:value="77.487875">
                <text:p>77.487875</text:p>
              </table:table-cell>
              <table:table-cell office:value-type="float" office:value="77.4356875">
                <text:p>77.43568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7.5585">
                <text:p>77.5585</text:p>
              </table:table-cell>
              <table:table-cell office:value-type="float" office:value="77.49975">
                <text:p>77.49975</text:p>
              </table:table-cell>
              <table:table-cell office:value-type="float" office:value="77.434375">
                <text:p>77.43437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7.5783125">
                <text:p>77.5783125</text:p>
              </table:table-cell>
              <table:table-cell office:value-type="float" office:value="77.4845625">
                <text:p>77.4845625</text:p>
              </table:table-cell>
              <table:table-cell office:value-type="float" office:value="77.4541875">
                <text:p>77.45418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7.59025">
                <text:p>77.59025</text:p>
              </table:table-cell>
              <table:table-cell office:value-type="float" office:value="77.495125">
                <text:p>77.495125</text:p>
              </table:table-cell>
              <table:table-cell office:value-type="float" office:value="77.4356875">
                <text:p>77.43568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7.5849375">
                <text:p>77.5849375</text:p>
              </table:table-cell>
              <table:table-cell office:value-type="float" office:value="77.478625">
                <text:p>77.478625</text:p>
              </table:table-cell>
              <table:table-cell office:value-type="float" office:value="77.4614375">
                <text:p>77.46143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7.5955">
                <text:p>77.5955</text:p>
              </table:table-cell>
              <table:table-cell office:value-type="float" office:value="77.4845625">
                <text:p>77.4845625</text:p>
              </table:table-cell>
              <table:table-cell office:value-type="float" office:value="77.4356875">
                <text:p>77.43568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7.6100625">
                <text:p>77.6100625</text:p>
              </table:table-cell>
              <table:table-cell office:value-type="float" office:value="77.4885">
                <text:p>77.4885</text:p>
              </table:table-cell>
              <table:table-cell office:value-type="float" office:value="77.425125">
                <text:p>77.4251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7.6008125">
                <text:p>77.6008125</text:p>
              </table:table-cell>
              <table:table-cell office:value-type="float" office:value="77.5010625">
                <text:p>77.5010625</text:p>
              </table:table-cell>
              <table:table-cell office:value-type="float" office:value="77.44225">
                <text:p>77.442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7.5849375">
                <text:p>77.5849375</text:p>
              </table:table-cell>
              <table:table-cell office:value-type="float" office:value="77.483875">
                <text:p>77.483875</text:p>
              </table:table-cell>
              <table:table-cell office:value-type="float" office:value="77.46075">
                <text:p>77.460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7.5895625">
                <text:p>77.5895625</text:p>
              </table:table-cell>
              <table:table-cell office:value-type="float" office:value="77.476625">
                <text:p>77.476625</text:p>
              </table:table-cell>
              <table:table-cell office:value-type="float" office:value="77.4290625">
                <text:p>77.42906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7.5961875">
                <text:p>77.5961875</text:p>
              </table:table-cell>
              <table:table-cell office:value-type="float" office:value="77.5030625">
                <text:p>77.5030625</text:p>
              </table:table-cell>
              <table:table-cell office:value-type="float" office:value="77.435">
                <text:p>77.43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7.581">
                <text:p>77.581</text:p>
              </table:table-cell>
              <table:table-cell office:value-type="float" office:value="77.500375">
                <text:p>77.500375</text:p>
              </table:table-cell>
              <table:table-cell office:value-type="float" office:value="77.42575">
                <text:p>77.425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7.583625">
                <text:p>77.583625</text:p>
              </table:table-cell>
              <table:table-cell office:value-type="float" office:value="77.4924375">
                <text:p>77.4924375</text:p>
              </table:table-cell>
              <table:table-cell office:value-type="float" office:value="77.4151875">
                <text:p>77.41518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7.58425">
                <text:p>77.58425</text:p>
              </table:table-cell>
              <table:table-cell office:value-type="float" office:value="77.4660625">
                <text:p>77.4660625</text:p>
              </table:table-cell>
              <table:table-cell office:value-type="float" office:value="77.44625">
                <text:p>77.446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7.5658125">
                <text:p>77.5658125</text:p>
              </table:table-cell>
              <table:table-cell office:value-type="float" office:value="77.49775">
                <text:p>77.49775</text:p>
              </table:table-cell>
              <table:table-cell office:value-type="float" office:value="77.4429375">
                <text:p>77.442937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7.59025">
                <text:p>77.59025</text:p>
              </table:table-cell>
              <table:table-cell office:value-type="float" office:value="77.47925">
                <text:p>77.47925</text:p>
              </table:table-cell>
              <table:table-cell office:value-type="float" office:value="77.439">
                <text:p>77.43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7.581625">
                <text:p>77.581625</text:p>
              </table:table-cell>
              <table:table-cell office:value-type="float" office:value="77.4851875">
                <text:p>77.4851875</text:p>
              </table:table-cell>
              <table:table-cell office:value-type="float" office:value="77.4435625">
                <text:p>77.44356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7.59025">
                <text:p>77.59025</text:p>
              </table:table-cell>
              <table:table-cell office:value-type="float" office:value="77.47725">
                <text:p>77.47725</text:p>
              </table:table-cell>
              <table:table-cell office:value-type="float" office:value="77.4535">
                <text:p>77.453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7.579625">
                <text:p>77.579625</text:p>
              </table:table-cell>
              <table:table-cell office:value-type="float" office:value="77.4799375">
                <text:p>77.4799375</text:p>
              </table:table-cell>
              <table:table-cell office:value-type="float" office:value="77.4171875">
                <text:p>77.41718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7.57175">
                <text:p>77.57175</text:p>
              </table:table-cell>
              <table:table-cell office:value-type="float" office:value="77.5036875">
                <text:p>77.5036875</text:p>
              </table:table-cell>
              <table:table-cell office:value-type="float" office:value="77.44225">
                <text:p>77.442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7.5736875">
                <text:p>77.5736875</text:p>
              </table:table-cell>
              <table:table-cell office:value-type="float" office:value="77.502375">
                <text:p>77.502375</text:p>
              </table:table-cell>
              <table:table-cell office:value-type="float" office:value="77.4429375">
                <text:p>77.44293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7.565125">
                <text:p>77.565125</text:p>
              </table:table-cell>
              <table:table-cell office:value-type="float" office:value="77.4845625">
                <text:p>77.4845625</text:p>
              </table:table-cell>
              <table:table-cell office:value-type="float" office:value="77.430375">
                <text:p>77.43037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7.5571875">
                <text:p>77.5571875</text:p>
              </table:table-cell>
              <table:table-cell office:value-type="float" office:value="77.5083125">
                <text:p>77.5083125</text:p>
              </table:table-cell>
              <table:table-cell office:value-type="float" office:value="77.4290625">
                <text:p>77.42906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7.579">
                <text:p>77.579</text:p>
              </table:table-cell>
              <table:table-cell office:value-type="float" office:value="77.4851875">
                <text:p>77.4851875</text:p>
              </table:table-cell>
              <table:table-cell office:value-type="float" office:value="77.432375">
                <text:p>77.4323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7.5684375">
                <text:p>77.5684375</text:p>
              </table:table-cell>
              <table:table-cell office:value-type="float" office:value="77.4759375">
                <text:p>77.4759375</text:p>
              </table:table-cell>
              <table:table-cell office:value-type="float" office:value="77.4475625">
                <text:p>77.44756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7.49775">
                <text:p>77.49775</text:p>
              </table:table-cell>
              <table:table-cell office:value-type="float" office:value="77.4924375">
                <text:p>77.4924375</text:p>
              </table:table-cell>
              <table:table-cell office:value-type="float" office:value="77.4403125">
                <text:p>77.44031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7.583625">
                <text:p>77.583625</text:p>
              </table:table-cell>
              <table:table-cell office:value-type="float" office:value="77.4984375">
                <text:p>77.4984375</text:p>
              </table:table-cell>
              <table:table-cell office:value-type="float" office:value="77.44225">
                <text:p>77.4422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7.5829375">
                <text:p>77.5829375</text:p>
              </table:table-cell>
              <table:table-cell office:value-type="float" office:value="77.500375">
                <text:p>77.500375</text:p>
              </table:table-cell>
              <table:table-cell office:value-type="float" office:value="77.4336875">
                <text:p>77.43368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7.5690625">
                <text:p>77.5690625</text:p>
              </table:table-cell>
              <table:table-cell office:value-type="float" office:value="77.474625">
                <text:p>77.474625</text:p>
              </table:table-cell>
              <table:table-cell office:value-type="float" office:value="77.4521875">
                <text:p>77.45218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7.58625">
                <text:p>77.58625</text:p>
              </table:table-cell>
              <table:table-cell office:value-type="float" office:value="77.509">
                <text:p>77.509</text:p>
              </table:table-cell>
              <table:table-cell office:value-type="float" office:value="77.4535">
                <text:p>77.453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7.5823125">
                <text:p>77.5823125</text:p>
              </table:table-cell>
              <table:table-cell office:value-type="float" office:value="77.474">
                <text:p>77.474</text:p>
              </table:table-cell>
              <table:table-cell office:value-type="float" office:value="77.4383125">
                <text:p>77.43831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7.58625">
                <text:p>77.58625</text:p>
              </table:table-cell>
              <table:table-cell office:value-type="float" office:value="77.505">
                <text:p>77.505</text:p>
              </table:table-cell>
              <table:table-cell office:value-type="float" office:value="77.4363125">
                <text:p>77.43631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7.5975">
                <text:p>77.5975</text:p>
              </table:table-cell>
              <table:table-cell office:value-type="float" office:value="77.4898125">
                <text:p>77.4898125</text:p>
              </table:table-cell>
              <table:table-cell office:value-type="float" office:value="77.4429375">
                <text:p>77.442937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7.6086875">
                <text:p>77.6086875</text:p>
              </table:table-cell>
              <table:table-cell office:value-type="float" office:value="77.51425">
                <text:p>77.51425</text:p>
              </table:table-cell>
              <table:table-cell office:value-type="float" office:value="77.437">
                <text:p>77.43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7.6100625">
                <text:p>77.6100625</text:p>
              </table:table-cell>
              <table:table-cell office:value-type="float" office:value="77.4713125">
                <text:p>77.4713125</text:p>
              </table:table-cell>
              <table:table-cell office:value-type="float" office:value="77.435">
                <text:p>77.43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7.6034375">
                <text:p>77.6034375</text:p>
              </table:table-cell>
              <table:table-cell office:value-type="float" office:value="77.4944375">
                <text:p>77.4944375</text:p>
              </table:table-cell>
              <table:table-cell office:value-type="float" office:value="77.44625">
                <text:p>77.446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7.5961875">
                <text:p>77.5961875</text:p>
              </table:table-cell>
              <table:table-cell office:value-type="float" office:value="77.48325">
                <text:p>77.48325</text:p>
              </table:table-cell>
              <table:table-cell office:value-type="float" office:value="77.4548125">
                <text:p>77.45481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7.5975">
                <text:p>77.5975</text:p>
              </table:table-cell>
              <table:table-cell office:value-type="float" office:value="77.5030625">
                <text:p>77.5030625</text:p>
              </table:table-cell>
              <table:table-cell office:value-type="float" office:value="77.456125">
                <text:p>77.4561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7.6271875">
                <text:p>77.6271875</text:p>
              </table:table-cell>
              <table:table-cell office:value-type="float" office:value="77.5195625">
                <text:p>77.5195625</text:p>
              </table:table-cell>
              <table:table-cell office:value-type="float" office:value="77.4356875">
                <text:p>77.435687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7.60675">
                <text:p>77.60675</text:p>
              </table:table-cell>
              <table:table-cell office:value-type="float" office:value="77.46475">
                <text:p>77.46475</text:p>
              </table:table-cell>
              <table:table-cell office:value-type="float" office:value="77.4481875">
                <text:p>77.44818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7.607375">
                <text:p>77.607375</text:p>
              </table:table-cell>
              <table:table-cell office:value-type="float" office:value="77.5288125">
                <text:p>77.5288125</text:p>
              </table:table-cell>
              <table:table-cell office:value-type="float" office:value="77.430375">
                <text:p>77.4303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7.5955">
                <text:p>77.5955</text:p>
              </table:table-cell>
              <table:table-cell office:value-type="float" office:value="77.478625">
                <text:p>77.478625</text:p>
              </table:table-cell>
              <table:table-cell office:value-type="float" office:value="77.4290625">
                <text:p>77.42906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7.58425">
                <text:p>77.58425</text:p>
              </table:table-cell>
              <table:table-cell office:value-type="float" office:value="77.48325">
                <text:p>77.48325</text:p>
              </table:table-cell>
              <table:table-cell office:value-type="float" office:value="77.4521875">
                <text:p>77.452187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7.598125">
                <text:p>77.598125</text:p>
              </table:table-cell>
              <table:table-cell office:value-type="float" office:value="77.4825625">
                <text:p>77.4825625</text:p>
              </table:table-cell>
              <table:table-cell office:value-type="float" office:value="77.4336875">
                <text:p>77.43368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7.5941875">
                <text:p>77.5941875</text:p>
              </table:table-cell>
              <table:table-cell office:value-type="float" office:value="77.46275">
                <text:p>77.46275</text:p>
              </table:table-cell>
              <table:table-cell office:value-type="float" office:value="77.4409375">
                <text:p>77.44093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7.6106875">
                <text:p>77.6106875</text:p>
              </table:table-cell>
              <table:table-cell office:value-type="float" office:value="77.491125">
                <text:p>77.491125</text:p>
              </table:table-cell>
              <table:table-cell office:value-type="float" office:value="77.4435625">
                <text:p>77.44356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7.6476875">
                <text:p>77.6476875</text:p>
              </table:table-cell>
              <table:table-cell office:value-type="float" office:value="77.4885">
                <text:p>77.4885</text:p>
              </table:table-cell>
              <table:table-cell office:value-type="float" office:value="77.44225">
                <text:p>77.442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7.6086875">
                <text:p>77.6086875</text:p>
              </table:table-cell>
              <table:table-cell office:value-type="float" office:value="77.4924375">
                <text:p>77.4924375</text:p>
              </table:table-cell>
              <table:table-cell office:value-type="float" office:value="77.4495625">
                <text:p>77.44956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7.6311875">
                <text:p>77.6311875</text:p>
              </table:table-cell>
              <table:table-cell office:value-type="float" office:value="77.500375">
                <text:p>77.500375</text:p>
              </table:table-cell>
              <table:table-cell office:value-type="float" office:value="77.4449375">
                <text:p>77.444937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7.62525">
                <text:p>77.62525</text:p>
              </table:table-cell>
              <table:table-cell office:value-type="float" office:value="77.476625">
                <text:p>77.476625</text:p>
              </table:table-cell>
              <table:table-cell office:value-type="float" office:value="77.4039375">
                <text:p>77.40393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7.625875">
                <text:p>77.625875</text:p>
              </table:table-cell>
              <table:table-cell office:value-type="float" office:value="77.5149375">
                <text:p>77.5149375</text:p>
              </table:table-cell>
              <table:table-cell office:value-type="float" office:value="77.428375">
                <text:p>77.4283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7.63775">
                <text:p>77.63775</text:p>
              </table:table-cell>
              <table:table-cell office:value-type="float" office:value="77.4938125">
                <text:p>77.4938125</text:p>
              </table:table-cell>
              <table:table-cell office:value-type="float" office:value="77.4316875">
                <text:p>77.431687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7.639125">
                <text:p>77.639125</text:p>
              </table:table-cell>
              <table:table-cell office:value-type="float" office:value="77.4898125">
                <text:p>77.4898125</text:p>
              </table:table-cell>
              <table:table-cell office:value-type="float" office:value="77.4521875">
                <text:p>77.45218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7.639125">
                <text:p>77.639125</text:p>
              </table:table-cell>
              <table:table-cell office:value-type="float" office:value="77.4871875">
                <text:p>77.4871875</text:p>
              </table:table-cell>
              <table:table-cell office:value-type="float" office:value="77.4501875">
                <text:p>77.450187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7.6225625">
                <text:p>77.6225625</text:p>
              </table:table-cell>
              <table:table-cell office:value-type="float" office:value="77.4885">
                <text:p>77.4885</text:p>
              </table:table-cell>
              <table:table-cell office:value-type="float" office:value="77.4845625">
                <text:p>77.48456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7.5756875">
                <text:p>77.5756875</text:p>
              </table:table-cell>
              <table:table-cell office:value-type="float" office:value="77.511625">
                <text:p>77.511625</text:p>
              </table:table-cell>
              <table:table-cell office:value-type="float" office:value="77.437625">
                <text:p>77.4376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7.579625">
                <text:p>77.579625</text:p>
              </table:table-cell>
              <table:table-cell office:value-type="float" office:value="77.5103125">
                <text:p>77.5103125</text:p>
              </table:table-cell>
              <table:table-cell office:value-type="float" office:value="77.4475625">
                <text:p>77.44756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7.5756875">
                <text:p>77.5756875</text:p>
              </table:table-cell>
              <table:table-cell office:value-type="float" office:value="77.4898125">
                <text:p>77.4898125</text:p>
              </table:table-cell>
              <table:table-cell office:value-type="float" office:value="77.4555">
                <text:p>77.455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7.6529375">
                <text:p>77.6529375</text:p>
              </table:table-cell>
              <table:table-cell office:value-type="float" office:value="77.472">
                <text:p>77.472</text:p>
              </table:table-cell>
              <table:table-cell office:value-type="float" office:value="77.4356875">
                <text:p>77.43568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7.581625">
                <text:p>77.581625</text:p>
              </table:table-cell>
              <table:table-cell office:value-type="float" office:value="77.500375">
                <text:p>77.500375</text:p>
              </table:table-cell>
              <table:table-cell office:value-type="float" office:value="77.4435625">
                <text:p>77.44356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7.583625">
                <text:p>77.583625</text:p>
              </table:table-cell>
              <table:table-cell office:value-type="float" office:value="77.4660625">
                <text:p>77.4660625</text:p>
              </table:table-cell>
              <table:table-cell office:value-type="float" office:value="77.421125">
                <text:p>77.4211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7.572375">
                <text:p>77.572375</text:p>
              </table:table-cell>
              <table:table-cell office:value-type="float" office:value="77.5109375">
                <text:p>77.5109375</text:p>
              </table:table-cell>
              <table:table-cell office:value-type="float" office:value="77.42975">
                <text:p>77.429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7.5730625">
                <text:p>77.5730625</text:p>
              </table:table-cell>
              <table:table-cell office:value-type="float" office:value="77.5201875">
                <text:p>77.5201875</text:p>
              </table:table-cell>
              <table:table-cell office:value-type="float" office:value="77.446875">
                <text:p>77.44687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7.5736875">
                <text:p>77.5736875</text:p>
              </table:table-cell>
              <table:table-cell office:value-type="float" office:value="77.4871875">
                <text:p>77.4871875</text:p>
              </table:table-cell>
              <table:table-cell office:value-type="float" office:value="77.4178125">
                <text:p>77.417812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7.579625">
                <text:p>77.579625</text:p>
              </table:table-cell>
              <table:table-cell office:value-type="float" office:value="77.4990625">
                <text:p>77.4990625</text:p>
              </table:table-cell>
              <table:table-cell office:value-type="float" office:value="77.4515">
                <text:p>77.451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7.5869375">
                <text:p>77.5869375</text:p>
              </table:table-cell>
              <table:table-cell office:value-type="float" office:value="77.4620625">
                <text:p>77.4620625</text:p>
              </table:table-cell>
              <table:table-cell office:value-type="float" office:value="77.441625">
                <text:p>77.4416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7.588875">
                <text:p>77.588875</text:p>
              </table:table-cell>
              <table:table-cell office:value-type="float" office:value="77.483875">
                <text:p>77.483875</text:p>
              </table:table-cell>
              <table:table-cell office:value-type="float" office:value="77.44225">
                <text:p>77.442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7.5803125">
                <text:p>77.5803125</text:p>
              </table:table-cell>
              <table:table-cell office:value-type="float" office:value="77.476625">
                <text:p>77.476625</text:p>
              </table:table-cell>
              <table:table-cell office:value-type="float" office:value="77.439">
                <text:p>77.43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7.58625">
                <text:p>77.58625</text:p>
              </table:table-cell>
              <table:table-cell office:value-type="float" office:value="77.4871875">
                <text:p>77.4871875</text:p>
              </table:table-cell>
              <table:table-cell office:value-type="float" office:value="77.472625">
                <text:p>77.47262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7.570375">
                <text:p>77.570375</text:p>
              </table:table-cell>
              <table:table-cell office:value-type="float" office:value="77.4753125">
                <text:p>77.4753125</text:p>
              </table:table-cell>
              <table:table-cell office:value-type="float" office:value="77.4310625">
                <text:p>77.431062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7.542">
                <text:p>77.542</text:p>
              </table:table-cell>
              <table:table-cell office:value-type="float" office:value="77.47925">
                <text:p>77.47925</text:p>
              </table:table-cell>
              <table:table-cell office:value-type="float" office:value="77.446875">
                <text:p>77.4468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7.553875">
                <text:p>77.553875</text:p>
              </table:table-cell>
              <table:table-cell office:value-type="float" office:value="77.4825625">
                <text:p>77.4825625</text:p>
              </table:table-cell>
              <table:table-cell office:value-type="float" office:value="77.465375">
                <text:p>77.4653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7.5736875">
                <text:p>77.5736875</text:p>
              </table:table-cell>
              <table:table-cell office:value-type="float" office:value="77.469375">
                <text:p>77.469375</text:p>
              </table:table-cell>
              <table:table-cell office:value-type="float" office:value="77.435">
                <text:p>77.43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.5453125">
                <text:p>77.5453125</text:p>
              </table:table-cell>
              <table:table-cell office:value-type="float" office:value="77.4666875">
                <text:p>77.4666875</text:p>
              </table:table-cell>
              <table:table-cell office:value-type="float" office:value="77.456125">
                <text:p>77.4561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.5433125">
                <text:p>77.5433125</text:p>
              </table:table-cell>
              <table:table-cell office:value-type="float" office:value="77.4885">
                <text:p>77.4885</text:p>
              </table:table-cell>
              <table:table-cell office:value-type="float" office:value="77.4363125">
                <text:p>77.43631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.546625">
                <text:p>77.546625</text:p>
              </table:table-cell>
              <table:table-cell office:value-type="float" office:value="77.4944375">
                <text:p>77.4944375</text:p>
              </table:table-cell>
              <table:table-cell office:value-type="float" office:value="77.448875">
                <text:p>77.4488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.5030625">
                <text:p>77.5030625</text:p>
              </table:table-cell>
              <table:table-cell office:value-type="float" office:value="77.472">
                <text:p>77.472</text:p>
              </table:table-cell>
              <table:table-cell office:value-type="float" office:value="77.4455625">
                <text:p>77.445562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.5175625">
                <text:p>77.5175625</text:p>
              </table:table-cell>
              <table:table-cell office:value-type="float" office:value="77.4984375">
                <text:p>77.4984375</text:p>
              </table:table-cell>
              <table:table-cell office:value-type="float" office:value="77.4383125">
                <text:p>77.43831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7.5545625">
                <text:p>77.5545625</text:p>
              </table:table-cell>
              <table:table-cell office:value-type="float" office:value="77.4713125">
                <text:p>77.4713125</text:p>
              </table:table-cell>
              <table:table-cell office:value-type="float" office:value="77.4475625">
                <text:p>77.44756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7.5591875">
                <text:p>77.5591875</text:p>
              </table:table-cell>
              <table:table-cell office:value-type="float" office:value="77.4891875">
                <text:p>77.4891875</text:p>
              </table:table-cell>
              <table:table-cell office:value-type="float" office:value="77.4481875">
                <text:p>77.448187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7.625875">
                <text:p>77.625875</text:p>
              </table:table-cell>
              <table:table-cell office:value-type="float" office:value="77.472625">
                <text:p>77.472625</text:p>
              </table:table-cell>
              <table:table-cell office:value-type="float" office:value="77.42775">
                <text:p>77.427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7.528125">
                <text:p>77.528125</text:p>
              </table:table-cell>
              <table:table-cell office:value-type="float" office:value="77.4409375">
                <text:p>77.4409375</text:p>
              </table:table-cell>
              <table:table-cell office:value-type="float" office:value="77.4555">
                <text:p>77.455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7.54">
                <text:p>77.54</text:p>
              </table:table-cell>
              <table:table-cell office:value-type="float" office:value="77.4905">
                <text:p>77.4905</text:p>
              </table:table-cell>
              <table:table-cell office:value-type="float" office:value="77.4574375">
                <text:p>77.45743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7.548625">
                <text:p>77.548625</text:p>
              </table:table-cell>
              <table:table-cell office:value-type="float" office:value="77.509">
                <text:p>77.509</text:p>
              </table:table-cell>
              <table:table-cell office:value-type="float" office:value="77.44225">
                <text:p>77.4422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7.5433125">
                <text:p>77.5433125</text:p>
              </table:table-cell>
              <table:table-cell office:value-type="float" office:value="77.4891875">
                <text:p>77.4891875</text:p>
              </table:table-cell>
              <table:table-cell office:value-type="float" office:value="77.44225">
                <text:p>77.4422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7.544">
                <text:p>77.544</text:p>
              </table:table-cell>
              <table:table-cell office:value-type="float" office:value="77.4885">
                <text:p>77.4885</text:p>
              </table:table-cell>
              <table:table-cell office:value-type="float" office:value="77.4218125">
                <text:p>77.42181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7.53275">
                <text:p>77.53275</text:p>
              </table:table-cell>
              <table:table-cell office:value-type="float" office:value="77.4779375">
                <text:p>77.4779375</text:p>
              </table:table-cell>
              <table:table-cell office:value-type="float" office:value="77.4481875">
                <text:p>77.448187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7.537375">
                <text:p>77.537375</text:p>
              </table:table-cell>
              <table:table-cell office:value-type="float" office:value="77.513625">
                <text:p>77.513625</text:p>
              </table:table-cell>
              <table:table-cell office:value-type="float" office:value="77.4383125">
                <text:p>77.43831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7.54">
                <text:p>77.54</text:p>
              </table:table-cell>
              <table:table-cell office:value-type="float" office:value="77.5123125">
                <text:p>77.5123125</text:p>
              </table:table-cell>
              <table:table-cell office:value-type="float" office:value="77.4455625">
                <text:p>77.445562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7.5288125">
                <text:p>77.5288125</text:p>
              </table:table-cell>
              <table:table-cell office:value-type="float" office:value="77.491125">
                <text:p>77.491125</text:p>
              </table:table-cell>
              <table:table-cell office:value-type="float" office:value="77.460125">
                <text:p>77.4601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7.526125">
                <text:p>77.526125</text:p>
              </table:table-cell>
              <table:table-cell office:value-type="float" office:value="77.48325">
                <text:p>77.48325</text:p>
              </table:table-cell>
              <table:table-cell office:value-type="float" office:value="77.4409375">
                <text:p>77.44093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7.5340625">
                <text:p>77.5340625</text:p>
              </table:table-cell>
              <table:table-cell office:value-type="float" office:value="77.472625">
                <text:p>77.472625</text:p>
              </table:table-cell>
              <table:table-cell office:value-type="float" office:value="77.4475625">
                <text:p>77.44756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7.5525625">
                <text:p>77.5525625</text:p>
              </table:table-cell>
              <table:table-cell office:value-type="float" office:value="77.4620625">
                <text:p>77.4620625</text:p>
              </table:table-cell>
              <table:table-cell office:value-type="float" office:value="77.4336875">
                <text:p>77.433687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7.5479375">
                <text:p>77.5479375</text:p>
              </table:table-cell>
              <table:table-cell office:value-type="float" office:value="77.4990625">
                <text:p>77.4990625</text:p>
              </table:table-cell>
              <table:table-cell office:value-type="float" office:value="77.4666875">
                <text:p>77.466687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7.5433125">
                <text:p>77.5433125</text:p>
              </table:table-cell>
              <table:table-cell office:value-type="float" office:value="77.4753125">
                <text:p>77.4753125</text:p>
              </table:table-cell>
              <table:table-cell office:value-type="float" office:value="77.434375">
                <text:p>77.43437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7.5598125">
                <text:p>77.5598125</text:p>
              </table:table-cell>
              <table:table-cell office:value-type="float" office:value="77.4594375">
                <text:p>77.4594375</text:p>
              </table:table-cell>
              <table:table-cell office:value-type="float" office:value="77.4310625">
                <text:p>77.431062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7.5611875">
                <text:p>77.5611875</text:p>
              </table:table-cell>
              <table:table-cell office:value-type="float" office:value="77.511625">
                <text:p>77.511625</text:p>
              </table:table-cell>
              <table:table-cell office:value-type="float" office:value="77.448875">
                <text:p>77.4488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7.5611875">
                <text:p>77.5611875</text:p>
              </table:table-cell>
              <table:table-cell office:value-type="float" office:value="77.5175625">
                <text:p>77.5175625</text:p>
              </table:table-cell>
              <table:table-cell office:value-type="float" office:value="77.450875">
                <text:p>77.45087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7.5605">
                <text:p>77.5605</text:p>
              </table:table-cell>
              <table:table-cell office:value-type="float" office:value="77.49575">
                <text:p>77.49575</text:p>
              </table:table-cell>
              <table:table-cell office:value-type="float" office:value="77.4535">
                <text:p>77.453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7.5611875">
                <text:p>77.5611875</text:p>
              </table:table-cell>
              <table:table-cell office:value-type="float" office:value="77.483875">
                <text:p>77.483875</text:p>
              </table:table-cell>
              <table:table-cell office:value-type="float" office:value="77.4383125">
                <text:p>77.43831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7.5829375">
                <text:p>77.5829375</text:p>
              </table:table-cell>
              <table:table-cell office:value-type="float" office:value="77.4905">
                <text:p>77.4905</text:p>
              </table:table-cell>
              <table:table-cell office:value-type="float" office:value="77.434375">
                <text:p>77.43437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7.5875625">
                <text:p>77.5875625</text:p>
              </table:table-cell>
              <table:table-cell office:value-type="float" office:value="77.4851875">
                <text:p>77.4851875</text:p>
              </table:table-cell>
              <table:table-cell office:value-type="float" office:value="77.4145">
                <text:p>77.414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7.5915625">
                <text:p>77.5915625</text:p>
              </table:table-cell>
              <table:table-cell office:value-type="float" office:value="77.5123125">
                <text:p>77.5123125</text:p>
              </table:table-cell>
              <table:table-cell office:value-type="float" office:value="77.439625">
                <text:p>77.4396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7.590875">
                <text:p>77.590875</text:p>
              </table:table-cell>
              <table:table-cell office:value-type="float" office:value="77.5109375">
                <text:p>77.5109375</text:p>
              </table:table-cell>
              <table:table-cell office:value-type="float" office:value="77.441625">
                <text:p>77.4416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7.590875">
                <text:p>77.590875</text:p>
              </table:table-cell>
              <table:table-cell office:value-type="float" office:value="77.4984375">
                <text:p>77.4984375</text:p>
              </table:table-cell>
              <table:table-cell office:value-type="float" office:value="77.4481875">
                <text:p>77.448187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7.576375">
                <text:p>77.576375</text:p>
              </table:table-cell>
              <table:table-cell office:value-type="float" office:value="77.522875">
                <text:p>77.522875</text:p>
              </table:table-cell>
              <table:table-cell office:value-type="float" office:value="77.4356875">
                <text:p>77.43568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7.5823125">
                <text:p>77.5823125</text:p>
              </table:table-cell>
              <table:table-cell office:value-type="float" office:value="77.485875">
                <text:p>77.485875</text:p>
              </table:table-cell>
              <table:table-cell office:value-type="float" office:value="77.46075">
                <text:p>77.4607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7.5935">
                <text:p>77.5935</text:p>
              </table:table-cell>
              <table:table-cell office:value-type="float" office:value="77.4429375">
                <text:p>77.4429375</text:p>
              </table:table-cell>
              <table:table-cell office:value-type="float" office:value="77.4640625">
                <text:p>77.464062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7.5684375">
                <text:p>77.5684375</text:p>
              </table:table-cell>
              <table:table-cell office:value-type="float" office:value="77.465375">
                <text:p>77.465375</text:p>
              </table:table-cell>
              <table:table-cell office:value-type="float" office:value="77.435">
                <text:p>77.43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7.583625">
                <text:p>77.583625</text:p>
              </table:table-cell>
              <table:table-cell office:value-type="float" office:value="77.4938125">
                <text:p>77.4938125</text:p>
              </table:table-cell>
              <table:table-cell office:value-type="float" office:value="77.437625">
                <text:p>77.4376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7.57175">
                <text:p>77.57175</text:p>
              </table:table-cell>
              <table:table-cell office:value-type="float" office:value="77.4825625">
                <text:p>77.4825625</text:p>
              </table:table-cell>
              <table:table-cell office:value-type="float" office:value="77.4515">
                <text:p>77.451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7.5915625">
                <text:p>77.5915625</text:p>
              </table:table-cell>
              <table:table-cell office:value-type="float" office:value="77.472">
                <text:p>77.472</text:p>
              </table:table-cell>
              <table:table-cell office:value-type="float" office:value="77.4290625">
                <text:p>77.429062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7.5783125">
                <text:p>77.5783125</text:p>
              </table:table-cell>
              <table:table-cell office:value-type="float" office:value="77.4865">
                <text:p>77.4865</text:p>
              </table:table-cell>
              <table:table-cell office:value-type="float" office:value="77.460125">
                <text:p>77.4601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7.5730625">
                <text:p>77.5730625</text:p>
              </table:table-cell>
              <table:table-cell office:value-type="float" office:value="77.48325">
                <text:p>77.48325</text:p>
              </table:table-cell>
              <table:table-cell office:value-type="float" office:value="77.44625">
                <text:p>77.446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7.5638125">
                <text:p>77.5638125</text:p>
              </table:table-cell>
              <table:table-cell office:value-type="float" office:value="77.4825625">
                <text:p>77.4825625</text:p>
              </table:table-cell>
              <table:table-cell office:value-type="float" office:value="77.434375">
                <text:p>77.43437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7.5730625">
                <text:p>77.5730625</text:p>
              </table:table-cell>
              <table:table-cell office:value-type="float" office:value="77.48325">
                <text:p>77.48325</text:p>
              </table:table-cell>
              <table:table-cell office:value-type="float" office:value="77.46075">
                <text:p>77.4607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7.581">
                <text:p>77.581</text:p>
              </table:table-cell>
              <table:table-cell office:value-type="float" office:value="77.507">
                <text:p>77.507</text:p>
              </table:table-cell>
              <table:table-cell office:value-type="float" office:value="77.4475625">
                <text:p>77.447562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7.5736875">
                <text:p>77.5736875</text:p>
              </table:table-cell>
              <table:table-cell office:value-type="float" office:value="77.4713125">
                <text:p>77.4713125</text:p>
              </table:table-cell>
              <table:table-cell office:value-type="float" office:value="77.4171875">
                <text:p>77.41718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7.5591875">
                <text:p>77.5591875</text:p>
              </table:table-cell>
              <table:table-cell office:value-type="float" office:value="77.4885">
                <text:p>77.4885</text:p>
              </table:table-cell>
              <table:table-cell office:value-type="float" office:value="77.437625">
                <text:p>77.4376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7.5129375">
                <text:p>77.5129375</text:p>
              </table:table-cell>
              <table:table-cell office:value-type="float" office:value="77.4898125">
                <text:p>77.4898125</text:p>
              </table:table-cell>
              <table:table-cell office:value-type="float" office:value="77.4515">
                <text:p>77.451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7.574375">
                <text:p>77.574375</text:p>
              </table:table-cell>
              <table:table-cell office:value-type="float" office:value="77.491125">
                <text:p>77.491125</text:p>
              </table:table-cell>
              <table:table-cell office:value-type="float" office:value="77.4660625">
                <text:p>77.466062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7.583625">
                <text:p>77.583625</text:p>
              </table:table-cell>
              <table:table-cell office:value-type="float" office:value="77.487875">
                <text:p>77.487875</text:p>
              </table:table-cell>
              <table:table-cell office:value-type="float" office:value="77.4475625">
                <text:p>77.44756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7.58825">
                <text:p>77.58825</text:p>
              </table:table-cell>
              <table:table-cell office:value-type="float" office:value="77.485875">
                <text:p>77.485875</text:p>
              </table:table-cell>
              <table:table-cell office:value-type="float" office:value="77.4634375">
                <text:p>77.463437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7.5611875">
                <text:p>77.5611875</text:p>
              </table:table-cell>
              <table:table-cell office:value-type="float" office:value="77.474">
                <text:p>77.474</text:p>
              </table:table-cell>
              <table:table-cell office:value-type="float" office:value="77.4224375">
                <text:p>77.42243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7.5710625">
                <text:p>77.5710625</text:p>
              </table:table-cell>
              <table:table-cell office:value-type="float" office:value="77.4938125">
                <text:p>77.4938125</text:p>
              </table:table-cell>
              <table:table-cell office:value-type="float" office:value="77.42775">
                <text:p>77.427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7.583625">
                <text:p>77.583625</text:p>
              </table:table-cell>
              <table:table-cell office:value-type="float" office:value="77.5149375">
                <text:p>77.5149375</text:p>
              </table:table-cell>
              <table:table-cell office:value-type="float" office:value="77.4429375">
                <text:p>77.442937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7.5823125">
                <text:p>77.5823125</text:p>
              </table:table-cell>
              <table:table-cell office:value-type="float" office:value="77.4799375">
                <text:p>77.4799375</text:p>
              </table:table-cell>
              <table:table-cell office:value-type="float" office:value="77.4535">
                <text:p>77.453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7.5611875">
                <text:p>77.5611875</text:p>
              </table:table-cell>
              <table:table-cell office:value-type="float" office:value="77.4825625">
                <text:p>77.4825625</text:p>
              </table:table-cell>
              <table:table-cell office:value-type="float" office:value="77.4363125">
                <text:p>77.436312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7.5690625">
                <text:p>77.5690625</text:p>
              </table:table-cell>
              <table:table-cell office:value-type="float" office:value="77.49575">
                <text:p>77.49575</text:p>
              </table:table-cell>
              <table:table-cell office:value-type="float" office:value="77.434375">
                <text:p>77.43437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7.5551875">
                <text:p>77.5551875</text:p>
              </table:table-cell>
              <table:table-cell office:value-type="float" office:value="77.481875">
                <text:p>77.481875</text:p>
              </table:table-cell>
              <table:table-cell office:value-type="float" office:value="77.4429375">
                <text:p>77.442937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7.581625">
                <text:p>77.581625</text:p>
              </table:table-cell>
              <table:table-cell office:value-type="float" office:value="77.478625">
                <text:p>77.478625</text:p>
              </table:table-cell>
              <table:table-cell office:value-type="float" office:value="77.4455625">
                <text:p>77.44556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7.575">
                <text:p>77.575</text:p>
              </table:table-cell>
              <table:table-cell office:value-type="float" office:value="77.4944375">
                <text:p>77.4944375</text:p>
              </table:table-cell>
              <table:table-cell office:value-type="float" office:value="77.4403125">
                <text:p>77.440312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7.58825">
                <text:p>77.58825</text:p>
              </table:table-cell>
              <table:table-cell office:value-type="float" office:value="77.5010625">
                <text:p>77.5010625</text:p>
              </table:table-cell>
              <table:table-cell office:value-type="float" office:value="77.4363125">
                <text:p>77.43631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7.58625">
                <text:p>77.58625</text:p>
              </table:table-cell>
              <table:table-cell office:value-type="float" office:value="77.5010625">
                <text:p>77.5010625</text:p>
              </table:table-cell>
              <table:table-cell office:value-type="float" office:value="77.448875">
                <text:p>77.44887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7.5869375">
                <text:p>77.5869375</text:p>
              </table:table-cell>
              <table:table-cell office:value-type="float" office:value="77.4938125">
                <text:p>77.4938125</text:p>
              </table:table-cell>
              <table:table-cell office:value-type="float" office:value="77.4501875">
                <text:p>77.450187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7.5875625">
                <text:p>77.5875625</text:p>
              </table:table-cell>
              <table:table-cell office:value-type="float" office:value="77.491125">
                <text:p>77.491125</text:p>
              </table:table-cell>
              <table:table-cell office:value-type="float" office:value="77.4555">
                <text:p>77.455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7.62525">
                <text:p>77.62525</text:p>
              </table:table-cell>
              <table:table-cell office:value-type="float" office:value="77.467375">
                <text:p>77.467375</text:p>
              </table:table-cell>
              <table:table-cell office:value-type="float" office:value="77.4481875">
                <text:p>77.44818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7.6106875">
                <text:p>77.6106875</text:p>
              </table:table-cell>
              <table:table-cell office:value-type="float" office:value="77.504375">
                <text:p>77.504375</text:p>
              </table:table-cell>
              <table:table-cell office:value-type="float" office:value="77.4310625">
                <text:p>77.43106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7.5849375">
                <text:p>77.5849375</text:p>
              </table:table-cell>
              <table:table-cell office:value-type="float" office:value="77.5076875">
                <text:p>77.5076875</text:p>
              </table:table-cell>
              <table:table-cell office:value-type="float" office:value="77.4555">
                <text:p>77.455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7.563125">
                <text:p>77.563125</text:p>
              </table:table-cell>
              <table:table-cell office:value-type="float" office:value="77.513625">
                <text:p>77.513625</text:p>
              </table:table-cell>
              <table:table-cell office:value-type="float" office:value="77.4475625">
                <text:p>77.44756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7.5849375">
                <text:p>77.5849375</text:p>
              </table:table-cell>
              <table:table-cell office:value-type="float" office:value="77.48325">
                <text:p>77.48325</text:p>
              </table:table-cell>
              <table:table-cell office:value-type="float" office:value="77.439625">
                <text:p>77.4396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7.576375">
                <text:p>77.576375</text:p>
              </table:table-cell>
              <table:table-cell office:value-type="float" office:value="77.507">
                <text:p>77.507</text:p>
              </table:table-cell>
              <table:table-cell office:value-type="float" office:value="77.46475">
                <text:p>77.464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7.553875">
                <text:p>77.553875</text:p>
              </table:table-cell>
              <table:table-cell office:value-type="float" office:value="77.476625">
                <text:p>77.476625</text:p>
              </table:table-cell>
              <table:table-cell office:value-type="float" office:value="77.439625">
                <text:p>77.4396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7.55325">
                <text:p>77.55325</text:p>
              </table:table-cell>
              <table:table-cell office:value-type="float" office:value="77.5030625">
                <text:p>77.5030625</text:p>
              </table:table-cell>
              <table:table-cell office:value-type="float" office:value="77.4429375">
                <text:p>77.442937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7.567125">
                <text:p>77.567125</text:p>
              </table:table-cell>
              <table:table-cell office:value-type="float" office:value="77.4666875">
                <text:p>77.4666875</text:p>
              </table:table-cell>
              <table:table-cell office:value-type="float" office:value="77.467375">
                <text:p>77.46737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7.565125">
                <text:p>77.565125</text:p>
              </table:table-cell>
              <table:table-cell office:value-type="float" office:value="77.474">
                <text:p>77.474</text:p>
              </table:table-cell>
              <table:table-cell office:value-type="float" office:value="77.47925">
                <text:p>77.479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7.5915625">
                <text:p>77.5915625</text:p>
              </table:table-cell>
              <table:table-cell office:value-type="float" office:value="77.4898125">
                <text:p>77.4898125</text:p>
              </table:table-cell>
              <table:table-cell office:value-type="float" office:value="77.4475625">
                <text:p>77.447562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7.588875">
                <text:p>77.588875</text:p>
              </table:table-cell>
              <table:table-cell office:value-type="float" office:value="77.4905">
                <text:p>77.4905</text:p>
              </table:table-cell>
              <table:table-cell office:value-type="float" office:value="77.441625">
                <text:p>77.4416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7.5638125">
                <text:p>77.5638125</text:p>
              </table:table-cell>
              <table:table-cell office:value-type="float" office:value="77.46475">
                <text:p>77.46475</text:p>
              </table:table-cell>
              <table:table-cell office:value-type="float" office:value="77.4310625">
                <text:p>77.431062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7.5571875">
                <text:p>77.5571875</text:p>
              </table:table-cell>
              <table:table-cell office:value-type="float" office:value="77.49575">
                <text:p>77.49575</text:p>
              </table:table-cell>
              <table:table-cell office:value-type="float" office:value="77.465375">
                <text:p>77.46537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7.5644375">
                <text:p>77.5644375</text:p>
              </table:table-cell>
              <table:table-cell office:value-type="float" office:value="77.4898125">
                <text:p>77.4898125</text:p>
              </table:table-cell>
              <table:table-cell office:value-type="float" office:value="77.4574375">
                <text:p>77.45743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7.5664375">
                <text:p>77.5664375</text:p>
              </table:table-cell>
              <table:table-cell office:value-type="float" office:value="77.474625">
                <text:p>77.474625</text:p>
              </table:table-cell>
              <table:table-cell office:value-type="float" office:value="77.4185">
                <text:p>77.418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7.5756875">
                <text:p>77.5756875</text:p>
              </table:table-cell>
              <table:table-cell office:value-type="float" office:value="77.47725">
                <text:p>77.47725</text:p>
              </table:table-cell>
              <table:table-cell office:value-type="float" office:value="77.4515">
                <text:p>77.45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7.5803125">
                <text:p>77.5803125</text:p>
              </table:table-cell>
              <table:table-cell office:value-type="float" office:value="77.5169375">
                <text:p>77.5169375</text:p>
              </table:table-cell>
              <table:table-cell office:value-type="float" office:value="77.430375">
                <text:p>77.4303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7.5895625">
                <text:p>77.5895625</text:p>
              </table:table-cell>
              <table:table-cell office:value-type="float" office:value="77.467375">
                <text:p>77.467375</text:p>
              </table:table-cell>
              <table:table-cell office:value-type="float" office:value="77.4363125">
                <text:p>77.436312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7.5453125">
                <text:p>77.5453125</text:p>
              </table:table-cell>
              <table:table-cell office:value-type="float" office:value="77.504375">
                <text:p>77.504375</text:p>
              </table:table-cell>
              <table:table-cell office:value-type="float" office:value="77.4409375">
                <text:p>77.440937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7.5690625">
                <text:p>77.5690625</text:p>
              </table:table-cell>
              <table:table-cell office:value-type="float" office:value="77.47725">
                <text:p>77.47725</text:p>
              </table:table-cell>
              <table:table-cell office:value-type="float" office:value="77.448875">
                <text:p>77.44887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7.557875">
                <text:p>77.557875</text:p>
              </table:table-cell>
              <table:table-cell office:value-type="float" office:value="77.47725">
                <text:p>77.47725</text:p>
              </table:table-cell>
              <table:table-cell office:value-type="float" office:value="77.4528125">
                <text:p>77.452812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7.563125">
                <text:p>77.563125</text:p>
              </table:table-cell>
              <table:table-cell office:value-type="float" office:value="77.4924375">
                <text:p>77.4924375</text:p>
              </table:table-cell>
              <table:table-cell office:value-type="float" office:value="77.4686875">
                <text:p>77.468687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7.5519375">
                <text:p>77.5519375</text:p>
              </table:table-cell>
              <table:table-cell office:value-type="float" office:value="77.481875">
                <text:p>77.481875</text:p>
              </table:table-cell>
              <table:table-cell office:value-type="float" office:value="77.4435625">
                <text:p>77.44356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7.5459375">
                <text:p>77.5459375</text:p>
              </table:table-cell>
              <table:table-cell office:value-type="float" office:value="77.467375">
                <text:p>77.467375</text:p>
              </table:table-cell>
              <table:table-cell office:value-type="float" office:value="77.44625">
                <text:p>77.4462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7.5459375">
                <text:p>77.5459375</text:p>
              </table:table-cell>
              <table:table-cell office:value-type="float" office:value="77.4891875">
                <text:p>77.4891875</text:p>
              </table:table-cell>
              <table:table-cell office:value-type="float" office:value="77.4264375">
                <text:p>77.426437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7.5235">
                <text:p>77.5235</text:p>
              </table:table-cell>
              <table:table-cell office:value-type="float" office:value="77.472">
                <text:p>77.472</text:p>
              </table:table-cell>
              <table:table-cell office:value-type="float" office:value="77.4218125">
                <text:p>77.421812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7.5103125">
                <text:p>77.5103125</text:p>
              </table:table-cell>
              <table:table-cell office:value-type="float" office:value="77.4918125">
                <text:p>77.4918125</text:p>
              </table:table-cell>
              <table:table-cell office:value-type="float" office:value="77.4403125">
                <text:p>77.44031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7.5155625">
                <text:p>77.5155625</text:p>
              </table:table-cell>
              <table:table-cell office:value-type="float" office:value="77.4805625">
                <text:p>77.4805625</text:p>
              </table:table-cell>
              <table:table-cell office:value-type="float" office:value="77.4429375">
                <text:p>77.442937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7.5406875">
                <text:p>77.5406875</text:p>
              </table:table-cell>
              <table:table-cell office:value-type="float" office:value="77.513625">
                <text:p>77.513625</text:p>
              </table:table-cell>
              <table:table-cell office:value-type="float" office:value="77.4363125">
                <text:p>77.436312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7.544625">
                <text:p>77.544625</text:p>
              </table:table-cell>
              <table:table-cell office:value-type="float" office:value="77.4891875">
                <text:p>77.4891875</text:p>
              </table:table-cell>
              <table:table-cell office:value-type="float" office:value="77.4528125">
                <text:p>77.452812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7.53275">
                <text:p>77.53275</text:p>
              </table:table-cell>
              <table:table-cell office:value-type="float" office:value="77.4753125">
                <text:p>77.4753125</text:p>
              </table:table-cell>
              <table:table-cell office:value-type="float" office:value="77.4475625">
                <text:p>77.447562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7.5664375">
                <text:p>77.5664375</text:p>
              </table:table-cell>
              <table:table-cell office:value-type="float" office:value="77.487875">
                <text:p>77.487875</text:p>
              </table:table-cell>
              <table:table-cell office:value-type="float" office:value="77.4501875">
                <text:p>77.45018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7.5625">
                <text:p>77.5625</text:p>
              </table:table-cell>
              <table:table-cell office:value-type="float" office:value="77.49575">
                <text:p>77.49575</text:p>
              </table:table-cell>
              <table:table-cell office:value-type="float" office:value="77.4521875">
                <text:p>77.452187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7.5585">
                <text:p>77.5585</text:p>
              </table:table-cell>
              <table:table-cell office:value-type="float" office:value="77.5056875">
                <text:p>77.5056875</text:p>
              </table:table-cell>
              <table:table-cell office:value-type="float" office:value="77.4310625">
                <text:p>77.431062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7.553875">
                <text:p>77.553875</text:p>
              </table:table-cell>
              <table:table-cell office:value-type="float" office:value="77.47725">
                <text:p>77.47725</text:p>
              </table:table-cell>
              <table:table-cell office:value-type="float" office:value="77.4449375">
                <text:p>77.444937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7.5433125">
                <text:p>77.5433125</text:p>
              </table:table-cell>
              <table:table-cell office:value-type="float" office:value="77.4990625">
                <text:p>77.4990625</text:p>
              </table:table-cell>
              <table:table-cell office:value-type="float" office:value="77.441625">
                <text:p>77.4416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7.5314375">
                <text:p>77.5314375</text:p>
              </table:table-cell>
              <table:table-cell office:value-type="float" office:value="77.4851875">
                <text:p>77.4851875</text:p>
              </table:table-cell>
              <table:table-cell office:value-type="float" office:value="77.432375">
                <text:p>77.43237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7.539375">
                <text:p>77.539375</text:p>
              </table:table-cell>
              <table:table-cell office:value-type="float" office:value="77.49575">
                <text:p>77.49575</text:p>
              </table:table-cell>
              <table:table-cell office:value-type="float" office:value="77.435">
                <text:p>77.43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7.5406875">
                <text:p>77.5406875</text:p>
              </table:table-cell>
              <table:table-cell office:value-type="float" office:value="77.5076875">
                <text:p>77.5076875</text:p>
              </table:table-cell>
              <table:table-cell office:value-type="float" office:value="77.460125">
                <text:p>77.46012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7.5103125">
                <text:p>77.5103125</text:p>
              </table:table-cell>
              <table:table-cell office:value-type="float" office:value="77.4805625">
                <text:p>77.4805625</text:p>
              </table:table-cell>
              <table:table-cell office:value-type="float" office:value="77.44225">
                <text:p>77.4422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7.5406875">
                <text:p>77.5406875</text:p>
              </table:table-cell>
              <table:table-cell office:value-type="float" office:value="77.485875">
                <text:p>77.485875</text:p>
              </table:table-cell>
              <table:table-cell office:value-type="float" office:value="77.425125">
                <text:p>77.42512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7.55125">
                <text:p>77.55125</text:p>
              </table:table-cell>
              <table:table-cell office:value-type="float" office:value="77.4984375">
                <text:p>77.4984375</text:p>
              </table:table-cell>
              <table:table-cell office:value-type="float" office:value="77.437">
                <text:p>77.43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7.546625">
                <text:p>77.546625</text:p>
              </table:table-cell>
              <table:table-cell office:value-type="float" office:value="77.48325">
                <text:p>77.48325</text:p>
              </table:table-cell>
              <table:table-cell office:value-type="float" office:value="77.4620625">
                <text:p>77.46206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7.541375">
                <text:p>77.541375</text:p>
              </table:table-cell>
              <table:table-cell office:value-type="float" office:value="77.472625">
                <text:p>77.472625</text:p>
              </table:table-cell>
              <table:table-cell office:value-type="float" office:value="77.4270625">
                <text:p>77.427062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7.56775">
                <text:p>77.56775</text:p>
              </table:table-cell>
              <table:table-cell office:value-type="float" office:value="77.500375">
                <text:p>77.500375</text:p>
              </table:table-cell>
              <table:table-cell office:value-type="float" office:value="77.4429375">
                <text:p>77.44293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7.557875">
                <text:p>77.557875</text:p>
              </table:table-cell>
              <table:table-cell office:value-type="float" office:value="77.509625">
                <text:p>77.509625</text:p>
              </table:table-cell>
              <table:table-cell office:value-type="float" office:value="77.4521875">
                <text:p>77.45218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7.5605">
                <text:p>77.5605</text:p>
              </table:table-cell>
              <table:table-cell office:value-type="float" office:value="77.460125">
                <text:p>77.460125</text:p>
              </table:table-cell>
              <table:table-cell office:value-type="float" office:value="77.4713125">
                <text:p>77.471312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7.555875">
                <text:p>77.555875</text:p>
              </table:table-cell>
              <table:table-cell office:value-type="float" office:value="77.49575">
                <text:p>77.49575</text:p>
              </table:table-cell>
              <table:table-cell office:value-type="float" office:value="77.4555">
                <text:p>77.455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7.5598125">
                <text:p>77.5598125</text:p>
              </table:table-cell>
              <table:table-cell office:value-type="float" office:value="77.474">
                <text:p>77.474</text:p>
              </table:table-cell>
              <table:table-cell office:value-type="float" office:value="77.4403125">
                <text:p>77.440312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7.553875">
                <text:p>77.553875</text:p>
              </table:table-cell>
              <table:table-cell office:value-type="float" office:value="77.495125">
                <text:p>77.495125</text:p>
              </table:table-cell>
              <table:table-cell office:value-type="float" office:value="77.4435625">
                <text:p>77.443562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7.5684375">
                <text:p>77.5684375</text:p>
              </table:table-cell>
              <table:table-cell office:value-type="float" office:value="77.4733125">
                <text:p>77.4733125</text:p>
              </table:table-cell>
              <table:table-cell office:value-type="float" office:value="77.450875">
                <text:p>77.45087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7.590875">
                <text:p>77.590875</text:p>
              </table:table-cell>
              <table:table-cell office:value-type="float" office:value="77.4666875">
                <text:p>77.4666875</text:p>
              </table:table-cell>
              <table:table-cell office:value-type="float" office:value="77.425125">
                <text:p>77.42512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7.5935">
                <text:p>77.5935</text:p>
              </table:table-cell>
              <table:table-cell office:value-type="float" office:value="77.487875">
                <text:p>77.487875</text:p>
              </table:table-cell>
              <table:table-cell office:value-type="float" office:value="77.472625">
                <text:p>77.47262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7.5736875">
                <text:p>77.5736875</text:p>
              </table:table-cell>
              <table:table-cell office:value-type="float" office:value="77.46075">
                <text:p>77.46075</text:p>
              </table:table-cell>
              <table:table-cell office:value-type="float" office:value="77.4270625">
                <text:p>77.427062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7.581625">
                <text:p>77.581625</text:p>
              </table:table-cell>
              <table:table-cell office:value-type="float" office:value="77.4905">
                <text:p>77.4905</text:p>
              </table:table-cell>
              <table:table-cell office:value-type="float" office:value="77.4475625">
                <text:p>77.447562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7.602125">
                <text:p>77.602125</text:p>
              </table:table-cell>
              <table:table-cell office:value-type="float" office:value="77.504375">
                <text:p>77.504375</text:p>
              </table:table-cell>
              <table:table-cell office:value-type="float" office:value="77.437625">
                <text:p>77.43762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7.577">
                <text:p>77.577</text:p>
              </table:table-cell>
              <table:table-cell office:value-type="float" office:value="77.483875">
                <text:p>77.483875</text:p>
              </table:table-cell>
              <table:table-cell office:value-type="float" office:value="77.4501875">
                <text:p>77.450187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7.5585">
                <text:p>77.5585</text:p>
              </table:table-cell>
              <table:table-cell office:value-type="float" office:value="77.49575">
                <text:p>77.49575</text:p>
              </table:table-cell>
              <table:table-cell office:value-type="float" office:value="77.4535">
                <text:p>77.453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7.567125">
                <text:p>77.567125</text:p>
              </table:table-cell>
              <table:table-cell office:value-type="float" office:value="77.48325">
                <text:p>77.48325</text:p>
              </table:table-cell>
              <table:table-cell office:value-type="float" office:value="77.4455625">
                <text:p>77.445562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7.5776875">
                <text:p>77.5776875</text:p>
              </table:table-cell>
              <table:table-cell office:value-type="float" office:value="77.4918125">
                <text:p>77.4918125</text:p>
              </table:table-cell>
              <table:table-cell office:value-type="float" office:value="77.413875">
                <text:p>77.41387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7.5585">
                <text:p>77.5585</text:p>
              </table:table-cell>
              <table:table-cell office:value-type="float" office:value="77.4799375">
                <text:p>77.4799375</text:p>
              </table:table-cell>
              <table:table-cell office:value-type="float" office:value="77.450875">
                <text:p>77.45087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7.53275">
                <text:p>77.53275</text:p>
              </table:table-cell>
              <table:table-cell office:value-type="float" office:value="77.4990625">
                <text:p>77.4990625</text:p>
              </table:table-cell>
              <table:table-cell office:value-type="float" office:value="77.4535">
                <text:p>77.453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7.5360625">
                <text:p>77.5360625</text:p>
              </table:table-cell>
              <table:table-cell office:value-type="float" office:value="77.4825625">
                <text:p>77.4825625</text:p>
              </table:table-cell>
              <table:table-cell office:value-type="float" office:value="77.439625">
                <text:p>77.4396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7.532125">
                <text:p>77.532125</text:p>
              </table:table-cell>
              <table:table-cell office:value-type="float" office:value="77.487875">
                <text:p>77.487875</text:p>
              </table:table-cell>
              <table:table-cell office:value-type="float" office:value="77.4316875">
                <text:p>77.431687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7.535375">
                <text:p>77.535375</text:p>
              </table:table-cell>
              <table:table-cell office:value-type="float" office:value="77.5103125">
                <text:p>77.5103125</text:p>
              </table:table-cell>
              <table:table-cell office:value-type="float" office:value="77.4310625">
                <text:p>77.431062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7.548625">
                <text:p>77.548625</text:p>
              </table:table-cell>
              <table:table-cell office:value-type="float" office:value="77.469375">
                <text:p>77.469375</text:p>
              </table:table-cell>
              <table:table-cell office:value-type="float" office:value="77.432375">
                <text:p>77.43237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7.5123125">
                <text:p>77.5123125</text:p>
              </table:table-cell>
              <table:table-cell office:value-type="float" office:value="77.504375">
                <text:p>77.504375</text:p>
              </table:table-cell>
              <table:table-cell office:value-type="float" office:value="77.4733125">
                <text:p>77.473312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7.5334375">
                <text:p>77.5334375</text:p>
              </table:table-cell>
              <table:table-cell office:value-type="float" office:value="77.46275">
                <text:p>77.46275</text:p>
              </table:table-cell>
              <table:table-cell office:value-type="float" office:value="77.4336875">
                <text:p>77.433687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7.544625">
                <text:p>77.544625</text:p>
              </table:table-cell>
              <table:table-cell office:value-type="float" office:value="77.4779375">
                <text:p>77.4779375</text:p>
              </table:table-cell>
              <table:table-cell office:value-type="float" office:value="77.4356875">
                <text:p>77.435687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7.5275">
                <text:p>77.5275</text:p>
              </table:table-cell>
              <table:table-cell office:value-type="float" office:value="77.441625">
                <text:p>77.441625</text:p>
              </table:table-cell>
              <table:table-cell office:value-type="float" office:value="77.4383125">
                <text:p>77.438312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7.5201875">
                <text:p>77.5201875</text:p>
              </table:table-cell>
              <table:table-cell office:value-type="float" office:value="77.4660625">
                <text:p>77.4660625</text:p>
              </table:table-cell>
              <table:table-cell office:value-type="float" office:value="77.468">
                <text:p>77.46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7.5380625">
                <text:p>77.5380625</text:p>
              </table:table-cell>
              <table:table-cell office:value-type="float" office:value="77.472625">
                <text:p>77.472625</text:p>
              </table:table-cell>
              <table:table-cell office:value-type="float" office:value="77.44625">
                <text:p>77.4462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7.5433125">
                <text:p>77.5433125</text:p>
              </table:table-cell>
              <table:table-cell office:value-type="float" office:value="77.4805625">
                <text:p>77.4805625</text:p>
              </table:table-cell>
              <table:table-cell office:value-type="float" office:value="77.44625">
                <text:p>77.4462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7.54925">
                <text:p>77.54925</text:p>
              </table:table-cell>
              <table:table-cell office:value-type="float" office:value="77.4805625">
                <text:p>77.4805625</text:p>
              </table:table-cell>
              <table:table-cell office:value-type="float" office:value="77.458125">
                <text:p>77.4581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7.54">
                <text:p>77.54</text:p>
              </table:table-cell>
              <table:table-cell office:value-type="float" office:value="77.4984375">
                <text:p>77.4984375</text:p>
              </table:table-cell>
              <table:table-cell office:value-type="float" office:value="77.44225">
                <text:p>77.4422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7.5473125">
                <text:p>77.5473125</text:p>
              </table:table-cell>
              <table:table-cell office:value-type="float" office:value="77.502375">
                <text:p>77.502375</text:p>
              </table:table-cell>
              <table:table-cell office:value-type="float" office:value="77.4495625">
                <text:p>77.44956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7.5268125">
                <text:p>77.5268125</text:p>
              </table:table-cell>
              <table:table-cell office:value-type="float" office:value="77.4541875">
                <text:p>77.4541875</text:p>
              </table:table-cell>
              <table:table-cell office:value-type="float" office:value="77.4753125">
                <text:p>77.475312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7.5505625">
                <text:p>77.5505625</text:p>
              </table:table-cell>
              <table:table-cell office:value-type="float" office:value="77.495125">
                <text:p>77.495125</text:p>
              </table:table-cell>
              <table:table-cell office:value-type="float" office:value="77.437">
                <text:p>77.43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7.53075">
                <text:p>77.53075</text:p>
              </table:table-cell>
              <table:table-cell office:value-type="float" office:value="77.4634375">
                <text:p>77.4634375</text:p>
              </table:table-cell>
              <table:table-cell office:value-type="float" office:value="77.456125">
                <text:p>77.45612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7.528125">
                <text:p>77.528125</text:p>
              </table:table-cell>
              <table:table-cell office:value-type="float" office:value="77.5155625">
                <text:p>77.5155625</text:p>
              </table:table-cell>
              <table:table-cell office:value-type="float" office:value="77.4640625">
                <text:p>77.464062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7.54">
                <text:p>77.54</text:p>
              </table:table-cell>
              <table:table-cell office:value-type="float" office:value="77.505">
                <text:p>77.505</text:p>
              </table:table-cell>
              <table:table-cell office:value-type="float" office:value="77.425125">
                <text:p>77.42512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7.511625">
                <text:p>77.511625</text:p>
              </table:table-cell>
              <table:table-cell office:value-type="float" office:value="77.487875">
                <text:p>77.487875</text:p>
              </table:table-cell>
              <table:table-cell office:value-type="float" office:value="77.437625">
                <text:p>77.43762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7.5591875">
                <text:p>77.5591875</text:p>
              </table:table-cell>
              <table:table-cell office:value-type="float" office:value="77.485875">
                <text:p>77.485875</text:p>
              </table:table-cell>
              <table:table-cell office:value-type="float" office:value="77.4851875">
                <text:p>77.485187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7.54">
                <text:p>77.54</text:p>
              </table:table-cell>
              <table:table-cell office:value-type="float" office:value="77.505">
                <text:p>77.505</text:p>
              </table:table-cell>
              <table:table-cell office:value-type="float" office:value="77.4455625">
                <text:p>77.445562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7.5294375">
                <text:p>77.5294375</text:p>
              </table:table-cell>
              <table:table-cell office:value-type="float" office:value="77.5083125">
                <text:p>77.5083125</text:p>
              </table:table-cell>
              <table:table-cell office:value-type="float" office:value="77.4290625">
                <text:p>77.429062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7.570375">
                <text:p>77.570375</text:p>
              </table:table-cell>
              <table:table-cell office:value-type="float" office:value="77.49775">
                <text:p>77.49775</text:p>
              </table:table-cell>
              <table:table-cell office:value-type="float" office:value="77.4449375">
                <text:p>77.444937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7.5433125">
                <text:p>77.5433125</text:p>
              </table:table-cell>
              <table:table-cell office:value-type="float" office:value="77.4964375">
                <text:p>77.4964375</text:p>
              </table:table-cell>
              <table:table-cell office:value-type="float" office:value="77.439">
                <text:p>77.43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7.5433125">
                <text:p>77.5433125</text:p>
              </table:table-cell>
              <table:table-cell office:value-type="float" office:value="77.502375">
                <text:p>77.502375</text:p>
              </table:table-cell>
              <table:table-cell office:value-type="float" office:value="77.4515">
                <text:p>77.451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7.542">
                <text:p>77.542</text:p>
              </table:table-cell>
              <table:table-cell office:value-type="float" office:value="77.4964375">
                <text:p>77.4964375</text:p>
              </table:table-cell>
              <table:table-cell office:value-type="float" office:value="77.439625">
                <text:p>77.43962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7.5664375">
                <text:p>77.5664375</text:p>
              </table:table-cell>
              <table:table-cell office:value-type="float" office:value="77.4845625">
                <text:p>77.4845625</text:p>
              </table:table-cell>
              <table:table-cell office:value-type="float" office:value="77.4449375">
                <text:p>77.444937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7.5294375">
                <text:p>77.5294375</text:p>
              </table:table-cell>
              <table:table-cell office:value-type="float" office:value="77.46075">
                <text:p>77.46075</text:p>
              </table:table-cell>
              <table:table-cell office:value-type="float" office:value="77.430375">
                <text:p>77.43037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7.5585">
                <text:p>77.5585</text:p>
              </table:table-cell>
              <table:table-cell office:value-type="float" office:value="77.4825625">
                <text:p>77.4825625</text:p>
              </table:table-cell>
              <table:table-cell office:value-type="float" office:value="77.474">
                <text:p>77.47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7.55125">
                <text:p>77.55125</text:p>
              </table:table-cell>
              <table:table-cell office:value-type="float" office:value="77.487875">
                <text:p>77.487875</text:p>
              </table:table-cell>
              <table:table-cell office:value-type="float" office:value="77.4290625">
                <text:p>77.429062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7.563125">
                <text:p>77.563125</text:p>
              </table:table-cell>
              <table:table-cell office:value-type="float" office:value="77.5056875">
                <text:p>77.5056875</text:p>
              </table:table-cell>
              <table:table-cell office:value-type="float" office:value="77.437625">
                <text:p>77.4376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7.5453125">
                <text:p>77.5453125</text:p>
              </table:table-cell>
              <table:table-cell office:value-type="float" office:value="77.49775">
                <text:p>77.49775</text:p>
              </table:table-cell>
              <table:table-cell office:value-type="float" office:value="77.423125">
                <text:p>77.42312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7.544">
                <text:p>77.544</text:p>
              </table:table-cell>
              <table:table-cell office:value-type="float" office:value="77.48125">
                <text:p>77.48125</text:p>
              </table:table-cell>
              <table:table-cell office:value-type="float" office:value="77.4151875">
                <text:p>77.415187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7.5360625">
                <text:p>77.5360625</text:p>
              </table:table-cell>
              <table:table-cell office:value-type="float" office:value="77.491125">
                <text:p>77.491125</text:p>
              </table:table-cell>
              <table:table-cell office:value-type="float" office:value="77.4614375">
                <text:p>77.461437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7.537375">
                <text:p>77.537375</text:p>
              </table:table-cell>
              <table:table-cell office:value-type="float" office:value="77.48325">
                <text:p>77.48325</text:p>
              </table:table-cell>
              <table:table-cell office:value-type="float" office:value="77.44425">
                <text:p>77.4442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7.53475">
                <text:p>77.53475</text:p>
              </table:table-cell>
              <table:table-cell office:value-type="float" office:value="77.483875">
                <text:p>77.483875</text:p>
              </table:table-cell>
              <table:table-cell office:value-type="float" office:value="77.437625">
                <text:p>77.43762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7.530125">
                <text:p>77.530125</text:p>
              </table:table-cell>
              <table:table-cell office:value-type="float" office:value="77.5076875">
                <text:p>77.5076875</text:p>
              </table:table-cell>
              <table:table-cell office:value-type="float" office:value="77.4521875">
                <text:p>77.452187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7.5433125">
                <text:p>77.5433125</text:p>
              </table:table-cell>
              <table:table-cell office:value-type="float" office:value="77.460125">
                <text:p>77.460125</text:p>
              </table:table-cell>
              <table:table-cell office:value-type="float" office:value="77.4455625">
                <text:p>77.445562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7.541375">
                <text:p>77.541375</text:p>
              </table:table-cell>
              <table:table-cell office:value-type="float" office:value="77.474">
                <text:p>77.474</text:p>
              </table:table-cell>
              <table:table-cell office:value-type="float" office:value="77.4435625">
                <text:p>77.443562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7.54925">
                <text:p>77.54925</text:p>
              </table:table-cell>
              <table:table-cell office:value-type="float" office:value="77.4885">
                <text:p>77.4885</text:p>
              </table:table-cell>
              <table:table-cell office:value-type="float" office:value="77.448875">
                <text:p>77.44887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7.5275">
                <text:p>77.5275</text:p>
              </table:table-cell>
              <table:table-cell office:value-type="float" office:value="77.51425">
                <text:p>77.51425</text:p>
              </table:table-cell>
              <table:table-cell office:value-type="float" office:value="77.467375">
                <text:p>77.46737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7.5334375">
                <text:p>77.5334375</text:p>
              </table:table-cell>
              <table:table-cell office:value-type="float" office:value="77.520875">
                <text:p>77.520875</text:p>
              </table:table-cell>
              <table:table-cell office:value-type="float" office:value="77.435">
                <text:p>77.43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7.5433125">
                <text:p>77.5433125</text:p>
              </table:table-cell>
              <table:table-cell office:value-type="float" office:value="77.4845625">
                <text:p>77.4845625</text:p>
              </table:table-cell>
              <table:table-cell office:value-type="float" office:value="77.423125">
                <text:p>77.42312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7.5248125">
                <text:p>77.5248125</text:p>
              </table:table-cell>
              <table:table-cell office:value-type="float" office:value="77.493125">
                <text:p>77.493125</text:p>
              </table:table-cell>
              <table:table-cell office:value-type="float" office:value="77.4403125">
                <text:p>77.440312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7.520875">
                <text:p>77.520875</text:p>
              </table:table-cell>
              <table:table-cell office:value-type="float" office:value="77.4753125">
                <text:p>77.4753125</text:p>
              </table:table-cell>
              <table:table-cell office:value-type="float" office:value="77.4640625">
                <text:p>77.464062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7.535375">
                <text:p>77.535375</text:p>
              </table:table-cell>
              <table:table-cell office:value-type="float" office:value="77.485875">
                <text:p>77.485875</text:p>
              </table:table-cell>
              <table:table-cell office:value-type="float" office:value="77.448875">
                <text:p>77.44887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7.537375">
                <text:p>77.537375</text:p>
              </table:table-cell>
              <table:table-cell office:value-type="float" office:value="77.4449375">
                <text:p>77.4449375</text:p>
              </table:table-cell>
              <table:table-cell office:value-type="float" office:value="77.44425">
                <text:p>77.4442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7.553875">
                <text:p>77.553875</text:p>
              </table:table-cell>
              <table:table-cell office:value-type="float" office:value="77.4713125">
                <text:p>77.4713125</text:p>
              </table:table-cell>
              <table:table-cell office:value-type="float" office:value="77.4336875">
                <text:p>77.433687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7.544625">
                <text:p>77.544625</text:p>
              </table:table-cell>
              <table:table-cell office:value-type="float" office:value="77.478625">
                <text:p>77.478625</text:p>
              </table:table-cell>
              <table:table-cell office:value-type="float" office:value="77.4363125">
                <text:p>77.436312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7.553875">
                <text:p>77.553875</text:p>
              </table:table-cell>
              <table:table-cell office:value-type="float" office:value="77.4634375">
                <text:p>77.4634375</text:p>
              </table:table-cell>
              <table:table-cell office:value-type="float" office:value="77.4316875">
                <text:p>77.431687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7.5479375">
                <text:p>77.5479375</text:p>
              </table:table-cell>
              <table:table-cell office:value-type="float" office:value="77.469375">
                <text:p>77.469375</text:p>
              </table:table-cell>
              <table:table-cell office:value-type="float" office:value="77.4495625">
                <text:p>77.449562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7.5386875">
                <text:p>77.5386875</text:p>
              </table:table-cell>
              <table:table-cell office:value-type="float" office:value="77.472625">
                <text:p>77.472625</text:p>
              </table:table-cell>
              <table:table-cell office:value-type="float" office:value="77.468">
                <text:p>77.46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7.53475">
                <text:p>77.53475</text:p>
              </table:table-cell>
              <table:table-cell office:value-type="float" office:value="77.504375">
                <text:p>77.504375</text:p>
              </table:table-cell>
              <table:table-cell office:value-type="float" office:value="77.4363125">
                <text:p>77.436312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7.5248125">
                <text:p>77.5248125</text:p>
              </table:table-cell>
              <table:table-cell office:value-type="float" office:value="77.4898125">
                <text:p>77.4898125</text:p>
              </table:table-cell>
              <table:table-cell office:value-type="float" office:value="77.44425">
                <text:p>77.4442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7.522875">
                <text:p>77.522875</text:p>
              </table:table-cell>
              <table:table-cell office:value-type="float" office:value="77.474625">
                <text:p>77.474625</text:p>
              </table:table-cell>
              <table:table-cell office:value-type="float" office:value="77.4686875">
                <text:p>77.468687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7.5288125">
                <text:p>77.5288125</text:p>
              </table:table-cell>
              <table:table-cell office:value-type="float" office:value="77.505">
                <text:p>77.505</text:p>
              </table:table-cell>
              <table:table-cell office:value-type="float" office:value="77.4535">
                <text:p>77.453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7.5426875">
                <text:p>77.5426875</text:p>
              </table:table-cell>
              <table:table-cell office:value-type="float" office:value="77.49575">
                <text:p>77.49575</text:p>
              </table:table-cell>
              <table:table-cell office:value-type="float" office:value="77.4481875">
                <text:p>77.448187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7.5076875">
                <text:p>77.5076875</text:p>
              </table:table-cell>
              <table:table-cell office:value-type="float" office:value="77.4805625">
                <text:p>77.4805625</text:p>
              </table:table-cell>
              <table:table-cell office:value-type="float" office:value="77.4435625">
                <text:p>77.443562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7.4970625">
                <text:p>77.4970625</text:p>
              </table:table-cell>
              <table:table-cell office:value-type="float" office:value="77.483875">
                <text:p>77.483875</text:p>
              </table:table-cell>
              <table:table-cell office:value-type="float" office:value="77.4620625">
                <text:p>77.462062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7.4938125">
                <text:p>77.4938125</text:p>
              </table:table-cell>
              <table:table-cell office:value-type="float" office:value="77.48125">
                <text:p>77.48125</text:p>
              </table:table-cell>
              <table:table-cell office:value-type="float" office:value="77.4475625">
                <text:p>77.447562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7.49975">
                <text:p>77.49975</text:p>
              </table:table-cell>
              <table:table-cell office:value-type="float" office:value="77.4905">
                <text:p>77.4905</text:p>
              </table:table-cell>
              <table:table-cell office:value-type="float" office:value="77.4363125">
                <text:p>77.436312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7.4964375">
                <text:p>77.4964375</text:p>
              </table:table-cell>
              <table:table-cell office:value-type="float" office:value="77.4805625">
                <text:p>77.4805625</text:p>
              </table:table-cell>
              <table:table-cell office:value-type="float" office:value="77.437625">
                <text:p>77.43762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7.505">
                <text:p>77.505</text:p>
              </table:table-cell>
              <table:table-cell office:value-type="float" office:value="77.507">
                <text:p>77.507</text:p>
              </table:table-cell>
              <table:table-cell office:value-type="float" office:value="77.474625">
                <text:p>77.47462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7.5083125">
                <text:p>77.5083125</text:p>
              </table:table-cell>
              <table:table-cell office:value-type="float" office:value="77.474625">
                <text:p>77.474625</text:p>
              </table:table-cell>
              <table:table-cell office:value-type="float" office:value="77.439625">
                <text:p>77.43962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7.5129375">
                <text:p>77.5129375</text:p>
              </table:table-cell>
              <table:table-cell office:value-type="float" office:value="77.47725">
                <text:p>77.47725</text:p>
              </table:table-cell>
              <table:table-cell office:value-type="float" office:value="77.4713125">
                <text:p>77.471312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7.5149375">
                <text:p>77.5149375</text:p>
              </table:table-cell>
              <table:table-cell office:value-type="float" office:value="77.5063125">
                <text:p>77.5063125</text:p>
              </table:table-cell>
              <table:table-cell office:value-type="float" office:value="77.4363125">
                <text:p>77.436312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7.5426875">
                <text:p>77.5426875</text:p>
              </table:table-cell>
              <table:table-cell office:value-type="float" office:value="77.48125">
                <text:p>77.48125</text:p>
              </table:table-cell>
              <table:table-cell office:value-type="float" office:value="77.4495625">
                <text:p>77.449562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7.537375">
                <text:p>77.537375</text:p>
              </table:table-cell>
              <table:table-cell office:value-type="float" office:value="77.4898125">
                <text:p>77.4898125</text:p>
              </table:table-cell>
              <table:table-cell office:value-type="float" office:value="77.4475625">
                <text:p>77.447562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7.544625">
                <text:p>77.544625</text:p>
              </table:table-cell>
              <table:table-cell office:value-type="float" office:value="77.493125">
                <text:p>77.493125</text:p>
              </table:table-cell>
              <table:table-cell office:value-type="float" office:value="77.456125">
                <text:p>77.45612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7.54925">
                <text:p>77.54925</text:p>
              </table:table-cell>
              <table:table-cell office:value-type="float" office:value="77.46475">
                <text:p>77.46475</text:p>
              </table:table-cell>
              <table:table-cell office:value-type="float" office:value="77.4218125">
                <text:p>77.421812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7.544">
                <text:p>77.544</text:p>
              </table:table-cell>
              <table:table-cell office:value-type="float" office:value="77.495125">
                <text:p>77.495125</text:p>
              </table:table-cell>
              <table:table-cell office:value-type="float" office:value="77.4363125">
                <text:p>77.436312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7.53275">
                <text:p>77.53275</text:p>
              </table:table-cell>
              <table:table-cell office:value-type="float" office:value="77.483875">
                <text:p>77.483875</text:p>
              </table:table-cell>
              <table:table-cell office:value-type="float" office:value="77.4224375">
                <text:p>77.422437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7.5235">
                <text:p>77.5235</text:p>
              </table:table-cell>
              <table:table-cell office:value-type="float" office:value="77.4891875">
                <text:p>77.4891875</text:p>
              </table:table-cell>
              <table:table-cell office:value-type="float" office:value="77.4548125">
                <text:p>77.454812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7.51825">
                <text:p>77.51825</text:p>
              </table:table-cell>
              <table:table-cell office:value-type="float" office:value="77.478625">
                <text:p>77.478625</text:p>
              </table:table-cell>
              <table:table-cell office:value-type="float" office:value="77.4435625">
                <text:p>77.443562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7.5123125">
                <text:p>77.5123125</text:p>
              </table:table-cell>
              <table:table-cell office:value-type="float" office:value="77.507">
                <text:p>77.507</text:p>
              </table:table-cell>
              <table:table-cell office:value-type="float" office:value="77.432375">
                <text:p>77.43237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7.5030625">
                <text:p>77.5030625</text:p>
              </table:table-cell>
              <table:table-cell office:value-type="float" office:value="77.4964375">
                <text:p>77.4964375</text:p>
              </table:table-cell>
              <table:table-cell office:value-type="float" office:value="77.46075">
                <text:p>77.4607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7.513625">
                <text:p>77.513625</text:p>
              </table:table-cell>
              <table:table-cell office:value-type="float" office:value="77.468">
                <text:p>77.468</text:p>
              </table:table-cell>
              <table:table-cell office:value-type="float" office:value="77.435">
                <text:p>77.43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7.5016875">
                <text:p>77.5016875</text:p>
              </table:table-cell>
              <table:table-cell office:value-type="float" office:value="77.47725">
                <text:p>77.47725</text:p>
              </table:table-cell>
              <table:table-cell office:value-type="float" office:value="77.4435625">
                <text:p>77.443562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7.526125">
                <text:p>77.526125</text:p>
              </table:table-cell>
              <table:table-cell office:value-type="float" office:value="77.4970625">
                <text:p>77.4970625</text:p>
              </table:table-cell>
              <table:table-cell office:value-type="float" office:value="77.430375">
                <text:p>77.43037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7.5155625">
                <text:p>77.5155625</text:p>
              </table:table-cell>
              <table:table-cell office:value-type="float" office:value="77.460125">
                <text:p>77.460125</text:p>
              </table:table-cell>
              <table:table-cell office:value-type="float" office:value="77.44225">
                <text:p>77.4422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7.513625">
                <text:p>77.513625</text:p>
              </table:table-cell>
              <table:table-cell office:value-type="float" office:value="77.4905">
                <text:p>77.4905</text:p>
              </table:table-cell>
              <table:table-cell office:value-type="float" office:value="77.4403125">
                <text:p>77.440312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7.5334375">
                <text:p>77.5334375</text:p>
              </table:table-cell>
              <table:table-cell office:value-type="float" office:value="77.483875">
                <text:p>77.483875</text:p>
              </table:table-cell>
              <table:table-cell office:value-type="float" office:value="77.4515">
                <text:p>77.451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7.539375">
                <text:p>77.539375</text:p>
              </table:table-cell>
              <table:table-cell office:value-type="float" office:value="77.5149375">
                <text:p>77.5149375</text:p>
              </table:table-cell>
              <table:table-cell office:value-type="float" office:value="77.4588125">
                <text:p>77.458812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7.5565625">
                <text:p>77.5565625</text:p>
              </table:table-cell>
              <table:table-cell office:value-type="float" office:value="77.48325">
                <text:p>77.48325</text:p>
              </table:table-cell>
              <table:table-cell office:value-type="float" office:value="77.4634375">
                <text:p>77.463437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7.5103125">
                <text:p>77.5103125</text:p>
              </table:table-cell>
              <table:table-cell office:value-type="float" office:value="77.476625">
                <text:p>77.476625</text:p>
              </table:table-cell>
              <table:table-cell office:value-type="float" office:value="77.4495625">
                <text:p>77.449562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7.51825">
                <text:p>77.51825</text:p>
              </table:table-cell>
              <table:table-cell office:value-type="float" office:value="77.4779375">
                <text:p>77.4779375</text:p>
              </table:table-cell>
              <table:table-cell office:value-type="float" office:value="77.433">
                <text:p>77.43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7.5195625">
                <text:p>77.5195625</text:p>
              </table:table-cell>
              <table:table-cell office:value-type="float" office:value="77.4825625">
                <text:p>77.4825625</text:p>
              </table:table-cell>
              <table:table-cell office:value-type="float" office:value="77.44425">
                <text:p>77.4442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7.5175625">
                <text:p>77.5175625</text:p>
              </table:table-cell>
              <table:table-cell office:value-type="float" office:value="77.500375">
                <text:p>77.500375</text:p>
              </table:table-cell>
              <table:table-cell office:value-type="float" office:value="77.4409375">
                <text:p>77.440937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7.5175625">
                <text:p>77.5175625</text:p>
              </table:table-cell>
              <table:table-cell office:value-type="float" office:value="77.481875">
                <text:p>77.481875</text:p>
              </table:table-cell>
              <table:table-cell office:value-type="float" office:value="77.439">
                <text:p>77.43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7.51625">
                <text:p>77.51625</text:p>
              </table:table-cell>
              <table:table-cell office:value-type="float" office:value="77.4964375">
                <text:p>77.4964375</text:p>
              </table:table-cell>
              <table:table-cell office:value-type="float" office:value="77.474">
                <text:p>77.47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7.5175625">
                <text:p>77.5175625</text:p>
              </table:table-cell>
              <table:table-cell office:value-type="float" office:value="77.491125">
                <text:p>77.491125</text:p>
              </table:table-cell>
              <table:table-cell office:value-type="float" office:value="77.4429375">
                <text:p>77.442937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7.507">
                <text:p>77.507</text:p>
              </table:table-cell>
              <table:table-cell office:value-type="float" office:value="77.481875">
                <text:p>77.481875</text:p>
              </table:table-cell>
              <table:table-cell office:value-type="float" office:value="77.4449375">
                <text:p>77.444937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7.5248125">
                <text:p>77.5248125</text:p>
              </table:table-cell>
              <table:table-cell office:value-type="float" office:value="77.4924375">
                <text:p>77.4924375</text:p>
              </table:table-cell>
              <table:table-cell office:value-type="float" office:value="77.4614375">
                <text:p>77.461437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7.5275">
                <text:p>77.5275</text:p>
              </table:table-cell>
              <table:table-cell office:value-type="float" office:value="77.500375">
                <text:p>77.500375</text:p>
              </table:table-cell>
              <table:table-cell office:value-type="float" office:value="77.448875">
                <text:p>77.44887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7.53275">
                <text:p>77.53275</text:p>
              </table:table-cell>
              <table:table-cell office:value-type="float" office:value="77.47">
                <text:p>77.47</text:p>
              </table:table-cell>
              <table:table-cell office:value-type="float" office:value="77.46275">
                <text:p>77.4627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7.526125">
                <text:p>77.526125</text:p>
              </table:table-cell>
              <table:table-cell office:value-type="float" office:value="77.4944375">
                <text:p>77.4944375</text:p>
              </table:table-cell>
              <table:table-cell office:value-type="float" office:value="77.4521875">
                <text:p>77.452187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7.5433125">
                <text:p>77.5433125</text:p>
              </table:table-cell>
              <table:table-cell office:value-type="float" office:value="77.4851875">
                <text:p>77.4851875</text:p>
              </table:table-cell>
              <table:table-cell office:value-type="float" office:value="77.439625">
                <text:p>77.43962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7.5386875">
                <text:p>77.5386875</text:p>
              </table:table-cell>
              <table:table-cell office:value-type="float" office:value="77.5103125">
                <text:p>77.5103125</text:p>
              </table:table-cell>
              <table:table-cell office:value-type="float" office:value="77.460125">
                <text:p>77.46012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7.544">
                <text:p>77.544</text:p>
              </table:table-cell>
              <table:table-cell office:value-type="float" office:value="77.472625">
                <text:p>77.472625</text:p>
              </table:table-cell>
              <table:table-cell office:value-type="float" office:value="77.441625">
                <text:p>77.44162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7.5479375">
                <text:p>77.5479375</text:p>
              </table:table-cell>
              <table:table-cell office:value-type="float" office:value="77.485875">
                <text:p>77.485875</text:p>
              </table:table-cell>
              <table:table-cell office:value-type="float" office:value="77.4541875">
                <text:p>77.454187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7.5776875">
                <text:p>77.5776875</text:p>
              </table:table-cell>
              <table:table-cell office:value-type="float" office:value="77.500375">
                <text:p>77.500375</text:p>
              </table:table-cell>
              <table:table-cell office:value-type="float" office:value="77.4660625">
                <text:p>77.466062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7.5658125">
                <text:p>77.5658125</text:p>
              </table:table-cell>
              <table:table-cell office:value-type="float" office:value="77.505">
                <text:p>77.505</text:p>
              </table:table-cell>
              <table:table-cell office:value-type="float" office:value="77.47725">
                <text:p>77.4772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7.53275">
                <text:p>77.53275</text:p>
              </table:table-cell>
              <table:table-cell office:value-type="float" office:value="77.4924375">
                <text:p>77.4924375</text:p>
              </table:table-cell>
              <table:table-cell office:value-type="float" office:value="77.428375">
                <text:p>77.42837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7.5288125">
                <text:p>77.5288125</text:p>
              </table:table-cell>
              <table:table-cell office:value-type="float" office:value="77.4898125">
                <text:p>77.4898125</text:p>
              </table:table-cell>
              <table:table-cell office:value-type="float" office:value="77.446875">
                <text:p>77.44687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7.53475">
                <text:p>77.53475</text:p>
              </table:table-cell>
              <table:table-cell office:value-type="float" office:value="77.4990625">
                <text:p>77.4990625</text:p>
              </table:table-cell>
              <table:table-cell office:value-type="float" office:value="77.441625">
                <text:p>77.44162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7.553875">
                <text:p>77.553875</text:p>
              </table:table-cell>
              <table:table-cell office:value-type="float" office:value="77.4918125">
                <text:p>77.4918125</text:p>
              </table:table-cell>
              <table:table-cell office:value-type="float" office:value="77.4759375">
                <text:p>77.475937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7.56775">
                <text:p>77.56775</text:p>
              </table:table-cell>
              <table:table-cell office:value-type="float" office:value="77.4851875">
                <text:p>77.4851875</text:p>
              </table:table-cell>
              <table:table-cell office:value-type="float" office:value="77.4555">
                <text:p>77.455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7.548625">
                <text:p>77.548625</text:p>
              </table:table-cell>
              <table:table-cell office:value-type="float" office:value="77.465375">
                <text:p>77.465375</text:p>
              </table:table-cell>
              <table:table-cell office:value-type="float" office:value="77.4316875">
                <text:p>77.431687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7.53275">
                <text:p>77.53275</text:p>
              </table:table-cell>
              <table:table-cell office:value-type="float" office:value="77.507">
                <text:p>77.507</text:p>
              </table:table-cell>
              <table:table-cell office:value-type="float" office:value="77.4541875">
                <text:p>77.454187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7.526125">
                <text:p>77.526125</text:p>
              </table:table-cell>
              <table:table-cell office:value-type="float" office:value="77.47">
                <text:p>77.47</text:p>
              </table:table-cell>
              <table:table-cell office:value-type="float" office:value="77.434375">
                <text:p>77.43437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7.53275">
                <text:p>77.53275</text:p>
              </table:table-cell>
              <table:table-cell office:value-type="float" office:value="77.4805625">
                <text:p>77.4805625</text:p>
              </table:table-cell>
              <table:table-cell office:value-type="float" office:value="77.4290625">
                <text:p>77.429062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7.5275">
                <text:p>77.5275</text:p>
              </table:table-cell>
              <table:table-cell office:value-type="float" office:value="77.47">
                <text:p>77.47</text:p>
              </table:table-cell>
              <table:table-cell office:value-type="float" office:value="77.4178125">
                <text:p>77.417812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7.5123125">
                <text:p>77.5123125</text:p>
              </table:table-cell>
              <table:table-cell office:value-type="float" office:value="77.48325">
                <text:p>77.48325</text:p>
              </table:table-cell>
              <table:table-cell office:value-type="float" office:value="77.4429375">
                <text:p>77.442937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7.500375">
                <text:p>77.500375</text:p>
              </table:table-cell>
              <table:table-cell office:value-type="float" office:value="77.474625">
                <text:p>77.474625</text:p>
              </table:table-cell>
              <table:table-cell office:value-type="float" office:value="77.4455625">
                <text:p>77.445562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7.5255">
                <text:p>77.5255</text:p>
              </table:table-cell>
              <table:table-cell office:value-type="float" office:value="77.491125">
                <text:p>77.491125</text:p>
              </table:table-cell>
              <table:table-cell office:value-type="float" office:value="77.44625">
                <text:p>77.4462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7.51825">
                <text:p>77.51825</text:p>
              </table:table-cell>
              <table:table-cell office:value-type="float" office:value="77.5016875">
                <text:p>77.5016875</text:p>
              </table:table-cell>
              <table:table-cell office:value-type="float" office:value="77.435">
                <text:p>77.43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7.5433125">
                <text:p>77.5433125</text:p>
              </table:table-cell>
              <table:table-cell office:value-type="float" office:value="77.487875">
                <text:p>77.487875</text:p>
              </table:table-cell>
              <table:table-cell office:value-type="float" office:value="77.448875">
                <text:p>77.44887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7.53475">
                <text:p>77.53475</text:p>
              </table:table-cell>
              <table:table-cell office:value-type="float" office:value="77.49575">
                <text:p>77.49575</text:p>
              </table:table-cell>
              <table:table-cell office:value-type="float" office:value="77.4409375">
                <text:p>77.440937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7.5406875">
                <text:p>77.5406875</text:p>
              </table:table-cell>
              <table:table-cell office:value-type="float" office:value="77.491125">
                <text:p>77.491125</text:p>
              </table:table-cell>
              <table:table-cell office:value-type="float" office:value="77.439625">
                <text:p>77.43962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7.5499375">
                <text:p>77.5499375</text:p>
              </table:table-cell>
              <table:table-cell office:value-type="float" office:value="77.495125">
                <text:p>77.495125</text:p>
              </table:table-cell>
              <table:table-cell office:value-type="float" office:value="77.4528125">
                <text:p>77.452812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7.5340625">
                <text:p>77.5340625</text:p>
              </table:table-cell>
              <table:table-cell office:value-type="float" office:value="77.4970625">
                <text:p>77.4970625</text:p>
              </table:table-cell>
              <table:table-cell office:value-type="float" office:value="77.4363125">
                <text:p>77.436312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7.5340625">
                <text:p>77.5340625</text:p>
              </table:table-cell>
              <table:table-cell office:value-type="float" office:value="77.4845625">
                <text:p>77.4845625</text:p>
              </table:table-cell>
              <table:table-cell office:value-type="float" office:value="77.4449375">
                <text:p>77.444937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7.504375">
                <text:p>77.504375</text:p>
              </table:table-cell>
              <table:table-cell office:value-type="float" office:value="77.474625">
                <text:p>77.474625</text:p>
              </table:table-cell>
              <table:table-cell office:value-type="float" office:value="77.4515">
                <text:p>77.451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7.469375">
                <text:p>77.469375</text:p>
              </table:table-cell>
              <table:table-cell office:value-type="float" office:value="77.4851875">
                <text:p>77.4851875</text:p>
              </table:table-cell>
              <table:table-cell office:value-type="float" office:value="77.4614375">
                <text:p>77.461437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7.4924375">
                <text:p>77.4924375</text:p>
              </table:table-cell>
              <table:table-cell office:value-type="float" office:value="77.4918125">
                <text:p>77.4918125</text:p>
              </table:table-cell>
              <table:table-cell office:value-type="float" office:value="77.433">
                <text:p>77.43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7.5030625">
                <text:p>77.5030625</text:p>
              </table:table-cell>
              <table:table-cell office:value-type="float" office:value="77.4871875">
                <text:p>77.4871875</text:p>
              </table:table-cell>
              <table:table-cell office:value-type="float" office:value="77.42775">
                <text:p>77.4277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7.47725">
                <text:p>77.47725</text:p>
              </table:table-cell>
              <table:table-cell office:value-type="float" office:value="77.485875">
                <text:p>77.485875</text:p>
              </table:table-cell>
              <table:table-cell office:value-type="float" office:value="77.439625">
                <text:p>77.43962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7.4898125">
                <text:p>77.4898125</text:p>
              </table:table-cell>
              <table:table-cell office:value-type="float" office:value="77.4825625">
                <text:p>77.4825625</text:p>
              </table:table-cell>
              <table:table-cell office:value-type="float" office:value="77.469375">
                <text:p>77.46937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7.520875">
                <text:p>77.520875</text:p>
              </table:table-cell>
              <table:table-cell office:value-type="float" office:value="77.4938125">
                <text:p>77.4938125</text:p>
              </table:table-cell>
              <table:table-cell office:value-type="float" office:value="77.4686875">
                <text:p>77.468687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7.4851875">
                <text:p>77.4851875</text:p>
              </table:table-cell>
              <table:table-cell office:value-type="float" office:value="77.4898125">
                <text:p>77.4898125</text:p>
              </table:table-cell>
              <table:table-cell office:value-type="float" office:value="77.439625">
                <text:p>77.43962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7.4944375">
                <text:p>77.4944375</text:p>
              </table:table-cell>
              <table:table-cell office:value-type="float" office:value="77.481875">
                <text:p>77.481875</text:p>
              </table:table-cell>
              <table:table-cell office:value-type="float" office:value="77.433">
                <text:p>77.43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7.468">
                <text:p>77.468</text:p>
              </table:table-cell>
              <table:table-cell office:value-type="float" office:value="77.478625">
                <text:p>77.478625</text:p>
              </table:table-cell>
              <table:table-cell office:value-type="float" office:value="77.4594375">
                <text:p>77.459437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7.4825625">
                <text:p>77.4825625</text:p>
              </table:table-cell>
              <table:table-cell office:value-type="float" office:value="77.4759375">
                <text:p>77.4759375</text:p>
              </table:table-cell>
              <table:table-cell office:value-type="float" office:value="77.4409375">
                <text:p>77.440937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7.4660625">
                <text:p>77.4660625</text:p>
              </table:table-cell>
              <table:table-cell office:value-type="float" office:value="77.4845625">
                <text:p>77.4845625</text:p>
              </table:table-cell>
              <table:table-cell office:value-type="float" office:value="77.4409375">
                <text:p>77.440937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7.4898125">
                <text:p>77.4898125</text:p>
              </table:table-cell>
              <table:table-cell office:value-type="float" office:value="77.5103125">
                <text:p>77.5103125</text:p>
              </table:table-cell>
              <table:table-cell office:value-type="float" office:value="77.425125">
                <text:p>77.42512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7.5215">
                <text:p>77.5215</text:p>
              </table:table-cell>
              <table:table-cell office:value-type="float" office:value="77.4990625">
                <text:p>77.4990625</text:p>
              </table:table-cell>
              <table:table-cell office:value-type="float" office:value="77.4383125">
                <text:p>77.438312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7.5016875">
                <text:p>77.5016875</text:p>
              </table:table-cell>
              <table:table-cell office:value-type="float" office:value="77.4825625">
                <text:p>77.4825625</text:p>
              </table:table-cell>
              <table:table-cell office:value-type="float" office:value="77.437">
                <text:p>77.43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7.4984375">
                <text:p>77.4984375</text:p>
              </table:table-cell>
              <table:table-cell office:value-type="float" office:value="77.4805625">
                <text:p>77.4805625</text:p>
              </table:table-cell>
              <table:table-cell office:value-type="float" office:value="77.44425">
                <text:p>77.4442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7.5016875">
                <text:p>77.5016875</text:p>
              </table:table-cell>
              <table:table-cell office:value-type="float" office:value="77.509">
                <text:p>77.509</text:p>
              </table:table-cell>
              <table:table-cell office:value-type="float" office:value="77.4660625">
                <text:p>77.466062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7.487875">
                <text:p>77.487875</text:p>
              </table:table-cell>
              <table:table-cell office:value-type="float" office:value="77.493125">
                <text:p>77.493125</text:p>
              </table:table-cell>
              <table:table-cell office:value-type="float" office:value="77.4481875">
                <text:p>77.448187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7.4924375">
                <text:p>77.4924375</text:p>
              </table:table-cell>
              <table:table-cell office:value-type="float" office:value="77.4779375">
                <text:p>77.4779375</text:p>
              </table:table-cell>
              <table:table-cell office:value-type="float" office:value="77.4244375">
                <text:p>77.424437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7.493125">
                <text:p>77.493125</text:p>
              </table:table-cell>
              <table:table-cell office:value-type="float" office:value="77.504375">
                <text:p>77.504375</text:p>
              </table:table-cell>
              <table:table-cell office:value-type="float" office:value="77.441625">
                <text:p>77.44162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7.504375">
                <text:p>77.504375</text:p>
              </table:table-cell>
              <table:table-cell office:value-type="float" office:value="77.4944375">
                <text:p>77.4944375</text:p>
              </table:table-cell>
              <table:table-cell office:value-type="float" office:value="77.4634375">
                <text:p>77.463437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7.5109375">
                <text:p>77.5109375</text:p>
              </table:table-cell>
              <table:table-cell office:value-type="float" office:value="77.49975">
                <text:p>77.49975</text:p>
              </table:table-cell>
              <table:table-cell office:value-type="float" office:value="77.4515">
                <text:p>77.451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7.5360625">
                <text:p>77.5360625</text:p>
              </table:table-cell>
              <table:table-cell office:value-type="float" office:value="77.481875">
                <text:p>77.481875</text:p>
              </table:table-cell>
              <table:table-cell office:value-type="float" office:value="77.439625">
                <text:p>77.43962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7.5175625">
                <text:p>77.5175625</text:p>
              </table:table-cell>
              <table:table-cell office:value-type="float" office:value="77.5030625">
                <text:p>77.5030625</text:p>
              </table:table-cell>
              <table:table-cell office:value-type="float" office:value="77.446875">
                <text:p>77.44687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7.51425">
                <text:p>77.51425</text:p>
              </table:table-cell>
              <table:table-cell office:value-type="float" office:value="77.4660625">
                <text:p>77.4660625</text:p>
              </table:table-cell>
              <table:table-cell office:value-type="float" office:value="77.439625">
                <text:p>77.43962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7.518875">
                <text:p>77.518875</text:p>
              </table:table-cell>
              <table:table-cell office:value-type="float" office:value="77.4885">
                <text:p>77.4885</text:p>
              </table:table-cell>
              <table:table-cell office:value-type="float" office:value="77.4666875">
                <text:p>77.466687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7.5129375">
                <text:p>77.5129375</text:p>
              </table:table-cell>
              <table:table-cell office:value-type="float" office:value="77.4891875">
                <text:p>77.4891875</text:p>
              </table:table-cell>
              <table:table-cell office:value-type="float" office:value="77.4535">
                <text:p>77.453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7.5201875">
                <text:p>77.5201875</text:p>
              </table:table-cell>
              <table:table-cell office:value-type="float" office:value="77.4799375">
                <text:p>77.4799375</text:p>
              </table:table-cell>
              <table:table-cell office:value-type="float" office:value="77.4316875">
                <text:p>77.431687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7.5201875">
                <text:p>77.5201875</text:p>
              </table:table-cell>
              <table:table-cell office:value-type="float" office:value="77.47725">
                <text:p>77.47725</text:p>
              </table:table-cell>
              <table:table-cell office:value-type="float" office:value="77.4356875">
                <text:p>77.435687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7.51425">
                <text:p>77.51425</text:p>
              </table:table-cell>
              <table:table-cell office:value-type="float" office:value="77.476625">
                <text:p>77.476625</text:p>
              </table:table-cell>
              <table:table-cell office:value-type="float" office:value="77.4501875">
                <text:p>77.450187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7.5241875">
                <text:p>77.5241875</text:p>
              </table:table-cell>
              <table:table-cell office:value-type="float" office:value="77.4898125">
                <text:p>77.4898125</text:p>
              </table:table-cell>
              <table:table-cell office:value-type="float" office:value="77.4640625">
                <text:p>77.464062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7.5221875">
                <text:p>77.5221875</text:p>
              </table:table-cell>
              <table:table-cell office:value-type="float" office:value="77.4825625">
                <text:p>77.4825625</text:p>
              </table:table-cell>
              <table:table-cell office:value-type="float" office:value="77.448875">
                <text:p>77.44887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7.49975">
                <text:p>77.49975</text:p>
              </table:table-cell>
              <table:table-cell office:value-type="float" office:value="77.49575">
                <text:p>77.49575</text:p>
              </table:table-cell>
              <table:table-cell office:value-type="float" office:value="77.4713125">
                <text:p>77.471312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7.48125">
                <text:p>77.48125</text:p>
              </table:table-cell>
              <table:table-cell office:value-type="float" office:value="77.505">
                <text:p>77.505</text:p>
              </table:table-cell>
              <table:table-cell office:value-type="float" office:value="77.4515">
                <text:p>77.451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7.4799375">
                <text:p>77.4799375</text:p>
              </table:table-cell>
              <table:table-cell office:value-type="float" office:value="77.46075">
                <text:p>77.46075</text:p>
              </table:table-cell>
              <table:table-cell office:value-type="float" office:value="77.42575">
                <text:p>77.4257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7.4528125">
                <text:p>77.4528125</text:p>
              </table:table-cell>
              <table:table-cell office:value-type="float" office:value="77.476625">
                <text:p>77.476625</text:p>
              </table:table-cell>
              <table:table-cell office:value-type="float" office:value="77.4449375">
                <text:p>77.444937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7.446875">
                <text:p>77.446875</text:p>
              </table:table-cell>
              <table:table-cell office:value-type="float" office:value="77.495125">
                <text:p>77.495125</text:p>
              </table:table-cell>
              <table:table-cell office:value-type="float" office:value="77.4429375">
                <text:p>77.442937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7.4336875">
                <text:p>77.4336875</text:p>
              </table:table-cell>
              <table:table-cell office:value-type="float" office:value="77.474625">
                <text:p>77.474625</text:p>
              </table:table-cell>
              <table:table-cell office:value-type="float" office:value="77.437">
                <text:p>77.43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7.4383125">
                <text:p>77.4383125</text:p>
              </table:table-cell>
              <table:table-cell office:value-type="float" office:value="77.49775">
                <text:p>77.49775</text:p>
              </table:table-cell>
              <table:table-cell office:value-type="float" office:value="77.433">
                <text:p>77.43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7.4521875">
                <text:p>77.4521875</text:p>
              </table:table-cell>
              <table:table-cell office:value-type="float" office:value="77.4905">
                <text:p>77.4905</text:p>
              </table:table-cell>
              <table:table-cell office:value-type="float" office:value="77.4495625">
                <text:p>77.449562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7.4588125">
                <text:p>77.4588125</text:p>
              </table:table-cell>
              <table:table-cell office:value-type="float" office:value="77.472">
                <text:p>77.472</text:p>
              </table:table-cell>
              <table:table-cell office:value-type="float" office:value="77.4178125">
                <text:p>77.417812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7.450875">
                <text:p>77.450875</text:p>
              </table:table-cell>
              <table:table-cell office:value-type="float" office:value="77.46075">
                <text:p>77.46075</text:p>
              </table:table-cell>
              <table:table-cell office:value-type="float" office:value="77.4521875">
                <text:p>77.452187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7.4938125">
                <text:p>77.4938125</text:p>
              </table:table-cell>
              <table:table-cell office:value-type="float" office:value="77.4713125">
                <text:p>77.4713125</text:p>
              </table:table-cell>
              <table:table-cell office:value-type="float" office:value="77.4515">
                <text:p>77.451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7.47">
                <text:p>77.47</text:p>
              </table:table-cell>
              <table:table-cell office:value-type="float" office:value="77.4686875">
                <text:p>77.4686875</text:p>
              </table:table-cell>
              <table:table-cell office:value-type="float" office:value="77.44625">
                <text:p>77.4462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7.4918125">
                <text:p>77.4918125</text:p>
              </table:table-cell>
              <table:table-cell office:value-type="float" office:value="77.500375">
                <text:p>77.500375</text:p>
              </table:table-cell>
              <table:table-cell office:value-type="float" office:value="77.4429375">
                <text:p>77.442937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7.4634375">
                <text:p>77.4634375</text:p>
              </table:table-cell>
              <table:table-cell office:value-type="float" office:value="77.4713125">
                <text:p>77.4713125</text:p>
              </table:table-cell>
              <table:table-cell office:value-type="float" office:value="77.4528125">
                <text:p>77.452812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7.4706875">
                <text:p>77.4706875</text:p>
              </table:table-cell>
              <table:table-cell office:value-type="float" office:value="77.4871875">
                <text:p>77.4871875</text:p>
              </table:table-cell>
              <table:table-cell office:value-type="float" office:value="77.4264375">
                <text:p>77.426437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7.4495625">
                <text:p>77.4495625</text:p>
              </table:table-cell>
              <table:table-cell office:value-type="float" office:value="77.4706875">
                <text:p>77.4706875</text:p>
              </table:table-cell>
              <table:table-cell office:value-type="float" office:value="77.4363125">
                <text:p>77.436312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7.4383125">
                <text:p>77.4383125</text:p>
              </table:table-cell>
              <table:table-cell office:value-type="float" office:value="77.4891875">
                <text:p>77.4891875</text:p>
              </table:table-cell>
              <table:table-cell office:value-type="float" office:value="77.450875">
                <text:p>77.45087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7.4634375">
                <text:p>77.4634375</text:p>
              </table:table-cell>
              <table:table-cell office:value-type="float" office:value="77.47725">
                <text:p>77.47725</text:p>
              </table:table-cell>
              <table:table-cell office:value-type="float" office:value="77.456125">
                <text:p>77.45612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7.4403125">
                <text:p>77.4403125</text:p>
              </table:table-cell>
              <table:table-cell office:value-type="float" office:value="77.504375">
                <text:p>77.504375</text:p>
              </table:table-cell>
              <table:table-cell office:value-type="float" office:value="77.4568125">
                <text:p>77.456812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7.434375">
                <text:p>77.434375</text:p>
              </table:table-cell>
              <table:table-cell office:value-type="float" office:value="77.4799375">
                <text:p>77.4799375</text:p>
              </table:table-cell>
              <table:table-cell office:value-type="float" office:value="77.441625">
                <text:p>77.44162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7.4574375">
                <text:p>77.4574375</text:p>
              </table:table-cell>
              <table:table-cell office:value-type="float" office:value="77.472">
                <text:p>77.472</text:p>
              </table:table-cell>
              <table:table-cell office:value-type="float" office:value="77.4660625">
                <text:p>77.466062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7.4614375">
                <text:p>77.4614375</text:p>
              </table:table-cell>
              <table:table-cell office:value-type="float" office:value="77.472625">
                <text:p>77.472625</text:p>
              </table:table-cell>
              <table:table-cell office:value-type="float" office:value="77.439625">
                <text:p>77.43962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7.4634375">
                <text:p>77.4634375</text:p>
              </table:table-cell>
              <table:table-cell office:value-type="float" office:value="77.4851875">
                <text:p>77.4851875</text:p>
              </table:table-cell>
              <table:table-cell office:value-type="float" office:value="77.4429375">
                <text:p>77.442937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7.4871875">
                <text:p>77.4871875</text:p>
              </table:table-cell>
              <table:table-cell office:value-type="float" office:value="77.4535">
                <text:p>77.4535</text:p>
              </table:table-cell>
              <table:table-cell office:value-type="float" office:value="77.448875">
                <text:p>77.44887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7.500375">
                <text:p>77.500375</text:p>
              </table:table-cell>
              <table:table-cell office:value-type="float" office:value="77.468">
                <text:p>77.468</text:p>
              </table:table-cell>
              <table:table-cell office:value-type="float" office:value="77.4455625">
                <text:p>77.445562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7.4885">
                <text:p>77.4885</text:p>
              </table:table-cell>
              <table:table-cell office:value-type="float" office:value="77.500375">
                <text:p>77.500375</text:p>
              </table:table-cell>
              <table:table-cell office:value-type="float" office:value="77.4435625">
                <text:p>77.443562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7.5155625">
                <text:p>77.5155625</text:p>
              </table:table-cell>
              <table:table-cell office:value-type="float" office:value="77.47925">
                <text:p>77.47925</text:p>
              </table:table-cell>
              <table:table-cell office:value-type="float" office:value="77.446875">
                <text:p>77.44687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7.5149375">
                <text:p>77.5149375</text:p>
              </table:table-cell>
              <table:table-cell office:value-type="float" office:value="77.4825625">
                <text:p>77.4825625</text:p>
              </table:table-cell>
              <table:table-cell office:value-type="float" office:value="77.448875">
                <text:p>77.44887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7.5235">
                <text:p>77.5235</text:p>
              </table:table-cell>
              <table:table-cell office:value-type="float" office:value="77.5063125">
                <text:p>77.5063125</text:p>
              </table:table-cell>
              <table:table-cell office:value-type="float" office:value="77.44425">
                <text:p>77.4442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7.500375">
                <text:p>77.500375</text:p>
              </table:table-cell>
              <table:table-cell office:value-type="float" office:value="77.4594375">
                <text:p>77.4594375</text:p>
              </table:table-cell>
              <table:table-cell office:value-type="float" office:value="77.4634375">
                <text:p>77.463437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7.4944375">
                <text:p>77.4944375</text:p>
              </table:table-cell>
              <table:table-cell office:value-type="float" office:value="77.520875">
                <text:p>77.520875</text:p>
              </table:table-cell>
              <table:table-cell office:value-type="float" office:value="77.433">
                <text:p>77.43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7.5030625">
                <text:p>77.5030625</text:p>
              </table:table-cell>
              <table:table-cell office:value-type="float" office:value="77.4845625">
                <text:p>77.4845625</text:p>
              </table:table-cell>
              <table:table-cell office:value-type="float" office:value="77.4336875">
                <text:p>77.433687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7.49975">
                <text:p>77.49975</text:p>
              </table:table-cell>
              <table:table-cell office:value-type="float" office:value="77.4938125">
                <text:p>77.4938125</text:p>
              </table:table-cell>
              <table:table-cell office:value-type="float" office:value="77.439625">
                <text:p>77.43962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7.5056875">
                <text:p>77.5056875</text:p>
              </table:table-cell>
              <table:table-cell office:value-type="float" office:value="77.47725">
                <text:p>77.47725</text:p>
              </table:table-cell>
              <table:table-cell office:value-type="float" office:value="77.4548125">
                <text:p>77.454812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7.5360625">
                <text:p>77.5360625</text:p>
              </table:table-cell>
              <table:table-cell office:value-type="float" office:value="77.5030625">
                <text:p>77.5030625</text:p>
              </table:table-cell>
              <table:table-cell office:value-type="float" office:value="77.4515">
                <text:p>77.451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7.51625">
                <text:p>77.51625</text:p>
              </table:table-cell>
              <table:table-cell office:value-type="float" office:value="77.4805625">
                <text:p>77.4805625</text:p>
              </table:table-cell>
              <table:table-cell office:value-type="float" office:value="77.4409375">
                <text:p>77.440937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7.528125">
                <text:p>77.528125</text:p>
              </table:table-cell>
              <table:table-cell office:value-type="float" office:value="77.505">
                <text:p>77.505</text:p>
              </table:table-cell>
              <table:table-cell office:value-type="float" office:value="77.4614375">
                <text:p>77.461437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7.5248125">
                <text:p>77.5248125</text:p>
              </table:table-cell>
              <table:table-cell office:value-type="float" office:value="77.4713125">
                <text:p>77.4713125</text:p>
              </table:table-cell>
              <table:table-cell office:value-type="float" office:value="77.437">
                <text:p>77.43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7.5591875">
                <text:p>77.5591875</text:p>
              </table:table-cell>
              <table:table-cell office:value-type="float" office:value="77.4944375">
                <text:p>77.4944375</text:p>
              </table:table-cell>
              <table:table-cell office:value-type="float" office:value="77.4568125">
                <text:p>77.456812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7.5895625">
                <text:p>77.5895625</text:p>
              </table:table-cell>
              <table:table-cell office:value-type="float" office:value="77.4713125">
                <text:p>77.4713125</text:p>
              </table:table-cell>
              <table:table-cell office:value-type="float" office:value="77.4541875">
                <text:p>77.454187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7.5625">
                <text:p>77.5625</text:p>
              </table:table-cell>
              <table:table-cell office:value-type="float" office:value="77.500375">
                <text:p>77.500375</text:p>
              </table:table-cell>
              <table:table-cell office:value-type="float" office:value="77.4660625">
                <text:p>77.466062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7.544625">
                <text:p>77.544625</text:p>
              </table:table-cell>
              <table:table-cell office:value-type="float" office:value="77.4924375">
                <text:p>77.4924375</text:p>
              </table:table-cell>
              <table:table-cell office:value-type="float" office:value="77.4521875">
                <text:p>77.452187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7.5605">
                <text:p>77.5605</text:p>
              </table:table-cell>
              <table:table-cell office:value-type="float" office:value="77.4634375">
                <text:p>77.4634375</text:p>
              </table:table-cell>
              <table:table-cell office:value-type="float" office:value="77.4541875">
                <text:p>77.454187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7.5611875">
                <text:p>77.5611875</text:p>
              </table:table-cell>
              <table:table-cell office:value-type="float" office:value="77.4871875">
                <text:p>77.4871875</text:p>
              </table:table-cell>
              <table:table-cell office:value-type="float" office:value="77.448875">
                <text:p>77.44887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7.5551875">
                <text:p>77.5551875</text:p>
              </table:table-cell>
              <table:table-cell office:value-type="float" office:value="77.4918125">
                <text:p>77.4918125</text:p>
              </table:table-cell>
              <table:table-cell office:value-type="float" office:value="77.448875">
                <text:p>77.44887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7.5433125">
                <text:p>77.5433125</text:p>
              </table:table-cell>
              <table:table-cell office:value-type="float" office:value="77.46475">
                <text:p>77.46475</text:p>
              </table:table-cell>
              <table:table-cell office:value-type="float" office:value="77.4409375">
                <text:p>77.440937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7.5505625">
                <text:p>77.5505625</text:p>
              </table:table-cell>
              <table:table-cell office:value-type="float" office:value="77.487875">
                <text:p>77.487875</text:p>
              </table:table-cell>
              <table:table-cell office:value-type="float" office:value="77.4435625">
                <text:p>77.443562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7.5386875">
                <text:p>77.5386875</text:p>
              </table:table-cell>
              <table:table-cell office:value-type="float" office:value="77.476625">
                <text:p>77.476625</text:p>
              </table:table-cell>
              <table:table-cell office:value-type="float" office:value="77.4383125">
                <text:p>77.438312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7.5294375">
                <text:p>77.5294375</text:p>
              </table:table-cell>
              <table:table-cell office:value-type="float" office:value="77.5294375">
                <text:p>77.5294375</text:p>
              </table:table-cell>
              <table:table-cell office:value-type="float" office:value="77.4541875">
                <text:p>77.454187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7.509">
                <text:p>77.509</text:p>
              </table:table-cell>
              <table:table-cell office:value-type="float" office:value="77.4660625">
                <text:p>77.4660625</text:p>
              </table:table-cell>
              <table:table-cell office:value-type="float" office:value="77.4501875">
                <text:p>77.450187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7.5129375">
                <text:p>77.5129375</text:p>
              </table:table-cell>
              <table:table-cell office:value-type="float" office:value="77.4891875">
                <text:p>77.4891875</text:p>
              </table:table-cell>
              <table:table-cell office:value-type="float" office:value="77.38875">
                <text:p>77.3887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7.5103125">
                <text:p>77.5103125</text:p>
              </table:table-cell>
              <table:table-cell office:value-type="float" office:value="77.4990625">
                <text:p>77.4990625</text:p>
              </table:table-cell>
              <table:table-cell office:value-type="float" office:value="77.474">
                <text:p>77.47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7.5268125">
                <text:p>77.5268125</text:p>
              </table:table-cell>
              <table:table-cell office:value-type="float" office:value="77.4970625">
                <text:p>77.4970625</text:p>
              </table:table-cell>
              <table:table-cell office:value-type="float" office:value="77.4871875">
                <text:p>77.487187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7.532125">
                <text:p>77.532125</text:p>
              </table:table-cell>
              <table:table-cell office:value-type="float" office:value="77.460125">
                <text:p>77.460125</text:p>
              </table:table-cell>
              <table:table-cell office:value-type="float" office:value="77.476625">
                <text:p>77.47662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7.5255">
                <text:p>77.5255</text:p>
              </table:table-cell>
              <table:table-cell office:value-type="float" office:value="77.4898125">
                <text:p>77.4898125</text:p>
              </table:table-cell>
              <table:table-cell office:value-type="float" office:value="77.448875">
                <text:p>77.44887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7.5505625">
                <text:p>77.5505625</text:p>
              </table:table-cell>
              <table:table-cell office:value-type="float" office:value="77.47">
                <text:p>77.47</text:p>
              </table:table-cell>
              <table:table-cell office:value-type="float" office:value="77.4501875">
                <text:p>77.450187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7.522875">
                <text:p>77.522875</text:p>
              </table:table-cell>
              <table:table-cell office:value-type="float" office:value="77.474">
                <text:p>77.474</text:p>
              </table:table-cell>
              <table:table-cell office:value-type="float" office:value="77.4383125">
                <text:p>77.438312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7.5288125">
                <text:p>77.5288125</text:p>
              </table:table-cell>
              <table:table-cell office:value-type="float" office:value="77.47925">
                <text:p>77.47925</text:p>
              </table:table-cell>
              <table:table-cell office:value-type="float" office:value="77.4449375">
                <text:p>77.444937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7.5215">
                <text:p>77.5215</text:p>
              </table:table-cell>
              <table:table-cell office:value-type="float" office:value="77.465375">
                <text:p>77.465375</text:p>
              </table:table-cell>
              <table:table-cell office:value-type="float" office:value="77.4535">
                <text:p>77.453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7.5433125">
                <text:p>77.5433125</text:p>
              </table:table-cell>
              <table:table-cell office:value-type="float" office:value="77.502375">
                <text:p>77.502375</text:p>
              </table:table-cell>
              <table:table-cell office:value-type="float" office:value="77.458125">
                <text:p>77.45812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7.522875">
                <text:p>77.522875</text:p>
              </table:table-cell>
              <table:table-cell office:value-type="float" office:value="77.4891875">
                <text:p>77.4891875</text:p>
              </table:table-cell>
              <table:table-cell office:value-type="float" office:value="77.4660625">
                <text:p>77.466062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7.5103125">
                <text:p>77.5103125</text:p>
              </table:table-cell>
              <table:table-cell office:value-type="float" office:value="77.4805625">
                <text:p>77.4805625</text:p>
              </table:table-cell>
              <table:table-cell office:value-type="float" office:value="77.448875">
                <text:p>77.44887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7.4885">
                <text:p>77.4885</text:p>
              </table:table-cell>
              <table:table-cell office:value-type="float" office:value="77.4733125">
                <text:p>77.4733125</text:p>
              </table:table-cell>
              <table:table-cell office:value-type="float" office:value="77.42575">
                <text:p>77.4257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7.48325">
                <text:p>77.48325</text:p>
              </table:table-cell>
              <table:table-cell office:value-type="float" office:value="77.4713125">
                <text:p>77.4713125</text:p>
              </table:table-cell>
              <table:table-cell office:value-type="float" office:value="77.4666875">
                <text:p>77.466687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7.469375">
                <text:p>77.469375</text:p>
              </table:table-cell>
              <table:table-cell office:value-type="float" office:value="77.4944375">
                <text:p>77.4944375</text:p>
              </table:table-cell>
              <table:table-cell office:value-type="float" office:value="77.4429375">
                <text:p>77.442937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7.47725">
                <text:p>77.47725</text:p>
              </table:table-cell>
              <table:table-cell office:value-type="float" office:value="77.4686875">
                <text:p>77.4686875</text:p>
              </table:table-cell>
              <table:table-cell office:value-type="float" office:value="77.423125">
                <text:p>77.42312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7.4885">
                <text:p>77.4885</text:p>
              </table:table-cell>
              <table:table-cell office:value-type="float" office:value="77.4851875">
                <text:p>77.4851875</text:p>
              </table:table-cell>
              <table:table-cell office:value-type="float" office:value="77.4686875">
                <text:p>77.468687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7.4594375">
                <text:p>77.4594375</text:p>
              </table:table-cell>
              <table:table-cell office:value-type="float" office:value="77.491125">
                <text:p>77.491125</text:p>
              </table:table-cell>
              <table:table-cell office:value-type="float" office:value="77.437">
                <text:p>77.43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7.460125">
                <text:p>77.460125</text:p>
              </table:table-cell>
              <table:table-cell office:value-type="float" office:value="77.487875">
                <text:p>77.487875</text:p>
              </table:table-cell>
              <table:table-cell office:value-type="float" office:value="77.4290625">
                <text:p>77.429062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7.469375">
                <text:p>77.469375</text:p>
              </table:table-cell>
              <table:table-cell office:value-type="float" office:value="77.4779375">
                <text:p>77.4779375</text:p>
              </table:table-cell>
              <table:table-cell office:value-type="float" office:value="77.4495625">
                <text:p>77.449562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7.5063125">
                <text:p>77.5063125</text:p>
              </table:table-cell>
              <table:table-cell office:value-type="float" office:value="77.5016875">
                <text:p>77.5016875</text:p>
              </table:table-cell>
              <table:table-cell office:value-type="float" office:value="77.4521875">
                <text:p>77.452187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7.5155625">
                <text:p>77.5155625</text:p>
              </table:table-cell>
              <table:table-cell office:value-type="float" office:value="77.4938125">
                <text:p>77.4938125</text:p>
              </table:table-cell>
              <table:table-cell office:value-type="float" office:value="77.4429375">
                <text:p>77.442937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7.520875">
                <text:p>77.520875</text:p>
              </table:table-cell>
              <table:table-cell office:value-type="float" office:value="77.4970625">
                <text:p>77.4970625</text:p>
              </table:table-cell>
              <table:table-cell office:value-type="float" office:value="77.439">
                <text:p>77.43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7.53275">
                <text:p>77.53275</text:p>
              </table:table-cell>
              <table:table-cell office:value-type="float" office:value="77.46275">
                <text:p>77.46275</text:p>
              </table:table-cell>
              <table:table-cell office:value-type="float" office:value="77.434375">
                <text:p>77.43437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7.5155625">
                <text:p>77.5155625</text:p>
              </table:table-cell>
              <table:table-cell office:value-type="float" office:value="77.4713125">
                <text:p>77.4713125</text:p>
              </table:table-cell>
              <table:table-cell office:value-type="float" office:value="77.46075">
                <text:p>77.4607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7.511625">
                <text:p>77.511625</text:p>
              </table:table-cell>
              <table:table-cell office:value-type="float" office:value="77.478625">
                <text:p>77.478625</text:p>
              </table:table-cell>
              <table:table-cell office:value-type="float" office:value="77.4403125">
                <text:p>77.440312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7.5275">
                <text:p>77.5275</text:p>
              </table:table-cell>
              <table:table-cell office:value-type="float" office:value="77.472625">
                <text:p>77.472625</text:p>
              </table:table-cell>
              <table:table-cell office:value-type="float" office:value="77.439">
                <text:p>77.43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7.53275">
                <text:p>77.53275</text:p>
              </table:table-cell>
              <table:table-cell office:value-type="float" office:value="77.4964375">
                <text:p>77.4964375</text:p>
              </table:table-cell>
              <table:table-cell office:value-type="float" office:value="77.430375">
                <text:p>77.43037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7.509">
                <text:p>77.509</text:p>
              </table:table-cell>
              <table:table-cell office:value-type="float" office:value="77.4885">
                <text:p>77.4885</text:p>
              </table:table-cell>
              <table:table-cell office:value-type="float" office:value="77.446875">
                <text:p>77.44687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7.4990625">
                <text:p>77.4990625</text:p>
              </table:table-cell>
              <table:table-cell office:value-type="float" office:value="77.4898125">
                <text:p>77.4898125</text:p>
              </table:table-cell>
              <table:table-cell office:value-type="float" office:value="77.4290625">
                <text:p>77.429062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7.509">
                <text:p>77.509</text:p>
              </table:table-cell>
              <table:table-cell office:value-type="float" office:value="77.474">
                <text:p>77.474</text:p>
              </table:table-cell>
              <table:table-cell office:value-type="float" office:value="77.465375">
                <text:p>77.46537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7.5123125">
                <text:p>77.5123125</text:p>
              </table:table-cell>
              <table:table-cell office:value-type="float" office:value="77.474625">
                <text:p>77.474625</text:p>
              </table:table-cell>
              <table:table-cell office:value-type="float" office:value="77.4316875">
                <text:p>77.431687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7.5275">
                <text:p>77.5275</text:p>
              </table:table-cell>
              <table:table-cell office:value-type="float" office:value="77.4640625">
                <text:p>77.4640625</text:p>
              </table:table-cell>
              <table:table-cell office:value-type="float" office:value="77.4475625">
                <text:p>77.447562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7.5241875">
                <text:p>77.5241875</text:p>
              </table:table-cell>
              <table:table-cell office:value-type="float" office:value="77.4905">
                <text:p>77.4905</text:p>
              </table:table-cell>
              <table:table-cell office:value-type="float" office:value="77.4429375">
                <text:p>77.442937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7.5453125">
                <text:p>77.5453125</text:p>
              </table:table-cell>
              <table:table-cell office:value-type="float" office:value="77.4984375">
                <text:p>77.4984375</text:p>
              </table:table-cell>
              <table:table-cell office:value-type="float" office:value="77.4475625">
                <text:p>77.447562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7.5453125">
                <text:p>77.5453125</text:p>
              </table:table-cell>
              <table:table-cell office:value-type="float" office:value="77.4938125">
                <text:p>77.4938125</text:p>
              </table:table-cell>
              <table:table-cell office:value-type="float" office:value="77.4634375">
                <text:p>77.463437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7.544625">
                <text:p>77.544625</text:p>
              </table:table-cell>
              <table:table-cell office:value-type="float" office:value="77.49775">
                <text:p>77.49775</text:p>
              </table:table-cell>
              <table:table-cell office:value-type="float" office:value="77.44225">
                <text:p>77.4422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7.5221875">
                <text:p>77.5221875</text:p>
              </table:table-cell>
              <table:table-cell office:value-type="float" office:value="77.458125">
                <text:p>77.458125</text:p>
              </table:table-cell>
              <table:table-cell office:value-type="float" office:value="77.44625">
                <text:p>77.4462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7.53675">
                <text:p>77.53675</text:p>
              </table:table-cell>
              <table:table-cell office:value-type="float" office:value="77.49575">
                <text:p>77.49575</text:p>
              </table:table-cell>
              <table:table-cell office:value-type="float" office:value="77.458125">
                <text:p>77.45812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7.539375">
                <text:p>77.539375</text:p>
              </table:table-cell>
              <table:table-cell office:value-type="float" office:value="77.483875">
                <text:p>77.483875</text:p>
              </table:table-cell>
              <table:table-cell office:value-type="float" office:value="77.4501875">
                <text:p>77.450187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7.5294375">
                <text:p>77.5294375</text:p>
              </table:table-cell>
              <table:table-cell office:value-type="float" office:value="77.4938125">
                <text:p>77.4938125</text:p>
              </table:table-cell>
              <table:table-cell office:value-type="float" office:value="77.458125">
                <text:p>77.45812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7.5571875">
                <text:p>77.5571875</text:p>
              </table:table-cell>
              <table:table-cell office:value-type="float" office:value="77.4666875">
                <text:p>77.4666875</text:p>
              </table:table-cell>
              <table:table-cell office:value-type="float" office:value="77.44225">
                <text:p>77.4422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7.530125">
                <text:p>77.530125</text:p>
              </table:table-cell>
              <table:table-cell office:value-type="float" office:value="77.4779375">
                <text:p>77.4779375</text:p>
              </table:table-cell>
              <table:table-cell office:value-type="float" office:value="77.450875">
                <text:p>77.45087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7.5426875">
                <text:p>77.5426875</text:p>
              </table:table-cell>
              <table:table-cell office:value-type="float" office:value="77.49775">
                <text:p>77.49775</text:p>
              </table:table-cell>
              <table:table-cell office:value-type="float" office:value="77.456125">
                <text:p>77.45612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7.544">
                <text:p>77.544</text:p>
              </table:table-cell>
              <table:table-cell office:value-type="float" office:value="77.446875">
                <text:p>77.446875</text:p>
              </table:table-cell>
              <table:table-cell office:value-type="float" office:value="77.4316875">
                <text:p>77.431687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7.530125">
                <text:p>77.530125</text:p>
              </table:table-cell>
              <table:table-cell office:value-type="float" office:value="77.4660625">
                <text:p>77.4660625</text:p>
              </table:table-cell>
              <table:table-cell office:value-type="float" office:value="77.4403125">
                <text:p>77.440312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7.5030625">
                <text:p>77.5030625</text:p>
              </table:table-cell>
              <table:table-cell office:value-type="float" office:value="77.491125">
                <text:p>77.491125</text:p>
              </table:table-cell>
              <table:table-cell office:value-type="float" office:value="77.4356875">
                <text:p>77.435687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7.55125">
                <text:p>77.55125</text:p>
              </table:table-cell>
              <table:table-cell office:value-type="float" office:value="77.4825625">
                <text:p>77.4825625</text:p>
              </table:table-cell>
              <table:table-cell office:value-type="float" office:value="77.4614375">
                <text:p>77.461437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7.548625">
                <text:p>77.548625</text:p>
              </table:table-cell>
              <table:table-cell office:value-type="float" office:value="77.4686875">
                <text:p>77.4686875</text:p>
              </table:table-cell>
              <table:table-cell office:value-type="float" office:value="77.4336875">
                <text:p>77.433687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7.5479375">
                <text:p>77.5479375</text:p>
              </table:table-cell>
              <table:table-cell office:value-type="float" office:value="77.505">
                <text:p>77.505</text:p>
              </table:table-cell>
              <table:table-cell office:value-type="float" office:value="77.4733125">
                <text:p>77.473312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7.535375">
                <text:p>77.535375</text:p>
              </table:table-cell>
              <table:table-cell office:value-type="float" office:value="77.4733125">
                <text:p>77.4733125</text:p>
              </table:table-cell>
              <table:table-cell office:value-type="float" office:value="77.4634375">
                <text:p>77.463437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7.5426875">
                <text:p>77.5426875</text:p>
              </table:table-cell>
              <table:table-cell office:value-type="float" office:value="77.4706875">
                <text:p>77.4706875</text:p>
              </table:table-cell>
              <table:table-cell office:value-type="float" office:value="77.4403125">
                <text:p>77.440312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7.5426875">
                <text:p>77.5426875</text:p>
              </table:table-cell>
              <table:table-cell office:value-type="float" office:value="77.481875">
                <text:p>77.481875</text:p>
              </table:table-cell>
              <table:table-cell office:value-type="float" office:value="77.434375">
                <text:p>77.43437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.5505625">
                <text:p>77.5505625</text:p>
              </table:table-cell>
              <table:table-cell office:value-type="float" office:value="77.48125">
                <text:p>77.48125</text:p>
              </table:table-cell>
              <table:table-cell office:value-type="float" office:value="77.435">
                <text:p>77.43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.5255">
                <text:p>77.5255</text:p>
              </table:table-cell>
              <table:table-cell office:value-type="float" office:value="77.4898125">
                <text:p>77.4898125</text:p>
              </table:table-cell>
              <table:table-cell office:value-type="float" office:value="77.446875">
                <text:p>77.44687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.53075">
                <text:p>77.53075</text:p>
              </table:table-cell>
              <table:table-cell office:value-type="float" office:value="77.483875">
                <text:p>77.483875</text:p>
              </table:table-cell>
              <table:table-cell office:value-type="float" office:value="77.4336875">
                <text:p>77.433687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.5241875">
                <text:p>77.5241875</text:p>
              </table:table-cell>
              <table:table-cell office:value-type="float" office:value="77.5030625">
                <text:p>77.5030625</text:p>
              </table:table-cell>
              <table:table-cell office:value-type="float" office:value="77.4455625">
                <text:p>77.445562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.5380625">
                <text:p>77.5380625</text:p>
              </table:table-cell>
              <table:table-cell office:value-type="float" office:value="77.4686875">
                <text:p>77.4686875</text:p>
              </table:table-cell>
              <table:table-cell office:value-type="float" office:value="77.4541875">
                <text:p>77.454187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.5215">
                <text:p>77.5215</text:p>
              </table:table-cell>
              <table:table-cell office:value-type="float" office:value="77.4686875">
                <text:p>77.4686875</text:p>
              </table:table-cell>
              <table:table-cell office:value-type="float" office:value="77.4475625">
                <text:p>77.447562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.49975">
                <text:p>77.49975</text:p>
              </table:table-cell>
              <table:table-cell office:value-type="float" office:value="77.518875">
                <text:p>77.518875</text:p>
              </table:table-cell>
              <table:table-cell office:value-type="float" office:value="77.446875">
                <text:p>77.44687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.500375">
                <text:p>77.500375</text:p>
              </table:table-cell>
              <table:table-cell office:value-type="float" office:value="77.4548125">
                <text:p>77.4548125</text:p>
              </table:table-cell>
              <table:table-cell office:value-type="float" office:value="77.4686875">
                <text:p>77.468687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.5175625">
                <text:p>77.5175625</text:p>
              </table:table-cell>
              <table:table-cell office:value-type="float" office:value="77.4799375">
                <text:p>77.4799375</text:p>
              </table:table-cell>
              <table:table-cell office:value-type="float" office:value="77.421125">
                <text:p>77.42112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.520875">
                <text:p>77.520875</text:p>
              </table:table-cell>
              <table:table-cell office:value-type="float" office:value="77.5016875">
                <text:p>77.5016875</text:p>
              </table:table-cell>
              <table:table-cell office:value-type="float" office:value="77.4383125">
                <text:p>77.438312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.5056875">
                <text:p>77.5056875</text:p>
              </table:table-cell>
              <table:table-cell office:value-type="float" office:value="77.51625">
                <text:p>77.51625</text:p>
              </table:table-cell>
              <table:table-cell office:value-type="float" office:value="77.476625">
                <text:p>77.47662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7.507">
                <text:p>77.507</text:p>
              </table:table-cell>
              <table:table-cell office:value-type="float" office:value="77.450875">
                <text:p>77.450875</text:p>
              </table:table-cell>
              <table:table-cell office:value-type="float" office:value="77.4541875">
                <text:p>77.454187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7.51825">
                <text:p>77.51825</text:p>
              </table:table-cell>
              <table:table-cell office:value-type="float" office:value="77.5016875">
                <text:p>77.5016875</text:p>
              </table:table-cell>
              <table:table-cell office:value-type="float" office:value="77.4455625">
                <text:p>77.445562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7.522875">
                <text:p>77.522875</text:p>
              </table:table-cell>
              <table:table-cell office:value-type="float" office:value="77.4713125">
                <text:p>77.4713125</text:p>
              </table:table-cell>
              <table:table-cell office:value-type="float" office:value="77.4501875">
                <text:p>77.450187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7.5123125">
                <text:p>77.5123125</text:p>
              </table:table-cell>
              <table:table-cell office:value-type="float" office:value="77.4640625">
                <text:p>77.4640625</text:p>
              </table:table-cell>
              <table:table-cell office:value-type="float" office:value="77.448875">
                <text:p>77.44887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7.5010625">
                <text:p>77.5010625</text:p>
              </table:table-cell>
              <table:table-cell office:value-type="float" office:value="77.4666875">
                <text:p>77.4666875</text:p>
              </table:table-cell>
              <table:table-cell office:value-type="float" office:value="77.458125">
                <text:p>77.45812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7.5123125">
                <text:p>77.5123125</text:p>
              </table:table-cell>
              <table:table-cell office:value-type="float" office:value="77.49575">
                <text:p>77.49575</text:p>
              </table:table-cell>
              <table:table-cell office:value-type="float" office:value="77.4548125">
                <text:p>77.454812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7.5030625">
                <text:p>77.5030625</text:p>
              </table:table-cell>
              <table:table-cell office:value-type="float" office:value="77.4944375">
                <text:p>77.4944375</text:p>
              </table:table-cell>
              <table:table-cell office:value-type="float" office:value="77.437">
                <text:p>77.43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7.530125">
                <text:p>77.530125</text:p>
              </table:table-cell>
              <table:table-cell office:value-type="float" office:value="77.483875">
                <text:p>77.483875</text:p>
              </table:table-cell>
              <table:table-cell office:value-type="float" office:value="77.4356875">
                <text:p>77.435687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7.5314375">
                <text:p>77.5314375</text:p>
              </table:table-cell>
              <table:table-cell office:value-type="float" office:value="77.5010625">
                <text:p>77.5010625</text:p>
              </table:table-cell>
              <table:table-cell office:value-type="float" office:value="77.4588125">
                <text:p>77.458812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7.53075">
                <text:p>77.53075</text:p>
              </table:table-cell>
              <table:table-cell office:value-type="float" office:value="77.4970625">
                <text:p>77.4970625</text:p>
              </table:table-cell>
              <table:table-cell office:value-type="float" office:value="77.439">
                <text:p>77.43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7.5241875">
                <text:p>77.5241875</text:p>
              </table:table-cell>
              <table:table-cell office:value-type="float" office:value="77.4733125">
                <text:p>77.4733125</text:p>
              </table:table-cell>
              <table:table-cell office:value-type="float" office:value="77.437">
                <text:p>77.43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7.5340625">
                <text:p>77.5340625</text:p>
              </table:table-cell>
              <table:table-cell office:value-type="float" office:value="77.4779375">
                <text:p>77.4779375</text:p>
              </table:table-cell>
              <table:table-cell office:value-type="float" office:value="77.435">
                <text:p>77.43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7.518875">
                <text:p>77.518875</text:p>
              </table:table-cell>
              <table:table-cell office:value-type="float" office:value="77.446875">
                <text:p>77.446875</text:p>
              </table:table-cell>
              <table:table-cell office:value-type="float" office:value="77.4363125">
                <text:p>77.436312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7.5016875">
                <text:p>77.5016875</text:p>
              </table:table-cell>
              <table:table-cell office:value-type="float" office:value="77.4686875">
                <text:p>77.4686875</text:p>
              </table:table-cell>
              <table:table-cell office:value-type="float" office:value="77.439625">
                <text:p>77.43962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7.51425">
                <text:p>77.51425</text:p>
              </table:table-cell>
              <table:table-cell office:value-type="float" office:value="77.4885">
                <text:p>77.4885</text:p>
              </table:table-cell>
              <table:table-cell office:value-type="float" office:value="77.448875">
                <text:p>77.44887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7.5268125">
                <text:p>77.5268125</text:p>
              </table:table-cell>
              <table:table-cell office:value-type="float" office:value="77.4753125">
                <text:p>77.4753125</text:p>
              </table:table-cell>
              <table:table-cell office:value-type="float" office:value="77.437625">
                <text:p>77.43762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7.483875">
                <text:p>77.483875</text:p>
              </table:table-cell>
              <table:table-cell office:value-type="float" office:value="77.4555">
                <text:p>77.4555</text:p>
              </table:table-cell>
              <table:table-cell office:value-type="float" office:value="77.458125">
                <text:p>77.45812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7.5123125">
                <text:p>77.5123125</text:p>
              </table:table-cell>
              <table:table-cell office:value-type="float" office:value="77.465375">
                <text:p>77.465375</text:p>
              </table:table-cell>
              <table:table-cell office:value-type="float" office:value="77.4779375">
                <text:p>77.477937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7.5169375">
                <text:p>77.5169375</text:p>
              </table:table-cell>
              <table:table-cell office:value-type="float" office:value="77.4898125">
                <text:p>77.4898125</text:p>
              </table:table-cell>
              <table:table-cell office:value-type="float" office:value="77.4475625">
                <text:p>77.447562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7.5169375">
                <text:p>77.5169375</text:p>
              </table:table-cell>
              <table:table-cell office:value-type="float" office:value="77.465375">
                <text:p>77.465375</text:p>
              </table:table-cell>
              <table:table-cell office:value-type="float" office:value="77.4270625">
                <text:p>77.427062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7.518875">
                <text:p>77.518875</text:p>
              </table:table-cell>
              <table:table-cell office:value-type="float" office:value="77.48125">
                <text:p>77.48125</text:p>
              </table:table-cell>
              <table:table-cell office:value-type="float" office:value="77.4475625">
                <text:p>77.447562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77.5288125">
                <text:p>77.5288125</text:p>
              </table:table-cell>
              <table:table-cell office:value-type="float" office:value="77.491125">
                <text:p>77.491125</text:p>
              </table:table-cell>
              <table:table-cell office:value-type="float" office:value="77.4574375">
                <text:p>77.457437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77.5426875">
                <text:p>77.5426875</text:p>
              </table:table-cell>
              <table:table-cell office:value-type="float" office:value="77.483875">
                <text:p>77.483875</text:p>
              </table:table-cell>
              <table:table-cell office:value-type="float" office:value="77.435">
                <text:p>77.43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77.544625">
                <text:p>77.544625</text:p>
              </table:table-cell>
              <table:table-cell office:value-type="float" office:value="77.5016875">
                <text:p>77.5016875</text:p>
              </table:table-cell>
              <table:table-cell office:value-type="float" office:value="77.437625">
                <text:p>77.43762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77.5201875">
                <text:p>77.5201875</text:p>
              </table:table-cell>
              <table:table-cell office:value-type="float" office:value="77.4944375">
                <text:p>77.4944375</text:p>
              </table:table-cell>
              <table:table-cell office:value-type="float" office:value="77.428375">
                <text:p>77.42837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7.5201875">
                <text:p>77.5201875</text:p>
              </table:table-cell>
              <table:table-cell office:value-type="float" office:value="77.485875">
                <text:p>77.485875</text:p>
              </table:table-cell>
              <table:table-cell office:value-type="float" office:value="77.448875">
                <text:p>77.44887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7.4918125">
                <text:p>77.4918125</text:p>
              </table:table-cell>
              <table:table-cell office:value-type="float" office:value="77.476625">
                <text:p>77.476625</text:p>
              </table:table-cell>
              <table:table-cell office:value-type="float" office:value="77.4620625">
                <text:p>77.462062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7.4759375">
                <text:p>77.4759375</text:p>
              </table:table-cell>
              <table:table-cell office:value-type="float" office:value="77.4885">
                <text:p>77.4885</text:p>
              </table:table-cell>
              <table:table-cell office:value-type="float" office:value="77.468">
                <text:p>77.46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77.487875">
                <text:p>77.487875</text:p>
              </table:table-cell>
              <table:table-cell office:value-type="float" office:value="77.47925">
                <text:p>77.47925</text:p>
              </table:table-cell>
              <table:table-cell office:value-type="float" office:value="77.4614375">
                <text:p>77.461437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77.493125">
                <text:p>77.493125</text:p>
              </table:table-cell>
              <table:table-cell office:value-type="float" office:value="77.4885">
                <text:p>77.4885</text:p>
              </table:table-cell>
              <table:table-cell office:value-type="float" office:value="77.439625">
                <text:p>77.43962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7.504375">
                <text:p>77.504375</text:p>
              </table:table-cell>
              <table:table-cell office:value-type="float" office:value="77.4759375">
                <text:p>77.4759375</text:p>
              </table:table-cell>
              <table:table-cell office:value-type="float" office:value="77.437625">
                <text:p>77.43762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7.5248125">
                <text:p>77.5248125</text:p>
              </table:table-cell>
              <table:table-cell office:value-type="float" office:value="77.4918125">
                <text:p>77.4918125</text:p>
              </table:table-cell>
              <table:table-cell office:value-type="float" office:value="77.439">
                <text:p>77.43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77.5275">
                <text:p>77.5275</text:p>
              </table:table-cell>
              <table:table-cell office:value-type="float" office:value="77.49775">
                <text:p>77.49775</text:p>
              </table:table-cell>
              <table:table-cell office:value-type="float" office:value="77.4409375">
                <text:p>77.440937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77.5453125">
                <text:p>77.5453125</text:p>
              </table:table-cell>
              <table:table-cell office:value-type="float" office:value="77.487875">
                <text:p>77.487875</text:p>
              </table:table-cell>
              <table:table-cell office:value-type="float" office:value="77.4475625">
                <text:p>77.447562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7.53475">
                <text:p>77.53475</text:p>
              </table:table-cell>
              <table:table-cell office:value-type="float" office:value="77.504375">
                <text:p>77.504375</text:p>
              </table:table-cell>
              <table:table-cell office:value-type="float" office:value="77.4528125">
                <text:p>77.452812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77.528125">
                <text:p>77.528125</text:p>
              </table:table-cell>
              <table:table-cell office:value-type="float" office:value="77.4898125">
                <text:p>77.4898125</text:p>
              </table:table-cell>
              <table:table-cell office:value-type="float" office:value="77.46475">
                <text:p>77.4647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77.5063125">
                <text:p>77.5063125</text:p>
              </table:table-cell>
              <table:table-cell office:value-type="float" office:value="77.5036875">
                <text:p>77.5036875</text:p>
              </table:table-cell>
              <table:table-cell office:value-type="float" office:value="77.435">
                <text:p>77.43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77.5235">
                <text:p>77.5235</text:p>
              </table:table-cell>
              <table:table-cell office:value-type="float" office:value="77.476625">
                <text:p>77.476625</text:p>
              </table:table-cell>
              <table:table-cell office:value-type="float" office:value="77.4594375">
                <text:p>77.459437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77.53475">
                <text:p>77.53475</text:p>
              </table:table-cell>
              <table:table-cell office:value-type="float" office:value="77.487875">
                <text:p>77.487875</text:p>
              </table:table-cell>
              <table:table-cell office:value-type="float" office:value="77.4528125">
                <text:p>77.452812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77.5433125">
                <text:p>77.5433125</text:p>
              </table:table-cell>
              <table:table-cell office:value-type="float" office:value="77.5036875">
                <text:p>77.5036875</text:p>
              </table:table-cell>
              <table:table-cell office:value-type="float" office:value="77.446875">
                <text:p>77.44687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77.5360625">
                <text:p>77.5360625</text:p>
              </table:table-cell>
              <table:table-cell office:value-type="float" office:value="77.47">
                <text:p>77.47</text:p>
              </table:table-cell>
              <table:table-cell office:value-type="float" office:value="77.4634375">
                <text:p>77.463437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77.530125">
                <text:p>77.530125</text:p>
              </table:table-cell>
              <table:table-cell office:value-type="float" office:value="77.460125">
                <text:p>77.460125</text:p>
              </table:table-cell>
              <table:table-cell office:value-type="float" office:value="77.4501875">
                <text:p>77.450187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77.5453125">
                <text:p>77.5453125</text:p>
              </table:table-cell>
              <table:table-cell office:value-type="float" office:value="77.4825625">
                <text:p>77.4825625</text:p>
              </table:table-cell>
              <table:table-cell office:value-type="float" office:value="77.4409375">
                <text:p>77.440937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77.5268125">
                <text:p>77.5268125</text:p>
              </table:table-cell>
              <table:table-cell office:value-type="float" office:value="77.491125">
                <text:p>77.491125</text:p>
              </table:table-cell>
              <table:table-cell office:value-type="float" office:value="77.456125">
                <text:p>77.45612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77.5275">
                <text:p>77.5275</text:p>
              </table:table-cell>
              <table:table-cell office:value-type="float" office:value="77.474">
                <text:p>77.474</text:p>
              </table:table-cell>
              <table:table-cell office:value-type="float" office:value="77.4455625">
                <text:p>77.445562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77.5255">
                <text:p>77.5255</text:p>
              </table:table-cell>
              <table:table-cell office:value-type="float" office:value="77.472625">
                <text:p>77.472625</text:p>
              </table:table-cell>
              <table:table-cell office:value-type="float" office:value="77.44225">
                <text:p>77.4422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77.526125">
                <text:p>77.526125</text:p>
              </table:table-cell>
              <table:table-cell office:value-type="float" office:value="77.49775">
                <text:p>77.49775</text:p>
              </table:table-cell>
              <table:table-cell office:value-type="float" office:value="77.4409375">
                <text:p>77.440937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7.53675">
                <text:p>77.53675</text:p>
              </table:table-cell>
              <table:table-cell office:value-type="float" office:value="77.4753125">
                <text:p>77.4753125</text:p>
              </table:table-cell>
              <table:table-cell office:value-type="float" office:value="77.4541875">
                <text:p>77.454187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77.5294375">
                <text:p>77.5294375</text:p>
              </table:table-cell>
              <table:table-cell office:value-type="float" office:value="77.4851875">
                <text:p>77.4851875</text:p>
              </table:table-cell>
              <table:table-cell office:value-type="float" office:value="77.4634375">
                <text:p>77.463437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77.5380625">
                <text:p>77.5380625</text:p>
              </table:table-cell>
              <table:table-cell office:value-type="float" office:value="77.46475">
                <text:p>77.46475</text:p>
              </table:table-cell>
              <table:table-cell office:value-type="float" office:value="77.435">
                <text:p>77.43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7.55125">
                <text:p>77.55125</text:p>
              </table:table-cell>
              <table:table-cell office:value-type="float" office:value="77.478625">
                <text:p>77.478625</text:p>
              </table:table-cell>
              <table:table-cell office:value-type="float" office:value="77.4555">
                <text:p>77.455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77.555875">
                <text:p>77.555875</text:p>
              </table:table-cell>
              <table:table-cell office:value-type="float" office:value="77.4805625">
                <text:p>77.4805625</text:p>
              </table:table-cell>
              <table:table-cell office:value-type="float" office:value="77.428375">
                <text:p>77.42837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77.5288125">
                <text:p>77.5288125</text:p>
              </table:table-cell>
              <table:table-cell office:value-type="float" office:value="77.4885">
                <text:p>77.4885</text:p>
              </table:table-cell>
              <table:table-cell office:value-type="float" office:value="77.4171875">
                <text:p>77.417187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77.5314375">
                <text:p>77.5314375</text:p>
              </table:table-cell>
              <table:table-cell office:value-type="float" office:value="77.4666875">
                <text:p>77.4666875</text:p>
              </table:table-cell>
              <table:table-cell office:value-type="float" office:value="77.4079375">
                <text:p>77.407937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77.541375">
                <text:p>77.541375</text:p>
              </table:table-cell>
              <table:table-cell office:value-type="float" office:value="77.4825625">
                <text:p>77.4825625</text:p>
              </table:table-cell>
              <table:table-cell office:value-type="float" office:value="77.4403125">
                <text:p>77.440312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77.5406875">
                <text:p>77.5406875</text:p>
              </table:table-cell>
              <table:table-cell office:value-type="float" office:value="77.4759375">
                <text:p>77.4759375</text:p>
              </table:table-cell>
              <table:table-cell office:value-type="float" office:value="77.4363125">
                <text:p>77.436312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77.5598125">
                <text:p>77.5598125</text:p>
              </table:table-cell>
              <table:table-cell office:value-type="float" office:value="77.48125">
                <text:p>77.48125</text:p>
              </table:table-cell>
              <table:table-cell office:value-type="float" office:value="77.4515">
                <text:p>77.451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77.563125">
                <text:p>77.563125</text:p>
              </table:table-cell>
              <table:table-cell office:value-type="float" office:value="77.4898125">
                <text:p>77.4898125</text:p>
              </table:table-cell>
              <table:table-cell office:value-type="float" office:value="77.437">
                <text:p>77.43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77.548625">
                <text:p>77.548625</text:p>
              </table:table-cell>
              <table:table-cell office:value-type="float" office:value="77.49575">
                <text:p>77.49575</text:p>
              </table:table-cell>
              <table:table-cell office:value-type="float" office:value="77.456125">
                <text:p>77.45612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77.548625">
                <text:p>77.548625</text:p>
              </table:table-cell>
              <table:table-cell office:value-type="float" office:value="77.485875">
                <text:p>77.485875</text:p>
              </table:table-cell>
              <table:table-cell office:value-type="float" office:value="77.439">
                <text:p>77.43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77.5605">
                <text:p>77.5605</text:p>
              </table:table-cell>
              <table:table-cell office:value-type="float" office:value="77.5195625">
                <text:p>77.5195625</text:p>
              </table:table-cell>
              <table:table-cell office:value-type="float" office:value="77.4588125">
                <text:p>77.458812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7.5591875">
                <text:p>77.5591875</text:p>
              </table:table-cell>
              <table:table-cell office:value-type="float" office:value="77.46075">
                <text:p>77.46075</text:p>
              </table:table-cell>
              <table:table-cell office:value-type="float" office:value="77.4495625">
                <text:p>77.449562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77.548625">
                <text:p>77.548625</text:p>
              </table:table-cell>
              <table:table-cell office:value-type="float" office:value="77.476625">
                <text:p>77.476625</text:p>
              </table:table-cell>
              <table:table-cell office:value-type="float" office:value="77.46275">
                <text:p>77.4627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77.577">
                <text:p>77.577</text:p>
              </table:table-cell>
              <table:table-cell office:value-type="float" office:value="77.481875">
                <text:p>77.481875</text:p>
              </table:table-cell>
              <table:table-cell office:value-type="float" office:value="77.4634375">
                <text:p>77.463437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77.548625">
                <text:p>77.548625</text:p>
              </table:table-cell>
              <table:table-cell office:value-type="float" office:value="77.4713125">
                <text:p>77.4713125</text:p>
              </table:table-cell>
              <table:table-cell office:value-type="float" office:value="77.4521875">
                <text:p>77.452187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77.55125">
                <text:p>77.55125</text:p>
              </table:table-cell>
              <table:table-cell office:value-type="float" office:value="77.509">
                <text:p>77.509</text:p>
              </table:table-cell>
              <table:table-cell office:value-type="float" office:value="77.4541875">
                <text:p>77.454187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77.565125">
                <text:p>77.565125</text:p>
              </table:table-cell>
              <table:table-cell office:value-type="float" office:value="77.4944375">
                <text:p>77.4944375</text:p>
              </table:table-cell>
              <table:table-cell office:value-type="float" office:value="77.4409375">
                <text:p>77.440937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77.567125">
                <text:p>77.567125</text:p>
              </table:table-cell>
              <table:table-cell office:value-type="float" office:value="77.5030625">
                <text:p>77.5030625</text:p>
              </table:table-cell>
              <table:table-cell office:value-type="float" office:value="77.4435625">
                <text:p>77.443562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77.5201875">
                <text:p>77.5201875</text:p>
              </table:table-cell>
              <table:table-cell office:value-type="float" office:value="77.458125">
                <text:p>77.458125</text:p>
              </table:table-cell>
              <table:table-cell office:value-type="float" office:value="77.433">
                <text:p>77.43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77.51625">
                <text:p>77.51625</text:p>
              </table:table-cell>
              <table:table-cell office:value-type="float" office:value="77.474">
                <text:p>77.474</text:p>
              </table:table-cell>
              <table:table-cell office:value-type="float" office:value="77.4429375">
                <text:p>77.442937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77.5109375">
                <text:p>77.5109375</text:p>
              </table:table-cell>
              <table:table-cell office:value-type="float" office:value="77.46075">
                <text:p>77.46075</text:p>
              </table:table-cell>
              <table:table-cell office:value-type="float" office:value="77.4224375">
                <text:p>77.422437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77.553875">
                <text:p>77.553875</text:p>
              </table:table-cell>
              <table:table-cell office:value-type="float" office:value="77.4660625">
                <text:p>77.4660625</text:p>
              </table:table-cell>
              <table:table-cell office:value-type="float" office:value="77.434375">
                <text:p>77.43437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77.537375">
                <text:p>77.537375</text:p>
              </table:table-cell>
              <table:table-cell office:value-type="float" office:value="77.4918125">
                <text:p>77.4918125</text:p>
              </table:table-cell>
              <table:table-cell office:value-type="float" office:value="77.434375">
                <text:p>77.43437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77.5406875">
                <text:p>77.5406875</text:p>
              </table:table-cell>
              <table:table-cell office:value-type="float" office:value="77.4660625">
                <text:p>77.4660625</text:p>
              </table:table-cell>
              <table:table-cell office:value-type="float" office:value="77.4409375">
                <text:p>77.440937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77.5406875">
                <text:p>77.5406875</text:p>
              </table:table-cell>
              <table:table-cell office:value-type="float" office:value="77.4779375">
                <text:p>77.4779375</text:p>
              </table:table-cell>
              <table:table-cell office:value-type="float" office:value="77.4310625">
                <text:p>77.431062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77.51825">
                <text:p>77.51825</text:p>
              </table:table-cell>
              <table:table-cell office:value-type="float" office:value="77.474625">
                <text:p>77.474625</text:p>
              </table:table-cell>
              <table:table-cell office:value-type="float" office:value="77.487875">
                <text:p>77.48787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77.49575">
                <text:p>77.49575</text:p>
              </table:table-cell>
              <table:table-cell office:value-type="float" office:value="77.47">
                <text:p>77.47</text:p>
              </table:table-cell>
              <table:table-cell office:value-type="float" office:value="77.4363125">
                <text:p>77.436312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77.4799375">
                <text:p>77.4799375</text:p>
              </table:table-cell>
              <table:table-cell office:value-type="float" office:value="77.460125">
                <text:p>77.460125</text:p>
              </table:table-cell>
              <table:table-cell office:value-type="float" office:value="77.4363125">
                <text:p>77.436312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7.5030625">
                <text:p>77.5030625</text:p>
              </table:table-cell>
              <table:table-cell office:value-type="float" office:value="77.4871875">
                <text:p>77.4871875</text:p>
              </table:table-cell>
              <table:table-cell office:value-type="float" office:value="77.4588125">
                <text:p>77.458812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77.478625">
                <text:p>77.478625</text:p>
              </table:table-cell>
              <table:table-cell office:value-type="float" office:value="77.481875">
                <text:p>77.481875</text:p>
              </table:table-cell>
              <table:table-cell office:value-type="float" office:value="77.4310625">
                <text:p>77.431062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77.472625">
                <text:p>77.472625</text:p>
              </table:table-cell>
              <table:table-cell office:value-type="float" office:value="77.472625">
                <text:p>77.472625</text:p>
              </table:table-cell>
              <table:table-cell office:value-type="float" office:value="77.4521875">
                <text:p>77.452187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77.4706875">
                <text:p>77.4706875</text:p>
              </table:table-cell>
              <table:table-cell office:value-type="float" office:value="77.4521875">
                <text:p>77.4521875</text:p>
              </table:table-cell>
              <table:table-cell office:value-type="float" office:value="77.4363125">
                <text:p>77.436312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77.500375">
                <text:p>77.500375</text:p>
              </table:table-cell>
              <table:table-cell office:value-type="float" office:value="77.474">
                <text:p>77.474</text:p>
              </table:table-cell>
              <table:table-cell office:value-type="float" office:value="77.4568125">
                <text:p>77.456812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77.526125">
                <text:p>77.526125</text:p>
              </table:table-cell>
              <table:table-cell office:value-type="float" office:value="77.4706875">
                <text:p>77.4706875</text:p>
              </table:table-cell>
              <table:table-cell office:value-type="float" office:value="77.42975">
                <text:p>77.4297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77.5030625">
                <text:p>77.5030625</text:p>
              </table:table-cell>
              <table:table-cell office:value-type="float" office:value="77.4805625">
                <text:p>77.4805625</text:p>
              </table:table-cell>
              <table:table-cell office:value-type="float" office:value="77.42575">
                <text:p>77.4257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77.5195625">
                <text:p>77.5195625</text:p>
              </table:table-cell>
              <table:table-cell office:value-type="float" office:value="77.5010625">
                <text:p>77.5010625</text:p>
              </table:table-cell>
              <table:table-cell office:value-type="float" office:value="77.42775">
                <text:p>77.4277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77.520875">
                <text:p>77.520875</text:p>
              </table:table-cell>
              <table:table-cell office:value-type="float" office:value="77.4733125">
                <text:p>77.4733125</text:p>
              </table:table-cell>
              <table:table-cell office:value-type="float" office:value="77.4310625">
                <text:p>77.431062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77.520875">
                <text:p>77.520875</text:p>
              </table:table-cell>
              <table:table-cell office:value-type="float" office:value="77.4924375">
                <text:p>77.4924375</text:p>
              </table:table-cell>
              <table:table-cell office:value-type="float" office:value="77.42375">
                <text:p>77.4237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77.4938125">
                <text:p>77.4938125</text:p>
              </table:table-cell>
              <table:table-cell office:value-type="float" office:value="77.4885">
                <text:p>77.4885</text:p>
              </table:table-cell>
              <table:table-cell office:value-type="float" office:value="77.44225">
                <text:p>77.4422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77.4918125">
                <text:p>77.4918125</text:p>
              </table:table-cell>
              <table:table-cell office:value-type="float" office:value="77.458125">
                <text:p>77.458125</text:p>
              </table:table-cell>
              <table:table-cell office:value-type="float" office:value="77.430375">
                <text:p>77.43037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77.5010625">
                <text:p>77.5010625</text:p>
              </table:table-cell>
              <table:table-cell office:value-type="float" office:value="77.4733125">
                <text:p>77.4733125</text:p>
              </table:table-cell>
              <table:table-cell office:value-type="float" office:value="77.4316875">
                <text:p>77.431687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77.4970625">
                <text:p>77.4970625</text:p>
              </table:table-cell>
              <table:table-cell office:value-type="float" office:value="77.465375">
                <text:p>77.465375</text:p>
              </table:table-cell>
              <table:table-cell office:value-type="float" office:value="77.441625">
                <text:p>77.44162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77.5386875">
                <text:p>77.5386875</text:p>
              </table:table-cell>
              <table:table-cell office:value-type="float" office:value="77.4594375">
                <text:p>77.4594375</text:p>
              </table:table-cell>
              <table:table-cell office:value-type="float" office:value="77.448875">
                <text:p>77.44887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77.5433125">
                <text:p>77.5433125</text:p>
              </table:table-cell>
              <table:table-cell office:value-type="float" office:value="77.4938125">
                <text:p>77.4938125</text:p>
              </table:table-cell>
              <table:table-cell office:value-type="float" office:value="77.42775">
                <text:p>77.4277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77.53275">
                <text:p>77.53275</text:p>
              </table:table-cell>
              <table:table-cell office:value-type="float" office:value="77.4845625">
                <text:p>77.4845625</text:p>
              </table:table-cell>
              <table:table-cell office:value-type="float" office:value="77.4666875">
                <text:p>77.466687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77.530125">
                <text:p>77.530125</text:p>
              </table:table-cell>
              <table:table-cell office:value-type="float" office:value="77.48325">
                <text:p>77.48325</text:p>
              </table:table-cell>
              <table:table-cell office:value-type="float" office:value="77.430375">
                <text:p>77.43037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77.51425">
                <text:p>77.51425</text:p>
              </table:table-cell>
              <table:table-cell office:value-type="float" office:value="77.472">
                <text:p>77.472</text:p>
              </table:table-cell>
              <table:table-cell office:value-type="float" office:value="77.4218125">
                <text:p>77.421812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77.51425">
                <text:p>77.51425</text:p>
              </table:table-cell>
              <table:table-cell office:value-type="float" office:value="77.4851875">
                <text:p>77.4851875</text:p>
              </table:table-cell>
              <table:table-cell office:value-type="float" office:value="77.4449375">
                <text:p>77.444937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77.548625">
                <text:p>77.548625</text:p>
              </table:table-cell>
              <table:table-cell office:value-type="float" office:value="77.456125">
                <text:p>77.456125</text:p>
              </table:table-cell>
              <table:table-cell office:value-type="float" office:value="77.4495625">
                <text:p>77.449562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77.55325">
                <text:p>77.55325</text:p>
              </table:table-cell>
              <table:table-cell office:value-type="float" office:value="77.468">
                <text:p>77.468</text:p>
              </table:table-cell>
              <table:table-cell office:value-type="float" office:value="77.430375">
                <text:p>77.43037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77.5499375">
                <text:p>77.5499375</text:p>
              </table:table-cell>
              <table:table-cell office:value-type="float" office:value="77.47725">
                <text:p>77.47725</text:p>
              </table:table-cell>
              <table:table-cell office:value-type="float" office:value="77.4588125">
                <text:p>77.458812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77.5505625">
                <text:p>77.5505625</text:p>
              </table:table-cell>
              <table:table-cell office:value-type="float" office:value="77.49775">
                <text:p>77.49775</text:p>
              </table:table-cell>
              <table:table-cell office:value-type="float" office:value="77.4449375">
                <text:p>77.444937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77.563125">
                <text:p>77.563125</text:p>
              </table:table-cell>
              <table:table-cell office:value-type="float" office:value="77.4805625">
                <text:p>77.4805625</text:p>
              </table:table-cell>
              <table:table-cell office:value-type="float" office:value="77.4620625">
                <text:p>77.462062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77.56975">
                <text:p>77.56975</text:p>
              </table:table-cell>
              <table:table-cell office:value-type="float" office:value="77.468">
                <text:p>77.468</text:p>
              </table:table-cell>
              <table:table-cell office:value-type="float" office:value="77.4449375">
                <text:p>77.444937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77.570375">
                <text:p>77.570375</text:p>
              </table:table-cell>
              <table:table-cell office:value-type="float" office:value="77.4905">
                <text:p>77.4905</text:p>
              </table:table-cell>
              <table:table-cell office:value-type="float" office:value="77.4660625">
                <text:p>77.466062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77.56775">
                <text:p>77.56775</text:p>
              </table:table-cell>
              <table:table-cell office:value-type="float" office:value="77.472">
                <text:p>77.472</text:p>
              </table:table-cell>
              <table:table-cell office:value-type="float" office:value="77.446875">
                <text:p>77.44687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77.5638125">
                <text:p>77.5638125</text:p>
              </table:table-cell>
              <table:table-cell office:value-type="float" office:value="77.4845625">
                <text:p>77.4845625</text:p>
              </table:table-cell>
              <table:table-cell office:value-type="float" office:value="77.4178125">
                <text:p>77.417812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77.5611875">
                <text:p>77.5611875</text:p>
              </table:table-cell>
              <table:table-cell office:value-type="float" office:value="77.465375">
                <text:p>77.465375</text:p>
              </table:table-cell>
              <table:table-cell office:value-type="float" office:value="77.4449375">
                <text:p>77.444937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77.5611875">
                <text:p>77.5611875</text:p>
              </table:table-cell>
              <table:table-cell office:value-type="float" office:value="77.502375">
                <text:p>77.502375</text:p>
              </table:table-cell>
              <table:table-cell office:value-type="float" office:value="77.44425">
                <text:p>77.4442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77.5433125">
                <text:p>77.5433125</text:p>
              </table:table-cell>
              <table:table-cell office:value-type="float" office:value="77.5010625">
                <text:p>77.5010625</text:p>
              </table:table-cell>
              <table:table-cell office:value-type="float" office:value="77.4594375">
                <text:p>77.459437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77.5275">
                <text:p>77.5275</text:p>
              </table:table-cell>
              <table:table-cell office:value-type="float" office:value="77.474625">
                <text:p>77.474625</text:p>
              </table:table-cell>
              <table:table-cell office:value-type="float" office:value="77.46475">
                <text:p>77.4647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77.5386875">
                <text:p>77.5386875</text:p>
              </table:table-cell>
              <table:table-cell office:value-type="float" office:value="77.4759375">
                <text:p>77.4759375</text:p>
              </table:table-cell>
              <table:table-cell office:value-type="float" office:value="77.434375">
                <text:p>77.43437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77.5519375">
                <text:p>77.5519375</text:p>
              </table:table-cell>
              <table:table-cell office:value-type="float" office:value="77.502375">
                <text:p>77.502375</text:p>
              </table:table-cell>
              <table:table-cell office:value-type="float" office:value="77.448875">
                <text:p>77.44887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77.544">
                <text:p>77.544</text:p>
              </table:table-cell>
              <table:table-cell office:value-type="float" office:value="77.4799375">
                <text:p>77.4799375</text:p>
              </table:table-cell>
              <table:table-cell office:value-type="float" office:value="77.4588125">
                <text:p>77.458812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7.53075">
                <text:p>77.53075</text:p>
              </table:table-cell>
              <table:table-cell office:value-type="float" office:value="77.4435625">
                <text:p>77.4435625</text:p>
              </table:table-cell>
              <table:table-cell office:value-type="float" office:value="77.46075">
                <text:p>77.4607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77.507">
                <text:p>77.507</text:p>
              </table:table-cell>
              <table:table-cell office:value-type="float" office:value="77.4759375">
                <text:p>77.4759375</text:p>
              </table:table-cell>
              <table:table-cell office:value-type="float" office:value="77.483875">
                <text:p>77.48387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77.509">
                <text:p>77.509</text:p>
              </table:table-cell>
              <table:table-cell office:value-type="float" office:value="77.4825625">
                <text:p>77.4825625</text:p>
              </table:table-cell>
              <table:table-cell office:value-type="float" office:value="77.4455625">
                <text:p>77.445562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77.5155625">
                <text:p>77.5155625</text:p>
              </table:table-cell>
              <table:table-cell office:value-type="float" office:value="77.4905">
                <text:p>77.4905</text:p>
              </table:table-cell>
              <table:table-cell office:value-type="float" office:value="77.433">
                <text:p>77.43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77.5235">
                <text:p>77.5235</text:p>
              </table:table-cell>
              <table:table-cell office:value-type="float" office:value="77.483875">
                <text:p>77.483875</text:p>
              </table:table-cell>
              <table:table-cell office:value-type="float" office:value="77.4548125">
                <text:p>77.454812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77.5605">
                <text:p>77.5605</text:p>
              </table:table-cell>
              <table:table-cell office:value-type="float" office:value="77.4640625">
                <text:p>77.4640625</text:p>
              </table:table-cell>
              <table:table-cell office:value-type="float" office:value="77.4383125">
                <text:p>77.438312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77.5571875">
                <text:p>77.5571875</text:p>
              </table:table-cell>
              <table:table-cell office:value-type="float" office:value="77.478625">
                <text:p>77.478625</text:p>
              </table:table-cell>
              <table:table-cell office:value-type="float" office:value="77.4634375">
                <text:p>77.463437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77.557875">
                <text:p>77.557875</text:p>
              </table:table-cell>
              <table:table-cell office:value-type="float" office:value="77.4865">
                <text:p>77.4865</text:p>
              </table:table-cell>
              <table:table-cell office:value-type="float" office:value="77.433">
                <text:p>77.43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77.5658125">
                <text:p>77.5658125</text:p>
              </table:table-cell>
              <table:table-cell office:value-type="float" office:value="77.4924375">
                <text:p>77.4924375</text:p>
              </table:table-cell>
              <table:table-cell office:value-type="float" office:value="77.419125">
                <text:p>77.41912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77.5380625">
                <text:p>77.5380625</text:p>
              </table:table-cell>
              <table:table-cell office:value-type="float" office:value="77.4990625">
                <text:p>77.4990625</text:p>
              </table:table-cell>
              <table:table-cell office:value-type="float" office:value="77.4125625">
                <text:p>77.412562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77.53075">
                <text:p>77.53075</text:p>
              </table:table-cell>
              <table:table-cell office:value-type="float" office:value="77.450875">
                <text:p>77.450875</text:p>
              </table:table-cell>
              <table:table-cell office:value-type="float" office:value="77.4548125">
                <text:p>77.454812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77.526125">
                <text:p>77.526125</text:p>
              </table:table-cell>
              <table:table-cell office:value-type="float" office:value="77.4706875">
                <text:p>77.4706875</text:p>
              </table:table-cell>
              <table:table-cell office:value-type="float" office:value="77.4455625">
                <text:p>77.445562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77.5221875">
                <text:p>77.5221875</text:p>
              </table:table-cell>
              <table:table-cell office:value-type="float" office:value="77.4944375">
                <text:p>77.4944375</text:p>
              </table:table-cell>
              <table:table-cell office:value-type="float" office:value="77.441625">
                <text:p>77.44162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77.532125">
                <text:p>77.532125</text:p>
              </table:table-cell>
              <table:table-cell office:value-type="float" office:value="77.47">
                <text:p>77.47</text:p>
              </table:table-cell>
              <table:table-cell office:value-type="float" office:value="77.4403125">
                <text:p>77.440312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77.520875">
                <text:p>77.520875</text:p>
              </table:table-cell>
              <table:table-cell office:value-type="float" office:value="77.4918125">
                <text:p>77.4918125</text:p>
              </table:table-cell>
              <table:table-cell office:value-type="float" office:value="77.4290625">
                <text:p>77.429062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77.513625">
                <text:p>77.513625</text:p>
              </table:table-cell>
              <table:table-cell office:value-type="float" office:value="77.4898125">
                <text:p>77.4898125</text:p>
              </table:table-cell>
              <table:table-cell office:value-type="float" office:value="77.4403125">
                <text:p>77.440312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77.5030625">
                <text:p>77.5030625</text:p>
              </table:table-cell>
              <table:table-cell office:value-type="float" office:value="77.4845625">
                <text:p>77.4845625</text:p>
              </table:table-cell>
              <table:table-cell office:value-type="float" office:value="77.439625">
                <text:p>77.43962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77.5201875">
                <text:p>77.5201875</text:p>
              </table:table-cell>
              <table:table-cell office:value-type="float" office:value="77.47725">
                <text:p>77.47725</text:p>
              </table:table-cell>
              <table:table-cell office:value-type="float" office:value="77.4455625">
                <text:p>77.445562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77.5036875">
                <text:p>77.5036875</text:p>
              </table:table-cell>
              <table:table-cell office:value-type="float" office:value="77.4990625">
                <text:p>77.4990625</text:p>
              </table:table-cell>
              <table:table-cell office:value-type="float" office:value="77.4409375">
                <text:p>77.440937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77.505">
                <text:p>77.505</text:p>
              </table:table-cell>
              <table:table-cell office:value-type="float" office:value="77.48325">
                <text:p>77.48325</text:p>
              </table:table-cell>
              <table:table-cell office:value-type="float" office:value="77.4290625">
                <text:p>77.429062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77.49975">
                <text:p>77.49975</text:p>
              </table:table-cell>
              <table:table-cell office:value-type="float" office:value="77.5380625">
                <text:p>77.5380625</text:p>
              </table:table-cell>
              <table:table-cell office:value-type="float" office:value="77.4528125">
                <text:p>77.452812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77.4944375">
                <text:p>77.4944375</text:p>
              </table:table-cell>
              <table:table-cell office:value-type="float" office:value="77.4799375">
                <text:p>77.4799375</text:p>
              </table:table-cell>
              <table:table-cell office:value-type="float" office:value="77.4449375">
                <text:p>77.444937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77.502375">
                <text:p>77.502375</text:p>
              </table:table-cell>
              <table:table-cell office:value-type="float" office:value="77.4970625">
                <text:p>77.4970625</text:p>
              </table:table-cell>
              <table:table-cell office:value-type="float" office:value="77.437625">
                <text:p>77.43762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77.51425">
                <text:p>77.51425</text:p>
              </table:table-cell>
              <table:table-cell office:value-type="float" office:value="77.472">
                <text:p>77.472</text:p>
              </table:table-cell>
              <table:table-cell office:value-type="float" office:value="77.415875">
                <text:p>77.41587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77.54">
                <text:p>77.54</text:p>
              </table:table-cell>
              <table:table-cell office:value-type="float" office:value="77.467375">
                <text:p>77.467375</text:p>
              </table:table-cell>
              <table:table-cell office:value-type="float" office:value="77.437625">
                <text:p>77.43762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77.542">
                <text:p>77.542</text:p>
              </table:table-cell>
              <table:table-cell office:value-type="float" office:value="77.4686875">
                <text:p>77.4686875</text:p>
              </table:table-cell>
              <table:table-cell office:value-type="float" office:value="77.4548125">
                <text:p>77.454812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77.526125">
                <text:p>77.526125</text:p>
              </table:table-cell>
              <table:table-cell office:value-type="float" office:value="77.500375">
                <text:p>77.500375</text:p>
              </table:table-cell>
              <table:table-cell office:value-type="float" office:value="77.4316875">
                <text:p>77.431687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77.546625">
                <text:p>77.546625</text:p>
              </table:table-cell>
              <table:table-cell office:value-type="float" office:value="77.47725">
                <text:p>77.47725</text:p>
              </table:table-cell>
              <table:table-cell office:value-type="float" office:value="77.4356875">
                <text:p>77.435687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77.5268125">
                <text:p>77.5268125</text:p>
              </table:table-cell>
              <table:table-cell office:value-type="float" office:value="77.4871875">
                <text:p>77.4871875</text:p>
              </table:table-cell>
              <table:table-cell office:value-type="float" office:value="77.4515">
                <text:p>77.451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77.565125">
                <text:p>77.565125</text:p>
              </table:table-cell>
              <table:table-cell office:value-type="float" office:value="77.4568125">
                <text:p>77.4568125</text:p>
              </table:table-cell>
              <table:table-cell office:value-type="float" office:value="77.4363125">
                <text:p>77.436312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77.5565625">
                <text:p>77.5565625</text:p>
              </table:table-cell>
              <table:table-cell office:value-type="float" office:value="77.4865">
                <text:p>77.4865</text:p>
              </table:table-cell>
              <table:table-cell office:value-type="float" office:value="77.441625">
                <text:p>77.44162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77.5505625">
                <text:p>77.5505625</text:p>
              </table:table-cell>
              <table:table-cell office:value-type="float" office:value="77.485875">
                <text:p>77.485875</text:p>
              </table:table-cell>
              <table:table-cell office:value-type="float" office:value="77.456125">
                <text:p>77.45612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77.5611875">
                <text:p>77.5611875</text:p>
              </table:table-cell>
              <table:table-cell office:value-type="float" office:value="77.4521875">
                <text:p>77.4521875</text:p>
              </table:table-cell>
              <table:table-cell office:value-type="float" office:value="77.4501875">
                <text:p>77.450187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77.5756875">
                <text:p>77.5756875</text:p>
              </table:table-cell>
              <table:table-cell office:value-type="float" office:value="77.495125">
                <text:p>77.495125</text:p>
              </table:table-cell>
              <table:table-cell office:value-type="float" office:value="77.4356875">
                <text:p>77.435687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77.5571875">
                <text:p>77.5571875</text:p>
              </table:table-cell>
              <table:table-cell office:value-type="float" office:value="77.4555">
                <text:p>77.4555</text:p>
              </table:table-cell>
              <table:table-cell office:value-type="float" office:value="77.4290625">
                <text:p>77.429062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77.548625">
                <text:p>77.548625</text:p>
              </table:table-cell>
              <table:table-cell office:value-type="float" office:value="77.46075">
                <text:p>77.46075</text:p>
              </table:table-cell>
              <table:table-cell office:value-type="float" office:value="77.46275">
                <text:p>77.4627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77.5294375">
                <text:p>77.5294375</text:p>
              </table:table-cell>
              <table:table-cell office:value-type="float" office:value="77.5248125">
                <text:p>77.5248125</text:p>
              </table:table-cell>
              <table:table-cell office:value-type="float" office:value="77.4515">
                <text:p>77.451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77.532125">
                <text:p>77.532125</text:p>
              </table:table-cell>
              <table:table-cell office:value-type="float" office:value="77.5036875">
                <text:p>77.5036875</text:p>
              </table:table-cell>
              <table:table-cell office:value-type="float" office:value="77.44225">
                <text:p>77.4422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77.5433125">
                <text:p>77.5433125</text:p>
              </table:table-cell>
              <table:table-cell office:value-type="float" office:value="77.46475">
                <text:p>77.46475</text:p>
              </table:table-cell>
              <table:table-cell office:value-type="float" office:value="77.4403125">
                <text:p>77.440312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77.509625">
                <text:p>77.509625</text:p>
              </table:table-cell>
              <table:table-cell office:value-type="float" office:value="77.4865">
                <text:p>77.4865</text:p>
              </table:table-cell>
              <table:table-cell office:value-type="float" office:value="77.42975">
                <text:p>77.4297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77.505">
                <text:p>77.505</text:p>
              </table:table-cell>
              <table:table-cell office:value-type="float" office:value="77.511625">
                <text:p>77.511625</text:p>
              </table:table-cell>
              <table:table-cell office:value-type="float" office:value="77.4640625">
                <text:p>77.464062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77.5195625">
                <text:p>77.5195625</text:p>
              </table:table-cell>
              <table:table-cell office:value-type="float" office:value="77.4851875">
                <text:p>77.4851875</text:p>
              </table:table-cell>
              <table:table-cell office:value-type="float" office:value="77.4481875">
                <text:p>77.448187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77.5268125">
                <text:p>77.5268125</text:p>
              </table:table-cell>
              <table:table-cell office:value-type="float" office:value="77.495125">
                <text:p>77.495125</text:p>
              </table:table-cell>
              <table:table-cell office:value-type="float" office:value="77.428375">
                <text:p>77.42837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77.5268125">
                <text:p>77.5268125</text:p>
              </table:table-cell>
              <table:table-cell office:value-type="float" office:value="77.476625">
                <text:p>77.476625</text:p>
              </table:table-cell>
              <table:table-cell office:value-type="float" office:value="77.4501875">
                <text:p>77.450187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77.5314375">
                <text:p>77.5314375</text:p>
              </table:table-cell>
              <table:table-cell office:value-type="float" office:value="77.4799375">
                <text:p>77.4799375</text:p>
              </table:table-cell>
              <table:table-cell office:value-type="float" office:value="77.42575">
                <text:p>77.4257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77.55325">
                <text:p>77.55325</text:p>
              </table:table-cell>
              <table:table-cell office:value-type="float" office:value="77.4898125">
                <text:p>77.4898125</text:p>
              </table:table-cell>
              <table:table-cell office:value-type="float" office:value="77.4310625">
                <text:p>77.431062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77.5644375">
                <text:p>77.5644375</text:p>
              </table:table-cell>
              <table:table-cell office:value-type="float" office:value="77.4851875">
                <text:p>77.4851875</text:p>
              </table:table-cell>
              <table:table-cell office:value-type="float" office:value="77.42775">
                <text:p>77.4277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77.5565625">
                <text:p>77.5565625</text:p>
              </table:table-cell>
              <table:table-cell office:value-type="float" office:value="77.487875">
                <text:p>77.487875</text:p>
              </table:table-cell>
              <table:table-cell office:value-type="float" office:value="77.458125">
                <text:p>77.45812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77.539375">
                <text:p>77.539375</text:p>
              </table:table-cell>
              <table:table-cell office:value-type="float" office:value="77.4871875">
                <text:p>77.4871875</text:p>
              </table:table-cell>
              <table:table-cell office:value-type="float" office:value="77.481875">
                <text:p>77.48187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77.55125">
                <text:p>77.55125</text:p>
              </table:table-cell>
              <table:table-cell office:value-type="float" office:value="77.4805625">
                <text:p>77.4805625</text:p>
              </table:table-cell>
              <table:table-cell office:value-type="float" office:value="77.44625">
                <text:p>77.4462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77.5221875">
                <text:p>77.5221875</text:p>
              </table:table-cell>
              <table:table-cell office:value-type="float" office:value="77.474625">
                <text:p>77.474625</text:p>
              </table:table-cell>
              <table:table-cell office:value-type="float" office:value="77.439">
                <text:p>77.43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77.520875">
                <text:p>77.520875</text:p>
              </table:table-cell>
              <table:table-cell office:value-type="float" office:value="77.4713125">
                <text:p>77.4713125</text:p>
              </table:table-cell>
              <table:table-cell office:value-type="float" office:value="77.4455625">
                <text:p>77.445562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77.5255">
                <text:p>77.5255</text:p>
              </table:table-cell>
              <table:table-cell office:value-type="float" office:value="77.51425">
                <text:p>77.51425</text:p>
              </table:table-cell>
              <table:table-cell office:value-type="float" office:value="77.4449375">
                <text:p>77.444937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77.5406875">
                <text:p>77.5406875</text:p>
              </table:table-cell>
              <table:table-cell office:value-type="float" office:value="77.4851875">
                <text:p>77.4851875</text:p>
              </table:table-cell>
              <table:table-cell office:value-type="float" office:value="77.44425">
                <text:p>77.4442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77.5505625">
                <text:p>77.5505625</text:p>
              </table:table-cell>
              <table:table-cell office:value-type="float" office:value="77.4640625">
                <text:p>77.4640625</text:p>
              </table:table-cell>
              <table:table-cell office:value-type="float" office:value="77.472">
                <text:p>77.47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77.5638125">
                <text:p>77.5638125</text:p>
              </table:table-cell>
              <table:table-cell office:value-type="float" office:value="77.467375">
                <text:p>77.467375</text:p>
              </table:table-cell>
              <table:table-cell office:value-type="float" office:value="77.4310625">
                <text:p>77.431062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77.539375">
                <text:p>77.539375</text:p>
              </table:table-cell>
              <table:table-cell office:value-type="float" office:value="77.500375">
                <text:p>77.500375</text:p>
              </table:table-cell>
              <table:table-cell office:value-type="float" office:value="77.4614375">
                <text:p>77.461437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77.5241875">
                <text:p>77.5241875</text:p>
              </table:table-cell>
              <table:table-cell office:value-type="float" office:value="77.4759375">
                <text:p>77.4759375</text:p>
              </table:table-cell>
              <table:table-cell office:value-type="float" office:value="77.421125">
                <text:p>77.42112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77.5215">
                <text:p>77.5215</text:p>
              </table:table-cell>
              <table:table-cell office:value-type="float" office:value="77.481875">
                <text:p>77.481875</text:p>
              </table:table-cell>
              <table:table-cell office:value-type="float" office:value="77.439">
                <text:p>77.43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77.5169375">
                <text:p>77.5169375</text:p>
              </table:table-cell>
              <table:table-cell office:value-type="float" office:value="77.51625">
                <text:p>77.51625</text:p>
              </table:table-cell>
              <table:table-cell office:value-type="float" office:value="77.433">
                <text:p>77.43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77.511625">
                <text:p>77.511625</text:p>
              </table:table-cell>
              <table:table-cell office:value-type="float" office:value="77.47725">
                <text:p>77.47725</text:p>
              </table:table-cell>
              <table:table-cell office:value-type="float" office:value="77.435">
                <text:p>77.43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77.5063125">
                <text:p>77.5063125</text:p>
              </table:table-cell>
              <table:table-cell office:value-type="float" office:value="77.465375">
                <text:p>77.465375</text:p>
              </table:table-cell>
              <table:table-cell office:value-type="float" office:value="77.4310625">
                <text:p>77.431062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77.5030625">
                <text:p>77.5030625</text:p>
              </table:table-cell>
              <table:table-cell office:value-type="float" office:value="77.4851875">
                <text:p>77.4851875</text:p>
              </table:table-cell>
              <table:table-cell office:value-type="float" office:value="77.4218125">
                <text:p>77.421812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77.5010625">
                <text:p>77.5010625</text:p>
              </table:table-cell>
              <table:table-cell office:value-type="float" office:value="77.4825625">
                <text:p>77.4825625</text:p>
              </table:table-cell>
              <table:table-cell office:value-type="float" office:value="77.435">
                <text:p>77.43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77.4898125">
                <text:p>77.4898125</text:p>
              </table:table-cell>
              <table:table-cell office:value-type="float" office:value="77.4805625">
                <text:p>77.4805625</text:p>
              </table:table-cell>
              <table:table-cell office:value-type="float" office:value="77.4264375">
                <text:p>77.426437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77.4944375">
                <text:p>77.4944375</text:p>
              </table:table-cell>
              <table:table-cell office:value-type="float" office:value="77.474625">
                <text:p>77.474625</text:p>
              </table:table-cell>
              <table:table-cell office:value-type="float" office:value="77.4548125">
                <text:p>77.454812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77.487875">
                <text:p>77.487875</text:p>
              </table:table-cell>
              <table:table-cell office:value-type="float" office:value="77.5063125">
                <text:p>77.5063125</text:p>
              </table:table-cell>
              <table:table-cell office:value-type="float" office:value="77.4429375">
                <text:p>77.442937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77.4640625">
                <text:p>77.4640625</text:p>
              </table:table-cell>
              <table:table-cell office:value-type="float" office:value="77.500375">
                <text:p>77.500375</text:p>
              </table:table-cell>
              <table:table-cell office:value-type="float" office:value="77.435">
                <text:p>77.43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77.472">
                <text:p>77.472</text:p>
              </table:table-cell>
              <table:table-cell office:value-type="float" office:value="77.4964375">
                <text:p>77.4964375</text:p>
              </table:table-cell>
              <table:table-cell office:value-type="float" office:value="77.4310625">
                <text:p>77.431062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77.487875">
                <text:p>77.487875</text:p>
              </table:table-cell>
              <table:table-cell office:value-type="float" office:value="77.5010625">
                <text:p>77.5010625</text:p>
              </table:table-cell>
              <table:table-cell office:value-type="float" office:value="77.4449375">
                <text:p>77.444937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77.511625">
                <text:p>77.511625</text:p>
              </table:table-cell>
              <table:table-cell office:value-type="float" office:value="77.450875">
                <text:p>77.450875</text:p>
              </table:table-cell>
              <table:table-cell office:value-type="float" office:value="77.4435625">
                <text:p>77.443562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77.500375">
                <text:p>77.500375</text:p>
              </table:table-cell>
              <table:table-cell office:value-type="float" office:value="77.4799375">
                <text:p>77.4799375</text:p>
              </table:table-cell>
              <table:table-cell office:value-type="float" office:value="77.435">
                <text:p>77.43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77.491125">
                <text:p>77.491125</text:p>
              </table:table-cell>
              <table:table-cell office:value-type="float" office:value="77.4851875">
                <text:p>77.4851875</text:p>
              </table:table-cell>
              <table:table-cell office:value-type="float" office:value="77.4264375">
                <text:p>77.426437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77.4918125">
                <text:p>77.4918125</text:p>
              </table:table-cell>
              <table:table-cell office:value-type="float" office:value="77.491125">
                <text:p>77.491125</text:p>
              </table:table-cell>
              <table:table-cell office:value-type="float" office:value="77.4521875">
                <text:p>77.452187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77.495125">
                <text:p>77.495125</text:p>
              </table:table-cell>
              <table:table-cell office:value-type="float" office:value="77.474625">
                <text:p>77.474625</text:p>
              </table:table-cell>
              <table:table-cell office:value-type="float" office:value="77.4535">
                <text:p>77.453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77.4970625">
                <text:p>77.4970625</text:p>
              </table:table-cell>
              <table:table-cell office:value-type="float" office:value="77.5103125">
                <text:p>77.5103125</text:p>
              </table:table-cell>
              <table:table-cell office:value-type="float" office:value="77.44625">
                <text:p>77.4462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77.491125">
                <text:p>77.491125</text:p>
              </table:table-cell>
              <table:table-cell office:value-type="float" office:value="77.4759375">
                <text:p>77.4759375</text:p>
              </table:table-cell>
              <table:table-cell office:value-type="float" office:value="77.44225">
                <text:p>77.4422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77.483875">
                <text:p>77.483875</text:p>
              </table:table-cell>
              <table:table-cell office:value-type="float" office:value="77.4640625">
                <text:p>77.4640625</text:p>
              </table:table-cell>
              <table:table-cell office:value-type="float" office:value="77.439">
                <text:p>77.43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77.509625">
                <text:p>77.509625</text:p>
              </table:table-cell>
              <table:table-cell office:value-type="float" office:value="77.4905">
                <text:p>77.4905</text:p>
              </table:table-cell>
              <table:table-cell office:value-type="float" office:value="77.4528125">
                <text:p>77.452812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77.4964375">
                <text:p>77.4964375</text:p>
              </table:table-cell>
              <table:table-cell office:value-type="float" office:value="77.4851875">
                <text:p>77.4851875</text:p>
              </table:table-cell>
              <table:table-cell office:value-type="float" office:value="77.441625">
                <text:p>77.44162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77.5149375">
                <text:p>77.5149375</text:p>
              </table:table-cell>
              <table:table-cell office:value-type="float" office:value="77.4706875">
                <text:p>77.4706875</text:p>
              </table:table-cell>
              <table:table-cell office:value-type="float" office:value="77.4435625">
                <text:p>77.443562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77.5056875">
                <text:p>77.5056875</text:p>
              </table:table-cell>
              <table:table-cell office:value-type="float" office:value="77.4805625">
                <text:p>77.4805625</text:p>
              </table:table-cell>
              <table:table-cell office:value-type="float" office:value="77.4264375">
                <text:p>77.426437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77.500375">
                <text:p>77.500375</text:p>
              </table:table-cell>
              <table:table-cell office:value-type="float" office:value="77.467375">
                <text:p>77.467375</text:p>
              </table:table-cell>
              <table:table-cell office:value-type="float" office:value="77.4594375">
                <text:p>77.459437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77.483875">
                <text:p>77.483875</text:p>
              </table:table-cell>
              <table:table-cell office:value-type="float" office:value="77.4885">
                <text:p>77.4885</text:p>
              </table:table-cell>
              <table:table-cell office:value-type="float" office:value="77.432375">
                <text:p>77.43237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77.5149375">
                <text:p>77.5149375</text:p>
              </table:table-cell>
              <table:table-cell office:value-type="float" office:value="77.4620625">
                <text:p>77.4620625</text:p>
              </table:table-cell>
              <table:table-cell office:value-type="float" office:value="77.4383125">
                <text:p>77.438312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77.5169375">
                <text:p>77.5169375</text:p>
              </table:table-cell>
              <table:table-cell office:value-type="float" office:value="77.4851875">
                <text:p>77.4851875</text:p>
              </table:table-cell>
              <table:table-cell office:value-type="float" office:value="77.4475625">
                <text:p>77.447562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77.5215">
                <text:p>77.5215</text:p>
              </table:table-cell>
              <table:table-cell office:value-type="float" office:value="77.4706875">
                <text:p>77.4706875</text:p>
              </table:table-cell>
              <table:table-cell office:value-type="float" office:value="77.434375">
                <text:p>77.43437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77.485875">
                <text:p>77.485875</text:p>
              </table:table-cell>
              <table:table-cell office:value-type="float" office:value="77.4753125">
                <text:p>77.4753125</text:p>
              </table:table-cell>
              <table:table-cell office:value-type="float" office:value="77.4515">
                <text:p>77.451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77.4825625">
                <text:p>77.4825625</text:p>
              </table:table-cell>
              <table:table-cell office:value-type="float" office:value="77.460125">
                <text:p>77.460125</text:p>
              </table:table-cell>
              <table:table-cell office:value-type="float" office:value="77.437625">
                <text:p>77.43762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77.467375">
                <text:p>77.467375</text:p>
              </table:table-cell>
              <table:table-cell office:value-type="float" office:value="77.4634375">
                <text:p>77.4634375</text:p>
              </table:table-cell>
              <table:table-cell office:value-type="float" office:value="77.42375">
                <text:p>77.4237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77.474">
                <text:p>77.474</text:p>
              </table:table-cell>
              <table:table-cell office:value-type="float" office:value="77.4640625">
                <text:p>77.4640625</text:p>
              </table:table-cell>
              <table:table-cell office:value-type="float" office:value="77.42575">
                <text:p>77.4257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77.4964375">
                <text:p>77.4964375</text:p>
              </table:table-cell>
              <table:table-cell office:value-type="float" office:value="77.4733125">
                <text:p>77.4733125</text:p>
              </table:table-cell>
              <table:table-cell office:value-type="float" office:value="77.42975">
                <text:p>77.4297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77.5103125">
                <text:p>77.5103125</text:p>
              </table:table-cell>
              <table:table-cell office:value-type="float" office:value="77.4825625">
                <text:p>77.4825625</text:p>
              </table:table-cell>
              <table:table-cell office:value-type="float" office:value="77.437625">
                <text:p>77.43762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77.5248125">
                <text:p>77.5248125</text:p>
              </table:table-cell>
              <table:table-cell office:value-type="float" office:value="77.47725">
                <text:p>77.47725</text:p>
              </table:table-cell>
              <table:table-cell office:value-type="float" office:value="77.435">
                <text:p>77.43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77.4865">
                <text:p>77.4865</text:p>
              </table:table-cell>
              <table:table-cell office:value-type="float" office:value="77.4706875">
                <text:p>77.4706875</text:p>
              </table:table-cell>
              <table:table-cell office:value-type="float" office:value="77.4481875">
                <text:p>77.448187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77.4845625">
                <text:p>77.4845625</text:p>
              </table:table-cell>
              <table:table-cell office:value-type="float" office:value="77.4660625">
                <text:p>77.4660625</text:p>
              </table:table-cell>
              <table:table-cell office:value-type="float" office:value="77.4475625">
                <text:p>77.447562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77.5036875">
                <text:p>77.5036875</text:p>
              </table:table-cell>
              <table:table-cell office:value-type="float" office:value="77.4891875">
                <text:p>77.4891875</text:p>
              </table:table-cell>
              <table:table-cell office:value-type="float" office:value="77.437">
                <text:p>77.43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77.491125">
                <text:p>77.491125</text:p>
              </table:table-cell>
              <table:table-cell office:value-type="float" office:value="77.5103125">
                <text:p>77.5103125</text:p>
              </table:table-cell>
              <table:table-cell office:value-type="float" office:value="77.4356875">
                <text:p>77.435687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77.4990625">
                <text:p>77.4990625</text:p>
              </table:table-cell>
              <table:table-cell office:value-type="float" office:value="77.4918125">
                <text:p>77.4918125</text:p>
              </table:table-cell>
              <table:table-cell office:value-type="float" office:value="77.433">
                <text:p>77.43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77.4871875">
                <text:p>77.4871875</text:p>
              </table:table-cell>
              <table:table-cell office:value-type="float" office:value="77.4851875">
                <text:p>77.4851875</text:p>
              </table:table-cell>
              <table:table-cell office:value-type="float" office:value="77.446875">
                <text:p>77.44687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77.5103125">
                <text:p>77.5103125</text:p>
              </table:table-cell>
              <table:table-cell office:value-type="float" office:value="77.4898125">
                <text:p>77.4898125</text:p>
              </table:table-cell>
              <table:table-cell office:value-type="float" office:value="77.42775">
                <text:p>77.4277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77.4851875">
                <text:p>77.4851875</text:p>
              </table:table-cell>
              <table:table-cell office:value-type="float" office:value="77.472">
                <text:p>77.472</text:p>
              </table:table-cell>
              <table:table-cell office:value-type="float" office:value="77.4151875">
                <text:p>77.415187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77.49575">
                <text:p>77.49575</text:p>
              </table:table-cell>
              <table:table-cell office:value-type="float" office:value="77.491125">
                <text:p>77.491125</text:p>
              </table:table-cell>
              <table:table-cell office:value-type="float" office:value="77.4495625">
                <text:p>77.449562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77.4918125">
                <text:p>77.4918125</text:p>
              </table:table-cell>
              <table:table-cell office:value-type="float" office:value="77.483875">
                <text:p>77.483875</text:p>
              </table:table-cell>
              <table:table-cell office:value-type="float" office:value="77.4125625">
                <text:p>77.412562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77.4970625">
                <text:p>77.4970625</text:p>
              </table:table-cell>
              <table:table-cell office:value-type="float" office:value="77.4799375">
                <text:p>77.4799375</text:p>
              </table:table-cell>
              <table:table-cell office:value-type="float" office:value="77.4316875">
                <text:p>77.431687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7.491125">
                <text:p>77.491125</text:p>
              </table:table-cell>
              <table:table-cell office:value-type="float" office:value="77.4759375">
                <text:p>77.4759375</text:p>
              </table:table-cell>
              <table:table-cell office:value-type="float" office:value="77.4555">
                <text:p>77.45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